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0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37">
      <style:table-cell-properties fo:background-color="#FFFF00"/>
      <style:text-properties fo:font-size="8pt" style:font-size-asian="8pt" style:font-size-complex="8pt"/>
    </style:style>
    <style:style style:name="ce11" style:family="table-cell" style:parent-style-name="Default" style:data-style-name="N37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ackground-color="#FCD5B4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37">
      <style:text-properties fo:font-size="8pt" style:font-size-asian="8pt" style:font-size-complex="8pt"/>
    </style:style>
    <style:style style:name="ce15" style:family="table-cell" style:parent-style-name="Default" style:data-style-name="N1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ext-properties fo:color="#00B05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7">
      <style:table-cell-properties fo:background-color="#FCD5B4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FCD5B4"/>
      <style:text-properties fo:font-size="8pt" style:font-size-asian="8pt" style:font-size-complex="8pt"/>
    </style:style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37"/>
    <style:style style:name="ce28" style:family="table-cell" style:parent-style-name="Default" style:data-style-name="N1"/>
    <style:style style:name="ce29" style:family="table-cell" style:parent-style-name="Default" style:data-style-name="N37">
      <style:table-cell-properties fo:background-color="#BFBFBF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#BFBFBF"/>
      <style:text-properties style:font-name="ConduitITC TT" style:font-name-asian="ConduitITC TT" style:font-name-complex="ConduitITC TT" fo:font-size="7pt" style:font-size-asian="7pt" style:font-size-complex="7pt"/>
    </style:style>
    <style:style style:name="ce33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34" style:family="table-cell" style:parent-style-name="Default" style:data-style-name="N0">
      <style:table-cell-properties fo:background-color="transparent"/>
      <style:text-properties fo:color="#FFFFFF"/>
    </style:style>
    <style:style style:name="ce3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39" style:family="table-cell" style:parent-style-name="Default" style:data-style-name="N37">
      <style:table-cell-properties fo:background-color="transparent"/>
    </style:style>
    <style:style style:name="ce40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41" style:family="table-cell" style:parent-style-name="Default" style:data-style-name="N0">
      <style:table-cell-properties fo:background-color="#C5D9F1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ackground-color="#C5D9F1"/>
      <style:text-properties style:font-name="ConduitITC TT" style:font-name-asian="ConduitITC TT" style:font-name-complex="ConduitITC TT" fo:font-size="8pt" style:font-size-asian="8pt" style:font-size-complex="8pt"/>
    </style:style>
    <style:style style:name="ce43" style:family="table-cell" style:parent-style-name="Default" style:data-style-name="N37">
      <style:table-cell-properties fo:background-color="#C5D9F1"/>
      <style:text-properties fo:font-size="8pt" style:font-size-asian="8pt" style:font-size-complex="8pt"/>
    </style:style>
    <style:style style:name="ce44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 style:data-style-name="N1">
      <style:table-cell-properties fo:border="thin solid #000000"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49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style:vertical-align="automatic" fo:background-color="#E6B8B7" style:repeat-content="fals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58" style:family="table-cell" style:parent-style-name="Default" style:data-style-name="N37">
      <style:table-cell-properties fo:background-color="#D8E4BC"/>
    </style:style>
    <style:style style:name="ce59" style:family="table-cell" style:parent-style-name="Default" style:data-style-name="N1">
      <style:table-cell-properties fo:background-color="#D8E4BC"/>
    </style:style>
    <style:style style:name="ce60" style:family="table-cell" style:parent-style-name="Default" style:data-style-name="N1">
      <style:table-cell-properties fo:background-color="transparent"/>
    </style:style>
    <style:style style:name="ce61" style:family="table-cell" style:parent-style-name="Default" style:data-style-name="N37">
      <style:table-cell-properties fo:background-color="#FFC000"/>
      <style:text-properties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FFC000"/>
    </style:style>
    <style:style style:name="ce63" style:family="table-cell" style:parent-style-name="Default" style:data-style-name="N37">
      <style:table-cell-properties style:vertical-align="automatic" fo:background-color="#FFFF00" style:repeat-content="false"/>
      <style:paragraph-properties fo:text-align="center"/>
      <style:text-properties fo:font-size="7pt" style:font-size-asian="7pt" style:font-size-complex="7pt"/>
    </style:style>
    <style:style style:name="ce64" style:family="table-cell" style:parent-style-name="Default" style:data-style-name="N0">
      <style:table-cell-properties fo:background-color="#92D050"/>
      <style:text-properties fo:font-size="7pt" style:font-size-asian="7pt" style:font-size-complex="7pt"/>
    </style:style>
    <style:style style:name="ce65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66" style:family="table-cell" style:parent-style-name="Default" style:data-style-name="N0">
      <style:text-properties fo:font-size="7pt" style:font-size-asian="7pt" style:font-size-complex="7pt"/>
    </style:style>
    <style:style style:name="ce67" style:family="table-cell" style:parent-style-name="Default" style:data-style-name="N37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68" style:family="table-cell" style:parent-style-name="Default" style:data-style-name="N1">
      <style:table-cell-properties fo:background-color="#C0C0C0"/>
    </style:style>
    <style:style style:name="ce69" style:family="table-cell" style:parent-style-name="Default" style:data-style-name="N1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70" style:family="table-cell" style:parent-style-name="Default" style:data-style-name="N1">
      <style:table-cell-properties style:vertical-align="automatic" fo:background-color="#BFBFBF" style:repeat-content="false"/>
      <style:paragraph-properties fo:text-align="end" fo:margin-right="0cm"/>
      <style:text-properties fo:font-size="8pt" style:font-size-asian="8pt" style:font-size-complex="8pt"/>
    </style:style>
    <style:style style:name="ce71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36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75" style:family="table-cell" style:parent-style-name="Default" style:data-style-name="N36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6" style:family="table-cell" style:parent-style-name="Default" style:data-style-name="N36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style:cell-protect="none"/>
    </style:style>
    <style:style style:name="ce78" style:family="table-cell" style:parent-style-name="Default" style:data-style-name="N36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9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80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81" style:family="table-cell" style:parent-style-name="Default" style:data-style-name="N36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86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36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9" style:family="table-cell" style:parent-style-name="Default" style:data-style-name="N36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36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6">
      <style:table-cell-properties style:vertical-align="automatic" style:cell-protect="none" style:repeat-content="false"/>
      <style:paragraph-properties fo:text-align="center"/>
    </style:style>
    <style:style style:name="ce93" style:family="table-cell" style:parent-style-name="Default" style:data-style-name="N36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94" style:family="table-cell" style:parent-style-name="Default" style:data-style-name="N36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95" style:family="table-cell" style:parent-style-name="Default" style:data-style-name="N36">
      <style:table-cell-properties fo:border-top="none" fo:border-bottom="none" fo:border-left="thin solid #000000" fo:border-right="none" style:cell-protect="none"/>
    </style:style>
    <style:style style:name="ce96" style:family="table-cell" style:parent-style-name="Default" style:data-style-name="N36">
      <style:table-cell-properties fo:border-top="none" fo:border-bottom="none" fo:border-left="none" fo:border-right="thin solid #000000" style:cell-protect="none"/>
    </style:style>
    <style:style style:name="ce97" style:family="table-cell" style:parent-style-name="Default" style:data-style-name="N36">
      <style:table-cell-properties style:cell-protect="none"/>
    </style:style>
    <style:style style:name="ce98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99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101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102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6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107" style:family="table-cell" style:parent-style-name="Default" style:data-style-name="N36">
      <style:table-cell-properties fo:border-top="none" fo:border-bottom="none" fo:border-left="2pt solid #000000" fo:border-right="none" style:cell-protect="none"/>
    </style:style>
    <style:style style:name="ce10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111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7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9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120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21" style:family="table-cell" style:parent-style-name="Default" style:data-style-name="N1">
      <style:table-cell-properties style:cell-protect="none"/>
    </style:style>
    <style:style style:name="ce122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124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125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37">
      <style:table-cell-properties fo:background-color="#969696" style:cell-protect="none"/>
    </style:style>
    <style:style style:name="ce127" style:family="table-cell" style:parent-style-name="Default" style:data-style-name="N1">
      <style:table-cell-properties fo:background-color="#969696" style:cell-protect="none"/>
    </style:style>
    <style:style style:name="ce128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129" style:family="table-cell" style:parent-style-name="Default" style:data-style-name="N0">
      <style:table-cell-properties fo:background-color="#969696" style:cell-protect="none"/>
    </style:style>
    <style:style style:name="ce130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131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132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133" style:family="table-cell" style:parent-style-name="Default" style:data-style-name="N37">
      <style:table-cell-properties style:cell-protect="none"/>
    </style:style>
    <style:style style:name="ce134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1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137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138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139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140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14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42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43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145" style:family="table-cell" style:parent-style-name="Default" style:data-style-name="N37">
      <style:text-properties style:font-name="Franklin Gothic Book" style:font-name-asian="Franklin Gothic Book" style:font-name-complex="Franklin Gothic Book"/>
    </style:style>
    <style:style style:name="ce146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47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48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0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56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57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158" style:family="table-cell" style:parent-style-name="Default" style:data-style-name="N49">
      <style:text-properties style:font-name="ConduitITC TT" style:font-name-asian="ConduitITC TT" style:font-name-complex="ConduitITC TT" fo:font-size="6pt" style:font-size-asian="6pt" style:font-size-complex="6pt"/>
    </style:style>
    <style:style style:name="ce159" style:family="table-cell" style:parent-style-name="Default" style:data-style-name="N49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60" style:family="table-cell" style:parent-style-name="Default" style:data-style-name="N44">
      <style:text-properties style:font-name="ConduitITC TT" style:font-name-asian="ConduitITC TT" style:font-name-complex="ConduitITC TT" fo:font-size="7pt" style:font-size-asian="7pt" style:font-size-complex="7pt"/>
    </style:style>
    <style:style style:name="ce161" style:family="table-cell" style:parent-style-name="Default" style:data-style-name="N58">
      <style:text-properties style:font-name="ConduitITC TT" style:font-name-asian="ConduitITC TT" style:font-name-complex="ConduitITC TT" fo:font-size="7pt" style:font-size-asian="7pt" style:font-size-complex="7pt"/>
    </style:style>
    <style:style style:name="ce162" style:family="table-cell" style:parent-style-name="Default" style:data-style-name="N45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3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64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65" style:family="table-cell" style:parent-style-name="Default" style:data-style-name="N4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66" style:family="table-cell" style:parent-style-name="Default" style:data-style-name="N44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67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68" style:family="table-cell" style:parent-style-name="Default" style:data-style-name="N45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9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7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7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7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7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4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75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6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7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78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9" style:family="table-cell" style:parent-style-name="Default" style:data-style-name="N47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80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81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82" style:family="table-cell" style:parent-style-name="Default" style:data-style-name="N1">
      <style:table-cell-properties fo:border-top="2pt solid #000000" fo:border-bottom="thin solid #000000" fo:border-left="thin solid #000000" fo:border-right="none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3" style:family="table-cell" style:parent-style-name="Default" style:data-style-name="N1">
      <style:table-cell-properties fo:border-top="2pt solid #000000" fo:border-bottom="thin solid #000000" fo:border-left="none" fo:border-right="thin solid #000000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4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8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8" style:family="table-cell" style:parent-style-name="Default" style:data-style-name="N50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9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0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1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2" style:family="table-cell" style:parent-style-name="Default" style:data-style-name="N51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3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4" style:family="table-cell" style:parent-style-name="Default" style:data-style-name="N51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5" style:family="table-cell" style:parent-style-name="Default" style:data-style-name="N52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6" style:family="table-cell" style:parent-style-name="Default" style:data-style-name="N38">
      <style:table-cell-properties fo:background-color="transparent"/>
      <style:text-properties style:font-name="ConduitITC TT" style:font-name-asian="ConduitITC TT" style:font-name-complex="ConduitITC TT"/>
    </style:style>
    <style:style style:name="ce197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198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99" style:family="table-cell" style:parent-style-name="Default" style:data-style-name="N51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00" style:family="table-cell" style:parent-style-name="Default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1" style:family="table-cell" style:parent-style-name="Default" style:data-style-name="N52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02" style:family="table-cell" style:parent-style-name="Default" style:data-style-name="N37">
      <style:table-cell-properties fo:background-color="transparent"/>
      <style:text-properties style:font-name="ConduitITC TT" style:font-name-asian="ConduitITC TT" style:font-name-complex="ConduitITC TT"/>
    </style:style>
    <style:style style:name="ce203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4" style:family="table-cell" style:parent-style-name="Default" style:data-style-name="N5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5" style:family="table-cell" style:parent-style-name="Default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6" style:family="table-cell" style:parent-style-name="Default" style:data-style-name="N52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7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08" style:family="table-cell" style:parent-style-name="Default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9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10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11" style:family="table-cell" style:parent-style-name="Default" style:data-style-name="N38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12" style:family="table-cell" style:parent-style-name="Default" style:data-style-name="N38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1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14" style:family="table-cell" style:parent-style-name="Default" style:data-style-name="N43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5" style:family="table-cell" style:parent-style-name="Default" style:data-style-name="N51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7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8" style:family="table-cell" style:parent-style-name="Default" style:data-style-name="N43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9" style:family="table-cell" style:parent-style-name="Default" style:data-style-name="N51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0" style:family="table-cell" style:parent-style-name="Default" style:data-style-name="N53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1" style:family="table-cell" style:parent-style-name="Default" style:data-style-name="N52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2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22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4" style:family="table-cell" style:parent-style-name="Default" style:data-style-name="N5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25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226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22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8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2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30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1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232" style:family="table-cell" style:parent-style-name="Default" style:data-style-name="N47">
      <style:table-cell-properties style:cell-protect="none"/>
      <style:text-properties style:font-name="ConduitITC TT" style:font-name-asian="ConduitITC TT" style:font-name-complex="ConduitITC TT"/>
    </style:style>
    <style:style style:name="ce233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34" style:family="table-cell" style:parent-style-name="Default" style:data-style-name="N43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5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/>
    </style:style>
    <style:style style:name="ce236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7" style:family="table-cell" style:parent-style-name="Default" style:data-style-name="N52">
      <style:text-properties style:font-name="ConduitITC TT" style:font-name-asian="ConduitITC TT" style:font-name-complex="ConduitITC TT" fo:font-size="7pt" style:font-size-asian="7pt" style:font-size-complex="7pt"/>
    </style:style>
    <style:style style:name="ce238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9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0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1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2" style:family="table-cell" style:parent-style-name="Default" style:data-style-name="N52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3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4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5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6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247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8" style:family="table-cell" style:parent-style-name="Default" style:data-style-name="N52">
      <style:text-properties style:font-name="ConduitITC TT" style:font-name-asian="ConduitITC TT" style:font-name-complex="ConduitITC TT" fo:font-size="6pt" style:font-size-asian="6pt" style:font-size-complex="6pt"/>
    </style:style>
    <style:style style:name="ce249" style:family="table-cell" style:parent-style-name="Default" style:data-style-name="N38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0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51" style:family="table-cell" style:parent-style-name="Default" style:data-style-name="N43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2" style:family="table-cell" style:parent-style-name="Default" style:data-style-name="N38">
      <style:text-properties style:font-name="ConduitITC TT" style:font-name-asian="ConduitITC TT" style:font-name-complex="ConduitITC TT" fo:font-size="7pt" style:font-size-asian="7pt" style:font-size-complex="7pt"/>
    </style:style>
    <style:style style:name="ce253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5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5" style:family="table-cell" style:parent-style-name="Default" style:data-style-name="N3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56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57" style:family="table-cell" style:parent-style-name="Default" style:data-style-name="N43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8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9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0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61" style:family="table-cell" style:parent-style-name="Default" style:data-style-name="N38">
      <style:text-properties style:font-name="Franklin Gothic Heavy" style:font-name-asian="Franklin Gothic Heavy" style:font-name-complex="Franklin Gothic Heavy"/>
    </style:style>
    <style:style style:name="ce26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3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5" style:family="table-cell" style:parent-style-name="Default" style:data-style-name="N38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6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7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8" style:family="table-cell" style:parent-style-name="Default" style:data-style-name="N52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9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0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1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2" style:family="table-cell" style:parent-style-name="Default" style:data-style-name="N38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3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4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5" style:family="table-cell" style:parent-style-name="Default" style:data-style-name="N52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6" style:family="table-cell" style:parent-style-name="Default" style:data-style-name="N37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7" style:family="table-cell" style:parent-style-name="Default" style:data-style-name="N41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8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79" style:family="table-cell" style:parent-style-name="Default" style:data-style-name="N0">
      <style:table-cell-properties style:vertical-align="middle"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8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8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3" style:family="table-cell" style:parent-style-name="Default" style:data-style-name="N38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4" style:family="table-cell" style:parent-style-name="Default" style:data-style-name="N5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5" style:family="table-cell" style:parent-style-name="Default" style:data-style-name="N3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6" style:family="table-cell" style:parent-style-name="Default" style:data-style-name="N52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7" style:family="table-cell" style:parent-style-name="Default" style:data-style-name="N0">
      <style:table-cell-properties style:vertical-align="middle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288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89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0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1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3" style:family="table-cell" style:parent-style-name="Default" style:data-style-name="N3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4" style:family="table-cell" style:parent-style-name="Default" style:data-style-name="N5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6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297" style:family="table-cell" style:parent-style-name="Default" style:data-style-name="N38">
      <style:text-properties style:font-name="Franklin Gothic Book" style:font-name-asian="Franklin Gothic Book" style:font-name-complex="Franklin Gothic Book"/>
    </style:style>
    <style:style style:name="ce29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99" style:family="table-cell" style:parent-style-name="Default" style:data-style-name="N0"/>
    <style:style style:name="ce30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1" style:family="table-cell" style:parent-style-name="Default" style:data-style-name="N47">
      <style:text-properties style:font-name="ConduitITC TT" style:font-name-asian="ConduitITC TT" style:font-name-complex="ConduitITC TT"/>
    </style:style>
    <style:style style:name="ce302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3" style:family="table-cell" style:parent-style-name="Default" style:data-style-name="N43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4" style:family="table-cell" style:parent-style-name="Default" style:data-style-name="N43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5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6" style:family="table-cell" style:parent-style-name="Default" style:data-style-name="N52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7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308" style:family="table-cell" style:parent-style-name="Default" style:data-style-name="N37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09" style:family="table-cell" style:parent-style-name="Default" style:data-style-name="N43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0" style:family="table-cell" style:parent-style-name="Default" style:data-style-name="N43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1" style:family="table-cell" style:parent-style-name="Default" style:data-style-name="N43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12" style:family="table-cell" style:parent-style-name="Default" style:data-style-name="N43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3" style:family="table-cell" style:parent-style-name="Default" style:data-style-name="N43">
      <style:text-properties style:font-name="ConduitITC TT" style:font-name-asian="ConduitITC TT" style:font-name-complex="ConduitITC TT" fo:font-size="7pt" style:font-size-asian="7pt" style:font-size-complex="7pt"/>
    </style:style>
    <style:style style:name="ce314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31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316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9" style:family="table-cell" style:parent-style-name="Default" style:data-style-name="N47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3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323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2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25" style:family="table-cell" style:parent-style-name="Default" style:data-style-name="N50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26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7" style:family="table-cell" style:parent-style-name="Default" style:data-style-name="N43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8" style:family="table-cell" style:parent-style-name="Default" style:data-style-name="N55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9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0" style:family="table-cell" style:parent-style-name="Default" style:data-style-name="N52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1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32" style:family="table-cell" style:parent-style-name="Default" style:data-style-name="N55">
      <style:text-properties style:font-name="ConduitITC TT" style:font-name-asian="ConduitITC TT" style:font-name-complex="ConduitITC TT" fo:font-size="6pt" style:font-size-asian="6pt" style:font-size-complex="6pt"/>
    </style:style>
    <style:style style:name="ce333" style:family="table-cell" style:parent-style-name="Default" style:data-style-name="N52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34" style:family="table-cell" style:parent-style-name="Default" style:data-style-name="N43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5" style:family="table-cell" style:parent-style-name="Default" style:data-style-name="N55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36" style:family="table-cell" style:parent-style-name="Default" style:data-style-name="N4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7" style:family="table-cell" style:parent-style-name="Default" style:data-style-name="N52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3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39" style:family="table-cell" style:parent-style-name="Default" style:data-style-name="N0">
      <style:text-properties fo:color="#DD0806" style:font-name="Franklin Gothic Heavy" style:font-name-asian="Franklin Gothic Heavy" style:font-name-complex="Franklin Gothic Heavy"/>
    </style:style>
    <style:style style:name="ce340" style:family="table-cell" style:parent-style-name="Default" style:data-style-name="N0">
      <style:text-properties fo:color="#DD0806" style:font-name="Franklin Gothic Book" style:font-name-asian="Franklin Gothic Book" style:font-name-complex="Franklin Gothic Book"/>
    </style:style>
    <style:style style:name="ce341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42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43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4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45" style:family="table-cell" style:parent-style-name="Default" style:data-style-name="N50">
      <style:table-cell-properties style:vertical-align="middle" fo:wrap-option="wrap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46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47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8" style:family="table-cell" style:parent-style-name="Default" style:data-style-name="N55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9" style:family="table-cell" style:parent-style-name="Default" style:data-style-name="N43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0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51" style:family="table-cell" style:parent-style-name="Default" style:data-style-name="N52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52" style:family="table-cell" style:parent-style-name="Default" style:data-style-name="N0">
      <style:text-properties fo:color="#FFFFFF" style:font-name="Franklin Gothic Book" style:font-name-asian="Franklin Gothic Book" style:font-name-complex="Franklin Gothic Book" fo:font-weight="bold" style:font-weight-asian="bold" style:font-weight-complex="bold"/>
    </style:style>
    <style:style style:name="ce353" style:family="table-cell" style:parent-style-name="Default" style:data-style-name="N52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54" style:family="table-cell" style:parent-style-name="Default" style:data-style-name="N0"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355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56" style:family="table-cell" style:parent-style-name="Default" style:data-style-name="N43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57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58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9" style:family="table-cell" style:parent-style-name="Default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0" style:family="table-cell" style:parent-style-name="Default" style:data-style-name="N52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1" style:family="table-cell" style:parent-style-name="Default" style:data-style-name="N52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62" style:family="table-cell" style:parent-style-name="Default" style:data-style-name="N0">
      <style:text-properties fo:color="#FF0000" style:font-name="Franklin Gothic Book" style:font-name-asian="Franklin Gothic Book" style:font-name-complex="Franklin Gothic Book"/>
    </style:style>
    <style:style style:name="ce363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64" style:family="table-cell" style:parent-style-name="Default" style:data-style-name="N43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5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6" style:family="table-cell" style:parent-style-name="Default" style:data-style-name="N4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67" style:family="table-cell" style:parent-style-name="Default" style:data-style-name="N55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8" style:family="table-cell" style:parent-style-name="Default" style:data-style-name="N52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9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70" style:family="table-cell" style:parent-style-name="Default" style:data-style-name="N43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1" style:family="table-cell" style:parent-style-name="Default" style:data-style-name="N51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2" style:family="table-cell" style:parent-style-name="Default" style:data-style-name="N53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3" style:family="table-cell" style:parent-style-name="Default" style:data-style-name="N52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4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5" style:family="table-cell" style:parent-style-name="Default" style:data-style-name="N53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76" style:family="table-cell" style:parent-style-name="Default" style:data-style-name="N61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77" style:family="table-cell" style:parent-style-name="Default" style:data-style-name="N4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78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79" style:family="table-cell" style:parent-style-name="Default" style:data-style-name="N47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80" style:family="table-cell" style:parent-style-name="Default" style:data-style-name="N5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81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8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83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84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86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87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0" style:family="table-cell" style:parent-style-name="Default" style:data-style-name="N46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1" style:family="table-cell" style:parent-style-name="Default" style:data-style-name="N46">
      <style:text-properties style:font-name="Franklin Gothic Book" style:font-name-asian="Franklin Gothic Book" style:font-name-complex="Franklin Gothic Book"/>
    </style:style>
    <style:style style:name="ce402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403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40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05" style:family="table-cell" style:parent-style-name="Default" style:data-style-name="N56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06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0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408" style:family="table-cell" style:parent-style-name="Default" style:data-style-name="N46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0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10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41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12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413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414" style:family="table-cell" style:parent-style-name="Default" style:data-style-name="N46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15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7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418" style:family="table-cell" style:parent-style-name="Default" style:data-style-name="N4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22" style:family="table-cell" style:parent-style-name="Default" style:data-style-name="N50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23" style:family="table-cell" style:parent-style-name="Default" style:data-style-name="N3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24" style:family="table-cell" style:parent-style-name="Default" style:data-style-name="N3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5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6" style:family="table-cell" style:parent-style-name="Default" style:data-style-name="N39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7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8" style:family="table-cell" style:parent-style-name="Default" style:data-style-name="N37">
      <style:text-properties style:font-name="ConduitITC TT" style:font-name-asian="ConduitITC TT" style:font-name-complex="ConduitITC TT" fo:font-size="6pt" style:font-size-asian="6pt" style:font-size-complex="6pt"/>
    </style:style>
    <style:style style:name="ce429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30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431" style:family="table-cell" style:parent-style-name="Default" style:data-style-name="N43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2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3" style:family="table-cell" style:parent-style-name="Default" style:data-style-name="N4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34" style:family="table-cell" style:parent-style-name="Default" style:data-style-name="N55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5" style:family="table-cell" style:parent-style-name="Default" style:data-style-name="N52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6" style:family="table-cell" style:parent-style-name="Default" style:data-style-name="N43">
      <style:text-properties style:font-name="Franklin Gothic Book" style:font-name-asian="Franklin Gothic Book" style:font-name-complex="Franklin Gothic Book"/>
    </style:style>
    <style:style style:name="ce437" style:family="table-cell" style:parent-style-name="Default" style:data-style-name="N43">
      <style:text-properties style:font-name="ConduitITC TT" style:font-name-asian="ConduitITC TT" style:font-name-complex="ConduitITC TT"/>
    </style:style>
    <style:style style:name="ce438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39" style:family="table-cell" style:parent-style-name="Default" style:data-style-name="N55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0" style:family="table-cell" style:parent-style-name="Default" style:data-style-name="N55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4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43" style:family="table-cell" style:parent-style-name="Default" style:data-style-name="N38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4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45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46" style:family="table-cell" style:parent-style-name="Default" style:data-style-name="N5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7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8" style:family="table-cell" style:parent-style-name="Default" style:data-style-name="N5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9" style:family="table-cell" style:parent-style-name="Default" style:data-style-name="N52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50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51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52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53" style:family="table-cell" style:parent-style-name="Default" style:data-style-name="N5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54" style:family="table-cell" style:parent-style-name="Default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55" style:family="table-cell" style:parent-style-name="Default" style:data-style-name="N52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6" style:family="table-cell" style:parent-style-name="Default" style:data-style-name="N52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57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8" style:family="table-cell" style:parent-style-name="Default" style:data-style-name="N6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59" style:family="table-cell" style:parent-style-name="Default" style:data-style-name="N55">
      <style:text-properties style:font-name="ConduitITC TT" style:font-name-asian="ConduitITC TT" style:font-name-complex="ConduitITC TT" fo:font-size="7pt" style:font-size-asian="7pt" style:font-size-complex="7pt"/>
    </style:style>
    <style:style style:name="ce460" style:family="table-cell" style:parent-style-name="Default" style:data-style-name="N39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61" style:family="table-cell" style:parent-style-name="Default" style:data-style-name="N55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2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63" style:family="table-cell" style:parent-style-name="Default" style:data-style-name="N43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64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65" style:family="table-cell" style:parent-style-name="Default" style:data-style-name="N39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66" style:family="table-cell" style:parent-style-name="Default" style:data-style-name="N52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467" style:family="table-cell" style:parent-style-name="Default" style:data-style-name="N52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10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13770833333333cm" style:use-optimal-column-width="true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05833333333333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0.396875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56104166666667cm" style:use-optimal-column-width="true"/>
    </style:style>
    <style:style style:name="co19" style:family="table-column">
      <style:table-column-properties fo:break-before="auto" style:column-width="1.00541666666667cm" style:use-optimal-column-width="true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37583333333333cm" style:use-optimal-column-width="true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0.79375cm"/>
    </style:style>
    <style:style style:name="co29" style:family="table-column">
      <style:table-column-properties fo:break-before="auto" style:column-width="5.05354166666667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1.16416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1.69333333333333cm"/>
    </style:style>
    <style:style style:name="co35" style:family="table-column">
      <style:table-column-properties fo:break-before="auto" style:column-width="4.33916666666667cm"/>
    </style:style>
    <style:style style:name="co36" style:family="table-column">
      <style:table-column-properties fo:break-before="auto" style:column-width="1.74625cm"/>
    </style:style>
    <style:style style:name="co37" style:family="table-column">
      <style:table-column-properties fo:break-before="auto" style:column-width="1.24354166666667cm"/>
    </style:style>
    <style:style style:name="co38" style:family="table-column">
      <style:table-column-properties fo:break-before="auto" style:column-width="0.238125cm"/>
    </style:style>
    <style:style style:name="co39" style:family="table-column">
      <style:table-column-properties fo:break-before="auto" style:column-width="4.07458333333333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1.40229166666667cm"/>
    </style:style>
    <style:style style:name="co42" style:family="table-column">
      <style:table-column-properties fo:break-before="auto" style:column-width="1.87854166666667cm"/>
    </style:style>
    <style:style style:name="co43" style:family="table-column">
      <style:table-column-properties fo:break-before="auto" style:column-width="3.22791666666667cm"/>
    </style:style>
    <style:style style:name="co44" style:family="table-column">
      <style:table-column-properties fo:break-before="auto" style:column-width="1.21708333333333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0.343958333333333cm"/>
    </style:style>
    <style:style style:name="co47" style:family="table-column">
      <style:table-column-properties fo:break-before="auto" style:column-width="0.767291666666667cm"/>
    </style:style>
    <style:style style:name="co48" style:family="table-column">
      <style:table-column-properties fo:break-before="auto" style:column-width="4.25979166666667cm"/>
    </style:style>
    <style:style style:name="co49" style:family="table-column">
      <style:table-column-properties fo:break-before="auto" style:column-width="0.687916666666667cm"/>
    </style:style>
    <style:style style:name="co50" style:family="table-column">
      <style:table-column-properties fo:break-before="auto" style:column-width="7.27604166666667cm"/>
    </style:style>
    <style:style style:name="co51" style:family="table-column">
      <style:table-column-properties fo:break-before="auto" style:column-width="1.61395833333333cm"/>
    </style:style>
    <style:style style:name="co52" style:family="table-column">
      <style:table-column-properties fo:break-before="auto" style:column-width="0.635cm"/>
    </style:style>
    <style:style style:name="co53" style:family="table-column">
      <style:table-column-properties fo:break-before="auto" style:column-width="1.53458333333333cm"/>
    </style:style>
    <style:style style:name="co54" style:family="table-column">
      <style:table-column-properties fo:break-before="auto" style:column-width="6.05895833333333cm"/>
    </style:style>
    <style:style style:name="co55" style:family="table-column">
      <style:table-column-properties fo:break-before="auto" style:column-width="1.984375cm"/>
    </style:style>
    <style:style style:name="co56" style:family="table-column">
      <style:table-column-properties fo:break-before="auto" style:column-width="1.37583333333333cm"/>
    </style:style>
    <style:style style:name="co57" style:family="table-column">
      <style:table-column-properties fo:break-before="auto" style:column-width="0.740833333333333cm"/>
    </style:style>
    <style:style style:name="co58" style:family="table-column">
      <style:table-column-properties fo:break-before="auto" style:column-width="6.111875cm"/>
    </style:style>
    <style:style style:name="co59" style:family="table-column">
      <style:table-column-properties fo:break-before="auto" style:column-width="0.899583333333333cm"/>
    </style:style>
    <style:style style:name="co60" style:family="table-column">
      <style:table-column-properties fo:break-before="auto" style:column-width="6.72041666666667cm"/>
    </style:style>
    <style:style style:name="co61" style:family="table-column">
      <style:table-column-properties fo:break-before="auto" style:column-width="2.91041666666667cm"/>
    </style:style>
    <style:style style:name="co62" style:family="table-column">
      <style:table-column-properties fo:break-before="auto" style:column-width="2.11666666666667cm"/>
    </style:style>
    <style:style style:name="co63" style:family="table-column">
      <style:table-column-properties fo:break-before="auto" style:column-width="1.85208333333333cm"/>
    </style:style>
    <style:style style:name="co64" style:family="table-column">
      <style:table-column-properties fo:break-before="auto" style:column-width="1.5875cm"/>
    </style:style>
    <style:style style:name="co65" style:family="table-column">
      <style:table-column-properties fo:break-before="auto" style:column-width="1.48166666666667cm"/>
    </style:style>
    <style:style style:name="co66" style:family="table-column">
      <style:table-column-properties fo:break-before="auto" style:column-width="1.45520833333333cm"/>
    </style:style>
    <style:style style:name="co67" style:family="table-column">
      <style:table-column-properties fo:break-before="auto" style:column-width="5.90020833333333cm"/>
    </style:style>
    <style:style style:name="co68" style:family="table-column">
      <style:table-column-properties fo:break-before="auto" style:column-width="6.6675cm"/>
    </style:style>
    <style:style style:name="co69" style:family="table-column">
      <style:table-column-properties fo:break-before="auto" style:column-width="0.132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5.1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22.5pt" style:use-optimal-row-height="fals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0.25pt" style:use-optimal-row-height="false" fo:break-before="auto"/>
    </style:style>
    <style:style style:name="ro16" style:family="table-row">
      <style:table-row-properties style:row-height="13.5pt" style:use-optimal-row-height="false" fo:break-before="auto"/>
    </style:style>
    <style:style style:name="ro17" style:family="table-row">
      <style:table-row-properties style:row-height="11.1pt" style:use-optimal-row-height="false" fo:break-before="auto"/>
    </style:style>
    <style:style style:name="ro18" style:family="table-row">
      <style:table-row-properties style:row-height="9pt" style:use-optimal-row-height="false" fo:break-before="auto"/>
    </style:style>
    <style:style style:name="ro19" style:family="table-row">
      <style:table-row-properties style:row-height="20.1pt" style:use-optimal-row-height="false" fo:break-before="auto"/>
    </style:style>
    <style:style style:name="ro20" style:family="table-row">
      <style:table-row-properties style:row-height="9pt" style:use-optimal-row-height="true" fo:break-before="auto"/>
    </style:style>
    <style:style style:name="ro21" style:family="table-row">
      <style:table-row-properties style:row-height="6pt" style:use-optimal-row-height="false" fo:break-before="auto"/>
    </style:style>
    <style:style style:name="ro22" style:family="table-row">
      <style:table-row-properties style:row-height="9.75pt" style:use-optimal-row-height="false" fo:break-before="auto"/>
    </style:style>
    <style:style style:name="ro23" style:family="table-row">
      <style:table-row-properties style:row-height="17.25pt" style:use-optimal-row-height="false" fo:break-before="auto"/>
    </style:style>
    <style:style style:name="ro24" style:family="table-row">
      <style:table-row-properties style:row-height="0.75pt" style:use-optimal-row-height="false" fo:break-before="auto"/>
    </style:style>
    <style:style style:name="ro25" style:family="table-row">
      <style:table-row-properties style:row-height="18pt" style:use-optimal-row-height="false" fo:break-before="auto"/>
    </style:style>
    <style:style style:name="ro26" style:family="table-row">
      <style:table-row-properties style:row-height="17.1pt" style:use-optimal-row-height="false" fo:break-before="auto"/>
    </style:style>
    <style:style style:name="ro27" style:family="table-row">
      <style:table-row-properties style:row-height="8.1pt" style:use-optimal-row-height="false" fo:break-before="auto"/>
    </style:style>
    <style:style style:name="ro28" style:family="table-row">
      <style:table-row-properties style:row-height="19.5pt" style:use-optimal-row-height="false" fo:break-before="auto"/>
    </style:style>
    <style:style style:name="ro29" style:family="table-row">
      <style:table-row-properties style:row-height="6.75pt" style:use-optimal-row-height="false" fo:break-before="auto"/>
    </style:style>
    <style:style style:name="ro30" style:family="table-row">
      <style:table-row-properties style:row-height="10.5pt" style:use-optimal-row-height="false" fo:break-before="auto"/>
    </style:style>
    <style:style style:name="ro31" style:family="table-row">
      <style:table-row-properties style:row-height="1.5pt" style:use-optimal-row-height="false" fo:break-before="auto"/>
    </style:style>
    <style:style style:name="ro32" style:family="table-row">
      <style:table-row-properties style:row-height="16.5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3pt" style:use-optimal-row-height="false" fo:break-before="auto"/>
    </style:style>
    <style:style style:name="ro35" style:family="table-row">
      <style:table-row-properties style:row-height="11.25pt" style:use-optimal-row-height="false" fo:break-before="auto"/>
    </style:style>
    <style:style style:name="ro36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family="graphic" style:name="a95">
      <style:graphic-properties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6">
      <style:graphic-properties/>
    </style:style>
    <style:style style:family="graphic" style:name="a97">
      <style:graphic-properties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/>
    </style:style>
    <style:style style:family="graphic" style:name="a181">
      <style:graphic-properties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2778in" style:font-size-asian="0.02778in" style:font-size-complex="0.02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2778in" style:font-size-asian="0.02778in" style:font-size-complex="0.02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2778in" style:font-size-asian="0.02778in" style:font-size-complex="0.02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6">
      <style:graphic-properties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2778in" style:font-size-asian="0.02778in" style:font-size-complex="0.02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6">
      <style:graphic-properties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3">
      <style:graphic-properties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gradient" draw:fill-gradient-name="a100" draw:stroke="none" draw:auto-grow-width="false" draw:auto-grow-height="false"/>
      <style:paragraph-properties style:font-independent-line-spacing="fals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gradient" draw:fill-gradient-name="a38" draw:stroke="none" draw:auto-grow-width="false" draw:auto-grow-height="false"/>
      <style:paragraph-properties style:font-independent-line-spacing="fals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6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3">
      <style:graphic-properties/>
    </style:style>
    <style:style style:family="graphic" style:name="a124">
      <style:graphic-properties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7">
      <style:graphic-properties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gradient" draw:fill-gradient-name="a131" draw:stroke="none" draw:auto-grow-width="false" draw:auto-grow-height="false"/>
      <style:paragraph-properties style:font-independent-line-spacing="fals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/>
    </style:style>
    <style:style style:family="paragraph" style:name="a1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/>
    </style:style>
    <style:style style:family="paragraph" style:name="a1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gradient" draw:fill-gradient-name="a69" draw:stroke="none" draw:auto-grow-width="false" draw:auto-grow-height="false"/>
      <style:paragraph-properties style:font-independent-line-spacing="false" style:writing-mode="lr-tb"/>
    </style:style>
    <style:style style:family="graphic" style:name="a154">
      <style:graphic-properties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7">
      <style:graphic-properties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gradient" draw:fill-gradient-name="a160" draw:stroke="none" draw:auto-grow-width="false" draw:auto-grow-height="false"/>
      <style:paragraph-properties style:font-independent-line-spacing="fals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3">
      <style:graphic-properties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/>
    </style:style>
    <style:style style:family="paragraph" style:name="a1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47" table:default-cell-style-name="ce1"/>
        <table:table-row table:style-name="ro1">
          <table:table-cell office:value-type="string" table:number-columns-spanned="9" table:number-rows-spanned="1" table:style-name="ce50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50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50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50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50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50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50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50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50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69150" table:style-name="ce6">
            <text:p>869150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917096" table:style-name="ce6">
            <text:p>917096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09361" table:style-name="ce6">
            <text:p>809361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55242" table:style-name="ce6">
            <text:p>855242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09525" table:style-name="ce6">
            <text:p>809525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55704" table:style-name="ce6">
            <text:p>855704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-6.6941737833334827" table:style-name="ce8">
            <text:p>-6,7</text:p>
          </table:table-cell>
          <table:table-cell office:value-type="float" office:value="5.4019797905155542E-2" table:style-name="ce8">
            <text:p>0,1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56093" table:style-name="ce6">
            <text:p>656093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92019" table:style-name="ce6">
            <text:p>692019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72012" table:style-name="ce6">
            <text:p>572012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05516" table:style-name="ce6">
            <text:p>605516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64394" table:style-name="ce6">
            <text:p>564394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98083" table:style-name="ce6">
            <text:p>598083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13.574193772136312" table:style-name="ce8">
            <text:p>-13,6</text:p>
          </table:table-cell>
          <table:table-cell office:value-type="float" office:value="-1.227548074699925" table:style-name="ce8">
            <text:p>-1,2</text:p>
          </table:table-cell>
          <table:table-cell office:value-type="float" office:value="-93936" table:style-name="ce1">
            <text:p>-93936</text:p>
          </table:table-cell>
          <table:table-cell office:value-type="float" office:value="-7433" table:style-name="ce1">
            <text:p>-7433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0740" table:style-name="ce6">
            <text:p>60740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4496" table:style-name="ce6">
            <text:p>64496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0934" table:style-name="ce6">
            <text:p>60934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5194" table:style-name="ce6">
            <text:p>65194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1364" table:style-name="ce6">
            <text:p>61364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5720" table:style-name="ce9">
            <text:p>65720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12.316895896231685" table:style-name="ce8">
            <text:p>12,3</text:p>
          </table:table-cell>
          <table:table-cell office:value-type="float" office:value="-5.0748948636771729" table:style-name="ce8">
            <text:p>-5,1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33450" table:style-name="ce6">
            <text:p>133450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0877" table:style-name="ce6">
            <text:p>140877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5145" table:style-name="ce6">
            <text:p>155145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62181" table:style-name="ce6">
            <text:p>162181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63786" table:style-name="ce6">
            <text:p>163786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70789" table:style-name="ce6">
            <text:p>170789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8867" table:style-name="ce6">
            <text:p>18867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704" table:style-name="ce6">
            <text:p>19704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270" table:style-name="ce6">
            <text:p>21270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351" table:style-name="ce6">
            <text:p>22351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981" table:style-name="ce6">
            <text:p>19981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112" table:style-name="ce6">
            <text:p>21112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office:value-type="string" table:number-columns-spanned="2" table:number-rows-spanned="1" table:style-name="ce51">
            <text:p>Var Homól</text:p>
          </table:table-cell>
          <table:covered-table-cell/>
          <table:table-cell table:number-columns-repeated="16352" table:style-name="ce1"/>
        </table:table-row>
        <table:table-row table:style-name="ro2">
          <table:table-cell table:style-name="ce4"/>
          <table:table-cell office:value-type="float" office:value="316179" table:style-name="ce6">
            <text:p>316179</text:p>
          </table:table-cell>
          <table:table-cell office:value-type="float" office:value="339914" table:style-name="ce6">
            <text:p>339914</text:p>
          </table:table-cell>
          <table:table-cell office:value-type="float" office:value="656093" table:style-name="ce6">
            <text:p>656093</text:p>
          </table:table-cell>
          <table:table-cell table:style-name="ce1"/>
          <table:table-cell table:style-name="ce4"/>
          <table:table-cell office:value-type="float" office:value="336599" table:style-name="ce6">
            <text:p>336599</text:p>
          </table:table-cell>
          <table:table-cell office:value-type="float" office:value="355420" table:style-name="ce6">
            <text:p>355420</text:p>
          </table:table-cell>
          <table:table-cell office:value-type="float" office:value="692019" table:style-name="ce6">
            <text:p>692019</text:p>
          </table:table-cell>
          <table:table-cell table:style-name="ce2"/>
          <table:table-cell table:style-name="ce4"/>
          <table:table-cell office:value-type="float" office:value="272566" table:style-name="ce6">
            <text:p>272566</text:p>
          </table:table-cell>
          <table:table-cell office:value-type="float" office:value="299446" table:style-name="ce6">
            <text:p>299446</text:p>
          </table:table-cell>
          <table:table-cell office:value-type="float" office:value="572012" table:style-name="ce6">
            <text:p>572012</text:p>
          </table:table-cell>
          <table:table-cell table:style-name="ce1"/>
          <table:table-cell table:style-name="ce4"/>
          <table:table-cell office:value-type="float" office:value="291147" table:style-name="ce6">
            <text:p>291147</text:p>
          </table:table-cell>
          <table:table-cell office:value-type="float" office:value="314369" table:style-name="ce6">
            <text:p>314369</text:p>
          </table:table-cell>
          <table:table-cell office:value-type="float" office:value="605516" table:style-name="ce6">
            <text:p>605516</text:p>
          </table:table-cell>
          <table:table-cell table:style-name="ce2"/>
          <table:table-cell table:style-name="ce4"/>
          <table:table-cell office:value-type="float" office:value="270963" table:style-name="ce6">
            <text:p>270963</text:p>
          </table:table-cell>
          <table:table-cell office:value-type="float" office:value="293431" table:style-name="ce6">
            <text:p>293431</text:p>
          </table:table-cell>
          <table:table-cell office:value-type="float" office:value="564394" table:style-name="ce6">
            <text:p>564394</text:p>
          </table:table-cell>
          <table:table-cell table:number-columns-repeated="2" table:style-name="ce4"/>
          <table:table-cell office:value-type="float" office:value="289668" table:style-name="ce6">
            <text:p>289668</text:p>
          </table:table-cell>
          <table:table-cell office:value-type="float" office:value="308415" table:style-name="ce6">
            <text:p>308415</text:p>
          </table:table-cell>
          <table:table-cell office:value-type="float" office:value="598083" table:style-name="ce6">
            <text:p>598083</text:p>
          </table:table-cell>
          <table:table-cell table:style-name="ce2"/>
          <table:table-cell office:value-type="float" office:value="-13.942703335422863" table:style-name="ce10">
            <text:p>-13,9</text:p>
          </table:table-cell>
          <table:table-cell office:value-type="float" office:value="-13.225198356873557" table:style-name="ce10">
            <text:p>-13,2</text:p>
          </table:table-cell>
          <table:table-cell office:value-type="float" office:value="-13.574193772136315" table:style-name="ce11">
            <text:p>-13,6</text:p>
          </table:table-cell>
          <table:table-cell office:value-type="float" office:value="-46931" table:style-name="ce12">
            <text:p>-46931</text:p>
          </table:table-cell>
          <table:table-cell office:value-type="float" office:value="-47005" table:style-name="ce12">
            <text:p>-47005</text:p>
          </table:table-cell>
          <table:table-cell office:value-type="float" office:value="-93936" table:style-name="ce13">
            <text:p>-93936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39912" table:style-name="ce4">
            <text:p>39912</text:p>
          </table:table-cell>
          <table:table-cell office:value-type="float" office:value="47804" table:style-name="ce4">
            <text:p>47804</text:p>
          </table:table-cell>
          <table:table-cell office:value-type="float" office:value="87716" table:style-name="ce6">
            <text:p>87716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42749" table:style-name="ce4">
            <text:p>42749</text:p>
          </table:table-cell>
          <table:table-cell office:value-type="float" office:value="50678" table:style-name="ce4">
            <text:p>50678</text:p>
          </table:table-cell>
          <table:table-cell office:value-type="float" office:value="93427" table:style-name="ce6">
            <text:p>93427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3303" table:style-name="ce4">
            <text:p>33303</text:p>
          </table:table-cell>
          <table:table-cell office:value-type="float" office:value="40151" table:style-name="ce4">
            <text:p>40151</text:p>
          </table:table-cell>
          <table:table-cell office:value-type="float" office:value="73454" table:style-name="ce6">
            <text:p>73454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5821" table:style-name="ce4">
            <text:p>35821</text:p>
          </table:table-cell>
          <table:table-cell office:value-type="float" office:value="42736" table:style-name="ce4">
            <text:p>42736</text:p>
          </table:table-cell>
          <table:table-cell office:value-type="float" office:value="78557" table:style-name="ce6">
            <text:p>78557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2889" table:style-name="ce4">
            <text:p>32889</text:p>
          </table:table-cell>
          <table:table-cell office:value-type="float" office:value="38756" table:style-name="ce4">
            <text:p>38756</text:p>
          </table:table-cell>
          <table:table-cell office:value-type="float" office:value="71645" table:style-name="ce6">
            <text:p>71645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35457" table:style-name="ce4">
            <text:p>35457</text:p>
          </table:table-cell>
          <table:table-cell office:value-type="float" office:value="41326" table:style-name="ce4">
            <text:p>41326</text:p>
          </table:table-cell>
          <table:table-cell office:value-type="float" office:value="76783" table:style-name="ce6">
            <text:p>76783</text:p>
          </table:table-cell>
          <table:table-cell table:style-name="ce2"/>
          <table:table-cell office:value-type="float" office:value="-17.057708952256192" table:style-name="ce14">
            <text:p>-17,1</text:p>
          </table:table-cell>
          <table:table-cell office:value-type="float" office:value="-18.453766920557243" table:style-name="ce14">
            <text:p>-18,5</text:p>
          </table:table-cell>
          <table:table-cell office:value-type="float" office:value="-17.814978539394392" table:style-name="ce10">
            <text:p>-17,8</text:p>
          </table:table-cell>
          <table:table-cell office:value-type="float" office:value="-7292" table:style-name="ce15">
            <text:p>-7292</text:p>
          </table:table-cell>
          <table:table-cell office:value-type="float" office:value="-9352" table:style-name="ce13">
            <text:p>-9352</text:p>
          </table:table-cell>
          <table:table-cell office:value-type="float" office:value="-16644" table:style-name="ce12">
            <text:p>-16644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276267" table:style-name="ce4">
            <text:p>276267</text:p>
          </table:table-cell>
          <table:table-cell office:value-type="float" office:value="292110" table:style-name="ce4">
            <text:p>292110</text:p>
          </table:table-cell>
          <table:table-cell office:value-type="float" office:value="568377" table:style-name="ce6">
            <text:p>568377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93850" table:style-name="ce4">
            <text:p>293850</text:p>
          </table:table-cell>
          <table:table-cell office:value-type="float" office:value="304742" table:style-name="ce4">
            <text:p>304742</text:p>
          </table:table-cell>
          <table:table-cell office:value-type="float" office:value="598592" table:style-name="ce6">
            <text:p>598592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39263" table:style-name="ce4">
            <text:p>239263</text:p>
          </table:table-cell>
          <table:table-cell office:value-type="float" office:value="259295" table:style-name="ce4">
            <text:p>259295</text:p>
          </table:table-cell>
          <table:table-cell office:value-type="float" office:value="498558" table:style-name="ce6">
            <text:p>498558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55326" table:style-name="ce4">
            <text:p>255326</text:p>
          </table:table-cell>
          <table:table-cell office:value-type="float" office:value="271633" table:style-name="ce4">
            <text:p>271633</text:p>
          </table:table-cell>
          <table:table-cell office:value-type="float" office:value="526959" table:style-name="ce6">
            <text:p>526959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38074" table:style-name="ce4">
            <text:p>238074</text:p>
          </table:table-cell>
          <table:table-cell office:value-type="float" office:value="254675" table:style-name="ce4">
            <text:p>254675</text:p>
          </table:table-cell>
          <table:table-cell office:value-type="float" office:value="492749" table:style-name="ce6">
            <text:p>492749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54211" table:style-name="ce4">
            <text:p>254211</text:p>
          </table:table-cell>
          <table:table-cell office:value-type="float" office:value="267089" table:style-name="ce4">
            <text:p>267089</text:p>
          </table:table-cell>
          <table:table-cell office:value-type="float" office:value="521300" table:style-name="ce6">
            <text:p>521300</text:p>
          </table:table-cell>
          <table:table-cell table:style-name="ce2"/>
          <table:table-cell office:value-type="float" office:value="-13.489535477284328" table:style-name="ce14">
            <text:p>-13,5</text:p>
          </table:table-cell>
          <table:table-cell office:value-type="float" office:value="-12.355697606499923" table:style-name="ce14">
            <text:p>-12,4</text:p>
          </table:table-cell>
          <table:table-cell office:value-type="float" office:value="-12.91230086603229" table:style-name="ce10">
            <text:p>-12,9</text:p>
          </table:table-cell>
          <table:table-cell office:value-type="float" office:value="-39639" table:style-name="ce15">
            <text:p>-39639</text:p>
          </table:table-cell>
          <table:table-cell office:value-type="float" office:value="-37653" table:style-name="ce13">
            <text:p>-37653</text:p>
          </table:table-cell>
          <table:table-cell office:value-type="float" office:value="-77292" table:style-name="ce12">
            <text:p>-7729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lt;1 ano</text:p>
          </table:table-cell>
          <table:table-cell office:value-type="float" office:value="169459" table:style-name="ce4">
            <text:p>169459</text:p>
          </table:table-cell>
          <table:table-cell office:value-type="float" office:value="181350" table:style-name="ce4">
            <text:p>181350</text:p>
          </table:table-cell>
          <table:table-cell office:value-type="float" office:value="350809" table:style-name="ce6">
            <text:p>350809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80006" table:style-name="ce4">
            <text:p>180006</text:p>
          </table:table-cell>
          <table:table-cell office:value-type="float" office:value="190102" table:style-name="ce4">
            <text:p>190102</text:p>
          </table:table-cell>
          <table:table-cell office:value-type="float" office:value="370108" table:style-name="ce6">
            <text:p>370108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35056" table:style-name="ce4">
            <text:p>135056</text:p>
          </table:table-cell>
          <table:table-cell office:value-type="float" office:value="148553" table:style-name="ce4">
            <text:p>148553</text:p>
          </table:table-cell>
          <table:table-cell office:value-type="float" office:value="283609" table:style-name="ce6">
            <text:p>283609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44249" table:style-name="ce4">
            <text:p>144249</text:p>
          </table:table-cell>
          <table:table-cell office:value-type="float" office:value="156619" table:style-name="ce4">
            <text:p>156619</text:p>
          </table:table-cell>
          <table:table-cell office:value-type="float" office:value="300868" table:style-name="ce6">
            <text:p>300868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36628" table:style-name="ce4">
            <text:p>136628</text:p>
          </table:table-cell>
          <table:table-cell office:value-type="float" office:value="146729" table:style-name="ce4">
            <text:p>146729</text:p>
          </table:table-cell>
          <table:table-cell office:value-type="float" office:value="283357" table:style-name="ce6">
            <text:p>283357</text:p>
          </table:table-cell>
          <table:table-cell table:style-name="ce1"/>
          <table:table-cell office:value-type="string" table:style-name="ce16">
            <text:p>&lt; 1 ano</text:p>
          </table:table-cell>
          <table:table-cell office:value-type="float" office:value="145957" table:style-name="ce4">
            <text:p>145957</text:p>
          </table:table-cell>
          <table:table-cell office:value-type="float" office:value="154815" table:style-name="ce4">
            <text:p>154815</text:p>
          </table:table-cell>
          <table:table-cell office:value-type="float" office:value="300772" table:style-name="ce6">
            <text:p>300772</text:p>
          </table:table-cell>
          <table:table-cell table:style-name="ce2"/>
          <table:table-cell office:value-type="float" office:value="-18.915480595091275" table:style-name="ce14">
            <text:p>-18,9</text:p>
          </table:table-cell>
          <table:table-cell office:value-type="float" office:value="-18.562140324667812" table:style-name="ce14">
            <text:p>-18,6</text:p>
          </table:table-cell>
          <table:table-cell office:value-type="float" office:value="-18.733991159337275" table:style-name="ce10">
            <text:p>-18,7</text:p>
          </table:table-cell>
          <table:table-cell office:value-type="float" office:value="-34049" table:style-name="ce15">
            <text:p>-34049</text:p>
          </table:table-cell>
          <table:table-cell office:value-type="float" office:value="-35287" table:style-name="ce13">
            <text:p>-35287</text:p>
          </table:table-cell>
          <table:table-cell office:value-type="float" office:value="-69336" table:style-name="ce12">
            <text:p>-6933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gt;=1 ano</text:p>
          </table:table-cell>
          <table:table-cell office:value-type="float" office:value="146720" table:style-name="ce4">
            <text:p>146720</text:p>
          </table:table-cell>
          <table:table-cell office:value-type="float" office:value="158564" table:style-name="ce4">
            <text:p>158564</text:p>
          </table:table-cell>
          <table:table-cell office:value-type="float" office:value="305284" table:style-name="ce6">
            <text:p>305284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56593" table:style-name="ce4">
            <text:p>156593</text:p>
          </table:table-cell>
          <table:table-cell office:value-type="float" office:value="165318" table:style-name="ce4">
            <text:p>165318</text:p>
          </table:table-cell>
          <table:table-cell office:value-type="float" office:value="321911" table:style-name="ce6">
            <text:p>321911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37510" table:style-name="ce4">
            <text:p>137510</text:p>
          </table:table-cell>
          <table:table-cell office:value-type="float" office:value="150893" table:style-name="ce4">
            <text:p>150893</text:p>
          </table:table-cell>
          <table:table-cell office:value-type="float" office:value="288403" table:style-name="ce6">
            <text:p>288403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46898" table:style-name="ce4">
            <text:p>146898</text:p>
          </table:table-cell>
          <table:table-cell office:value-type="float" office:value="157750" table:style-name="ce4">
            <text:p>157750</text:p>
          </table:table-cell>
          <table:table-cell office:value-type="float" office:value="304648" table:style-name="ce6">
            <text:p>304648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34335" table:style-name="ce4">
            <text:p>134335</text:p>
          </table:table-cell>
          <table:table-cell office:value-type="float" office:value="146702" table:style-name="ce4">
            <text:p>146702</text:p>
          </table:table-cell>
          <table:table-cell office:value-type="float" office:value="281037" table:style-name="ce6">
            <text:p>281037</text:p>
          </table:table-cell>
          <table:table-cell table:style-name="ce1"/>
          <table:table-cell office:value-type="string" table:style-name="ce16">
            <text:p>&gt;= 1 ano</text:p>
          </table:table-cell>
          <table:table-cell office:value-type="float" office:value="143711" table:style-name="ce4">
            <text:p>143711</text:p>
          </table:table-cell>
          <table:table-cell office:value-type="float" office:value="153600" table:style-name="ce4">
            <text:p>153600</text:p>
          </table:table-cell>
          <table:table-cell office:value-type="float" office:value="297311" table:style-name="ce6">
            <text:p>297311</text:p>
          </table:table-cell>
          <table:table-cell table:style-name="ce2"/>
          <table:table-cell office:value-type="float" office:value="-8.2264213598308995" table:style-name="ce14">
            <text:p>-8,2</text:p>
          </table:table-cell>
          <table:table-cell office:value-type="float" office:value="-7.0881573694334552" table:style-name="ce14">
            <text:p>-7,1</text:p>
          </table:table-cell>
          <table:table-cell office:value-type="float" office:value="-7.6418637449481377" table:style-name="ce10">
            <text:p>-7,6</text:p>
          </table:table-cell>
          <table:table-cell office:value-type="float" office:value="-12882" table:style-name="ce15">
            <text:p>-12882</text:p>
          </table:table-cell>
          <table:table-cell office:value-type="float" office:value="-11718" table:style-name="ce13">
            <text:p>-11718</text:p>
          </table:table-cell>
          <table:table-cell office:value-type="float" office:value="-24600" table:style-name="ce12">
            <text:p>-24600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8773" table:style-name="ce4">
            <text:p>28773</text:p>
          </table:table-cell>
          <table:table-cell office:value-type="float" office:value="40150" table:style-name="ce4">
            <text:p>40150</text:p>
          </table:table-cell>
          <table:table-cell office:value-type="float" office:value="68923" table:style-name="ce6">
            <text:p>68923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30625" table:style-name="ce4">
            <text:p>30625</text:p>
          </table:table-cell>
          <table:table-cell office:value-type="float" office:value="42578" table:style-name="ce4">
            <text:p>42578</text:p>
          </table:table-cell>
          <table:table-cell office:value-type="float" office:value="73203" table:style-name="ce6">
            <text:p>73203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7715" table:style-name="ce4">
            <text:p>27715</text:p>
          </table:table-cell>
          <table:table-cell office:value-type="float" office:value="37986" table:style-name="ce4">
            <text:p>37986</text:p>
          </table:table-cell>
          <table:table-cell office:value-type="float" office:value="65701" table:style-name="ce6">
            <text:p>65701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9575" table:style-name="ce4">
            <text:p>29575</text:p>
          </table:table-cell>
          <table:table-cell office:value-type="float" office:value="40348" table:style-name="ce4">
            <text:p>40348</text:p>
          </table:table-cell>
          <table:table-cell office:value-type="float" office:value="69923" table:style-name="ce6">
            <text:p>69923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6896" table:style-name="ce4">
            <text:p>26896</text:p>
          </table:table-cell>
          <table:table-cell office:value-type="float" office:value="36580" table:style-name="ce4">
            <text:p>36580</text:p>
          </table:table-cell>
          <table:table-cell office:value-type="float" office:value="63476" table:style-name="ce6">
            <text:p>63476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28754" table:style-name="ce4">
            <text:p>28754</text:p>
          </table:table-cell>
          <table:table-cell office:value-type="float" office:value="38870" table:style-name="ce4">
            <text:p>38870</text:p>
          </table:table-cell>
          <table:table-cell office:value-type="float" office:value="67624" table:style-name="ce6">
            <text:p>67624</text:p>
          </table:table-cell>
          <table:table-cell table:style-name="ce2"/>
          <table:table-cell office:value-type="float" office:value="-6.1093877551020404" table:style-name="ce14">
            <text:p>-6,1</text:p>
          </table:table-cell>
          <table:table-cell office:value-type="float" office:value="-8.7087228145990885" table:style-name="ce14">
            <text:p>-8,7</text:p>
          </table:table-cell>
          <table:table-cell office:value-type="float" office:value="-7.6212723522260024" table:style-name="ce11">
            <text:p>-7,6</text:p>
          </table:table-cell>
          <table:table-cell office:value-type="float" office:value="-1871" table:style-name="ce15">
            <text:p>-1871</text:p>
          </table:table-cell>
          <table:table-cell office:value-type="float" office:value="-3708" table:style-name="ce13">
            <text:p>-3708</text:p>
          </table:table-cell>
          <table:table-cell office:value-type="float" office:value="-5579" table:style-name="ce13">
            <text:p>-5579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287406" table:style-name="ce4">
            <text:p>287406</text:p>
          </table:table-cell>
          <table:table-cell office:value-type="float" office:value="299764" table:style-name="ce4">
            <text:p>299764</text:p>
          </table:table-cell>
          <table:table-cell office:value-type="float" office:value="587170" table:style-name="ce6">
            <text:p>587170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305974" table:style-name="ce4">
            <text:p>305974</text:p>
          </table:table-cell>
          <table:table-cell office:value-type="float" office:value="312842" table:style-name="ce4">
            <text:p>312842</text:p>
          </table:table-cell>
          <table:table-cell office:value-type="float" office:value="618816" table:style-name="ce6">
            <text:p>618816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44851" table:style-name="ce4">
            <text:p>244851</text:p>
          </table:table-cell>
          <table:table-cell office:value-type="float" office:value="261460" table:style-name="ce4">
            <text:p>261460</text:p>
          </table:table-cell>
          <table:table-cell office:value-type="float" office:value="506311" table:style-name="ce6">
            <text:p>506311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61572" table:style-name="ce4">
            <text:p>261572</text:p>
          </table:table-cell>
          <table:table-cell office:value-type="float" office:value="274021" table:style-name="ce4">
            <text:p>274021</text:p>
          </table:table-cell>
          <table:table-cell office:value-type="float" office:value="535593" table:style-name="ce6">
            <text:p>535593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44067" table:style-name="ce4">
            <text:p>244067</text:p>
          </table:table-cell>
          <table:table-cell office:value-type="float" office:value="256851" table:style-name="ce4">
            <text:p>256851</text:p>
          </table:table-cell>
          <table:table-cell office:value-type="float" office:value="500918" table:style-name="ce6">
            <text:p>500918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260914" table:style-name="ce4">
            <text:p>260914</text:p>
          </table:table-cell>
          <table:table-cell office:value-type="float" office:value="269545" table:style-name="ce4">
            <text:p>269545</text:p>
          </table:table-cell>
          <table:table-cell office:value-type="float" office:value="530459" table:style-name="ce6">
            <text:p>530459</text:p>
          </table:table-cell>
          <table:table-cell table:style-name="ce2"/>
          <table:table-cell office:value-type="float" office:value="-14.726741487838835" table:style-name="ce14">
            <text:p>-14,7</text:p>
          </table:table-cell>
          <table:table-cell office:value-type="float" office:value="-13.839893620421812" table:style-name="ce14">
            <text:p>-13,8</text:p>
          </table:table-cell>
          <table:table-cell office:value-type="float" office:value="-14.278396162995138" table:style-name="ce11">
            <text:p>-14,3</text:p>
          </table:table-cell>
          <table:table-cell office:value-type="float" office:value="-45060" table:style-name="ce15">
            <text:p>-45060</text:p>
          </table:table-cell>
          <table:table-cell office:value-type="float" office:value="-43297" table:style-name="ce13">
            <text:p>-43297</text:p>
          </table:table-cell>
          <table:table-cell office:value-type="float" office:value="-88357" table:style-name="ce13">
            <text:p>-8835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enhum</text:p>
          </table:table-cell>
          <table:table-cell office:value-type="float" office:value="18637" table:style-name="ce4">
            <text:p>18637</text:p>
          </table:table-cell>
          <table:table-cell office:value-type="float" office:value="16347" table:style-name="ce4">
            <text:p>16347</text:p>
          </table:table-cell>
          <table:table-cell office:value-type="float" office:value="34984" table:style-name="ce6">
            <text:p>34984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20334" table:style-name="ce4">
            <text:p>20334</text:p>
          </table:table-cell>
          <table:table-cell office:value-type="float" office:value="17027" table:style-name="ce4">
            <text:p>17027</text:p>
          </table:table-cell>
          <table:table-cell office:value-type="float" office:value="37361" table:style-name="ce6">
            <text:p>37361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6475" table:style-name="ce4">
            <text:p>16475</text:p>
          </table:table-cell>
          <table:table-cell office:value-type="float" office:value="15468" table:style-name="ce4">
            <text:p>15468</text:p>
          </table:table-cell>
          <table:table-cell office:value-type="float" office:value="31943" table:style-name="ce6">
            <text:p>31943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7803" table:style-name="ce4">
            <text:p>17803</text:p>
          </table:table-cell>
          <table:table-cell office:value-type="float" office:value="16047" table:style-name="ce4">
            <text:p>16047</text:p>
          </table:table-cell>
          <table:table-cell office:value-type="float" office:value="33850" table:style-name="ce6">
            <text:p>33850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6444" table:style-name="ce4">
            <text:p>16444</text:p>
          </table:table-cell>
          <table:table-cell office:value-type="float" office:value="15590" table:style-name="ce4">
            <text:p>15590</text:p>
          </table:table-cell>
          <table:table-cell office:value-type="float" office:value="32034" table:style-name="ce6">
            <text:p>32034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7785" table:style-name="ce4">
            <text:p>17785</text:p>
          </table:table-cell>
          <table:table-cell office:value-type="float" office:value="16159" table:style-name="ce17">
            <text:p>16159</text:p>
          </table:table-cell>
          <table:table-cell office:value-type="float" office:value="33944" table:style-name="ce6">
            <text:p>33944</text:p>
          </table:table-cell>
          <table:table-cell table:style-name="ce2"/>
          <table:table-cell office:value-type="float" office:value="-12.535654568702665" table:style-name="ce14">
            <text:p>-12,5</text:p>
          </table:table-cell>
          <table:table-cell office:value-type="float" office:value="-5.0977858695013802" table:style-name="ce14">
            <text:p>-5,1</text:p>
          </table:table-cell>
          <table:table-cell office:value-type="float" office:value="-9.1459008056529534" table:style-name="ce10">
            <text:p>-9,1</text:p>
          </table:table-cell>
          <table:table-cell office:value-type="float" office:value="-2549" table:style-name="ce15">
            <text:p>-2549</text:p>
          </table:table-cell>
          <table:table-cell office:value-type="float" office:value="-868" table:style-name="ce13">
            <text:p>-868</text:p>
          </table:table-cell>
          <table:table-cell office:value-type="float" office:value="-3417" table:style-name="ce12">
            <text:p>-341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1º Cic</text:p>
          </table:table-cell>
          <table:table-cell office:value-type="float" office:value="77411" table:style-name="ce4">
            <text:p>77411</text:p>
          </table:table-cell>
          <table:table-cell office:value-type="float" office:value="60506" table:style-name="ce4">
            <text:p>60506</text:p>
          </table:table-cell>
          <table:table-cell office:value-type="float" office:value="137917" table:style-name="ce6">
            <text:p>137917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83749" table:style-name="ce4">
            <text:p>83749</text:p>
          </table:table-cell>
          <table:table-cell office:value-type="float" office:value="63884" table:style-name="ce4">
            <text:p>63884</text:p>
          </table:table-cell>
          <table:table-cell office:value-type="float" office:value="147633" table:style-name="ce6">
            <text:p>147633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68247" table:style-name="ce4">
            <text:p>68247</text:p>
          </table:table-cell>
          <table:table-cell office:value-type="float" office:value="53978" table:style-name="ce4">
            <text:p>53978</text:p>
          </table:table-cell>
          <table:table-cell office:value-type="float" office:value="122225" table:style-name="ce6">
            <text:p>122225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73634" table:style-name="ce4">
            <text:p>73634</text:p>
          </table:table-cell>
          <table:table-cell office:value-type="float" office:value="57018" table:style-name="ce4">
            <text:p>57018</text:p>
          </table:table-cell>
          <table:table-cell office:value-type="float" office:value="130652" table:style-name="ce6">
            <text:p>130652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67820" table:style-name="ce4">
            <text:p>67820</text:p>
          </table:table-cell>
          <table:table-cell office:value-type="float" office:value="54104" table:style-name="ce4">
            <text:p>54104</text:p>
          </table:table-cell>
          <table:table-cell office:value-type="float" office:value="121924" table:style-name="ce6">
            <text:p>121924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73270" table:style-name="ce4">
            <text:p>73270</text:p>
          </table:table-cell>
          <table:table-cell office:value-type="float" office:value="57167" table:style-name="ce4">
            <text:p>57167</text:p>
          </table:table-cell>
          <table:table-cell office:value-type="float" office:value="130437" table:style-name="ce6">
            <text:p>130437</text:p>
          </table:table-cell>
          <table:table-cell table:style-name="ce2"/>
          <table:table-cell office:value-type="float" office:value="-12.51238820762039" table:style-name="ce14">
            <text:p>-12,5</text:p>
          </table:table-cell>
          <table:table-cell office:value-type="float" office:value="-10.514369795253897" table:style-name="ce14">
            <text:p>-10,5</text:p>
          </table:table-cell>
          <table:table-cell office:value-type="float" office:value="-11.647802320619375" table:style-name="ce10">
            <text:p>-11,6</text:p>
          </table:table-cell>
          <table:table-cell office:value-type="float" office:value="-10479" table:style-name="ce15">
            <text:p>-10479</text:p>
          </table:table-cell>
          <table:table-cell office:value-type="float" office:value="-6717" table:style-name="ce13">
            <text:p>-6717</text:p>
          </table:table-cell>
          <table:table-cell office:value-type="float" office:value="-17196" table:style-name="ce12">
            <text:p>-1719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2º Cic</text:p>
          </table:table-cell>
          <table:table-cell office:value-type="float" office:value="58138" table:style-name="ce4">
            <text:p>58138</text:p>
          </table:table-cell>
          <table:table-cell office:value-type="float" office:value="44563" table:style-name="ce4">
            <text:p>44563</text:p>
          </table:table-cell>
          <table:table-cell office:value-type="float" office:value="102701" table:style-name="ce6">
            <text:p>102701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63227" table:style-name="ce4">
            <text:p>63227</text:p>
          </table:table-cell>
          <table:table-cell office:value-type="float" office:value="47641" table:style-name="ce4">
            <text:p>47641</text:p>
          </table:table-cell>
          <table:table-cell office:value-type="float" office:value="110868" table:style-name="ce6">
            <text:p>110868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9031" table:style-name="ce4">
            <text:p>49031</text:p>
          </table:table-cell>
          <table:table-cell office:value-type="float" office:value="39498" table:style-name="ce4">
            <text:p>39498</text:p>
          </table:table-cell>
          <table:table-cell office:value-type="float" office:value="88529" table:style-name="ce6">
            <text:p>88529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3537" table:style-name="ce4">
            <text:p>53537</text:p>
          </table:table-cell>
          <table:table-cell office:value-type="float" office:value="42189" table:style-name="ce4">
            <text:p>42189</text:p>
          </table:table-cell>
          <table:table-cell office:value-type="float" office:value="95726" table:style-name="ce6">
            <text:p>95726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9263" table:style-name="ce4">
            <text:p>49263</text:p>
          </table:table-cell>
          <table:table-cell office:value-type="float" office:value="39285" table:style-name="ce4">
            <text:p>39285</text:p>
          </table:table-cell>
          <table:table-cell office:value-type="float" office:value="88548" table:style-name="ce6">
            <text:p>88548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3728" table:style-name="ce4">
            <text:p>53728</text:p>
          </table:table-cell>
          <table:table-cell office:value-type="float" office:value="42057" table:style-name="ce4">
            <text:p>42057</text:p>
          </table:table-cell>
          <table:table-cell office:value-type="float" office:value="95785" table:style-name="ce6">
            <text:p>95785</text:p>
          </table:table-cell>
          <table:table-cell table:style-name="ce2"/>
          <table:table-cell office:value-type="float" office:value="-15.023644961804292" table:style-name="ce14">
            <text:p>-15,0</text:p>
          </table:table-cell>
          <table:table-cell office:value-type="float" office:value="-11.720996620557923" table:style-name="ce14">
            <text:p>-11,7</text:p>
          </table:table-cell>
          <table:table-cell office:value-type="float" office:value="-13.604466572861421" table:style-name="ce10">
            <text:p>-13,6</text:p>
          </table:table-cell>
          <table:table-cell office:value-type="float" office:value="-9499" table:style-name="ce15">
            <text:p>-9499</text:p>
          </table:table-cell>
          <table:table-cell office:value-type="float" office:value="-5584" table:style-name="ce13">
            <text:p>-5584</text:p>
          </table:table-cell>
          <table:table-cell office:value-type="float" office:value="-15083" table:style-name="ce12">
            <text:p>-1508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3º Cic</text:p>
          </table:table-cell>
          <table:table-cell office:value-type="float" office:value="63710" table:style-name="ce4">
            <text:p>63710</text:p>
          </table:table-cell>
          <table:table-cell office:value-type="float" office:value="67540" table:style-name="ce4">
            <text:p>67540</text:p>
          </table:table-cell>
          <table:table-cell office:value-type="float" office:value="131250" table:style-name="ce6">
            <text:p>131250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66985" table:style-name="ce4">
            <text:p>66985</text:p>
          </table:table-cell>
          <table:table-cell office:value-type="float" office:value="70288" table:style-name="ce4">
            <text:p>70288</text:p>
          </table:table-cell>
          <table:table-cell office:value-type="float" office:value="137273" table:style-name="ce6">
            <text:p>137273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53100" table:style-name="ce4">
            <text:p>53100</text:p>
          </table:table-cell>
          <table:table-cell office:value-type="float" office:value="58053" table:style-name="ce4">
            <text:p>58053</text:p>
          </table:table-cell>
          <table:table-cell office:value-type="float" office:value="111153" table:style-name="ce6">
            <text:p>111153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6239" table:style-name="ce4">
            <text:p>56239</text:p>
          </table:table-cell>
          <table:table-cell office:value-type="float" office:value="60680" table:style-name="ce4">
            <text:p>60680</text:p>
          </table:table-cell>
          <table:table-cell office:value-type="float" office:value="116919" table:style-name="ce6">
            <text:p>116919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53196" table:style-name="ce4">
            <text:p>53196</text:p>
          </table:table-cell>
          <table:table-cell office:value-type="float" office:value="57463" table:style-name="ce4">
            <text:p>57463</text:p>
          </table:table-cell>
          <table:table-cell office:value-type="float" office:value="110659" table:style-name="ce6">
            <text:p>110659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6350" table:style-name="ce4">
            <text:p>56350</text:p>
          </table:table-cell>
          <table:table-cell office:value-type="float" office:value="60043" table:style-name="ce4">
            <text:p>60043</text:p>
          </table:table-cell>
          <table:table-cell office:value-type="float" office:value="116393" table:style-name="ce6">
            <text:p>116393</text:p>
          </table:table-cell>
          <table:table-cell table:style-name="ce2"/>
          <table:table-cell office:value-type="float" office:value="-15.876688810927819" table:style-name="ce14">
            <text:p>-15,9</text:p>
          </table:table-cell>
          <table:table-cell office:value-type="float" office:value="-14.575745504211246" table:style-name="ce14">
            <text:p>-14,6</text:p>
          </table:table-cell>
          <table:table-cell office:value-type="float" office:value="-15.210565806822901" table:style-name="ce10">
            <text:p>-15,2</text:p>
          </table:table-cell>
          <table:table-cell office:value-type="float" office:value="-10635" table:style-name="ce15">
            <text:p>-10635</text:p>
          </table:table-cell>
          <table:table-cell office:value-type="float" office:value="-10245" table:style-name="ce13">
            <text:p>-10245</text:p>
          </table:table-cell>
          <table:table-cell office:value-type="float" office:value="-20880" table:style-name="ce12">
            <text:p>-2088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ecund</text:p>
          </table:table-cell>
          <table:table-cell office:value-type="float" office:value="67741" table:style-name="ce4">
            <text:p>67741</text:p>
          </table:table-cell>
          <table:table-cell office:value-type="float" office:value="88627" table:style-name="ce4">
            <text:p>88627</text:p>
          </table:table-cell>
          <table:table-cell office:value-type="float" office:value="156368" table:style-name="ce6">
            <text:p>156368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70799" table:style-name="ce4">
            <text:p>70799</text:p>
          </table:table-cell>
          <table:table-cell office:value-type="float" office:value="92436" table:style-name="ce4">
            <text:p>92436</text:p>
          </table:table-cell>
          <table:table-cell office:value-type="float" office:value="163235" table:style-name="ce6">
            <text:p>163235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8576" table:style-name="ce4">
            <text:p>58576</text:p>
          </table:table-cell>
          <table:table-cell office:value-type="float" office:value="77683" table:style-name="ce4">
            <text:p>77683</text:p>
          </table:table-cell>
          <table:table-cell office:value-type="float" office:value="136259" table:style-name="ce6">
            <text:p>136259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1772" table:style-name="ce4">
            <text:p>61772</text:p>
          </table:table-cell>
          <table:table-cell office:value-type="float" office:value="81723" table:style-name="ce4">
            <text:p>81723</text:p>
          </table:table-cell>
          <table:table-cell office:value-type="float" office:value="143495" table:style-name="ce6">
            <text:p>143495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8300" table:style-name="ce4">
            <text:p>58300</text:p>
          </table:table-cell>
          <table:table-cell office:value-type="float" office:value="75863" table:style-name="ce4">
            <text:p>75863</text:p>
          </table:table-cell>
          <table:table-cell office:value-type="float" office:value="134163" table:style-name="ce6">
            <text:p>134163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1586" table:style-name="ce4">
            <text:p>61586</text:p>
          </table:table-cell>
          <table:table-cell office:value-type="float" office:value="79992" table:style-name="ce4">
            <text:p>79992</text:p>
          </table:table-cell>
          <table:table-cell office:value-type="float" office:value="141578" table:style-name="ce6">
            <text:p>141578</text:p>
          </table:table-cell>
          <table:table-cell table:style-name="ce2"/>
          <table:table-cell office:value-type="float" office:value="-13.012895662368113" table:style-name="ce14">
            <text:p>-13,0</text:p>
          </table:table-cell>
          <table:table-cell office:value-type="float" office:value="-13.462287420485525" table:style-name="ce14">
            <text:p>-13,5</text:p>
          </table:table-cell>
          <table:table-cell office:value-type="float" office:value="-13.267375256531993" table:style-name="ce10">
            <text:p>-13,3</text:p>
          </table:table-cell>
          <table:table-cell office:value-type="float" office:value="-9213" table:style-name="ce15">
            <text:p>-9213</text:p>
          </table:table-cell>
          <table:table-cell office:value-type="float" office:value="-12444" table:style-name="ce13">
            <text:p>-12444</text:p>
          </table:table-cell>
          <table:table-cell office:value-type="float" office:value="-21657" table:style-name="ce12">
            <text:p>-2165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up</text:p>
          </table:table-cell>
          <table:table-cell office:value-type="float" office:value="30542" table:style-name="ce4">
            <text:p>30542</text:p>
          </table:table-cell>
          <table:table-cell office:value-type="float" office:value="62331" table:style-name="ce4">
            <text:p>62331</text:p>
          </table:table-cell>
          <table:table-cell office:value-type="float" office:value="92873" table:style-name="ce6">
            <text:p>92873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31505" table:style-name="ce4">
            <text:p>31505</text:p>
          </table:table-cell>
          <table:table-cell office:value-type="float" office:value="64144" table:style-name="ce4">
            <text:p>64144</text:p>
          </table:table-cell>
          <table:table-cell office:value-type="float" office:value="95649" table:style-name="ce6">
            <text:p>95649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7137" table:style-name="ce4">
            <text:p>27137</text:p>
          </table:table-cell>
          <table:table-cell office:value-type="float" office:value="54766" table:style-name="ce4">
            <text:p>54766</text:p>
          </table:table-cell>
          <table:table-cell office:value-type="float" office:value="81903" table:style-name="ce6">
            <text:p>81903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8162" table:style-name="ce4">
            <text:p>28162</text:p>
          </table:table-cell>
          <table:table-cell office:value-type="float" office:value="56712" table:style-name="ce4">
            <text:p>56712</text:p>
          </table:table-cell>
          <table:table-cell office:value-type="float" office:value="84874" table:style-name="ce6">
            <text:p>84874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5940" table:style-name="ce4">
            <text:p>25940</text:p>
          </table:table-cell>
          <table:table-cell office:value-type="float" office:value="51126" table:style-name="ce4">
            <text:p>51126</text:p>
          </table:table-cell>
          <table:table-cell office:value-type="float" office:value="77066" table:style-name="ce6">
            <text:p>77066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6949" table:style-name="ce4">
            <text:p>26949</text:p>
          </table:table-cell>
          <table:table-cell office:value-type="float" office:value="52997" table:style-name="ce4">
            <text:p>52997</text:p>
          </table:table-cell>
          <table:table-cell office:value-type="float" office:value="79946" table:style-name="ce6">
            <text:p>79946</text:p>
          </table:table-cell>
          <table:table-cell table:style-name="ce2"/>
          <table:table-cell office:value-type="float" office:value="-14.461196635454691" table:style-name="ce14">
            <text:p>-14,5</text:p>
          </table:table-cell>
          <table:table-cell office:value-type="float" office:value="-17.378086804689449" table:style-name="ce14">
            <text:p>-17,4</text:p>
          </table:table-cell>
          <table:table-cell office:value-type="float" office:value="-16.417317483716506" table:style-name="ce10">
            <text:p>-16,4</text:p>
          </table:table-cell>
          <table:table-cell office:value-type="float" office:value="-4556" table:style-name="ce15">
            <text:p>-4556</text:p>
          </table:table-cell>
          <table:table-cell office:value-type="float" office:value="-11147" table:style-name="ce13">
            <text:p>-11147</text:p>
          </table:table-cell>
          <table:table-cell office:value-type="float" office:value="-15703" table:style-name="ce12">
            <text:p>-15703</text:p>
          </table:table-cell>
          <table:table-cell table:number-columns-repeated="16348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Desemprego</text:p>
          </table:table-cell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office:value-type="float" office:value="869150" table:style-name="ce13">
            <text:p>869150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92019" table:style-name="ce4">
            <text:p>692019</text:p>
          </table:table-cell>
          <table:table-cell table:style-name="ce2"/>
          <table:table-cell table:style-name="ce18"/>
          <table:table-cell office:value-type="float" office:value="809361" table:style-name="ce13">
            <text:p>809361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05516" table:style-name="ce4">
            <text:p>605516</text:p>
          </table:table-cell>
          <table:table-cell table:style-name="ce2"/>
          <table:table-cell table:style-name="ce18"/>
          <table:table-cell office:value-type="float" office:value="809525" table:style-name="ce13">
            <text:p>809525</text:p>
          </table:table-cell>
          <table:table-cell table:style-name="ce19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98083" table:style-name="ce4">
            <text:p>598083</text:p>
          </table:table-cell>
          <table:table-cell table:style-name="ce2"/>
          <table:table-cell office:value-type="float" office:value="-13.574193772136315" table:style-name="ce21">
            <text:p>-13,6</text:p>
          </table:table-cell>
          <table:table-cell table:number-columns-repeated="4" table:style-name="ce4"/>
          <table:table-cell office:value-type="float" office:value="-93936" table:style-name="ce22">
            <text:p>-9393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372673" table:style-name="ce23">
            <text:p>37267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93374" table:style-name="ce4">
            <text:p>293374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50067" table:style-name="ce13">
            <text:p>35006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58490" table:style-name="ce4">
            <text:p>258490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48505" table:style-name="ce13">
            <text:p>34850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253207" table:style-name="ce4">
            <text:p>253207</text:p>
          </table:table-cell>
          <table:table-cell table:style-name="ce2"/>
          <table:table-cell office:value-type="float" office:value="-13.69139732900666" table:style-name="ce14">
            <text:p>-13,7</text:p>
          </table:table-cell>
          <table:table-cell table:number-columns-repeated="4" table:style-name="ce4"/>
          <table:table-cell office:value-type="float" office:value="-40167" table:style-name="ce4">
            <text:p>-4016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132625" table:style-name="ce23">
            <text:p>13262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93702" table:style-name="ce4">
            <text:p>93702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25476" table:style-name="ce13">
            <text:p>12547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82156" table:style-name="ce4">
            <text:p>82156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24915" table:style-name="ce13">
            <text:p>12491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80380" table:style-name="ce4">
            <text:p>80380</text:p>
          </table:table-cell>
          <table:table-cell table:style-name="ce2"/>
          <table:table-cell office:value-type="float" office:value="-14.21741264860942" table:style-name="ce14">
            <text:p>-14,2</text:p>
          </table:table-cell>
          <table:table-cell table:number-columns-repeated="4" table:style-name="ce4"/>
          <table:table-cell office:value-type="float" office:value="-13322" table:style-name="ce4">
            <text:p>-1332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273610" table:style-name="ce9">
            <text:p>273610</text:p>
          </table:table-cell>
          <table:table-cell table:style-name="ce3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204681" table:style-name="ce4">
            <text:p>204681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55481" table:style-name="ce13">
            <text:p>25548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81012" table:style-name="ce4">
            <text:p>181012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52589" table:style-name="ce13">
            <text:p>252589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176596" table:style-name="ce4">
            <text:p>176596</text:p>
          </table:table-cell>
          <table:table-cell table:style-name="ce2"/>
          <table:table-cell office:value-type="float" office:value="-13.721351762010153" table:style-name="ce14">
            <text:p>-13,7</text:p>
          </table:table-cell>
          <table:table-cell table:number-columns-repeated="4" table:style-name="ce4"/>
          <table:table-cell office:value-type="float" office:value="-28085" table:style-name="ce4">
            <text:p>-2808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47019" table:style-name="ce23">
            <text:p>47019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30770" table:style-name="ce4">
            <text:p>30770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5365" table:style-name="ce13">
            <text:p>4536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7490" table:style-name="ce4">
            <text:p>27490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4691" table:style-name="ce13">
            <text:p>4469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26348" table:style-name="ce4">
            <text:p>26348</text:p>
          </table:table-cell>
          <table:table-cell table:style-name="ce2"/>
          <table:table-cell office:value-type="float" office:value="-14.371140721481963" table:style-name="ce14">
            <text:p>-14,4</text:p>
          </table:table-cell>
          <table:table-cell table:number-columns-repeated="4" table:style-name="ce4"/>
          <table:table-cell office:value-type="float" office:value="-4422" table:style-name="ce4">
            <text:p>-442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43223" table:style-name="ce23">
            <text:p>4322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33566" table:style-name="ce4">
            <text:p>33566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32972" table:style-name="ce13">
            <text:p>3297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2864" table:style-name="ce4">
            <text:p>22864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38825" table:style-name="ce13">
            <text:p>3882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27863" table:style-name="ce4">
            <text:p>27863</text:p>
          </table:table-cell>
          <table:table-cell table:style-name="ce2"/>
          <table:table-cell office:value-type="float" office:value="-16.990406959423225" table:style-name="ce14">
            <text:p>-17,0</text:p>
          </table:table-cell>
          <table:table-cell table:number-columns-repeated="4" table:style-name="ce4"/>
          <table:table-cell office:value-type="float" office:value="-5703" table:style-name="ce4">
            <text:p>-570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656093" table:style-name="ce26">
            <text:p>65609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72012" table:style-name="ce26">
            <text:p>57201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64394" table:style-name="ce26">
            <text:p>564394</text:p>
          </table:table-cell>
          <table:table-cell table:style-name="ce2"/>
          <table:table-cell office:value-type="float" office:value="-13.976524669520938" table:style-name="ce21">
            <text:p>-14,0</text:p>
          </table:table-cell>
          <table:table-cell table:number-columns-repeated="4" table:style-name="ce4"/>
          <table:table-cell office:value-type="float" office:value="-91699" table:style-name="ce22">
            <text:p>-91699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3126" table:style-name="ce4">
            <text:p>1312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1552" table:style-name="ce4">
            <text:p>1155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1521" table:style-name="ce4">
            <text:p>11521</text:p>
          </table:table-cell>
          <table:table-cell table:style-name="ce2"/>
          <table:table-cell office:value-type="float" office:value="-12.227639798872467" table:style-name="ce14">
            <text:p>-12,2</text:p>
          </table:table-cell>
          <table:table-cell table:number-columns-repeated="4" table:style-name="ce4"/>
          <table:table-cell office:value-type="float" office:value="-1605" table:style-name="ce4">
            <text:p>-1605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800" table:style-name="ce4">
            <text:p>22800</text:p>
          </table:table-cell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1952" table:style-name="ce4">
            <text:p>21952</text:p>
          </table:table-cell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2168" table:style-name="ce4">
            <text:p>22168</text:p>
          </table:table-cell>
          <table:table-cell table:style-name="ce2"/>
          <table:table-cell office:value-type="float" office:value="-2.7719298245614037" table:style-name="ce14">
            <text:p>-2,8</text:p>
          </table:table-cell>
          <table:table-cell table:number-columns-repeated="4" table:style-name="ce4"/>
          <table:table-cell office:value-type="float" office:value="-632" table:style-name="ce4">
            <text:p>-632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 table:style-name="ce1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7886" table:style-name="ce4">
            <text:p>1788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1163" table:style-name="ce4">
            <text:p>2116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0089" table:style-name="ce4">
            <text:p>20089</text:p>
          </table:table-cell>
          <table:table-cell table:style-name="ce2"/>
          <table:table-cell office:value-type="float" office:value="12.31689589623169" table:style-name="ce27">
            <text:p>12,3</text:p>
          </table:table-cell>
          <table:table-cell table:number-columns-repeated="4" table:style-name="ce1"/>
          <table:table-cell office:value-type="float" office:value="2203" table:style-name="ce28">
            <text:p>220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9693" table:style-name="ce4">
            <text:p>969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10000" table:style-name="ce4">
            <text:p>1000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9788" table:style-name="ce4">
            <text:p>9788</text:p>
          </table:table-cell>
          <table:table-cell table:style-name="ce2"/>
          <table:table-cell office:value-type="float" office:value="0.98008872382131429" table:style-name="ce27">
            <text:p>1,0</text:p>
          </table:table-cell>
          <table:table-cell table:number-columns-repeated="4" table:style-name="ce1"/>
          <table:table-cell office:value-type="float" office:value="95" table:style-name="ce28">
            <text:p>95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2879" table:style-name="ce4">
            <text:p>287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965" table:style-name="ce4">
            <text:p>396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3732" table:style-name="ce4">
            <text:p>3732</text:p>
          </table:table-cell>
          <table:table-cell table:style-name="ce2"/>
          <table:table-cell office:value-type="float" office:value="29.628343174713439" table:style-name="ce27">
            <text:p>29,6</text:p>
          </table:table-cell>
          <table:table-cell table:number-columns-repeated="4" table:style-name="ce1"/>
          <table:table-cell office:value-type="float" office:value="853" table:style-name="ce28">
            <text:p>85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3413" table:style-name="ce4">
            <text:p>341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4852" table:style-name="ce4">
            <text:p>485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4399" table:style-name="ce4">
            <text:p>4399</text:p>
          </table:table-cell>
          <table:table-cell table:style-name="ce2"/>
          <table:table-cell office:value-type="float" office:value="28.889539994140051" table:style-name="ce27">
            <text:p>28,9</text:p>
          </table:table-cell>
          <table:table-cell table:number-columns-repeated="4" table:style-name="ce1"/>
          <table:table-cell office:value-type="float" office:value="986" table:style-name="ce28">
            <text:p>986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930" table:style-name="ce4">
            <text:p>93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419" table:style-name="ce4">
            <text:p>141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1234" table:style-name="ce4">
            <text:p>1234</text:p>
          </table:table-cell>
          <table:table-cell table:style-name="ce2"/>
          <table:table-cell office:value-type="float" office:value="32.688172043010752" table:style-name="ce27">
            <text:p>32,7</text:p>
          </table:table-cell>
          <table:table-cell table:number-columns-repeated="4" table:style-name="ce1"/>
          <table:table-cell office:value-type="float" office:value="304" table:style-name="ce28">
            <text:p>304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735" table:style-name="ce4">
            <text:p>73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688" table:style-name="ce4">
            <text:p>68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666" table:style-name="ce4">
            <text:p>666</text:p>
          </table:table-cell>
          <table:table-cell table:style-name="ce2"/>
          <table:table-cell office:value-type="float" office:value="-9.387755102040817" table:style-name="ce27">
            <text:p>-9,4</text:p>
          </table:table-cell>
          <table:table-cell table:number-columns-repeated="4" table:style-name="ce1"/>
          <table:table-cell office:value-type="float" office:value="-69" table:style-name="ce28">
            <text:p>-69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17650" table:style-name="ce4">
            <text:p>1765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20924" table:style-name="ce4">
            <text:p>2092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"/>
          <table:table-cell office:value-type="float" office:value="19819" table:style-name="ce4">
            <text:p>19819</text:p>
          </table:table-cell>
          <table:table-cell table:style-name="ce2"/>
          <table:table-cell office:value-type="float" office:value="12.288951841359772" table:style-name="ce29">
            <text:p>12,3</text:p>
          </table:table-cell>
          <table:table-cell table:number-columns-repeated="4" table:style-name="ce1"/>
          <table:table-cell office:value-type="float" office:value="2169" table:style-name="ce28">
            <text:p>2169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38" table:style-name="ce4">
            <text:p>38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26" table:style-name="ce4">
            <text:p>26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48" table:style-name="ce4">
            <text:p>48</text:p>
          </table:table-cell>
          <table:table-cell table:style-name="ce30"/>
          <table:table-cell office:value-type="float" office:value="26.315789473684209" table:style-name="ce27">
            <text:p>26,3</text:p>
          </table:table-cell>
          <table:table-cell table:number-columns-repeated="4" table:style-name="ce1"/>
          <table:table-cell office:value-type="float" office:value="10" table:style-name="ce28">
            <text:p>10</text:p>
          </table:table-cell>
          <table:table-cell table:number-columns-repeated="16348"/>
        </table:table-row>
        <table:table-row table:style-name="ro2"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198" table:style-name="ce4">
            <text:p>198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13" table:style-name="ce4">
            <text:p>213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22" table:style-name="ce4">
            <text:p>222</text:p>
          </table:table-cell>
          <table:table-cell table:style-name="ce30"/>
          <table:table-cell office:value-type="float" office:value="12.121212121212121" table:style-name="ce27">
            <text:p>12,1</text:p>
          </table:table-cell>
          <table:table-cell table:number-columns-repeated="4" table:style-name="ce1"/>
          <table:table-cell office:value-type="float" office:value="24" table:style-name="ce28">
            <text:p>24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office:value-type="string" table:style-name="ce31">
            <text:p>Tem macro</text:p>
          </table:table-cell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">
            <text:p>cpp</text:p>
          </table:table-cell>
          <table:table-cell office:value-type="string" table:style-name="ce1">
            <text:p>Intervenções</text:p>
          </table:table-cell>
          <table:table-cell table:number-columns-repeated="5" table:style-name="ce1"/>
          <table:table-cell office:value-type="string" table:style-name="ce1">
            <text:p>%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1. <text:s text:c="2"/>Repres. poder legisla., orgãos execu., dirig., direto. e gestores execu.</text:p>
          </table:table-cell>
          <table:table-cell office:value-type="float" office:value="9233" table:style-name="ce1">
            <text:p>9233</text:p>
          </table:table-cell>
          <table:table-cell office:value-type="float" office:value="1.6359139182911229" table:style-name="ce27">
            <text:p>1,6</text:p>
          </table:table-cell>
          <table:table-cell table:number-columns-repeated="2" table:style-name="ce1"/>
          <table:table-cell office:value-type="string" table:style-name="ce1">
            <text:p>9. <text:s text:c="2"/>Trabalhadores não qualificados</text:p>
          </table:table-cell>
          <table:table-cell office:value-type="float" office:value="128707" table:style-name="ce28">
            <text:p>128707</text:p>
          </table:table-cell>
          <table:table-cell office:value-type="float" office:value="22.082732825475262" table:style-name="ce27">
            <text:p>22,1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2. <text:s text:c="2"/>Especialistas das atividades intelectuais e cientificas</text:p>
          </table:table-cell>
          <table:table-cell office:value-type="float" office:value="61919" table:style-name="ce1">
            <text:p>61919</text:p>
          </table:table-cell>
          <table:table-cell office:value-type="float" office:value="10.970882043395216" table:style-name="ce27">
            <text:p>11,0</text:p>
          </table:table-cell>
          <table:table-cell table:number-columns-repeated="2" table:style-name="ce1"/>
          <table:table-cell office:value-type="string" table:style-name="ce1">
            <text:p>5. <text:s text:c="2"/>Trab. dos serviços pessoais, de proteção e segurança e vendedores</text:p>
          </table:table-cell>
          <table:table-cell office:value-type="float" office:value="102358" table:style-name="ce28">
            <text:p>102358</text:p>
          </table:table-cell>
          <table:table-cell office:value-type="float" office:value="17.561938096218515" table:style-name="ce27">
            <text:p>17,6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3. <text:s text:c="2"/>Técnicos e profissões de nível intermédio</text:p>
          </table:table-cell>
          <table:table-cell office:value-type="float" office:value="54719" table:style-name="ce1">
            <text:p>54719</text:p>
          </table:table-cell>
          <table:table-cell office:value-type="float" office:value="9.6951774823970496" table:style-name="ce27">
            <text:p>9,7</text:p>
          </table:table-cell>
          <table:table-cell table:number-columns-repeated="2" table:style-name="ce1"/>
          <table:table-cell office:value-type="string" table:style-name="ce1">
            <text:p>7. <text:s text:c="2"/>Trab. qualificados da indústria, construção e artífices</text:p>
          </table:table-cell>
          <table:table-cell office:value-type="float" office:value="92806" table:style-name="ce28">
            <text:p>92806</text:p>
          </table:table-cell>
          <table:table-cell office:value-type="float" office:value="15.923066364697" table:style-name="ce27">
            <text:p>15,9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4. <text:s text:c="2"/>Pessoal administrativo</text:p>
          </table:table-cell>
          <table:table-cell office:value-type="float" office:value="62166" table:style-name="ce1">
            <text:p>62166</text:p>
          </table:table-cell>
          <table:table-cell office:value-type="float" office:value="11.014645797085015" table:style-name="ce27">
            <text:p>11,0</text:p>
          </table:table-cell>
          <table:table-cell table:number-columns-repeated="2" table:style-name="ce1"/>
          <table:table-cell office:value-type="string" table:style-name="ce1">
            <text:p>2. <text:s text:c="2"/>Especialistas das atividades intelectuais e cientificas</text:p>
          </table:table-cell>
          <table:table-cell office:value-type="float" office:value="72297" table:style-name="ce28">
            <text:p>72297</text:p>
          </table:table-cell>
          <table:table-cell office:value-type="float" office:value="12.40426189005559" table:style-name="ce27">
            <text:p>12,4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5. <text:s text:c="2"/>Trab. dos serviços pessoais, de proteção e segurança e vendedores</text:p>
          </table:table-cell>
          <table:table-cell office:value-type="float" office:value="102680" table:style-name="ce1">
            <text:p>102680</text:p>
          </table:table-cell>
          <table:table-cell office:value-type="float" office:value="18.192964489346096" table:style-name="ce27">
            <text:p>18,2</text:p>
          </table:table-cell>
          <table:table-cell table:number-columns-repeated="2" table:style-name="ce1"/>
          <table:table-cell office:value-type="string" table:style-name="ce1">
            <text:p>4. <text:s text:c="2"/>Pessoal administrativo</text:p>
          </table:table-cell>
          <table:table-cell office:value-type="float" office:value="64210" table:style-name="ce28">
            <text:p>64210</text:p>
          </table:table-cell>
          <table:table-cell office:value-type="float" office:value="11.016745590556585" table:style-name="ce27">
            <text:p>11,0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6. <text:s text:c="2"/>Agricultores e trab. qualificados da agricultura, da pesca e da floresta</text:p>
          </table:table-cell>
          <table:table-cell office:value-type="float" office:value="15759" table:style-name="ce1">
            <text:p>15759</text:p>
          </table:table-cell>
          <table:table-cell office:value-type="float" office:value="2.79219835788474" table:style-name="ce27">
            <text:p>2,8</text:p>
          </table:table-cell>
          <table:table-cell table:number-columns-repeated="2" table:style-name="ce1"/>
          <table:table-cell office:value-type="string" table:style-name="ce1">
            <text:p>3. <text:s text:c="2"/>Técnicos e profissões de nível intermédio</text:p>
          </table:table-cell>
          <table:table-cell office:value-type="float" office:value="57597" table:style-name="ce28">
            <text:p>57597</text:p>
          </table:table-cell>
          <table:table-cell office:value-type="float" office:value="9.8821288861437093" table:style-name="ce27">
            <text:p>9,9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7. <text:s text:c="2"/>Trab. qualificados da indústria, construção e artífices</text:p>
          </table:table-cell>
          <table:table-cell office:value-type="float" office:value="89685" table:style-name="ce1">
            <text:p>89685</text:p>
          </table:table-cell>
          <table:table-cell office:value-type="float" office:value="15.890494937933431" table:style-name="ce27">
            <text:p>15,9</text:p>
          </table:table-cell>
          <table:table-cell table:number-columns-repeated="2" table:style-name="ce1"/>
          <table:table-cell office:value-type="string" table:style-name="ce1">
            <text:p>8. <text:s text:c="2"/>Operadores de instalações e máquinas e trab. da montagem</text:p>
          </table:table-cell>
          <table:table-cell office:value-type="float" office:value="40309" table:style-name="ce28">
            <text:p>40309</text:p>
          </table:table-cell>
          <table:table-cell office:value-type="float" office:value="6.9159632146043508" table:style-name="ce27">
            <text:p>6,9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8. <text:s text:c="2"/>Operadores de instalações e máquinas e trab. da montagem</text:p>
          </table:table-cell>
          <table:table-cell office:value-type="float" office:value="39134" table:style-name="ce1">
            <text:p>39134</text:p>
          </table:table-cell>
          <table:table-cell office:value-type="float" office:value="6.9338086514030977" table:style-name="ce27">
            <text:p>6,9</text:p>
          </table:table-cell>
          <table:table-cell table:number-columns-repeated="2" table:style-name="ce1"/>
          <table:table-cell office:value-type="string" table:style-name="ce1">
            <text:p>6. <text:s text:c="2"/>Agricultores e trab. qualificados da agricultura, da pesca e da floresta</text:p>
          </table:table-cell>
          <table:table-cell office:value-type="float" office:value="14507" table:style-name="ce28">
            <text:p>14507</text:p>
          </table:table-cell>
          <table:table-cell office:value-type="float" office:value="2.4890192848809276" table:style-name="ce27">
            <text:p>2,5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9. <text:s text:c="2"/>Trabalhadores não qualificados</text:p>
          </table:table-cell>
          <table:table-cell office:value-type="float" office:value="128631" table:style-name="ce1">
            <text:p>128631</text:p>
          </table:table-cell>
          <table:table-cell office:value-type="float" office:value="22.790993525799351" table:style-name="ce27">
            <text:p>22,8</text:p>
          </table:table-cell>
          <table:table-cell table:number-columns-repeated="2" table:style-name="ce1"/>
          <table:table-cell office:value-type="string" table:style-name="ce1">
            <text:p>1. <text:s text:c="2"/>Repres. poder legisla., orgãos execu., dirig., direto. e gestores execu.</text:p>
          </table:table-cell>
          <table:table-cell office:value-type="float" office:value="9621" table:style-name="ce28">
            <text:p>9621</text:p>
          </table:table-cell>
          <table:table-cell office:value-type="float" office:value="1.6507103150092648" table:style-name="ce27">
            <text:p>1,7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0. <text:s/>Profissões das Forças Armadas</text:p>
          </table:table-cell>
          <table:table-cell office:value-type="float" office:value="190" table:style-name="ce1">
            <text:p>190</text:p>
          </table:table-cell>
          <table:table-cell office:value-type="float" office:value="3.3664425915229432E-2" table:style-name="ce27">
            <text:p>0,0</text:p>
          </table:table-cell>
          <table:table-cell table:number-columns-repeated="2" table:style-name="ce1"/>
          <table:table-cell office:value-type="string" table:style-name="ce1">
            <text:p><text:s text:c="6"/>Outros</text:p>
          </table:table-cell>
          <table:table-cell office:value-type="float" office:value="257" table:style-name="ce28">
            <text:p>257</text:p>
          </table:table-cell>
          <table:table-cell office:value-type="float" office:value="4.4094434150024023E-2" table:style-name="ce27">
            <text:p>0,0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office:value-type="string" table:style-name="ce33">
            <text:p><text:s text:c="6"/>Outros</text:p>
          </table:table-cell>
          <table:table-cell office:value-type="float" office:value="278" table:style-name="ce1">
            <text:p>278</text:p>
          </table:table-cell>
          <table:table-cell office:value-type="float" office:value="4.9256370549651485E-2" table:style-name="ce27">
            <text:p>0,0</text:p>
          </table:table-cell>
          <table:table-cell table:number-columns-repeated="2" table:style-name="ce1"/>
          <table:table-cell office:value-type="string" table:style-name="ce1">
            <text:p>0. <text:s/>Profissões das Forças Armadas</text:p>
          </table:table-cell>
          <table:table-cell office:value-type="float" office:value="171" table:style-name="ce28">
            <text:p>171</text:p>
          </table:table-cell>
          <table:table-cell office:value-type="float" office:value="2.9339098208770845E-2" table:style-name="ce27">
            <text:p>0,0</text:p>
          </table:table-cell>
          <table:table-cell table:style-name="ce1"/>
          <table:table-cell table:style-name="ce30"/>
          <table:table-cell table:number-columns-repeated="16354" table:style-name="ce1"/>
        </table:table-row>
        <table:table-row table:style-name="ro2">
          <table:table-cell office:value-type="string" table:style-name="ce1">
            <text:p>Nºao esquecer inicio de Janeiro</text:p>
          </table:table-cell>
          <table:table-cell table:number-columns-repeated="8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">
            <text:p>Soma:</text:p>
          </table:table-cell>
          <table:table-cell office:value-type="float" office:value="564394" table:style-name="ce1">
            <text:p>564394</text:p>
          </table:table-cell>
          <table:table-cell office:value-type="float" office:value="100" table:style-name="ce27">
            <text:p>100,0</text:p>
          </table:table-cell>
          <table:table-cell table:number-columns-repeated="3" table:style-name="ce1"/>
          <table:table-cell table:style-name="ce27"/>
          <table:table-cell table:number-columns-repeated="2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table:style-name="ce34"/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office:value-type="string" table:style-name="ce35">
            <text:p>29</text:p>
          </table:table-cell>
          <table:table-cell office:value-type="float" office:value="386" table:style-name="ce35">
            <text:p>386</text:p>
          </table:table-cell>
          <table:table-cell table:number-columns-repeated="7" table:style-name="ce4"/>
          <table:table-cell table:style-name="ce36"/>
          <table:table-cell office:value-type="string" table:style-name="ce35">
            <text:p>Sit Anterior-Cae Ind2</text:p>
          </table:table-cell>
          <table:table-cell office:value-type="string" table:style-name="ce35">
            <text:p>Intervenções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Sit Anterior-Cae Ind2</text:p>
          </table:table-cell>
          <table:table-cell office:value-type="string" table:style-name="ce4">
            <text:p>Intervenções</text:p>
          </table:table-cell>
          <table:table-cell table:number-columns-repeated="7" table:style-name="ce1"/>
          <table:table-cell table:style-name="ce30"/>
          <table:table-cell table:number-columns-repeated="6" table:style-name="ce1"/>
          <table:table-cell office:value-type="string" table:number-columns-spanned="3" table:number-rows-spanned="1" table:style-name="ce52">
            <text:p>variação absoluta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53">
            <text:p>variação relativa (%)</text:p>
          </table:table-cell>
          <table:covered-table-cell table:number-columns-repeated="2"/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5544" table:style-name="ce38">
            <text:p>5544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1</text:p>
          </table:table-cell>
          <table:table-cell office:value-type="float" office:value="19649" table:style-name="ce38">
            <text:p>19649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Agricultura, produção animal, caça, floresta e pesca</text:p>
          </table:table-cell>
          <table:table-cell office:value-type="float" office:value="19702" table:style-name="ce4">
            <text:p>19702</text:p>
          </table:table-cell>
          <table:table-cell office:value-type="float" office:value="3.9331786839362928" table:style-name="ce27">
            <text:p>3,9</text:p>
          </table:table-cell>
          <table:table-cell table:number-columns-repeated="2" table:style-name="ce1"/>
          <table:table-cell office:value-type="string" table:style-name="ce31">
            <text:p>Atividades imobiliárias, administrativas e dos serviços de apoio</text:p>
          </table:table-cell>
          <table:table-cell office:value-type="float" office:value="102519" table:style-name="ce31">
            <text:p>102519</text:p>
          </table:table-cell>
          <table:table-cell office:value-type="float" office:value="19.818553687694283" table:style-name="ce39">
            <text:p>19,8</text:p>
          </table:table-cell>
          <table:table-cell table:style-name="ce1"/>
          <table:table-cell table:style-name="ce30"/>
          <table:table-cell office:value-type="string" table:style-name="ce40">
            <text:p>Agricultura, produção animal, caça, floresta e pesca</text:p>
          </table:table-cell>
          <table:table-cell office:value-type="float" office:value="255.37518037518038" table:style-name="ce14">
            <text:p>255,4</text:p>
          </table:table-cell>
          <table:table-cell office:value-type="float" office:value="14158" table:style-name="ce15">
            <text:p>14158</text:p>
          </table:table-cell>
          <table:table-cell table:number-columns-repeated="3" table:style-name="ce1"/>
          <table:table-cell office:value-type="string" table:style-name="ce4">
            <text:p>Construção</text:p>
          </table:table-cell>
          <table:table-cell office:value-type="float" office:value="-16209" table:style-name="ce4">
            <text:p>-16209</text:p>
          </table:table-cell>
          <table:table-cell office:value-type="float" office:value="-19.124084146442183" table:style-name="ce14">
            <text:p>-19,1</text:p>
          </table:table-cell>
          <table:table-cell table:number-columns-repeated="2" table:style-name="ce1"/>
          <table:table-cell office:value-type="string" table:style-name="ce19">
            <text:p>Fabricação de têxteis</text:p>
          </table:table-cell>
          <table:table-cell office:value-type="float" office:value="-23.832835820895522" table:style-name="ce11">
            <text:p>-23,8</text:p>
          </table:table-cell>
          <table:table-cell office:value-type="float" office:value="-1996" table:style-name="ce19">
            <text:p>-1996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Total</text:p>
          </table:table-cell>
          <table:table-cell office:value-type="float" office:value="587170" table:style-name="ce38">
            <text:p>587170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3</text:p>
          </table:table-cell>
          <table:table-cell office:value-type="float" office:value="2330" table:style-name="ce38">
            <text:p>2330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Indústrias extrativas</text:p>
          </table:table-cell>
          <table:table-cell office:value-type="float" office:value="2282" table:style-name="ce4">
            <text:p>2282</text:p>
          </table:table-cell>
          <table:table-cell office:value-type="float" office:value="0.45556358525746732" table:style-name="ce27">
            <text:p>0,5</text:p>
          </table:table-cell>
          <table:table-cell table:number-columns-repeated="2" table:style-name="ce1"/>
          <table:table-cell office:value-type="string" table:style-name="ce31">
            <text:p>Construção</text:p>
          </table:table-cell>
          <table:table-cell office:value-type="float" office:value="70509" table:style-name="ce31">
            <text:p>70509</text:p>
          </table:table-cell>
          <table:table-cell office:value-type="float" office:value="13.630511436569185" table:style-name="ce39">
            <text:p>13,6</text:p>
          </table:table-cell>
          <table:table-cell table:style-name="ce1"/>
          <table:table-cell table:style-name="ce30"/>
          <table:table-cell office:value-type="string" table:style-name="ce40">
            <text:p>Indústrias extrativas</text:p>
          </table:table-cell>
          <table:table-cell office:value-type="float" office:value="-99.611356166016648" table:style-name="ce14">
            <text:p>-99,6</text:p>
          </table:table-cell>
          <table:table-cell office:value-type="float" office:value="-584888" table:style-name="ce15">
            <text:p>-584888</text:p>
          </table:table-cell>
          <table:table-cell table:number-columns-repeated="3" table:style-name="ce1"/>
          <table:table-cell office:value-type="string" table:style-name="ce4">
            <text:p>Comércio por grosso e a retalho</text:p>
          </table:table-cell>
          <table:table-cell office:value-type="float" office:value="-14117" table:style-name="ce4">
            <text:p>-14117</text:p>
          </table:table-cell>
          <table:table-cell office:value-type="float" office:value="-18.510699674813804" table:style-name="ce14">
            <text:p>-18,5</text:p>
          </table:table-cell>
          <table:table-cell table:number-columns-repeated="2" table:style-name="ce1"/>
          <table:table-cell office:value-type="string" table:style-name="ce19">
            <text:p>Indústria do vestuário</text:p>
          </table:table-cell>
          <table:table-cell office:value-type="float" office:value="-23.20064144891991" table:style-name="ce11">
            <text:p>-23,2</text:p>
          </table:table-cell>
          <table:table-cell office:value-type="float" office:value="-4919" table:style-name="ce19">
            <text:p>-4919</text:p>
          </table:table-cell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4</text:p>
          </table:table-cell>
          <table:table-cell office:value-type="float" office:value="12064" table:style-name="ce38">
            <text:p>12064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Indústrias alimentares das bebidas e do tabaco</text:p>
          </table:table-cell>
          <table:table-cell office:value-type="float" office:value="11938" table:style-name="ce4">
            <text:p>11938</text:p>
          </table:table-cell>
          <table:table-cell office:value-type="float" office:value="2.3832244000015974" table:style-name="ce27">
            <text:p>2,4</text:p>
          </table:table-cell>
          <table:table-cell table:number-columns-repeated="2" table:style-name="ce1"/>
          <table:table-cell office:value-type="string" table:style-name="ce31">
            <text:p>Comércio por grosso e a retalho</text:p>
          </table:table-cell>
          <table:table-cell office:value-type="float" office:value="63664" table:style-name="ce31">
            <text:p>63664</text:p>
          </table:table-cell>
          <table:table-cell office:value-type="float" office:value="12.307264038601321" table:style-name="ce39">
            <text:p>12,3</text:p>
          </table:table-cell>
          <table:table-cell table:style-name="ce1"/>
          <table:table-cell table:style-name="ce30"/>
          <table:table-cell office:value-type="string" table:style-name="ce40">
            <text:p>Indústrias alimentares das bebidas e do tabaco</text:p>
          </table:table-cell>
          <table:table-cell office:value-type="float" office:value="0" table:formula="msoxl:=#DIV/0!" table:style-name="ce14">
            <text:p>#DIV/0!</text:p>
          </table:table-cell>
          <table:table-cell office:value-type="float" office:value="11938" table:style-name="ce15">
            <text:p>11938</text:p>
          </table:table-cell>
          <table:table-cell table:number-columns-repeated="3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0089" table:style-name="ce19">
            <text:p>-10089</text:p>
          </table:table-cell>
          <table:table-cell office:value-type="float" office:value="-17.389730596204561" table:style-name="ce11">
            <text:p>-17,4</text:p>
          </table:table-cell>
          <table:table-cell table:number-columns-repeated="2" table:style-name="ce1"/>
          <table:table-cell office:value-type="string" table:style-name="ce19">
            <text:p>Atividades de consultoria, científicas, técnicas e similares</text:p>
          </table:table-cell>
          <table:table-cell office:value-type="float" office:value="-22.39130434782609" table:style-name="ce11">
            <text:p>-22,4</text:p>
          </table:table-cell>
          <table:table-cell office:value-type="float" office:value="-3090" table:style-name="ce19">
            <text:p>-3090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Cae Anterior 2</text:p>
          </table:table-cell>
          <table:table-cell office:value-type="string" table:style-name="ce38">
            <text:p>Intervenções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5</text:p>
          </table:table-cell>
          <table:table-cell office:value-type="float" office:value="6379" table:style-name="ce38">
            <text:p>6379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Fabricação de têxteis</text:p>
          </table:table-cell>
          <table:table-cell office:value-type="float" office:value="6275" table:style-name="ce4">
            <text:p>6275</text:p>
          </table:table-cell>
          <table:table-cell office:value-type="float" office:value="1.2527000427215633" table:style-name="ce27">
            <text:p>1,3</text:p>
          </table:table-cell>
          <table:table-cell table:number-columns-repeated="2" table:style-name="ce1"/>
          <table:table-cell office:value-type="string" table:style-name="ce31">
            <text:p>Admin. pública, educação, atividades de saúde e apoio social</text:p>
          </table:table-cell>
          <table:table-cell office:value-type="float" office:value="54730" table:style-name="ce31">
            <text:p>54730</text:p>
          </table:table-cell>
          <table:table-cell office:value-type="float" office:value="10.580179706469124" table:style-name="ce39">
            <text:p>10,6</text:p>
          </table:table-cell>
          <table:table-cell table:style-name="ce1"/>
          <table:table-cell table:style-name="ce30"/>
          <table:table-cell office:value-type="string" table:style-name="ce40">
            <text:p>Fabricação de têxteis</text:p>
          </table:table-cell>
          <table:table-cell office:value-type="float" office:value="0" table:formula="msoxl:=#VALUE!" table:style-name="ce14">
            <text:p>#VALOR!</text:p>
          </table:table-cell>
          <table:table-cell office:value-type="float" office:value="0" table:formula="msoxl:=#VALUE!" table:style-name="ce15">
            <text:p>#VALOR!</text:p>
          </table:table-cell>
          <table:table-cell table:number-columns-repeated="3" table:style-name="ce1"/>
          <table:table-cell office:value-type="string" table:style-name="ce4">
            <text:p>Alojamento, restauração e similares</text:p>
          </table:table-cell>
          <table:table-cell office:value-type="float" office:value="-7770" table:style-name="ce4">
            <text:p>-7770</text:p>
          </table:table-cell>
          <table:table-cell office:value-type="float" office:value="-15.196855013788651" table:style-name="ce14">
            <text:p>-15,2</text:p>
          </table:table-cell>
          <table:table-cell table:number-columns-repeated="2" table:style-name="ce1"/>
          <table:table-cell office:value-type="string" table:style-name="ce19">
            <text:p>Fabricação de outros produtos minerais não metálicos</text:p>
          </table:table-cell>
          <table:table-cell office:value-type="float" office:value="-22.333225910409283" table:style-name="ce11">
            <text:p>-22,3</text:p>
          </table:table-cell>
          <table:table-cell office:value-type="float" office:value="-1386" table:style-name="ce19">
            <text:p>-1386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55</text:p>
          </table:table-cell>
          <table:table-cell office:value-type="float" office:value="14059" table:style-name="ce38">
            <text:p>14059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6</text:p>
          </table:table-cell>
          <table:table-cell office:value-type="float" office:value="16283" table:style-name="ce38">
            <text:p>16283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Indústria do vestuário</text:p>
          </table:table-cell>
          <table:table-cell office:value-type="float" office:value="15816" table:style-name="ce4">
            <text:p>15816</text:p>
          </table:table-cell>
          <table:table-cell office:value-type="float" office:value="3.1574030080771704" table:style-name="ce27">
            <text:p>3,2</text:p>
          </table:table-cell>
          <table:table-cell table:number-columns-repeated="2" table:style-name="ce1"/>
          <table:table-cell office:value-type="string" table:style-name="ce31">
            <text:p>Alojamento, restauração e similares</text:p>
          </table:table-cell>
          <table:table-cell office:value-type="float" office:value="41412" table:style-name="ce31">
            <text:p>41412</text:p>
          </table:table-cell>
          <table:table-cell office:value-type="float" office:value="8.0055984287282911" table:style-name="ce39">
            <text:p>8,0</text:p>
          </table:table-cell>
          <table:table-cell table:style-name="ce1"/>
          <table:table-cell table:style-name="ce30"/>
          <table:table-cell office:value-type="string" table:style-name="ce40">
            <text:p>Indústria do vestuário</text:p>
          </table:table-cell>
          <table:table-cell office:value-type="float" office:value="12.4973326694644" table:style-name="ce14">
            <text:p>12,5</text:p>
          </table:table-cell>
          <table:table-cell office:value-type="float" office:value="1757" table:style-name="ce15">
            <text:p>1757</text:p>
          </table:table-cell>
          <table:table-cell table:number-columns-repeated="3" table:style-name="ce1"/>
          <table:table-cell office:value-type="string" table:style-name="ce19">
            <text:p>Indústria do vestuário</text:p>
          </table:table-cell>
          <table:table-cell office:value-type="float" office:value="-4919" table:style-name="ce19">
            <text:p>-4919</text:p>
          </table:table-cell>
          <table:table-cell office:value-type="float" office:value="-23.20064144891991" table:style-name="ce11">
            <text:p>-23,2</text:p>
          </table:table-cell>
          <table:table-cell table:number-columns-repeated="2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1.734608985024959" table:style-name="ce11">
            <text:p>-21,7</text:p>
          </table:table-cell>
          <table:table-cell office:value-type="float" office:value="-2090" table:style-name="ce19">
            <text:p>-2090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56</text:p>
          </table:table-cell>
          <table:table-cell office:value-type="float" office:value="40439" table:style-name="ce38">
            <text:p>40439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7</text:p>
          </table:table-cell>
          <table:table-cell office:value-type="float" office:value="3843" table:style-name="ce38">
            <text:p>3843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Indústria do couro e dos produtos do couro</text:p>
          </table:table-cell>
          <table:table-cell office:value-type="float" office:value="3909" table:style-name="ce4">
            <text:p>3909</text:p>
          </table:table-cell>
          <table:table-cell office:value-type="float" office:value="0.78036724573682714" table:style-name="ce27">
            <text:p>0,8</text:p>
          </table:table-cell>
          <table:table-cell table:number-columns-repeated="2" table:style-name="ce1"/>
          <table:table-cell office:value-type="string" table:style-name="ce31">
            <text:p>Outras atividades de serviços</text:p>
          </table:table-cell>
          <table:table-cell office:value-type="float" office:value="34488" table:style-name="ce31">
            <text:p>34488</text:p>
          </table:table-cell>
          <table:table-cell office:value-type="float" office:value="6.667079073939469" table:style-name="ce39">
            <text:p>6,7</text:p>
          </table:table-cell>
          <table:table-cell table:style-name="ce1"/>
          <table:table-cell table:style-name="ce30"/>
          <table:table-cell office:value-type="string" table:style-name="ce40">
            <text:p>Indústria do couro e dos produtos do couro</text:p>
          </table:table-cell>
          <table:table-cell office:value-type="float" office:value="-90.333588862236951" table:style-name="ce14">
            <text:p>-90,3</text:p>
          </table:table-cell>
          <table:table-cell office:value-type="float" office:value="-36530" table:style-name="ce15">
            <text:p>-36530</text:p>
          </table:table-cell>
          <table:table-cell table:number-columns-repeated="3" table:style-name="ce1"/>
          <table:table-cell office:value-type="string" table:style-name="ce4">
            <text:p>Outras atividades de serviços</text:p>
          </table:table-cell>
          <table:table-cell office:value-type="float" office:value="-3946" table:style-name="ce4">
            <text:p>-3946</text:p>
          </table:table-cell>
          <table:table-cell office:value-type="float" office:value="-10.367840252233314" table:style-name="ce14">
            <text:p>-10,4</text:p>
          </table:table-cell>
          <table:table-cell table:number-columns-repeated="2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20.929449402256274" table:style-name="ce11">
            <text:p>-20,9</text:p>
          </table:table-cell>
          <table:table-cell office:value-type="float" office:value="-1243" table:style-name="ce19">
            <text:p>-1243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Total</text:p>
          </table:table-cell>
          <table:table-cell office:value-type="float" office:value="54498" table:style-name="ce38">
            <text:p>54498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8</text:p>
          </table:table-cell>
          <table:table-cell office:value-type="float" office:value="4475" table:style-name="ce38">
            <text:p>4475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Indústria da madeira e da cortiça</text:p>
          </table:table-cell>
          <table:table-cell office:value-type="float" office:value="4347" table:style-name="ce4">
            <text:p>4347</text:p>
          </table:table-cell>
          <table:table-cell office:value-type="float" office:value="0.86780670688615702" table:style-name="ce27">
            <text:p>0,9</text:p>
          </table:table-cell>
          <table:table-cell table:number-columns-repeated="2" table:style-name="ce1"/>
          <table:table-cell office:value-type="string" table:style-name="ce31">
            <text:p>Agricultura, produção animal, caça, floresta e pesca</text:p>
          </table:table-cell>
          <table:table-cell office:value-type="float" office:value="18242" table:style-name="ce31">
            <text:p>18242</text:p>
          </table:table-cell>
          <table:table-cell office:value-type="float" office:value="3.52646881427754" table:style-name="ce39">
            <text:p>3,5</text:p>
          </table:table-cell>
          <table:table-cell table:style-name="ce1"/>
          <table:table-cell table:style-name="ce30"/>
          <table:table-cell office:value-type="string" table:style-name="ce40">
            <text:p>Indústria da madeira e da cortiça</text:p>
          </table:table-cell>
          <table:table-cell office:value-type="float" office:value="-92.023560497632943" table:style-name="ce14">
            <text:p>-92,0</text:p>
          </table:table-cell>
          <table:table-cell office:value-type="float" office:value="-50151" table:style-name="ce15">
            <text:p>-50151</text:p>
          </table:table-cell>
          <table:table-cell table:number-columns-repeated="3" table:style-name="ce1"/>
          <table:table-cell office:value-type="string" table:style-name="ce4">
            <text:p>Atividades de consultoria, científicas, técnicas e similares</text:p>
          </table:table-cell>
          <table:table-cell office:value-type="float" office:value="-3090" table:style-name="ce4">
            <text:p>-3090</text:p>
          </table:table-cell>
          <table:table-cell office:value-type="float" office:value="-22.39130434782609" table:style-name="ce14">
            <text:p>-22,4</text:p>
          </table:table-cell>
          <table:table-cell table:number-columns-repeated="2" table:style-name="ce1"/>
          <table:table-cell office:value-type="string" table:style-name="ce19">
            <text:p>Indústrias do papel, impressão e reprodução</text:p>
          </table:table-cell>
          <table:table-cell office:value-type="float" office:value="-20.779929097354785" table:style-name="ce11">
            <text:p>-20,8</text:p>
          </table:table-cell>
          <table:table-cell office:value-type="float" office:value="-762" table:style-name="ce19">
            <text:p>-762</text:p>
          </table:table-cell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09</text:p>
          </table:table-cell>
          <table:table-cell office:value-type="float" office:value="2905" table:style-name="ce38">
            <text:p>2905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Indústrias do papel, impressão e reprodução</text:p>
          </table:table-cell>
          <table:table-cell office:value-type="float" office:value="2804" table:style-name="ce4">
            <text:p>2804</text:p>
          </table:table-cell>
          <table:table-cell office:value-type="float" office:value="0.55977225813406584" table:style-name="ce27">
            <text:p>0,6</text:p>
          </table:table-cell>
          <table:table-cell table:number-columns-repeated="2" table:style-name="ce1"/>
          <table:table-cell office:value-type="string" table:style-name="ce31">
            <text:p>Indústria do vestuário</text:p>
          </table:table-cell>
          <table:table-cell office:value-type="float" office:value="16973" table:style-name="ce31">
            <text:p>16973</text:p>
          </table:table-cell>
          <table:table-cell office:value-type="float" office:value="3.281150925596573" table:style-name="ce39">
            <text:p>3,3</text:p>
          </table:table-cell>
          <table:table-cell table:style-name="ce1"/>
          <table:table-cell table:style-name="ce30"/>
          <table:table-cell office:value-type="string" table:style-name="ce40">
            <text:p>Indústrias do papel, impressão e reprodução</text:p>
          </table:table-cell>
          <table:table-cell office:value-type="float" office:value="0" table:formula="msoxl:=#DIV/0!" table:style-name="ce14">
            <text:p>#DIV/0!</text:p>
          </table:table-cell>
          <table:table-cell office:value-type="float" office:value="2804" table:style-name="ce15">
            <text:p>2804</text:p>
          </table:table-cell>
          <table:table-cell table:number-columns-repeated="3" table:style-name="ce1"/>
          <table:table-cell office:value-type="string" table:style-name="ce4">
            <text:p>Transportes e armazenagem</text:p>
          </table:table-cell>
          <table:table-cell office:value-type="float" office:value="-2295" table:style-name="ce4">
            <text:p>-2295</text:p>
          </table:table-cell>
          <table:table-cell office:value-type="float" office:value="-19.485481406011207" table:style-name="ce14">
            <text:p>-19,5</text:p>
          </table:table-cell>
          <table:table-cell table:number-columns-repeated="2" table:style-name="ce1"/>
          <table:table-cell office:value-type="string" table:style-name="ce19">
            <text:p>Transportes e armazenagem</text:p>
          </table:table-cell>
          <table:table-cell office:value-type="float" office:value="-19.485481406011207" table:style-name="ce11">
            <text:p>-19,5</text:p>
          </table:table-cell>
          <table:table-cell office:value-type="float" office:value="-2295" table:style-name="ce19">
            <text:p>-2295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Subsidiados</text:p>
          </table:table-cell>
          <table:table-cell office:value-type="string" table:style-name="ce38">
            <text:p>Intervenções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0</text:p>
          </table:table-cell>
          <table:table-cell office:value-type="float" office:value="3986" table:style-name="ce38">
            <text:p>3986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Fab. produtos petrolíferos, químicos, farmacêuticos, borracha e plástico</text:p>
          </table:table-cell>
          <table:table-cell office:value-type="float" office:value="3880" table:style-name="ce4">
            <text:p>3880</text:p>
          </table:table-cell>
          <table:table-cell office:value-type="float" office:value="0.77457787502146058" table:style-name="ce27">
            <text:p>0,8</text:p>
          </table:table-cell>
          <table:table-cell table:number-columns-repeated="2" table:style-name="ce1"/>
          <table:table-cell office:value-type="string" table:style-name="ce31">
            <text:p>Indústrias alimentares das bebidas e do tabaco</text:p>
          </table:table-cell>
          <table:table-cell office:value-type="float" office:value="12063" table:style-name="ce31">
            <text:p>12063</text:p>
          </table:table-cell>
          <table:table-cell office:value-type="float" office:value="2.3319698117876309" table:style-name="ce39">
            <text:p>2,3</text:p>
          </table:table-cell>
          <table:table-cell table:style-name="ce1"/>
          <table:table-cell table:style-name="ce30"/>
          <table:table-cell office:value-type="string" table:style-name="ce40">
            <text:p>Fab. produtos petrolíferos, químicos, farmacêuticos, borracha e plástico</text:p>
          </table:table-cell>
          <table:table-cell office:value-type="float" office:value="0" table:formula="msoxl:=#VALUE!" table:style-name="ce14">
            <text:p>#VALOR!</text:p>
          </table:table-cell>
          <table:table-cell office:value-type="float" office:value="0" table:formula="msoxl:=#VALUE!" table:style-name="ce15">
            <text:p>#VALOR!</text:p>
          </table:table-cell>
          <table:table-cell table:number-columns-repeated="3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2212" table:style-name="ce19">
            <text:p>-2212</text:p>
          </table:table-cell>
          <table:table-cell office:value-type="float" office:value="-19.422249539028886" table:style-name="ce11">
            <text:p>-19,4</text:p>
          </table:table-cell>
          <table:table-cell table:number-columns-repeated="2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19.422249539028886" table:style-name="ce11">
            <text:p>-19,4</text:p>
          </table:table-cell>
          <table:table-cell office:value-type="float" office:value="-2212" table:style-name="ce19">
            <text:p>-2212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Norte</text:p>
          </table:table-cell>
          <table:table-cell office:value-type="float" office:value="138064" table:style-name="ce38">
            <text:p>138064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1</text:p>
          </table:table-cell>
          <table:table-cell office:value-type="float" office:value="4820" table:style-name="ce38">
            <text:p>4820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Fabricação de outros produtos minerais não metálicos</text:p>
          </table:table-cell>
          <table:table-cell office:value-type="float" office:value="4691" table:style-name="ce4">
            <text:p>4691</text:p>
          </table:table-cell>
          <table:table-cell office:value-type="float" office:value="0.93648062157878131" table:style-name="ce27">
            <text:p>0,9</text:p>
          </table:table-cell>
          <table:table-cell table:number-columns-repeated="2" table:style-name="ce1"/>
          <table:table-cell office:value-type="string" table:style-name="ce31">
            <text:p>Atividades de consultoria, científicas, técnicas e similares</text:p>
          </table:table-cell>
          <table:table-cell office:value-type="float" office:value="11038" table:style-name="ce31">
            <text:p>11038</text:p>
          </table:table-cell>
          <table:table-cell office:value-type="float" office:value="2.1338210049334219" table:style-name="ce39">
            <text:p>2,1</text:p>
          </table:table-cell>
          <table:table-cell table:style-name="ce1"/>
          <table:table-cell table:style-name="ce30"/>
          <table:table-cell office:value-type="string" table:style-name="ce40">
            <text:p>Fabricação de outros produtos minerais não metálicos</text:p>
          </table:table-cell>
          <table:table-cell office:value-type="float" office:value="-96.602300382431338" table:style-name="ce14">
            <text:p>-96,6</text:p>
          </table:table-cell>
          <table:table-cell office:value-type="float" office:value="-133373" table:style-name="ce15">
            <text:p>-133373</text:p>
          </table:table-cell>
          <table:table-cell table:number-columns-repeated="3" table:style-name="ce1"/>
          <table:table-cell office:value-type="string" table:style-name="ce4">
            <text:p>Fab. mobiliário, repar. instal. máq. e equipa. e outras ind. transformadoras</text:p>
          </table:table-cell>
          <table:table-cell office:value-type="float" office:value="-2187" table:style-name="ce4">
            <text:p>-2187</text:p>
          </table:table-cell>
          <table:table-cell office:value-type="float" office:value="-18.695503504872626" table:style-name="ce14">
            <text:p>-18,7</text:p>
          </table:table-cell>
          <table:table-cell table:number-columns-repeated="2" table:style-name="ce1"/>
          <table:table-cell office:value-type="string" table:style-name="ce19">
            <text:p>Construção</text:p>
          </table:table-cell>
          <table:table-cell office:value-type="float" office:value="-19.124084146442183" table:style-name="ce11">
            <text:p>-19,1</text:p>
          </table:table-cell>
          <table:table-cell office:value-type="float" office:value="-16209" table:style-name="ce19">
            <text:p>-16209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Centro</text:p>
          </table:table-cell>
          <table:table-cell office:value-type="float" office:value="49219" table:style-name="ce38">
            <text:p>49219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2</text:p>
          </table:table-cell>
          <table:table-cell office:value-type="float" office:value="7526" table:style-name="ce38">
            <text:p>7526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Indústria metalúrgica de base e fab. produtos metálicos</text:p>
          </table:table-cell>
          <table:table-cell office:value-type="float" office:value="7418" table:style-name="ce4">
            <text:p>7418</text:p>
          </table:table-cell>
          <table:table-cell office:value-type="float" office:value="1.4808811022961843" table:style-name="ce27">
            <text:p>1,5</text:p>
          </table:table-cell>
          <table:table-cell table:number-columns-repeated="2" table:style-name="ce1"/>
          <table:table-cell office:value-type="string" table:style-name="ce31">
            <text:p>Fab. mobiliário, repar. instal. máq. e equipa. e outras ind. transformadoras</text:p>
          </table:table-cell>
          <table:table-cell office:value-type="float" office:value="9871" table:style-name="ce31">
            <text:p>9871</text:p>
          </table:table-cell>
          <table:table-cell office:value-type="float" office:value="1.9082213389833129" table:style-name="ce39">
            <text:p>1,9</text:p>
          </table:table-cell>
          <table:table-cell table:style-name="ce1"/>
          <table:table-cell table:style-name="ce30"/>
          <table:table-cell office:value-type="string" table:style-name="ce40">
            <text:p>Indústria metalúrgica de base e fab. produtos metálicos</text:p>
          </table:table-cell>
          <table:table-cell office:value-type="float" office:value="-84.928584489729573" table:style-name="ce14">
            <text:p>-84,9</text:p>
          </table:table-cell>
          <table:table-cell office:value-type="float" office:value="-41801" table:style-name="ce15">
            <text:p>-41801</text:p>
          </table:table-cell>
          <table:table-cell table:number-columns-repeated="3" table:style-name="ce1"/>
          <table:table-cell office:value-type="string" table:style-name="ce4">
            <text:p>Indústrias alimentares das bebidas e do tabaco</text:p>
          </table:table-cell>
          <table:table-cell office:value-type="float" office:value="-2097" table:style-name="ce4">
            <text:p>-2097</text:p>
          </table:table-cell>
          <table:table-cell office:value-type="float" office:value="-14.808276251677141" table:style-name="ce14">
            <text:p>-14,8</text:p>
          </table:table-cell>
          <table:table-cell table:number-columns-repeated="2" table:style-name="ce1"/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8.695503504872626" table:style-name="ce11">
            <text:p>-18,7</text:p>
          </table:table-cell>
          <table:table-cell office:value-type="float" office:value="-2187" table:style-name="ce19">
            <text:p>-2187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Lisboa VT</text:p>
          </table:table-cell>
          <table:table-cell office:value-type="float" office:value="124188" table:style-name="ce38">
            <text:p>124188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3</text:p>
          </table:table-cell>
          <table:table-cell office:value-type="float" office:value="4696" table:style-name="ce38">
            <text:p>4696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Fab. equipamento informático, elétrico, máquinas e equipamentos n.e.</text:p>
          </table:table-cell>
          <table:table-cell office:value-type="float" office:value="4621" table:style-name="ce4">
            <text:p>4621</text:p>
          </table:table-cell>
          <table:table-cell office:value-type="float" office:value="0.92250627847272404" table:style-name="ce27">
            <text:p>0,9</text:p>
          </table:table-cell>
          <table:table-cell table:number-columns-repeated="2" table:style-name="ce1"/>
          <table:table-cell office:value-type="string" table:style-name="ce31">
            <text:p>Transportes e armazenagem</text:p>
          </table:table-cell>
          <table:table-cell office:value-type="float" office:value="9592" table:style-name="ce31">
            <text:p>9592</text:p>
          </table:table-cell>
          <table:table-cell office:value-type="float" office:value="1.8542862003371428" table:style-name="ce39">
            <text:p>1,9</text:p>
          </table:table-cell>
          <table:table-cell table:style-name="ce1"/>
          <table:table-cell table:style-name="ce30"/>
          <table:table-cell office:value-type="string" table:style-name="ce40">
            <text:p>Fab. equipamento informático, elétrico, máquinas e equipamentos n.e.</text:p>
          </table:table-cell>
          <table:table-cell office:value-type="float" office:value="-96.27902856958805" table:style-name="ce14">
            <text:p>-96,3</text:p>
          </table:table-cell>
          <table:table-cell office:value-type="float" office:value="-119567" table:style-name="ce15">
            <text:p>-119567</text:p>
          </table:table-cell>
          <table:table-cell table:number-columns-repeated="3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090" table:style-name="ce19">
            <text:p>-2090</text:p>
          </table:table-cell>
          <table:table-cell office:value-type="float" office:value="-21.734608985024959" table:style-name="ce11">
            <text:p>-21,7</text:p>
          </table:table-cell>
          <table:table-cell table:number-columns-repeated="2" table:style-name="ce1"/>
          <table:table-cell office:value-type="string" table:style-name="ce19">
            <text:p>Comércio por grosso e a retalho</text:p>
          </table:table-cell>
          <table:table-cell office:value-type="float" office:value="-18.510699674813804" table:style-name="ce11">
            <text:p>-18,5</text:p>
          </table:table-cell>
          <table:table-cell office:value-type="float" office:value="-14117" table:style-name="ce19">
            <text:p>-14117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Alentejo</text:p>
          </table:table-cell>
          <table:table-cell office:value-type="float" office:value="15831" table:style-name="ce38">
            <text:p>15831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4</text:p>
          </table:table-cell>
          <table:table-cell office:value-type="float" office:value="3765" table:style-name="ce38">
            <text:p>3765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Fab. veículos automóveis, componentes e outro equipa. de transporte</text:p>
          </table:table-cell>
          <table:table-cell office:value-type="float" office:value="3710" table:style-name="ce4">
            <text:p>3710</text:p>
          </table:table-cell>
          <table:table-cell office:value-type="float" office:value="0.74064018462103576" table:style-name="ce27">
            <text:p>0,7</text:p>
          </table:table-cell>
          <table:table-cell table:number-columns-repeated="2" table:style-name="ce1"/>
          <table:table-cell office:value-type="string" table:style-name="ce31">
            <text:p>Comércio, manut. repar. de veículos automóveis e motociclos</text:p>
          </table:table-cell>
          <table:table-cell office:value-type="float" office:value="9414" table:style-name="ce31">
            <text:p>9414</text:p>
          </table:table-cell>
          <table:table-cell office:value-type="float" office:value="1.8198759685127048" table:style-name="ce39">
            <text:p>1,8</text:p>
          </table:table-cell>
          <table:table-cell table:style-name="ce1"/>
          <table:table-cell table:style-name="ce30"/>
          <table:table-cell office:value-type="string" table:style-name="ce40">
            <text:p>Fab. veículos automóveis, componentes e outro equipa. de transporte</text:p>
          </table:table-cell>
          <table:table-cell office:value-type="float" office:value="-76.56496746889016" table:style-name="ce14">
            <text:p>-76,6</text:p>
          </table:table-cell>
          <table:table-cell office:value-type="float" office:value="-12121" table:style-name="ce15">
            <text:p>-12121</text:p>
          </table:table-cell>
          <table:table-cell table:number-columns-repeated="3" table:style-name="ce1"/>
          <table:table-cell office:value-type="string" table:style-name="ce4">
            <text:p>Fabricação de têxteis</text:p>
          </table:table-cell>
          <table:table-cell office:value-type="float" office:value="-1996" table:style-name="ce4">
            <text:p>-1996</text:p>
          </table:table-cell>
          <table:table-cell office:value-type="float" office:value="-23.832835820895522" table:style-name="ce14">
            <text:p>-23,8</text:p>
          </table:table-cell>
          <table:table-cell table:number-columns-repeated="2" table:style-name="ce1"/>
          <table:table-cell office:value-type="string" table:style-name="ce19">
            <text:p>Indústria do couro e dos produtos do couro</text:p>
          </table:table-cell>
          <table:table-cell office:value-type="float" office:value="-17.532188841201719" table:style-name="ce11">
            <text:p>-17,5</text:p>
          </table:table-cell>
          <table:table-cell office:value-type="float" office:value="-817" table:style-name="ce19">
            <text:p>-817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Algarve</text:p>
          </table:table-cell>
          <table:table-cell office:value-type="float" office:value="21312" table:style-name="ce38">
            <text:p>21312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5</text:p>
          </table:table-cell>
          <table:table-cell office:value-type="float" office:value="9511" table:style-name="ce38">
            <text:p>9511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Fab. mobiliário, repar. instal. máq. e equipa. e outras ind. transformadoras</text:p>
          </table:table-cell>
          <table:table-cell office:value-type="float" office:value="9200" table:style-name="ce4">
            <text:p>9200</text:p>
          </table:table-cell>
          <table:table-cell office:value-type="float" office:value="1.8366279510818138" table:style-name="ce27">
            <text:p>1,8</text:p>
          </table:table-cell>
          <table:table-cell table:number-columns-repeated="2" table:style-name="ce1"/>
          <table:table-cell office:value-type="string" table:style-name="ce31">
            <text:p>Indústria metalúrgica de base e fab. produtos metálicos</text:p>
          </table:table-cell>
          <table:table-cell office:value-type="float" office:value="7815" table:style-name="ce31">
            <text:p>7815</text:p>
          </table:table-cell>
          <table:table-cell office:value-type="float" office:value="1.5107638298201389" table:style-name="ce39">
            <text:p>1,5</text:p>
          </table:table-cell>
          <table:table-cell table:style-name="ce1"/>
          <table:table-cell table:style-name="ce30"/>
          <table:table-cell office:value-type="string" table:style-name="ce40">
            <text:p>Fab. mobiliário, repar. instal. máq. e equipa. e outras ind. transformadoras</text:p>
          </table:table-cell>
          <table:table-cell office:value-type="float" office:value="-56.831831831831835" table:style-name="ce14">
            <text:p>-56,8</text:p>
          </table:table-cell>
          <table:table-cell office:value-type="float" office:value="-12112" table:style-name="ce15">
            <text:p>-12112</text:p>
          </table:table-cell>
          <table:table-cell table:number-columns-repeated="3" table:style-name="ce1"/>
          <table:table-cell office:value-type="string" table:style-name="ce4">
            <text:p>Fabricação de outros produtos minerais não metálicos</text:p>
          </table:table-cell>
          <table:table-cell office:value-type="float" office:value="-1386" table:style-name="ce4">
            <text:p>-1386</text:p>
          </table:table-cell>
          <table:table-cell office:value-type="float" office:value="-22.333225910409283" table:style-name="ce14">
            <text:p>-22,3</text:p>
          </table:table-cell>
          <table:table-cell table:number-columns-repeated="2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7.389730596204561" table:style-name="ce11">
            <text:p>-17,4</text:p>
          </table:table-cell>
          <table:table-cell office:value-type="float" office:value="-10089" table:style-name="ce19">
            <text:p>-10089</text:p>
          </table:table-cell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348614" table:style-name="ce38">
            <text:p>348614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6</text:p>
          </table:table-cell>
          <table:table-cell office:value-type="float" office:value="2064" table:style-name="ce38">
            <text:p>2064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Eletricidade, gás e água, saneamento, resíduos e despoluição</text:p>
          </table:table-cell>
          <table:table-cell office:value-type="float" office:value="2012" table:style-name="ce4">
            <text:p>2012</text:p>
          </table:table-cell>
          <table:table-cell office:value-type="float" office:value="0.40166254756267494" table:style-name="ce27">
            <text:p>0,4</text:p>
          </table:table-cell>
          <table:table-cell table:number-columns-repeated="2" table:style-name="ce1"/>
          <table:table-cell office:value-type="string" table:style-name="ce31">
            <text:p>Atividades de informação e de comunicação</text:p>
          </table:table-cell>
          <table:table-cell office:value-type="float" office:value="7227" table:style-name="ce31">
            <text:p>7227</text:p>
          </table:table-cell>
          <table:table-cell office:value-type="float" office:value="1.3970940752540171" table:style-name="ce39">
            <text:p>1,4</text:p>
          </table:table-cell>
          <table:table-cell table:style-name="ce1"/>
          <table:table-cell table:style-name="ce30"/>
          <table:table-cell office:value-type="string" table:style-name="ce40">
            <text:p>Eletricidade, gás e água, saneamento, resíduos e despoluição</text:p>
          </table:table-cell>
          <table:table-cell office:value-type="float" office:value="-99.422857372337319" table:style-name="ce14">
            <text:p>-99,4</text:p>
          </table:table-cell>
          <table:table-cell office:value-type="float" office:value="-346602" table:style-name="ce15">
            <text:p>-346602</text:p>
          </table:table-cell>
          <table:table-cell table:number-columns-repeated="3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1243" table:style-name="ce19">
            <text:p>-1243</text:p>
          </table:table-cell>
          <table:table-cell office:value-type="float" office:value="-20.929449402256274" table:style-name="ce11">
            <text:p>-20,9</text:p>
          </table:table-cell>
          <table:table-cell table:number-columns-repeated="2" table:style-name="ce1"/>
          <table:table-cell office:value-type="string" table:style-name="ce19">
            <text:p>Indústria da madeira e da cortiça</text:p>
          </table:table-cell>
          <table:table-cell office:value-type="float" office:value="-17.0066765578635" table:style-name="ce11">
            <text:p>-17,0</text:p>
          </table:table-cell>
          <table:table-cell office:value-type="float" office:value="-917" table:style-name="ce19">
            <text:p>-917</text:p>
          </table:table-cell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17</text:p>
          </table:table-cell>
          <table:table-cell office:value-type="float" office:value="68548" table:style-name="ce38">
            <text:p>68548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Construção</text:p>
          </table:table-cell>
          <table:table-cell office:value-type="float" office:value="67439" table:style-name="ce4">
            <text:p>67439</text:p>
          </table:table-cell>
          <table:table-cell office:value-type="float" office:value="13.463081781848526" table:style-name="ce27">
            <text:p>13,5</text:p>
          </table:table-cell>
          <table:table-cell table:number-columns-repeated="2" table:style-name="ce1"/>
          <table:table-cell office:value-type="string" table:style-name="ce31">
            <text:p>Fabricação de têxteis</text:p>
          </table:table-cell>
          <table:table-cell office:value-type="float" office:value="6569" table:style-name="ce31">
            <text:p>6569</text:p>
          </table:table-cell>
          <table:table-cell office:value-type="float" office:value="1.2698922070490715" table:style-name="ce39">
            <text:p>1,3</text:p>
          </table:table-cell>
          <table:table-cell table:style-name="ce1"/>
          <table:table-cell table:style-name="ce30"/>
          <table:table-cell office:value-type="string" table:style-name="ce40">
            <text:p>Construção</text:p>
          </table:table-cell>
          <table:table-cell office:value-type="float" office:value="0" table:formula="msoxl:=#DIV/0!" table:style-name="ce14">
            <text:p>#DIV/0!</text:p>
          </table:table-cell>
          <table:table-cell office:value-type="float" office:value="67439" table:style-name="ce15">
            <text:p>67439</text:p>
          </table:table-cell>
          <table:table-cell table:number-columns-repeated="3" table:style-name="ce1"/>
          <table:table-cell office:value-type="string" table:style-name="ce4">
            <text:p>Atividades de informação e de comunicação</text:p>
          </table:table-cell>
          <table:table-cell office:value-type="float" office:value="-1104" table:style-name="ce4">
            <text:p>-1104</text:p>
          </table:table-cell>
          <table:table-cell office:value-type="float" office:value="-13.48973607038123" table:style-name="ce14">
            <text:p>-13,5</text:p>
          </table:table-cell>
          <table:table-cell table:number-columns-repeated="2" table:style-name="ce1"/>
          <table:table-cell office:value-type="string" table:style-name="ce19">
            <text:p>Alojamento, restauração e similares</text:p>
          </table:table-cell>
          <table:table-cell office:value-type="float" office:value="-15.196855013788651" table:style-name="ce11">
            <text:p>-15,2</text:p>
          </table:table-cell>
          <table:table-cell office:value-type="float" office:value="-7770" table:style-name="ce19">
            <text:p>-7770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Ocupados</text:p>
          </table:table-cell>
          <table:table-cell office:value-type="string" table:style-name="ce38">
            <text:p>Intervenções</text:p>
          </table:table-cell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6"/>
          <table:table-cell office:value-type="string" table:style-name="ce37">
            <text:p>19</text:p>
          </table:table-cell>
          <table:table-cell office:value-type="float" office:value="9177" table:style-name="ce38">
            <text:p>9177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Comércio, manut. repar. de veículos automóveis e motociclos</text:p>
          </table:table-cell>
          <table:table-cell office:value-type="float" office:value="8921" table:style-name="ce4">
            <text:p>8921</text:p>
          </table:table-cell>
          <table:table-cell office:value-type="float" office:value="1.7809302121305284" table:style-name="ce27">
            <text:p>1,8</text:p>
          </table:table-cell>
          <table:table-cell table:number-columns-repeated="2" table:style-name="ce1"/>
          <table:table-cell office:value-type="string" table:style-name="ce31">
            <text:p>Fabricação de outros produtos minerais não metálicos</text:p>
          </table:table-cell>
          <table:table-cell office:value-type="float" office:value="5088" table:style-name="ce31">
            <text:p>5088</text:p>
          </table:table-cell>
          <table:table-cell office:value-type="float" office:value="0.98359134563338024" table:style-name="ce39">
            <text:p>1,0</text:p>
          </table:table-cell>
          <table:table-cell table:style-name="ce1"/>
          <table:table-cell table:style-name="ce30"/>
          <table:table-cell office:value-type="string" table:style-name="ce40">
            <text:p>Comércio, manut. repar. de veículos automóveis e motociclos</text:p>
          </table:table-cell>
          <table:table-cell office:value-type="float" office:value="0" table:formula="msoxl:=#VALUE!" table:style-name="ce14">
            <text:p>#VALOR!</text:p>
          </table:table-cell>
          <table:table-cell office:value-type="float" office:value="0" table:formula="msoxl:=#VALUE!" table:style-name="ce15">
            <text:p>#VALOR!</text:p>
          </table:table-cell>
          <table:table-cell table:number-columns-repeated="3" table:style-name="ce1"/>
          <table:table-cell office:value-type="string" table:style-name="ce4">
            <text:p>Indústria da madeira e da cortiça</text:p>
          </table:table-cell>
          <table:table-cell office:value-type="float" office:value="-917" table:style-name="ce4">
            <text:p>-917</text:p>
          </table:table-cell>
          <table:table-cell office:value-type="float" office:value="-17.0066765578635" table:style-name="ce14">
            <text:p>-17,0</text:p>
          </table:table-cell>
          <table:table-cell table:number-columns-repeated="2" table:style-name="ce1"/>
          <table:table-cell office:value-type="string" table:style-name="ce19">
            <text:p>Indústrias alimentares das bebidas e do tabaco</text:p>
          </table:table-cell>
          <table:table-cell office:value-type="float" office:value="-14.808276251677141" table:style-name="ce11">
            <text:p>-14,8</text:p>
          </table:table-cell>
          <table:table-cell office:value-type="float" office:value="-2097" table:style-name="ce19">
            <text:p>-2097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51</text:p>
          </table:table-cell>
          <table:table-cell office:value-type="float" office:value="29083" table:style-name="ce38">
            <text:p>29083</text:p>
          </table:table-cell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6"/>
          <table:table-cell office:value-type="string" table:style-name="ce37">
            <text:p>20</text:p>
          </table:table-cell>
          <table:table-cell office:value-type="float" office:value="62147" table:style-name="ce38">
            <text:p>62147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Comércio por grosso e a retalho</text:p>
          </table:table-cell>
          <table:table-cell office:value-type="float" office:value="60346" table:style-name="ce4">
            <text:p>60346</text:p>
          </table:table-cell>
          <table:table-cell office:value-type="float" office:value="12.047081558259036" table:style-name="ce27">
            <text:p>12,0</text:p>
          </table:table-cell>
          <table:table-cell table:number-columns-repeated="2" table:style-name="ce1"/>
          <table:table-cell office:value-type="string" table:style-name="ce31">
            <text:p>Fab. equipamento informático, elétrico, máquinas e equipamentos n.e.</text:p>
          </table:table-cell>
          <table:table-cell office:value-type="float" office:value="4869" table:style-name="ce31">
            <text:p>4869</text:p>
          </table:table-cell>
          <table:table-cell office:value-type="float" office:value="0.94125516153477362" table:style-name="ce39">
            <text:p>0,9</text:p>
          </table:table-cell>
          <table:table-cell table:style-name="ce1"/>
          <table:table-cell table:style-name="ce30"/>
          <table:table-cell office:value-type="string" table:style-name="ce40">
            <text:p>Comércio por grosso e a retalho</text:p>
          </table:table-cell>
          <table:table-cell office:value-type="float" office:value="107.49578791734002" table:style-name="ce14">
            <text:p>107,5</text:p>
          </table:table-cell>
          <table:table-cell office:value-type="float" office:value="31263" table:style-name="ce15">
            <text:p>31263</text:p>
          </table:table-cell>
          <table:table-cell table:number-columns-repeated="3" table:style-name="ce1"/>
          <table:table-cell office:value-type="string" table:style-name="ce4">
            <text:p>Indústria do couro e dos produtos do couro</text:p>
          </table:table-cell>
          <table:table-cell office:value-type="float" office:value="-817" table:style-name="ce4">
            <text:p>-817</text:p>
          </table:table-cell>
          <table:table-cell office:value-type="float" office:value="-17.532188841201719" table:style-name="ce14">
            <text:p>-17,5</text:p>
          </table:table-cell>
          <table:table-cell table:number-columns-repeated="2" table:style-name="ce1"/>
          <table:table-cell office:value-type="string" table:style-name="ce19">
            <text:p>Eletricidade, gás e água, saneamento, resíduos e despoluição</text:p>
          </table:table-cell>
          <table:table-cell office:value-type="float" office:value="-13.712374581939798" table:style-name="ce11">
            <text:p>-13,7</text:p>
          </table:table-cell>
          <table:table-cell office:value-type="float" office:value="-328" table:style-name="ce19">
            <text:p>-328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521</text:p>
          </table:table-cell>
          <table:table-cell office:value-type="float" office:value="63566" table:style-name="ce38">
            <text:p>63566</text:p>
          </table:table-cell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6"/>
          <table:table-cell office:value-type="string" table:style-name="ce37">
            <text:p>21</text:p>
          </table:table-cell>
          <table:table-cell office:value-type="float" office:value="9483" table:style-name="ce38">
            <text:p>9483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Transportes e armazenagem</text:p>
          </table:table-cell>
          <table:table-cell office:value-type="float" office:value="9699" table:style-name="ce4">
            <text:p>9699</text:p>
          </table:table-cell>
          <table:table-cell office:value-type="float" office:value="1.9362450540807079" table:style-name="ce27">
            <text:p>1,9</text:p>
          </table:table-cell>
          <table:table-cell table:number-columns-repeated="2" table:style-name="ce1"/>
          <table:table-cell office:value-type="string" table:style-name="ce31">
            <text:p>Indústria da madeira e da cortiça</text:p>
          </table:table-cell>
          <table:table-cell office:value-type="float" office:value="4622" table:style-name="ce31">
            <text:p>4622</text:p>
          </table:table-cell>
          <table:table-cell office:value-type="float" office:value="0.89350613198063755" table:style-name="ce39">
            <text:p>0,9</text:p>
          </table:table-cell>
          <table:table-cell table:style-name="ce1"/>
          <table:table-cell table:style-name="ce30"/>
          <table:table-cell office:value-type="string" table:style-name="ce40">
            <text:p>Transportes e armazenagem</text:p>
          </table:table-cell>
          <table:table-cell office:value-type="float" office:value="-84.741843123682472" table:style-name="ce14">
            <text:p>-84,7</text:p>
          </table:table-cell>
          <table:table-cell office:value-type="float" office:value="-53867" table:style-name="ce15">
            <text:p>-53867</text:p>
          </table:table-cell>
          <table:table-cell table:number-columns-repeated="3" table:style-name="ce1"/>
          <table:table-cell office:value-type="string" table:style-name="ce4">
            <text:p>Indústrias do papel, impressão e reprodução</text:p>
          </table:table-cell>
          <table:table-cell office:value-type="float" office:value="-762" table:style-name="ce4">
            <text:p>-762</text:p>
          </table:table-cell>
          <table:table-cell office:value-type="float" office:value="-20.779929097354785" table:style-name="ce14">
            <text:p>-20,8</text:p>
          </table:table-cell>
          <table:table-cell table:number-columns-repeated="2" table:style-name="ce1"/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13.629469122426869" table:style-name="ce11">
            <text:p>-13,6</text:p>
          </table:table-cell>
          <table:table-cell office:value-type="float" office:value="-629" table:style-name="ce19">
            <text:p>-629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522</text:p>
          </table:table-cell>
          <table:table-cell office:value-type="float" office:value="17958" table:style-name="ce38">
            <text:p>17958</text:p>
          </table:table-cell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6"/>
          <table:table-cell office:value-type="string" table:style-name="ce37">
            <text:p>22</text:p>
          </table:table-cell>
          <table:table-cell office:value-type="float" office:value="43359" table:style-name="ce38">
            <text:p>43359</text:p>
          </table:table-cell>
          <table:table-cell table:number-columns-repeated="7" table:style-name="ce4"/>
          <table:table-cell table:style-name="ce36"/>
          <table:table-cell office:value-type="string" table:style-name="ce19">
            <text:p>Alojamento, restauração e similares</text:p>
          </table:table-cell>
          <table:table-cell office:value-type="float" office:value="47163" table:style-name="ce19">
            <text:p>47163</text:p>
          </table:table-cell>
          <table:table-cell office:value-type="float" office:value="9.4153134844425637" table:style-name="ce27">
            <text:p>9,4</text:p>
          </table:table-cell>
          <table:table-cell table:number-columns-repeated="2" table:style-name="ce1"/>
          <table:table-cell office:value-type="string" table:style-name="ce31">
            <text:p>Fab. produtos petrolíferos, químicos, farmacêuticos, borracha e plástico</text:p>
          </table:table-cell>
          <table:table-cell office:value-type="float" office:value="4075" table:style-name="ce31">
            <text:p>4075</text:p>
          </table:table-cell>
          <table:table-cell office:value-type="float" office:value="0.78776232968868398" table:style-name="ce39">
            <text:p>0,8</text:p>
          </table:table-cell>
          <table:table-cell table:style-name="ce1"/>
          <table:table-cell table:style-name="ce30"/>
          <table:table-cell office:value-type="string" table:style-name="ce40">
            <text:p>Alojamento, restauração e similares</text:p>
          </table:table-cell>
          <table:table-cell office:value-type="float" office:value="162.62946876044103" table:style-name="ce14">
            <text:p>162,6</text:p>
          </table:table-cell>
          <table:table-cell office:value-type="float" office:value="29205" table:style-name="ce15">
            <text:p>29205</text:p>
          </table:table-cell>
          <table:table-cell table:number-columns-repeated="3" table:style-name="ce1"/>
          <table:table-cell office:value-type="string" table:style-name="ce4">
            <text:p>Fab. produtos petrolíferos, químicos, farmacêuticos, borracha e plástico</text:p>
          </table:table-cell>
          <table:table-cell office:value-type="float" office:value="-629" table:style-name="ce4">
            <text:p>-629</text:p>
          </table:table-cell>
          <table:table-cell office:value-type="float" office:value="-13.629469122426869" table:style-name="ce14">
            <text:p>-13,6</text:p>
          </table:table-cell>
          <table:table-cell table:number-columns-repeated="2" table:style-name="ce1"/>
          <table:table-cell office:value-type="string" table:style-name="ce19">
            <text:p>Atividades de informação e de comunicação</text:p>
          </table:table-cell>
          <table:table-cell office:value-type="float" office:value="-13.48973607038123" table:style-name="ce11">
            <text:p>-13,5</text:p>
          </table:table-cell>
          <table:table-cell office:value-type="float" office:value="-1104" table:style-name="ce19">
            <text:p>-1104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53</text:p>
          </table:table-cell>
          <table:table-cell office:value-type="float" office:value="22837" table:style-name="ce38">
            <text:p>22837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23</text:p>
          </table:table-cell>
          <table:table-cell office:value-type="float" office:value="7080" table:style-name="ce38">
            <text:p>7080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Atividades de informação e de comunicação</text:p>
          </table:table-cell>
          <table:table-cell office:value-type="float" office:value="6982" table:style-name="ce4">
            <text:p>6982</text:p>
          </table:table-cell>
          <table:table-cell office:value-type="float" office:value="1.3938409080927419" table:style-name="ce27">
            <text:p>1,4</text:p>
          </table:table-cell>
          <table:table-cell table:number-columns-repeated="2" table:style-name="ce1"/>
          <table:table-cell office:value-type="string" table:style-name="ce31">
            <text:p>Atividades financeiras e de seguros</text:p>
          </table:table-cell>
          <table:table-cell office:value-type="float" office:value="3952" table:style-name="ce31">
            <text:p>3952</text:p>
          </table:table-cell>
          <table:table-cell office:value-type="float" office:value="0.76398447286617899" table:style-name="ce39">
            <text:p>0,8</text:p>
          </table:table-cell>
          <table:table-cell table:style-name="ce1"/>
          <table:table-cell table:style-name="ce30"/>
          <table:table-cell office:value-type="string" table:style-name="ce40">
            <text:p>Atividades de informação e de comunicação</text:p>
          </table:table-cell>
          <table:table-cell office:value-type="float" office:value="-69.426807373998329" table:style-name="ce14">
            <text:p>-69,4</text:p>
          </table:table-cell>
          <table:table-cell office:value-type="float" office:value="-15855" table:style-name="ce15">
            <text:p>-15855</text:p>
          </table:table-cell>
          <table:table-cell table:number-columns-repeated="3" table:style-name="ce1"/>
          <table:table-cell office:value-type="string" table:style-name="ce4">
            <text:p>Atividades imobiliárias, administrativas e dos serviços de apoio</text:p>
          </table:table-cell>
          <table:table-cell office:value-type="float" office:value="-524" table:style-name="ce4">
            <text:p>-524</text:p>
          </table:table-cell>
          <table:table-cell office:value-type="float" office:value="-0.50924216214114948" table:style-name="ce14">
            <text:p>-0,5</text:p>
          </table:table-cell>
          <table:table-cell table:number-columns-repeated="2" table:style-name="ce1"/>
          <table:table-cell office:value-type="string" table:style-name="ce19">
            <text:p>Fab. veículos automóveis, componentes e outro equipa. de transporte</text:p>
          </table:table-cell>
          <table:table-cell office:value-type="float" office:value="-11.181882519462137" table:style-name="ce11">
            <text:p>-11,2</text:p>
          </table:table-cell>
          <table:table-cell office:value-type="float" office:value="-474" table:style-name="ce19">
            <text:p>-474</text:p>
          </table:table-cell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6" table:style-name="ce38">
            <text:p>6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24</text:p>
          </table:table-cell>
          <table:table-cell office:value-type="float" office:value="3924" table:style-name="ce38">
            <text:p>3924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Atividades financeiras e de seguros</text:p>
          </table:table-cell>
          <table:table-cell office:value-type="float" office:value="3866" table:style-name="ce4">
            <text:p>3866</text:p>
          </table:table-cell>
          <table:table-cell office:value-type="float" office:value="0.77178300640024922" table:style-name="ce27">
            <text:p>0,8</text:p>
          </table:table-cell>
          <table:table-cell table:number-columns-repeated="2" table:style-name="ce1"/>
          <table:table-cell office:value-type="string" table:style-name="ce31">
            <text:p>Indústria do couro e dos produtos do couro</text:p>
          </table:table-cell>
          <table:table-cell office:value-type="float" office:value="3922" table:style-name="ce31">
            <text:p>3922</text:p>
          </table:table-cell>
          <table:table-cell office:value-type="float" office:value="0.75818499559239727" table:style-name="ce39">
            <text:p>0,8</text:p>
          </table:table-cell>
          <table:table-cell table:style-name="ce1"/>
          <table:table-cell table:style-name="ce30"/>
          <table:table-cell office:value-type="string" table:style-name="ce40">
            <text:p>Atividades financeiras e de seguros</text:p>
          </table:table-cell>
          <table:table-cell office:value-type="float" office:value="64333.333333333336" table:style-name="ce14">
            <text:p>64333,3</text:p>
          </table:table-cell>
          <table:table-cell office:value-type="float" office:value="3860" table:style-name="ce15">
            <text:p>3860</text:p>
          </table:table-cell>
          <table:table-cell table:number-columns-repeated="3" table:style-name="ce1"/>
          <table:table-cell office:value-type="string" table:style-name="ce4">
            <text:p>Fab. veículos automóveis, componentes e outro equipa. de transporte</text:p>
          </table:table-cell>
          <table:table-cell office:value-type="float" office:value="-474" table:style-name="ce4">
            <text:p>-474</text:p>
          </table:table-cell>
          <table:table-cell office:value-type="float" office:value="-11.181882519462137" table:style-name="ce14">
            <text:p>-11,2</text:p>
          </table:table-cell>
          <table:table-cell table:number-columns-repeated="2" table:style-name="ce1"/>
          <table:table-cell office:value-type="string" table:style-name="ce19">
            <text:p>Outras atividades de serviços</text:p>
          </table:table-cell>
          <table:table-cell office:value-type="float" office:value="-10.367840252233314" table:style-name="ce11">
            <text:p>-10,4</text:p>
          </table:table-cell>
          <table:table-cell office:value-type="float" office:value="-3946" table:style-name="ce19">
            <text:p>-3946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Soma:</text:p>
          </table:table-cell>
          <table:table-cell office:value-type="float" office:value="133450" table:style-name="ce38">
            <text:p>133450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25</text:p>
          </table:table-cell>
          <table:table-cell office:value-type="float" office:value="102374" table:style-name="ce38">
            <text:p>102374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Atividades imobiliárias, administrativas e dos serviços de apoio</text:p>
          </table:table-cell>
          <table:table-cell office:value-type="float" office:value="102322" table:style-name="ce4">
            <text:p>102322</text:p>
          </table:table-cell>
          <table:table-cell office:value-type="float" office:value="20.426896218542755" table:style-name="ce27">
            <text:p>20,4</text:p>
          </table:table-cell>
          <table:table-cell table:number-columns-repeated="2" table:style-name="ce1"/>
          <table:table-cell office:value-type="string" table:style-name="ce31">
            <text:p>Fab. veículos automóveis, componentes e outro equipa. de transporte</text:p>
          </table:table-cell>
          <table:table-cell office:value-type="float" office:value="3899" table:style-name="ce31">
            <text:p>3899</text:p>
          </table:table-cell>
          <table:table-cell office:value-type="float" office:value="0.75373872968249789" table:style-name="ce39">
            <text:p>0,8</text:p>
          </table:table-cell>
          <table:table-cell table:style-name="ce1"/>
          <table:table-cell table:style-name="ce30"/>
          <table:table-cell office:value-type="string" table:style-name="ce40">
            <text:p>Atividades imobiliárias, administrativas e dos serviços de apoio</text:p>
          </table:table-cell>
          <table:table-cell office:value-type="float" office:value="-23.325590108654929" table:style-name="ce14">
            <text:p>-23,3</text:p>
          </table:table-cell>
          <table:table-cell office:value-type="float" office:value="-31128" table:style-name="ce15">
            <text:p>-31128</text:p>
          </table:table-cell>
          <table:table-cell table:number-columns-repeated="3" table:style-name="ce1"/>
          <table:table-cell office:value-type="string" table:style-name="ce4">
            <text:p>Eletricidade, gás e água, saneamento, resíduos e despoluição</text:p>
          </table:table-cell>
          <table:table-cell office:value-type="float" office:value="-328" table:style-name="ce4">
            <text:p>-328</text:p>
          </table:table-cell>
          <table:table-cell office:value-type="float" office:value="-13.712374581939798" table:style-name="ce14">
            <text:p>-13,7</text:p>
          </table:table-cell>
          <table:table-cell table:number-columns-repeated="2" table:style-name="ce1"/>
          <table:table-cell office:value-type="string" table:style-name="ce19">
            <text:p>Indústrias extrativas</text:p>
          </table:table-cell>
          <table:table-cell office:value-type="float" office:value="-10.00386249517188" table:style-name="ce11">
            <text:p>-10,0</text:p>
          </table:table-cell>
          <table:table-cell office:value-type="float" office:value="-259" table:style-name="ce19">
            <text:p>-259</text:p>
          </table:table-cell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26</text:p>
          </table:table-cell>
          <table:table-cell office:value-type="float" office:value="10710" table:style-name="ce38">
            <text:p>10710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Atividades de consultoria, científicas, técnicas e similares</text:p>
          </table:table-cell>
          <table:table-cell office:value-type="float" office:value="10337" table:style-name="ce4">
            <text:p>10337</text:p>
          </table:table-cell>
          <table:table-cell office:value-type="float" office:value="2.0636112098187729" table:style-name="ce27">
            <text:p>2,1</text:p>
          </table:table-cell>
          <table:table-cell table:number-columns-repeated="2" table:style-name="ce1"/>
          <table:table-cell office:value-type="string" table:style-name="ce31">
            <text:p>Indústrias do papel, impressão e reprodução</text:p>
          </table:table-cell>
          <table:table-cell office:value-type="float" office:value="2982" table:style-name="ce31">
            <text:p>2982</text:p>
          </table:table-cell>
          <table:table-cell office:value-type="float" office:value="0.57646804101390325" table:style-name="ce39">
            <text:p>0,6</text:p>
          </table:table-cell>
          <table:table-cell table:style-name="ce1"/>
          <table:table-cell table:style-name="ce30"/>
          <table:table-cell office:value-type="string" table:style-name="ce40">
            <text:p>Atividades de consultoria, científicas, técnicas e similares</text:p>
          </table:table-cell>
          <table:table-cell office:value-type="float" office:value="0" table:formula="msoxl:=#DIV/0!" table:style-name="ce14">
            <text:p>#DIV/0!</text:p>
          </table:table-cell>
          <table:table-cell office:value-type="float" office:value="10337" table:style-name="ce15">
            <text:p>10337</text:p>
          </table:table-cell>
          <table:table-cell table:number-columns-repeated="3" table:style-name="ce1"/>
          <table:table-cell office:value-type="string" table:style-name="ce19">
            <text:p>Atividades financeiras e de seguros</text:p>
          </table:table-cell>
          <table:table-cell office:value-type="float" office:value="-296" table:style-name="ce19">
            <text:p>-296</text:p>
          </table:table-cell>
          <table:table-cell office:value-type="float" office:value="-7.0142180094786735" table:style-name="ce11">
            <text:p>-7,0</text:p>
          </table:table-cell>
          <table:table-cell table:number-columns-repeated="2" table:style-name="ce1"/>
          <table:table-cell office:value-type="string" table:style-name="ce19">
            <text:p>Atividades financeiras e de seguros</text:p>
          </table:table-cell>
          <table:table-cell office:value-type="float" office:value="-7.0142180094786735" table:style-name="ce11">
            <text:p>-7,0</text:p>
          </table:table-cell>
          <table:table-cell office:value-type="float" office:value="-296" table:style-name="ce19">
            <text:p>-296</text:p>
          </table:table-cell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27</text:p>
          </table:table-cell>
          <table:table-cell office:value-type="float" office:value="47928" table:style-name="ce38">
            <text:p>47928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Admin. pública, educação, atividades de saúde e apoio social</text:p>
          </table:table-cell>
          <table:table-cell office:value-type="float" office:value="43976" table:style-name="ce4">
            <text:p>43976</text:p>
          </table:table-cell>
          <table:table-cell office:value-type="float" office:value="8.7790816061710704" table:style-name="ce27">
            <text:p>8,8</text:p>
          </table:table-cell>
          <table:table-cell table:number-columns-repeated="2" table:style-name="ce1"/>
          <table:table-cell office:value-type="string" table:style-name="ce31">
            <text:p>Indústrias extrativas</text:p>
          </table:table-cell>
          <table:table-cell office:value-type="float" office:value="2355" table:style-name="ce31">
            <text:p>2355</text:p>
          </table:table-cell>
          <table:table-cell office:value-type="float" office:value="0.45525896599186527" table:style-name="ce39">
            <text:p>0,5</text:p>
          </table:table-cell>
          <table:table-cell table:style-name="ce1"/>
          <table:table-cell table:style-name="ce30"/>
          <table:table-cell office:value-type="string" table:style-name="ce40">
            <text:p>Admin. pública, educação, atividades de saúde e apoio social</text:p>
          </table:table-cell>
          <table:table-cell office:value-type="float" office:value="0" table:formula="msoxl:=#DIV/0!" table:style-name="ce14">
            <text:p>#DIV/0!</text:p>
          </table:table-cell>
          <table:table-cell office:value-type="float" office:value="43976" table:style-name="ce15">
            <text:p>43976</text:p>
          </table:table-cell>
          <table:table-cell table:number-columns-repeated="3" table:style-name="ce1"/>
          <table:table-cell office:value-type="string" table:style-name="ce4">
            <text:p>Indústrias extrativas</text:p>
          </table:table-cell>
          <table:table-cell office:value-type="float" office:value="-259" table:style-name="ce4">
            <text:p>-259</text:p>
          </table:table-cell>
          <table:table-cell office:value-type="float" office:value="-10.00386249517188" table:style-name="ce14">
            <text:p>-10,0</text:p>
          </table:table-cell>
          <table:table-cell table:number-columns-repeated="2" table:style-name="ce1"/>
          <table:table-cell office:value-type="string" table:style-name="ce19">
            <text:p>Atividades imobiliárias, administrativas e dos serviços de apoio</text:p>
          </table:table-cell>
          <table:table-cell office:value-type="float" office:value="-0.50924216214114948" table:style-name="ce11">
            <text:p>-0,5</text:p>
          </table:table-cell>
          <table:table-cell office:value-type="float" office:value="-524" table:style-name="ce19">
            <text:p>-524</text:p>
          </table:table-cell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28</text:p>
          </table:table-cell>
          <table:table-cell office:value-type="float" office:value="34114" table:style-name="ce38">
            <text:p>34114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Outras atividades de serviços</text:p>
          </table:table-cell>
          <table:table-cell office:value-type="float" office:value="34247" table:style-name="ce4">
            <text:p>34247</text:p>
          </table:table-cell>
          <table:table-cell office:value-type="float" office:value="6.8368475479020514" table:style-name="ce27">
            <text:p>6,8</text:p>
          </table:table-cell>
          <table:table-cell table:number-columns-repeated="2" table:style-name="ce1"/>
          <table:table-cell office:value-type="string" table:style-name="ce31">
            <text:p>Eletricidade, gás e água, saneamento, resíduos e despoluição</text:p>
          </table:table-cell>
          <table:table-cell office:value-type="float" office:value="2107" table:style-name="ce31">
            <text:p>2107</text:p>
          </table:table-cell>
          <table:table-cell office:value-type="float" office:value="0.40731662052860301" table:style-name="ce39">
            <text:p>0,4</text:p>
          </table:table-cell>
          <table:table-cell table:style-name="ce1"/>
          <table:table-cell table:style-name="ce30"/>
          <table:table-cell office:value-type="string" table:style-name="ce40">
            <text:p>Outras atividades de serviços</text:p>
          </table:table-cell>
          <table:table-cell office:value-type="float" office:value="0" table:formula="msoxl:=#DIV/0!" table:style-name="ce14">
            <text:p>#DIV/0!</text:p>
          </table:table-cell>
          <table:table-cell office:value-type="float" office:value="34247" table:style-name="ce15">
            <text:p>34247</text:p>
          </table:table-cell>
          <table:table-cell table:number-columns-repeated="3" table:style-name="ce1"/>
          <table:table-cell office:value-type="string" table:style-name="ce4">
            <text:p>Agricultura, produção animal, caça, floresta e pesca</text:p>
          </table:table-cell>
          <table:table-cell office:value-type="float" office:value="129" table:style-name="ce4">
            <text:p>129</text:p>
          </table:table-cell>
          <table:table-cell office:value-type="float" office:value="0.66086065573770492" table:style-name="ce14">
            <text:p>0,7</text:p>
          </table:table-cell>
          <table:table-cell table:number-columns-repeated="2" table:style-name="ce1"/>
          <table:table-cell office:value-type="string" table:style-name="ce19">
            <text:p>Agricultura, produção animal, caça, floresta e pesca</text:p>
          </table:table-cell>
          <table:table-cell office:value-type="float" office:value="0.66086065573770492" table:style-name="ce11">
            <text:p>0,7</text:p>
          </table:table-cell>
          <table:table-cell office:value-type="float" office:value="129" table:style-name="ce19">
            <text:p>129</text:p>
          </table:table-cell>
          <table:table-cell table:number-columns-repeated="16340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7" table:style-name="ce4"/>
          <table:table-cell table:style-name="ce36"/>
          <table:table-cell office:value-type="string" table:style-name="ce37">
            <text:p>29</text:p>
          </table:table-cell>
          <table:table-cell office:value-type="float" office:value="289" table:style-name="ce38">
            <text:p>289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29</text:p>
          </table:table-cell>
          <table:table-cell office:value-type="float" office:value="278" table:style-name="ce4">
            <text:p>278</text:p>
          </table:table-cell>
          <table:table-cell office:value-type="float" office:value="5.5498105478341768E-2" table:style-name="ce27">
            <text:p>0,1</text:p>
          </table:table-cell>
          <table:table-cell table:number-columns-repeated="2" table:style-name="ce1"/>
          <table:table-cell office:value-type="string" table:style-name="ce1">
            <text:p>29</text:p>
          </table:table-cell>
          <table:table-cell office:value-type="float" office:value="302" table:style-name="ce1">
            <text:p>302</text:p>
          </table:table-cell>
          <table:table-cell office:value-type="float" office:value="5.8381404556069341E-2" table:style-name="ce27">
            <text:p>0,1</text:p>
          </table:table-cell>
          <table:table-cell table:style-name="ce1"/>
          <table:table-cell table:style-name="ce30"/>
          <table:table-cell table:style-name="ce41"/>
          <table:table-cell table:style-name="ce42"/>
          <table:table-cell table:style-name="ce43"/>
          <table:table-cell table:number-columns-repeated="16351" table:style-name="ce1"/>
        </table:table-row>
        <table:table-row table:style-name="ro2">
          <table:table-cell office:value-type="float" office:value="0" table:style-name="ce37">
            <text:p>0</text:p>
          </table:table-cell>
          <table:table-cell office:value-type="float" office:value="0" table:style-name="ce38">
            <text:p>0</text:p>
          </table:table-cell>
          <table:table-cell table:number-columns-repeated="7" table:style-name="ce4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2882" table:style-name="ce38">
            <text:p>2882</text:p>
          </table:table-cell>
          <table:table-cell table:number-columns-repeated="7" table:style-name="ce4"/>
          <table:table-cell table:style-name="ce36"/>
          <table:table-cell office:value-type="float" office:value="0" table:style-name="ce16">
            <text:p>0</text:p>
          </table:table-cell>
          <table:table-cell office:value-type="float" office:value="2737" table:style-name="ce4">
            <text:p>2737</text:p>
          </table:table-cell>
          <table:table-cell office:value-type="float" office:value="0.5463968154468396" table:style-name="ce27">
            <text:p>0,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989" table:style-name="ce1">
            <text:p>2989</text:p>
          </table:table-cell>
          <table:table-cell office:value-type="float" office:value="0.5778212523777857" table:style-name="ce27">
            <text:p>0,6</text:p>
          </table:table-cell>
          <table:table-cell table:style-name="ce1"/>
          <table:table-cell table:style-name="ce30"/>
          <table:table-cell table:number-columns-repeated="2" table:style-name="ce41"/>
          <table:table-cell table:style-name="ce43"/>
          <table:table-cell table:number-columns-repeated="16351" table:style-name="ce1"/>
        </table:table-row>
        <table:table-row table:style-name="ro2">
          <table:table-cell office:value-type="float" office:value="0" table:style-name="ce35">
            <text:p>0</text:p>
          </table:table-cell>
          <table:table-cell office:value-type="float" office:value="0" table:style-name="ce44">
            <text:p>0</text:p>
          </table:table-cell>
          <table:table-cell table:number-columns-repeated="7" table:style-name="ce4"/>
          <table:table-cell table:style-name="ce36"/>
          <table:table-cell office:value-type="string" table:style-name="ce35">
            <text:p>Total</text:p>
          </table:table-cell>
          <table:table-cell office:value-type="float" office:value="506311" table:style-name="ce44">
            <text:p>506311</text:p>
          </table:table-cell>
          <table:table-cell table:number-columns-repeated="7" table:style-name="ce4"/>
          <table:table-cell table:style-name="ce36"/>
          <table:table-cell office:value-type="string" table:style-name="ce4">
            <text:p>Total</text:p>
          </table:table-cell>
          <table:table-cell office:value-type="float" office:value="500918" table:style-name="ce45">
            <text:p>500918</text:p>
          </table:table-cell>
          <table:table-cell office:value-type="float" office:value="100" table:style-name="ce27">
            <text:p>100,0</text:p>
          </table:table-cell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517288" table:style-name="ce1">
            <text:p>517288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table:style-name="ce30"/>
          <table:table-cell office:value-type="string" table:style-name="ce4">
            <text:p>Total</text:p>
          </table:table-cell>
          <table:table-cell table:style-name="ce4"/>
          <table:table-cell office:value-type="float" office:value="0" table:formula="msoxl:=#DIV/0!" table:style-name="ce10">
            <text:p>#DIV/0!</text:p>
          </table:table-cell>
          <table:table-cell table:number-columns-repeated="16351" table:style-name="ce1"/>
        </table:table-row>
        <table:table-row table:number-rows-repeated="3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16361" table:style-name="ce1"/>
        </table:table-row>
        <table:table-row table:style-name="ro2">
          <table:table-cell office:value-type="string" table:style-name="ce46">
            <text:p>Cae Anterior 2</text:p>
          </table:table-cell>
          <table:table-cell office:value-type="string" table:style-name="ce46">
            <text:p>Intervenções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46">
            <text:p>Cae Anterior 2</text:p>
          </table:table-cell>
          <table:table-cell office:value-type="string" table:style-name="ce46">
            <text:p>Intervenções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7">
            <text:p>55</text:p>
          </table:table-cell>
          <table:table-cell office:value-type="float" office:value="0" table:style-name="ce48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47">
            <text:p>55</text:p>
          </table:table-cell>
          <table:table-cell office:value-type="float" office:value="13026" table:style-name="ce48">
            <text:p>13026</text:p>
          </table:table-cell>
          <table:table-cell office:value-type="float" office:value="2.6004256185643162" table:style-name="ce27">
            <text:p>2,6</text:p>
          </table:table-cell>
          <table:table-cell table:number-columns-repeated="7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13026" table:style-name="ce28">
            <text:p>13026</text:p>
          </table:table-cell>
          <table:table-cell table:number-columns-repeated="16348" table:style-name="ce1"/>
        </table:table-row>
        <table:table-row table:style-name="ro2">
          <table:table-cell office:value-type="string" table:style-name="ce47">
            <text:p>56</text:p>
          </table:table-cell>
          <table:table-cell office:value-type="float" office:value="0" table:style-name="ce48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47">
            <text:p>56</text:p>
          </table:table-cell>
          <table:table-cell office:value-type="float" office:value="34137" table:style-name="ce48">
            <text:p>34137</text:p>
          </table:table-cell>
          <table:table-cell office:value-type="float" office:value="6.814887865878247" table:style-name="ce27">
            <text:p>6,8</text:p>
          </table:table-cell>
          <table:table-cell table:number-columns-repeated="7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34137" table:style-name="ce28">
            <text:p>34137</text:p>
          </table:table-cell>
          <table:table-cell table:number-columns-repeated="16348" table:style-name="ce1"/>
        </table:table-row>
        <table:table-row table:style-name="ro2">
          <table:table-cell office:value-type="string" table:style-name="ce46">
            <text:p>Total</text:p>
          </table:table-cell>
          <table:table-cell office:value-type="float" office:value="0" table:style-name="ce49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46">
            <text:p>Total</text:p>
          </table:table-cell>
          <table:table-cell office:value-type="float" office:value="47163" table:style-name="ce49">
            <text:p>47163</text:p>
          </table:table-cell>
          <table:table-cell table:number-columns-repeated="16362" table:style-name="ce1"/>
        </table:table-row>
        <table:table-row table:number-rows-repeated="8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style-name="ro2">
          <table:table-cell office:value-type="string" table:style-name="ce1">
            <text:p>subsidiados</text:p>
          </table:table-cell>
          <table:table-cell table:number-columns-repeated="8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">
            <text:p>subsidiados</text:p>
          </table:table-cell>
          <table:table-cell table:style-name="ce1"/>
          <table:table-cell office:value-type="string" table:style-name="ce1">
            <text:p>%</text:p>
          </table:table-cell>
          <table:table-cell table:number-columns-repeated="7" table:style-name="ce1"/>
          <table:table-cell office:value-type="string" table:number-columns-spanned="6" table:number-rows-spanned="1" table:style-name="ce54">
            <text:p>subsidiados</text:p>
          </table:table-cell>
          <table:covered-table-cell table:number-columns-repeated="5"/>
          <table:table-cell table:number-columns-repeated="16348"/>
        </table:table-row>
        <table:table-row table:style-name="ro2">
          <table:table-cell table:style-name="ce1"/>
          <table:table-cell office:value-type="float" office:value="0" table:style-name="ce1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table:style-name="ce1"/>
          <table:table-cell office:value-type="float" office:value="282191" table:style-name="ce28">
            <text:p>282191</text:p>
          </table:table-cell>
          <table:table-cell office:value-type="float" office:value="34.858836972298569" table:style-name="ce27">
            <text:p>34,9</text:p>
          </table:table-cell>
          <table:table-cell table:number-columns-repeated="7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282191" table:style-name="ce28">
            <text:p>28219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0" table:style-name="ce28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6">
            <text:p>Norte</text:p>
          </table:table-cell>
          <table:table-cell office:value-type="float" office:value="111775" table:style-name="ce28">
            <text:p>111775</text:p>
          </table:table-cell>
          <table:table-cell office:value-type="float" office:value="32.072710578040486" table:style-name="ce27">
            <text:p>32,1</text:p>
          </table:table-cell>
          <table:table-cell table:number-columns-repeated="7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111775" table:style-name="ce28">
            <text:p>11177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0" table:style-name="ce28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6">
            <text:p>Centro</text:p>
          </table:table-cell>
          <table:table-cell office:value-type="float" office:value="39273" table:style-name="ce28">
            <text:p>39273</text:p>
          </table:table-cell>
          <table:table-cell office:value-type="float" office:value="31.439779049753831" table:style-name="ce27">
            <text:p>31,4</text:p>
          </table:table-cell>
          <table:table-cell table:number-columns-repeated="7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39273" table:style-name="ce28">
            <text:p>3927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0" table:style-name="ce28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6">
            <text:p>Lisboa</text:p>
          </table:table-cell>
          <table:table-cell office:value-type="float" office:value="99033" table:style-name="ce28">
            <text:p>99033</text:p>
          </table:table-cell>
          <table:table-cell office:value-type="float" office:value="39.207170541868408" table:style-name="ce27">
            <text:p>39,2</text:p>
          </table:table-cell>
          <table:table-cell table:number-columns-repeated="7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99033" table:style-name="ce28">
            <text:p>9903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0" table:style-name="ce28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6">
            <text:p>Alentejo</text:p>
          </table:table-cell>
          <table:table-cell office:value-type="float" office:value="13810" table:style-name="ce28">
            <text:p>13810</text:p>
          </table:table-cell>
          <table:table-cell office:value-type="float" office:value="30.901076279340362" table:style-name="ce27">
            <text:p>30,9</text:p>
          </table:table-cell>
          <table:table-cell table:number-columns-repeated="7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13810" table:style-name="ce28">
            <text:p>1381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0" table:style-name="ce28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6">
            <text:p>Algarve</text:p>
          </table:table-cell>
          <table:table-cell office:value-type="float" office:value="18300" table:style-name="ce28">
            <text:p>18300</text:p>
          </table:table-cell>
          <table:table-cell office:value-type="float" office:value="47.13457823567289" table:style-name="ce27">
            <text:p>47,1</text:p>
          </table:table-cell>
          <table:table-cell table:number-columns-repeated="7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18300" table:style-name="ce28">
            <text:p>18300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style-name="ro4">
          <table:table-cell office:value-type="string" table:style-name="ce16">
            <text:p>Ocupados</text:p>
          </table:table-cell>
          <table:table-cell table:number-columns-repeated="8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6">
            <text:p>Ocupados</text:p>
          </table:table-cell>
          <table:table-cell table:number-columns-repeated="16363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">
            <text:p>51</text:p>
          </table:table-cell>
          <table:table-cell office:value-type="float" office:value="32943" table:style-name="ce1">
            <text:p>32943</text:p>
          </table:table-cell>
          <table:table-cell table:style-name="ce27"/>
          <table:table-cell office:value-type="float" office:value="20.113440709218125" table:style-name="ce27">
            <text:p>20,1</text:p>
          </table:table-cell>
          <table:table-cell table:number-columns-repeated="6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32943" table:style-name="ce1">
            <text:p>32943</text:p>
          </table:table-cell>
          <table:table-cell table:number-columns-repeated="1634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">
            <text:p>521</text:p>
          </table:table-cell>
          <table:table-cell office:value-type="float" office:value="68812" table:style-name="ce1">
            <text:p>68812</text:p>
          </table:table-cell>
          <table:table-cell office:value-type="float" office:value="68846" table:style-name="ce28">
            <text:p>68846</text:p>
          </table:table-cell>
          <table:table-cell office:value-type="float" office:value="42.03411769015667" table:style-name="ce27">
            <text:p>42,0</text:p>
          </table:table-cell>
          <table:table-cell table:number-columns-repeated="6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68846" table:style-name="ce28">
            <text:p>68846</text:p>
          </table:table-cell>
          <table:table-cell table:number-columns-repeated="1634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27"/>
          <table:table-cell table:number-columns-repeated="6" table:style-name="ce1"/>
          <table:table-cell table:style-name="ce27"/>
          <table:table-cell table:number-columns-repeated="16353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">
            <text:p>522</text:p>
          </table:table-cell>
          <table:table-cell office:value-type="float" office:value="19581" table:style-name="ce1">
            <text:p>19581</text:p>
          </table:table-cell>
          <table:table-cell table:style-name="ce27"/>
          <table:table-cell office:value-type="float" office:value="11.955234269107249" table:style-name="ce27">
            <text:p>12,0</text:p>
          </table:table-cell>
          <table:table-cell table:number-columns-repeated="6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19581" table:style-name="ce1">
            <text:p>19581</text:p>
          </table:table-cell>
          <table:table-cell table:number-columns-repeated="1634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">
            <text:p>53</text:p>
          </table:table-cell>
          <table:table-cell office:value-type="float" office:value="42416" table:style-name="ce1">
            <text:p>42416</text:p>
          </table:table-cell>
          <table:table-cell table:style-name="ce27"/>
          <table:table-cell office:value-type="float" office:value="25.897207331517958" table:style-name="ce27">
            <text:p>25,9</text:p>
          </table:table-cell>
          <table:table-cell table:number-columns-repeated="6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42416" table:style-name="ce1">
            <text:p>42416</text:p>
          </table:table-cell>
          <table:table-cell table:number-columns-repeated="1634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table:style-name="ce30"/>
          <table:table-cell table:number-columns-repeated="9" table:style-name="ce1"/>
          <table:table-cell table:style-name="ce30"/>
          <table:table-cell office:value-type="string" table:style-name="ce1">
            <text:p>Soma:</text:p>
          </table:table-cell>
          <table:table-cell office:value-type="float" office:value="163786" table:style-name="ce1">
            <text:p>163786</text:p>
          </table:table-cell>
          <table:table-cell table:style-name="ce27"/>
          <table:table-cell office:value-type="float" office:value="100" table:style-name="ce27">
            <text:p>100,0</text:p>
          </table:table-cell>
          <table:table-cell table:number-columns-repeated="6" table:style-name="ce1"/>
          <table:table-cell office:value-type="float" office:value="0" table:formula="msoxl:=#DIV/0!" table:style-name="ce27">
            <text:p>#DIV/0!</text:p>
          </table:table-cell>
          <table:table-cell table:number-columns-repeated="4" table:style-name="ce1"/>
          <table:table-cell office:value-type="float" office:value="163786" table:style-name="ce1">
            <text:p>163786</text:p>
          </table:table-cell>
          <table:table-cell table:number-columns-repeated="16348"/>
        </table:table-row>
        <table:table-row table:number-rows-repeated="1048457" table:style-name="ro2">
          <table:table-cell table:number-columns-repeated="16384"/>
        </table:table-row>
      </table:table>
      <table:table table:name="Longo" table:style-name="ta2" table:print-ranges="Longo.A1:Longo.AM52">
        <table:table-column table:style-name="co15" table:default-cell-style-name="ce1"/>
        <table:table-column table:style-name="co13" table:number-columns-repeated="10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3" table:number-columns-repeated="7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9" table:default-cell-style-name="ce1"/>
        <table:table-column table:style-name="co11" table:default-cell-style-name="ce1"/>
        <table:table-column table:style-name="co16" table:default-cell-style-name="ce1"/>
        <table:table-column table:style-name="co18" table:default-cell-style-name="ce1"/>
        <table:table-column table:style-name="co11" table:number-columns-repeated="16347" table:default-cell-style-name="ce1"/>
        <table:table-row table:style-name="ro2">
          <table:table-cell office:value-type="string" table:number-columns-spanned="11" table:number-rows-spanned="1" table:style-name="ce72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72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50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56">
            <text:p>Desemp</text:p>
          </table:table-cell>
          <table:table-cell office:value-type="string" table:style-name="ce56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56">
            <text:p>Desemp</text:p>
          </table:table-cell>
          <table:table-cell office:value-type="string" table:style-name="ce56">
            <text:p>Pedidos</text:p>
          </table:table-cell>
          <table:table-cell table:number-columns-repeated="2" table:style-name="ce57"/>
          <table:table-cell table:number-columns-repeated="6" table:style-name="ce1"/>
          <table:table-cell table:style-name="ce2"/>
          <table:table-cell table:style-name="ce1"/>
          <table:table-cell office:value-type="string" table:style-name="ce56">
            <text:p>Desemp</text:p>
          </table:table-cell>
          <table:table-cell office:value-type="string" table:style-name="ce56">
            <text:p>Pedidos</text:p>
          </table:table-cell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Homól abs</text:p>
          </table:table-cell>
          <table:table-cell table:number-columns-repeated="5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68405" table:style-name="ce6">
            <text:p>68405</text:p>
          </table:table-cell>
          <table:table-cell office:value-type="float" office:value="71144" table:style-name="ce6">
            <text:p>71144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73375" table:style-name="ce6">
            <text:p>73375</text:p>
          </table:table-cell>
          <table:table-cell office:value-type="float" office:value="76785" table:style-name="ce6">
            <text:p>76785</text:p>
          </table:table-cell>
          <table:table-cell table:number-columns-repeated="2" table:style-name="ce57"/>
          <table:table-cell table:number-columns-repeated="6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62788" table:style-name="ce6">
            <text:p>62788</text:p>
          </table:table-cell>
          <table:table-cell office:value-type="float" office:value="65301" table:style-name="ce6">
            <text:p>65301</text:p>
          </table:table-cell>
          <table:table-cell table:style-name="ce1"/>
          <table:table-cell office:value-type="float" office:value="-8.2113880564286248" table:style-name="ce58">
            <text:p>-8,2</text:p>
          </table:table-cell>
          <table:table-cell office:value-type="float" office:value="-5617" table:style-name="ce59">
            <text:p>-5617</text:p>
          </table:table-cell>
          <table:table-cell table:number-columns-repeated="5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-8.2129202743731042" table:style-name="ce8">
            <text:p>-8,2</text:p>
          </table:table-cell>
          <table:table-cell office:value-type="float" office:value="-14.956046102754442" table:style-name="ce8">
            <text:p>-15,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2018" table:style-name="ce4">
            <text:p>22018</text:p>
          </table:table-cell>
          <table:table-cell office:value-type="float" office:value="23143" table:style-name="ce4">
            <text:p>2314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4362" table:style-name="ce4">
            <text:p>24362</text:p>
          </table:table-cell>
          <table:table-cell office:value-type="float" office:value="25527" table:style-name="ce4">
            <text:p>2552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9926" table:style-name="ce4">
            <text:p>19926</text:p>
          </table:table-cell>
          <table:table-cell office:value-type="float" office:value="20745" table:style-name="ce4">
            <text:p>20745</text:p>
          </table:table-cell>
          <table:table-cell table:style-name="ce1"/>
          <table:table-cell office:value-type="float" office:value="-9.5013171041874838" table:style-name="ce27">
            <text:p>-9,5</text:p>
          </table:table-cell>
          <table:table-cell office:value-type="float" office:value="-2092" table:style-name="ce60">
            <text:p>-2092</text:p>
          </table:table-cell>
          <table:table-cell table:number-columns-repeated="5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8.2113880564286319" table:style-name="ce8">
            <text:p>-8,2</text:p>
          </table:table-cell>
          <table:table-cell office:value-type="float" office:value="-14.428620102214651" table:style-name="ce8">
            <text:p>-14,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9587" table:style-name="ce4">
            <text:p>9587</text:p>
          </table:table-cell>
          <table:table-cell office:value-type="float" office:value="10078" table:style-name="ce4">
            <text:p>1007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10332" table:style-name="ce4">
            <text:p>10332</text:p>
          </table:table-cell>
          <table:table-cell office:value-type="float" office:value="11008" table:style-name="ce4">
            <text:p>1100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8224" table:style-name="ce4">
            <text:p>8224</text:p>
          </table:table-cell>
          <table:table-cell office:value-type="float" office:value="8813" table:style-name="ce4">
            <text:p>8813</text:p>
          </table:table-cell>
          <table:table-cell table:style-name="ce1"/>
          <table:table-cell office:value-type="float" office:value="-14.21716908313341" table:style-name="ce27">
            <text:p>-14,2</text:p>
          </table:table-cell>
          <table:table-cell office:value-type="float" office:value="-1363" table:style-name="ce60">
            <text:p>-1363</text:p>
          </table:table-cell>
          <table:table-cell table:number-columns-repeated="5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0.80535842436806604" table:style-name="ce8">
            <text:p>0,8</text:p>
          </table:table-cell>
          <table:table-cell office:value-type="float" office:value="-17.16139178297621" table:style-name="ce8">
            <text:p>-17,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1335" table:style-name="ce4">
            <text:p>21335</text:p>
          </table:table-cell>
          <table:table-cell office:value-type="float" office:value="22157" table:style-name="ce4">
            <text:p>2215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5032" table:style-name="ce4">
            <text:p>25032</text:p>
          </table:table-cell>
          <table:table-cell office:value-type="float" office:value="26202" table:style-name="ce4">
            <text:p>2620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9565" table:style-name="ce4">
            <text:p>19565</text:p>
          </table:table-cell>
          <table:table-cell office:value-type="float" office:value="20339" table:style-name="ce4">
            <text:p>20339</text:p>
          </table:table-cell>
          <table:table-cell table:style-name="ce1"/>
          <table:table-cell office:value-type="float" office:value="-8.2962268572767748" table:style-name="ce27">
            <text:p>-8,3</text:p>
          </table:table-cell>
          <table:table-cell office:value-type="float" office:value="-1770" table:style-name="ce60">
            <text:p>-1770</text:p>
          </table:table-cell>
          <table:table-cell table:number-columns-repeated="5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15.841954381154181" table:style-name="ce8">
            <text:p>15,8</text:p>
          </table:table-cell>
          <table:table-cell office:value-type="float" office:value="-10.703305149884699" table:style-name="ce8">
            <text:p>-10,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529" table:style-name="ce4">
            <text:p>3529</text:p>
          </table:table-cell>
          <table:table-cell office:value-type="float" office:value="3647" table:style-name="ce4">
            <text:p>364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4354" table:style-name="ce4">
            <text:p>4354</text:p>
          </table:table-cell>
          <table:table-cell office:value-type="float" office:value="4502" table:style-name="ce4">
            <text:p>450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283" table:style-name="ce4">
            <text:p>3283</text:p>
          </table:table-cell>
          <table:table-cell office:value-type="float" office:value="3380" table:style-name="ce4">
            <text:p>3380</text:p>
          </table:table-cell>
          <table:table-cell table:style-name="ce1"/>
          <table:table-cell office:value-type="float" office:value="-6.9708132615471801" table:style-name="ce27">
            <text:p>-7,0</text:p>
          </table:table-cell>
          <table:table-cell office:value-type="float" office:value="-246" table:style-name="ce60">
            <text:p>-246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8431" table:style-name="ce4">
            <text:p>8431</text:p>
          </table:table-cell>
          <table:table-cell office:value-type="float" office:value="8531" table:style-name="ce4">
            <text:p>853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5625" table:style-name="ce4">
            <text:p>5625</text:p>
          </table:table-cell>
          <table:table-cell office:value-type="float" office:value="5769" table:style-name="ce4">
            <text:p>576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8755" table:style-name="ce4">
            <text:p>8755</text:p>
          </table:table-cell>
          <table:table-cell office:value-type="float" office:value="8912" table:style-name="ce4">
            <text:p>8912</text:p>
          </table:table-cell>
          <table:table-cell table:style-name="ce1"/>
          <table:table-cell office:value-type="float" office:value="3.8429605029059419" table:style-name="ce27">
            <text:p>3,8</text:p>
          </table:table-cell>
          <table:table-cell office:value-type="float" office:value="324" table:style-name="ce60">
            <text:p>324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float" office:value="64900" table:style-name="ce45">
            <text:p>64900</text:p>
          </table:table-cell>
          <table:table-cell office:value-type="float" office:value="67556" table:style-name="ce45">
            <text:p>67556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69705" table:style-name="ce45">
            <text:p>69705</text:p>
          </table:table-cell>
          <table:table-cell office:value-type="float" office:value="73008" table:style-name="ce45">
            <text:p>73008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59753" table:style-name="ce45">
            <text:p>59753</text:p>
          </table:table-cell>
          <table:table-cell office:value-type="float" office:value="62189" table:style-name="ce45">
            <text:p>62189</text:p>
          </table:table-cell>
          <table:table-cell table:style-name="ce1"/>
          <table:table-cell office:value-type="float" office:value="-7.9306625577812015" table:style-name="ce61">
            <text:p>-7,9</text:p>
          </table:table-cell>
          <table:table-cell office:value-type="float" office:value="-5147" table:style-name="ce62">
            <text:p>-5147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963" table:style-name="ce4">
            <text:p>1963</text:p>
          </table:table-cell>
          <table:table-cell office:value-type="float" office:value="2022" table:style-name="ce4">
            <text:p>202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862" table:style-name="ce4">
            <text:p>1862</text:p>
          </table:table-cell>
          <table:table-cell office:value-type="float" office:value="1909" table:style-name="ce4">
            <text:p>190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507" table:style-name="ce4">
            <text:p>1507</text:p>
          </table:table-cell>
          <table:table-cell office:value-type="float" office:value="1547" table:style-name="ce4">
            <text:p>1547</text:p>
          </table:table-cell>
          <table:table-cell table:style-name="ce1"/>
          <table:table-cell office:value-type="float" office:value="-23.229750382068261" table:style-name="ce27">
            <text:p>-23,2</text:p>
          </table:table-cell>
          <table:table-cell office:value-type="float" office:value="-456" table:style-name="ce60">
            <text:p>-456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542" table:style-name="ce4">
            <text:p>1542</text:p>
          </table:table-cell>
          <table:table-cell office:value-type="float" office:value="1566" table:style-name="ce4">
            <text:p>156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808" table:style-name="ce4">
            <text:p>1808</text:p>
          </table:table-cell>
          <table:table-cell office:value-type="float" office:value="1868" table:style-name="ce4">
            <text:p>186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528" table:style-name="ce4">
            <text:p>1528</text:p>
          </table:table-cell>
          <table:table-cell office:value-type="float" office:value="1565" table:style-name="ce4">
            <text:p>1565</text:p>
          </table:table-cell>
          <table:table-cell table:style-name="ce1"/>
          <table:table-cell office:value-type="float" office:value="-0.9079118028534372" table:style-name="ce27">
            <text:p>-0,9</text:p>
          </table:table-cell>
          <table:table-cell office:value-type="float" office:value="-14" table:style-name="ce60">
            <text:p>-14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56">
            <text:p>Ex-Est</text:p>
          </table:table-cell>
          <table:table-cell office:value-type="string" table:style-name="ce56">
            <text:p>Fim form</text:p>
          </table:table-cell>
          <table:table-cell office:value-type="string" table:style-name="ce56">
            <text:p>Desp</text:p>
          </table:table-cell>
          <table:table-cell office:value-type="string" table:style-name="ce56">
            <text:p>Desp-se</text:p>
          </table:table-cell>
          <table:table-cell office:value-type="string" table:style-name="ce56">
            <text:p>Mút/ac</text:p>
          </table:table-cell>
          <table:table-cell office:value-type="string" table:style-name="ce56">
            <text:p>Fim t/n/p</text:p>
          </table:table-cell>
          <table:table-cell office:value-type="string" table:style-name="ce56">
            <text:p>Out ex-int</text:p>
          </table:table-cell>
          <table:table-cell office:value-type="string" table:style-name="ce56">
            <text:p>Trab c/p</text:p>
          </table:table-cell>
          <table:table-cell office:value-type="string" table:style-name="ce56">
            <text:p>Outros</text:p>
          </table:table-cell>
          <table:table-cell office:value-type="string" table:style-name="ce56">
            <text:p>Total</text:p>
          </table:table-cell>
          <table:table-cell table:style-name="ce2"/>
          <table:table-cell table:style-name="ce4"/>
          <table:table-cell office:value-type="string" table:style-name="ce56">
            <text:p>Ex-Est</text:p>
          </table:table-cell>
          <table:table-cell office:value-type="string" table:style-name="ce56">
            <text:p>Fim form</text:p>
          </table:table-cell>
          <table:table-cell office:value-type="string" table:style-name="ce56">
            <text:p>Desp</text:p>
          </table:table-cell>
          <table:table-cell office:value-type="string" table:style-name="ce56">
            <text:p>Desp-se</text:p>
          </table:table-cell>
          <table:table-cell office:value-type="string" table:style-name="ce56">
            <text:p>Mút/ac</text:p>
          </table:table-cell>
          <table:table-cell office:value-type="string" table:style-name="ce56">
            <text:p>Fim t/n/p</text:p>
          </table:table-cell>
          <table:table-cell office:value-type="string" table:style-name="ce56">
            <text:p>Out ex-int</text:p>
          </table:table-cell>
          <table:table-cell office:value-type="string" table:style-name="ce56">
            <text:p>Trab c/p</text:p>
          </table:table-cell>
          <table:table-cell office:value-type="string" table:style-name="ce56">
            <text:p>Outros</text:p>
          </table:table-cell>
          <table:table-cell office:value-type="string" table:style-name="ce56">
            <text:p>Total</text:p>
          </table:table-cell>
          <table:table-cell table:style-name="ce2"/>
          <table:table-cell table:style-name="ce4"/>
          <table:table-cell office:value-type="string" table:style-name="ce56">
            <text:p>Ex-Est</text:p>
          </table:table-cell>
          <table:table-cell office:value-type="string" table:style-name="ce56">
            <text:p>Fim form</text:p>
          </table:table-cell>
          <table:table-cell office:value-type="string" table:style-name="ce56">
            <text:p>Desp</text:p>
          </table:table-cell>
          <table:table-cell office:value-type="string" table:style-name="ce56">
            <text:p>Desp-se</text:p>
          </table:table-cell>
          <table:table-cell office:value-type="string" table:style-name="ce56">
            <text:p>Mút/ac</text:p>
          </table:table-cell>
          <table:table-cell office:value-type="string" table:style-name="ce56">
            <text:p>Fim t/n/p</text:p>
          </table:table-cell>
          <table:table-cell office:value-type="string" table:style-name="ce56">
            <text:p>Out ex-int</text:p>
          </table:table-cell>
          <table:table-cell office:value-type="string" table:style-name="ce56">
            <text:p>Trab c/p</text:p>
          </table:table-cell>
          <table:table-cell office:value-type="string" table:style-name="ce56">
            <text:p>Outros</text:p>
          </table:table-cell>
          <table:table-cell office:value-type="string" table:style-name="ce56">
            <text:p>Total</text:p>
          </table:table-cell>
          <table:table-cell table:style-name="ce2"/>
          <table:table-cell table:style-name="ce56"/>
          <table:table-cell table:style-name="ce6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6016" table:style-name="ce6">
            <text:p>6016</text:p>
          </table:table-cell>
          <table:table-cell office:value-type="float" office:value="1235" table:style-name="ce6">
            <text:p>1235</text:p>
          </table:table-cell>
          <table:table-cell office:value-type="float" office:value="7027" table:style-name="ce6">
            <text:p>7027</text:p>
          </table:table-cell>
          <table:table-cell office:value-type="float" office:value="2394" table:style-name="ce6">
            <text:p>2394</text:p>
          </table:table-cell>
          <table:table-cell office:value-type="float" office:value="1888" table:style-name="ce6">
            <text:p>1888</text:p>
          </table:table-cell>
          <table:table-cell office:value-type="float" office:value="27958" table:style-name="ce6">
            <text:p>27958</text:p>
          </table:table-cell>
          <table:table-cell office:value-type="float" office:value="1453" table:style-name="ce6">
            <text:p>1453</text:p>
          </table:table-cell>
          <table:table-cell office:value-type="float" office:value="1132" table:style-name="ce6">
            <text:p>1132</text:p>
          </table:table-cell>
          <table:table-cell office:value-type="float" office:value="15797" table:style-name="ce6">
            <text:p>15797</text:p>
          </table:table-cell>
          <table:table-cell office:value-type="float" office:value="64900" table:style-name="ce6">
            <text:p>64900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7811" table:style-name="ce6">
            <text:p>7811</text:p>
          </table:table-cell>
          <table:table-cell office:value-type="float" office:value="1213" table:style-name="ce6">
            <text:p>1213</text:p>
          </table:table-cell>
          <table:table-cell office:value-type="float" office:value="7014" table:style-name="ce6">
            <text:p>7014</text:p>
          </table:table-cell>
          <table:table-cell office:value-type="float" office:value="2767" table:style-name="ce6">
            <text:p>2767</text:p>
          </table:table-cell>
          <table:table-cell office:value-type="float" office:value="1824" table:style-name="ce6">
            <text:p>1824</text:p>
          </table:table-cell>
          <table:table-cell office:value-type="float" office:value="27818" table:style-name="ce6">
            <text:p>27818</text:p>
          </table:table-cell>
          <table:table-cell office:value-type="float" office:value="1454" table:style-name="ce6">
            <text:p>1454</text:p>
          </table:table-cell>
          <table:table-cell office:value-type="float" office:value="1052" table:style-name="ce6">
            <text:p>1052</text:p>
          </table:table-cell>
          <table:table-cell office:value-type="float" office:value="18752" table:style-name="ce6">
            <text:p>18752</text:p>
          </table:table-cell>
          <table:table-cell office:value-type="float" office:value="69705" table:style-name="ce6">
            <text:p>69705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5150" table:style-name="ce6">
            <text:p>5150</text:p>
          </table:table-cell>
          <table:table-cell office:value-type="float" office:value="930" table:style-name="ce6">
            <text:p>930</text:p>
          </table:table-cell>
          <table:table-cell office:value-type="float" office:value="6052" table:style-name="ce6">
            <text:p>6052</text:p>
          </table:table-cell>
          <table:table-cell office:value-type="float" office:value="2288" table:style-name="ce6">
            <text:p>2288</text:p>
          </table:table-cell>
          <table:table-cell office:value-type="float" office:value="1619" table:style-name="ce6">
            <text:p>1619</text:p>
          </table:table-cell>
          <table:table-cell office:value-type="float" office:value="26475" table:style-name="ce6">
            <text:p>26475</text:p>
          </table:table-cell>
          <table:table-cell office:value-type="float" office:value="1159" table:style-name="ce6">
            <text:p>1159</text:p>
          </table:table-cell>
          <table:table-cell office:value-type="float" office:value="843" table:style-name="ce6">
            <text:p>843</text:p>
          </table:table-cell>
          <table:table-cell office:value-type="float" office:value="15237" table:style-name="ce6">
            <text:p>15237</text:p>
          </table:table-cell>
          <table:table-cell office:value-type="float" office:value="59753" table:style-name="ce6">
            <text:p>59753</text:p>
          </table:table-cell>
          <table:table-cell table:style-name="ce2"/>
          <table:table-cell table:style-name="ce56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603" table:style-name="ce4">
            <text:p>2603</text:p>
          </table:table-cell>
          <table:table-cell office:value-type="float" office:value="499" table:style-name="ce4">
            <text:p>499</text:p>
          </table:table-cell>
          <table:table-cell office:value-type="float" office:value="3028" table:style-name="ce4">
            <text:p>3028</text:p>
          </table:table-cell>
          <table:table-cell office:value-type="float" office:value="920" table:style-name="ce4">
            <text:p>920</text:p>
          </table:table-cell>
          <table:table-cell office:value-type="float" office:value="649" table:style-name="ce4">
            <text:p>649</text:p>
          </table:table-cell>
          <table:table-cell office:value-type="float" office:value="6735" table:style-name="ce4">
            <text:p>6735</text:p>
          </table:table-cell>
          <table:table-cell office:value-type="float" office:value="641" table:style-name="ce4">
            <text:p>641</text:p>
          </table:table-cell>
          <table:table-cell office:value-type="float" office:value="404" table:style-name="ce4">
            <text:p>404</text:p>
          </table:table-cell>
          <table:table-cell office:value-type="float" office:value="6539" table:style-name="ce4">
            <text:p>6539</text:p>
          </table:table-cell>
          <table:table-cell office:value-type="float" office:value="22018" table:style-name="ce4">
            <text:p>22018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3295" table:style-name="ce4">
            <text:p>3295</text:p>
          </table:table-cell>
          <table:table-cell office:value-type="float" office:value="486" table:style-name="ce4">
            <text:p>486</text:p>
          </table:table-cell>
          <table:table-cell office:value-type="float" office:value="2798" table:style-name="ce4">
            <text:p>2798</text:p>
          </table:table-cell>
          <table:table-cell office:value-type="float" office:value="1100" table:style-name="ce4">
            <text:p>1100</text:p>
          </table:table-cell>
          <table:table-cell office:value-type="float" office:value="680" table:style-name="ce4">
            <text:p>680</text:p>
          </table:table-cell>
          <table:table-cell office:value-type="float" office:value="6959" table:style-name="ce4">
            <text:p>6959</text:p>
          </table:table-cell>
          <table:table-cell office:value-type="float" office:value="581" table:style-name="ce4">
            <text:p>581</text:p>
          </table:table-cell>
          <table:table-cell office:value-type="float" office:value="407" table:style-name="ce4">
            <text:p>407</text:p>
          </table:table-cell>
          <table:table-cell office:value-type="float" office:value="8056" table:style-name="ce4">
            <text:p>8056</text:p>
          </table:table-cell>
          <table:table-cell office:value-type="float" office:value="24362" table:style-name="ce4">
            <text:p>24362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2140" table:style-name="ce4">
            <text:p>2140</text:p>
          </table:table-cell>
          <table:table-cell office:value-type="float" office:value="367" table:style-name="ce4">
            <text:p>367</text:p>
          </table:table-cell>
          <table:table-cell office:value-type="float" office:value="2535" table:style-name="ce4">
            <text:p>2535</text:p>
          </table:table-cell>
          <table:table-cell office:value-type="float" office:value="999" table:style-name="ce4">
            <text:p>999</text:p>
          </table:table-cell>
          <table:table-cell office:value-type="float" office:value="607" table:style-name="ce4">
            <text:p>607</text:p>
          </table:table-cell>
          <table:table-cell office:value-type="float" office:value="6030" table:style-name="ce4">
            <text:p>6030</text:p>
          </table:table-cell>
          <table:table-cell office:value-type="float" office:value="465" table:style-name="ce4">
            <text:p>465</text:p>
          </table:table-cell>
          <table:table-cell office:value-type="float" office:value="312" table:style-name="ce4">
            <text:p>312</text:p>
          </table:table-cell>
          <table:table-cell office:value-type="float" office:value="6471" table:style-name="ce4">
            <text:p>6471</text:p>
          </table:table-cell>
          <table:table-cell office:value-type="float" office:value="19926" table:style-name="ce4">
            <text:p>19926</text:p>
          </table:table-cell>
          <table:table-cell table:style-name="ce2"/>
          <table:table-cell table:style-name="ce56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028" table:style-name="ce4">
            <text:p>1028</text:p>
          </table:table-cell>
          <table:table-cell office:value-type="float" office:value="253" table:style-name="ce4">
            <text:p>253</text:p>
          </table:table-cell>
          <table:table-cell office:value-type="float" office:value="875" table:style-name="ce4">
            <text:p>875</text:p>
          </table:table-cell>
          <table:table-cell office:value-type="float" office:value="506" table:style-name="ce4">
            <text:p>506</text:p>
          </table:table-cell>
          <table:table-cell office:value-type="float" office:value="274" table:style-name="ce4">
            <text:p>274</text:p>
          </table:table-cell>
          <table:table-cell office:value-type="float" office:value="3448" table:style-name="ce4">
            <text:p>3448</text:p>
          </table:table-cell>
          <table:table-cell office:value-type="float" office:value="240" table:style-name="ce4">
            <text:p>240</text:p>
          </table:table-cell>
          <table:table-cell office:value-type="float" office:value="155" table:style-name="ce4">
            <text:p>155</text:p>
          </table:table-cell>
          <table:table-cell office:value-type="float" office:value="2808" table:style-name="ce4">
            <text:p>2808</text:p>
          </table:table-cell>
          <table:table-cell office:value-type="float" office:value="9587" table:style-name="ce4">
            <text:p>9587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1351" table:style-name="ce4">
            <text:p>1351</text:p>
          </table:table-cell>
          <table:table-cell office:value-type="float" office:value="236" table:style-name="ce4">
            <text:p>236</text:p>
          </table:table-cell>
          <table:table-cell office:value-type="float" office:value="953" table:style-name="ce4">
            <text:p>953</text:p>
          </table:table-cell>
          <table:table-cell office:value-type="float" office:value="536" table:style-name="ce4">
            <text:p>536</text:p>
          </table:table-cell>
          <table:table-cell office:value-type="float" office:value="245" table:style-name="ce4">
            <text:p>245</text:p>
          </table:table-cell>
          <table:table-cell office:value-type="float" office:value="3630" table:style-name="ce4">
            <text:p>3630</text:p>
          </table:table-cell>
          <table:table-cell office:value-type="float" office:value="219" table:style-name="ce4">
            <text:p>219</text:p>
          </table:table-cell>
          <table:table-cell office:value-type="float" office:value="153" table:style-name="ce4">
            <text:p>153</text:p>
          </table:table-cell>
          <table:table-cell office:value-type="float" office:value="3009" table:style-name="ce4">
            <text:p>3009</text:p>
          </table:table-cell>
          <table:table-cell office:value-type="float" office:value="10332" table:style-name="ce4">
            <text:p>10332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875" table:style-name="ce4">
            <text:p>875</text:p>
          </table:table-cell>
          <table:table-cell office:value-type="float" office:value="168" table:style-name="ce4">
            <text:p>168</text:p>
          </table:table-cell>
          <table:table-cell office:value-type="float" office:value="724" table:style-name="ce4">
            <text:p>724</text:p>
          </table:table-cell>
          <table:table-cell office:value-type="float" office:value="479" table:style-name="ce4">
            <text:p>479</text:p>
          </table:table-cell>
          <table:table-cell office:value-type="float" office:value="236" table:style-name="ce4">
            <text:p>236</text:p>
          </table:table-cell>
          <table:table-cell office:value-type="float" office:value="2947" table:style-name="ce4">
            <text:p>2947</text:p>
          </table:table-cell>
          <table:table-cell office:value-type="float" office:value="186" table:style-name="ce4">
            <text:p>186</text:p>
          </table:table-cell>
          <table:table-cell office:value-type="float" office:value="127" table:style-name="ce4">
            <text:p>127</text:p>
          </table:table-cell>
          <table:table-cell office:value-type="float" office:value="2482" table:style-name="ce4">
            <text:p>2482</text:p>
          </table:table-cell>
          <table:table-cell office:value-type="float" office:value="8224" table:style-name="ce4">
            <text:p>8224</text:p>
          </table:table-cell>
          <table:table-cell table:style-name="ce2"/>
          <table:table-cell table:style-name="ce56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909" table:style-name="ce4">
            <text:p>1909</text:p>
          </table:table-cell>
          <table:table-cell office:value-type="float" office:value="352" table:style-name="ce4">
            <text:p>352</text:p>
          </table:table-cell>
          <table:table-cell office:value-type="float" office:value="2260" table:style-name="ce4">
            <text:p>2260</text:p>
          </table:table-cell>
          <table:table-cell office:value-type="float" office:value="832" table:style-name="ce4">
            <text:p>832</text:p>
          </table:table-cell>
          <table:table-cell office:value-type="float" office:value="861" table:style-name="ce4">
            <text:p>861</text:p>
          </table:table-cell>
          <table:table-cell office:value-type="float" office:value="9299" table:style-name="ce4">
            <text:p>9299</text:p>
          </table:table-cell>
          <table:table-cell office:value-type="float" office:value="402" table:style-name="ce4">
            <text:p>402</text:p>
          </table:table-cell>
          <table:table-cell office:value-type="float" office:value="397" table:style-name="ce4">
            <text:p>397</text:p>
          </table:table-cell>
          <table:table-cell office:value-type="float" office:value="5023" table:style-name="ce4">
            <text:p>5023</text:p>
          </table:table-cell>
          <table:table-cell office:value-type="float" office:value="21335" table:style-name="ce4">
            <text:p>21335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2520" table:style-name="ce4">
            <text:p>2520</text:p>
          </table:table-cell>
          <table:table-cell office:value-type="float" office:value="355" table:style-name="ce4">
            <text:p>355</text:p>
          </table:table-cell>
          <table:table-cell office:value-type="float" office:value="2405" table:style-name="ce4">
            <text:p>2405</text:p>
          </table:table-cell>
          <table:table-cell office:value-type="float" office:value="960" table:style-name="ce4">
            <text:p>960</text:p>
          </table:table-cell>
          <table:table-cell office:value-type="float" office:value="807" table:style-name="ce4">
            <text:p>807</text:p>
          </table:table-cell>
          <table:table-cell office:value-type="float" office:value="11014" table:style-name="ce4">
            <text:p>11014</text:p>
          </table:table-cell>
          <table:table-cell office:value-type="float" office:value="490" table:style-name="ce4">
            <text:p>490</text:p>
          </table:table-cell>
          <table:table-cell office:value-type="float" office:value="349" table:style-name="ce4">
            <text:p>349</text:p>
          </table:table-cell>
          <table:table-cell office:value-type="float" office:value="6132" table:style-name="ce4">
            <text:p>6132</text:p>
          </table:table-cell>
          <table:table-cell office:value-type="float" office:value="25032" table:style-name="ce4">
            <text:p>25032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763" table:style-name="ce4">
            <text:p>1763</text:p>
          </table:table-cell>
          <table:table-cell office:value-type="float" office:value="290" table:style-name="ce4">
            <text:p>290</text:p>
          </table:table-cell>
          <table:table-cell office:value-type="float" office:value="1930" table:style-name="ce4">
            <text:p>1930</text:p>
          </table:table-cell>
          <table:table-cell office:value-type="float" office:value="668" table:style-name="ce4">
            <text:p>668</text:p>
          </table:table-cell>
          <table:table-cell office:value-type="float" office:value="697" table:style-name="ce4">
            <text:p>697</text:p>
          </table:table-cell>
          <table:table-cell office:value-type="float" office:value="8606" table:style-name="ce4">
            <text:p>8606</text:p>
          </table:table-cell>
          <table:table-cell office:value-type="float" office:value="394" table:style-name="ce4">
            <text:p>394</text:p>
          </table:table-cell>
          <table:table-cell office:value-type="float" office:value="274" table:style-name="ce4">
            <text:p>274</text:p>
          </table:table-cell>
          <table:table-cell office:value-type="float" office:value="4943" table:style-name="ce4">
            <text:p>4943</text:p>
          </table:table-cell>
          <table:table-cell office:value-type="float" office:value="19565" table:style-name="ce4">
            <text:p>19565</text:p>
          </table:table-cell>
          <table:table-cell table:style-name="ce2"/>
          <table:table-cell table:style-name="ce56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256" table:style-name="ce4">
            <text:p>256</text:p>
          </table:table-cell>
          <table:table-cell office:value-type="float" office:value="90" table:style-name="ce4">
            <text:p>90</text:p>
          </table:table-cell>
          <table:table-cell office:value-type="float" office:value="330" table:style-name="ce4">
            <text:p>330</text:p>
          </table:table-cell>
          <table:table-cell office:value-type="float" office:value="75" table:style-name="ce4">
            <text:p>75</text:p>
          </table:table-cell>
          <table:table-cell office:value-type="float" office:value="38" table:style-name="ce4">
            <text:p>38</text:p>
          </table:table-cell>
          <table:table-cell office:value-type="float" office:value="1808" table:style-name="ce4">
            <text:p>1808</text:p>
          </table:table-cell>
          <table:table-cell office:value-type="float" office:value="104" table:style-name="ce4">
            <text:p>104</text:p>
          </table:table-cell>
          <table:table-cell office:value-type="float" office:value="89" table:style-name="ce4">
            <text:p>89</text:p>
          </table:table-cell>
          <table:table-cell office:value-type="float" office:value="739" table:style-name="ce4">
            <text:p>739</text:p>
          </table:table-cell>
          <table:table-cell office:value-type="float" office:value="3529" table:style-name="ce4">
            <text:p>3529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416" table:style-name="ce4">
            <text:p>416</text:p>
          </table:table-cell>
          <table:table-cell office:value-type="float" office:value="79" table:style-name="ce4">
            <text:p>79</text:p>
          </table:table-cell>
          <table:table-cell office:value-type="float" office:value="398" table:style-name="ce4">
            <text:p>398</text:p>
          </table:table-cell>
          <table:table-cell office:value-type="float" office:value="77" table:style-name="ce4">
            <text:p>77</text:p>
          </table:table-cell>
          <table:table-cell office:value-type="float" office:value="34" table:style-name="ce4">
            <text:p>34</text:p>
          </table:table-cell>
          <table:table-cell office:value-type="float" office:value="2374" table:style-name="ce4">
            <text:p>2374</text:p>
          </table:table-cell>
          <table:table-cell office:value-type="float" office:value="112" table:style-name="ce4">
            <text:p>112</text:p>
          </table:table-cell>
          <table:table-cell office:value-type="float" office:value="74" table:style-name="ce4">
            <text:p>74</text:p>
          </table:table-cell>
          <table:table-cell office:value-type="float" office:value="790" table:style-name="ce4">
            <text:p>790</text:p>
          </table:table-cell>
          <table:table-cell office:value-type="float" office:value="4354" table:style-name="ce4">
            <text:p>4354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228" table:style-name="ce4">
            <text:p>228</text:p>
          </table:table-cell>
          <table:table-cell office:value-type="float" office:value="62" table:style-name="ce4">
            <text:p>62</text:p>
          </table:table-cell>
          <table:table-cell office:value-type="float" office:value="283" table:style-name="ce4">
            <text:p>283</text:p>
          </table:table-cell>
          <table:table-cell office:value-type="float" office:value="56" table:style-name="ce4">
            <text:p>56</text:p>
          </table:table-cell>
          <table:table-cell office:value-type="float" office:value="42" table:style-name="ce4">
            <text:p>42</text:p>
          </table:table-cell>
          <table:table-cell office:value-type="float" office:value="1787" table:style-name="ce4">
            <text:p>1787</text:p>
          </table:table-cell>
          <table:table-cell office:value-type="float" office:value="71" table:style-name="ce4">
            <text:p>71</text:p>
          </table:table-cell>
          <table:table-cell office:value-type="float" office:value="63" table:style-name="ce4">
            <text:p>63</text:p>
          </table:table-cell>
          <table:table-cell office:value-type="float" office:value="691" table:style-name="ce4">
            <text:p>691</text:p>
          </table:table-cell>
          <table:table-cell office:value-type="float" office:value="3283" table:style-name="ce4">
            <text:p>3283</text:p>
          </table:table-cell>
          <table:table-cell table:style-name="ce2"/>
          <table:table-cell table:style-name="ce56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20" table:style-name="ce4">
            <text:p>220</text:p>
          </table:table-cell>
          <table:table-cell office:value-type="float" office:value="41" table:style-name="ce4">
            <text:p>41</text:p>
          </table:table-cell>
          <table:table-cell office:value-type="float" office:value="534" table:style-name="ce4">
            <text:p>534</text:p>
          </table:table-cell>
          <table:table-cell office:value-type="float" office:value="61" table:style-name="ce4">
            <text:p>61</text:p>
          </table:table-cell>
          <table:table-cell office:value-type="float" office:value="66" table:style-name="ce4">
            <text:p>66</text:p>
          </table:table-cell>
          <table:table-cell office:value-type="float" office:value="6668" table:style-name="ce4">
            <text:p>6668</text:p>
          </table:table-cell>
          <table:table-cell office:value-type="float" office:value="66" table:style-name="ce4">
            <text:p>66</text:p>
          </table:table-cell>
          <table:table-cell office:value-type="float" office:value="87" table:style-name="ce4">
            <text:p>87</text:p>
          </table:table-cell>
          <table:table-cell office:value-type="float" office:value="688" table:style-name="ce4">
            <text:p>688</text:p>
          </table:table-cell>
          <table:table-cell office:value-type="float" office:value="8431" table:style-name="ce4">
            <text:p>8431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229" table:style-name="ce4">
            <text:p>229</text:p>
          </table:table-cell>
          <table:table-cell office:value-type="float" office:value="57" table:style-name="ce4">
            <text:p>57</text:p>
          </table:table-cell>
          <table:table-cell office:value-type="float" office:value="460" table:style-name="ce4">
            <text:p>460</text:p>
          </table:table-cell>
          <table:table-cell office:value-type="float" office:value="94" table:style-name="ce4">
            <text:p>94</text:p>
          </table:table-cell>
          <table:table-cell office:value-type="float" office:value="58" table:style-name="ce4">
            <text:p>58</text:p>
          </table:table-cell>
          <table:table-cell office:value-type="float" office:value="3841" table:style-name="ce4">
            <text:p>3841</text:p>
          </table:table-cell>
          <table:table-cell office:value-type="float" office:value="52" table:style-name="ce4">
            <text:p>52</text:p>
          </table:table-cell>
          <table:table-cell office:value-type="float" office:value="69" table:style-name="ce4">
            <text:p>69</text:p>
          </table:table-cell>
          <table:table-cell office:value-type="float" office:value="765" table:style-name="ce4">
            <text:p>765</text:p>
          </table:table-cell>
          <table:table-cell office:value-type="float" office:value="5625" table:style-name="ce4">
            <text:p>5625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44" table:style-name="ce4">
            <text:p>144</text:p>
          </table:table-cell>
          <table:table-cell office:value-type="float" office:value="43" table:style-name="ce4">
            <text:p>43</text:p>
          </table:table-cell>
          <table:table-cell office:value-type="float" office:value="580" table:style-name="ce4">
            <text:p>580</text:p>
          </table:table-cell>
          <table:table-cell office:value-type="float" office:value="86" table:style-name="ce4">
            <text:p>86</text:p>
          </table:table-cell>
          <table:table-cell office:value-type="float" office:value="37" table:style-name="ce4">
            <text:p>37</text:p>
          </table:table-cell>
          <table:table-cell office:value-type="float" office:value="7105" table:style-name="ce4">
            <text:p>7105</text:p>
          </table:table-cell>
          <table:table-cell office:value-type="float" office:value="43" table:style-name="ce4">
            <text:p>43</text:p>
          </table:table-cell>
          <table:table-cell office:value-type="float" office:value="67" table:style-name="ce4">
            <text:p>67</text:p>
          </table:table-cell>
          <table:table-cell office:value-type="float" office:value="650" table:style-name="ce4">
            <text:p>650</text:p>
          </table:table-cell>
          <table:table-cell office:value-type="float" office:value="8755" table:style-name="ce4">
            <text:p>8755</text:p>
          </table:table-cell>
          <table:table-cell table:style-name="ce2"/>
          <table:table-cell table:style-name="ce56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5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45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5">
            <text:p>Ofertas</text:p>
          </table:table-cell>
          <table:table-cell table:number-columns-repeated="10" table:style-name="ce4"/>
          <table:table-cell table:style-name="ce2"/>
          <table:table-cell table:style-name="ce56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2541" table:style-name="ce4">
            <text:p>1254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5261" table:style-name="ce4">
            <text:p>1526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2642" table:style-name="ce4">
            <text:p>12642</text:p>
          </table:table-cell>
          <table:table-cell table:number-columns-repeated="9" table:style-name="ce4"/>
          <table:table-cell table:style-name="ce2"/>
          <table:table-cell office:value-type="float" office:value="0.8053584243680727" table:style-name="ce63">
            <text:p>0,8</text:p>
          </table:table-cell>
          <table:table-cell table:style-name="ce4"/>
          <table:table-cell office:value-type="float" office:value="101" table:style-name="ce64">
            <text:p>10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5185" table:style-name="ce4">
            <text:p>518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5989" table:style-name="ce4">
            <text:p>598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5235" table:style-name="ce4">
            <text:p>5235</text:p>
          </table:table-cell>
          <table:table-cell table:number-columns-repeated="9" table:style-name="ce4"/>
          <table:table-cell table:style-name="ce2"/>
          <table:table-cell office:value-type="float" office:value="0.96432015429122475" table:style-name="ce65">
            <text:p>1,0</text:p>
          </table:table-cell>
          <table:table-cell table:style-name="ce4"/>
          <table:table-cell office:value-type="float" office:value="50" table:style-name="ce66">
            <text:p>5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691" table:style-name="ce4">
            <text:p>269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3552" table:style-name="ce4">
            <text:p>355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778" table:style-name="ce4">
            <text:p>2778</text:p>
          </table:table-cell>
          <table:table-cell table:number-columns-repeated="9" table:style-name="ce4"/>
          <table:table-cell table:style-name="ce2"/>
          <table:table-cell office:value-type="float" office:value="3.2329988851727984" table:style-name="ce65">
            <text:p>3,2</text:p>
          </table:table-cell>
          <table:table-cell table:style-name="ce1"/>
          <table:table-cell office:value-type="float" office:value="87" table:style-name="ce66">
            <text:p>8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873" table:style-name="ce4">
            <text:p>287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3595" table:style-name="ce4">
            <text:p>359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918" table:style-name="ce4">
            <text:p>2918</text:p>
          </table:table-cell>
          <table:table-cell table:number-columns-repeated="9" table:style-name="ce4"/>
          <table:table-cell table:style-name="ce2"/>
          <table:table-cell office:value-type="float" office:value="1.5663069961712497" table:style-name="ce65">
            <text:p>1,6</text:p>
          </table:table-cell>
          <table:table-cell table:style-name="ce1"/>
          <table:table-cell office:value-type="float" office:value="45" table:style-name="ce66">
            <text:p>4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1165" table:style-name="ce4">
            <text:p>116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1185" table:style-name="ce4">
            <text:p>118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977" table:style-name="ce4">
            <text:p>977</text:p>
          </table:table-cell>
          <table:table-cell table:number-columns-repeated="9" table:style-name="ce4"/>
          <table:table-cell table:style-name="ce2"/>
          <table:table-cell office:value-type="float" office:value="-16.137339055793991" table:style-name="ce65">
            <text:p>-16,1</text:p>
          </table:table-cell>
          <table:table-cell table:style-name="ce1"/>
          <table:table-cell office:value-type="float" office:value="-188" table:style-name="ce66">
            <text:p>-18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366" table:style-name="ce4">
            <text:p>36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546" table:style-name="ce4">
            <text:p>54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405" table:style-name="ce4">
            <text:p>405</text:p>
          </table:table-cell>
          <table:table-cell table:number-columns-repeated="9" table:style-name="ce4"/>
          <table:table-cell table:style-name="ce2"/>
          <table:table-cell office:value-type="float" office:value="10.655737704918032" table:style-name="ce65">
            <text:p>10,7</text:p>
          </table:table-cell>
          <table:table-cell table:style-name="ce1"/>
          <table:table-cell office:value-type="float" office:value="39" table:style-name="ce66">
            <text:p>39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2280" table:style-name="ce36">
            <text:p>12280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4867" table:style-name="ce36">
            <text:p>14867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2313" table:style-name="ce36">
            <text:p>12313</text:p>
          </table:table-cell>
          <table:table-cell table:number-columns-repeated="9" table:style-name="ce4"/>
          <table:table-cell table:style-name="ce2"/>
          <table:table-cell office:value-type="float" office:value="0.26872964169381108" table:style-name="ce63">
            <text:p>0,3</text:p>
          </table:table-cell>
          <table:table-cell table:style-name="ce1"/>
          <table:table-cell office:value-type="float" office:value="33" table:style-name="ce64">
            <text:p>3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71" table:style-name="ce4">
            <text:p>7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63" table:style-name="ce4">
            <text:p>16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37" table:style-name="ce4">
            <text:p>137</text:p>
          </table:table-cell>
          <table:table-cell table:number-columns-repeated="9" table:style-name="ce4"/>
          <table:table-cell table:style-name="ce2"/>
          <table:table-cell office:value-type="float" office:value="92.957746478873233" table:style-name="ce65">
            <text:p>93,0</text:p>
          </table:table-cell>
          <table:table-cell table:style-name="ce1"/>
          <table:table-cell office:value-type="float" office:value="66" table:style-name="ce66">
            <text:p>6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90" table:style-name="ce4">
            <text:p>19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231" table:style-name="ce4">
            <text:p>23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92" table:style-name="ce4">
            <text:p>192</text:p>
          </table:table-cell>
          <table:table-cell table:number-columns-repeated="9" table:style-name="ce4"/>
          <table:table-cell table:style-name="ce2"/>
          <table:table-cell office:value-type="float" office:value="1.0526315789473684" table:style-name="ce65">
            <text:p>1,1</text:p>
          </table:table-cell>
          <table:table-cell table:style-name="ce1"/>
          <table:table-cell office:value-type="float" office:value="2" table:style-name="ce66">
            <text:p>2</text:p>
          </table:table-cell>
          <table:table-cell table:number-columns-repeated="16345"/>
        </table:table-row>
        <table:table-row table:style-name="ro2">
          <table:table-cell office:value-type="string" table:style-name="ce45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45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5">
            <text:p>Colocações</text:p>
          </table:table-cell>
          <table:table-cell table:number-columns-repeated="10" table:style-name="ce4"/>
          <table:table-cell table:style-name="ce2"/>
          <table:table-cell table:style-name="ce65"/>
          <table:table-cell table:style-name="ce1"/>
          <table:table-cell table:style-name="ce66"/>
          <table:table-cell table:number-columns-repeated="16345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8023" table:style-name="ce4">
            <text:p>802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0408" table:style-name="ce4">
            <text:p>1040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9294" table:style-name="ce4">
            <text:p>9294</text:p>
          </table:table-cell>
          <table:table-cell table:number-columns-repeated="9" table:style-name="ce4"/>
          <table:table-cell table:style-name="ce2"/>
          <table:table-cell office:value-type="float" office:value="15.841954381154183" table:style-name="ce63">
            <text:p>15,8</text:p>
          </table:table-cell>
          <table:table-cell table:style-name="ce1"/>
          <table:table-cell office:value-type="float" office:value="1271" table:style-name="ce64">
            <text:p>127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3138" table:style-name="ce4">
            <text:p>313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3894" table:style-name="ce4">
            <text:p>389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3386" table:style-name="ce4">
            <text:p>3386</text:p>
          </table:table-cell>
          <table:table-cell table:number-columns-repeated="9" table:style-name="ce4"/>
          <table:table-cell table:style-name="ce2"/>
          <table:table-cell office:value-type="float" office:value="7.903123008285533" table:style-name="ce65">
            <text:p>7,9</text:p>
          </table:table-cell>
          <table:table-cell table:style-name="ce1"/>
          <table:table-cell office:value-type="float" office:value="248" table:style-name="ce66">
            <text:p>24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905" table:style-name="ce4">
            <text:p>190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706" table:style-name="ce4">
            <text:p>270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344" table:style-name="ce4">
            <text:p>2344</text:p>
          </table:table-cell>
          <table:table-cell table:number-columns-repeated="9" table:style-name="ce4"/>
          <table:table-cell table:style-name="ce2"/>
          <table:table-cell office:value-type="float" office:value="23.044619422572179" table:style-name="ce65">
            <text:p>23,0</text:p>
          </table:table-cell>
          <table:table-cell table:style-name="ce1"/>
          <table:table-cell office:value-type="float" office:value="439" table:style-name="ce66">
            <text:p>43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746" table:style-name="ce4">
            <text:p>174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526" table:style-name="ce4">
            <text:p>252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268" table:style-name="ce4">
            <text:p>2268</text:p>
          </table:table-cell>
          <table:table-cell table:number-columns-repeated="9" table:style-name="ce4"/>
          <table:table-cell table:style-name="ce2"/>
          <table:table-cell office:value-type="float" office:value="29.896907216494846" table:style-name="ce65">
            <text:p>29,9</text:p>
          </table:table-cell>
          <table:table-cell table:style-name="ce1"/>
          <table:table-cell office:value-type="float" office:value="522" table:style-name="ce66">
            <text:p>52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781" table:style-name="ce4">
            <text:p>78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613" table:style-name="ce4">
            <text:p>61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768" table:style-name="ce4">
            <text:p>768</text:p>
          </table:table-cell>
          <table:table-cell table:number-columns-repeated="9" table:style-name="ce4"/>
          <table:table-cell table:style-name="ce2"/>
          <table:table-cell office:value-type="float" office:value="-1.6645326504481435" table:style-name="ce65">
            <text:p>-1,7</text:p>
          </table:table-cell>
          <table:table-cell table:style-name="ce1"/>
          <table:table-cell office:value-type="float" office:value="-13" table:style-name="ce66">
            <text:p>-1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72" table:style-name="ce4">
            <text:p>27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339" table:style-name="ce4">
            <text:p>33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304" table:style-name="ce4">
            <text:p>304</text:p>
          </table:table-cell>
          <table:table-cell table:number-columns-repeated="9" table:style-name="ce4"/>
          <table:table-cell table:style-name="ce2"/>
          <table:table-cell office:value-type="float" office:value="11.76470588235294" table:style-name="ce65">
            <text:p>11,8</text:p>
          </table:table-cell>
          <table:table-cell table:style-name="ce1"/>
          <table:table-cell office:value-type="float" office:value="32" table:style-name="ce66">
            <text:p>32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7842" table:style-name="ce4">
            <text:p>7842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0078" table:style-name="ce4">
            <text:p>10078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9070" table:style-name="ce36">
            <text:p>9070</text:p>
          </table:table-cell>
          <table:table-cell table:number-columns-repeated="9" table:style-name="ce4"/>
          <table:table-cell table:style-name="ce2"/>
          <table:table-cell office:value-type="float" office:value="15.659270594236164" table:style-name="ce63">
            <text:p>15,7</text:p>
          </table:table-cell>
          <table:table-cell table:style-name="ce1"/>
          <table:table-cell office:value-type="float" office:value="1228" table:style-name="ce64">
            <text:p>122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59" table:style-name="ce4">
            <text:p>5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17" table:style-name="ce4">
            <text:p>11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94" table:style-name="ce4">
            <text:p>94</text:p>
          </table:table-cell>
          <table:table-cell table:number-columns-repeated="9" table:style-name="ce4"/>
          <table:table-cell table:style-name="ce2"/>
          <table:table-cell office:value-type="float" office:value="59.322033898305079" table:style-name="ce65">
            <text:p>59,3</text:p>
          </table:table-cell>
          <table:table-cell table:style-name="ce1"/>
          <table:table-cell office:value-type="float" office:value="35" table:style-name="ce66">
            <text:p>3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22" table:style-name="ce4">
            <text:p>12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213" table:style-name="ce4">
            <text:p>21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30" table:style-name="ce4">
            <text:p>130</text:p>
          </table:table-cell>
          <table:table-cell table:number-columns-repeated="9" table:style-name="ce4"/>
          <table:table-cell table:style-name="ce2"/>
          <table:table-cell office:value-type="float" office:value="6.557377049180328" table:style-name="ce65">
            <text:p>6,6</text:p>
          </table:table-cell>
          <table:table-cell table:style-name="ce1"/>
          <table:table-cell office:value-type="float" office:value="8" table:style-name="ce66">
            <text:p>8</text:p>
          </table:table-cell>
          <table:table-cell table:number-columns-repeated="16345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56">
            <text:p>Ex-Est</text:p>
          </table:table-cell>
          <table:table-cell office:value-type="string" table:style-name="ce56">
            <text:p>Fim form</text:p>
          </table:table-cell>
          <table:table-cell office:value-type="string" table:style-name="ce56">
            <text:p>Desp</text:p>
          </table:table-cell>
          <table:table-cell office:value-type="string" table:style-name="ce56">
            <text:p>Desp-se</text:p>
          </table:table-cell>
          <table:table-cell office:value-type="string" table:style-name="ce56">
            <text:p>Mút/ac</text:p>
          </table:table-cell>
          <table:table-cell office:value-type="string" table:style-name="ce56">
            <text:p>Fim t/n/p</text:p>
          </table:table-cell>
          <table:table-cell office:value-type="string" table:style-name="ce56">
            <text:p>Out ex-int</text:p>
          </table:table-cell>
          <table:table-cell office:value-type="string" table:style-name="ce56">
            <text:p>Trab c/p</text:p>
          </table:table-cell>
          <table:table-cell office:value-type="string" table:style-name="ce56">
            <text:p>Outros</text:p>
          </table:table-cell>
          <table:table-cell office:value-type="string" table:style-name="ce56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14.394946808510639" table:style-name="ce67">
            <text:p>-14,4</text:p>
          </table:table-cell>
          <table:table-cell office:value-type="float" office:value="-24.696356275303643" table:style-name="ce67">
            <text:p>-24,7</text:p>
          </table:table-cell>
          <table:table-cell office:value-type="float" office:value="-13.875053365589864" table:style-name="ce67">
            <text:p>-13,9</text:p>
          </table:table-cell>
          <table:table-cell office:value-type="float" office:value="-4.4277360066833751" table:style-name="ce67">
            <text:p>-4,4</text:p>
          </table:table-cell>
          <table:table-cell office:value-type="float" office:value="-14.247881355932208" table:style-name="ce67">
            <text:p>-14,2</text:p>
          </table:table-cell>
          <table:table-cell office:value-type="float" office:value="-5.3043851491522958" table:style-name="ce67">
            <text:p>-5,3</text:p>
          </table:table-cell>
          <table:table-cell office:value-type="float" office:value="-20.233998623537502" table:style-name="ce67">
            <text:p>-20,2</text:p>
          </table:table-cell>
          <table:table-cell office:value-type="float" office:value="-25.53003533568905" table:style-name="ce67">
            <text:p>-25,5</text:p>
          </table:table-cell>
          <table:table-cell office:value-type="float" office:value="-3.5449768943470303" table:style-name="ce67">
            <text:p>-3,5</text:p>
          </table:table-cell>
          <table:table-cell office:value-type="float" office:value="-7.9306625577812042" table:style-name="ce67">
            <text:p>-7,9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17.787168651555902" table:style-name="ce14">
            <text:p>-17,8</text:p>
          </table:table-cell>
          <table:table-cell office:value-type="float" office:value="-26.452905811623253" table:style-name="ce14">
            <text:p>-26,5</text:p>
          </table:table-cell>
          <table:table-cell office:value-type="float" office:value="-16.281373844121532" table:style-name="ce14">
            <text:p>-16,3</text:p>
          </table:table-cell>
          <table:table-cell office:value-type="float" office:value="8.5869565217391255" table:style-name="ce14">
            <text:p>8,6</text:p>
          </table:table-cell>
          <table:table-cell office:value-type="float" office:value="-6.4714946070878199" table:style-name="ce14">
            <text:p>-6,5</text:p>
          </table:table-cell>
          <table:table-cell office:value-type="float" office:value="-10.467706013363028" table:style-name="ce14">
            <text:p>-10,5</text:p>
          </table:table-cell>
          <table:table-cell office:value-type="float" office:value="-27.457098283931359" table:style-name="ce14">
            <text:p>-27,5</text:p>
          </table:table-cell>
          <table:table-cell office:value-type="float" office:value="-22.772277227722768" table:style-name="ce14">
            <text:p>-22,8</text:p>
          </table:table-cell>
          <table:table-cell office:value-type="float" office:value="-1.0399143599938867" table:style-name="ce14">
            <text:p>-1,0</text:p>
          </table:table-cell>
          <table:table-cell office:value-type="float" office:value="-9.5013171041874784" table:style-name="ce14">
            <text:p>-9,5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14.88326848249028" table:style-name="ce14">
            <text:p>-14,9</text:p>
          </table:table-cell>
          <table:table-cell office:value-type="float" office:value="-33.596837944664031" table:style-name="ce14">
            <text:p>-33,6</text:p>
          </table:table-cell>
          <table:table-cell office:value-type="float" office:value="-17.257142857142867" table:style-name="ce14">
            <text:p>-17,3</text:p>
          </table:table-cell>
          <table:table-cell office:value-type="float" office:value="-5.3359683794466406" table:style-name="ce14">
            <text:p>-5,3</text:p>
          </table:table-cell>
          <table:table-cell office:value-type="float" office:value="-13.868613138686143" table:style-name="ce14">
            <text:p>-13,9</text:p>
          </table:table-cell>
          <table:table-cell office:value-type="float" office:value="-14.530162412993036" table:style-name="ce14">
            <text:p>-14,5</text:p>
          </table:table-cell>
          <table:table-cell office:value-type="float" office:value="-22.5" table:style-name="ce14">
            <text:p>-22,5</text:p>
          </table:table-cell>
          <table:table-cell office:value-type="float" office:value="-18.064516129032256" table:style-name="ce14">
            <text:p>-18,1</text:p>
          </table:table-cell>
          <table:table-cell office:value-type="float" office:value="-11.609686609686605" table:style-name="ce14">
            <text:p>-11,6</text:p>
          </table:table-cell>
          <table:table-cell office:value-type="float" office:value="-14.217169083133413" table:style-name="ce14">
            <text:p>-14,2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7.6479832372970122" table:style-name="ce14">
            <text:p>-7,6</text:p>
          </table:table-cell>
          <table:table-cell office:value-type="float" office:value="-17.61363636363636" table:style-name="ce14">
            <text:p>-17,6</text:p>
          </table:table-cell>
          <table:table-cell office:value-type="float" office:value="-14.601769911504419" table:style-name="ce14">
            <text:p>-14,6</text:p>
          </table:table-cell>
          <table:table-cell office:value-type="float" office:value="-19.711538461538453" table:style-name="ce14">
            <text:p>-19,7</text:p>
          </table:table-cell>
          <table:table-cell office:value-type="float" office:value="-19.047619047619051" table:style-name="ce14">
            <text:p>-19,0</text:p>
          </table:table-cell>
          <table:table-cell office:value-type="float" office:value="-7.4524142380901282" table:style-name="ce14">
            <text:p>-7,5</text:p>
          </table:table-cell>
          <table:table-cell office:value-type="float" office:value="-1.990049751243788" table:style-name="ce14">
            <text:p>-2,0</text:p>
          </table:table-cell>
          <table:table-cell office:value-type="float" office:value="-30.982367758186399" table:style-name="ce14">
            <text:p>-31,0</text:p>
          </table:table-cell>
          <table:table-cell office:value-type="float" office:value="-1.5926737009755101" table:style-name="ce14">
            <text:p>-1,6</text:p>
          </table:table-cell>
          <table:table-cell office:value-type="float" office:value="-8.2962268572767783" table:style-name="ce14">
            <text:p>-8,3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-10.9375" table:style-name="ce14">
            <text:p>-10,9</text:p>
          </table:table-cell>
          <table:table-cell office:value-type="float" office:value="-31.111111111111114" table:style-name="ce14">
            <text:p>-31,1</text:p>
          </table:table-cell>
          <table:table-cell office:value-type="float" office:value="-14.242424242424249" table:style-name="ce14">
            <text:p>-14,2</text:p>
          </table:table-cell>
          <table:table-cell office:value-type="float" office:value="-25.333333333333329" table:style-name="ce14">
            <text:p>-25,3</text:p>
          </table:table-cell>
          <table:table-cell office:value-type="float" office:value="10.526315789473699" table:style-name="ce14">
            <text:p>10,5</text:p>
          </table:table-cell>
          <table:table-cell office:value-type="float" office:value="-1.1615044247787552" table:style-name="ce14">
            <text:p>-1,2</text:p>
          </table:table-cell>
          <table:table-cell office:value-type="float" office:value="-31.730769230769226" table:style-name="ce14">
            <text:p>-31,7</text:p>
          </table:table-cell>
          <table:table-cell office:value-type="float" office:value="-29.213483146067418" table:style-name="ce14">
            <text:p>-29,2</text:p>
          </table:table-cell>
          <table:table-cell office:value-type="float" office:value="-6.4952638700947318" table:style-name="ce14">
            <text:p>-6,5</text:p>
          </table:table-cell>
          <table:table-cell office:value-type="float" office:value="-6.9708132615471783" table:style-name="ce14">
            <text:p>-7,0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-34.545454545454547" table:style-name="ce14">
            <text:p>-34,5</text:p>
          </table:table-cell>
          <table:table-cell office:value-type="float" office:value="4.8780487804878021" table:style-name="ce14">
            <text:p>4,9</text:p>
          </table:table-cell>
          <table:table-cell office:value-type="float" office:value="8.6142322097378212" table:style-name="ce14">
            <text:p>8,6</text:p>
          </table:table-cell>
          <table:table-cell office:value-type="float" office:value="40.983606557377044" table:style-name="ce14">
            <text:p>41,0</text:p>
          </table:table-cell>
          <table:table-cell office:value-type="float" office:value="-43.939393939393945" table:style-name="ce14">
            <text:p>-43,9</text:p>
          </table:table-cell>
          <table:table-cell office:value-type="float" office:value="6.5536892621475715" table:style-name="ce14">
            <text:p>6,6</text:p>
          </table:table-cell>
          <table:table-cell office:value-type="float" office:value="-34.848484848484844" table:style-name="ce14">
            <text:p>-34,8</text:p>
          </table:table-cell>
          <table:table-cell office:value-type="float" office:value="-22.988505747126439" table:style-name="ce14">
            <text:p>-23,0</text:p>
          </table:table-cell>
          <table:table-cell office:value-type="float" office:value="-5.5232558139534831" table:style-name="ce14">
            <text:p>-5,5</text:p>
          </table:table-cell>
          <table:table-cell office:value-type="float" office:value="3.8429605029059388" table:style-name="ce14">
            <text:p>3,8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table:number-columns-repeated="11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H Abs</text:p>
          </table:table-cell>
          <table:table-cell office:value-type="string" table:style-name="ce56">
            <text:p>Ex-Est</text:p>
          </table:table-cell>
          <table:table-cell office:value-type="string" table:style-name="ce56">
            <text:p>Fim form</text:p>
          </table:table-cell>
          <table:table-cell office:value-type="string" table:style-name="ce56">
            <text:p>Desp</text:p>
          </table:table-cell>
          <table:table-cell office:value-type="string" table:style-name="ce56">
            <text:p>Desp-se</text:p>
          </table:table-cell>
          <table:table-cell office:value-type="string" table:style-name="ce56">
            <text:p>Mút/ac</text:p>
          </table:table-cell>
          <table:table-cell office:value-type="string" table:style-name="ce56">
            <text:p>Fim t/n/p</text:p>
          </table:table-cell>
          <table:table-cell office:value-type="string" table:style-name="ce56">
            <text:p>Out ex-int</text:p>
          </table:table-cell>
          <table:table-cell office:value-type="string" table:style-name="ce56">
            <text:p>Trab c/p</text:p>
          </table:table-cell>
          <table:table-cell office:value-type="string" table:style-name="ce56">
            <text:p>Outros</text:p>
          </table:table-cell>
          <table:table-cell office:value-type="string" table:style-name="ce56">
            <text:p>Total</text:p>
          </table:table-cell>
          <table:table-cell table:style-name="ce68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866" table:style-name="ce69">
            <text:p>-866</text:p>
          </table:table-cell>
          <table:table-cell office:value-type="float" office:value="-305" table:style-name="ce69">
            <text:p>-305</text:p>
          </table:table-cell>
          <table:table-cell office:value-type="float" office:value="-975" table:style-name="ce69">
            <text:p>-975</text:p>
          </table:table-cell>
          <table:table-cell office:value-type="float" office:value="-106" table:style-name="ce69">
            <text:p>-106</text:p>
          </table:table-cell>
          <table:table-cell office:value-type="float" office:value="-269" table:style-name="ce69">
            <text:p>-269</text:p>
          </table:table-cell>
          <table:table-cell office:value-type="float" office:value="-1483" table:style-name="ce69">
            <text:p>-1483</text:p>
          </table:table-cell>
          <table:table-cell office:value-type="float" office:value="-294" table:style-name="ce69">
            <text:p>-294</text:p>
          </table:table-cell>
          <table:table-cell office:value-type="float" office:value="-289" table:style-name="ce69">
            <text:p>-289</text:p>
          </table:table-cell>
          <table:table-cell office:value-type="float" office:value="-560" table:style-name="ce69">
            <text:p>-560</text:p>
          </table:table-cell>
          <table:table-cell office:value-type="float" office:value="-5147" table:style-name="ce69">
            <text:p>-5147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Norte</text:p>
          </table:table-cell>
          <table:table-cell office:value-type="float" office:value="-463" table:style-name="ce23">
            <text:p>-463</text:p>
          </table:table-cell>
          <table:table-cell office:value-type="float" office:value="-132" table:style-name="ce23">
            <text:p>-132</text:p>
          </table:table-cell>
          <table:table-cell office:value-type="float" office:value="-493" table:style-name="ce23">
            <text:p>-493</text:p>
          </table:table-cell>
          <table:table-cell office:value-type="float" office:value="79" table:style-name="ce23">
            <text:p>79</text:p>
          </table:table-cell>
          <table:table-cell office:value-type="float" office:value="-42" table:style-name="ce23">
            <text:p>-42</text:p>
          </table:table-cell>
          <table:table-cell office:value-type="float" office:value="-705" table:style-name="ce23">
            <text:p>-705</text:p>
          </table:table-cell>
          <table:table-cell office:value-type="float" office:value="-176" table:style-name="ce23">
            <text:p>-176</text:p>
          </table:table-cell>
          <table:table-cell office:value-type="float" office:value="-92" table:style-name="ce23">
            <text:p>-92</text:p>
          </table:table-cell>
          <table:table-cell office:value-type="float" office:value="-68" table:style-name="ce23">
            <text:p>-68</text:p>
          </table:table-cell>
          <table:table-cell office:value-type="float" office:value="-2092" table:style-name="ce23">
            <text:p>-2092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Centro</text:p>
          </table:table-cell>
          <table:table-cell office:value-type="float" office:value="-153" table:style-name="ce23">
            <text:p>-153</text:p>
          </table:table-cell>
          <table:table-cell office:value-type="float" office:value="-85" table:style-name="ce23">
            <text:p>-85</text:p>
          </table:table-cell>
          <table:table-cell office:value-type="float" office:value="-151" table:style-name="ce23">
            <text:p>-151</text:p>
          </table:table-cell>
          <table:table-cell office:value-type="float" office:value="-27" table:style-name="ce23">
            <text:p>-27</text:p>
          </table:table-cell>
          <table:table-cell office:value-type="float" office:value="-38" table:style-name="ce23">
            <text:p>-38</text:p>
          </table:table-cell>
          <table:table-cell office:value-type="float" office:value="-501" table:style-name="ce23">
            <text:p>-501</text:p>
          </table:table-cell>
          <table:table-cell office:value-type="float" office:value="-54" table:style-name="ce23">
            <text:p>-54</text:p>
          </table:table-cell>
          <table:table-cell office:value-type="float" office:value="-28" table:style-name="ce23">
            <text:p>-28</text:p>
          </table:table-cell>
          <table:table-cell office:value-type="float" office:value="-326" table:style-name="ce23">
            <text:p>-326</text:p>
          </table:table-cell>
          <table:table-cell office:value-type="float" office:value="-1363" table:style-name="ce23">
            <text:p>-136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Lisboa</text:p>
          </table:table-cell>
          <table:table-cell office:value-type="float" office:value="-146" table:style-name="ce23">
            <text:p>-146</text:p>
          </table:table-cell>
          <table:table-cell office:value-type="float" office:value="-62" table:style-name="ce23">
            <text:p>-62</text:p>
          </table:table-cell>
          <table:table-cell office:value-type="float" office:value="-330" table:style-name="ce23">
            <text:p>-330</text:p>
          </table:table-cell>
          <table:table-cell office:value-type="float" office:value="-164" table:style-name="ce23">
            <text:p>-164</text:p>
          </table:table-cell>
          <table:table-cell office:value-type="float" office:value="-164" table:style-name="ce23">
            <text:p>-164</text:p>
          </table:table-cell>
          <table:table-cell office:value-type="float" office:value="-693" table:style-name="ce23">
            <text:p>-693</text:p>
          </table:table-cell>
          <table:table-cell office:value-type="float" office:value="-8" table:style-name="ce23">
            <text:p>-8</text:p>
          </table:table-cell>
          <table:table-cell office:value-type="float" office:value="-123" table:style-name="ce23">
            <text:p>-123</text:p>
          </table:table-cell>
          <table:table-cell office:value-type="float" office:value="-80" table:style-name="ce23">
            <text:p>-80</text:p>
          </table:table-cell>
          <table:table-cell office:value-type="float" office:value="-1770" table:style-name="ce23">
            <text:p>-177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entejo</text:p>
          </table:table-cell>
          <table:table-cell office:value-type="float" office:value="-28" table:style-name="ce23">
            <text:p>-28</text:p>
          </table:table-cell>
          <table:table-cell office:value-type="float" office:value="-28" table:style-name="ce23">
            <text:p>-28</text:p>
          </table:table-cell>
          <table:table-cell office:value-type="float" office:value="-47" table:style-name="ce23">
            <text:p>-47</text:p>
          </table:table-cell>
          <table:table-cell office:value-type="float" office:value="-19" table:style-name="ce23">
            <text:p>-19</text:p>
          </table:table-cell>
          <table:table-cell office:value-type="float" office:value="4" table:style-name="ce23">
            <text:p>4</text:p>
          </table:table-cell>
          <table:table-cell office:value-type="float" office:value="-21" table:style-name="ce23">
            <text:p>-21</text:p>
          </table:table-cell>
          <table:table-cell office:value-type="float" office:value="-33" table:style-name="ce23">
            <text:p>-33</text:p>
          </table:table-cell>
          <table:table-cell office:value-type="float" office:value="-26" table:style-name="ce23">
            <text:p>-26</text:p>
          </table:table-cell>
          <table:table-cell office:value-type="float" office:value="-48" table:style-name="ce23">
            <text:p>-48</text:p>
          </table:table-cell>
          <table:table-cell office:value-type="float" office:value="-246" table:style-name="ce23">
            <text:p>-246</text:p>
          </table:table-cell>
          <table:table-cell table:style-name="ce7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76" table:style-name="ce23">
            <text:p>-76</text:p>
          </table:table-cell>
          <table:table-cell office:value-type="float" office:value="2" table:style-name="ce23">
            <text:p>2</text:p>
          </table:table-cell>
          <table:table-cell office:value-type="float" office:value="46" table:style-name="ce23">
            <text:p>46</text:p>
          </table:table-cell>
          <table:table-cell office:value-type="float" office:value="25" table:style-name="ce23">
            <text:p>25</text:p>
          </table:table-cell>
          <table:table-cell office:value-type="float" office:value="-29" table:style-name="ce23">
            <text:p>-29</text:p>
          </table:table-cell>
          <table:table-cell office:value-type="float" office:value="437" table:style-name="ce23">
            <text:p>437</text:p>
          </table:table-cell>
          <table:table-cell office:value-type="float" office:value="-23" table:style-name="ce23">
            <text:p>-23</text:p>
          </table:table-cell>
          <table:table-cell office:value-type="float" office:value="-20" table:style-name="ce23">
            <text:p>-20</text:p>
          </table:table-cell>
          <table:table-cell office:value-type="float" office:value="-38" table:style-name="ce23">
            <text:p>-38</text:p>
          </table:table-cell>
          <table:table-cell office:value-type="float" office:value="324" table:style-name="ce23">
            <text:p>324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Var-Mês Anterior</text:p>
          </table:table-cell>
          <table:table-cell office:value-type="string" table:style-name="ce56">
            <text:p>Ex-Est</text:p>
          </table:table-cell>
          <table:table-cell office:value-type="string" table:style-name="ce56">
            <text:p>Fim form</text:p>
          </table:table-cell>
          <table:table-cell office:value-type="string" table:style-name="ce56">
            <text:p>Desp</text:p>
          </table:table-cell>
          <table:table-cell office:value-type="string" table:style-name="ce56">
            <text:p>Desp-se</text:p>
          </table:table-cell>
          <table:table-cell office:value-type="string" table:style-name="ce56">
            <text:p>Mút/ac</text:p>
          </table:table-cell>
          <table:table-cell office:value-type="string" table:style-name="ce56">
            <text:p>Fim t/n/p</text:p>
          </table:table-cell>
          <table:table-cell office:value-type="string" table:style-name="ce56">
            <text:p>Out ex-int</text:p>
          </table:table-cell>
          <table:table-cell office:value-type="string" table:style-name="ce56">
            <text:p>Trab c/p</text:p>
          </table:table-cell>
          <table:table-cell office:value-type="string" table:style-name="ce56">
            <text:p>Outros</text:p>
          </table:table-cell>
          <table:table-cell office:value-type="string" table:style-name="ce56">
            <text:p>Total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Total</text:p>
          </table:table-cell>
          <table:table-cell office:value-type="float" office:value="-34.067340929458453" table:style-name="ce71">
            <text:p>-34,1</text:p>
          </table:table-cell>
          <table:table-cell office:value-type="float" office:value="-23.330585325638907" table:style-name="ce71">
            <text:p>-23,3</text:p>
          </table:table-cell>
          <table:table-cell office:value-type="float" office:value="-13.715426290276582" table:style-name="ce71">
            <text:p>-13,7</text:p>
          </table:table-cell>
          <table:table-cell office:value-type="float" office:value="-17.311167329237449" table:style-name="ce71">
            <text:p>-17,3</text:p>
          </table:table-cell>
          <table:table-cell office:value-type="float" office:value="-11.239035087719301" table:style-name="ce71">
            <text:p>-11,2</text:p>
          </table:table-cell>
          <table:table-cell office:value-type="float" office:value="-4.827809332087142" table:style-name="ce71">
            <text:p>-4,8</text:p>
          </table:table-cell>
          <table:table-cell office:value-type="float" office:value="-20.288858321870705" table:style-name="ce71">
            <text:p>-20,3</text:p>
          </table:table-cell>
          <table:table-cell office:value-type="float" office:value="-19.866920152091254" table:style-name="ce71">
            <text:p>-19,9</text:p>
          </table:table-cell>
          <table:table-cell office:value-type="float" office:value="-18.744667235494887" table:style-name="ce71">
            <text:p>-18,7</text:p>
          </table:table-cell>
          <table:table-cell office:value-type="float" office:value="-14.277311527150133" table:style-name="ce71">
            <text:p>-14,3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Norte</text:p>
          </table:table-cell>
          <table:table-cell office:value-type="float" office:value="-35.05311077389986" table:style-name="ce71">
            <text:p>-35,1</text:p>
          </table:table-cell>
          <table:table-cell office:value-type="float" office:value="-24.485596707818928" table:style-name="ce71">
            <text:p>-24,5</text:p>
          </table:table-cell>
          <table:table-cell office:value-type="float" office:value="-9.3995711222301708" table:style-name="ce71">
            <text:p>-9,4</text:p>
          </table:table-cell>
          <table:table-cell office:value-type="float" office:value="-9.181818181818187" table:style-name="ce71">
            <text:p>-9,2</text:p>
          </table:table-cell>
          <table:table-cell office:value-type="float" office:value="-10.735294117647058" table:style-name="ce71">
            <text:p>-10,7</text:p>
          </table:table-cell>
          <table:table-cell office:value-type="float" office:value="-13.349619198160653" table:style-name="ce71">
            <text:p>-13,3</text:p>
          </table:table-cell>
          <table:table-cell office:value-type="float" office:value="-19.965576592082613" table:style-name="ce71">
            <text:p>-20,0</text:p>
          </table:table-cell>
          <table:table-cell office:value-type="float" office:value="-23.341523341523342" table:style-name="ce71">
            <text:p>-23,3</text:p>
          </table:table-cell>
          <table:table-cell office:value-type="float" office:value="-19.674776564051641" table:style-name="ce71">
            <text:p>-19,7</text:p>
          </table:table-cell>
          <table:table-cell office:value-type="float" office:value="-18.20868565799195" table:style-name="ce71">
            <text:p>-18,2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Centro</text:p>
          </table:table-cell>
          <table:table-cell office:value-type="float" office:value="-35.233160621761655" table:style-name="ce71">
            <text:p>-35,2</text:p>
          </table:table-cell>
          <table:table-cell office:value-type="float" office:value="-28.813559322033896" table:style-name="ce71">
            <text:p>-28,8</text:p>
          </table:table-cell>
          <table:table-cell office:value-type="float" office:value="-24.029380902413436" table:style-name="ce71">
            <text:p>-24,0</text:p>
          </table:table-cell>
          <table:table-cell office:value-type="float" office:value="-10.634328358208961" table:style-name="ce71">
            <text:p>-10,6</text:p>
          </table:table-cell>
          <table:table-cell office:value-type="float" office:value="-3.6734693877551052" table:style-name="ce71">
            <text:p>-3,7</text:p>
          </table:table-cell>
          <table:table-cell office:value-type="float" office:value="-18.815426997245183" table:style-name="ce71">
            <text:p>-18,8</text:p>
          </table:table-cell>
          <table:table-cell office:value-type="float" office:value="-15.06849315068493" table:style-name="ce71">
            <text:p>-15,1</text:p>
          </table:table-cell>
          <table:table-cell office:value-type="float" office:value="-16.993464052287578" table:style-name="ce71">
            <text:p>-17,0</text:p>
          </table:table-cell>
          <table:table-cell office:value-type="float" office:value="-17.514124293785315" table:style-name="ce71">
            <text:p>-17,5</text:p>
          </table:table-cell>
          <table:table-cell office:value-type="float" office:value="-20.402632597754547" table:style-name="ce71">
            <text:p>-20,4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Lisboa</text:p>
          </table:table-cell>
          <table:table-cell office:value-type="float" office:value="-30.039682539682545" table:style-name="ce71">
            <text:p>-30,0</text:p>
          </table:table-cell>
          <table:table-cell office:value-type="float" office:value="-18.309859154929569" table:style-name="ce71">
            <text:p>-18,3</text:p>
          </table:table-cell>
          <table:table-cell office:value-type="float" office:value="-19.750519750519743" table:style-name="ce71">
            <text:p>-19,8</text:p>
          </table:table-cell>
          <table:table-cell office:value-type="float" office:value="-30.416666666666671" table:style-name="ce71">
            <text:p>-30,4</text:p>
          </table:table-cell>
          <table:table-cell office:value-type="float" office:value="-13.630731102850064" table:style-name="ce71">
            <text:p>-13,6</text:p>
          </table:table-cell>
          <table:table-cell office:value-type="float" office:value="-21.86308334846558" table:style-name="ce71">
            <text:p>-21,9</text:p>
          </table:table-cell>
          <table:table-cell office:value-type="float" office:value="-19.591836734693885" table:style-name="ce71">
            <text:p>-19,6</text:p>
          </table:table-cell>
          <table:table-cell office:value-type="float" office:value="-21.489971346704877" table:style-name="ce71">
            <text:p>-21,5</text:p>
          </table:table-cell>
          <table:table-cell office:value-type="float" office:value="-19.390084801043699" table:style-name="ce71">
            <text:p>-19,4</text:p>
          </table:table-cell>
          <table:table-cell office:value-type="float" office:value="-21.840044742729305" table:style-name="ce71">
            <text:p>-21,8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entejo</text:p>
          </table:table-cell>
          <table:table-cell office:value-type="float" office:value="-45.192307692307686" table:style-name="ce71">
            <text:p>-45,2</text:p>
          </table:table-cell>
          <table:table-cell office:value-type="float" office:value="-21.51898734177216" table:style-name="ce71">
            <text:p>-21,5</text:p>
          </table:table-cell>
          <table:table-cell office:value-type="float" office:value="-28.894472361809036" table:style-name="ce71">
            <text:p>-28,9</text:p>
          </table:table-cell>
          <table:table-cell office:value-type="float" office:value="-27.272727272727266" table:style-name="ce71">
            <text:p>-27,3</text:p>
          </table:table-cell>
          <table:table-cell office:value-type="float" office:value="23.529411764705884" table:style-name="ce71">
            <text:p>23,5</text:p>
          </table:table-cell>
          <table:table-cell office:value-type="float" office:value="-24.726200505475987" table:style-name="ce71">
            <text:p>-24,7</text:p>
          </table:table-cell>
          <table:table-cell office:value-type="float" office:value="-36.607142857142861" table:style-name="ce71">
            <text:p>-36,6</text:p>
          </table:table-cell>
          <table:table-cell office:value-type="float" office:value="-14.86486486486487" table:style-name="ce71">
            <text:p>-14,9</text:p>
          </table:table-cell>
          <table:table-cell office:value-type="float" office:value="-12.531645569620252" table:style-name="ce71">
            <text:p>-12,5</text:p>
          </table:table-cell>
          <table:table-cell office:value-type="float" office:value="-24.59807073954984" table:style-name="ce71">
            <text:p>-24,6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37.117903930131" table:style-name="ce71">
            <text:p>-37,1</text:p>
          </table:table-cell>
          <table:table-cell office:value-type="float" office:value="-24.561403508771932" table:style-name="ce71">
            <text:p>-24,6</text:p>
          </table:table-cell>
          <table:table-cell office:value-type="float" office:value="26.08695652173914" table:style-name="ce71">
            <text:p>26,1</text:p>
          </table:table-cell>
          <table:table-cell office:value-type="float" office:value="-8.5106382978723474" table:style-name="ce71">
            <text:p>-8,5</text:p>
          </table:table-cell>
          <table:table-cell office:value-type="float" office:value="-36.206896551724135" table:style-name="ce71">
            <text:p>-36,2</text:p>
          </table:table-cell>
          <table:table-cell office:value-type="float" office:value="84.977870346263984" table:style-name="ce71">
            <text:p>85,0</text:p>
          </table:table-cell>
          <table:table-cell office:value-type="float" office:value="-17.307692307692307" table:style-name="ce71">
            <text:p>-17,3</text:p>
          </table:table-cell>
          <table:table-cell office:value-type="float" office:value="-2.8985507246376869" table:style-name="ce71">
            <text:p>-2,9</text:p>
          </table:table-cell>
          <table:table-cell office:value-type="float" office:value="-15.032679738562095" table:style-name="ce71">
            <text:p>-15,0</text:p>
          </table:table-cell>
          <table:table-cell office:value-type="float" office:value="55.644444444444446" table:style-name="ce71">
            <text:p>55,6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number-rows-repeated="1048514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9" table:default-cell-style-name="ce80"/>
        <table:table-column table:style-name="co20" table:default-cell-style-name="ce74"/>
        <table:table-column table:style-name="co21" table:number-columns-repeated="2" table:default-cell-style-name="ce74"/>
        <table:table-column table:style-name="co21" table:number-columns-repeated="12" table:default-cell-style-name="ce77"/>
        <table:table-column table:style-name="co22" table:default-cell-style-name="ce79"/>
        <table:table-column table:style-name="co23" table:default-cell-style-name="ce74"/>
        <table:table-column table:style-name="co24" table:number-columns-repeated="5" table:default-cell-style-name="ce77"/>
        <table:table-column table:style-name="co25" table:number-columns-repeated="7" table:default-cell-style-name="ce77"/>
        <table:table-column table:style-name="co26" table:default-cell-style-name="ce77"/>
        <table:table-column table:style-name="co17" table:number-columns-repeated="12" table:default-cell-style-name="ce77"/>
        <table:table-column table:style-name="co7" table:default-cell-style-name="ce77"/>
        <table:table-column table:style-name="co27" table:number-columns-repeated="5" table:default-cell-style-name="ce77"/>
        <table:table-column table:style-name="co26" table:number-columns-repeated="16335" table:default-cell-style-name="ce77"/>
        <table:table-row table:style-name="ro5">
          <table:table-cell office:value-type="string" table:style-name="ce73">
            <text:p>TOTAL PAÍS</text:p>
          </table:table-cell>
          <table:table-cell table:style-name="ce74"/>
          <table:table-cell table:style-name="ce75"/>
          <table:table-cell office:value-type="string" table:style-name="ce76">
            <text:p>Descer uma linha, pro mês actual, copiando as fórmulas - COLUNAS DE C a Q ----<text:s/><text:span text:style-name="T3">Novamente em W (2 mapas) e de X a AD</text:span></text:p>
          </table:table-cell>
          <table:table-cell table:style-name="ce77"/>
          <table:table-cell table:number-columns-repeated="7" table:style-name="ce78"/>
          <table:table-cell table:number-columns-repeated="4" table:style-name="ce77"/>
          <table:table-cell table:style-name="ce79"/>
          <table:table-cell office:value-type="string" table:style-name="ce76">
            <text:p>Descer uma linha copiando as fórmulas -<text:s/><text:span text:style-name="T3"><text:s/>coluna W (2 mapas - w... e w...) e de X a AD</text:span></text:p>
          </table:table-cell>
          <table:table-cell table:number-columns-repeated="16366" table:style-name="ce77"/>
        </table:table-row>
        <table:table-row table:style-name="ro2">
          <table:table-cell table:style-name="ce80"/>
          <table:table-cell table:style-name="ce74"/>
          <table:table-cell office:value-type="string" table:number-columns-spanned="2" table:number-rows-spanned="1" table:style-name="ce135">
            <text:p>CATEGORIAS</text:p>
          </table:table-cell>
          <table:covered-table-cell/>
          <table:table-cell office:value-type="string" table:number-columns-spanned="2" table:number-rows-spanned="1" table:style-name="ce135">
            <text:p>SEXOS</text:p>
          </table:table-cell>
          <table:covered-table-cell/>
          <table:table-cell office:value-type="string" table:number-columns-spanned="2" table:number-rows-spanned="1" table:style-name="ce135">
            <text:p>IDADE</text:p>
          </table:table-cell>
          <table:covered-table-cell/>
          <table:table-cell office:value-type="string" table:number-columns-spanned="2" table:number-rows-spanned="1" table:style-name="ce135">
            <text:p>T. INSC</text:p>
          </table:table-cell>
          <table:covered-table-cell/>
          <table:table-cell table:style-name="ce81"/>
          <table:table-cell table:style-name="ce82"/>
          <table:table-cell office:value-type="string" table:style-name="ce83">
            <text:p>HABILITAÇÕES</text:p>
          </table:table-cell>
          <table:table-cell table:number-columns-repeated="3" table:style-name="ce84"/>
          <table:table-cell table:style-name="ce79"/>
          <table:table-cell table:style-name="ce85"/>
          <table:table-cell table:number-columns-repeated="16366" table:style-name="ce77"/>
        </table:table-row>
        <table:table-row table:style-name="ro2">
          <table:table-cell table:style-name="ce86"/>
          <table:table-cell table:style-name="ce84"/>
          <table:table-cell office:value-type="string" table:style-name="ce83">
            <text:p>1º Emprego</text:p>
          </table:table-cell>
          <table:table-cell office:value-type="string" table:style-name="ce87">
            <text:p>Novo Emp</text:p>
          </table:table-cell>
          <table:table-cell office:value-type="string" table:style-name="ce88">
            <text:p>Homens</text:p>
          </table:table-cell>
          <table:table-cell office:value-type="string" table:style-name="ce89">
            <text:p>Mulheres</text:p>
          </table:table-cell>
          <table:table-cell office:value-type="string" table:style-name="ce88">
            <text:p>&lt;25anos</text:p>
          </table:table-cell>
          <table:table-cell office:value-type="string" table:style-name="ce89">
            <text:p>&gt;=25 anos</text:p>
          </table:table-cell>
          <table:table-cell office:value-type="string" table:style-name="ce88">
            <text:p>&lt;1ano</text:p>
          </table:table-cell>
          <table:table-cell office:value-type="string" table:style-name="ce89">
            <text:p>&gt;=1ano</text:p>
          </table:table-cell>
          <table:table-cell office:value-type="string" table:style-name="ce88">
            <text:p>Desempreg</text:p>
          </table:table-cell>
          <table:table-cell office:value-type="string" table:style-name="ce84">
            <text:p>Ofertas</text:p>
          </table:table-cell>
          <table:table-cell office:value-type="string" table:style-name="ce90">
            <text:p>Nenh.</text:p>
          </table:table-cell>
          <table:table-cell office:value-type="string" table:style-name="ce55">
            <text:p>Bási.</text:p>
          </table:table-cell>
          <table:table-cell office:value-type="string" table:style-name="ce55">
            <text:p>Sec.</text:p>
          </table:table-cell>
          <table:table-cell office:value-type="string" table:style-name="ce55">
            <text:p>Sup.</text:p>
          </table:table-cell>
          <table:table-cell office:value-type="string" table:style-name="ce91">
            <text:p>Total</text:p>
          </table:table-cell>
          <table:table-cell table:style-name="ce85"/>
          <table:table-cell table:number-columns-repeated="16366" table:style-name="ce84"/>
        </table:table-row>
        <table:table-row table:style-name="ro2">
          <table:table-cell office:value-type="float" office:value="2010" table:style-name="ce80">
            <text:p>2010</text:p>
          </table:table-cell>
          <table:table-cell office:value-type="string" table:style-name="ce92">
            <text:p>J</text:p>
          </table:table-cell>
          <table:table-cell office:value-type="float" office:value="42576" table:style-name="ce93">
            <text:p>42576<text:s/></text:p>
          </table:table-cell>
          <table:table-cell office:value-type="float" office:value="517736" table:style-name="ce94">
            <text:p>517736<text:s/></text:p>
          </table:table-cell>
          <table:table-cell office:value-type="float" office:value="264875" table:style-name="ce95">
            <text:p>264875<text:s/></text:p>
          </table:table-cell>
          <table:table-cell office:value-type="float" office:value="295437" table:style-name="ce96">
            <text:p>295437<text:s/></text:p>
          </table:table-cell>
          <table:table-cell office:value-type="float" office:value="73857" table:style-name="ce95">
            <text:p>73857<text:s/></text:p>
          </table:table-cell>
          <table:table-cell office:value-type="float" office:value="486455" table:style-name="ce96">
            <text:p>486455<text:s/></text:p>
          </table:table-cell>
          <table:table-cell office:value-type="float" office:value="366643" table:style-name="ce95">
            <text:p>366643<text:s/></text:p>
          </table:table-cell>
          <table:table-cell office:value-type="float" office:value="193669" table:style-name="ce96">
            <text:p>193669<text:s/></text:p>
          </table:table-cell>
          <table:table-cell office:value-type="float" office:value="560312" table:style-name="ce95">
            <text:p>560312<text:s/></text:p>
          </table:table-cell>
          <table:table-cell office:value-type="float" office:value="19033" table:style-name="ce97">
            <text:p>19033<text:s/></text:p>
          </table:table-cell>
          <table:table-cell office:value-type="float" office:value="30580" table:style-name="ce98">
            <text:p>30580</text:p>
          </table:table-cell>
          <table:table-cell office:value-type="float" office:value="376520" table:style-name="ce77">
            <text:p>376520</text:p>
          </table:table-cell>
          <table:table-cell office:value-type="float" office:value="105158" table:style-name="ce77">
            <text:p>105158</text:p>
          </table:table-cell>
          <table:table-cell office:value-type="float" office:value="48054" table:style-name="ce77">
            <text:p>48054</text:p>
          </table:table-cell>
          <table:table-cell office:value-type="float" office:value="560312" table:style-name="ce99">
            <text:p>560312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40996" table:style-name="ce93">
            <text:p>40996<text:s/></text:p>
          </table:table-cell>
          <table:table-cell office:value-type="float" office:value="520319" table:style-name="ce94">
            <text:p>520319<text:s/></text:p>
          </table:table-cell>
          <table:table-cell office:value-type="float" office:value="265295" table:style-name="ce95">
            <text:p>265295<text:s/></text:p>
          </table:table-cell>
          <table:table-cell office:value-type="float" office:value="296020" table:style-name="ce96">
            <text:p>296020<text:s/></text:p>
          </table:table-cell>
          <table:table-cell office:value-type="float" office:value="72474" table:style-name="ce95">
            <text:p>72474<text:s/></text:p>
          </table:table-cell>
          <table:table-cell office:value-type="float" office:value="488841" table:style-name="ce96">
            <text:p>488841<text:s/></text:p>
          </table:table-cell>
          <table:table-cell office:value-type="float" office:value="362961" table:style-name="ce95">
            <text:p>362961<text:s/></text:p>
          </table:table-cell>
          <table:table-cell office:value-type="float" office:value="198354" table:style-name="ce96">
            <text:p>198354<text:s/></text:p>
          </table:table-cell>
          <table:table-cell office:value-type="float" office:value="561315" table:style-name="ce95">
            <text:p>561315<text:s/></text:p>
          </table:table-cell>
          <table:table-cell office:value-type="float" office:value="18340" table:style-name="ce97">
            <text:p>18340<text:s/></text:p>
          </table:table-cell>
          <table:table-cell office:value-type="float" office:value="30836" table:style-name="ce98">
            <text:p>30836</text:p>
          </table:table-cell>
          <table:table-cell office:value-type="float" office:value="378720" table:style-name="ce77">
            <text:p>378720</text:p>
          </table:table-cell>
          <table:table-cell office:value-type="float" office:value="105321" table:style-name="ce77">
            <text:p>105321</text:p>
          </table:table-cell>
          <table:table-cell office:value-type="float" office:value="46438" table:style-name="ce77">
            <text:p>46438</text:p>
          </table:table-cell>
          <table:table-cell office:value-type="float" office:value="561315" table:style-name="ce99">
            <text:p>561315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41890" table:style-name="ce93">
            <text:p>41890<text:s/></text:p>
          </table:table-cell>
          <table:table-cell office:value-type="float" office:value="529864" table:style-name="ce94">
            <text:p>529864<text:s/></text:p>
          </table:table-cell>
          <table:table-cell office:value-type="float" office:value="269471" table:style-name="ce95">
            <text:p>269471<text:s/></text:p>
          </table:table-cell>
          <table:table-cell office:value-type="float" office:value="302283" table:style-name="ce96">
            <text:p>302283<text:s/></text:p>
          </table:table-cell>
          <table:table-cell office:value-type="float" office:value="73019" table:style-name="ce95">
            <text:p>73019<text:s/></text:p>
          </table:table-cell>
          <table:table-cell office:value-type="float" office:value="498735" table:style-name="ce96">
            <text:p>498735<text:s/></text:p>
          </table:table-cell>
          <table:table-cell office:value-type="float" office:value="364916" table:style-name="ce95">
            <text:p>364916<text:s/></text:p>
          </table:table-cell>
          <table:table-cell office:value-type="float" office:value="206838" table:style-name="ce96">
            <text:p>206838<text:s/></text:p>
          </table:table-cell>
          <table:table-cell office:value-type="float" office:value="571754" table:style-name="ce95">
            <text:p>571754<text:s/></text:p>
          </table:table-cell>
          <table:table-cell office:value-type="float" office:value="19288" table:style-name="ce97">
            <text:p>19288<text:s/></text:p>
          </table:table-cell>
          <table:table-cell office:value-type="float" office:value="31822" table:style-name="ce98">
            <text:p>31822</text:p>
          </table:table-cell>
          <table:table-cell office:value-type="float" office:value="385601" table:style-name="ce77">
            <text:p>385601</text:p>
          </table:table-cell>
          <table:table-cell office:value-type="float" office:value="107762" table:style-name="ce77">
            <text:p>107762</text:p>
          </table:table-cell>
          <table:table-cell office:value-type="float" office:value="46569" table:style-name="ce77">
            <text:p>46569</text:p>
          </table:table-cell>
          <table:table-cell office:value-type="float" office:value="571754" table:style-name="ce99">
            <text:p>571754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41102" table:style-name="ce93">
            <text:p>41102<text:s/></text:p>
          </table:table-cell>
          <table:table-cell office:value-type="float" office:value="529666" table:style-name="ce94">
            <text:p>529666<text:s/></text:p>
          </table:table-cell>
          <table:table-cell office:value-type="float" office:value="268196" table:style-name="ce95">
            <text:p>268196<text:s/></text:p>
          </table:table-cell>
          <table:table-cell office:value-type="float" office:value="302572" table:style-name="ce96">
            <text:p>302572<text:s/></text:p>
          </table:table-cell>
          <table:table-cell office:value-type="float" office:value="71352" table:style-name="ce95">
            <text:p>71352<text:s/></text:p>
          </table:table-cell>
          <table:table-cell office:value-type="float" office:value="499416" table:style-name="ce96">
            <text:p>499416<text:s/></text:p>
          </table:table-cell>
          <table:table-cell office:value-type="float" office:value="359532" table:style-name="ce95">
            <text:p>359532<text:s/></text:p>
          </table:table-cell>
          <table:table-cell office:value-type="float" office:value="211236" table:style-name="ce96">
            <text:p>211236<text:s/></text:p>
          </table:table-cell>
          <table:table-cell office:value-type="float" office:value="570768" table:style-name="ce95">
            <text:p>570768<text:s/></text:p>
          </table:table-cell>
          <table:table-cell office:value-type="float" office:value="21269" table:style-name="ce97">
            <text:p>21269<text:s/></text:p>
          </table:table-cell>
          <table:table-cell office:value-type="float" office:value="31949" table:style-name="ce98">
            <text:p>31949</text:p>
          </table:table-cell>
          <table:table-cell office:value-type="float" office:value="385077" table:style-name="ce77">
            <text:p>385077</text:p>
          </table:table-cell>
          <table:table-cell office:value-type="float" office:value="107981" table:style-name="ce77">
            <text:p>107981</text:p>
          </table:table-cell>
          <table:table-cell office:value-type="float" office:value="45761" table:style-name="ce77">
            <text:p>45761</text:p>
          </table:table-cell>
          <table:table-cell office:value-type="float" office:value="570768" table:style-name="ce99">
            <text:p>570768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39679" table:style-name="ce93">
            <text:p>39679<text:s/></text:p>
          </table:table-cell>
          <table:table-cell office:value-type="float" office:value="521072" table:style-name="ce94">
            <text:p>521072<text:s/></text:p>
          </table:table-cell>
          <table:table-cell office:value-type="float" office:value="262451" table:style-name="ce95">
            <text:p>262451<text:s/></text:p>
          </table:table-cell>
          <table:table-cell office:value-type="float" office:value="298300" table:style-name="ce96">
            <text:p>298300<text:s/></text:p>
          </table:table-cell>
          <table:table-cell office:value-type="float" office:value="67995" table:style-name="ce95">
            <text:p>67995<text:s/></text:p>
          </table:table-cell>
          <table:table-cell office:value-type="float" office:value="492756" table:style-name="ce96">
            <text:p>492756<text:s/></text:p>
          </table:table-cell>
          <table:table-cell office:value-type="float" office:value="345469" table:style-name="ce95">
            <text:p>345469<text:s/></text:p>
          </table:table-cell>
          <table:table-cell office:value-type="float" office:value="215282" table:style-name="ce96">
            <text:p>215282<text:s/></text:p>
          </table:table-cell>
          <table:table-cell office:value-type="float" office:value="560751" table:style-name="ce95">
            <text:p>560751<text:s/></text:p>
          </table:table-cell>
          <table:table-cell office:value-type="float" office:value="22385" table:style-name="ce97">
            <text:p>22385<text:s/></text:p>
          </table:table-cell>
          <table:table-cell office:value-type="float" office:value="31438" table:style-name="ce98">
            <text:p>31438</text:p>
          </table:table-cell>
          <table:table-cell office:value-type="float" office:value="378290" table:style-name="ce77">
            <text:p>378290</text:p>
          </table:table-cell>
          <table:table-cell office:value-type="float" office:value="106415" table:style-name="ce77">
            <text:p>106415</text:p>
          </table:table-cell>
          <table:table-cell office:value-type="float" office:value="44608" table:style-name="ce77">
            <text:p>44608</text:p>
          </table:table-cell>
          <table:table-cell office:value-type="float" office:value="560751" table:style-name="ce99">
            <text:p>560751</text:p>
          </table:table-cell>
          <table:table-cell table:style-name="ce74"/>
          <table:table-cell table:number-columns-repeated="5" table:style-name="ce77"/>
          <table:table-cell table:style-name="ce100"/>
          <table:table-cell table:number-columns-repeated="16360"/>
        </table:table-row>
        <table:table-row table:style-name="ro6">
          <table:table-cell table:style-name="ce80"/>
          <table:table-cell table:style-name="ce74"/>
          <table:table-cell office:value-type="float" office:value="38234" table:style-name="ce93">
            <text:p>38234<text:s/></text:p>
          </table:table-cell>
          <table:table-cell office:value-type="float" office:value="513634" table:style-name="ce94">
            <text:p>513634<text:s/></text:p>
          </table:table-cell>
          <table:table-cell office:value-type="float" office:value="255421" table:style-name="ce95">
            <text:p>255421<text:s/></text:p>
          </table:table-cell>
          <table:table-cell office:value-type="float" office:value="296447" table:style-name="ce96">
            <text:p>296447<text:s/></text:p>
          </table:table-cell>
          <table:table-cell office:value-type="float" office:value="64047" table:style-name="ce95">
            <text:p>64047<text:s/></text:p>
          </table:table-cell>
          <table:table-cell office:value-type="float" office:value="487821" table:style-name="ce96">
            <text:p>487821<text:s/></text:p>
          </table:table-cell>
          <table:table-cell office:value-type="float" office:value="332952" table:style-name="ce95">
            <text:p>332952<text:s/></text:p>
          </table:table-cell>
          <table:table-cell office:value-type="float" office:value="218916" table:style-name="ce96">
            <text:p>218916<text:s/></text:p>
          </table:table-cell>
          <table:table-cell office:value-type="float" office:value="551868" table:style-name="ce95">
            <text:p>551868<text:s/></text:p>
          </table:table-cell>
          <table:table-cell office:value-type="float" office:value="22333" table:style-name="ce97">
            <text:p>22333<text:s/></text:p>
          </table:table-cell>
          <table:table-cell office:value-type="float" office:value="31090" table:style-name="ce98">
            <text:p>31090</text:p>
          </table:table-cell>
          <table:table-cell office:value-type="float" office:value="372225" table:style-name="ce77">
            <text:p>372225</text:p>
          </table:table-cell>
          <table:table-cell office:value-type="float" office:value="104230" table:style-name="ce77">
            <text:p>104230</text:p>
          </table:table-cell>
          <table:table-cell office:value-type="float" office:value="44323" table:style-name="ce77">
            <text:p>44323</text:p>
          </table:table-cell>
          <table:table-cell office:value-type="float" office:value="551868" table:style-name="ce99">
            <text:p>551868</text:p>
          </table:table-cell>
          <table:table-cell table:style-name="ce74"/>
          <table:table-cell office:value-type="string" table:style-name="ce101">
            <text:p>(<text:span text:style-name="T5">Desemprego</text:span><text:span text:style-name="T3"><text:s/></text:span>-<text:s/><text:span text:style-name="T3">bloco W38 a W49</text:span>)</text:p>
          </table:table-cell>
          <table:table-cell table:number-columns-repeated="4" table:style-name="ce77"/>
          <table:table-cell office:value-type="string" table:style-name="ce102">
            <text:p>(<text:span text:style-name="T5">Médias</text:span><text:s/>-<text:s/><text:span text:style-name="T3">X52 a AD63</text:span>)</text:p>
          </table:table-cell>
          <table:table-cell table:number-columns-repeated="16360"/>
        </table:table-row>
        <table:table-row table:style-name="ro2">
          <table:table-cell table:style-name="ce80"/>
          <table:table-cell office:value-type="string" table:style-name="ce92">
            <text:p>J</text:p>
          </table:table-cell>
          <table:table-cell office:value-type="float" office:value="38448" table:style-name="ce93">
            <text:p>38448<text:s/></text:p>
          </table:table-cell>
          <table:table-cell office:value-type="float" office:value="509619" table:style-name="ce94">
            <text:p>509619<text:s/></text:p>
          </table:table-cell>
          <table:table-cell office:value-type="float" office:value="250603" table:style-name="ce95">
            <text:p>250603<text:s/></text:p>
          </table:table-cell>
          <table:table-cell office:value-type="float" office:value="297464" table:style-name="ce96">
            <text:p>297464<text:s/></text:p>
          </table:table-cell>
          <table:table-cell office:value-type="float" office:value="62773" table:style-name="ce95">
            <text:p>62773<text:s/></text:p>
          </table:table-cell>
          <table:table-cell office:value-type="float" office:value="485294" table:style-name="ce96">
            <text:p>485294<text:s/></text:p>
          </table:table-cell>
          <table:table-cell office:value-type="float" office:value="326749" table:style-name="ce95">
            <text:p>326749<text:s/></text:p>
          </table:table-cell>
          <table:table-cell office:value-type="float" office:value="221318" table:style-name="ce96">
            <text:p>221318<text:s/></text:p>
          </table:table-cell>
          <table:table-cell office:value-type="float" office:value="548067" table:style-name="ce95">
            <text:p>548067<text:s/></text:p>
          </table:table-cell>
          <table:table-cell office:value-type="float" office:value="22892" table:style-name="ce97">
            <text:p>22892<text:s/></text:p>
          </table:table-cell>
          <table:table-cell office:value-type="float" office:value="30868" table:style-name="ce98">
            <text:p>30868</text:p>
          </table:table-cell>
          <table:table-cell office:value-type="float" office:value="366649" table:style-name="ce77">
            <text:p>366649</text:p>
          </table:table-cell>
          <table:table-cell office:value-type="float" office:value="103906" table:style-name="ce77">
            <text:p>103906</text:p>
          </table:table-cell>
          <table:table-cell office:value-type="float" office:value="46644" table:style-name="ce77">
            <text:p>46644</text:p>
          </table:table-cell>
          <table:table-cell office:value-type="float" office:value="548067" table:style-name="ce99">
            <text:p>548067</text:p>
          </table:table-cell>
          <table:table-cell table:style-name="ce74"/>
          <table:table-cell table:number-columns-repeated="5" table:style-name="ce77"/>
          <table:table-cell table:style-name="ce100"/>
          <table:table-cell table:number-columns-repeated="16360"/>
        </table:table-row>
        <table:table-row table:style-name="ro2">
          <table:table-cell table:style-name="ce80"/>
          <table:table-cell table:style-name="ce74"/>
          <table:table-cell office:value-type="float" office:value="41117" table:style-name="ce93">
            <text:p>41117<text:s/></text:p>
          </table:table-cell>
          <table:table-cell office:value-type="float" office:value="508537" table:style-name="ce94">
            <text:p>508537<text:s/></text:p>
          </table:table-cell>
          <table:table-cell office:value-type="float" office:value="248343" table:style-name="ce95">
            <text:p>248343<text:s/></text:p>
          </table:table-cell>
          <table:table-cell office:value-type="float" office:value="301311" table:style-name="ce96">
            <text:p>301311<text:s/></text:p>
          </table:table-cell>
          <table:table-cell office:value-type="float" office:value="65074" table:style-name="ce95">
            <text:p>65074<text:s/></text:p>
          </table:table-cell>
          <table:table-cell office:value-type="float" office:value="484580" table:style-name="ce96">
            <text:p>484580<text:s/></text:p>
          </table:table-cell>
          <table:table-cell office:value-type="float" office:value="323457" table:style-name="ce95">
            <text:p>323457<text:s/></text:p>
          </table:table-cell>
          <table:table-cell office:value-type="float" office:value="226197" table:style-name="ce96">
            <text:p>226197<text:s/></text:p>
          </table:table-cell>
          <table:table-cell office:value-type="float" office:value="549654" table:style-name="ce95">
            <text:p>549654<text:s/></text:p>
          </table:table-cell>
          <table:table-cell office:value-type="float" office:value="22237" table:style-name="ce97">
            <text:p>22237<text:s/></text:p>
          </table:table-cell>
          <table:table-cell office:value-type="float" office:value="30185" table:style-name="ce98">
            <text:p>30185</text:p>
          </table:table-cell>
          <table:table-cell office:value-type="float" office:value="363732" table:style-name="ce77">
            <text:p>363732</text:p>
          </table:table-cell>
          <table:table-cell office:value-type="float" office:value="105473" table:style-name="ce77">
            <text:p>105473</text:p>
          </table:table-cell>
          <table:table-cell office:value-type="float" office:value="50264" table:style-name="ce77">
            <text:p>50264</text:p>
          </table:table-cell>
          <table:table-cell office:value-type="float" office:value="549654" table:style-name="ce99">
            <text:p>549654</text:p>
          </table:table-cell>
          <table:table-cell table:style-name="ce74"/>
          <table:table-cell table:number-columns-repeated="5" table:style-name="ce77"/>
          <table:table-cell table:style-name="ce100"/>
          <table:table-cell table:number-columns-repeated="16360"/>
        </table:table-row>
        <table:table-row table:style-name="ro6">
          <table:table-cell table:style-name="ce80"/>
          <table:table-cell office:value-type="string" table:style-name="ce92">
            <text:p>S</text:p>
          </table:table-cell>
          <table:table-cell office:value-type="float" office:value="44818" table:style-name="ce93">
            <text:p>44818<text:s/></text:p>
          </table:table-cell>
          <table:table-cell office:value-type="float" office:value="511002" table:style-name="ce94">
            <text:p>511002<text:s/></text:p>
          </table:table-cell>
          <table:table-cell office:value-type="float" office:value="249897" table:style-name="ce95">
            <text:p>249897<text:s/></text:p>
          </table:table-cell>
          <table:table-cell office:value-type="float" office:value="305923" table:style-name="ce96">
            <text:p>305923<text:s/></text:p>
          </table:table-cell>
          <table:table-cell office:value-type="float" office:value="68157" table:style-name="ce95">
            <text:p>68157<text:s/></text:p>
          </table:table-cell>
          <table:table-cell office:value-type="float" office:value="487663" table:style-name="ce96">
            <text:p>487663<text:s/></text:p>
          </table:table-cell>
          <table:table-cell office:value-type="float" office:value="324847" table:style-name="ce95">
            <text:p>324847<text:s/></text:p>
          </table:table-cell>
          <table:table-cell office:value-type="float" office:value="230973" table:style-name="ce96">
            <text:p>230973<text:s/></text:p>
          </table:table-cell>
          <table:table-cell office:value-type="float" office:value="555820" table:style-name="ce95">
            <text:p>555820<text:s/></text:p>
          </table:table-cell>
          <table:table-cell office:value-type="float" office:value="21503" table:style-name="ce97">
            <text:p>21503<text:s/></text:p>
          </table:table-cell>
          <table:table-cell office:value-type="float" office:value="30154" table:style-name="ce98">
            <text:p>30154</text:p>
          </table:table-cell>
          <table:table-cell office:value-type="float" office:value="359483" table:style-name="ce77">
            <text:p>359483</text:p>
          </table:table-cell>
          <table:table-cell office:value-type="float" office:value="108598" table:style-name="ce77">
            <text:p>108598</text:p>
          </table:table-cell>
          <table:table-cell office:value-type="float" office:value="57585" table:style-name="ce77">
            <text:p>57585</text:p>
          </table:table-cell>
          <table:table-cell office:value-type="float" office:value="555820" table:style-name="ce99">
            <text:p>555820</text:p>
          </table:table-cell>
          <table:table-cell table:style-name="ce74"/>
          <table:table-cell office:value-type="string" table:style-name="ce101">
            <text:p>(<text:span text:style-name="T5">Ofertas</text:span><text:span text:style-name="T3"><text:s/></text:span>-<text:s/><text:span text:style-name="T3">bloco W52 a W63</text:span>)<text:s/></text:p>
          </table:table-cell>
          <table:table-cell table:number-columns-repeated="4" table:style-name="ce77"/>
          <table:table-cell table:style-name="ce100"/>
          <table:table-cell table:number-columns-repeated="16360"/>
        </table:table-row>
        <table:table-row table:style-name="ro2">
          <table:table-cell table:style-name="ce80"/>
          <table:table-cell table:style-name="ce74"/>
          <table:table-cell office:value-type="float" office:value="44915" table:style-name="ce93">
            <text:p>44915<text:s/></text:p>
          </table:table-cell>
          <table:table-cell office:value-type="float" office:value="505931" table:style-name="ce94">
            <text:p>505931<text:s/></text:p>
          </table:table-cell>
          <table:table-cell office:value-type="float" office:value="249490" table:style-name="ce95">
            <text:p>249490<text:s/></text:p>
          </table:table-cell>
          <table:table-cell office:value-type="float" office:value="301356" table:style-name="ce96">
            <text:p>301356<text:s/></text:p>
          </table:table-cell>
          <table:table-cell office:value-type="float" office:value="68049" table:style-name="ce95">
            <text:p>68049<text:s/></text:p>
          </table:table-cell>
          <table:table-cell office:value-type="float" office:value="482797" table:style-name="ce96">
            <text:p>482797<text:s/></text:p>
          </table:table-cell>
          <table:table-cell office:value-type="float" office:value="320055" table:style-name="ce95">
            <text:p>320055<text:s/></text:p>
          </table:table-cell>
          <table:table-cell office:value-type="float" office:value="230791" table:style-name="ce96">
            <text:p>230791<text:s/></text:p>
          </table:table-cell>
          <table:table-cell office:value-type="float" office:value="550846" table:style-name="ce95">
            <text:p>550846<text:s/></text:p>
          </table:table-cell>
          <table:table-cell office:value-type="float" office:value="18929" table:style-name="ce97">
            <text:p>18929<text:s/></text:p>
          </table:table-cell>
          <table:table-cell office:value-type="float" office:value="30494" table:style-name="ce98">
            <text:p>30494</text:p>
          </table:table-cell>
          <table:table-cell office:value-type="float" office:value="356725" table:style-name="ce77">
            <text:p>356725</text:p>
          </table:table-cell>
          <table:table-cell office:value-type="float" office:value="109299" table:style-name="ce77">
            <text:p>109299</text:p>
          </table:table-cell>
          <table:table-cell office:value-type="float" office:value="54328" table:style-name="ce77">
            <text:p>54328</text:p>
          </table:table-cell>
          <table:table-cell office:value-type="float" office:value="550846" table:style-name="ce99">
            <text:p>550846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office:value-type="string" table:style-name="ce92">
            <text:p>N</text:p>
          </table:table-cell>
          <table:table-cell office:value-type="float" office:value="44023" table:style-name="ce93">
            <text:p>44023<text:s/></text:p>
          </table:table-cell>
          <table:table-cell office:value-type="float" office:value="502903" table:style-name="ce94">
            <text:p>502903<text:s/></text:p>
          </table:table-cell>
          <table:table-cell office:value-type="float" office:value="250622" table:style-name="ce95">
            <text:p>250622<text:s/></text:p>
          </table:table-cell>
          <table:table-cell office:value-type="float" office:value="296304" table:style-name="ce96">
            <text:p>296304<text:s/></text:p>
          </table:table-cell>
          <table:table-cell office:value-type="float" office:value="67292" table:style-name="ce95">
            <text:p>67292<text:s/></text:p>
          </table:table-cell>
          <table:table-cell office:value-type="float" office:value="479634" table:style-name="ce96">
            <text:p>479634<text:s/></text:p>
          </table:table-cell>
          <table:table-cell office:value-type="float" office:value="317626" table:style-name="ce95">
            <text:p>317626<text:s/></text:p>
          </table:table-cell>
          <table:table-cell office:value-type="float" office:value="229300" table:style-name="ce96">
            <text:p>229300<text:s/></text:p>
          </table:table-cell>
          <table:table-cell office:value-type="float" office:value="546926" table:style-name="ce95">
            <text:p>546926<text:s/></text:p>
          </table:table-cell>
          <table:table-cell office:value-type="float" office:value="16803" table:style-name="ce97">
            <text:p>16803<text:s/></text:p>
          </table:table-cell>
          <table:table-cell office:value-type="float" office:value="30858" table:style-name="ce98">
            <text:p>30858</text:p>
          </table:table-cell>
          <table:table-cell office:value-type="float" office:value="354673" table:style-name="ce77">
            <text:p>354673</text:p>
          </table:table-cell>
          <table:table-cell office:value-type="float" office:value="109599" table:style-name="ce77">
            <text:p>109599</text:p>
          </table:table-cell>
          <table:table-cell office:value-type="float" office:value="51796" table:style-name="ce77">
            <text:p>51796</text:p>
          </table:table-cell>
          <table:table-cell office:value-type="float" office:value="546926" table:style-name="ce99">
            <text:p>546926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41211" table:style-name="ce93">
            <text:p>41211<text:s/></text:p>
          </table:table-cell>
          <table:table-cell office:value-type="float" office:value="500629" table:style-name="ce94">
            <text:p>500629<text:s/></text:p>
          </table:table-cell>
          <table:table-cell office:value-type="float" office:value="251062" table:style-name="ce95">
            <text:p>251062<text:s/></text:p>
          </table:table-cell>
          <table:table-cell office:value-type="float" office:value="290778" table:style-name="ce96">
            <text:p>290778<text:s/></text:p>
          </table:table-cell>
          <table:table-cell office:value-type="float" office:value="64041" table:style-name="ce95">
            <text:p>64041<text:s/></text:p>
          </table:table-cell>
          <table:table-cell office:value-type="float" office:value="477799" table:style-name="ce96">
            <text:p>477799<text:s/></text:p>
          </table:table-cell>
          <table:table-cell office:value-type="float" office:value="315560" table:style-name="ce95">
            <text:p>315560<text:s/></text:p>
          </table:table-cell>
          <table:table-cell office:value-type="float" office:value="226280" table:style-name="ce96">
            <text:p>226280<text:s/></text:p>
          </table:table-cell>
          <table:table-cell office:value-type="float" office:value="541840" table:style-name="ce95">
            <text:p>541840<text:s/></text:p>
          </table:table-cell>
          <table:table-cell office:value-type="float" office:value="13086" table:style-name="ce97">
            <text:p>13086<text:s/></text:p>
          </table:table-cell>
          <table:table-cell office:value-type="float" office:value="30912" table:style-name="ce98">
            <text:p>30912</text:p>
          </table:table-cell>
          <table:table-cell office:value-type="float" office:value="353336" table:style-name="ce77">
            <text:p>353336</text:p>
          </table:table-cell>
          <table:table-cell office:value-type="float" office:value="107766" table:style-name="ce77">
            <text:p>107766</text:p>
          </table:table-cell>
          <table:table-cell office:value-type="float" office:value="49826" table:style-name="ce77">
            <text:p>49826</text:p>
          </table:table-cell>
          <table:table-cell office:value-type="float" office:value="541840" table:style-name="ce99">
            <text:p>541840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office:value-type="float" office:value="2011" table:style-name="ce80">
            <text:p>2011</text:p>
          </table:table-cell>
          <table:table-cell office:value-type="string" table:style-name="ce92">
            <text:p>J</text:p>
          </table:table-cell>
          <table:table-cell office:value-type="float" office:value="41545" table:style-name="ce93">
            <text:p>41545<text:s/></text:p>
          </table:table-cell>
          <table:table-cell office:value-type="float" office:value="515699" table:style-name="ce94">
            <text:p>515699<text:s/></text:p>
          </table:table-cell>
          <table:table-cell office:value-type="float" office:value="259126" table:style-name="ce95">
            <text:p>259126<text:s/></text:p>
          </table:table-cell>
          <table:table-cell office:value-type="float" office:value="298118" table:style-name="ce96">
            <text:p>298118<text:s/></text:p>
          </table:table-cell>
          <table:table-cell office:value-type="float" office:value="66514" table:style-name="ce95">
            <text:p>66514<text:s/></text:p>
          </table:table-cell>
          <table:table-cell office:value-type="float" office:value="490730" table:style-name="ce96">
            <text:p>490730<text:s/></text:p>
          </table:table-cell>
          <table:table-cell office:value-type="float" office:value="322458" table:style-name="ce95">
            <text:p>322458<text:s/></text:p>
          </table:table-cell>
          <table:table-cell office:value-type="float" office:value="234786" table:style-name="ce96">
            <text:p>234786<text:s/></text:p>
          </table:table-cell>
          <table:table-cell office:value-type="float" office:value="557244" table:style-name="ce95">
            <text:p>557244<text:s/></text:p>
          </table:table-cell>
          <table:table-cell office:value-type="float" office:value="13623" table:style-name="ce97">
            <text:p>13623<text:s/></text:p>
          </table:table-cell>
          <table:table-cell office:value-type="float" office:value="31585" table:style-name="ce98">
            <text:p>31585</text:p>
          </table:table-cell>
          <table:table-cell office:value-type="float" office:value="364177" table:style-name="ce77">
            <text:p>364177</text:p>
          </table:table-cell>
          <table:table-cell office:value-type="float" office:value="111277" table:style-name="ce77">
            <text:p>111277</text:p>
          </table:table-cell>
          <table:table-cell office:value-type="float" office:value="50205" table:style-name="ce77">
            <text:p>50205</text:p>
          </table:table-cell>
          <table:table-cell office:value-type="float" office:value="557244" table:style-name="ce99">
            <text:p>557244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41529" table:style-name="ce93">
            <text:p>41529<text:s/></text:p>
          </table:table-cell>
          <table:table-cell office:value-type="float" office:value="514018" table:style-name="ce94">
            <text:p>514018<text:s/></text:p>
          </table:table-cell>
          <table:table-cell office:value-type="float" office:value="259008" table:style-name="ce95">
            <text:p>259008<text:s/></text:p>
          </table:table-cell>
          <table:table-cell office:value-type="float" office:value="296539" table:style-name="ce96">
            <text:p>296539<text:s/></text:p>
          </table:table-cell>
          <table:table-cell office:value-type="float" office:value="66717" table:style-name="ce95">
            <text:p>66717<text:s/></text:p>
          </table:table-cell>
          <table:table-cell office:value-type="float" office:value="488830" table:style-name="ce96">
            <text:p>488830<text:s/></text:p>
          </table:table-cell>
          <table:table-cell office:value-type="float" office:value="321428" table:style-name="ce95">
            <text:p>321428<text:s/></text:p>
          </table:table-cell>
          <table:table-cell office:value-type="float" office:value="234119" table:style-name="ce96">
            <text:p>234119<text:s/></text:p>
          </table:table-cell>
          <table:table-cell office:value-type="float" office:value="555547" table:style-name="ce95">
            <text:p>555547<text:s/></text:p>
          </table:table-cell>
          <table:table-cell office:value-type="float" office:value="13913" table:style-name="ce97">
            <text:p>13913<text:s/></text:p>
          </table:table-cell>
          <table:table-cell office:value-type="float" office:value="31630" table:style-name="ce98">
            <text:p>31630</text:p>
          </table:table-cell>
          <table:table-cell office:value-type="float" office:value="363091" table:style-name="ce77">
            <text:p>363091</text:p>
          </table:table-cell>
          <table:table-cell office:value-type="float" office:value="111920" table:style-name="ce77">
            <text:p>111920</text:p>
          </table:table-cell>
          <table:table-cell office:value-type="float" office:value="48906" table:style-name="ce77">
            <text:p>48906</text:p>
          </table:table-cell>
          <table:table-cell office:value-type="float" office:value="555547" table:style-name="ce99">
            <text:p>555547</text:p>
          </table:table-cell>
          <table:table-cell table:number-columns-repeated="1636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41408" table:style-name="ce93">
            <text:p>41408<text:s/></text:p>
          </table:table-cell>
          <table:table-cell office:value-type="float" office:value="510453" table:style-name="ce94">
            <text:p>510453<text:s/></text:p>
          </table:table-cell>
          <table:table-cell office:value-type="float" office:value="257777" table:style-name="ce95">
            <text:p>257777<text:s/></text:p>
          </table:table-cell>
          <table:table-cell office:value-type="float" office:value="294084" table:style-name="ce96">
            <text:p>294084<text:s/></text:p>
          </table:table-cell>
          <table:table-cell office:value-type="float" office:value="65953" table:style-name="ce95">
            <text:p>65953<text:s/></text:p>
          </table:table-cell>
          <table:table-cell office:value-type="float" office:value="485908" table:style-name="ce96">
            <text:p>485908<text:s/></text:p>
          </table:table-cell>
          <table:table-cell office:value-type="float" office:value="317846" table:style-name="ce95">
            <text:p>317846<text:s/></text:p>
          </table:table-cell>
          <table:table-cell office:value-type="float" office:value="234015" table:style-name="ce96">
            <text:p>234015<text:s/></text:p>
          </table:table-cell>
          <table:table-cell office:value-type="float" office:value="551861" table:style-name="ce95">
            <text:p>551861<text:s/></text:p>
          </table:table-cell>
          <table:table-cell office:value-type="float" office:value="12635" table:style-name="ce97">
            <text:p>12635<text:s/></text:p>
          </table:table-cell>
          <table:table-cell office:value-type="float" office:value="31769" table:style-name="ce98">
            <text:p>31769</text:p>
          </table:table-cell>
          <table:table-cell office:value-type="float" office:value="360233" table:style-name="ce77">
            <text:p>360233</text:p>
          </table:table-cell>
          <table:table-cell office:value-type="float" office:value="111932" table:style-name="ce77">
            <text:p>111932</text:p>
          </table:table-cell>
          <table:table-cell office:value-type="float" office:value="47927" table:style-name="ce77">
            <text:p>47927</text:p>
          </table:table-cell>
          <table:table-cell office:value-type="float" office:value="551861" table:style-name="ce99">
            <text:p>551861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40662" table:style-name="ce93">
            <text:p>40662<text:s/></text:p>
          </table:table-cell>
          <table:table-cell office:value-type="float" office:value="501312" table:style-name="ce94">
            <text:p>501312<text:s/></text:p>
          </table:table-cell>
          <table:table-cell office:value-type="float" office:value="253503" table:style-name="ce95">
            <text:p>253503<text:s/></text:p>
          </table:table-cell>
          <table:table-cell office:value-type="float" office:value="288471" table:style-name="ce96">
            <text:p>288471<text:s/></text:p>
          </table:table-cell>
          <table:table-cell office:value-type="float" office:value="63473" table:style-name="ce95">
            <text:p>63473<text:s/></text:p>
          </table:table-cell>
          <table:table-cell office:value-type="float" office:value="478501" table:style-name="ce96">
            <text:p>478501<text:s/></text:p>
          </table:table-cell>
          <table:table-cell office:value-type="float" office:value="308568" table:style-name="ce95">
            <text:p>308568<text:s/></text:p>
          </table:table-cell>
          <table:table-cell office:value-type="float" office:value="233406" table:style-name="ce96">
            <text:p>233406<text:s/></text:p>
          </table:table-cell>
          <table:table-cell office:value-type="float" office:value="541974" table:style-name="ce95">
            <text:p>541974<text:s/></text:p>
          </table:table-cell>
          <table:table-cell office:value-type="float" office:value="13006" table:style-name="ce97">
            <text:p>13006<text:s/></text:p>
          </table:table-cell>
          <table:table-cell office:value-type="float" office:value="31227" table:style-name="ce98">
            <text:p>31227</text:p>
          </table:table-cell>
          <table:table-cell office:value-type="float" office:value="353152" table:style-name="ce77">
            <text:p>353152</text:p>
          </table:table-cell>
          <table:table-cell office:value-type="float" office:value="109290" table:style-name="ce77">
            <text:p>109290</text:p>
          </table:table-cell>
          <table:table-cell office:value-type="float" office:value="48305" table:style-name="ce77">
            <text:p>48305</text:p>
          </table:table-cell>
          <table:table-cell office:value-type="float" office:value="541974" table:style-name="ce99">
            <text:p>541974</text:p>
          </table:table-cell>
          <table:table-cell table:number-columns-repeated="1636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40063" table:style-name="ce93">
            <text:p>40063<text:s/></text:p>
          </table:table-cell>
          <table:table-cell office:value-type="float" office:value="490553" table:style-name="ce94">
            <text:p>490553<text:s/></text:p>
          </table:table-cell>
          <table:table-cell office:value-type="float" office:value="249050" table:style-name="ce95">
            <text:p>249050<text:s/></text:p>
          </table:table-cell>
          <table:table-cell office:value-type="float" office:value="281566" table:style-name="ce96">
            <text:p>281566<text:s/></text:p>
          </table:table-cell>
          <table:table-cell office:value-type="float" office:value="61425" table:style-name="ce95">
            <text:p>61425<text:s/></text:p>
          </table:table-cell>
          <table:table-cell office:value-type="float" office:value="469191" table:style-name="ce96">
            <text:p>469191<text:s/></text:p>
          </table:table-cell>
          <table:table-cell office:value-type="float" office:value="299913" table:style-name="ce95">
            <text:p>299913<text:s/></text:p>
          </table:table-cell>
          <table:table-cell office:value-type="float" office:value="230703" table:style-name="ce96">
            <text:p>230703<text:s/></text:p>
          </table:table-cell>
          <table:table-cell office:value-type="float" office:value="530616" table:style-name="ce95">
            <text:p>530616<text:s/></text:p>
          </table:table-cell>
          <table:table-cell office:value-type="float" office:value="13585" table:style-name="ce97">
            <text:p>13585<text:s/></text:p>
          </table:table-cell>
          <table:table-cell office:value-type="float" office:value="30238" table:style-name="ce98">
            <text:p>30238</text:p>
          </table:table-cell>
          <table:table-cell office:value-type="float" office:value="344963" table:style-name="ce77">
            <text:p>344963</text:p>
          </table:table-cell>
          <table:table-cell office:value-type="float" office:value="107108" table:style-name="ce77">
            <text:p>107108</text:p>
          </table:table-cell>
          <table:table-cell office:value-type="float" office:value="48307" table:style-name="ce77">
            <text:p>48307</text:p>
          </table:table-cell>
          <table:table-cell office:value-type="float" office:value="530616" table:style-name="ce99">
            <text:p>530616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36925" table:style-name="ce93">
            <text:p>36925<text:s/></text:p>
          </table:table-cell>
          <table:table-cell office:value-type="float" office:value="481780" table:style-name="ce94">
            <text:p>481780<text:s/></text:p>
          </table:table-cell>
          <table:table-cell office:value-type="float" office:value="243106" table:style-name="ce95">
            <text:p>243106<text:s/></text:p>
          </table:table-cell>
          <table:table-cell office:value-type="float" office:value="275599" table:style-name="ce96">
            <text:p>275599<text:s/></text:p>
          </table:table-cell>
          <table:table-cell office:value-type="float" office:value="57259" table:style-name="ce95">
            <text:p>57259<text:s/></text:p>
          </table:table-cell>
          <table:table-cell office:value-type="float" office:value="461446" table:style-name="ce96">
            <text:p>461446<text:s/></text:p>
          </table:table-cell>
          <table:table-cell office:value-type="float" office:value="293392" table:style-name="ce95">
            <text:p>293392<text:s/></text:p>
          </table:table-cell>
          <table:table-cell office:value-type="float" office:value="225313" table:style-name="ce96">
            <text:p>225313<text:s/></text:p>
          </table:table-cell>
          <table:table-cell office:value-type="float" office:value="518705" table:style-name="ce95">
            <text:p>518705<text:s/></text:p>
          </table:table-cell>
          <table:table-cell office:value-type="float" office:value="13753" table:style-name="ce97">
            <text:p>13753<text:s/></text:p>
          </table:table-cell>
          <table:table-cell office:value-type="float" office:value="29484" table:style-name="ce98">
            <text:p>29484</text:p>
          </table:table-cell>
          <table:table-cell office:value-type="float" office:value="339927" table:style-name="ce77">
            <text:p>339927</text:p>
          </table:table-cell>
          <table:table-cell office:value-type="float" office:value="105155" table:style-name="ce77">
            <text:p>105155</text:p>
          </table:table-cell>
          <table:table-cell office:value-type="float" office:value="44139" table:style-name="ce77">
            <text:p>44139</text:p>
          </table:table-cell>
          <table:table-cell office:value-type="float" office:value="518705" table:style-name="ce99">
            <text:p>518705</text:p>
          </table:table-cell>
          <table:table-cell table:number-columns-repeated="16367"/>
        </table:table-row>
        <table:table-row table:style-name="ro2">
          <table:table-cell table:style-name="ce80"/>
          <table:table-cell office:value-type="string" table:style-name="ce92">
            <text:p>J</text:p>
          </table:table-cell>
          <table:table-cell office:value-type="float" office:value="38316" table:style-name="ce93">
            <text:p>38316<text:s/></text:p>
          </table:table-cell>
          <table:table-cell office:value-type="float" office:value="485802" table:style-name="ce94">
            <text:p>485802<text:s/></text:p>
          </table:table-cell>
          <table:table-cell office:value-type="float" office:value="242929" table:style-name="ce95">
            <text:p>242929<text:s/></text:p>
          </table:table-cell>
          <table:table-cell office:value-type="float" office:value="281189" table:style-name="ce96">
            <text:p>281189<text:s/></text:p>
          </table:table-cell>
          <table:table-cell office:value-type="float" office:value="57717" table:style-name="ce95">
            <text:p>57717<text:s/></text:p>
          </table:table-cell>
          <table:table-cell office:value-type="float" office:value="466401" table:style-name="ce96">
            <text:p>466401<text:s/></text:p>
          </table:table-cell>
          <table:table-cell office:value-type="float" office:value="299568" table:style-name="ce95">
            <text:p>299568<text:s/></text:p>
          </table:table-cell>
          <table:table-cell office:value-type="float" office:value="224550" table:style-name="ce96">
            <text:p>224550<text:s/></text:p>
          </table:table-cell>
          <table:table-cell office:value-type="float" office:value="524118" table:style-name="ce95">
            <text:p>524118<text:s/></text:p>
          </table:table-cell>
          <table:table-cell office:value-type="float" office:value="14052" table:style-name="ce97">
            <text:p>14052<text:s/></text:p>
          </table:table-cell>
          <table:table-cell office:value-type="float" office:value="29400" table:style-name="ce98">
            <text:p>29400</text:p>
          </table:table-cell>
          <table:table-cell office:value-type="float" office:value="338640" table:style-name="ce77">
            <text:p>338640</text:p>
          </table:table-cell>
          <table:table-cell office:value-type="float" office:value="106297" table:style-name="ce77">
            <text:p>106297</text:p>
          </table:table-cell>
          <table:table-cell office:value-type="float" office:value="49781" table:style-name="ce77">
            <text:p>49781</text:p>
          </table:table-cell>
          <table:table-cell office:value-type="float" office:value="524118" table:style-name="ce99">
            <text:p>524118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41218" table:style-name="ce93">
            <text:p>41218<text:s/></text:p>
          </table:table-cell>
          <table:table-cell office:value-type="float" office:value="492154" table:style-name="ce94">
            <text:p>492154<text:s/></text:p>
          </table:table-cell>
          <table:table-cell office:value-type="float" office:value="245546" table:style-name="ce95">
            <text:p>245546<text:s/></text:p>
          </table:table-cell>
          <table:table-cell office:value-type="float" office:value="287826" table:style-name="ce96">
            <text:p>287826<text:s/></text:p>
          </table:table-cell>
          <table:table-cell office:value-type="float" office:value="60789" table:style-name="ce95">
            <text:p>60789<text:s/></text:p>
          </table:table-cell>
          <table:table-cell office:value-type="float" office:value="472583" table:style-name="ce96">
            <text:p>472583<text:s/></text:p>
          </table:table-cell>
          <table:table-cell office:value-type="float" office:value="306460" table:style-name="ce95">
            <text:p>306460<text:s/></text:p>
          </table:table-cell>
          <table:table-cell office:value-type="float" office:value="226912" table:style-name="ce96">
            <text:p>226912<text:s/></text:p>
          </table:table-cell>
          <table:table-cell office:value-type="float" office:value="533372" table:style-name="ce95">
            <text:p>533372<text:s/></text:p>
          </table:table-cell>
          <table:table-cell office:value-type="float" office:value="13898" table:style-name="ce97">
            <text:p>13898<text:s/></text:p>
          </table:table-cell>
          <table:table-cell office:value-type="float" office:value="29116" table:style-name="ce98">
            <text:p>29116</text:p>
          </table:table-cell>
          <table:table-cell office:value-type="float" office:value="340599" table:style-name="ce77">
            <text:p>340599</text:p>
          </table:table-cell>
          <table:table-cell office:value-type="float" office:value="109622" table:style-name="ce77">
            <text:p>109622</text:p>
          </table:table-cell>
          <table:table-cell office:value-type="float" office:value="54035" table:style-name="ce77">
            <text:p>54035</text:p>
          </table:table-cell>
          <table:table-cell office:value-type="float" office:value="533372" table:style-name="ce99">
            <text:p>533372</text:p>
          </table:table-cell>
          <table:table-cell table:number-columns-repeated="16367"/>
        </table:table-row>
        <table:table-row table:style-name="ro2">
          <table:table-cell table:style-name="ce80"/>
          <table:table-cell office:value-type="string" table:style-name="ce92">
            <text:p>S</text:p>
          </table:table-cell>
          <table:table-cell office:value-type="float" office:value="45357" table:style-name="ce93">
            <text:p>45357<text:s/></text:p>
          </table:table-cell>
          <table:table-cell office:value-type="float" office:value="508729" table:style-name="ce94">
            <text:p>508729<text:s/></text:p>
          </table:table-cell>
          <table:table-cell office:value-type="float" office:value="254098" table:style-name="ce95">
            <text:p>254098<text:s/></text:p>
          </table:table-cell>
          <table:table-cell office:value-type="float" office:value="299988" table:style-name="ce96">
            <text:p>299988<text:s/></text:p>
          </table:table-cell>
          <table:table-cell office:value-type="float" office:value="66965" table:style-name="ce95">
            <text:p>66965<text:s/></text:p>
          </table:table-cell>
          <table:table-cell office:value-type="float" office:value="487121" table:style-name="ce96">
            <text:p>487121<text:s/></text:p>
          </table:table-cell>
          <table:table-cell office:value-type="float" office:value="325550" table:style-name="ce95">
            <text:p>325550<text:s/></text:p>
          </table:table-cell>
          <table:table-cell office:value-type="float" office:value="228536" table:style-name="ce96">
            <text:p>228536<text:s/></text:p>
          </table:table-cell>
          <table:table-cell office:value-type="float" office:value="554086" table:style-name="ce95">
            <text:p>554086<text:s/></text:p>
          </table:table-cell>
          <table:table-cell office:value-type="float" office:value="13108" table:style-name="ce97">
            <text:p>13108<text:s/></text:p>
          </table:table-cell>
          <table:table-cell office:value-type="float" office:value="29165" table:style-name="ce98">
            <text:p>29165</text:p>
          </table:table-cell>
          <table:table-cell office:value-type="float" office:value="343687" table:style-name="ce77">
            <text:p>343687</text:p>
          </table:table-cell>
          <table:table-cell office:value-type="float" office:value="116901" table:style-name="ce77">
            <text:p>116901</text:p>
          </table:table-cell>
          <table:table-cell office:value-type="float" office:value="64333" table:style-name="ce77">
            <text:p>64333</text:p>
          </table:table-cell>
          <table:table-cell office:value-type="float" office:value="554086" table:style-name="ce99">
            <text:p>554086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47768" table:style-name="ce93">
            <text:p>47768<text:s/></text:p>
          </table:table-cell>
          <table:table-cell office:value-type="float" office:value="519482" table:style-name="ce94">
            <text:p>519482<text:s/></text:p>
          </table:table-cell>
          <table:table-cell office:value-type="float" office:value="263788" table:style-name="ce95">
            <text:p>263788<text:s/></text:p>
          </table:table-cell>
          <table:table-cell office:value-type="float" office:value="303462" table:style-name="ce96">
            <text:p>303462<text:s/></text:p>
          </table:table-cell>
          <table:table-cell office:value-type="float" office:value="71564" table:style-name="ce95">
            <text:p>71564<text:s/></text:p>
          </table:table-cell>
          <table:table-cell office:value-type="float" office:value="495686" table:style-name="ce96">
            <text:p>495686<text:s/></text:p>
          </table:table-cell>
          <table:table-cell office:value-type="float" office:value="339236" table:style-name="ce95">
            <text:p>339236<text:s/></text:p>
          </table:table-cell>
          <table:table-cell office:value-type="float" office:value="228014" table:style-name="ce96">
            <text:p>228014<text:s/></text:p>
          </table:table-cell>
          <table:table-cell office:value-type="float" office:value="567250" table:style-name="ce95">
            <text:p>567250<text:s/></text:p>
          </table:table-cell>
          <table:table-cell office:value-type="float" office:value="10925" table:style-name="ce97">
            <text:p>10925<text:s/></text:p>
          </table:table-cell>
          <table:table-cell office:value-type="float" office:value="29999" table:style-name="ce98">
            <text:p>29999</text:p>
          </table:table-cell>
          <table:table-cell office:value-type="float" office:value="351525" table:style-name="ce77">
            <text:p>351525</text:p>
          </table:table-cell>
          <table:table-cell office:value-type="float" office:value="122323" table:style-name="ce77">
            <text:p>122323</text:p>
          </table:table-cell>
          <table:table-cell office:value-type="float" office:value="63403" table:style-name="ce77">
            <text:p>63403</text:p>
          </table:table-cell>
          <table:table-cell office:value-type="float" office:value="567250" table:style-name="ce99">
            <text:p>567250</text:p>
          </table:table-cell>
          <table:table-cell table:number-columns-repeated="16367"/>
        </table:table-row>
        <table:table-row table:style-name="ro2">
          <table:table-cell table:style-name="ce80"/>
          <table:table-cell office:value-type="string" table:style-name="ce92">
            <text:p>N</text:p>
          </table:table-cell>
          <table:table-cell office:value-type="float" office:value="48234" table:style-name="ce93">
            <text:p>48234<text:s/></text:p>
          </table:table-cell>
          <table:table-cell office:value-type="float" office:value="535186" table:style-name="ce94">
            <text:p>535186<text:s/></text:p>
          </table:table-cell>
          <table:table-cell office:value-type="float" office:value="275499" table:style-name="ce95">
            <text:p>275499<text:s/></text:p>
          </table:table-cell>
          <table:table-cell office:value-type="float" office:value="307921" table:style-name="ce96">
            <text:p>307921<text:s/></text:p>
          </table:table-cell>
          <table:table-cell office:value-type="float" office:value="74336" table:style-name="ce95">
            <text:p>74336<text:s/></text:p>
          </table:table-cell>
          <table:table-cell office:value-type="float" office:value="509084" table:style-name="ce96">
            <text:p>509084<text:s/></text:p>
          </table:table-cell>
          <table:table-cell office:value-type="float" office:value="356450" table:style-name="ce95">
            <text:p>356450<text:s/></text:p>
          </table:table-cell>
          <table:table-cell office:value-type="float" office:value="226970" table:style-name="ce96">
            <text:p>226970<text:s/></text:p>
          </table:table-cell>
          <table:table-cell office:value-type="float" office:value="583420" table:style-name="ce95">
            <text:p>583420<text:s/></text:p>
          </table:table-cell>
          <table:table-cell office:value-type="float" office:value="9242" table:style-name="ce97">
            <text:p>9242<text:s/></text:p>
          </table:table-cell>
          <table:table-cell office:value-type="float" office:value="30991" table:style-name="ce98">
            <text:p>30991</text:p>
          </table:table-cell>
          <table:table-cell office:value-type="float" office:value="362251" table:style-name="ce77">
            <text:p>362251</text:p>
          </table:table-cell>
          <table:table-cell office:value-type="float" office:value="127317" table:style-name="ce77">
            <text:p>127317</text:p>
          </table:table-cell>
          <table:table-cell office:value-type="float" office:value="62861" table:style-name="ce77">
            <text:p>62861</text:p>
          </table:table-cell>
          <table:table-cell office:value-type="float" office:value="583420" table:style-name="ce99">
            <text:p>583420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45938" table:style-name="ce93">
            <text:p>45938<text:s/></text:p>
          </table:table-cell>
          <table:table-cell office:value-type="float" office:value="559196" table:style-name="ce94">
            <text:p>559196<text:s/></text:p>
          </table:table-cell>
          <table:table-cell office:value-type="float" office:value="290146" table:style-name="ce95">
            <text:p>290146<text:s/></text:p>
          </table:table-cell>
          <table:table-cell office:value-type="float" office:value="314988" table:style-name="ce96">
            <text:p>314988<text:s/></text:p>
          </table:table-cell>
          <table:table-cell office:value-type="float" office:value="73534" table:style-name="ce95">
            <text:p>73534<text:s/></text:p>
          </table:table-cell>
          <table:table-cell office:value-type="float" office:value="531600" table:style-name="ce96">
            <text:p>531600<text:s/></text:p>
          </table:table-cell>
          <table:table-cell office:value-type="float" office:value="376243" table:style-name="ce95">
            <text:p>376243<text:s/></text:p>
          </table:table-cell>
          <table:table-cell office:value-type="float" office:value="228891" table:style-name="ce96">
            <text:p>228891<text:s/></text:p>
          </table:table-cell>
          <table:table-cell office:value-type="float" office:value="605134" table:style-name="ce95">
            <text:p>605134<text:s/></text:p>
          </table:table-cell>
          <table:table-cell office:value-type="float" office:value="9074" table:style-name="ce97">
            <text:p>9074<text:s/></text:p>
          </table:table-cell>
          <table:table-cell office:value-type="float" office:value="31819" table:style-name="ce98">
            <text:p>31819</text:p>
          </table:table-cell>
          <table:table-cell office:value-type="float" office:value="378133" table:style-name="ce77">
            <text:p>378133</text:p>
          </table:table-cell>
          <table:table-cell office:value-type="float" office:value="131712" table:style-name="ce77">
            <text:p>131712</text:p>
          </table:table-cell>
          <table:table-cell office:value-type="float" office:value="63470" table:style-name="ce77">
            <text:p>63470</text:p>
          </table:table-cell>
          <table:table-cell office:value-type="float" office:value="605134" table:style-name="ce99">
            <text:p>605134</text:p>
          </table:table-cell>
          <table:table-cell table:number-columns-repeated="16367"/>
        </table:table-row>
        <table:table-row table:style-name="ro2">
          <table:table-cell office:value-type="float" office:value="2012" table:style-name="ce80">
            <text:p>2012</text:p>
          </table:table-cell>
          <table:table-cell office:value-type="string" table:style-name="ce92">
            <text:p>J</text:p>
          </table:table-cell>
          <table:table-cell office:value-type="float" office:value="48008" table:style-name="ce93">
            <text:p>48008<text:s/></text:p>
          </table:table-cell>
          <table:table-cell office:value-type="float" office:value="589654" table:style-name="ce94">
            <text:p>589654<text:s/></text:p>
          </table:table-cell>
          <table:table-cell office:value-type="float" office:value="307547" table:style-name="ce95">
            <text:p>307547<text:s/></text:p>
          </table:table-cell>
          <table:table-cell office:value-type="float" office:value="330115" table:style-name="ce96">
            <text:p>330115<text:s/></text:p>
          </table:table-cell>
          <table:table-cell office:value-type="float" office:value="79200" table:style-name="ce95">
            <text:p>79200<text:s/></text:p>
          </table:table-cell>
          <table:table-cell office:value-type="float" office:value="558462" table:style-name="ce96">
            <text:p>558462<text:s/></text:p>
          </table:table-cell>
          <table:table-cell office:value-type="float" office:value="399203" table:style-name="ce95">
            <text:p>399203<text:s/></text:p>
          </table:table-cell>
          <table:table-cell office:value-type="float" office:value="238459" table:style-name="ce96">
            <text:p>238459<text:s/></text:p>
          </table:table-cell>
          <table:table-cell office:value-type="float" office:value="637662" table:style-name="ce95">
            <text:p>637662<text:s/></text:p>
          </table:table-cell>
          <table:table-cell office:value-type="float" office:value="8505" table:style-name="ce97">
            <text:p>8505<text:s/></text:p>
          </table:table-cell>
          <table:table-cell office:value-type="float" office:value="33277" table:style-name="ce98">
            <text:p>33277</text:p>
          </table:table-cell>
          <table:table-cell office:value-type="float" office:value="398686" table:style-name="ce77">
            <text:p>398686</text:p>
          </table:table-cell>
          <table:table-cell office:value-type="float" office:value="139763" table:style-name="ce77">
            <text:p>139763</text:p>
          </table:table-cell>
          <table:table-cell office:value-type="float" office:value="65936" table:style-name="ce77">
            <text:p>65936</text:p>
          </table:table-cell>
          <table:table-cell office:value-type="float" office:value="637662" table:style-name="ce99">
            <text:p>637662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48462" table:style-name="ce93">
            <text:p>48462<text:s/></text:p>
          </table:table-cell>
          <table:table-cell office:value-type="float" office:value="599556" table:style-name="ce94">
            <text:p>599556<text:s/></text:p>
          </table:table-cell>
          <table:table-cell office:value-type="float" office:value="315071" table:style-name="ce95">
            <text:p>315071<text:s/></text:p>
          </table:table-cell>
          <table:table-cell office:value-type="float" office:value="332947" table:style-name="ce96">
            <text:p>332947<text:s/></text:p>
          </table:table-cell>
          <table:table-cell office:value-type="float" office:value="80992" table:style-name="ce95">
            <text:p>80992<text:s/></text:p>
          </table:table-cell>
          <table:table-cell office:value-type="float" office:value="567026" table:style-name="ce96">
            <text:p>567026<text:s/></text:p>
          </table:table-cell>
          <table:table-cell office:value-type="float" office:value="408086" table:style-name="ce95">
            <text:p>408086<text:s/></text:p>
          </table:table-cell>
          <table:table-cell office:value-type="float" office:value="239932" table:style-name="ce96">
            <text:p>239932<text:s/></text:p>
          </table:table-cell>
          <table:table-cell office:value-type="float" office:value="648018" table:style-name="ce95">
            <text:p>648018<text:s/></text:p>
          </table:table-cell>
          <table:table-cell office:value-type="float" office:value="8732" table:style-name="ce97">
            <text:p>8732<text:s/></text:p>
          </table:table-cell>
          <table:table-cell office:value-type="float" office:value="33673" table:style-name="ce98">
            <text:p>33673</text:p>
          </table:table-cell>
          <table:table-cell office:value-type="float" office:value="406105" table:style-name="ce77">
            <text:p>406105</text:p>
          </table:table-cell>
          <table:table-cell office:value-type="float" office:value="142236" table:style-name="ce77">
            <text:p>142236</text:p>
          </table:table-cell>
          <table:table-cell office:value-type="float" office:value="66004" table:style-name="ce77">
            <text:p>66004</text:p>
          </table:table-cell>
          <table:table-cell office:value-type="float" office:value="648018" table:style-name="ce99">
            <text:p>648018</text:p>
          </table:table-cell>
          <table:table-cell table:number-columns-repeated="1636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49447" table:style-name="ce93">
            <text:p>49447<text:s/></text:p>
          </table:table-cell>
          <table:table-cell office:value-type="float" office:value="611956" table:style-name="ce94">
            <text:p>611956<text:s/></text:p>
          </table:table-cell>
          <table:table-cell office:value-type="float" office:value="323092" table:style-name="ce95">
            <text:p>323092<text:s/></text:p>
          </table:table-cell>
          <table:table-cell office:value-type="float" office:value="338311" table:style-name="ce96">
            <text:p>338311<text:s/></text:p>
          </table:table-cell>
          <table:table-cell office:value-type="float" office:value="82701" table:style-name="ce95">
            <text:p>82701<text:s/></text:p>
          </table:table-cell>
          <table:table-cell office:value-type="float" office:value="578702" table:style-name="ce96">
            <text:p>578702<text:s/></text:p>
          </table:table-cell>
          <table:table-cell office:value-type="float" office:value="418349" table:style-name="ce95">
            <text:p>418349<text:s/></text:p>
          </table:table-cell>
          <table:table-cell office:value-type="float" office:value="243054" table:style-name="ce96">
            <text:p>243054<text:s/></text:p>
          </table:table-cell>
          <table:table-cell office:value-type="float" office:value="661403" table:style-name="ce95">
            <text:p>661403<text:s/></text:p>
          </table:table-cell>
          <table:table-cell office:value-type="float" office:value="9296" table:style-name="ce97">
            <text:p>9296<text:s/></text:p>
          </table:table-cell>
          <table:table-cell office:value-type="float" office:value="34118" table:style-name="ce98">
            <text:p>34118</text:p>
          </table:table-cell>
          <table:table-cell office:value-type="float" office:value="413828" table:style-name="ce77">
            <text:p>413828</text:p>
          </table:table-cell>
          <table:table-cell office:value-type="float" office:value="146476" table:style-name="ce77">
            <text:p>146476</text:p>
          </table:table-cell>
          <table:table-cell office:value-type="float" office:value="66981" table:style-name="ce77">
            <text:p>66981</text:p>
          </table:table-cell>
          <table:table-cell office:value-type="float" office:value="661403" table:style-name="ce99">
            <text:p>661403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48594" table:style-name="ce93">
            <text:p>48594<text:s/></text:p>
          </table:table-cell>
          <table:table-cell office:value-type="float" office:value="607304" table:style-name="ce94">
            <text:p>607304<text:s/></text:p>
          </table:table-cell>
          <table:table-cell office:value-type="float" office:value="320705" table:style-name="ce95">
            <text:p>320705<text:s/></text:p>
          </table:table-cell>
          <table:table-cell office:value-type="float" office:value="335193" table:style-name="ce96">
            <text:p>335193<text:s/></text:p>
          </table:table-cell>
          <table:table-cell office:value-type="float" office:value="81685" table:style-name="ce95">
            <text:p>81685<text:s/></text:p>
          </table:table-cell>
          <table:table-cell office:value-type="float" office:value="574213" table:style-name="ce96">
            <text:p>574213<text:s/></text:p>
          </table:table-cell>
          <table:table-cell office:value-type="float" office:value="412708" table:style-name="ce95">
            <text:p>412708<text:s/></text:p>
          </table:table-cell>
          <table:table-cell office:value-type="float" office:value="243190" table:style-name="ce96">
            <text:p>243190<text:s/></text:p>
          </table:table-cell>
          <table:table-cell office:value-type="float" office:value="655898" table:style-name="ce95">
            <text:p>655898<text:s/></text:p>
          </table:table-cell>
          <table:table-cell office:value-type="float" office:value="9651" table:style-name="ce97">
            <text:p>9651<text:s/></text:p>
          </table:table-cell>
          <table:table-cell office:value-type="float" office:value="33606" table:style-name="ce98">
            <text:p>33606</text:p>
          </table:table-cell>
          <table:table-cell office:value-type="float" office:value="409556" table:style-name="ce77">
            <text:p>409556</text:p>
          </table:table-cell>
          <table:table-cell office:value-type="float" office:value="146140" table:style-name="ce77">
            <text:p>146140</text:p>
          </table:table-cell>
          <table:table-cell office:value-type="float" office:value="66596" table:style-name="ce77">
            <text:p>66596</text:p>
          </table:table-cell>
          <table:table-cell office:value-type="float" office:value="655898" table:style-name="ce99">
            <text:p>655898</text:p>
          </table:table-cell>
          <table:table-cell table:number-columns-repeated="1636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47560" table:style-name="ce93">
            <text:p>47560<text:s/></text:p>
          </table:table-cell>
          <table:table-cell office:value-type="float" office:value="593662" table:style-name="ce94">
            <text:p>593662<text:s/></text:p>
          </table:table-cell>
          <table:table-cell office:value-type="float" office:value="314742" table:style-name="ce95">
            <text:p>314742<text:s/></text:p>
          </table:table-cell>
          <table:table-cell office:value-type="float" office:value="326480" table:style-name="ce96">
            <text:p>326480<text:s/></text:p>
          </table:table-cell>
          <table:table-cell office:value-type="float" office:value="78888" table:style-name="ce95">
            <text:p>78888<text:s/></text:p>
          </table:table-cell>
          <table:table-cell office:value-type="float" office:value="562334" table:style-name="ce96">
            <text:p>562334<text:s/></text:p>
          </table:table-cell>
          <table:table-cell office:value-type="float" office:value="401047" table:style-name="ce95">
            <text:p>401047<text:s/></text:p>
          </table:table-cell>
          <table:table-cell office:value-type="float" office:value="240175" table:style-name="ce96">
            <text:p>240175<text:s/></text:p>
          </table:table-cell>
          <table:table-cell office:value-type="float" office:value="641222" table:style-name="ce95">
            <text:p>641222<text:s/></text:p>
          </table:table-cell>
          <table:table-cell office:value-type="float" office:value="10219" table:style-name="ce97">
            <text:p>10219<text:s/></text:p>
          </table:table-cell>
          <table:table-cell office:value-type="float" office:value="33134" table:style-name="ce98">
            <text:p>33134</text:p>
          </table:table-cell>
          <table:table-cell office:value-type="float" office:value="399197" table:style-name="ce77">
            <text:p>399197</text:p>
          </table:table-cell>
          <table:table-cell office:value-type="float" office:value="143416" table:style-name="ce77">
            <text:p>143416</text:p>
          </table:table-cell>
          <table:table-cell office:value-type="float" office:value="65475" table:style-name="ce77">
            <text:p>65475</text:p>
          </table:table-cell>
          <table:table-cell office:value-type="float" office:value="641222" table:style-name="ce99">
            <text:p>641222</text:p>
          </table:table-cell>
          <table:table-cell table:number-columns-repeated="16367"/>
        </table:table-row>
        <table:table-row table:style-name="ro2">
          <table:table-cell table:style-name="ce80"/>
          <table:table-cell table:style-name="ce74"/>
          <table:table-cell office:value-type="float" office:value="47841" table:style-name="ce93">
            <text:p>47841<text:s/></text:p>
          </table:table-cell>
          <table:table-cell office:value-type="float" office:value="598114" table:style-name="ce94">
            <text:p>598114<text:s/></text:p>
          </table:table-cell>
          <table:table-cell office:value-type="float" office:value="315832" table:style-name="ce95">
            <text:p>315832<text:s/></text:p>
          </table:table-cell>
          <table:table-cell office:value-type="float" office:value="330123" table:style-name="ce96">
            <text:p>330123<text:s/></text:p>
          </table:table-cell>
          <table:table-cell office:value-type="float" office:value="78497" table:style-name="ce95">
            <text:p>78497<text:s/></text:p>
          </table:table-cell>
          <table:table-cell office:value-type="float" office:value="567458" table:style-name="ce96">
            <text:p>567458<text:s/></text:p>
          </table:table-cell>
          <table:table-cell office:value-type="float" office:value="403677" table:style-name="ce95">
            <text:p>403677<text:s/></text:p>
          </table:table-cell>
          <table:table-cell office:value-type="float" office:value="242278" table:style-name="ce96">
            <text:p>242278<text:s/></text:p>
          </table:table-cell>
          <table:table-cell office:value-type="float" office:value="645955" table:style-name="ce95">
            <text:p>645955<text:s/></text:p>
          </table:table-cell>
          <table:table-cell office:value-type="float" office:value="10939" table:style-name="ce97">
            <text:p>10939<text:s/></text:p>
          </table:table-cell>
          <table:table-cell office:value-type="float" office:value="32972" table:style-name="ce98">
            <text:p>32972</text:p>
          </table:table-cell>
          <table:table-cell office:value-type="float" office:value="400867" table:style-name="ce77">
            <text:p>400867</text:p>
          </table:table-cell>
          <table:table-cell office:value-type="float" office:value="143956" table:style-name="ce77">
            <text:p>143956</text:p>
          </table:table-cell>
          <table:table-cell office:value-type="float" office:value="68160" table:style-name="ce77">
            <text:p>68160</text:p>
          </table:table-cell>
          <table:table-cell office:value-type="float" office:value="645955" table:style-name="ce99">
            <text:p>645955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office:value-type="string" table:style-name="ce92">
            <text:p>J</text:p>
          </table:table-cell>
          <table:table-cell office:value-type="float" office:value="49988" table:style-name="ce93">
            <text:p>49988<text:s/></text:p>
          </table:table-cell>
          <table:table-cell office:value-type="float" office:value="605354" table:style-name="ce94">
            <text:p>605354<text:s/></text:p>
          </table:table-cell>
          <table:table-cell office:value-type="float" office:value="319183" table:style-name="ce95">
            <text:p>319183<text:s/></text:p>
          </table:table-cell>
          <table:table-cell office:value-type="float" office:value="336159" table:style-name="ce96">
            <text:p>336159<text:s/></text:p>
          </table:table-cell>
          <table:table-cell office:value-type="float" office:value="78831" table:style-name="ce95">
            <text:p>78831<text:s/></text:p>
          </table:table-cell>
          <table:table-cell office:value-type="float" office:value="576511" table:style-name="ce96">
            <text:p>576511<text:s/></text:p>
          </table:table-cell>
          <table:table-cell office:value-type="float" office:value="405560" table:style-name="ce95">
            <text:p>405560<text:s/></text:p>
          </table:table-cell>
          <table:table-cell office:value-type="float" office:value="249782" table:style-name="ce96">
            <text:p>249782<text:s/></text:p>
          </table:table-cell>
          <table:table-cell office:value-type="float" office:value="655342" table:style-name="ce95">
            <text:p>655342<text:s/></text:p>
          </table:table-cell>
          <table:table-cell office:value-type="float" office:value="11417" table:style-name="ce97">
            <text:p>11417<text:s/></text:p>
          </table:table-cell>
          <table:table-cell office:value-type="float" office:value="33316" table:style-name="ce98">
            <text:p>33316</text:p>
          </table:table-cell>
          <table:table-cell office:value-type="float" office:value="402860" table:style-name="ce77">
            <text:p>402860</text:p>
          </table:table-cell>
          <table:table-cell office:value-type="float" office:value="144750" table:style-name="ce77">
            <text:p>144750</text:p>
          </table:table-cell>
          <table:table-cell office:value-type="float" office:value="74416" table:style-name="ce77">
            <text:p>74416</text:p>
          </table:table-cell>
          <table:table-cell office:value-type="float" office:value="655342" table:style-name="ce99">
            <text:p>655342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53730" table:style-name="ce93">
            <text:p>53730<text:s/></text:p>
          </table:table-cell>
          <table:table-cell office:value-type="float" office:value="619691" table:style-name="ce94">
            <text:p>619691<text:s/></text:p>
          </table:table-cell>
          <table:table-cell office:value-type="float" office:value="325933" table:style-name="ce95">
            <text:p>325933<text:s/></text:p>
          </table:table-cell>
          <table:table-cell office:value-type="float" office:value="347488" table:style-name="ce96">
            <text:p>347488<text:s/></text:p>
          </table:table-cell>
          <table:table-cell office:value-type="float" office:value="81768" table:style-name="ce95">
            <text:p>81768<text:s/></text:p>
          </table:table-cell>
          <table:table-cell office:value-type="float" office:value="591653" table:style-name="ce96">
            <text:p>591653<text:s/></text:p>
          </table:table-cell>
          <table:table-cell office:value-type="float" office:value="413759" table:style-name="ce95">
            <text:p>413759<text:s/></text:p>
          </table:table-cell>
          <table:table-cell office:value-type="float" office:value="259662" table:style-name="ce96">
            <text:p>259662<text:s/></text:p>
          </table:table-cell>
          <table:table-cell office:value-type="float" office:value="673421" table:style-name="ce95">
            <text:p>673421<text:s/></text:p>
          </table:table-cell>
          <table:table-cell office:value-type="float" office:value="11955" table:style-name="ce97">
            <text:p>11955<text:s/></text:p>
          </table:table-cell>
          <table:table-cell office:value-type="float" office:value="33447" table:style-name="ce98">
            <text:p>33447</text:p>
          </table:table-cell>
          <table:table-cell office:value-type="float" office:value="406996" table:style-name="ce77">
            <text:p>406996</text:p>
          </table:table-cell>
          <table:table-cell office:value-type="float" office:value="149481" table:style-name="ce77">
            <text:p>149481</text:p>
          </table:table-cell>
          <table:table-cell office:value-type="float" office:value="83497" table:style-name="ce77">
            <text:p>83497</text:p>
          </table:table-cell>
          <table:table-cell office:value-type="float" office:value="673421" table:style-name="ce99">
            <text:p>673421</text:p>
          </table:table-cell>
          <table:table-cell table:style-name="ce74"/>
          <table:table-cell table:number-columns-repeated="16366" table:style-name="ce77"/>
        </table:table-row>
        <table:table-row table:style-name="ro2">
          <table:table-cell table:style-name="ce80"/>
          <table:table-cell office:value-type="string" table:style-name="ce92">
            <text:p>S</text:p>
          </table:table-cell>
          <table:table-cell office:value-type="float" office:value="58068" table:style-name="ce93">
            <text:p>58068<text:s/></text:p>
          </table:table-cell>
          <table:table-cell office:value-type="float" office:value="625489" table:style-name="ce94">
            <text:p>625489<text:s/></text:p>
          </table:table-cell>
          <table:table-cell office:value-type="float" office:value="329797" table:style-name="ce95">
            <text:p>329797<text:s/></text:p>
          </table:table-cell>
          <table:table-cell office:value-type="float" office:value="353760" table:style-name="ce96">
            <text:p>353760<text:s/></text:p>
          </table:table-cell>
          <table:table-cell office:value-type="float" office:value="86196" table:style-name="ce95">
            <text:p>86196<text:s/></text:p>
          </table:table-cell>
          <table:table-cell office:value-type="float" office:value="597361" table:style-name="ce96">
            <text:p>597361<text:s/></text:p>
          </table:table-cell>
          <table:table-cell office:value-type="float" office:value="419277" table:style-name="ce95">
            <text:p>419277<text:s/></text:p>
          </table:table-cell>
          <table:table-cell office:value-type="float" office:value="264280" table:style-name="ce96">
            <text:p>264280<text:s/></text:p>
          </table:table-cell>
          <table:table-cell office:value-type="float" office:value="683557" table:style-name="ce95">
            <text:p>683557<text:s/></text:p>
          </table:table-cell>
          <table:table-cell office:value-type="float" office:value="12120" table:style-name="ce97">
            <text:p>12120<text:s/></text:p>
          </table:table-cell>
          <table:table-cell office:value-type="float" office:value="33412" table:style-name="ce98">
            <text:p>33412</text:p>
          </table:table-cell>
          <table:table-cell office:value-type="float" office:value="403446" table:style-name="ce77">
            <text:p>403446</text:p>
          </table:table-cell>
          <table:table-cell office:value-type="float" office:value="153269" table:style-name="ce77">
            <text:p>153269</text:p>
          </table:table-cell>
          <table:table-cell office:value-type="float" office:value="93430" table:style-name="ce77">
            <text:p>93430</text:p>
          </table:table-cell>
          <table:table-cell office:value-type="float" office:value="683557" table:style-name="ce99">
            <text:p>683557</text:p>
          </table:table-cell>
          <table:table-cell table:style-name="ce74"/>
          <table:table-cell office:value-type="string" table:style-name="ce103">
            <text:p>Desemprego registado</text:p>
          </table:table-cell>
          <table:table-cell table:number-columns-repeated="16365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61345" table:style-name="ce93">
            <text:p>61345<text:s/></text:p>
          </table:table-cell>
          <table:table-cell office:value-type="float" office:value="633655" table:style-name="ce94">
            <text:p>633655<text:s/></text:p>
          </table:table-cell>
          <table:table-cell office:value-type="float" office:value="338548" table:style-name="ce95">
            <text:p>338548<text:s/></text:p>
          </table:table-cell>
          <table:table-cell office:value-type="float" office:value="356452" table:style-name="ce96">
            <text:p>356452<text:s/></text:p>
          </table:table-cell>
          <table:table-cell office:value-type="float" office:value="90651" table:style-name="ce95">
            <text:p>90651<text:s/></text:p>
          </table:table-cell>
          <table:table-cell office:value-type="float" office:value="604349" table:style-name="ce96">
            <text:p>604349<text:s/></text:p>
          </table:table-cell>
          <table:table-cell office:value-type="float" office:value="421086" table:style-name="ce95">
            <text:p>421086<text:s/></text:p>
          </table:table-cell>
          <table:table-cell office:value-type="float" office:value="273914" table:style-name="ce96">
            <text:p>273914<text:s/></text:p>
          </table:table-cell>
          <table:table-cell office:value-type="float" office:value="695000" table:style-name="ce95">
            <text:p>695000<text:s/></text:p>
          </table:table-cell>
          <table:table-cell office:value-type="float" office:value="11565" table:style-name="ce97">
            <text:p>11565<text:s/></text:p>
          </table:table-cell>
          <table:table-cell office:value-type="float" office:value="34186" table:style-name="ce98">
            <text:p>34186</text:p>
          </table:table-cell>
          <table:table-cell office:value-type="float" office:value="410783" table:style-name="ce77">
            <text:p>410783</text:p>
          </table:table-cell>
          <table:table-cell office:value-type="float" office:value="159322" table:style-name="ce77">
            <text:p>159322</text:p>
          </table:table-cell>
          <table:table-cell office:value-type="float" office:value="90709" table:style-name="ce77">
            <text:p>90709</text:p>
          </table:table-cell>
          <table:table-cell office:value-type="float" office:value="695000" table:style-name="ce99">
            <text:p>695000</text:p>
          </table:table-cell>
          <table:table-cell table:style-name="ce74"/>
          <table:table-cell office:value-type="float" office:value="2010" table:style-name="ce104">
            <text:p>2010</text:p>
          </table:table-cell>
          <table:table-cell office:value-type="float" office:value="2011" table:style-name="ce104">
            <text:p>2011</text:p>
          </table:table-cell>
          <table:table-cell office:value-type="float" office:value="2012" table:style-name="ce104">
            <text:p>2012</text:p>
          </table:table-cell>
          <table:table-cell office:value-type="float" office:value="2013" table:style-name="ce104">
            <text:p>2013</text:p>
          </table:table-cell>
          <table:table-cell office:value-type="float" office:value="2014" table:style-name="ce104">
            <text:p>2014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office:value-type="string" table:style-name="ce92">
            <text:p>N</text:p>
          </table:table-cell>
          <table:table-cell office:value-type="float" office:value="61593" table:style-name="ce93">
            <text:p>61593<text:s/></text:p>
          </table:table-cell>
          <table:table-cell office:value-type="float" office:value="636196" table:style-name="ce94">
            <text:p>636196<text:s/></text:p>
          </table:table-cell>
          <table:table-cell office:value-type="float" office:value="343259" table:style-name="ce95">
            <text:p>343259<text:s/></text:p>
          </table:table-cell>
          <table:table-cell office:value-type="float" office:value="354530" table:style-name="ce96">
            <text:p>354530<text:s/></text:p>
          </table:table-cell>
          <table:table-cell office:value-type="float" office:value="91372" table:style-name="ce95">
            <text:p>91372<text:s/></text:p>
          </table:table-cell>
          <table:table-cell office:value-type="float" office:value="606417" table:style-name="ce96">
            <text:p>606417<text:s/></text:p>
          </table:table-cell>
          <table:table-cell office:value-type="float" office:value="421965" table:style-name="ce95">
            <text:p>421965<text:s/></text:p>
          </table:table-cell>
          <table:table-cell office:value-type="float" office:value="275824" table:style-name="ce96">
            <text:p>275824<text:s/></text:p>
          </table:table-cell>
          <table:table-cell office:value-type="float" office:value="697789" table:style-name="ce95">
            <text:p>697789<text:s/></text:p>
          </table:table-cell>
          <table:table-cell office:value-type="float" office:value="11103" table:style-name="ce97">
            <text:p>11103<text:s/></text:p>
          </table:table-cell>
          <table:table-cell office:value-type="float" office:value="35401" table:style-name="ce98">
            <text:p>35401</text:p>
          </table:table-cell>
          <table:table-cell office:value-type="float" office:value="412513" table:style-name="ce77">
            <text:p>412513</text:p>
          </table:table-cell>
          <table:table-cell office:value-type="float" office:value="160760" table:style-name="ce77">
            <text:p>160760</text:p>
          </table:table-cell>
          <table:table-cell office:value-type="float" office:value="89115" table:style-name="ce77">
            <text:p>89115</text:p>
          </table:table-cell>
          <table:table-cell office:value-type="float" office:value="697789" table:style-name="ce99">
            <text:p>697789</text:p>
          </table:table-cell>
          <table:table-cell office:value-type="string" table:style-name="ce105">
            <text:p>J</text:p>
          </table:table-cell>
          <table:table-cell office:value-type="float" office:value="560312" table:style-name="ce79">
            <text:p>560312</text:p>
          </table:table-cell>
          <table:table-cell office:value-type="float" office:value="557244" table:style-name="ce79">
            <text:p>557244</text:p>
          </table:table-cell>
          <table:table-cell office:value-type="float" office:value="637662" table:style-name="ce79">
            <text:p>637662</text:p>
          </table:table-cell>
          <table:table-cell office:value-type="float" office:value="740062" table:style-name="ce79">
            <text:p>740062</text:p>
          </table:table-cell>
          <table:table-cell office:value-type="float" office:value="705327" table:style-name="ce106">
            <text:p>705327</text:p>
          </table:table-cell>
          <table:table-cell table:style-name="ce74"/>
          <table:table-cell table:number-columns-repeated="16360"/>
        </table:table-row>
        <table:table-row table:style-name="ro2">
          <table:table-cell table:style-name="ce80"/>
          <table:table-cell table:style-name="ce74"/>
          <table:table-cell office:value-type="float" office:value="58425" table:style-name="ce93">
            <text:p>58425<text:s/></text:p>
          </table:table-cell>
          <table:table-cell office:value-type="float" office:value="652227" table:style-name="ce94">
            <text:p>652227<text:s/></text:p>
          </table:table-cell>
          <table:table-cell office:value-type="float" office:value="352424" table:style-name="ce95">
            <text:p>352424<text:s/></text:p>
          </table:table-cell>
          <table:table-cell office:value-type="float" office:value="358228" table:style-name="ce96">
            <text:p>358228<text:s/></text:p>
          </table:table-cell>
          <table:table-cell office:value-type="float" office:value="87966" table:style-name="ce95">
            <text:p>87966<text:s/></text:p>
          </table:table-cell>
          <table:table-cell office:value-type="float" office:value="622686" table:style-name="ce96">
            <text:p>622686<text:s/></text:p>
          </table:table-cell>
          <table:table-cell office:value-type="float" office:value="417897" table:style-name="ce95">
            <text:p>417897<text:s/></text:p>
          </table:table-cell>
          <table:table-cell office:value-type="float" office:value="292755" table:style-name="ce96">
            <text:p>292755<text:s/></text:p>
          </table:table-cell>
          <table:table-cell office:value-type="float" office:value="710652" table:style-name="ce95">
            <text:p>710652<text:s/></text:p>
          </table:table-cell>
          <table:table-cell office:value-type="float" office:value="10640" table:style-name="ce97">
            <text:p>10640<text:s/></text:p>
          </table:table-cell>
          <table:table-cell office:value-type="float" office:value="35945" table:style-name="ce107">
            <text:p>35945<text:s/></text:p>
          </table:table-cell>
          <table:table-cell office:value-type="float" office:value="421541" table:style-name="ce77">
            <text:p>421541</text:p>
          </table:table-cell>
          <table:table-cell office:value-type="float" office:value="164425" table:style-name="ce77">
            <text:p>164425</text:p>
          </table:table-cell>
          <table:table-cell office:value-type="float" office:value="88741" table:style-name="ce77">
            <text:p>88741</text:p>
          </table:table-cell>
          <table:table-cell office:value-type="float" office:value="710652" table:style-name="ce99">
            <text:p>710652</text:p>
          </table:table-cell>
          <table:table-cell office:value-type="string" table:style-name="ce105">
            <text:p>F</text:p>
          </table:table-cell>
          <table:table-cell office:value-type="float" office:value="561315" table:style-name="ce79">
            <text:p>561315</text:p>
          </table:table-cell>
          <table:table-cell office:value-type="float" office:value="555547" table:style-name="ce79">
            <text:p>555547</text:p>
          </table:table-cell>
          <table:table-cell office:value-type="float" office:value="648018" table:style-name="ce79">
            <text:p>648018</text:p>
          </table:table-cell>
          <table:table-cell office:value-type="float" office:value="739611" table:style-name="ce79">
            <text:p>739611</text:p>
          </table:table-cell>
          <table:table-cell office:value-type="float" office:value="700954" table:style-name="ce106">
            <text:p>700954</text:p>
          </table:table-cell>
          <table:table-cell table:style-name="ce74"/>
          <table:table-cell table:number-columns-repeated="16360"/>
        </table:table-row>
        <table:table-row table:style-name="ro2">
          <table:table-cell office:value-type="float" office:value="2013" table:style-name="ce80">
            <text:p>2013</text:p>
          </table:table-cell>
          <table:table-cell office:value-type="string" table:style-name="ce92">
            <text:p>J</text:p>
          </table:table-cell>
          <table:table-cell office:value-type="float" office:value="60766" table:style-name="ce93">
            <text:p>60766<text:s/></text:p>
          </table:table-cell>
          <table:table-cell office:value-type="float" office:value="679296" table:style-name="ce94">
            <text:p>679296<text:s/></text:p>
          </table:table-cell>
          <table:table-cell office:value-type="float" office:value="368092" table:style-name="ce95">
            <text:p>368092<text:s/></text:p>
          </table:table-cell>
          <table:table-cell office:value-type="float" office:value="371970" table:style-name="ce96">
            <text:p>371970<text:s/></text:p>
          </table:table-cell>
          <table:table-cell office:value-type="float" office:value="93224" table:style-name="ce95">
            <text:p>93224<text:s/></text:p>
          </table:table-cell>
          <table:table-cell office:value-type="float" office:value="646838" table:style-name="ce96">
            <text:p>646838<text:s/></text:p>
          </table:table-cell>
          <table:table-cell office:value-type="float" office:value="433070" table:style-name="ce95">
            <text:p>433070<text:s/></text:p>
          </table:table-cell>
          <table:table-cell office:value-type="float" office:value="306992" table:style-name="ce96">
            <text:p>306992<text:s/></text:p>
          </table:table-cell>
          <table:table-cell office:value-type="float" office:value="740062" table:style-name="ce95">
            <text:p>740062<text:s/></text:p>
          </table:table-cell>
          <table:table-cell office:value-type="float" office:value="10804" table:style-name="ce97">
            <text:p>10804<text:s/></text:p>
          </table:table-cell>
          <table:table-cell office:value-type="float" office:value="37249" table:style-name="ce107">
            <text:p>37249<text:s/></text:p>
          </table:table-cell>
          <table:table-cell office:value-type="float" office:value="436836" table:style-name="ce77">
            <text:p>436836</text:p>
          </table:table-cell>
          <table:table-cell office:value-type="float" office:value="173603" table:style-name="ce77">
            <text:p>173603</text:p>
          </table:table-cell>
          <table:table-cell office:value-type="float" office:value="92374" table:style-name="ce77">
            <text:p>92374</text:p>
          </table:table-cell>
          <table:table-cell office:value-type="float" office:value="740062" table:style-name="ce99">
            <text:p>740062</text:p>
          </table:table-cell>
          <table:table-cell office:value-type="string" table:style-name="ce105">
            <text:p>M</text:p>
          </table:table-cell>
          <table:table-cell office:value-type="float" office:value="571754" table:style-name="ce79">
            <text:p>571754</text:p>
          </table:table-cell>
          <table:table-cell office:value-type="float" office:value="551861" table:style-name="ce79">
            <text:p>551861</text:p>
          </table:table-cell>
          <table:table-cell office:value-type="float" office:value="661403" table:style-name="ce79">
            <text:p>661403</text:p>
          </table:table-cell>
          <table:table-cell office:value-type="float" office:value="734448" table:style-name="ce79">
            <text:p>734448</text:p>
          </table:table-cell>
          <table:table-cell office:value-type="float" office:value="689825" table:style-name="ce106">
            <text:p>689825</text:p>
          </table:table-cell>
          <table:table-cell table:style-name="ce74"/>
          <table:table-cell table:number-columns-repeated="16360"/>
        </table:table-row>
        <table:table-row table:style-name="ro2">
          <table:table-cell table:style-name="ce80"/>
          <table:table-cell table:style-name="ce74"/>
          <table:table-cell office:value-type="float" office:value="60298" table:style-name="ce93">
            <text:p>60298<text:s/></text:p>
          </table:table-cell>
          <table:table-cell office:value-type="float" office:value="679313" table:style-name="ce94">
            <text:p>679313<text:s/></text:p>
          </table:table-cell>
          <table:table-cell office:value-type="float" office:value="368906" table:style-name="ce95">
            <text:p>368906<text:s/></text:p>
          </table:table-cell>
          <table:table-cell office:value-type="float" office:value="370705" table:style-name="ce96">
            <text:p>370705<text:s/></text:p>
          </table:table-cell>
          <table:table-cell office:value-type="float" office:value="91800" table:style-name="ce95">
            <text:p>91800<text:s/></text:p>
          </table:table-cell>
          <table:table-cell office:value-type="float" office:value="647811" table:style-name="ce96">
            <text:p>647811<text:s/></text:p>
          </table:table-cell>
          <table:table-cell office:value-type="float" office:value="426483" table:style-name="ce95">
            <text:p>426483<text:s/></text:p>
          </table:table-cell>
          <table:table-cell office:value-type="float" office:value="313128" table:style-name="ce96">
            <text:p>313128<text:s/></text:p>
          </table:table-cell>
          <table:table-cell office:value-type="float" office:value="739611" table:style-name="ce95">
            <text:p>739611<text:s/></text:p>
          </table:table-cell>
          <table:table-cell office:value-type="float" office:value="10930" table:style-name="ce97">
            <text:p>10930<text:s/></text:p>
          </table:table-cell>
          <table:table-cell office:value-type="float" office:value="38648" table:style-name="ce107">
            <text:p>38648<text:s/></text:p>
          </table:table-cell>
          <table:table-cell office:value-type="float" office:value="438037" table:style-name="ce77">
            <text:p>438037</text:p>
          </table:table-cell>
          <table:table-cell office:value-type="float" office:value="172063" table:style-name="ce77">
            <text:p>172063</text:p>
          </table:table-cell>
          <table:table-cell office:value-type="float" office:value="90863" table:style-name="ce77">
            <text:p>90863</text:p>
          </table:table-cell>
          <table:table-cell office:value-type="float" office:value="739611" table:style-name="ce99">
            <text:p>739611</text:p>
          </table:table-cell>
          <table:table-cell office:value-type="string" table:style-name="ce105">
            <text:p>A</text:p>
          </table:table-cell>
          <table:table-cell office:value-type="float" office:value="570768" table:style-name="ce79">
            <text:p>570768</text:p>
          </table:table-cell>
          <table:table-cell office:value-type="float" office:value="541974" table:style-name="ce79">
            <text:p>541974</text:p>
          </table:table-cell>
          <table:table-cell office:value-type="float" office:value="655898" table:style-name="ce79">
            <text:p>655898</text:p>
          </table:table-cell>
          <table:table-cell office:value-type="float" office:value="728512" table:style-name="ce79">
            <text:p>728512</text:p>
          </table:table-cell>
          <table:table-cell office:value-type="float" office:value="668023" table:style-name="ce106">
            <text:p>668023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60662" table:style-name="ce93">
            <text:p>60662<text:s/></text:p>
          </table:table-cell>
          <table:table-cell office:value-type="float" office:value="673786" table:style-name="ce94">
            <text:p>673786<text:s/></text:p>
          </table:table-cell>
          <table:table-cell office:value-type="float" office:value="366274" table:style-name="ce95">
            <text:p>366274<text:s/></text:p>
          </table:table-cell>
          <table:table-cell office:value-type="float" office:value="368174" table:style-name="ce96">
            <text:p>368174<text:s/></text:p>
          </table:table-cell>
          <table:table-cell office:value-type="float" office:value="89504" table:style-name="ce95">
            <text:p>89504<text:s/></text:p>
          </table:table-cell>
          <table:table-cell office:value-type="float" office:value="644944" table:style-name="ce96">
            <text:p>644944<text:s/></text:p>
          </table:table-cell>
          <table:table-cell office:value-type="float" office:value="417936" table:style-name="ce95">
            <text:p>417936<text:s/></text:p>
          </table:table-cell>
          <table:table-cell office:value-type="float" office:value="316512" table:style-name="ce96">
            <text:p>316512<text:s/></text:p>
          </table:table-cell>
          <table:table-cell office:value-type="float" office:value="734448" table:style-name="ce95">
            <text:p>734448<text:s/></text:p>
          </table:table-cell>
          <table:table-cell office:value-type="float" office:value="11789" table:style-name="ce97">
            <text:p>11789<text:s/></text:p>
          </table:table-cell>
          <table:table-cell office:value-type="float" office:value="39874" table:style-name="ce107">
            <text:p>39874<text:s/></text:p>
          </table:table-cell>
          <table:table-cell office:value-type="float" office:value="437291" table:style-name="ce77">
            <text:p>437291</text:p>
          </table:table-cell>
          <table:table-cell office:value-type="float" office:value="168907" table:style-name="ce77">
            <text:p>168907</text:p>
          </table:table-cell>
          <table:table-cell office:value-type="float" office:value="88376" table:style-name="ce77">
            <text:p>88376</text:p>
          </table:table-cell>
          <table:table-cell office:value-type="float" office:value="734448" table:style-name="ce99">
            <text:p>734448</text:p>
          </table:table-cell>
          <table:table-cell office:value-type="string" table:style-name="ce105">
            <text:p>M</text:p>
          </table:table-cell>
          <table:table-cell office:value-type="float" office:value="560751" table:style-name="ce79">
            <text:p>560751</text:p>
          </table:table-cell>
          <table:table-cell office:value-type="float" office:value="530616" table:style-name="ce79">
            <text:p>530616</text:p>
          </table:table-cell>
          <table:table-cell office:value-type="float" office:value="641222" table:style-name="ce79">
            <text:p>641222</text:p>
          </table:table-cell>
          <table:table-cell office:value-type="float" office:value="703205" table:style-name="ce79">
            <text:p>703205</text:p>
          </table:table-cell>
          <table:table-cell office:value-type="float" office:value="636410" table:style-name="ce106">
            <text:p>636410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60631" table:style-name="ce93">
            <text:p>60631<text:s/></text:p>
          </table:table-cell>
          <table:table-cell office:value-type="float" office:value="667881" table:style-name="ce94">
            <text:p>667881<text:s/></text:p>
          </table:table-cell>
          <table:table-cell office:value-type="float" office:value="363004" table:style-name="ce95">
            <text:p>363004<text:s/></text:p>
          </table:table-cell>
          <table:table-cell office:value-type="float" office:value="365508" table:style-name="ce96">
            <text:p>365508<text:s/></text:p>
          </table:table-cell>
          <table:table-cell office:value-type="float" office:value="89086" table:style-name="ce95">
            <text:p>89086<text:s/></text:p>
          </table:table-cell>
          <table:table-cell office:value-type="float" office:value="639426" table:style-name="ce96">
            <text:p>639426<text:s/></text:p>
          </table:table-cell>
          <table:table-cell office:value-type="float" office:value="408971" table:style-name="ce95">
            <text:p>408971<text:s/></text:p>
          </table:table-cell>
          <table:table-cell office:value-type="float" office:value="319541" table:style-name="ce96">
            <text:p>319541<text:s/></text:p>
          </table:table-cell>
          <table:table-cell office:value-type="float" office:value="728512" table:style-name="ce95">
            <text:p>728512<text:s/></text:p>
          </table:table-cell>
          <table:table-cell office:value-type="float" office:value="13281" table:style-name="ce97">
            <text:p>13281<text:s/></text:p>
          </table:table-cell>
          <table:table-cell office:value-type="float" office:value="39179" table:style-name="ce107">
            <text:p>39179<text:s/></text:p>
          </table:table-cell>
          <table:table-cell office:value-type="float" office:value="432567" table:style-name="ce77">
            <text:p>432567</text:p>
          </table:table-cell>
          <table:table-cell office:value-type="float" office:value="168808" table:style-name="ce77">
            <text:p>168808</text:p>
          </table:table-cell>
          <table:table-cell office:value-type="float" office:value="87958" table:style-name="ce77">
            <text:p>87958</text:p>
          </table:table-cell>
          <table:table-cell office:value-type="float" office:value="728512" table:style-name="ce99">
            <text:p>728512</text:p>
          </table:table-cell>
          <table:table-cell office:value-type="string" table:style-name="ce105">
            <text:p>J</text:p>
          </table:table-cell>
          <table:table-cell office:value-type="float" office:value="551868" table:style-name="ce79">
            <text:p>551868</text:p>
          </table:table-cell>
          <table:table-cell office:value-type="float" office:value="518705" table:style-name="ce79">
            <text:p>518705</text:p>
          </table:table-cell>
          <table:table-cell office:value-type="float" office:value="645955" table:style-name="ce79">
            <text:p>645955</text:p>
          </table:table-cell>
          <table:table-cell office:value-type="float" office:value="689933" table:style-name="ce79">
            <text:p>689933</text:p>
          </table:table-cell>
          <table:table-cell office:value-type="float" office:value="614982" table:style-name="ce106">
            <text:p>614982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58386" table:style-name="ce93">
            <text:p>58386<text:s/></text:p>
          </table:table-cell>
          <table:table-cell office:value-type="float" office:value="644819" table:style-name="ce94">
            <text:p>644819<text:s/></text:p>
          </table:table-cell>
          <table:table-cell office:value-type="float" office:value="350179" table:style-name="ce95">
            <text:p>350179<text:s/></text:p>
          </table:table-cell>
          <table:table-cell office:value-type="float" office:value="353026" table:style-name="ce96">
            <text:p>353026<text:s/></text:p>
          </table:table-cell>
          <table:table-cell office:value-type="float" office:value="84900" table:style-name="ce95">
            <text:p>84900<text:s/></text:p>
          </table:table-cell>
          <table:table-cell office:value-type="float" office:value="618305" table:style-name="ce96">
            <text:p>618305<text:s/></text:p>
          </table:table-cell>
          <table:table-cell office:value-type="float" office:value="387454" table:style-name="ce95">
            <text:p>387454<text:s/></text:p>
          </table:table-cell>
          <table:table-cell office:value-type="float" office:value="315751" table:style-name="ce96">
            <text:p>315751<text:s/></text:p>
          </table:table-cell>
          <table:table-cell office:value-type="float" office:value="703205" table:style-name="ce95">
            <text:p>703205<text:s/></text:p>
          </table:table-cell>
          <table:table-cell office:value-type="float" office:value="14369" table:style-name="ce97">
            <text:p>14369<text:s/></text:p>
          </table:table-cell>
          <table:table-cell office:value-type="float" office:value="37719" table:style-name="ce107">
            <text:p>37719<text:s/></text:p>
          </table:table-cell>
          <table:table-cell office:value-type="float" office:value="418081" table:style-name="ce77">
            <text:p>418081</text:p>
          </table:table-cell>
          <table:table-cell office:value-type="float" office:value="162314" table:style-name="ce77">
            <text:p>162314</text:p>
          </table:table-cell>
          <table:table-cell office:value-type="float" office:value="85091" table:style-name="ce77">
            <text:p>85091</text:p>
          </table:table-cell>
          <table:table-cell office:value-type="float" office:value="703205" table:style-name="ce99">
            <text:p>703205</text:p>
          </table:table-cell>
          <table:table-cell office:value-type="string" table:style-name="ce105">
            <text:p>J</text:p>
          </table:table-cell>
          <table:table-cell office:value-type="float" office:value="548067" table:style-name="ce79">
            <text:p>548067</text:p>
          </table:table-cell>
          <table:table-cell office:value-type="float" office:value="524118" table:style-name="ce79">
            <text:p>524118</text:p>
          </table:table-cell>
          <table:table-cell office:value-type="float" office:value="655342" table:style-name="ce79">
            <text:p>655342</text:p>
          </table:table-cell>
          <table:table-cell office:value-type="float" office:value="688099" table:style-name="ce79">
            <text:p>688099</text:p>
          </table:table-cell>
          <table:table-cell office:value-type="float" office:value="611696" table:style-name="ce106">
            <text:p>611696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57065" table:style-name="ce93">
            <text:p>57065<text:s/></text:p>
          </table:table-cell>
          <table:table-cell office:value-type="float" office:value="632868" table:style-name="ce94">
            <text:p>632868<text:s/></text:p>
          </table:table-cell>
          <table:table-cell office:value-type="float" office:value="339867" table:style-name="ce95">
            <text:p>339867<text:s/></text:p>
          </table:table-cell>
          <table:table-cell office:value-type="float" office:value="350066" table:style-name="ce96">
            <text:p>350066<text:s/></text:p>
          </table:table-cell>
          <table:table-cell office:value-type="float" office:value="81631" table:style-name="ce95">
            <text:p>81631<text:s/></text:p>
          </table:table-cell>
          <table:table-cell office:value-type="float" office:value="608302" table:style-name="ce96">
            <text:p>608302<text:s/></text:p>
          </table:table-cell>
          <table:table-cell office:value-type="float" office:value="375976" table:style-name="ce95">
            <text:p>375976<text:s/></text:p>
          </table:table-cell>
          <table:table-cell office:value-type="float" office:value="313957" table:style-name="ce96">
            <text:p>313957<text:s/></text:p>
          </table:table-cell>
          <table:table-cell office:value-type="float" office:value="689933" table:style-name="ce95">
            <text:p>689933<text:s/></text:p>
          </table:table-cell>
          <table:table-cell office:value-type="float" office:value="16138" table:style-name="ce97">
            <text:p>16138<text:s/></text:p>
          </table:table-cell>
          <table:table-cell office:value-type="float" office:value="37287" table:style-name="ce107">
            <text:p>37287<text:s/></text:p>
          </table:table-cell>
          <table:table-cell office:value-type="float" office:value="408759" table:style-name="ce77">
            <text:p>408759</text:p>
          </table:table-cell>
          <table:table-cell office:value-type="float" office:value="158299" table:style-name="ce77">
            <text:p>158299</text:p>
          </table:table-cell>
          <table:table-cell office:value-type="float" office:value="85588" table:style-name="ce77">
            <text:p>85588</text:p>
          </table:table-cell>
          <table:table-cell office:value-type="float" office:value="689933" table:style-name="ce99">
            <text:p>689933</text:p>
          </table:table-cell>
          <table:table-cell office:value-type="string" table:style-name="ce105">
            <text:p>A</text:p>
          </table:table-cell>
          <table:table-cell office:value-type="float" office:value="549654" table:style-name="ce79">
            <text:p>549654</text:p>
          </table:table-cell>
          <table:table-cell office:value-type="float" office:value="533372" table:style-name="ce79">
            <text:p>533372</text:p>
          </table:table-cell>
          <table:table-cell office:value-type="float" office:value="650827" table:style-name="ce79">
            <text:p>650827</text:p>
          </table:table-cell>
          <table:table-cell office:value-type="float" office:value="695065" table:style-name="ce79">
            <text:p>695065</text:p>
          </table:table-cell>
          <table:table-cell office:value-type="float" office:value="624230" table:style-name="ce106">
            <text:p>624230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office:value-type="string" table:style-name="ce92">
            <text:p>J</text:p>
          </table:table-cell>
          <table:table-cell office:value-type="float" office:value="58722" table:style-name="ce93">
            <text:p>58722<text:s/></text:p>
          </table:table-cell>
          <table:table-cell office:value-type="float" office:value="629377" table:style-name="ce94">
            <text:p>629377<text:s/></text:p>
          </table:table-cell>
          <table:table-cell office:value-type="float" office:value="335718" table:style-name="ce95">
            <text:p>335718<text:s/></text:p>
          </table:table-cell>
          <table:table-cell office:value-type="float" office:value="352381" table:style-name="ce96">
            <text:p>352381<text:s/></text:p>
          </table:table-cell>
          <table:table-cell office:value-type="float" office:value="82494" table:style-name="ce95">
            <text:p>82494<text:s/></text:p>
          </table:table-cell>
          <table:table-cell office:value-type="float" office:value="605605" table:style-name="ce96">
            <text:p>605605<text:s/></text:p>
          </table:table-cell>
          <table:table-cell office:value-type="float" office:value="370539" table:style-name="ce95">
            <text:p>370539<text:s/></text:p>
          </table:table-cell>
          <table:table-cell office:value-type="float" office:value="317560" table:style-name="ce96">
            <text:p>317560<text:s/></text:p>
          </table:table-cell>
          <table:table-cell office:value-type="float" office:value="688099" table:style-name="ce95">
            <text:p>688099<text:s/></text:p>
          </table:table-cell>
          <table:table-cell office:value-type="float" office:value="18452" table:style-name="ce97">
            <text:p>18452<text:s/></text:p>
          </table:table-cell>
          <table:table-cell office:value-type="float" office:value="36501" table:style-name="ce107">
            <text:p>36501<text:s/></text:p>
          </table:table-cell>
          <table:table-cell office:value-type="float" office:value="401793" table:style-name="ce77">
            <text:p>401793</text:p>
          </table:table-cell>
          <table:table-cell office:value-type="float" office:value="158159" table:style-name="ce77">
            <text:p>158159</text:p>
          </table:table-cell>
          <table:table-cell office:value-type="float" office:value="91646" table:style-name="ce77">
            <text:p>91646</text:p>
          </table:table-cell>
          <table:table-cell office:value-type="float" office:value="688099" table:style-name="ce99">
            <text:p>688099</text:p>
          </table:table-cell>
          <table:table-cell office:value-type="string" table:style-name="ce105">
            <text:p>S</text:p>
          </table:table-cell>
          <table:table-cell office:value-type="float" office:value="555820" table:style-name="ce79">
            <text:p>555820</text:p>
          </table:table-cell>
          <table:table-cell office:value-type="float" office:value="554086" table:style-name="ce79">
            <text:p>554086</text:p>
          </table:table-cell>
          <table:table-cell office:value-type="float" office:value="683557" table:style-name="ce79">
            <text:p>683557</text:p>
          </table:table-cell>
          <table:table-cell office:value-type="float" office:value="697296" table:style-name="ce79">
            <text:p>697296</text:p>
          </table:table-cell>
          <table:table-cell office:value-type="float" office:value="616622" table:style-name="ce106">
            <text:p>616622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61977" table:style-name="ce93">
            <text:p>61977<text:s/></text:p>
          </table:table-cell>
          <table:table-cell office:value-type="float" office:value="633088" table:style-name="ce94">
            <text:p>633088<text:s/></text:p>
          </table:table-cell>
          <table:table-cell office:value-type="float" office:value="334776" table:style-name="ce95">
            <text:p>334776<text:s/></text:p>
          </table:table-cell>
          <table:table-cell office:value-type="float" office:value="360289" table:style-name="ce96">
            <text:p>360289<text:s/></text:p>
          </table:table-cell>
          <table:table-cell office:value-type="float" office:value="84479" table:style-name="ce95">
            <text:p>84479<text:s/></text:p>
          </table:table-cell>
          <table:table-cell office:value-type="float" office:value="610586" table:style-name="ce96">
            <text:p>610586<text:s/></text:p>
          </table:table-cell>
          <table:table-cell office:value-type="float" office:value="374034" table:style-name="ce95">
            <text:p>374034<text:s/></text:p>
          </table:table-cell>
          <table:table-cell office:value-type="float" office:value="321031" table:style-name="ce96">
            <text:p>321031<text:s/></text:p>
          </table:table-cell>
          <table:table-cell office:value-type="float" office:value="695065" table:style-name="ce95">
            <text:p>695065<text:s/></text:p>
          </table:table-cell>
          <table:table-cell office:value-type="float" office:value="18239" table:style-name="ce97">
            <text:p>18239<text:s/></text:p>
          </table:table-cell>
          <table:table-cell office:value-type="float" office:value="36301" table:style-name="ce107">
            <text:p>36301<text:s/></text:p>
          </table:table-cell>
          <table:table-cell office:value-type="float" office:value="400636" table:style-name="ce77">
            <text:p>400636</text:p>
          </table:table-cell>
          <table:table-cell office:value-type="float" office:value="160014" table:style-name="ce77">
            <text:p>160014</text:p>
          </table:table-cell>
          <table:table-cell office:value-type="float" office:value="98114" table:style-name="ce77">
            <text:p>98114</text:p>
          </table:table-cell>
          <table:table-cell office:value-type="float" office:value="695065" table:style-name="ce99">
            <text:p>695065</text:p>
          </table:table-cell>
          <table:table-cell office:value-type="string" table:style-name="ce105">
            <text:p>O</text:p>
          </table:table-cell>
          <table:table-cell office:value-type="float" office:value="550846" table:style-name="ce79">
            <text:p>550846</text:p>
          </table:table-cell>
          <table:table-cell office:value-type="float" office:value="567250" table:style-name="ce79">
            <text:p>567250</text:p>
          </table:table-cell>
          <table:table-cell office:value-type="float" office:value="695000" table:style-name="ce79">
            <text:p>695000</text:p>
          </table:table-cell>
          <table:table-cell office:value-type="float" office:value="694904" table:style-name="ce79">
            <text:p>694904</text:p>
          </table:table-cell>
          <table:table-cell office:value-type="float" office:value="605516" table:style-name="ce106">
            <text:p>605516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office:value-type="string" table:style-name="ce92">
            <text:p>S</text:p>
          </table:table-cell>
          <table:table-cell office:value-type="float" office:value="68499" table:style-name="ce93">
            <text:p>68499<text:s/></text:p>
          </table:table-cell>
          <table:table-cell office:value-type="float" office:value="628797" table:style-name="ce94">
            <text:p>628797<text:s/></text:p>
          </table:table-cell>
          <table:table-cell office:value-type="float" office:value="334727" table:style-name="ce95">
            <text:p>334727<text:s/></text:p>
          </table:table-cell>
          <table:table-cell office:value-type="float" office:value="362569" table:style-name="ce96">
            <text:p>362569<text:s/></text:p>
          </table:table-cell>
          <table:table-cell office:value-type="float" office:value="89384" table:style-name="ce95">
            <text:p>89384<text:s/></text:p>
          </table:table-cell>
          <table:table-cell office:value-type="float" office:value="607912" table:style-name="ce96">
            <text:p>607912<text:s/></text:p>
          </table:table-cell>
          <table:table-cell office:value-type="float" office:value="370500" table:style-name="ce95">
            <text:p>370500<text:s/></text:p>
          </table:table-cell>
          <table:table-cell office:value-type="float" office:value="326796" table:style-name="ce96">
            <text:p>326796<text:s/></text:p>
          </table:table-cell>
          <table:table-cell office:value-type="float" office:value="697296" table:style-name="ce95">
            <text:p>697296<text:s/></text:p>
          </table:table-cell>
          <table:table-cell office:value-type="float" office:value="19645" table:style-name="ce97">
            <text:p>19645<text:s/></text:p>
          </table:table-cell>
          <table:table-cell office:value-type="float" office:value="36214" table:style-name="ce107">
            <text:p>36214<text:s/></text:p>
          </table:table-cell>
          <table:table-cell office:value-type="float" office:value="395917" table:style-name="ce77">
            <text:p>395917</text:p>
          </table:table-cell>
          <table:table-cell office:value-type="float" office:value="161715" table:style-name="ce77">
            <text:p>161715</text:p>
          </table:table-cell>
          <table:table-cell office:value-type="float" office:value="103450" table:style-name="ce77">
            <text:p>103450</text:p>
          </table:table-cell>
          <table:table-cell office:value-type="float" office:value="697296" table:style-name="ce99">
            <text:p>697296</text:p>
          </table:table-cell>
          <table:table-cell office:value-type="string" table:style-name="ce105">
            <text:p>N</text:p>
          </table:table-cell>
          <table:table-cell office:value-type="float" office:value="546926" table:style-name="ce79">
            <text:p>546926</text:p>
          </table:table-cell>
          <table:table-cell office:value-type="float" office:value="583420" table:style-name="ce79">
            <text:p>583420</text:p>
          </table:table-cell>
          <table:table-cell office:value-type="float" office:value="697789" table:style-name="ce79">
            <text:p>697789</text:p>
          </table:table-cell>
          <table:table-cell office:value-type="float" office:value="692019" table:style-name="ce79">
            <text:p>692019</text:p>
          </table:table-cell>
          <table:table-cell office:value-type="float" office:value="598083" table:style-name="ce106">
            <text:p>598083</text:p>
          </table:table-cell>
          <table:table-cell table:number-columns-repeated="1636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72153" table:style-name="ce93">
            <text:p>72153<text:s/></text:p>
          </table:table-cell>
          <table:table-cell office:value-type="float" office:value="622751" table:style-name="ce94">
            <text:p>622751<text:s/></text:p>
          </table:table-cell>
          <table:table-cell office:value-type="float" office:value="335839" table:style-name="ce95">
            <text:p>335839<text:s/></text:p>
          </table:table-cell>
          <table:table-cell office:value-type="float" office:value="359065" table:style-name="ce96">
            <text:p>359065<text:s/></text:p>
          </table:table-cell>
          <table:table-cell office:value-type="float" office:value="92577" table:style-name="ce95">
            <text:p>92577<text:s/></text:p>
          </table:table-cell>
          <table:table-cell office:value-type="float" office:value="602327" table:style-name="ce96">
            <text:p>602327<text:s/></text:p>
          </table:table-cell>
          <table:table-cell office:value-type="float" office:value="371811" table:style-name="ce95">
            <text:p>371811<text:s/></text:p>
          </table:table-cell>
          <table:table-cell office:value-type="float" office:value="323093" table:style-name="ce96">
            <text:p>323093<text:s/></text:p>
          </table:table-cell>
          <table:table-cell office:value-type="float" office:value="694904" table:style-name="ce95">
            <text:p>694904<text:s/></text:p>
          </table:table-cell>
          <table:table-cell office:value-type="float" office:value="19566" table:style-name="ce97">
            <text:p>19566<text:s/></text:p>
          </table:table-cell>
          <table:table-cell office:value-type="float" office:value="36929" table:style-name="ce107">
            <text:p>36929<text:s/></text:p>
          </table:table-cell>
          <table:table-cell office:value-type="float" office:value="396453" table:style-name="ce77">
            <text:p>396453</text:p>
          </table:table-cell>
          <table:table-cell office:value-type="float" office:value="162583" table:style-name="ce77">
            <text:p>162583</text:p>
          </table:table-cell>
          <table:table-cell office:value-type="float" office:value="98939" table:style-name="ce77">
            <text:p>98939</text:p>
          </table:table-cell>
          <table:table-cell office:value-type="float" office:value="694904" table:style-name="ce99">
            <text:p>694904</text:p>
          </table:table-cell>
          <table:table-cell office:value-type="string" table:style-name="ce105">
            <text:p>D</text:p>
          </table:table-cell>
          <table:table-cell office:value-type="float" office:value="541840" table:style-name="ce79">
            <text:p>541840</text:p>
          </table:table-cell>
          <table:table-cell office:value-type="float" office:value="605134" table:style-name="ce79">
            <text:p>605134</text:p>
          </table:table-cell>
          <table:table-cell office:value-type="float" office:value="710652" table:style-name="ce79">
            <text:p>710652</text:p>
          </table:table-cell>
          <table:table-cell office:value-type="float" office:value="690535" table:style-name="ce79">
            <text:p>690535</text:p>
          </table:table-cell>
          <table:table-cell table:style-name="ce106"/>
          <table:table-cell table:number-columns-repeated="8" table:style-name="ce77"/>
          <table:table-cell office:value-type="string" table:style-name="ce103">
            <text:p>Este bloco está pronto</text:p>
          </table:table-cell>
          <table:table-cell table:number-columns-repeated="16352" table:style-name="ce77"/>
        </table:table-row>
        <table:table-row table:style-name="ro2">
          <table:table-cell table:style-name="ce80"/>
          <table:table-cell office:value-type="string" table:style-name="ce92">
            <text:p>N</text:p>
          </table:table-cell>
          <table:table-cell office:value-type="float" office:value="73203" table:style-name="ce93">
            <text:p>73203<text:s/></text:p>
          </table:table-cell>
          <table:table-cell office:value-type="float" office:value="618816" table:style-name="ce94">
            <text:p>618816<text:s/></text:p>
          </table:table-cell>
          <table:table-cell office:value-type="float" office:value="336599" table:style-name="ce95">
            <text:p>336599<text:s/></text:p>
          </table:table-cell>
          <table:table-cell office:value-type="float" office:value="355420" table:style-name="ce96">
            <text:p>355420<text:s/></text:p>
          </table:table-cell>
          <table:table-cell office:value-type="float" office:value="93427" table:style-name="ce95">
            <text:p>93427<text:s/></text:p>
          </table:table-cell>
          <table:table-cell office:value-type="float" office:value="598592" table:style-name="ce96">
            <text:p>598592<text:s/></text:p>
          </table:table-cell>
          <table:table-cell office:value-type="float" office:value="370108" table:style-name="ce95">
            <text:p>370108<text:s/></text:p>
          </table:table-cell>
          <table:table-cell office:value-type="float" office:value="321911" table:style-name="ce96">
            <text:p>321911<text:s/></text:p>
          </table:table-cell>
          <table:table-cell office:value-type="float" office:value="692019" table:style-name="ce95">
            <text:p>692019<text:s/></text:p>
          </table:table-cell>
          <table:table-cell office:value-type="float" office:value="17886" table:style-name="ce97">
            <text:p>17886<text:s/></text:p>
          </table:table-cell>
          <table:table-cell office:value-type="float" office:value="37361" table:style-name="ce107">
            <text:p>37361<text:s/></text:p>
          </table:table-cell>
          <table:table-cell office:value-type="float" office:value="395774" table:style-name="ce77">
            <text:p>395774</text:p>
          </table:table-cell>
          <table:table-cell office:value-type="float" office:value="163235" table:style-name="ce77">
            <text:p>163235</text:p>
          </table:table-cell>
          <table:table-cell office:value-type="float" office:value="95649" table:style-name="ce77">
            <text:p>95649</text:p>
          </table:table-cell>
          <table:table-cell office:value-type="float" office:value="692019" table:style-name="ce99">
            <text:p>692019</text:p>
          </table:table-cell>
          <table:table-cell table:style-name="ce105"/>
          <table:table-cell office:value-type="string" table:style-name="ce103">
            <text:p>Ofertas</text:p>
          </table:table-cell>
          <table:table-cell table:number-columns-repeated="4" table:style-name="ce79"/>
          <table:table-cell office:value-type="string" table:number-columns-spanned="2" table:number-rows-spanned="1" table:style-name="ce136">
            <text:p>Médias fim</text:p>
          </table:table-cell>
          <table:covered-table-cell/>
          <table:table-cell office:value-type="float" office:value="2014" table:style-name="ce108">
            <text:p>2014</text:p>
          </table:table-cell>
          <table:table-cell office:value-type="string" table:number-columns-spanned="2" table:number-rows-spanned="1" table:style-name="ce136">
            <text:p>Médias longo</text:p>
          </table:table-cell>
          <table:covered-table-cell/>
          <table:table-cell office:value-type="float" office:value="2014" table:style-name="ce109">
            <text:p>2014</text:p>
          </table:table-cell>
          <table:table-cell table:style-name="ce110"/>
          <table:table-cell table:number-columns-repeated="16354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70693" table:style-name="ce93">
            <text:p>70693<text:s/></text:p>
          </table:table-cell>
          <table:table-cell office:value-type="float" office:value="619842" table:style-name="ce94">
            <text:p>619842<text:s/></text:p>
          </table:table-cell>
          <table:table-cell office:value-type="float" office:value="337688" table:style-name="ce95">
            <text:p>337688<text:s/></text:p>
          </table:table-cell>
          <table:table-cell office:value-type="float" office:value="352847" table:style-name="ce96">
            <text:p>352847<text:s/></text:p>
          </table:table-cell>
          <table:table-cell office:value-type="float" office:value="89496" table:style-name="ce95">
            <text:p>89496<text:s/></text:p>
          </table:table-cell>
          <table:table-cell office:value-type="float" office:value="601039" table:style-name="ce96">
            <text:p>601039<text:s/></text:p>
          </table:table-cell>
          <table:table-cell office:value-type="float" office:value="367550" table:style-name="ce95">
            <text:p>367550<text:s/></text:p>
          </table:table-cell>
          <table:table-cell office:value-type="float" office:value="322985" table:style-name="ce96">
            <text:p>322985<text:s/></text:p>
          </table:table-cell>
          <table:table-cell office:value-type="float" office:value="690535" table:style-name="ce95">
            <text:p>690535<text:s/></text:p>
          </table:table-cell>
          <table:table-cell office:value-type="float" office:value="17387" table:style-name="ce97">
            <text:p>17387<text:s/></text:p>
          </table:table-cell>
          <table:table-cell office:value-type="float" office:value="37808" table:style-name="ce107">
            <text:p>37808<text:s/></text:p>
          </table:table-cell>
          <table:table-cell office:value-type="float" office:value="397964" table:style-name="ce77">
            <text:p>397964</text:p>
          </table:table-cell>
          <table:table-cell office:value-type="float" office:value="161354" table:style-name="ce77">
            <text:p>161354</text:p>
          </table:table-cell>
          <table:table-cell office:value-type="float" office:value="93409" table:style-name="ce77">
            <text:p>93409</text:p>
          </table:table-cell>
          <table:table-cell office:value-type="float" office:value="690535" table:style-name="ce99">
            <text:p>690535</text:p>
          </table:table-cell>
          <table:table-cell table:style-name="ce105"/>
          <table:table-cell office:value-type="float" office:value="2010" table:style-name="ce111">
            <text:p>2010</text:p>
          </table:table-cell>
          <table:table-cell office:value-type="float" office:value="2011" table:style-name="ce111">
            <text:p>2011</text:p>
          </table:table-cell>
          <table:table-cell office:value-type="float" office:value="2012" table:style-name="ce111">
            <text:p>2012</text:p>
          </table:table-cell>
          <table:table-cell office:value-type="float" office:value="2013" table:style-name="ce111">
            <text:p>2013</text:p>
          </table:table-cell>
          <table:table-cell office:value-type="float" office:value="2014" table:style-name="ce104">
            <text:p>2014</text:p>
          </table:table-cell>
          <table:table-cell office:value-type="string" table:style-name="ce112">
            <text:p>Pedidos</text:p>
          </table:table-cell>
          <table:table-cell office:value-type="string" table:style-name="ce103">
            <text:p>Desemp</text:p>
          </table:table-cell>
          <table:table-cell office:value-type="string" table:style-name="ce113">
            <text:p>Ofertas</text:p>
          </table:table-cell>
          <table:table-cell office:value-type="string" table:style-name="ce114">
            <text:p>Pedidos</text:p>
          </table:table-cell>
          <table:table-cell office:value-type="string" table:style-name="ce86">
            <text:p>Desemp</text:p>
          </table:table-cell>
          <table:table-cell office:value-type="string" table:style-name="ce86">
            <text:p>Ofertas</text:p>
          </table:table-cell>
          <table:table-cell office:value-type="string" table:style-name="ce115">
            <text:p>Colocaç</text:p>
          </table:table-cell>
          <table:table-cell table:style-name="ce74"/>
          <table:table-cell office:value-type="string" table:style-name="ce86">
            <text:p>Jan</text:p>
          </table:table-cell>
          <table:table-cell office:value-type="string" table:style-name="ce86">
            <text:p>Fev</text:p>
          </table:table-cell>
          <table:table-cell office:value-type="string" table:style-name="ce86">
            <text:p>Mar</text:p>
          </table:table-cell>
          <table:table-cell office:value-type="string" table:style-name="ce86">
            <text:p>Abr</text:p>
          </table:table-cell>
          <table:table-cell office:value-type="string" table:style-name="ce86">
            <text:p>Mai</text:p>
          </table:table-cell>
          <table:table-cell office:value-type="string" table:style-name="ce86">
            <text:p>Jun</text:p>
          </table:table-cell>
          <table:table-cell office:value-type="string" table:style-name="ce86">
            <text:p>Jul</text:p>
          </table:table-cell>
          <table:table-cell office:value-type="string" table:style-name="ce86">
            <text:p>Ago</text:p>
          </table:table-cell>
          <table:table-cell office:value-type="string" table:style-name="ce86">
            <text:p>Set</text:p>
          </table:table-cell>
          <table:table-cell office:value-type="string" table:style-name="ce86">
            <text:p>Out</text:p>
          </table:table-cell>
          <table:table-cell office:value-type="string" table:style-name="ce86">
            <text:p>Nov</text:p>
          </table:table-cell>
          <table:table-cell office:value-type="string" table:style-name="ce86">
            <text:p>Dez</text:p>
          </table:table-cell>
          <table:table-cell table:number-columns-repeated="16341" table:style-name="ce77"/>
        </table:table-row>
        <table:table-row table:style-name="ro2">
          <table:table-cell office:value-type="float" office:value="2014" table:style-name="ce74">
            <text:p>2014</text:p>
          </table:table-cell>
          <table:table-cell office:value-type="string" table:style-name="ce92">
            <text:p>J</text:p>
          </table:table-cell>
          <table:table-cell office:value-type="float" office:value="73676" table:style-name="ce93">
            <text:p>73676<text:s/></text:p>
          </table:table-cell>
          <table:table-cell office:value-type="float" office:value="631651" table:style-name="ce94">
            <text:p>631651<text:s/></text:p>
          </table:table-cell>
          <table:table-cell office:value-type="float" office:value="345764" table:style-name="ce95">
            <text:p>345764<text:s/></text:p>
          </table:table-cell>
          <table:table-cell office:value-type="float" office:value="359563" table:style-name="ce96">
            <text:p>359563<text:s/></text:p>
          </table:table-cell>
          <table:table-cell office:value-type="float" office:value="93606" table:style-name="ce95">
            <text:p>93606<text:s/></text:p>
          </table:table-cell>
          <table:table-cell office:value-type="float" office:value="611721" table:style-name="ce96">
            <text:p>611721<text:s/></text:p>
          </table:table-cell>
          <table:table-cell office:value-type="float" office:value="375382" table:style-name="ce95">
            <text:p>375382<text:s/></text:p>
          </table:table-cell>
          <table:table-cell office:value-type="float" office:value="329945" table:style-name="ce96">
            <text:p>329945<text:s/></text:p>
          </table:table-cell>
          <table:table-cell office:value-type="float" office:value="705327" table:style-name="ce95">
            <text:p>705327<text:s/></text:p>
          </table:table-cell>
          <table:table-cell office:value-type="float" office:value="17098" table:style-name="ce97">
            <text:p>17098<text:s/></text:p>
          </table:table-cell>
          <table:table-cell office:value-type="float" office:value="38278" table:style-name="ce107">
            <text:p>38278<text:s/></text:p>
          </table:table-cell>
          <table:table-cell office:value-type="float" office:value="405701" table:style-name="ce77">
            <text:p>405701</text:p>
          </table:table-cell>
          <table:table-cell office:value-type="float" office:value="166692" table:style-name="ce77">
            <text:p>166692</text:p>
          </table:table-cell>
          <table:table-cell office:value-type="float" office:value="94656" table:style-name="ce77">
            <text:p>94656</text:p>
          </table:table-cell>
          <table:table-cell office:value-type="float" office:value="705327" table:style-name="ce99">
            <text:p>705327</text:p>
          </table:table-cell>
          <table:table-cell office:value-type="string" table:style-name="ce105">
            <text:p>J</text:p>
          </table:table-cell>
          <table:table-cell office:value-type="float" office:value="19033" table:style-name="ce79">
            <text:p>19033</text:p>
          </table:table-cell>
          <table:table-cell office:value-type="float" office:value="13623" table:style-name="ce79">
            <text:p>13623</text:p>
          </table:table-cell>
          <table:table-cell office:value-type="float" office:value="8505" table:style-name="ce79">
            <text:p>8505</text:p>
          </table:table-cell>
          <table:table-cell office:value-type="float" office:value="10804" table:style-name="ce79">
            <text:p>10804</text:p>
          </table:table-cell>
          <table:table-cell office:value-type="float" office:value="17098" table:style-name="ce106">
            <text:p>17098</text:p>
          </table:table-cell>
          <table:table-cell office:value-type="float" office:value="899987.83333333337" table:style-name="ce116">
            <text:p>899988</text:p>
          </table:table-cell>
          <table:table-cell office:value-type="float" office:value="704912.83333333337" table:style-name="ce117">
            <text:p>704913</text:p>
          </table:table-cell>
          <table:table-cell office:value-type="float" office:value="16231.666666666666" table:style-name="ce118">
            <text:p>16232</text:p>
          </table:table-cell>
          <table:table-cell office:value-type="float" office:value="66514.833333333328" table:style-name="ce116">
            <text:p>66515</text:p>
          </table:table-cell>
          <table:table-cell office:value-type="float" office:value="63887.75" table:style-name="ce106">
            <text:p>63888</text:p>
          </table:table-cell>
          <table:table-cell office:value-type="float" office:value="12167.083333333334" table:style-name="ce106">
            <text:p>12167</text:p>
          </table:table-cell>
          <table:table-cell office:value-type="float" office:value="7387.75" table:style-name="ce119">
            <text:p>7388</text:p>
          </table:table-cell>
          <table:table-cell office:value-type="string" table:style-name="ce103">
            <text:p>Pedidos</text:p>
          </table:table-cell>
          <table:table-cell office:value-type="float" office:value="899987.83333333337" table:style-name="ce120">
            <text:p>899988</text:p>
          </table:table-cell>
          <table:table-cell office:value-type="float" office:value="903023.83333333337" table:style-name="ce120">
            <text:p>903024</text:p>
          </table:table-cell>
          <table:table-cell office:value-type="float" office:value="905852.66666666663" table:style-name="ce120">
            <text:p>905853</text:p>
          </table:table-cell>
          <table:table-cell office:value-type="float" office:value="907760.08333333337" table:style-name="ce120">
            <text:p>907760</text:p>
          </table:table-cell>
          <table:table-cell office:value-type="float" office:value="908725" table:style-name="ce120">
            <text:p>908725</text:p>
          </table:table-cell>
          <table:table-cell office:value-type="float" office:value="907822.58333333337" table:style-name="ce120">
            <text:p>907823</text:p>
          </table:table-cell>
          <table:table-cell office:value-type="float" office:value="906259.25" table:style-name="ce120">
            <text:p>906259</text:p>
          </table:table-cell>
          <table:table-cell office:value-type="float" office:value="904453.33333333337" table:style-name="ce120">
            <text:p>904453</text:p>
          </table:table-cell>
          <table:table-cell office:value-type="float" office:value="901708.16666666663" table:style-name="ce120">
            <text:p>901708</text:p>
          </table:table-cell>
          <table:table-cell office:value-type="float" office:value="897482.16666666663" table:style-name="ce120">
            <text:p>897482</text:p>
          </table:table-cell>
          <table:table-cell office:value-type="float" office:value="892366.16666666663" table:style-name="ce120">
            <text:p>892366</text:p>
          </table:table-cell>
          <table:table-cell office:value-type="float" office:value="0" table:style-name="ce120">
            <text:p>0</text:p>
          </table:table-cell>
          <table:table-cell table:number-columns-repeated="1634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73556" table:style-name="ce93">
            <text:p>73556<text:s/></text:p>
          </table:table-cell>
          <table:table-cell office:value-type="float" office:value="627398" table:style-name="ce94">
            <text:p>627398<text:s/></text:p>
          </table:table-cell>
          <table:table-cell office:value-type="float" office:value="345319" table:style-name="ce95">
            <text:p>345319<text:s/></text:p>
          </table:table-cell>
          <table:table-cell office:value-type="float" office:value="355635" table:style-name="ce96">
            <text:p>355635<text:s/></text:p>
          </table:table-cell>
          <table:table-cell office:value-type="float" office:value="93306" table:style-name="ce95">
            <text:p>93306<text:s/></text:p>
          </table:table-cell>
          <table:table-cell office:value-type="float" office:value="607648" table:style-name="ce96">
            <text:p>607648<text:s/></text:p>
          </table:table-cell>
          <table:table-cell office:value-type="float" office:value="370054" table:style-name="ce95">
            <text:p>370054<text:s/></text:p>
          </table:table-cell>
          <table:table-cell office:value-type="float" office:value="330900" table:style-name="ce96">
            <text:p>330900<text:s/></text:p>
          </table:table-cell>
          <table:table-cell office:value-type="float" office:value="700954" table:style-name="ce95">
            <text:p>700954<text:s/></text:p>
          </table:table-cell>
          <table:table-cell office:value-type="float" office:value="18795" table:style-name="ce97">
            <text:p>18795<text:s/></text:p>
          </table:table-cell>
          <table:table-cell office:value-type="float" office:value="38628" table:style-name="ce107">
            <text:p>38628<text:s/></text:p>
          </table:table-cell>
          <table:table-cell office:value-type="float" office:value="405899" table:style-name="ce77">
            <text:p>405899</text:p>
          </table:table-cell>
          <table:table-cell office:value-type="float" office:value="165206" table:style-name="ce77">
            <text:p>165206</text:p>
          </table:table-cell>
          <table:table-cell office:value-type="float" office:value="91221" table:style-name="ce77">
            <text:p>91221</text:p>
          </table:table-cell>
          <table:table-cell office:value-type="float" office:value="700954" table:style-name="ce99">
            <text:p>700954</text:p>
          </table:table-cell>
          <table:table-cell office:value-type="string" table:style-name="ce105">
            <text:p>F</text:p>
          </table:table-cell>
          <table:table-cell office:value-type="float" office:value="18340" table:style-name="ce79">
            <text:p>18340</text:p>
          </table:table-cell>
          <table:table-cell office:value-type="float" office:value="13913" table:style-name="ce79">
            <text:p>13913</text:p>
          </table:table-cell>
          <table:table-cell office:value-type="float" office:value="8732" table:style-name="ce79">
            <text:p>8732</text:p>
          </table:table-cell>
          <table:table-cell office:value-type="float" office:value="10930" table:style-name="ce79">
            <text:p>10930</text:p>
          </table:table-cell>
          <table:table-cell office:value-type="float" office:value="18795" table:style-name="ce106">
            <text:p>18795</text:p>
          </table:table-cell>
          <table:table-cell office:value-type="float" office:value="903023.83333333337" table:style-name="ce116">
            <text:p>903024</text:p>
          </table:table-cell>
          <table:table-cell office:value-type="float" office:value="701691.41666666663" table:style-name="ce117">
            <text:p>701691</text:p>
          </table:table-cell>
          <table:table-cell office:value-type="float" office:value="16887.083333333332" table:style-name="ce118">
            <text:p>16887</text:p>
          </table:table-cell>
          <table:table-cell office:value-type="float" office:value="66660.75" table:style-name="ce116">
            <text:p>66661</text:p>
          </table:table-cell>
          <table:table-cell office:value-type="float" office:value="64027.833333333336" table:style-name="ce106">
            <text:p>64028</text:p>
          </table:table-cell>
          <table:table-cell office:value-type="float" office:value="12652.166666666666" table:style-name="ce106">
            <text:p>12652</text:p>
          </table:table-cell>
          <table:table-cell office:value-type="float" office:value="7609.833333333333" table:style-name="ce119">
            <text:p>7610</text:p>
          </table:table-cell>
          <table:table-cell office:value-type="string" table:style-name="ce103">
            <text:p>Desemp</text:p>
          </table:table-cell>
          <table:table-cell office:value-type="float" office:value="704912.83333333337" table:style-name="ce120">
            <text:p>704913</text:p>
          </table:table-cell>
          <table:table-cell office:value-type="float" office:value="701691.41666666663" table:style-name="ce120">
            <text:p>701691</text:p>
          </table:table-cell>
          <table:table-cell office:value-type="float" office:value="697972.83333333337" table:style-name="ce120">
            <text:p>697973</text:p>
          </table:table-cell>
          <table:table-cell office:value-type="float" office:value="692932.08333333337" table:style-name="ce120">
            <text:p>692932</text:p>
          </table:table-cell>
          <table:table-cell office:value-type="float" office:value="687365.83333333337" table:style-name="ce120">
            <text:p>687366</text:p>
          </table:table-cell>
          <table:table-cell office:value-type="float" office:value="681119.91666666663" table:style-name="ce120">
            <text:p>681120</text:p>
          </table:table-cell>
          <table:table-cell office:value-type="float" office:value="674753" table:style-name="ce120">
            <text:p>674753</text:p>
          </table:table-cell>
          <table:table-cell office:value-type="float" office:value="668850.08333333337" table:style-name="ce120">
            <text:p>668850</text:p>
          </table:table-cell>
          <table:table-cell office:value-type="float" office:value="662127.25" table:style-name="ce120">
            <text:p>662127</text:p>
          </table:table-cell>
          <table:table-cell office:value-type="float" office:value="654678.25" table:style-name="ce120">
            <text:p>654678</text:p>
          </table:table-cell>
          <table:table-cell office:value-type="float" office:value="646850.25" table:style-name="ce120">
            <text:p>646850</text:p>
          </table:table-cell>
          <table:table-cell office:value-type="float" office:value="0" table:style-name="ce120">
            <text:p>0</text:p>
          </table:table-cell>
          <table:table-cell table:style-name="ce121"/>
          <table:table-cell table:number-columns-repeated="16340" table:style-name="ce7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73233" table:style-name="ce93">
            <text:p>73233<text:s/></text:p>
          </table:table-cell>
          <table:table-cell office:value-type="float" office:value="616592" table:style-name="ce94">
            <text:p>616592<text:s/></text:p>
          </table:table-cell>
          <table:table-cell office:value-type="float" office:value="339137" table:style-name="ce95">
            <text:p>339137<text:s/></text:p>
          </table:table-cell>
          <table:table-cell office:value-type="float" office:value="350688" table:style-name="ce96">
            <text:p>350688<text:s/></text:p>
          </table:table-cell>
          <table:table-cell office:value-type="float" office:value="90952" table:style-name="ce95">
            <text:p>90952<text:s/></text:p>
          </table:table-cell>
          <table:table-cell office:value-type="float" office:value="598873" table:style-name="ce96">
            <text:p>598873<text:s/></text:p>
          </table:table-cell>
          <table:table-cell office:value-type="float" office:value="356650" table:style-name="ce95">
            <text:p>356650<text:s/></text:p>
          </table:table-cell>
          <table:table-cell office:value-type="float" office:value="333175" table:style-name="ce96">
            <text:p>333175<text:s/></text:p>
          </table:table-cell>
          <table:table-cell office:value-type="float" office:value="689825" table:style-name="ce95">
            <text:p>689825<text:s/></text:p>
          </table:table-cell>
          <table:table-cell office:value-type="float" office:value="20324" table:style-name="ce97">
            <text:p>20324<text:s/></text:p>
          </table:table-cell>
          <table:table-cell office:value-type="float" office:value="38314" table:style-name="ce107">
            <text:p>38314<text:s/></text:p>
          </table:table-cell>
          <table:table-cell office:value-type="float" office:value="401142" table:style-name="ce77">
            <text:p>401142</text:p>
          </table:table-cell>
          <table:table-cell office:value-type="float" office:value="161136" table:style-name="ce77">
            <text:p>161136</text:p>
          </table:table-cell>
          <table:table-cell office:value-type="float" office:value="89233" table:style-name="ce77">
            <text:p>89233</text:p>
          </table:table-cell>
          <table:table-cell office:value-type="float" office:value="689825" table:style-name="ce99">
            <text:p>689825</text:p>
          </table:table-cell>
          <table:table-cell office:value-type="string" table:style-name="ce105">
            <text:p>M</text:p>
          </table:table-cell>
          <table:table-cell office:value-type="float" office:value="19288" table:style-name="ce79">
            <text:p>19288</text:p>
          </table:table-cell>
          <table:table-cell office:value-type="float" office:value="12635" table:style-name="ce79">
            <text:p>12635</text:p>
          </table:table-cell>
          <table:table-cell office:value-type="float" office:value="9296" table:style-name="ce79">
            <text:p>9296</text:p>
          </table:table-cell>
          <table:table-cell office:value-type="float" office:value="11789" table:style-name="ce79">
            <text:p>11789</text:p>
          </table:table-cell>
          <table:table-cell office:value-type="float" office:value="20324" table:style-name="ce106">
            <text:p>20324</text:p>
          </table:table-cell>
          <table:table-cell office:value-type="float" office:value="905852.66666666663" table:style-name="ce116">
            <text:p>905853</text:p>
          </table:table-cell>
          <table:table-cell office:value-type="float" office:value="697972.83333333337" table:style-name="ce117">
            <text:p>697973</text:p>
          </table:table-cell>
          <table:table-cell office:value-type="float" office:value="17598.333333333332" table:style-name="ce118">
            <text:p>17598</text:p>
          </table:table-cell>
          <table:table-cell office:value-type="float" office:value="66075.583333333328" table:style-name="ce116">
            <text:p>66076</text:p>
          </table:table-cell>
          <table:table-cell office:value-type="float" office:value="63409.166666666664" table:style-name="ce106">
            <text:p>63409</text:p>
          </table:table-cell>
          <table:table-cell office:value-type="float" office:value="13115.916666666666" table:style-name="ce106">
            <text:p>13116</text:p>
          </table:table-cell>
          <table:table-cell office:value-type="float" office:value="7831.75" table:style-name="ce119">
            <text:p>7832</text:p>
          </table:table-cell>
          <table:table-cell office:value-type="string" table:style-name="ce103">
            <text:p>Ofertas</text:p>
          </table:table-cell>
          <table:table-cell office:value-type="float" office:value="16231.666666666666" table:style-name="ce120">
            <text:p>16232</text:p>
          </table:table-cell>
          <table:table-cell office:value-type="float" office:value="16887.083333333332" table:style-name="ce120">
            <text:p>16887</text:p>
          </table:table-cell>
          <table:table-cell office:value-type="float" office:value="17598.333333333332" table:style-name="ce120">
            <text:p>17598</text:p>
          </table:table-cell>
          <table:table-cell office:value-type="float" office:value="18197.5" table:style-name="ce120">
            <text:p>18198</text:p>
          </table:table-cell>
          <table:table-cell office:value-type="float" office:value="18749.416666666668" table:style-name="ce120">
            <text:p>18749</text:p>
          </table:table-cell>
          <table:table-cell office:value-type="float" office:value="19262.083333333332" table:style-name="ce120">
            <text:p>19262</text:p>
          </table:table-cell>
          <table:table-cell office:value-type="float" office:value="19577.166666666668" table:style-name="ce120">
            <text:p>19577</text:p>
          </table:table-cell>
          <table:table-cell office:value-type="float" office:value="19897.833333333332" table:style-name="ce120">
            <text:p>19898</text:p>
          </table:table-cell>
          <table:table-cell office:value-type="float" office:value="20229.5" table:style-name="ce120">
            <text:p>20230</text:p>
          </table:table-cell>
          <table:table-cell office:value-type="float" office:value="20362.583333333332" table:style-name="ce120">
            <text:p>20363</text:p>
          </table:table-cell>
          <table:table-cell office:value-type="float" office:value="20546.166666666668" table:style-name="ce120">
            <text:p>20546</text:p>
          </table:table-cell>
          <table:table-cell office:value-type="float" office:value="0" table:style-name="ce120">
            <text:p>0</text:p>
          </table:table-cell>
          <table:table-cell table:number-columns-repeated="1634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69402" table:style-name="ce93">
            <text:p>69402<text:s/></text:p>
          </table:table-cell>
          <table:table-cell office:value-type="float" office:value="598621" table:style-name="ce94">
            <text:p>598621<text:s/></text:p>
          </table:table-cell>
          <table:table-cell office:value-type="float" office:value="328201" table:style-name="ce95">
            <text:p>328201<text:s/></text:p>
          </table:table-cell>
          <table:table-cell office:value-type="float" office:value="339822" table:style-name="ce96">
            <text:p>339822<text:s/></text:p>
          </table:table-cell>
          <table:table-cell office:value-type="float" office:value="84363" table:style-name="ce95">
            <text:p>84363<text:s/></text:p>
          </table:table-cell>
          <table:table-cell office:value-type="float" office:value="583660" table:style-name="ce96">
            <text:p>583660<text:s/></text:p>
          </table:table-cell>
          <table:table-cell office:value-type="float" office:value="340315" table:style-name="ce95">
            <text:p>340315<text:s/></text:p>
          </table:table-cell>
          <table:table-cell office:value-type="float" office:value="327708" table:style-name="ce96">
            <text:p>327708<text:s/></text:p>
          </table:table-cell>
          <table:table-cell office:value-type="float" office:value="668023" table:style-name="ce95">
            <text:p>668023<text:s/></text:p>
          </table:table-cell>
          <table:table-cell office:value-type="float" office:value="20471" table:style-name="ce97">
            <text:p>20471<text:s/></text:p>
          </table:table-cell>
          <table:table-cell office:value-type="float" office:value="37900" table:style-name="ce107">
            <text:p>37900<text:s/></text:p>
          </table:table-cell>
          <table:table-cell office:value-type="float" office:value="390936" table:style-name="ce77">
            <text:p>390936</text:p>
          </table:table-cell>
          <table:table-cell office:value-type="float" office:value="154400" table:style-name="ce77">
            <text:p>154400</text:p>
          </table:table-cell>
          <table:table-cell office:value-type="float" office:value="84787" table:style-name="ce77">
            <text:p>84787</text:p>
          </table:table-cell>
          <table:table-cell office:value-type="float" office:value="668023" table:style-name="ce99">
            <text:p>668023</text:p>
          </table:table-cell>
          <table:table-cell office:value-type="string" table:style-name="ce105">
            <text:p>A</text:p>
          </table:table-cell>
          <table:table-cell office:value-type="float" office:value="21269" table:style-name="ce79">
            <text:p>21269</text:p>
          </table:table-cell>
          <table:table-cell office:value-type="float" office:value="13006" table:style-name="ce79">
            <text:p>13006</text:p>
          </table:table-cell>
          <table:table-cell office:value-type="float" office:value="9651" table:style-name="ce79">
            <text:p>9651</text:p>
          </table:table-cell>
          <table:table-cell office:value-type="float" office:value="13281" table:style-name="ce79">
            <text:p>13281</text:p>
          </table:table-cell>
          <table:table-cell office:value-type="float" office:value="20471" table:style-name="ce106">
            <text:p>20471</text:p>
          </table:table-cell>
          <table:table-cell office:value-type="float" office:value="907760.08333333337" table:style-name="ce116">
            <text:p>907760</text:p>
          </table:table-cell>
          <table:table-cell office:value-type="float" office:value="692932.08333333337" table:style-name="ce117">
            <text:p>692932</text:p>
          </table:table-cell>
          <table:table-cell office:value-type="float" office:value="18197.5" table:style-name="ce118">
            <text:p>18198</text:p>
          </table:table-cell>
          <table:table-cell office:value-type="float" office:value="65647.583333333328" table:style-name="ce116">
            <text:p>65648</text:p>
          </table:table-cell>
          <table:table-cell office:value-type="float" office:value="62960.75" table:style-name="ce106">
            <text:p>62961</text:p>
          </table:table-cell>
          <table:table-cell office:value-type="float" office:value="13324.5" table:style-name="ce106">
            <text:p>13325</text:p>
          </table:table-cell>
          <table:table-cell office:value-type="float" office:value="7998" table:style-name="ce119">
            <text:p>7998</text:p>
          </table:table-cell>
          <table:table-cell table:style-name="ce77"/>
          <table:table-cell table:number-columns-repeated="12" table:style-name="ce82"/>
          <table:table-cell table:number-columns-repeated="16341" table:style-name="ce77"/>
        </table:table-row>
        <table:table-row table:style-name="ro2">
          <table:table-cell table:style-name="ce80"/>
          <table:table-cell office:value-type="string" table:style-name="ce92">
            <text:p>M</text:p>
          </table:table-cell>
          <table:table-cell office:value-type="float" office:value="64661" table:style-name="ce93">
            <text:p>64661<text:s/></text:p>
          </table:table-cell>
          <table:table-cell office:value-type="float" office:value="571749" table:style-name="ce94">
            <text:p>571749<text:s/></text:p>
          </table:table-cell>
          <table:table-cell office:value-type="float" office:value="312699" table:style-name="ce95">
            <text:p>312699<text:s/></text:p>
          </table:table-cell>
          <table:table-cell office:value-type="float" office:value="323711" table:style-name="ce96">
            <text:p>323711<text:s/></text:p>
          </table:table-cell>
          <table:table-cell office:value-type="float" office:value="76396" table:style-name="ce95">
            <text:p>76396<text:s/></text:p>
          </table:table-cell>
          <table:table-cell office:value-type="float" office:value="560014" table:style-name="ce96">
            <text:p>560014<text:s/></text:p>
          </table:table-cell>
          <table:table-cell office:value-type="float" office:value="318378" table:style-name="ce95">
            <text:p>318378<text:s/></text:p>
          </table:table-cell>
          <table:table-cell office:value-type="float" office:value="318032" table:style-name="ce96">
            <text:p>318032<text:s/></text:p>
          </table:table-cell>
          <table:table-cell office:value-type="float" office:value="636410" table:style-name="ce95">
            <text:p>636410<text:s/></text:p>
          </table:table-cell>
          <table:table-cell office:value-type="float" office:value="20992" table:style-name="ce97">
            <text:p>20992<text:s/></text:p>
          </table:table-cell>
          <table:table-cell office:value-type="float" office:value="36883" table:style-name="ce107">
            <text:p>36883<text:s/></text:p>
          </table:table-cell>
          <table:table-cell office:value-type="float" office:value="374690" table:style-name="ce77">
            <text:p>374690</text:p>
          </table:table-cell>
          <table:table-cell office:value-type="float" office:value="146001" table:style-name="ce77">
            <text:p>146001</text:p>
          </table:table-cell>
          <table:table-cell office:value-type="float" office:value="78836" table:style-name="ce77">
            <text:p>78836</text:p>
          </table:table-cell>
          <table:table-cell office:value-type="float" office:value="636410" table:style-name="ce99">
            <text:p>636410</text:p>
          </table:table-cell>
          <table:table-cell office:value-type="string" table:style-name="ce105">
            <text:p>M</text:p>
          </table:table-cell>
          <table:table-cell office:value-type="float" office:value="22385" table:style-name="ce79">
            <text:p>22385</text:p>
          </table:table-cell>
          <table:table-cell office:value-type="float" office:value="13585" table:style-name="ce79">
            <text:p>13585</text:p>
          </table:table-cell>
          <table:table-cell office:value-type="float" office:value="10219" table:style-name="ce79">
            <text:p>10219</text:p>
          </table:table-cell>
          <table:table-cell office:value-type="float" office:value="14369" table:style-name="ce79">
            <text:p>14369</text:p>
          </table:table-cell>
          <table:table-cell office:value-type="float" office:value="20992" table:style-name="ce106">
            <text:p>20992</text:p>
          </table:table-cell>
          <table:table-cell office:value-type="float" office:value="908725" table:style-name="ce116">
            <text:p>908725</text:p>
          </table:table-cell>
          <table:table-cell office:value-type="float" office:value="687365.83333333337" table:style-name="ce117">
            <text:p>687366</text:p>
          </table:table-cell>
          <table:table-cell office:value-type="float" office:value="18749.416666666668" table:style-name="ce118">
            <text:p>18749</text:p>
          </table:table-cell>
          <table:table-cell office:value-type="float" office:value="65254.833333333336" table:style-name="ce116">
            <text:p>65255</text:p>
          </table:table-cell>
          <table:table-cell office:value-type="float" office:value="62555.5" table:style-name="ce106">
            <text:p>62556</text:p>
          </table:table-cell>
          <table:table-cell office:value-type="float" office:value="13559.916666666666" table:style-name="ce106">
            <text:p>13560</text:p>
          </table:table-cell>
          <table:table-cell office:value-type="float" office:value="8132.25" table:style-name="ce119">
            <text:p>8132</text:p>
          </table:table-cell>
          <table:table-cell table:style-name="ce77"/>
          <table:table-cell table:number-columns-repeated="12" table:style-name="ce82"/>
          <table:table-cell table:number-columns-repeated="1634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60406" table:style-name="ce93">
            <text:p>60406<text:s/></text:p>
          </table:table-cell>
          <table:table-cell office:value-type="float" office:value="554576" table:style-name="ce94">
            <text:p>554576<text:s/></text:p>
          </table:table-cell>
          <table:table-cell office:value-type="float" office:value="298788" table:style-name="ce95">
            <text:p>298788<text:s/></text:p>
          </table:table-cell>
          <table:table-cell office:value-type="float" office:value="316194" table:style-name="ce96">
            <text:p>316194<text:s/></text:p>
          </table:table-cell>
          <table:table-cell office:value-type="float" office:value="70317" table:style-name="ce95">
            <text:p>70317<text:s/></text:p>
          </table:table-cell>
          <table:table-cell office:value-type="float" office:value="544665" table:style-name="ce96">
            <text:p>544665<text:s/></text:p>
          </table:table-cell>
          <table:table-cell office:value-type="float" office:value="303567" table:style-name="ce95">
            <text:p>303567<text:s/></text:p>
          </table:table-cell>
          <table:table-cell office:value-type="float" office:value="311415" table:style-name="ce96">
            <text:p>311415<text:s/></text:p>
          </table:table-cell>
          <table:table-cell office:value-type="float" office:value="614982" table:style-name="ce95">
            <text:p>614982<text:s/></text:p>
          </table:table-cell>
          <table:table-cell office:value-type="float" office:value="22290" table:style-name="ce97">
            <text:p>22290<text:s/></text:p>
          </table:table-cell>
          <table:table-cell office:value-type="float" office:value="35237" table:style-name="ce107">
            <text:p>35237<text:s/></text:p>
          </table:table-cell>
          <table:table-cell office:value-type="float" office:value="362433" table:style-name="ce77">
            <text:p>362433</text:p>
          </table:table-cell>
          <table:table-cell office:value-type="float" office:value="139771" table:style-name="ce77">
            <text:p>139771</text:p>
          </table:table-cell>
          <table:table-cell office:value-type="float" office:value="77541" table:style-name="ce77">
            <text:p>77541</text:p>
          </table:table-cell>
          <table:table-cell office:value-type="float" office:value="614982" table:style-name="ce99">
            <text:p>614982</text:p>
          </table:table-cell>
          <table:table-cell office:value-type="string" table:style-name="ce105">
            <text:p>J</text:p>
          </table:table-cell>
          <table:table-cell office:value-type="float" office:value="22333" table:style-name="ce79">
            <text:p>22333</text:p>
          </table:table-cell>
          <table:table-cell office:value-type="float" office:value="13753" table:style-name="ce79">
            <text:p>13753</text:p>
          </table:table-cell>
          <table:table-cell office:value-type="float" office:value="10939" table:style-name="ce79">
            <text:p>10939</text:p>
          </table:table-cell>
          <table:table-cell office:value-type="float" office:value="16138" table:style-name="ce79">
            <text:p>16138</text:p>
          </table:table-cell>
          <table:table-cell office:value-type="float" office:value="22290" table:style-name="ce106">
            <text:p>22290</text:p>
          </table:table-cell>
          <table:table-cell office:value-type="float" office:value="907822.58333333337" table:style-name="ce116">
            <text:p>907823</text:p>
          </table:table-cell>
          <table:table-cell office:value-type="float" office:value="681119.91666666663" table:style-name="ce117">
            <text:p>681120</text:p>
          </table:table-cell>
          <table:table-cell office:value-type="float" office:value="19262.083333333332" table:style-name="ce118">
            <text:p>19262</text:p>
          </table:table-cell>
          <table:table-cell office:value-type="float" office:value="65088.5" table:style-name="ce116">
            <text:p>65089</text:p>
          </table:table-cell>
          <table:table-cell office:value-type="float" office:value="62386.916666666664" table:style-name="ce106">
            <text:p>62387</text:p>
          </table:table-cell>
          <table:table-cell office:value-type="float" office:value="13783.583333333334" table:style-name="ce106">
            <text:p>13784</text:p>
          </table:table-cell>
          <table:table-cell office:value-type="float" office:value="8314.5" table:style-name="ce119">
            <text:p>8315</text:p>
          </table:table-cell>
          <table:table-cell office:value-type="string" table:style-name="ce122">
            <text:p>Pedidos</text:p>
          </table:table-cell>
          <table:table-cell office:value-type="float" office:value="66514.833333333328" table:style-name="ce120">
            <text:p>66515</text:p>
          </table:table-cell>
          <table:table-cell office:value-type="float" office:value="66660.75" table:style-name="ce120">
            <text:p>66661</text:p>
          </table:table-cell>
          <table:table-cell office:value-type="float" office:value="66075.583333333328" table:style-name="ce120">
            <text:p>66076</text:p>
          </table:table-cell>
          <table:table-cell office:value-type="float" office:value="65647.583333333328" table:style-name="ce120">
            <text:p>65648</text:p>
          </table:table-cell>
          <table:table-cell office:value-type="float" office:value="65254.833333333336" table:style-name="ce120">
            <text:p>65255</text:p>
          </table:table-cell>
          <table:table-cell office:value-type="float" office:value="65088.5" table:style-name="ce120">
            <text:p>65089</text:p>
          </table:table-cell>
          <table:table-cell office:value-type="float" office:value="64642" table:style-name="ce120">
            <text:p>64642</text:p>
          </table:table-cell>
          <table:table-cell office:value-type="float" office:value="64350.75" table:style-name="ce120">
            <text:p>64351</text:p>
          </table:table-cell>
          <table:table-cell office:value-type="float" office:value="64044.25" table:style-name="ce120">
            <text:p>64044</text:p>
          </table:table-cell>
          <table:table-cell office:value-type="float" office:value="63543.416666666664" table:style-name="ce120">
            <text:p>63543</text:p>
          </table:table-cell>
          <table:table-cell office:value-type="float" office:value="63056.5" table:style-name="ce120">
            <text:p>63057</text:p>
          </table:table-cell>
          <table:table-cell office:value-type="float" office:value="0" table:style-name="ce120">
            <text:p>0</text:p>
          </table:table-cell>
          <table:table-cell table:number-columns-repeated="16341" table:style-name="ce77"/>
        </table:table-row>
        <table:table-row table:style-name="ro2">
          <table:table-cell table:style-name="ce80"/>
          <table:table-cell office:value-type="string" table:style-name="ce92">
            <text:p>J</text:p>
          </table:table-cell>
          <table:table-cell office:value-type="float" office:value="61519" table:style-name="ce93">
            <text:p>61519<text:s/></text:p>
          </table:table-cell>
          <table:table-cell office:value-type="float" office:value="550177" table:style-name="ce94">
            <text:p>550177<text:s/></text:p>
          </table:table-cell>
          <table:table-cell office:value-type="float" office:value="292940" table:style-name="ce95">
            <text:p>292940<text:s/></text:p>
          </table:table-cell>
          <table:table-cell office:value-type="float" office:value="318756" table:style-name="ce96">
            <text:p>318756<text:s/></text:p>
          </table:table-cell>
          <table:table-cell office:value-type="float" office:value="69973" table:style-name="ce95">
            <text:p>69973<text:s/></text:p>
          </table:table-cell>
          <table:table-cell office:value-type="float" office:value="541723" table:style-name="ce96">
            <text:p>541723<text:s/></text:p>
          </table:table-cell>
          <table:table-cell office:value-type="float" office:value="301647" table:style-name="ce95">
            <text:p>301647<text:s/></text:p>
          </table:table-cell>
          <table:table-cell office:value-type="float" office:value="310049" table:style-name="ce96">
            <text:p>310049<text:s/></text:p>
          </table:table-cell>
          <table:table-cell office:value-type="float" office:value="611696" table:style-name="ce95">
            <text:p>611696<text:s/></text:p>
          </table:table-cell>
          <table:table-cell office:value-type="float" office:value="22233" table:style-name="ce97">
            <text:p>22233<text:s/></text:p>
          </table:table-cell>
          <table:table-cell office:value-type="float" office:value="34703" table:style-name="ce107">
            <text:p>34703<text:s/></text:p>
          </table:table-cell>
          <table:table-cell office:value-type="float" office:value="355310" table:style-name="ce77">
            <text:p>355310</text:p>
          </table:table-cell>
          <table:table-cell office:value-type="float" office:value="139558" table:style-name="ce77">
            <text:p>139558</text:p>
          </table:table-cell>
          <table:table-cell office:value-type="float" office:value="82125" table:style-name="ce77">
            <text:p>82125</text:p>
          </table:table-cell>
          <table:table-cell office:value-type="float" office:value="611696" table:style-name="ce99">
            <text:p>611696</text:p>
          </table:table-cell>
          <table:table-cell office:value-type="string" table:style-name="ce105">
            <text:p>J</text:p>
          </table:table-cell>
          <table:table-cell office:value-type="float" office:value="22892" table:style-name="ce79">
            <text:p>22892</text:p>
          </table:table-cell>
          <table:table-cell office:value-type="float" office:value="14052" table:style-name="ce79">
            <text:p>14052</text:p>
          </table:table-cell>
          <table:table-cell office:value-type="float" office:value="11417" table:style-name="ce79">
            <text:p>11417</text:p>
          </table:table-cell>
          <table:table-cell office:value-type="float" office:value="18452" table:style-name="ce79">
            <text:p>18452</text:p>
          </table:table-cell>
          <table:table-cell office:value-type="float" office:value="22233" table:style-name="ce106">
            <text:p>22233</text:p>
          </table:table-cell>
          <table:table-cell office:value-type="float" office:value="906259.25" table:style-name="ce116">
            <text:p>906259</text:p>
          </table:table-cell>
          <table:table-cell office:value-type="float" office:value="674753" table:style-name="ce117">
            <text:p>674753</text:p>
          </table:table-cell>
          <table:table-cell office:value-type="float" office:value="19577.166666666668" table:style-name="ce118">
            <text:p>19577</text:p>
          </table:table-cell>
          <table:table-cell office:value-type="float" office:value="64642" table:style-name="ce116">
            <text:p>64642</text:p>
          </table:table-cell>
          <table:table-cell office:value-type="float" office:value="61936.333333333336" table:style-name="ce106">
            <text:p>61936</text:p>
          </table:table-cell>
          <table:table-cell office:value-type="float" office:value="13847.583333333334" table:style-name="ce106">
            <text:p>13848</text:p>
          </table:table-cell>
          <table:table-cell office:value-type="float" office:value="8439.0833333333339" table:style-name="ce119">
            <text:p>8439</text:p>
          </table:table-cell>
          <table:table-cell office:value-type="string" table:style-name="ce122">
            <text:p>Desemp</text:p>
          </table:table-cell>
          <table:table-cell office:value-type="float" office:value="63887.75" table:style-name="ce120">
            <text:p>63888</text:p>
          </table:table-cell>
          <table:table-cell office:value-type="float" office:value="64027.833333333336" table:style-name="ce120">
            <text:p>64028</text:p>
          </table:table-cell>
          <table:table-cell office:value-type="float" office:value="63409.166666666664" table:style-name="ce120">
            <text:p>63409</text:p>
          </table:table-cell>
          <table:table-cell office:value-type="float" office:value="62960.75" table:style-name="ce120">
            <text:p>62961</text:p>
          </table:table-cell>
          <table:table-cell office:value-type="float" office:value="62555.5" table:style-name="ce120">
            <text:p>62556</text:p>
          </table:table-cell>
          <table:table-cell office:value-type="float" office:value="62386.916666666664" table:style-name="ce120">
            <text:p>62387</text:p>
          </table:table-cell>
          <table:table-cell office:value-type="float" office:value="61936.333333333336" table:style-name="ce120">
            <text:p>61936</text:p>
          </table:table-cell>
          <table:table-cell office:value-type="float" office:value="61630.833333333336" table:style-name="ce120">
            <text:p>61631</text:p>
          </table:table-cell>
          <table:table-cell office:value-type="float" office:value="61341.166666666664" table:style-name="ce120">
            <text:p>61341</text:p>
          </table:table-cell>
          <table:table-cell office:value-type="float" office:value="60848.166666666664" table:style-name="ce120">
            <text:p>60848</text:p>
          </table:table-cell>
          <table:table-cell office:value-type="float" office:value="60380.083333333336" table:style-name="ce120">
            <text:p>60380</text:p>
          </table:table-cell>
          <table:table-cell office:value-type="float" office:value="0" table:style-name="ce120">
            <text:p>0</text:p>
          </table:table-cell>
          <table:table-cell table:number-columns-repeated="16341" table:style-name="ce77"/>
        </table:table-row>
        <table:table-row table:style-name="ro2">
          <table:table-cell table:style-name="ce80"/>
          <table:table-cell table:style-name="ce74"/>
          <table:table-cell office:value-type="float" office:value="66069" table:style-name="ce93">
            <text:p>66069<text:s/></text:p>
          </table:table-cell>
          <table:table-cell office:value-type="float" office:value="558161" table:style-name="ce94">
            <text:p>558161<text:s/></text:p>
          </table:table-cell>
          <table:table-cell office:value-type="float" office:value="296397" table:style-name="ce95">
            <text:p>296397<text:s/></text:p>
          </table:table-cell>
          <table:table-cell office:value-type="float" office:value="327833" table:style-name="ce96">
            <text:p>327833<text:s/></text:p>
          </table:table-cell>
          <table:table-cell office:value-type="float" office:value="73569" table:style-name="ce95">
            <text:p>73569<text:s/></text:p>
          </table:table-cell>
          <table:table-cell office:value-type="float" office:value="550661" table:style-name="ce96">
            <text:p>550661<text:s/></text:p>
          </table:table-cell>
          <table:table-cell office:value-type="float" office:value="309752" table:style-name="ce95">
            <text:p>309752<text:s/></text:p>
          </table:table-cell>
          <table:table-cell office:value-type="float" office:value="314478" table:style-name="ce96">
            <text:p>314478<text:s/></text:p>
          </table:table-cell>
          <table:table-cell office:value-type="float" office:value="624230" table:style-name="ce95">
            <text:p>624230<text:s/></text:p>
          </table:table-cell>
          <table:table-cell office:value-type="float" office:value="22087" table:style-name="ce97">
            <text:p>22087<text:s/></text:p>
          </table:table-cell>
          <table:table-cell office:value-type="float" office:value="34945" table:style-name="ce107">
            <text:p>34945<text:s/></text:p>
          </table:table-cell>
          <table:table-cell office:value-type="float" office:value="358343" table:style-name="ce77">
            <text:p>358343</text:p>
          </table:table-cell>
          <table:table-cell office:value-type="float" office:value="143333" table:style-name="ce77">
            <text:p>143333</text:p>
          </table:table-cell>
          <table:table-cell office:value-type="float" office:value="87609" table:style-name="ce77">
            <text:p>87609</text:p>
          </table:table-cell>
          <table:table-cell office:value-type="float" office:value="624230" table:style-name="ce99">
            <text:p>624230</text:p>
          </table:table-cell>
          <table:table-cell office:value-type="string" table:style-name="ce105">
            <text:p>A</text:p>
          </table:table-cell>
          <table:table-cell office:value-type="float" office:value="22237" table:style-name="ce79">
            <text:p>22237</text:p>
          </table:table-cell>
          <table:table-cell office:value-type="float" office:value="13898" table:style-name="ce79">
            <text:p>13898</text:p>
          </table:table-cell>
          <table:table-cell office:value-type="float" office:value="11900" table:style-name="ce79">
            <text:p>11900</text:p>
          </table:table-cell>
          <table:table-cell office:value-type="float" office:value="18239" table:style-name="ce79">
            <text:p>18239</text:p>
          </table:table-cell>
          <table:table-cell office:value-type="float" office:value="22087" table:style-name="ce106">
            <text:p>22087</text:p>
          </table:table-cell>
          <table:table-cell office:value-type="float" office:value="904453.33333333337" table:style-name="ce116">
            <text:p>904453</text:p>
          </table:table-cell>
          <table:table-cell office:value-type="float" office:value="668850.08333333337" table:style-name="ce117">
            <text:p>668850</text:p>
          </table:table-cell>
          <table:table-cell office:value-type="float" office:value="19897.833333333332" table:style-name="ce118">
            <text:p>19898</text:p>
          </table:table-cell>
          <table:table-cell office:value-type="float" office:value="64350.75" table:style-name="ce116">
            <text:p>64351</text:p>
          </table:table-cell>
          <table:table-cell office:value-type="float" office:value="61630.833333333336" table:style-name="ce106">
            <text:p>61631</text:p>
          </table:table-cell>
          <table:table-cell office:value-type="float" office:value="13752.833333333334" table:style-name="ce106">
            <text:p>13753</text:p>
          </table:table-cell>
          <table:table-cell office:value-type="float" office:value="8411.5" table:style-name="ce119">
            <text:p>8412</text:p>
          </table:table-cell>
          <table:table-cell office:value-type="string" table:style-name="ce122">
            <text:p>Ofertas</text:p>
          </table:table-cell>
          <table:table-cell office:value-type="float" office:value="12167.083333333334" table:style-name="ce120">
            <text:p>12167</text:p>
          </table:table-cell>
          <table:table-cell office:value-type="float" office:value="12652.166666666666" table:style-name="ce120">
            <text:p>12652</text:p>
          </table:table-cell>
          <table:table-cell office:value-type="float" office:value="13115.916666666666" table:style-name="ce120">
            <text:p>13116</text:p>
          </table:table-cell>
          <table:table-cell office:value-type="float" office:value="13324.5" table:style-name="ce120">
            <text:p>13325</text:p>
          </table:table-cell>
          <table:table-cell office:value-type="float" office:value="13559.916666666666" table:style-name="ce120">
            <text:p>13560</text:p>
          </table:table-cell>
          <table:table-cell office:value-type="float" office:value="13783.583333333334" table:style-name="ce120">
            <text:p>13784</text:p>
          </table:table-cell>
          <table:table-cell office:value-type="float" office:value="13847.583333333334" table:style-name="ce120">
            <text:p>13848</text:p>
          </table:table-cell>
          <table:table-cell office:value-type="float" office:value="13752.833333333334" table:style-name="ce120">
            <text:p>13753</text:p>
          </table:table-cell>
          <table:table-cell office:value-type="float" office:value="13796.916666666666" table:style-name="ce120">
            <text:p>13797</text:p>
          </table:table-cell>
          <table:table-cell office:value-type="float" office:value="13823.083333333334" table:style-name="ce120">
            <text:p>13823</text:p>
          </table:table-cell>
          <table:table-cell office:value-type="float" office:value="13831.5" table:style-name="ce120">
            <text:p>13832</text:p>
          </table:table-cell>
          <table:table-cell office:value-type="float" office:value="0" table:style-name="ce120">
            <text:p>0</text:p>
          </table:table-cell>
          <table:table-cell table:style-name="ce77"/>
          <table:table-cell table:style-name="ce121"/>
          <table:table-cell table:number-columns-repeated="16339"/>
        </table:table-row>
        <table:table-row table:style-name="ro2">
          <table:table-cell table:style-name="ce80"/>
          <table:table-cell office:value-type="string" table:style-name="ce92">
            <text:p>S</text:p>
          </table:table-cell>
          <table:table-cell office:value-type="float" office:value="69791" table:style-name="ce93">
            <text:p>69791<text:s/></text:p>
          </table:table-cell>
          <table:table-cell office:value-type="float" office:value="546831" table:style-name="ce94">
            <text:p>546831<text:s/></text:p>
          </table:table-cell>
          <table:table-cell office:value-type="float" office:value="293297" table:style-name="ce95">
            <text:p>293297<text:s/></text:p>
          </table:table-cell>
          <table:table-cell office:value-type="float" office:value="323325" table:style-name="ce96">
            <text:p>323325<text:s/></text:p>
          </table:table-cell>
          <table:table-cell office:value-type="float" office:value="77474" table:style-name="ce95">
            <text:p>77474<text:s/></text:p>
          </table:table-cell>
          <table:table-cell office:value-type="float" office:value="539148" table:style-name="ce96">
            <text:p>539148<text:s/></text:p>
          </table:table-cell>
          <table:table-cell office:value-type="float" office:value="304713" table:style-name="ce95">
            <text:p>304713<text:s/></text:p>
          </table:table-cell>
          <table:table-cell office:value-type="float" office:value="311909" table:style-name="ce96">
            <text:p>311909<text:s/></text:p>
          </table:table-cell>
          <table:table-cell office:value-type="float" office:value="616622" table:style-name="ce95">
            <text:p>616622<text:s/></text:p>
          </table:table-cell>
          <table:table-cell office:value-type="float" office:value="23625" table:style-name="ce97">
            <text:p>23625<text:s/></text:p>
          </table:table-cell>
          <table:table-cell office:value-type="float" office:value="34168" table:style-name="ce107">
            <text:p>34168<text:s/></text:p>
          </table:table-cell>
          <table:table-cell office:value-type="float" office:value="347138" table:style-name="ce77">
            <text:p>347138</text:p>
          </table:table-cell>
          <table:table-cell office:value-type="float" office:value="144259" table:style-name="ce77">
            <text:p>144259</text:p>
          </table:table-cell>
          <table:table-cell office:value-type="float" office:value="91057" table:style-name="ce77">
            <text:p>91057</text:p>
          </table:table-cell>
          <table:table-cell office:value-type="float" office:value="616622" table:style-name="ce99">
            <text:p>616622</text:p>
          </table:table-cell>
          <table:table-cell office:value-type="string" table:style-name="ce105">
            <text:p>S</text:p>
          </table:table-cell>
          <table:table-cell office:value-type="float" office:value="21503" table:style-name="ce79">
            <text:p>21503</text:p>
          </table:table-cell>
          <table:table-cell office:value-type="float" office:value="13108" table:style-name="ce79">
            <text:p>13108</text:p>
          </table:table-cell>
          <table:table-cell office:value-type="float" office:value="12120" table:style-name="ce79">
            <text:p>12120</text:p>
          </table:table-cell>
          <table:table-cell office:value-type="float" office:value="19645" table:style-name="ce79">
            <text:p>19645</text:p>
          </table:table-cell>
          <table:table-cell office:value-type="float" office:value="23625" table:style-name="ce106">
            <text:p>23625</text:p>
          </table:table-cell>
          <table:table-cell office:value-type="float" office:value="901708.16666666663" table:style-name="ce116">
            <text:p>901708</text:p>
          </table:table-cell>
          <table:table-cell office:value-type="float" office:value="662127.25" table:style-name="ce117">
            <text:p>662127</text:p>
          </table:table-cell>
          <table:table-cell office:value-type="float" office:value="20229.5" table:style-name="ce118">
            <text:p>20230</text:p>
          </table:table-cell>
          <table:table-cell office:value-type="float" office:value="64044.25" table:style-name="ce116">
            <text:p>64044</text:p>
          </table:table-cell>
          <table:table-cell office:value-type="float" office:value="61341.166666666664" table:style-name="ce106">
            <text:p>61341</text:p>
          </table:table-cell>
          <table:table-cell office:value-type="float" office:value="13796.916666666666" table:style-name="ce106">
            <text:p>13797</text:p>
          </table:table-cell>
          <table:table-cell office:value-type="float" office:value="8448.6666666666661" table:style-name="ce119">
            <text:p>8449</text:p>
          </table:table-cell>
          <table:table-cell office:value-type="string" table:style-name="ce122">
            <text:p>Colocaç</text:p>
          </table:table-cell>
          <table:table-cell office:value-type="float" office:value="7387.75" table:style-name="ce120">
            <text:p>7388</text:p>
          </table:table-cell>
          <table:table-cell office:value-type="float" office:value="7609.833333333333" table:style-name="ce120">
            <text:p>7610</text:p>
          </table:table-cell>
          <table:table-cell office:value-type="float" office:value="7831.75" table:style-name="ce120">
            <text:p>7832</text:p>
          </table:table-cell>
          <table:table-cell office:value-type="float" office:value="7998" table:style-name="ce120">
            <text:p>7998</text:p>
          </table:table-cell>
          <table:table-cell office:value-type="float" office:value="8132.25" table:style-name="ce120">
            <text:p>8132</text:p>
          </table:table-cell>
          <table:table-cell office:value-type="float" office:value="8314.5" table:style-name="ce120">
            <text:p>8315</text:p>
          </table:table-cell>
          <table:table-cell office:value-type="float" office:value="8439.0833333333339" table:style-name="ce120">
            <text:p>8439</text:p>
          </table:table-cell>
          <table:table-cell office:value-type="float" office:value="8411.5" table:style-name="ce120">
            <text:p>8412</text:p>
          </table:table-cell>
          <table:table-cell office:value-type="float" office:value="8448.6666666666661" table:style-name="ce120">
            <text:p>8449</text:p>
          </table:table-cell>
          <table:table-cell office:value-type="float" office:value="8598.5" table:style-name="ce120">
            <text:p>8599</text:p>
          </table:table-cell>
          <table:table-cell office:value-type="float" office:value="8704.4166666666661" table:style-name="ce120">
            <text:p>8704</text:p>
          </table:table-cell>
          <table:table-cell office:value-type="float" office:value="0" table:style-name="ce120">
            <text:p>0</text:p>
          </table:table-cell>
          <table:table-cell table:style-name="ce77"/>
          <table:table-cell table:style-name="ce121"/>
          <table:table-cell table:number-columns-repeated="16339"/>
        </table:table-row>
        <table:table-row table:style-name="ro2">
          <table:table-cell table:style-name="ce80"/>
          <table:table-cell table:style-name="ce74"/>
          <table:table-cell office:value-type="float" office:value="69923" table:style-name="ce93">
            <text:p>69923<text:s/></text:p>
          </table:table-cell>
          <table:table-cell office:value-type="float" office:value="535593" table:style-name="ce94">
            <text:p>535593<text:s/></text:p>
          </table:table-cell>
          <table:table-cell office:value-type="float" office:value="291147" table:style-name="ce95">
            <text:p>291147<text:s/></text:p>
          </table:table-cell>
          <table:table-cell office:value-type="float" office:value="314369" table:style-name="ce96">
            <text:p>314369<text:s/></text:p>
          </table:table-cell>
          <table:table-cell office:value-type="float" office:value="78557" table:style-name="ce95">
            <text:p>78557<text:s/></text:p>
          </table:table-cell>
          <table:table-cell office:value-type="float" office:value="526959" table:style-name="ce96">
            <text:p>526959<text:s/></text:p>
          </table:table-cell>
          <table:table-cell office:value-type="float" office:value="300868" table:style-name="ce95">
            <text:p>300868<text:s/></text:p>
          </table:table-cell>
          <table:table-cell office:value-type="float" office:value="304648" table:style-name="ce96">
            <text:p>304648<text:s/></text:p>
          </table:table-cell>
          <table:table-cell office:value-type="float" office:value="605516" table:style-name="ce95">
            <text:p>605516<text:s/></text:p>
          </table:table-cell>
          <table:table-cell office:value-type="float" office:value="21163" table:style-name="ce97">
            <text:p>21163<text:s/></text:p>
          </table:table-cell>
          <table:table-cell office:value-type="float" office:value="33850" table:style-name="ce107">
            <text:p>33850<text:s/></text:p>
          </table:table-cell>
          <table:table-cell office:value-type="float" office:value="343297" table:style-name="ce77">
            <text:p>343297</text:p>
          </table:table-cell>
          <table:table-cell office:value-type="float" office:value="143495" table:style-name="ce77">
            <text:p>143495</text:p>
          </table:table-cell>
          <table:table-cell office:value-type="float" office:value="84874" table:style-name="ce77">
            <text:p>84874</text:p>
          </table:table-cell>
          <table:table-cell office:value-type="float" office:value="605516" table:style-name="ce99">
            <text:p>605516</text:p>
          </table:table-cell>
          <table:table-cell office:value-type="string" table:style-name="ce105">
            <text:p>O</text:p>
          </table:table-cell>
          <table:table-cell office:value-type="float" office:value="18929" table:style-name="ce79">
            <text:p>18929</text:p>
          </table:table-cell>
          <table:table-cell office:value-type="float" office:value="10925" table:style-name="ce79">
            <text:p>10925</text:p>
          </table:table-cell>
          <table:table-cell office:value-type="float" office:value="11565" table:style-name="ce79">
            <text:p>11565</text:p>
          </table:table-cell>
          <table:table-cell office:value-type="float" office:value="19566" table:style-name="ce79">
            <text:p>19566</text:p>
          </table:table-cell>
          <table:table-cell office:value-type="float" office:value="21163" table:style-name="ce106">
            <text:p>21163</text:p>
          </table:table-cell>
          <table:table-cell office:value-type="float" office:value="897482.16666666663" table:style-name="ce116">
            <text:p>897482</text:p>
          </table:table-cell>
          <table:table-cell office:value-type="float" office:value="654678.25" table:style-name="ce117">
            <text:p>654678</text:p>
          </table:table-cell>
          <table:table-cell office:value-type="float" office:value="20362.583333333332" table:style-name="ce118">
            <text:p>20363</text:p>
          </table:table-cell>
          <table:table-cell office:value-type="float" office:value="63543.416666666664" table:style-name="ce116">
            <text:p>63543</text:p>
          </table:table-cell>
          <table:table-cell office:value-type="float" office:value="60848.166666666664" table:style-name="ce106">
            <text:p>60848</text:p>
          </table:table-cell>
          <table:table-cell office:value-type="float" office:value="13823.083333333334" table:style-name="ce106">
            <text:p>13823</text:p>
          </table:table-cell>
          <table:table-cell office:value-type="float" office:value="8598.5" table:style-name="ce119">
            <text:p>8599</text:p>
          </table:table-cell>
          <table:table-cell table:number-columns-repeated="16354" table:style-name="ce77"/>
        </table:table-row>
        <table:table-row table:style-name="ro2">
          <table:table-cell table:style-name="ce80"/>
          <table:table-cell office:value-type="string" table:style-name="ce92">
            <text:p>N</text:p>
          </table:table-cell>
          <table:table-cell office:value-type="float" office:value="67624" table:style-name="ce93">
            <text:p>67624<text:s/></text:p>
          </table:table-cell>
          <table:table-cell office:value-type="float" office:value="530459" table:style-name="ce94">
            <text:p>530459<text:s/></text:p>
          </table:table-cell>
          <table:table-cell office:value-type="float" office:value="289668" table:style-name="ce95">
            <text:p>289668<text:s/></text:p>
          </table:table-cell>
          <table:table-cell office:value-type="float" office:value="308415" table:style-name="ce96">
            <text:p>308415<text:s/></text:p>
          </table:table-cell>
          <table:table-cell office:value-type="float" office:value="76783" table:style-name="ce95">
            <text:p>76783<text:s/></text:p>
          </table:table-cell>
          <table:table-cell office:value-type="float" office:value="521300" table:style-name="ce96">
            <text:p>521300<text:s/></text:p>
          </table:table-cell>
          <table:table-cell office:value-type="float" office:value="300772" table:style-name="ce95">
            <text:p>300772<text:s/></text:p>
          </table:table-cell>
          <table:table-cell office:value-type="float" office:value="297311" table:style-name="ce96">
            <text:p>297311<text:s/></text:p>
          </table:table-cell>
          <table:table-cell office:value-type="float" office:value="598083" table:style-name="ce95">
            <text:p>598083<text:s/></text:p>
          </table:table-cell>
          <table:table-cell office:value-type="float" office:value="20089" table:style-name="ce97">
            <text:p>20089<text:s/></text:p>
          </table:table-cell>
          <table:table-cell office:value-type="float" office:value="33944" table:style-name="ce107">
            <text:p>33944<text:s/></text:p>
          </table:table-cell>
          <table:table-cell office:value-type="float" office:value="342615" table:style-name="ce77">
            <text:p>342615</text:p>
          </table:table-cell>
          <table:table-cell office:value-type="float" office:value="141578" table:style-name="ce77">
            <text:p>141578</text:p>
          </table:table-cell>
          <table:table-cell office:value-type="float" office:value="79946" table:style-name="ce77">
            <text:p>79946</text:p>
          </table:table-cell>
          <table:table-cell office:value-type="float" office:value="598083" table:style-name="ce99">
            <text:p>598083</text:p>
          </table:table-cell>
          <table:table-cell office:value-type="string" table:style-name="ce105">
            <text:p>N</text:p>
          </table:table-cell>
          <table:table-cell office:value-type="float" office:value="16803" table:style-name="ce79">
            <text:p>16803</text:p>
          </table:table-cell>
          <table:table-cell office:value-type="float" office:value="9242" table:style-name="ce79">
            <text:p>9242</text:p>
          </table:table-cell>
          <table:table-cell office:value-type="float" office:value="11103" table:style-name="ce79">
            <text:p>11103</text:p>
          </table:table-cell>
          <table:table-cell office:value-type="float" office:value="17886" table:style-name="ce79">
            <text:p>17886</text:p>
          </table:table-cell>
          <table:table-cell office:value-type="float" office:value="20089" table:style-name="ce106">
            <text:p>20089</text:p>
          </table:table-cell>
          <table:table-cell office:value-type="float" office:value="892366.16666666663" table:style-name="ce116">
            <text:p>892366</text:p>
          </table:table-cell>
          <table:table-cell office:value-type="float" office:value="646850.25" table:style-name="ce117">
            <text:p>646850</text:p>
          </table:table-cell>
          <table:table-cell office:value-type="float" office:value="20546.166666666668" table:style-name="ce118">
            <text:p>20546</text:p>
          </table:table-cell>
          <table:table-cell office:value-type="float" office:value="63056.5" table:style-name="ce116">
            <text:p>63057</text:p>
          </table:table-cell>
          <table:table-cell office:value-type="float" office:value="60380.083333333336" table:style-name="ce106">
            <text:p>60380</text:p>
          </table:table-cell>
          <table:table-cell office:value-type="float" office:value="13831.5" table:style-name="ce106">
            <text:p>13832</text:p>
          </table:table-cell>
          <table:table-cell office:value-type="float" office:value="8704.4166666666661" table:style-name="ce119">
            <text:p>8704</text:p>
          </table:table-cell>
          <table:table-cell table:number-columns-repeated="16354" table:style-name="ce77"/>
        </table:table-row>
        <table:table-row table:style-name="ro2">
          <table:table-cell table:style-name="ce80"/>
          <table:table-cell table:style-name="ce74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table:style-name="ce95"/>
          <table:table-cell table:style-name="ce96"/>
          <table:table-cell table:style-name="ce95"/>
          <table:table-cell table:style-name="ce97"/>
          <table:table-cell table:style-name="ce107"/>
          <table:table-cell table:number-columns-repeated="3" table:style-name="ce77"/>
          <table:table-cell table:style-name="ce99"/>
          <table:table-cell office:value-type="string" table:style-name="ce105">
            <text:p>D</text:p>
          </table:table-cell>
          <table:table-cell office:value-type="float" office:value="13086" table:style-name="ce79">
            <text:p>13086</text:p>
          </table:table-cell>
          <table:table-cell office:value-type="float" office:value="9074" table:style-name="ce79">
            <text:p>9074</text:p>
          </table:table-cell>
          <table:table-cell office:value-type="float" office:value="10640" table:style-name="ce79">
            <text:p>10640</text:p>
          </table:table-cell>
          <table:table-cell office:value-type="float" office:value="17387" table:style-name="ce79">
            <text:p>17387</text:p>
          </table:table-cell>
          <table:table-cell table:style-name="ce106"/>
          <table:table-cell table:style-name="ce116"/>
          <table:table-cell table:style-name="ce117"/>
          <table:table-cell table:style-name="ce118"/>
          <table:table-cell table:style-name="ce116"/>
          <table:table-cell table:number-columns-repeated="2" table:style-name="ce106"/>
          <table:table-cell table:style-name="ce119"/>
          <table:table-cell table:number-columns-repeated="16354" table:style-name="ce77"/>
        </table:table-row>
        <table:table-row table:style-name="ro2">
          <table:table-cell table:style-name="ce123"/>
          <table:table-cell table:style-name="ce124"/>
          <table:table-cell office:value-type="string" table:style-name="ce125">
            <text:p>Última linha de trabaho é a 63</text:p>
          </table:table-cell>
          <table:table-cell table:style-name="ce124"/>
          <table:table-cell table:number-columns-repeated="4" table:style-name="ce126"/>
          <table:table-cell table:style-name="ce123"/>
          <table:table-cell table:style-name="ce124"/>
          <table:table-cell table:number-columns-repeated="2" table:style-name="ce127"/>
          <table:table-cell table:style-name="ce128"/>
          <table:table-cell table:number-columns-repeated="3" table:style-name="ce129"/>
          <table:table-cell table:style-name="ce130"/>
          <table:table-cell table:style-name="ce131"/>
          <table:table-cell table:style-name="ce132"/>
          <table:table-cell table:number-columns-repeated="4" table:style-name="ce130"/>
          <table:table-cell table:number-columns-repeated="7" table:style-name="ce129"/>
          <table:table-cell table:number-columns-repeated="16354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111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4" table:style-name="ce79"/>
          <table:table-cell table:style-name="ce106"/>
          <table:table-cell table:style-name="ce74"/>
          <table:table-cell table:number-columns-repeated="3" table:style-name="ce77"/>
          <table:table-cell table:number-columns-repeated="3" table:style-name="ce121"/>
          <table:table-cell table:number-columns-repeated="16354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4" table:style-name="ce79"/>
          <table:table-cell table:style-name="ce106"/>
          <table:table-cell table:style-name="ce74"/>
          <table:table-cell table:number-columns-repeated="16360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4" table:style-name="ce79"/>
          <table:table-cell table:style-name="ce106"/>
          <table:table-cell table:style-name="ce74"/>
          <table:table-cell table:number-columns-repeated="16360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134"/>
          <table:table-cell table:style-name="ce105"/>
          <table:table-cell table:number-columns-repeated="5" table:style-name="ce79"/>
          <table:table-cell table:number-columns-repeated="16361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79"/>
          <table:table-cell table:style-name="ce74"/>
          <table:table-cell table:number-columns-repeated="16366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4" table:style-name="ce77"/>
          <table:table-cell table:style-name="ce79"/>
          <table:table-cell table:style-name="ce74"/>
          <table:table-cell table:number-columns-repeated="16366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4" table:style-name="ce77"/>
          <table:table-cell table:style-name="ce79"/>
          <table:table-cell table:style-name="ce74"/>
          <table:table-cell table:number-columns-repeated="16366" table:style-name="ce77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21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33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33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74"/>
          <table:table-cell table:number-columns-repeated="2" table:style-name="ce133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3"/>
          <table:table-cell table:style-name="ce80"/>
          <table:table-cell table:style-name="ce92"/>
          <table:table-cell table:number-columns-repeated="2" table:style-name="ce133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77"/>
          <table:table-cell table:style-name="ce80"/>
          <table:table-cell table:style-name="ce74"/>
          <table:table-cell table:number-columns-repeated="6" table:style-name="ce77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77"/>
          <table:table-cell table:style-name="ce80"/>
          <table:table-cell table:style-name="ce92"/>
          <table:table-cell table:number-columns-repeated="6" table:style-name="ce77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77"/>
          <table:table-cell table:style-name="ce80"/>
          <table:table-cell table:style-name="ce74"/>
          <table:table-cell table:number-columns-repeated="6" table:style-name="ce77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77"/>
          <table:table-cell table:style-name="ce80"/>
          <table:table-cell table:style-name="ce92"/>
          <table:table-cell table:number-columns-repeated="6" table:style-name="ce77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77"/>
          <table:table-cell table:style-name="ce80"/>
          <table:table-cell table:style-name="ce74"/>
          <table:table-cell table:number-columns-repeated="6" table:style-name="ce77"/>
          <table:table-cell table:number-columns-repeated="16368"/>
        </table:table-row>
        <table:table-row table:style-name="ro2">
          <table:table-cell table:number-columns-repeated="8"/>
          <table:table-cell table:style-name="ce80"/>
          <table:table-cell table:style-name="ce92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1:Síntese.H23">
        <table:table-column table:style-name="co28" table:default-cell-style-name="ce137"/>
        <table:table-column table:style-name="co29" table:default-cell-style-name="ce137"/>
        <table:table-column table:style-name="co30" table:default-cell-style-name="ce137"/>
        <table:table-column table:style-name="co31" table:number-columns-repeated="2" table:default-cell-style-name="ce137"/>
        <table:table-column table:style-name="co32" table:default-cell-style-name="ce137"/>
        <table:table-column table:style-name="co31" table:default-cell-style-name="ce137"/>
        <table:table-column table:style-name="co33" table:default-cell-style-name="ce137"/>
        <table:table-column table:style-name="co34" table:default-cell-style-name="ce137"/>
        <table:table-column table:style-name="co33" table:default-cell-style-name="ce137"/>
        <table:table-column table:style-name="co15" table:default-cell-style-name="ce137"/>
        <table:table-column table:style-name="co34" table:number-columns-repeated="16373" table:default-cell-style-name="ce137"/>
        <table:table-row table:style-name="ro7">
          <table:table-cell table:style-name="ce137">
            <draw:frame draw:z-index="19" draw:id="id18" draw:style-name="a32" draw:name="Chart 22" svg:x="0.16667in" svg:y="0in" svg:width="3.375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5" draw:id="id34" draw:style-name="a63" draw:name="Chart 40" svg:x="0.16667in" svg:y="0in" svg:width="3.375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frame draw:z-index="4" draw:id="id3" draw:style-name="a5" draw:name="Chart 4" svg:x="0.16667in" svg:y="0in" svg:width="3.375in" svg:height="0in" style:rel-width="scale" style:rel-height="scale">
              <draw:object xlink:href="Object 3/" xlink:type="simple" xlink:show="embed" xlink:actuate="onLoad"/>
              <svg:title/>
              <svg:desc/>
            </draw:frame>
            <draw:custom-shape svg:x="0.28125in" svg:y="0in" svg:width="6.07292in" svg:height="0in" draw:z-index="23" draw:id="id22" draw:style-name="a39" draw:name="Rectangle 26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7292in" svg:height="0in" draw:z-index="39" draw:id="id38" draw:style-name="a70" draw:name="Rectangle 44">
              <svg:title/>
              <svg:desc/>
              <text:p text:style-name="a68" text:class-names="" text:cond-style-name=""><text:span text:style-name="a6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51" draw:id="id50" draw:style-name="a94" draw:name="Chart 58" svg:x="0.16667in" svg:y="0in" svg:width="3.375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7292in" svg:height="0in" draw:z-index="55" draw:id="id54" draw:style-name="a101" draw:name="Rectangle 62">
              <svg:title/>
              <svg:desc/>
              <text:p text:style-name="a99" text:class-names="" text:cond-style-name=""><text:span text:style-name="a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7" draw:id="id66" draw:style-name="a125" draw:name="Chart 76" svg:x="0.16667in" svg:y="0in" svg:width="3.375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6.07292in" svg:height="0in" draw:z-index="71" draw:id="id70" draw:style-name="a132" draw:name="Rectangle 80">
              <svg:title/>
              <svg:desc/>
              <text:p text:style-name="a130" text:class-names="" text:cond-style-name=""><text:span text:style-name="a1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3" draw:id="id82" draw:style-name="a156" draw:name="Chart 94" svg:x="0.16667in" svg:y="0in" svg:width="3.375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6.07292in" svg:height="0in" draw:z-index="85" draw:id="id84" draw:style-name="a161" draw:name="Rectangle 96">
              <svg:title/>
              <svg:desc/>
              <text:p text:style-name="a159" text:class-names="" text:cond-style-name=""><text:span text:style-name="a15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7">
            <draw:frame draw:z-index="21" draw:id="id20" draw:style-name="a34" draw:name="Chart 24" svg:x="0in" svg:y="0in" svg:width="3.40625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6" draw:id="id5" draw:style-name="a7" draw:name="Chart 6" svg:x="0in" svg:y="0in" svg:width="3.40625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g draw:z-index="24" draw:name="Group 27" draw:id="id26">
              <svg:title/>
              <svg:desc/>
              <draw:custom-shape svg:x="0.04178in" svg:y="0in" svg:width="0.09364in" svg:height="0in" draw:id="id23" draw:style-name="a42" draw:name="Rectangle 28">
                <svg:title/>
                <svg:desc/>
                <text:p text:style-name="a41" text:class-names="" text:cond-style-name=""><text:span text:style-name="a4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4" draw:style-name="a45" draw:transform="translate(-0.04681in 0in) rotate(-3.14159) translate(0.08848in 0in)" draw:name="Rectangle 29">
                <svg:title/>
                <svg:desc/>
                <text:p text:style-name="a44" text:class-names="" text:cond-style-name=""><text:span text:style-name="a4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5" draw:style-name="a48" draw:name="Rectangle 30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33" draw:id="id32" draw:style-name="a61" draw:name="Chart 38" svg:x="0.04167in" svg:y="0in" svg:width="3.04167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3.04167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6" draw:name="Group 97" draw:id="id88">
              <svg:title/>
              <svg:desc/>
              <draw:custom-shape svg:x="0.04178in" svg:y="0in" svg:width="0.09364in" svg:height="0in" draw:id="id85" draw:style-name="a164" draw:name="Rectangle 98">
                <svg:title/>
                <svg:desc/>
                <text:p text:style-name="a163" text:class-names="" text:cond-style-name=""><text:span text:style-name="a16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6" draw:style-name="a167" draw:transform="translate(-0.04681in 0in) rotate(-3.14159) translate(0.08848in 0in)" draw:name="Rectangle 99">
                <svg:title/>
                <svg:desc/>
                <text:p text:style-name="a166" text:class-names="" text:cond-style-name=""><text:span text:style-name="a16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87" draw:style-name="a170" draw:name="Rectangle 100">
                <svg:title/>
                <svg:desc/>
                <text:p text:style-name="a169" text:class-names="" text:cond-style-name=""><text:span text:style-name="a16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94" draw:id="id93" draw:style-name="a180" draw:name="Chart 107" svg:x="0in" svg:y="0in" svg:width="3.40625in" svg:height="0in" style:rel-width="scale" style:rel-height="scale">
              <draw:object xlink:href="Object 35/" xlink:type="simple" xlink:show="embed" xlink:actuate="onLoad"/>
              <svg:title/>
              <svg:desc/>
            </draw:frame>
            <draw:frame draw:z-index="37" draw:id="id36" draw:style-name="a65" draw:name="Chart 42" svg:x="0in" svg:y="0in" svg:width="3.40625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7" draw:id="id16" draw:style-name="a30" draw:name="Chart 20" svg:x="0.04167in" svg:y="0in" svg:width="3.04167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53" draw:id="id52" draw:style-name="a96" draw:name="Chart 60" svg:x="0in" svg:y="0in" svg:width="3.40625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40" draw:name="Group 45" draw:id="id42">
              <svg:title/>
              <svg:desc/>
              <draw:custom-shape svg:x="0.04178in" svg:y="0in" svg:width="0.09364in" svg:height="0in" draw:id="id39" draw:style-name="a73" draw:name="Rectangle 46">
                <svg:title/>
                <svg:desc/>
                <text:p text:style-name="a72" text:class-names="" text:cond-style-name=""><text:span text:style-name="a7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0" draw:style-name="a76" draw:transform="translate(-0.04681in 0in) rotate(-3.14159) translate(0.08848in 0in)" draw:name="Rectangle 47">
                <svg:title/>
                <svg:desc/>
                <text:p text:style-name="a75" text:class-names="" text:cond-style-name=""><text:span text:style-name="a7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1" draw:style-name="a79" draw:name="Rectangle 48">
                <svg:title/>
                <svg:desc/>
                <text:p text:style-name="a78" text:class-names="" text:cond-style-name=""><text:span text:style-name="a7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49" draw:id="id48" draw:style-name="a92" draw:name="Chart 56" svg:x="0.04167in" svg:y="0in" svg:width="3.04167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8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56" draw:name="Group 63" draw:id="id58">
              <svg:title/>
              <svg:desc/>
              <draw:custom-shape svg:x="0.04178in" svg:y="0in" svg:width="0.09364in" svg:height="0in" draw:id="id55" draw:style-name="a104" draw:name="Rectangle 64">
                <svg:title/>
                <svg:desc/>
                <text:p text:style-name="a103" text:class-names="" text:cond-style-name=""><text:span text:style-name="a10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6" draw:style-name="a107" draw:transform="translate(-0.04681in 0in) rotate(-3.14159) translate(0.08848in 0in)" draw:name="Rectangle 65">
                <svg:title/>
                <svg:desc/>
                <text:p text:style-name="a106" text:class-names="" text:cond-style-name=""><text:span text:style-name="a10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57" draw:style-name="a110" draw:name="Rectangle 66">
                <svg:title/>
                <svg:desc/>
                <text:p text:style-name="a109" text:class-names="" text:cond-style-name=""><text:span text:style-name="a10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5" draw:id="id64" draw:style-name="a123" draw:name="Chart 74" svg:x="0.04167in" svg:y="0in" svg:width="3.04167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69" draw:id="id68" draw:style-name="a127" draw:name="Chart 78" svg:x="0in" svg:y="0in" svg:width="3.40625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2" draw:name="Group 81" draw:id="id74">
              <svg:title/>
              <svg:desc/>
              <draw:custom-shape svg:x="0.04178in" svg:y="0in" svg:width="0.09364in" svg:height="0in" draw:id="id71" draw:style-name="a135" draw:name="Rectangle 82">
                <svg:title/>
                <svg:desc/>
                <text:p text:style-name="a134" text:class-names="" text:cond-style-name=""><text:span text:style-name="a13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2" draw:style-name="a138" draw:transform="translate(-0.04681in 0in) rotate(-3.14159) translate(0.08848in 0in)" draw:name="Rectangle 83">
                <svg:title/>
                <svg:desc/>
                <text:p text:style-name="a137" text:class-names="" text:cond-style-name=""><text:span text:style-name="a13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3" draw:style-name="a141" draw:name="Rectangle 84">
                <svg:title/>
                <svg:desc/>
                <text:p text:style-name="a140" text:class-names="" text:cond-style-name=""><text:span text:style-name="a13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1" draw:id="id80" draw:style-name="a154" draw:name="Chart 92" svg:x="0.04167in" svg:y="0in" svg:width="3.04167in" svg:height="0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style-name="ce137"/>
          <table:table-cell table:style-name="ce137">
            <draw:frame draw:z-index="20" draw:id="id19" draw:style-name="a33" draw:name="Chart 23" svg:x="0.07292in" svg:y="0in" svg:width="3.21875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1875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80208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2" draw:id="id21" draw:style-name="a35" draw:name="Chart 25" svg:x="0.35417in" svg:y="0in" svg:width="3.51042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8" draw:id="id17" draw:style-name="a31" draw:name="Chart 21" svg:x="0.3125in" svg:y="0in" svg:width="2.80208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95" draw:id="id94" draw:style-name="a181" draw:name="Chart 108" svg:x="0.35417in" svg:y="0in" svg:width="3.51042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51042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4" draw:id="id33" draw:style-name="a62" draw:name="Chart 39" svg:x="0.3125in" svg:y="0in" svg:width="2.80208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6" draw:id="id35" draw:style-name="a64" draw:name="Chart 41" svg:x="0.07292in" svg:y="0in" svg:width="3.21875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38" draw:id="id37" draw:style-name="a66" draw:name="Chart 43" svg:x="0.35417in" svg:y="0in" svg:width="3.51042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0" draw:id="id49" draw:style-name="a93" draw:name="Chart 57" svg:x="0.3125in" svg:y="0in" svg:width="2.80208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2" draw:id="id51" draw:style-name="a95" draw:name="Chart 59" svg:x="0.07292in" svg:y="0in" svg:width="3.21875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4" draw:id="id53" draw:style-name="a97" draw:name="Chart 61" svg:x="0.35417in" svg:y="0in" svg:width="3.51042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66" draw:id="id65" draw:style-name="a124" draw:name="Chart 75" svg:x="0.3125in" svg:y="0in" svg:width="2.80208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68" draw:id="id67" draw:style-name="a126" draw:name="Chart 77" svg:x="0.07292in" svg:y="0in" svg:width="3.21875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0" draw:id="id69" draw:style-name="a128" draw:name="Chart 79" svg:x="0.35417in" svg:y="0in" svg:width="3.51042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2" draw:id="id81" draw:style-name="a155" draw:name="Chart 93" svg:x="0.3125in" svg:y="0in" svg:width="2.80208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4" draw:id="id83" draw:style-name="a157" draw:name="Chart 95" svg:x="0.07292in" svg:y="0in" svg:width="3.21875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137">
            <draw:g draw:z-index="76" draw:name="Group 85" draw:id="id78">
              <svg:title/>
              <svg:desc/>
              <draw:custom-shape svg:x="0.38542in" svg:y="0in" svg:width="0.09364in" svg:height="0in" draw:id="id75" draw:style-name="a144" draw:name="Rectangle 86">
                <svg:title/>
                <svg:desc/>
                <text:p text:style-name="a143" text:class-names="" text:cond-style-name=""><text:span text:style-name="a14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6" draw:style-name="a147" draw:transform="translate(-0.04681in 0in) rotate(-3.14159) translate(0.43234in 0in)" draw:name="Rectangle 87">
                <svg:title/>
                <svg:desc/>
                <text:p text:style-name="a146" text:class-names="" text:cond-style-name=""><text:span text:style-name="a14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77" draw:style-name="a150" draw:name="Rectangle 88">
                <svg:title/>
                <svg:desc/>
                <text:p text:style-name="a149" text:class-names="" text:cond-style-name=""><text:span text:style-name="a14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0" draw:name="Group 67" draw:id="id62">
              <svg:title/>
              <svg:desc/>
              <draw:custom-shape svg:x="0.38542in" svg:y="0in" svg:width="0.09364in" svg:height="0in" draw:id="id59" draw:style-name="a113" draw:name="Rectangle 68">
                <svg:title/>
                <svg:desc/>
                <text:p text:style-name="a112" text:class-names="" text:cond-style-name=""><text:span text:style-name="a11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60" draw:style-name="a116" draw:transform="translate(-0.04681in 0in) rotate(-3.14159) translate(0.43234in 0in)" draw:name="Rectangle 69">
                <svg:title/>
                <svg:desc/>
                <text:p text:style-name="a115" text:class-names="" text:cond-style-name=""><text:span text:style-name="a11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1" draw:style-name="a119" draw:name="Rectangle 70">
                <svg:title/>
                <svg:desc/>
                <text:p text:style-name="a118" text:class-names="" text:cond-style-name=""><text:span text:style-name="a11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4" draw:name="Group 49" draw:id="id46">
              <svg:title/>
              <svg:desc/>
              <draw:custom-shape svg:x="0.38542in" svg:y="0in" svg:width="0.09364in" svg:height="0in" draw:id="id43" draw:style-name="a82" draw:name="Rectangle 50">
                <svg:title/>
                <svg:desc/>
                <text:p text:style-name="a81" text:class-names="" text:cond-style-name=""><text:span text:style-name="a8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4" draw:style-name="a85" draw:transform="translate(-0.04681in 0in) rotate(-3.14159) translate(0.43234in 0in)" draw:name="Rectangle 51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5" draw:style-name="a88" draw:name="Rectangle 52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4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12" draw:style-name="a23" draw:transform="translate(-0.04681in 0in) rotate(-3.14159) translate(0.43234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8" draw:name="Group 31" draw:id="id30">
              <svg:title/>
              <svg:desc/>
              <draw:custom-shape svg:x="0.38542in" svg:y="0in" svg:width="0.09364in" svg:height="0in" draw:id="id27" draw:style-name="a51" draw:name="Rectangle 32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8" draw:style-name="a54" draw:transform="translate(-0.04681in 0in) rotate(-3.14159) translate(0.43234in 0in)" draw:name="Rectangle 33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29" draw:style-name="a57" draw:name="Rectangle 34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0" draw:name="Group 101" draw:id="id92">
              <svg:title/>
              <svg:desc/>
              <draw:custom-shape svg:x="0.38542in" svg:y="0in" svg:width="0.09364in" svg:height="0in" draw:id="id89" draw:style-name="a173" draw:name="Rectangle 102">
                <svg:title/>
                <svg:desc/>
                <text:p text:style-name="a172" text:class-names="" text:cond-style-name=""><text:span text:style-name="a17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0" draw:style-name="a176" draw:transform="translate(-0.04681in 0in) rotate(-3.14159) translate(0.43234in 0in)" draw:name="Rectangle 103">
                <svg:title/>
                <svg:desc/>
                <text:p text:style-name="a175" text:class-names="" text:cond-style-name=""><text:span text:style-name="a17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1" draw:style-name="a179" draw:name="Rectangle 104">
                <svg:title/>
                <svg:desc/>
                <text:p text:style-name="a178" text:class-names="" text:cond-style-name=""><text:span text:style-name="a17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137"/>
          <table:table-cell table:style-name="ce138"/>
          <table:table-cell table:number-columns-repeated="17" table:style-name="ce137"/>
          <table:table-cell table:style-name="ce137">
            <draw:custom-shape svg:width="0in" svg:height="0in" draw:z-index="48" draw:id="id47" draw:style-name="a91" draw:transform="translate(0in 0in) rotate(-1.5708) translate(0.41667in 0in)" draw:name="WordArt 55">
              <svg:title/>
              <svg:desc/>
              <text:p text:style-name="a90" text:class-names="" text:cond-style-name=""><text:span text:style-name="a89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4" draw:id="id63" draw:style-name="a122" draw:transform="translate(0in 0in) rotate(-1.5708) translate(0.41667in 0in)" draw:name="WordArt 73">
              <svg:title/>
              <svg:desc/>
              <text:p text:style-name="a121" text:class-names="" text:cond-style-name=""><text:span text:style-name="a120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6" draw:id="id15" draw:style-name="a29" draw:transform="translate(0in 0in) rotate(-1.5708) translate(0.41667in 0in)" draw:name="WordArt 19">
              <svg:title/>
              <svg:desc/>
              <text:p text:style-name="a28" text:class-names="" text:cond-style-name=""><text:span text:style-name="a27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0" draw:id="id79" draw:style-name="a153" draw:transform="translate(0in 0in) rotate(-1.5708) translate(0.41667in 0in)" draw:name="WordArt 91">
              <svg:title/>
              <svg:desc/>
              <text:p text:style-name="a152" text:class-names="" text:cond-style-name=""><text:span text:style-name="a151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2" draw:id="id31" draw:style-name="a60" draw:transform="translate(0in 0in) rotate(-1.5708) translate(0.41667in 0in)" draw:name="WordArt 37">
              <svg:title/>
              <svg:desc/>
              <text:p text:style-name="a59" text:class-names="" text:cond-style-name=""><text:span text:style-name="a58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number-columns-repeated="16384"/>
        </table:table-row>
        <table:table-row table:style-name="ro8">
          <table:table-cell table:number-columns-repeated="16384" table:style-name="ce139"/>
        </table:table-row>
        <table:table-row table:style-name="ro8">
          <table:table-cell table:number-columns-repeated="9" table:style-name="ce139"/>
          <table:table-cell table:style-name="ce140"/>
          <table:table-cell table:number-columns-repeated="16374" table:style-name="ce139"/>
        </table:table-row>
        <table:table-row table:style-name="ro7">
          <table:table-cell table:number-columns-repeated="16384"/>
        </table:table-row>
        <table:table-row table:style-name="ro7">
          <table:table-cell table:style-name="ce141"/>
          <table:table-cell office:value-type="string" table:number-columns-spanned="7" table:number-rows-spanned="1" table:style-name="ce171">
            <text:p>SÍNTESE</text:p>
          </table:table-cell>
          <table:covered-table-cell table:number-columns-repeated="6"/>
          <table:table-cell table:number-columns-repeated="16376" table:style-name="ce137"/>
        </table:table-row>
        <table:table-row table:style-name="ro9">
          <table:table-cell table:style-name="ce142"/>
          <table:table-cell office:value-type="string" table:style-name="ce143">
            <text:p>PORTUGAL</text:p>
          </table:table-cell>
          <table:table-cell table:number-columns-repeated="5" table:style-name="ce144"/>
          <table:table-cell table:number-columns-repeated="2" table:style-name="ce137"/>
          <table:table-cell table:style-name="ce145"/>
          <table:table-cell table:number-columns-repeated="16374"/>
        </table:table-row>
        <table:table-row table:style-name="ro8">
          <table:table-cell table:style-name="ce146"/>
          <table:table-cell table:number-columns-repeated="6" table:style-name="ce140"/>
          <table:table-cell table:style-name="ce147"/>
          <table:table-cell table:style-name="ce137"/>
          <table:table-cell table:style-name="ce145"/>
          <table:table-cell table:number-columns-repeated="16374"/>
        </table:table-row>
        <table:table-row table:style-name="ro10">
          <table:table-cell table:style-name="ce148"/>
          <table:table-cell table:style-name="ce140"/>
          <table:table-cell table:style-name="ce33"/>
          <table:table-cell office:value-type="string" table:number-columns-spanned="2" table:number-rows-spanned="1" table:style-name="ce172">
            <text:p>var. %</text:p>
          </table:table-cell>
          <table:covered-table-cell/>
          <table:table-cell table:style-name="ce149"/>
          <table:table-cell office:value-type="string" table:style-name="ce149">
            <text:p>DEZ.13 / NOV.14</text:p>
          </table:table-cell>
          <table:table-cell table:number-columns-repeated="16377" table:style-name="ce137"/>
        </table:table-row>
        <table:table-row table:style-name="ro4">
          <table:table-cell table:style-name="ce148"/>
          <table:table-cell table:style-name="ce140"/>
          <table:table-cell office:value-type="string" table:style-name="ce150">
            <text:p>NOVEMBRO 2014</text:p>
          </table:table-cell>
          <table:table-cell office:value-type="string" table:style-name="ce151">
            <text:p>mês homólogo</text:p>
          </table:table-cell>
          <table:table-cell office:value-type="string" table:style-name="ce151">
            <text:p>mês anterior</text:p>
          </table:table-cell>
          <table:table-cell table:style-name="ce151"/>
          <table:table-cell office:value-type="string" table:style-name="ce151">
            <text:p>média<text:s/></text:p>
          </table:table-cell>
          <table:table-cell table:style-name="ce152"/>
          <table:table-cell table:number-columns-repeated="16" table:style-name="ce137"/>
          <table:table-cell table:style-name="ce137">
            <draw:custom-shape svg:width="8.91667in" svg:height="0in" draw:z-index="96" draw:id="id95" draw:style-name="a184" draw:transform="translate(-4.45833in 0in) rotate(-1.5708) translate(0.41667in 4.45834in)" draw:name="WordArt 109">
              <svg:title/>
              <svg:desc/>
              <text:p text:style-name="a183" text:class-names="" text:cond-style-name=""><text:span text:style-name="a182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8">
          <table:table-cell table:style-name="ce142"/>
          <table:table-cell office:value-type="string" table:style-name="ce153">
            <text:p>FIM DO MÊS</text:p>
          </table:table-cell>
          <table:table-cell table:number-columns-repeated="5" table:style-name="ce33"/>
          <table:table-cell table:style-name="ce154"/>
          <table:table-cell table:number-columns-repeated="16376" table:style-name="ce137"/>
        </table:table-row>
        <table:table-row table:style-name="ro8">
          <table:table-cell table:style-name="ce155"/>
          <table:table-cell office:value-type="string" table:style-name="ce156">
            <text:p>Pedidos de emprego</text:p>
          </table:table-cell>
          <table:table-cell office:value-type="float" office:value="855704" table:style-name="ce157">
            <text:p>855 704<text:s text:c="10"/></text:p>
          </table:table-cell>
          <table:table-cell office:value-type="float" office:value="-6.6941737833334827" table:style-name="ce158">
            <text:p>-6,7<text:s text:c="13"/></text:p>
          </table:table-cell>
          <table:table-cell office:value-type="float" office:value="5.4019797905155542E-2" table:style-name="ce159">
            <text:p>+0,1<text:s text:c="13"/></text:p>
          </table:table-cell>
          <table:table-cell table:style-name="ce160"/>
          <table:table-cell office:value-type="float" office:value="892366.16666666663" table:style-name="ce161">
            <text:p>892 366<text:s text:c="11"/></text:p>
          </table:table-cell>
          <table:table-cell table:number-columns-repeated="16377" table:style-name="ce137"/>
        </table:table-row>
        <table:table-row table:style-name="ro8">
          <table:table-cell table:style-name="ce152"/>
          <table:table-cell office:value-type="string" table:style-name="ce156">
            <text:p>Desemprego registado</text:p>
          </table:table-cell>
          <table:table-cell office:value-type="float" office:value="598083" table:style-name="ce157">
            <text:p>598 083<text:s text:c="10"/></text:p>
          </table:table-cell>
          <table:table-cell office:value-type="float" office:value="-13.574193772136312" table:style-name="ce158">
            <text:p>-13,6<text:s text:c="13"/></text:p>
          </table:table-cell>
          <table:table-cell office:value-type="float" office:value="-1.227548074699925" table:style-name="ce158">
            <text:p>-1,2<text:s text:c="13"/></text:p>
          </table:table-cell>
          <table:table-cell table:style-name="ce160"/>
          <table:table-cell office:value-type="float" office:value="646850.25" table:style-name="ce161">
            <text:p>646 850<text:s text:c="11"/></text:p>
          </table:table-cell>
          <table:table-cell table:style-name="ce162"/>
          <table:table-cell table:number-columns-repeated="16376" table:style-name="ce137"/>
        </table:table-row>
        <table:table-row table:style-name="ro8">
          <table:table-cell table:style-name="ce163"/>
          <table:table-cell office:value-type="string" table:style-name="ce156">
            <text:p>Ofertas de emprego</text:p>
          </table:table-cell>
          <table:table-cell office:value-type="float" office:value="20089" table:style-name="ce157">
            <text:p>20 089<text:s text:c="10"/></text:p>
          </table:table-cell>
          <table:table-cell office:value-type="float" office:value="12.316895896231685" table:style-name="ce158">
            <text:p>+12,3<text:s text:c="13"/></text:p>
          </table:table-cell>
          <table:table-cell office:value-type="float" office:value="-5.0748948636771729" table:style-name="ce158">
            <text:p>-5,1<text:s text:c="13"/></text:p>
          </table:table-cell>
          <table:table-cell table:style-name="ce160"/>
          <table:table-cell office:value-type="float" office:value="20546.166666666668" table:style-name="ce161">
            <text:p>20 546<text:s text:c="11"/></text:p>
          </table:table-cell>
          <table:table-cell table:style-name="ce162"/>
          <table:table-cell table:number-columns-repeated="16376" table:style-name="ce137"/>
        </table:table-row>
        <table:table-row table:style-name="ro8">
          <table:table-cell table:style-name="ce163"/>
          <table:table-cell table:style-name="ce156"/>
          <table:table-cell table:style-name="ce157"/>
          <table:table-cell table:number-columns-repeated="2" table:style-name="ce158"/>
          <table:table-cell table:style-name="ce160"/>
          <table:table-cell table:style-name="ce161"/>
          <table:table-cell table:style-name="ce162"/>
          <table:table-cell table:number-columns-repeated="16376" table:style-name="ce137"/>
        </table:table-row>
        <table:table-row table:style-name="ro8">
          <table:table-cell table:style-name="ce164"/>
          <table:table-cell office:value-type="string" table:style-name="ce153">
            <text:p>LONGO DO MÊS</text:p>
          </table:table-cell>
          <table:table-cell table:style-name="ce157"/>
          <table:table-cell table:number-columns-repeated="2" table:style-name="ce158"/>
          <table:table-cell table:style-name="ce160"/>
          <table:table-cell table:style-name="ce161"/>
          <table:table-cell table:style-name="ce162"/>
          <table:table-cell table:number-columns-repeated="16376" table:style-name="ce137"/>
        </table:table-row>
        <table:table-row table:style-name="ro8">
          <table:table-cell table:style-name="ce163"/>
          <table:table-cell office:value-type="string" table:style-name="ce156">
            <text:p>Pedidos de emprego</text:p>
          </table:table-cell>
          <table:table-cell office:value-type="float" office:value="65301" table:style-name="ce157">
            <text:p>65 301<text:s text:c="10"/></text:p>
          </table:table-cell>
          <table:table-cell office:value-type="float" office:value="-8.2129202743731042" table:style-name="ce158">
            <text:p>-8,2<text:s text:c="13"/></text:p>
          </table:table-cell>
          <table:table-cell office:value-type="float" office:value="-14.956046102754442" table:style-name="ce158">
            <text:p>-15,0<text:s text:c="13"/></text:p>
          </table:table-cell>
          <table:table-cell table:style-name="ce160"/>
          <table:table-cell office:value-type="float" office:value="63056.5" table:style-name="ce161">
            <text:p>63 057<text:s text:c="11"/></text:p>
          </table:table-cell>
          <table:table-cell table:style-name="ce162"/>
          <table:table-cell table:number-columns-repeated="16376"/>
        </table:table-row>
        <table:table-row table:style-name="ro8">
          <table:table-cell table:style-name="ce163"/>
          <table:table-cell office:value-type="string" table:style-name="ce156">
            <text:p>Desempregados</text:p>
          </table:table-cell>
          <table:table-cell office:value-type="float" office:value="62788" table:style-name="ce157">
            <text:p>62 788<text:s text:c="10"/></text:p>
          </table:table-cell>
          <table:table-cell office:value-type="float" office:value="-8.2113880564286319" table:style-name="ce158">
            <text:p>-8,2<text:s text:c="13"/></text:p>
          </table:table-cell>
          <table:table-cell office:value-type="float" office:value="-14.428620102214651" table:style-name="ce158">
            <text:p>-14,4<text:s text:c="13"/></text:p>
          </table:table-cell>
          <table:table-cell table:style-name="ce160"/>
          <table:table-cell office:value-type="float" office:value="60380.083333333336" table:style-name="ce161">
            <text:p>60 380<text:s text:c="11"/></text:p>
          </table:table-cell>
          <table:table-cell table:style-name="ce162"/>
          <table:table-cell table:number-columns-repeated="16376"/>
        </table:table-row>
        <table:table-row table:style-name="ro8">
          <table:table-cell table:style-name="ce163"/>
          <table:table-cell office:value-type="string" table:style-name="ce156">
            <text:p>Ofertas de emprego</text:p>
          </table:table-cell>
          <table:table-cell office:value-type="float" office:value="12642" table:style-name="ce157">
            <text:p>12 642<text:s text:c="10"/></text:p>
          </table:table-cell>
          <table:table-cell office:value-type="float" office:value="0.80535842436806604" table:style-name="ce158">
            <text:p>+0,8<text:s text:c="13"/></text:p>
          </table:table-cell>
          <table:table-cell office:value-type="float" office:value="-17.16139178297621" table:style-name="ce158">
            <text:p>-17,2<text:s text:c="13"/></text:p>
          </table:table-cell>
          <table:table-cell table:style-name="ce160"/>
          <table:table-cell office:value-type="float" office:value="13831.5" table:style-name="ce161">
            <text:p>13 832<text:s text:c="11"/></text:p>
          </table:table-cell>
          <table:table-cell table:style-name="ce162"/>
          <table:table-cell table:number-columns-repeated="16376"/>
        </table:table-row>
        <table:table-row table:style-name="ro8">
          <table:table-cell table:style-name="ce137"/>
          <table:table-cell office:value-type="string" table:style-name="ce156">
            <text:p>Colocações</text:p>
          </table:table-cell>
          <table:table-cell office:value-type="float" office:value="9294" table:style-name="ce157">
            <text:p>9 294<text:s text:c="10"/></text:p>
          </table:table-cell>
          <table:table-cell office:value-type="float" office:value="15.841954381154181" table:style-name="ce158">
            <text:p>+15,8<text:s text:c="13"/></text:p>
          </table:table-cell>
          <table:table-cell office:value-type="float" office:value="-10.703305149884699" table:style-name="ce158">
            <text:p>-10,7<text:s text:c="13"/></text:p>
          </table:table-cell>
          <table:table-cell table:style-name="ce160"/>
          <table:table-cell office:value-type="float" office:value="8704.4166666666661" table:style-name="ce161">
            <text:p>8 704<text:s text:c="11"/></text:p>
          </table:table-cell>
          <table:table-cell table:style-name="ce162"/>
          <table:table-cell table:number-columns-repeated="16376"/>
        </table:table-row>
        <table:table-row table:style-name="ro7">
          <table:table-cell table:style-name="ce137"/>
          <table:table-cell table:style-name="ce7"/>
          <table:table-cell table:style-name="ce165"/>
          <table:table-cell table:number-columns-repeated="3" table:style-name="ce166"/>
          <table:table-cell table:style-name="ce165"/>
          <table:table-cell table:style-name="ce162"/>
          <table:table-cell table:number-columns-repeated="16376"/>
        </table:table-row>
        <table:table-row table:style-name="ro7">
          <table:table-cell table:style-name="ce137"/>
          <table:table-cell table:style-name="ce167"/>
          <table:table-cell table:style-name="ce165"/>
          <table:table-cell table:number-columns-repeated="3" table:style-name="ce166"/>
          <table:table-cell table:style-name="ce165"/>
          <table:table-cell table:style-name="ce162"/>
          <table:table-cell table:number-columns-repeated="16376"/>
        </table:table-row>
        <table:table-row table:style-name="ro7">
          <table:table-cell table:style-name="ce155"/>
          <table:table-cell table:number-columns-repeated="6" table:style-name="ce147"/>
          <table:table-cell table:style-name="ce168"/>
          <table:table-cell table:number-columns-repeated="16376"/>
        </table:table-row>
        <table:table-row table:number-rows-repeated="1048553" table:style-name="ro7">
          <table:table-cell table:number-columns-repeated="16384"/>
        </table:table-row>
      </table:table>
      <table:table table:name="QI" table:style-name="ta5" table:print-ranges="QI.B1:QI.K51">
        <table:table-column table:style-name="co20" table:default-cell-style-name="ce174"/>
        <table:table-column table:style-name="co35" table:default-cell-style-name="ce174"/>
        <table:table-column table:style-name="co6" table:default-cell-style-name="ce174"/>
        <table:table-column table:style-name="co13" table:default-cell-style-name="ce174"/>
        <table:table-column table:style-name="co36" table:default-cell-style-name="ce174"/>
        <table:table-column table:style-name="co37" table:default-cell-style-name="ce174"/>
        <table:table-column table:style-name="co24" table:default-cell-style-name="ce174"/>
        <table:table-column table:style-name="co37" table:default-cell-style-name="ce174"/>
        <table:table-column table:style-name="co38" table:default-cell-style-name="ce174"/>
        <table:table-column table:style-name="co33" table:default-cell-style-name="ce174"/>
        <table:table-column table:style-name="co15" table:default-cell-style-name="ce174"/>
        <table:table-column table:style-name="co34" table:number-columns-repeated="16373" table:default-cell-style-name="ce174"/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176"/>
          <table:table-cell table:number-columns-repeated="9" table:style-name="ce177"/>
          <table:table-cell table:number-columns-repeated="6" table:style-name="ce174"/>
          <table:table-cell table:number-columns-repeated="16367" table:style-name="ce1"/>
        </table:table-row>
        <table:table-row table:style-name="ro2">
          <table:table-cell table:style-name="ce1"/>
          <table:table-cell office:value-type="string" table:style-name="ce178">
            <text:p>PORTUGAL</text:p>
          </table:table-cell>
          <table:table-cell table:number-columns-repeated="9" table:style-name="ce175"/>
          <table:table-cell table:number-columns-repeated="6" table:style-name="ce174"/>
          <table:table-cell table:number-columns-repeated="16367" table:style-name="ce1"/>
        </table:table-row>
        <table:table-row table:style-name="ro11">
          <table:table-cell table:style-name="ce1"/>
          <table:table-cell table:style-name="ce175"/>
          <table:table-cell table:style-name="ce179"/>
          <table:table-cell table:number-columns-repeated="8" table:style-name="ce175"/>
          <table:table-cell table:number-columns-repeated="6" table:style-name="ce174"/>
          <table:table-cell table:number-columns-repeated="16367" table:style-name="ce1"/>
        </table:table-row>
        <table:table-row table:style-name="ro12">
          <table:table-cell table:style-name="ce180"/>
          <table:table-cell table:style-name="ce181"/>
          <table:table-cell office:value-type="float" office:value="2013" table:style-name="ce182">
            <text:p>2013</text:p>
          </table:table-cell>
          <table:table-cell table:style-name="ce183"/>
          <table:table-cell office:value-type="float" office:value="2014" table:number-columns-spanned="4" table:number-rows-spanned="1" table:style-name="ce222">
            <text:p>2014</text:p>
          </table:table-cell>
          <table:covered-table-cell table:number-columns-repeated="3"/>
          <table:table-cell office:value-type="string" table:number-columns-spanned="3" table:number-rows-spanned="1" table:style-name="ce223">
            <text:p>var.%</text:p>
          </table:table-cell>
          <table:covered-table-cell table:number-columns-repeated="2"/>
          <table:table-cell table:number-columns-repeated="16373" table:style-name="ce180"/>
        </table:table-row>
        <table:table-row table:style-name="ro13">
          <table:table-cell table:style-name="ce180"/>
          <table:table-cell table:style-name="ce184"/>
          <table:table-cell office:value-type="string" table:style-name="ce185">
            <text:p>NOVEM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OUTU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NOVEMBRO</text:p>
          </table:table-cell>
          <table:table-cell office:value-type="string" table:style-name="ce187">
            <text:p>%</text:p>
          </table:table-cell>
          <table:table-cell office:value-type="string" table:number-columns-spanned="2" table:number-rows-spanned="1" table:style-name="ce224">
            <text:p>mês homólogo</text:p>
          </table:table-cell>
          <table:covered-table-cell/>
          <table:table-cell office:value-type="string" table:style-name="ce188">
            <text:p>mês <text:s text:c="2"/>anterior</text:p>
          </table:table-cell>
          <table:table-cell table:number-columns-repeated="6" table:style-name="ce189"/>
          <table:table-cell table:number-columns-repeated="16367" table:style-name="ce180"/>
        </table:table-row>
        <table:table-row table:style-name="ro14">
          <table:table-cell table:style-name="ce1"/>
          <table:table-cell office:value-type="string" table:style-name="ce190">
            <text:p>PEDIDOS DE EMPREGO</text:p>
          </table:table-cell>
          <table:table-cell office:value-type="float" office:value="917096" table:style-name="ce191">
            <text:p>917 096</text:p>
          </table:table-cell>
          <table:table-cell office:value-type="float" office:value="100.00000000000001" table:style-name="ce192">
            <text:p>100,0<text:s text:c="5"/></text:p>
          </table:table-cell>
          <table:table-cell office:value-type="float" office:value="855242" table:style-name="ce193">
            <text:p>855 242</text:p>
          </table:table-cell>
          <table:table-cell office:value-type="float" office:value="100" table:style-name="ce194">
            <text:p>100,0<text:s text:c="5"/></text:p>
          </table:table-cell>
          <table:table-cell office:value-type="float" office:value="855704" table:style-name="ce193">
            <text:p>855 704</text:p>
          </table:table-cell>
          <table:table-cell office:value-type="float" office:value="100" table:style-name="ce194">
            <text:p>100,0<text:s text:c="5"/></text:p>
          </table:table-cell>
          <table:table-cell table:style-name="ce192"/>
          <table:table-cell office:value-type="float" office:value="-6.6941737833334827" table:style-name="ce195">
            <text:p>-6,7<text:s text:c="3"/></text:p>
          </table:table-cell>
          <table:table-cell office:value-type="float" office:value="5.4019797905155542E-2" table:style-name="ce195">
            <text:p>+0,1<text:s text:c="3"/></text:p>
          </table:table-cell>
          <table:table-cell table:style-name="ce196"/>
          <table:table-cell table:style-name="ce174"/>
          <table:table-cell table:number-columns-repeated="4" table:style-name="ce197"/>
          <table:table-cell table:number-columns-repeated="16367" table:style-name="ce1"/>
        </table:table-row>
        <table:table-row table:style-name="ro8">
          <table:table-cell table:style-name="ce1"/>
          <table:table-cell office:value-type="string" table:style-name="ce180">
            <text:p><text:s text:c="7"/>Desemprego registado</text:p>
          </table:table-cell>
          <table:table-cell office:value-type="float" office:value="692019" table:style-name="ce198">
            <text:p>692 019</text:p>
          </table:table-cell>
          <table:table-cell office:value-type="float" office:value="75.457640203424731" table:style-name="ce199">
            <text:p>75,5<text:s text:c="5"/></text:p>
          </table:table-cell>
          <table:table-cell office:value-type="float" office:value="605516" table:style-name="ce200">
            <text:p>605 516</text:p>
          </table:table-cell>
          <table:table-cell office:value-type="float" office:value="70.800545342721705" table:style-name="ce199">
            <text:p>70,8<text:s text:c="5"/></text:p>
          </table:table-cell>
          <table:table-cell office:value-type="float" office:value="598083" table:style-name="ce200">
            <text:p>598 083</text:p>
          </table:table-cell>
          <table:table-cell office:value-type="float" office:value="69.893678187784559" table:style-name="ce199">
            <text:p>69,9<text:s text:c="5"/></text:p>
          </table:table-cell>
          <table:table-cell table:style-name="ce199"/>
          <table:table-cell office:value-type="float" office:value="-13.574193772136312" table:style-name="ce201">
            <text:p>-13,6<text:s text:c="3"/></text:p>
          </table:table-cell>
          <table:table-cell office:value-type="float" office:value="-1.227548074699925" table:style-name="ce201">
            <text:p>-1,2<text:s text:c="3"/></text:p>
          </table:table-cell>
          <table:table-cell table:style-name="ce197"/>
          <table:table-cell table:number-columns-repeated="3" table:style-name="ce202"/>
          <table:table-cell table:number-columns-repeated="2" table:style-name="ce197"/>
          <table:table-cell table:number-columns-repeated="16367" table:style-name="ce1"/>
        </table:table-row>
        <table:table-row table:style-name="ro8">
          <table:table-cell table:style-name="ce1"/>
          <table:table-cell office:value-type="string" table:style-name="ce180">
            <text:p><text:s text:c="7"/>Empregados</text:p>
          </table:table-cell>
          <table:table-cell office:value-type="float" office:value="64496" table:style-name="ce198">
            <text:p>64 496</text:p>
          </table:table-cell>
          <table:table-cell office:value-type="float" office:value="7.0326334429547179" table:style-name="ce199">
            <text:p>7,0<text:s text:c="5"/></text:p>
          </table:table-cell>
          <table:table-cell office:value-type="float" office:value="65194" table:style-name="ce200">
            <text:p>65 194</text:p>
          </table:table-cell>
          <table:table-cell office:value-type="float" office:value="7.6228716550403277" table:style-name="ce199">
            <text:p>7,6<text:s text:c="5"/></text:p>
          </table:table-cell>
          <table:table-cell office:value-type="float" office:value="65720" table:style-name="ce200">
            <text:p>65 720</text:p>
          </table:table-cell>
          <table:table-cell office:value-type="float" office:value="7.6802258724979673" table:style-name="ce199">
            <text:p>7,7<text:s text:c="5"/></text:p>
          </table:table-cell>
          <table:table-cell table:style-name="ce199"/>
          <table:table-cell office:value-type="float" office:value="1.8977921111386706" table:style-name="ce201">
            <text:p>+1,9<text:s text:c="3"/></text:p>
          </table:table-cell>
          <table:table-cell office:value-type="float" office:value="0.80682271374665504" table:style-name="ce201">
            <text:p>+0,8<text:s text:c="3"/></text:p>
          </table:table-cell>
          <table:table-cell table:style-name="ce197"/>
          <table:table-cell table:number-columns-repeated="3" table:style-name="ce202"/>
          <table:table-cell table:number-columns-repeated="2" table:style-name="ce197"/>
          <table:table-cell table:number-columns-repeated="16367" table:style-name="ce1"/>
        </table:table-row>
        <table:table-row table:style-name="ro8">
          <table:table-cell table:style-name="ce1"/>
          <table:table-cell office:value-type="string" table:style-name="ce180">
            <text:p><text:s text:c="7"/>Ocupados</text:p>
          </table:table-cell>
          <table:table-cell office:value-type="float" office:value="140877" table:style-name="ce198">
            <text:p>140 877</text:p>
          </table:table-cell>
          <table:table-cell office:value-type="float" office:value="15.36120536999398" table:style-name="ce199">
            <text:p>15,4<text:s text:c="5"/></text:p>
          </table:table-cell>
          <table:table-cell office:value-type="float" office:value="162181" table:style-name="ce200">
            <text:p>162 181</text:p>
          </table:table-cell>
          <table:table-cell office:value-type="float" office:value="18.96317065812951" table:style-name="ce199">
            <text:p>19,0<text:s text:c="5"/></text:p>
          </table:table-cell>
          <table:table-cell office:value-type="float" office:value="170789" table:style-name="ce200">
            <text:p>170 789</text:p>
          </table:table-cell>
          <table:table-cell office:value-type="float" office:value="19.958887652739733" table:style-name="ce199">
            <text:p>20,0<text:s text:c="5"/></text:p>
          </table:table-cell>
          <table:table-cell table:style-name="ce199"/>
          <table:table-cell office:value-type="float" office:value="21.232706545426154" table:style-name="ce201">
            <text:p>+21,2<text:s text:c="3"/></text:p>
          </table:table-cell>
          <table:table-cell office:value-type="float" office:value="5.3076500946473288" table:style-name="ce201">
            <text:p>+5,3<text:s text:c="3"/></text:p>
          </table:table-cell>
          <table:table-cell table:style-name="ce197"/>
          <table:table-cell table:number-columns-repeated="3" table:style-name="ce202"/>
          <table:table-cell table:number-columns-repeated="2" table:style-name="ce197"/>
          <table:table-cell table:number-columns-repeated="16367" table:style-name="ce1"/>
        </table:table-row>
        <table:table-row table:style-name="ro8">
          <table:table-cell table:style-name="ce1"/>
          <table:table-cell office:value-type="string" table:style-name="ce180">
            <text:p><text:s text:c="7"/>Indisponíveis temporariamente</text:p>
          </table:table-cell>
          <table:table-cell office:value-type="float" office:value="19704" table:style-name="ce198">
            <text:p>19 704</text:p>
          </table:table-cell>
          <table:table-cell office:value-type="float" office:value="2.1485209836265775" table:style-name="ce199">
            <text:p>2,1<text:s text:c="5"/></text:p>
          </table:table-cell>
          <table:table-cell office:value-type="float" office:value="22351" table:style-name="ce200">
            <text:p>22 351</text:p>
          </table:table-cell>
          <table:table-cell office:value-type="float" office:value="2.6134123441084514" table:style-name="ce199">
            <text:p>2,6<text:s text:c="5"/></text:p>
          </table:table-cell>
          <table:table-cell office:value-type="float" office:value="21112" table:style-name="ce200">
            <text:p>21 112</text:p>
          </table:table-cell>
          <table:table-cell office:value-type="float" office:value="2.4672082869777401" table:style-name="ce199">
            <text:p>2,5<text:s text:c="5"/></text:p>
          </table:table-cell>
          <table:table-cell table:style-name="ce199"/>
          <table:table-cell office:value-type="float" office:value="7.1457572066585584" table:style-name="ce201">
            <text:p>+7,1<text:s text:c="3"/></text:p>
          </table:table-cell>
          <table:table-cell office:value-type="float" office:value="-5.5433761352959579" table:style-name="ce201">
            <text:p>-5,5<text:s text:c="3"/></text:p>
          </table:table-cell>
          <table:table-cell table:style-name="ce197"/>
          <table:table-cell table:number-columns-repeated="3" table:style-name="ce202"/>
          <table:table-cell table:number-columns-repeated="2" table:style-name="ce197"/>
          <table:table-cell table:number-columns-repeated="16367" table:style-name="ce1"/>
        </table:table-row>
        <table:table-row table:style-name="ro1">
          <table:table-cell table:style-name="ce1"/>
          <table:table-cell table:style-name="ce190"/>
          <table:table-cell table:style-name="ce203"/>
          <table:table-cell table:style-name="ce204"/>
          <table:table-cell office:value-type="string" table:style-name="ce205">
            <text:p><text:s/></text:p>
          </table:table-cell>
          <table:table-cell table:style-name="ce204"/>
          <table:table-cell table:style-name="ce205"/>
          <table:table-cell table:number-columns-repeated="2" table:style-name="ce204"/>
          <table:table-cell table:number-columns-repeated="2" table:style-name="ce206"/>
          <table:table-cell table:number-columns-repeated="6" table:style-name="ce197"/>
          <table:table-cell table:number-columns-repeated="16367" table:style-name="ce1"/>
        </table:table-row>
        <table:table-row table:style-name="ro12">
          <table:table-cell table:style-name="ce207"/>
          <table:table-cell office:value-type="string" table:style-name="ce190">
            <text:p><text:s text:c="7"/>Desemprego registado</text:p>
          </table:table-cell>
          <table:table-cell office:value-type="float" office:value="692019" table:style-name="ce191">
            <text:p>692 019</text:p>
          </table:table-cell>
          <table:table-cell office:value-type="float" office:value="100" table:style-name="ce192">
            <text:p>100,0<text:s text:c="5"/></text:p>
          </table:table-cell>
          <table:table-cell office:value-type="float" office:value="605516" table:style-name="ce208">
            <text:p>605 516</text:p>
          </table:table-cell>
          <table:table-cell office:value-type="float" office:value="100" table:style-name="ce192">
            <text:p>100,0<text:s text:c="5"/></text:p>
          </table:table-cell>
          <table:table-cell office:value-type="float" office:value="598083" table:style-name="ce208">
            <text:p>598 083</text:p>
          </table:table-cell>
          <table:table-cell office:value-type="float" office:value="100" table:style-name="ce192">
            <text:p>100,0<text:s text:c="5"/></text:p>
          </table:table-cell>
          <table:table-cell table:style-name="ce192"/>
          <table:table-cell office:value-type="float" office:value="-13.574193772136312" table:style-name="ce195">
            <text:p>-13,6<text:s text:c="3"/></text:p>
          </table:table-cell>
          <table:table-cell office:value-type="float" office:value="-1.227548074699925" table:style-name="ce195">
            <text:p>-1,2<text:s text:c="3"/></text:p>
          </table:table-cell>
          <table:table-cell table:number-columns-repeated="2" table:style-name="ce207"/>
          <table:table-cell table:number-columns-repeated="4" table:style-name="ce209"/>
          <table:table-cell table:number-columns-repeated="16367" table:style-name="ce207"/>
        </table:table-row>
        <table:table-row table:style-name="ro15">
          <table:table-cell table:style-name="ce207"/>
          <table:table-cell office:value-type="string" table:style-name="ce210">
            <text:p><text:s text:c="13"/>Homens</text:p>
          </table:table-cell>
          <table:table-cell office:value-type="float" office:value="336599" table:style-name="ce200">
            <text:p>336 599</text:p>
          </table:table-cell>
          <table:table-cell office:value-type="float" office:value="48.640138493307269" table:style-name="ce199">
            <text:p>48,6<text:s text:c="5"/></text:p>
          </table:table-cell>
          <table:table-cell office:value-type="float" office:value="291147" table:style-name="ce200">
            <text:p>291 147</text:p>
          </table:table-cell>
          <table:table-cell office:value-type="float" office:value="48.082461900263581" table:style-name="ce199">
            <text:p>48,1<text:s text:c="5"/></text:p>
          </table:table-cell>
          <table:table-cell office:value-type="float" office:value="289668" table:style-name="ce200">
            <text:p>289 668</text:p>
          </table:table-cell>
          <table:table-cell office:value-type="float" office:value="48.432742612647402" table:style-name="ce199">
            <text:p>48,4<text:s text:c="5"/></text:p>
          </table:table-cell>
          <table:table-cell table:style-name="ce192"/>
          <table:table-cell office:value-type="float" office:value="-13.942703335422863" table:style-name="ce201">
            <text:p>-13,9<text:s text:c="3"/></text:p>
          </table:table-cell>
          <table:table-cell office:value-type="float" office:value="-0.50799080876670644" table:style-name="ce201">
            <text:p>-0,5<text:s text:c="3"/></text:p>
          </table:table-cell>
          <table:table-cell table:style-name="ce211"/>
          <table:table-cell table:style-name="ce207"/>
          <table:table-cell table:number-columns-repeated="4" table:style-name="ce209"/>
          <table:table-cell table:number-columns-repeated="16367" table:style-name="ce207"/>
        </table:table-row>
        <table:table-row table:style-name="ro4">
          <table:table-cell table:style-name="ce207"/>
          <table:table-cell office:value-type="string" table:style-name="ce180">
            <text:p><text:s text:c="13"/>Mulheres</text:p>
          </table:table-cell>
          <table:table-cell office:value-type="float" office:value="355420" table:style-name="ce198">
            <text:p>355 420</text:p>
          </table:table-cell>
          <table:table-cell office:value-type="float" office:value="51.359861506692738" table:style-name="ce199">
            <text:p>51,4<text:s text:c="5"/></text:p>
          </table:table-cell>
          <table:table-cell office:value-type="float" office:value="314369" table:style-name="ce200">
            <text:p>314 369</text:p>
          </table:table-cell>
          <table:table-cell office:value-type="float" office:value="51.917538099736426" table:style-name="ce199">
            <text:p>51,9<text:s text:c="5"/></text:p>
          </table:table-cell>
          <table:table-cell office:value-type="float" office:value="308415" table:style-name="ce200">
            <text:p>308 415</text:p>
          </table:table-cell>
          <table:table-cell office:value-type="float" office:value="51.567257387352598" table:style-name="ce199">
            <text:p>51,6<text:s text:c="5"/></text:p>
          </table:table-cell>
          <table:table-cell table:style-name="ce192"/>
          <table:table-cell office:value-type="float" office:value="-13.225198356873562" table:style-name="ce201">
            <text:p>-13,2<text:s text:c="3"/></text:p>
          </table:table-cell>
          <table:table-cell office:value-type="float" office:value="-1.8939526480028235" table:style-name="ce201">
            <text:p>-1,9<text:s text:c="3"/></text:p>
          </table:table-cell>
          <table:table-cell table:style-name="ce207"/>
          <table:table-cell table:style-name="ce212"/>
          <table:table-cell table:number-columns-repeated="4" table:style-name="ce209"/>
          <table:table-cell table:number-columns-repeated="16367" table:style-name="ce207"/>
        </table:table-row>
        <table:table-row table:style-name="ro15">
          <table:table-cell table:style-name="ce207"/>
          <table:table-cell office:value-type="string" table:style-name="ce180">
            <text:p><text:s text:c="13"/>&lt; 25 anos de idade</text:p>
          </table:table-cell>
          <table:table-cell office:value-type="float" office:value="93427" table:style-name="ce198">
            <text:p>93 427</text:p>
          </table:table-cell>
          <table:table-cell office:value-type="float" office:value="13.500640878357387" table:style-name="ce199">
            <text:p>13,5<text:s text:c="5"/></text:p>
          </table:table-cell>
          <table:table-cell office:value-type="float" office:value="78557" table:style-name="ce200">
            <text:p>78 557</text:p>
          </table:table-cell>
          <table:table-cell office:value-type="float" office:value="12.973563043751115" table:style-name="ce199">
            <text:p>13,0<text:s text:c="5"/></text:p>
          </table:table-cell>
          <table:table-cell office:value-type="float" office:value="76783" table:style-name="ce200">
            <text:p>76 783</text:p>
          </table:table-cell>
          <table:table-cell office:value-type="float" office:value="12.8381846666767" table:style-name="ce199">
            <text:p>12,8<text:s text:c="5"/></text:p>
          </table:table-cell>
          <table:table-cell table:style-name="ce199"/>
          <table:table-cell office:value-type="float" office:value="-17.814978539394389" table:style-name="ce201">
            <text:p>-17,8<text:s text:c="3"/></text:p>
          </table:table-cell>
          <table:table-cell office:value-type="float" office:value="-2.2582328754916858" table:style-name="ce201">
            <text:p>-2,3<text:s text:c="3"/></text:p>
          </table:table-cell>
          <table:table-cell table:style-name="ce211"/>
          <table:table-cell table:number-columns-repeated="5" table:style-name="ce209"/>
          <table:table-cell table:number-columns-repeated="16367" table:style-name="ce207"/>
        </table:table-row>
        <table:table-row table:style-name="ro4">
          <table:table-cell table:style-name="ce207"/>
          <table:table-cell office:value-type="string" table:style-name="ce180">
            <text:p><text:s text:c="13"/>&gt;= 25 anos de idade</text:p>
          </table:table-cell>
          <table:table-cell office:value-type="float" office:value="598592" table:style-name="ce198">
            <text:p>598 592</text:p>
          </table:table-cell>
          <table:table-cell office:value-type="float" office:value="86.499359121642613" table:style-name="ce199">
            <text:p>86,5<text:s text:c="5"/></text:p>
          </table:table-cell>
          <table:table-cell office:value-type="float" office:value="526959" table:style-name="ce200">
            <text:p>526 959</text:p>
          </table:table-cell>
          <table:table-cell office:value-type="float" office:value="87.026436956248887" table:style-name="ce199">
            <text:p>87,0<text:s text:c="5"/></text:p>
          </table:table-cell>
          <table:table-cell office:value-type="float" office:value="521300" table:style-name="ce200">
            <text:p>521 300</text:p>
          </table:table-cell>
          <table:table-cell office:value-type="float" office:value="87.161815333323304" table:style-name="ce199">
            <text:p>87,2<text:s text:c="5"/></text:p>
          </table:table-cell>
          <table:table-cell table:style-name="ce199"/>
          <table:table-cell office:value-type="float" office:value="-12.912300866032282" table:style-name="ce201">
            <text:p>-12,9<text:s text:c="3"/></text:p>
          </table:table-cell>
          <table:table-cell office:value-type="float" office:value="-1.0738975897555605" table:style-name="ce201">
            <text:p>-1,1<text:s text:c="3"/></text:p>
          </table:table-cell>
          <table:table-cell table:style-name="ce207"/>
          <table:table-cell table:style-name="ce212"/>
          <table:table-cell table:number-columns-repeated="4" table:style-name="ce209"/>
          <table:table-cell table:number-columns-repeated="16367" table:style-name="ce207"/>
        </table:table-row>
        <table:table-row table:style-name="ro15">
          <table:table-cell table:style-name="ce207"/>
          <table:table-cell office:value-type="string" table:style-name="ce180">
            <text:p><text:s text:c="13"/>&lt; 1 ano de inscrição</text:p>
          </table:table-cell>
          <table:table-cell office:value-type="float" office:value="370108" table:style-name="ce198">
            <text:p>370 108</text:p>
          </table:table-cell>
          <table:table-cell office:value-type="float" office:value="53.482346582969541" table:style-name="ce199">
            <text:p>53,5<text:s text:c="5"/></text:p>
          </table:table-cell>
          <table:table-cell office:value-type="float" office:value="300868" table:style-name="ce200">
            <text:p>300 868</text:p>
          </table:table-cell>
          <table:table-cell office:value-type="float" office:value="49.687869519550262" table:style-name="ce199">
            <text:p>49,7<text:s text:c="5"/></text:p>
          </table:table-cell>
          <table:table-cell office:value-type="float" office:value="300772" table:style-name="ce200">
            <text:p>300 772</text:p>
          </table:table-cell>
          <table:table-cell office:value-type="float" office:value="50.28934111151797" table:style-name="ce199">
            <text:p>50,3<text:s text:c="5"/></text:p>
          </table:table-cell>
          <table:table-cell table:style-name="ce199"/>
          <table:table-cell office:value-type="float" office:value="-18.733991159337265" table:style-name="ce201">
            <text:p>-18,7<text:s text:c="3"/></text:p>
          </table:table-cell>
          <table:table-cell office:value-type="float" office:value="-3.1907680444575703E-2" table:style-name="ce201">
            <text:p>-0,0<text:s text:c="3"/></text:p>
          </table:table-cell>
          <table:table-cell table:style-name="ce211"/>
          <table:table-cell table:style-name="ce207"/>
          <table:table-cell table:number-columns-repeated="4" table:style-name="ce209"/>
          <table:table-cell table:number-columns-repeated="16367" table:style-name="ce207"/>
        </table:table-row>
        <table:table-row table:style-name="ro16">
          <table:table-cell table:style-name="ce207"/>
          <table:table-cell office:value-type="string" table:style-name="ce180">
            <text:p><text:s text:c="13"/>&gt;= 1 ano de inscrição</text:p>
          </table:table-cell>
          <table:table-cell office:value-type="float" office:value="321911" table:style-name="ce198">
            <text:p>321 911</text:p>
          </table:table-cell>
          <table:table-cell office:value-type="float" office:value="46.517653417030459" table:style-name="ce199">
            <text:p>46,5<text:s text:c="5"/></text:p>
          </table:table-cell>
          <table:table-cell office:value-type="float" office:value="304648" table:style-name="ce200">
            <text:p>304 648</text:p>
          </table:table-cell>
          <table:table-cell office:value-type="float" office:value="50.312130480449738" table:style-name="ce199">
            <text:p>50,3<text:s text:c="5"/></text:p>
          </table:table-cell>
          <table:table-cell office:value-type="float" office:value="297311" table:style-name="ce200">
            <text:p>297 311</text:p>
          </table:table-cell>
          <table:table-cell office:value-type="float" office:value="49.710658888482037" table:style-name="ce199">
            <text:p>49,7<text:s text:c="5"/></text:p>
          </table:table-cell>
          <table:table-cell table:style-name="ce199"/>
          <table:table-cell office:value-type="float" office:value="-7.6418637449481395" table:style-name="ce201">
            <text:p>-7,6<text:s text:c="3"/></text:p>
          </table:table-cell>
          <table:table-cell office:value-type="float" office:value="-2.4083532470260707" table:style-name="ce201">
            <text:p>-2,4<text:s text:c="3"/></text:p>
          </table:table-cell>
          <table:table-cell table:style-name="ce207"/>
          <table:table-cell table:style-name="ce212"/>
          <table:table-cell table:number-columns-repeated="4" table:style-name="ce209"/>
          <table:table-cell table:number-columns-repeated="16367" table:style-name="ce207"/>
        </table:table-row>
        <table:table-row table:style-name="ro15">
          <table:table-cell table:style-name="ce207"/>
          <table:table-cell office:value-type="string" table:style-name="ce180">
            <text:p><text:s text:c="13"/>Primeiro Emprego</text:p>
          </table:table-cell>
          <table:table-cell office:value-type="float" office:value="73203" table:style-name="ce198">
            <text:p>73 203</text:p>
          </table:table-cell>
          <table:table-cell office:value-type="float" office:value="10.57817776679542" table:style-name="ce199">
            <text:p>10,6<text:s text:c="5"/></text:p>
          </table:table-cell>
          <table:table-cell office:value-type="float" office:value="69923" table:style-name="ce200">
            <text:p>69 923</text:p>
          </table:table-cell>
          <table:table-cell office:value-type="float" office:value="11.54767173782361" table:style-name="ce199">
            <text:p>11,5<text:s text:c="5"/></text:p>
          </table:table-cell>
          <table:table-cell office:value-type="float" office:value="67624" table:style-name="ce200">
            <text:p>67 624</text:p>
          </table:table-cell>
          <table:table-cell office:value-type="float" office:value="11.306791866680712" table:style-name="ce199">
            <text:p>11,3<text:s text:c="5"/></text:p>
          </table:table-cell>
          <table:table-cell table:style-name="ce199"/>
          <table:table-cell office:value-type="float" office:value="-7.6212723522260006" table:style-name="ce201">
            <text:p>-7,6<text:s text:c="3"/></text:p>
          </table:table-cell>
          <table:table-cell office:value-type="float" office:value="-3.2879024069333411" table:style-name="ce201">
            <text:p>-3,3<text:s text:c="3"/></text:p>
          </table:table-cell>
          <table:table-cell table:number-columns-repeated="2" table:style-name="ce211"/>
          <table:table-cell table:number-columns-repeated="4" table:style-name="ce209"/>
          <table:table-cell table:number-columns-repeated="16367" table:style-name="ce207"/>
        </table:table-row>
        <table:table-row table:style-name="ro4">
          <table:table-cell table:style-name="ce207"/>
          <table:table-cell office:value-type="string" table:style-name="ce180">
            <text:p><text:s text:c="13"/>Novo Emprego</text:p>
          </table:table-cell>
          <table:table-cell office:value-type="float" office:value="618816" table:style-name="ce198">
            <text:p>618 816</text:p>
          </table:table-cell>
          <table:table-cell office:value-type="float" office:value="89.42182223320458" table:style-name="ce199">
            <text:p>89,4<text:s text:c="5"/></text:p>
          </table:table-cell>
          <table:table-cell office:value-type="float" office:value="535593" table:style-name="ce200">
            <text:p>535 593</text:p>
          </table:table-cell>
          <table:table-cell office:value-type="float" office:value="88.452328262176394" table:style-name="ce199">
            <text:p>88,5<text:s text:c="5"/></text:p>
          </table:table-cell>
          <table:table-cell office:value-type="float" office:value="530459" table:style-name="ce200">
            <text:p>530 459</text:p>
          </table:table-cell>
          <table:table-cell office:value-type="float" office:value="88.693208133319288" table:style-name="ce199">
            <text:p>88,7<text:s text:c="5"/></text:p>
          </table:table-cell>
          <table:table-cell table:style-name="ce199"/>
          <table:table-cell office:value-type="float" office:value="-14.278396162995151" table:style-name="ce201">
            <text:p>-14,3<text:s text:c="3"/></text:p>
          </table:table-cell>
          <table:table-cell office:value-type="float" office:value="-0.95856368548506055" table:style-name="ce201">
            <text:p>-1,0<text:s text:c="3"/></text:p>
          </table:table-cell>
          <table:table-cell table:number-columns-repeated="2" table:style-name="ce207"/>
          <table:table-cell table:number-columns-repeated="4" table:style-name="ce209"/>
          <table:table-cell table:number-columns-repeated="16367" table:style-name="ce207"/>
        </table:table-row>
        <table:table-row table:style-name="ro15">
          <table:table-cell table:style-name="ce207"/>
          <table:table-cell office:value-type="string" table:style-name="ce180">
            <text:p><text:s text:c="13"/>Nenhum <text:s/>Nível de Instrução</text:p>
          </table:table-cell>
          <table:table-cell office:value-type="float" office:value="37361" table:style-name="ce198">
            <text:p>37 361</text:p>
          </table:table-cell>
          <table:table-cell office:value-type="float" office:value="5.3988402052544799" table:style-name="ce199">
            <text:p>5,4<text:s text:c="5"/></text:p>
          </table:table-cell>
          <table:table-cell office:value-type="float" office:value="33850" table:style-name="ce200">
            <text:p>33 850</text:p>
          </table:table-cell>
          <table:table-cell office:value-type="float" office:value="5.5902734196949373" table:style-name="ce199">
            <text:p>5,6<text:s text:c="5"/></text:p>
          </table:table-cell>
          <table:table-cell office:value-type="float" office:value="33944" table:style-name="ce200">
            <text:p>33 944</text:p>
          </table:table-cell>
          <table:table-cell office:value-type="float" office:value="5.6754664486367279" table:style-name="ce199">
            <text:p>5,7<text:s text:c="5"/></text:p>
          </table:table-cell>
          <table:table-cell table:style-name="ce199"/>
          <table:table-cell office:value-type="float" office:value="-9.1459008056529569" table:style-name="ce201">
            <text:p>-9,1<text:s text:c="3"/></text:p>
          </table:table-cell>
          <table:table-cell office:value-type="float" office:value="0.27769571639586843" table:style-name="ce201">
            <text:p>+0,3<text:s text:c="3"/></text:p>
          </table:table-cell>
          <table:table-cell table:style-name="ce211"/>
          <table:table-cell table:style-name="ce207"/>
          <table:table-cell table:number-columns-repeated="4" table:style-name="ce209"/>
          <table:table-cell table:number-columns-repeated="16367" table:style-name="ce207"/>
        </table:table-row>
        <table:table-row table:style-name="ro8">
          <table:table-cell table:style-name="ce207"/>
          <table:table-cell office:value-type="string" table:style-name="ce180">
            <text:p><text:s text:c="13"/>Básico - 1º Ciclo</text:p>
          </table:table-cell>
          <table:table-cell office:value-type="float" office:value="147633" table:style-name="ce198">
            <text:p>147 633</text:p>
          </table:table-cell>
          <table:table-cell office:value-type="float" office:value="21.333662804055958" table:style-name="ce199">
            <text:p>21,3<text:s text:c="5"/></text:p>
          </table:table-cell>
          <table:table-cell office:value-type="float" office:value="130652" table:style-name="ce200">
            <text:p>130 652</text:p>
          </table:table-cell>
          <table:table-cell office:value-type="float" office:value="21.576969064401272" table:style-name="ce199">
            <text:p>21,6<text:s text:c="5"/></text:p>
          </table:table-cell>
          <table:table-cell office:value-type="float" office:value="130437" table:style-name="ce200">
            <text:p>130 437</text:p>
          </table:table-cell>
          <table:table-cell office:value-type="float" office:value="21.80918033115805" table:style-name="ce199">
            <text:p>21,8<text:s text:c="5"/></text:p>
          </table:table-cell>
          <table:table-cell table:style-name="ce199"/>
          <table:table-cell office:value-type="float" office:value="-11.647802320619377" table:style-name="ce201">
            <text:p>-11,6<text:s text:c="3"/></text:p>
          </table:table-cell>
          <table:table-cell office:value-type="float" office:value="-0.16455928726693969" table:style-name="ce201">
            <text:p>-0,2<text:s text:c="3"/></text:p>
          </table:table-cell>
          <table:table-cell table:number-columns-repeated="16373" table:style-name="ce207"/>
        </table:table-row>
        <table:table-row table:style-name="ro8">
          <table:table-cell table:style-name="ce207"/>
          <table:table-cell office:value-type="string" table:style-name="ce180">
            <text:p><text:s text:c="13"/>Básico - 2º Ciclo</text:p>
          </table:table-cell>
          <table:table-cell office:value-type="float" office:value="110868" table:style-name="ce198">
            <text:p>110 868</text:p>
          </table:table-cell>
          <table:table-cell office:value-type="float" office:value="16.020947401733192" table:style-name="ce199">
            <text:p>16,0<text:s text:c="5"/></text:p>
          </table:table-cell>
          <table:table-cell office:value-type="float" office:value="95726" table:style-name="ce200">
            <text:p>95 726</text:p>
          </table:table-cell>
          <table:table-cell office:value-type="float" office:value="15.808995963773045" table:style-name="ce199">
            <text:p>15,8<text:s text:c="5"/></text:p>
          </table:table-cell>
          <table:table-cell office:value-type="float" office:value="95785" table:style-name="ce200">
            <text:p>95 785</text:p>
          </table:table-cell>
          <table:table-cell office:value-type="float" office:value="16.015335664113508" table:style-name="ce199">
            <text:p>16,0<text:s text:c="5"/></text:p>
          </table:table-cell>
          <table:table-cell table:style-name="ce199"/>
          <table:table-cell office:value-type="float" office:value="-13.604466572861412" table:style-name="ce201">
            <text:p>-13,6<text:s text:c="3"/></text:p>
          </table:table-cell>
          <table:table-cell office:value-type="float" office:value="6.1634247748784787E-2" table:style-name="ce201">
            <text:p>+0,1<text:s text:c="3"/></text:p>
          </table:table-cell>
          <table:table-cell table:number-columns-repeated="16373" table:style-name="ce207"/>
        </table:table-row>
        <table:table-row table:style-name="ro8">
          <table:table-cell table:style-name="ce207"/>
          <table:table-cell office:value-type="string" table:style-name="ce180">
            <text:p><text:s text:c="13"/>Básico - 3º Ciclo</text:p>
          </table:table-cell>
          <table:table-cell office:value-type="float" office:value="137273" table:style-name="ce198">
            <text:p>137 273</text:p>
          </table:table-cell>
          <table:table-cell office:value-type="float" office:value="19.836594081954399" table:style-name="ce199">
            <text:p>19,8<text:s text:c="5"/></text:p>
          </table:table-cell>
          <table:table-cell office:value-type="float" office:value="116919" table:style-name="ce200">
            <text:p>116 919</text:p>
          </table:table-cell>
          <table:table-cell office:value-type="float" office:value="19.308986054868903" table:style-name="ce199">
            <text:p>19,3<text:s text:c="5"/></text:p>
          </table:table-cell>
          <table:table-cell office:value-type="float" office:value="116393" table:style-name="ce200">
            <text:p>116 393</text:p>
          </table:table-cell>
          <table:table-cell office:value-type="float" office:value="19.461011264322845" table:style-name="ce199">
            <text:p>19,5<text:s text:c="5"/></text:p>
          </table:table-cell>
          <table:table-cell table:style-name="ce199"/>
          <table:table-cell office:value-type="float" office:value="-15.210565806822899" table:style-name="ce201">
            <text:p>-15,2<text:s text:c="3"/></text:p>
          </table:table-cell>
          <table:table-cell office:value-type="float" office:value="-0.44988410780112531" table:style-name="ce201">
            <text:p>-0,4<text:s text:c="3"/></text:p>
          </table:table-cell>
          <table:table-cell table:number-columns-repeated="16373" table:style-name="ce207"/>
        </table:table-row>
        <table:table-row table:style-name="ro8">
          <table:table-cell table:style-name="ce207"/>
          <table:table-cell office:value-type="string" table:style-name="ce180">
            <text:p><text:s text:c="13"/>Secundário</text:p>
          </table:table-cell>
          <table:table-cell office:value-type="float" office:value="163235" table:style-name="ce198">
            <text:p>163 235</text:p>
          </table:table-cell>
          <table:table-cell office:value-type="float" office:value="23.588225178788445" table:style-name="ce199">
            <text:p>23,6<text:s text:c="5"/></text:p>
          </table:table-cell>
          <table:table-cell office:value-type="float" office:value="143495" table:style-name="ce200">
            <text:p>143 495</text:p>
          </table:table-cell>
          <table:table-cell office:value-type="float" office:value="23.69796999583826" table:style-name="ce199">
            <text:p>23,7<text:s text:c="5"/></text:p>
          </table:table-cell>
          <table:table-cell office:value-type="float" office:value="141578" table:style-name="ce200">
            <text:p>141 578</text:p>
          </table:table-cell>
          <table:table-cell office:value-type="float" office:value="23.671965262346532" table:style-name="ce199">
            <text:p>23,7<text:s text:c="5"/></text:p>
          </table:table-cell>
          <table:table-cell table:style-name="ce199"/>
          <table:table-cell office:value-type="float" office:value="-13.267375256532006" table:style-name="ce201">
            <text:p>-13,3<text:s text:c="3"/></text:p>
          </table:table-cell>
          <table:table-cell office:value-type="float" office:value="-1.3359350500017513" table:style-name="ce201">
            <text:p>-1,3<text:s text:c="3"/></text:p>
          </table:table-cell>
          <table:table-cell table:style-name="ce207"/>
          <table:table-cell table:style-name="ce211"/>
          <table:table-cell table:number-columns-repeated="16371" table:style-name="ce207"/>
        </table:table-row>
        <table:table-row table:style-name="ro8">
          <table:table-cell table:style-name="ce207"/>
          <table:table-cell office:value-type="string" table:style-name="ce180">
            <text:p><text:s text:c="13"/>Superior</text:p>
          </table:table-cell>
          <table:table-cell office:value-type="float" office:value="95649" table:style-name="ce198">
            <text:p>95 649</text:p>
          </table:table-cell>
          <table:table-cell office:value-type="float" office:value="13.821730328213533" table:style-name="ce199">
            <text:p>13,8<text:s text:c="5"/></text:p>
          </table:table-cell>
          <table:table-cell office:value-type="float" office:value="84874" table:style-name="ce200">
            <text:p>84 874</text:p>
          </table:table-cell>
          <table:table-cell office:value-type="float" office:value="14.01680550142358" table:style-name="ce199">
            <text:p>14,0<text:s text:c="5"/></text:p>
          </table:table-cell>
          <table:table-cell office:value-type="float" office:value="79946" table:style-name="ce200">
            <text:p>79 946</text:p>
          </table:table-cell>
          <table:table-cell office:value-type="float" office:value="13.367041029422339" table:style-name="ce199">
            <text:p>13,4<text:s text:c="5"/></text:p>
          </table:table-cell>
          <table:table-cell table:style-name="ce199"/>
          <table:table-cell office:value-type="float" office:value="-16.417317483716516" table:style-name="ce201">
            <text:p>-16,4<text:s text:c="3"/></text:p>
          </table:table-cell>
          <table:table-cell office:value-type="float" office:value="-5.8062539764827932" table:style-name="ce201">
            <text:p>-5,8<text:s text:c="3"/></text:p>
          </table:table-cell>
          <table:table-cell table:number-columns-repeated="16373" table:style-name="ce207"/>
        </table:table-row>
        <table:table-row table:style-name="ro17">
          <table:table-cell table:style-name="ce1"/>
          <table:table-cell table:style-name="ce213"/>
          <table:table-cell table:style-name="ce214"/>
          <table:table-cell table:style-name="ce215"/>
          <table:table-cell table:style-name="ce214"/>
          <table:table-cell table:style-name="ce216"/>
          <table:table-cell table:style-name="ce214"/>
          <table:table-cell table:number-columns-repeated="4" table:style-name="ce216"/>
          <table:table-cell table:number-columns-repeated="6" table:style-name="ce174"/>
          <table:table-cell table:number-columns-repeated="16367" table:style-name="ce1"/>
        </table:table-row>
        <table:table-row table:number-rows-repeated="2" table:style-name="ro17">
          <table:table-cell table:style-name="ce1"/>
          <table:table-cell table:style-name="ce217"/>
          <table:table-cell table:style-name="ce218"/>
          <table:table-cell table:style-name="ce219"/>
          <table:table-cell table:style-name="ce218"/>
          <table:table-cell table:style-name="ce219"/>
          <table:table-cell table:style-name="ce218"/>
          <table:table-cell table:style-name="ce219"/>
          <table:table-cell table:style-name="ce220"/>
          <table:table-cell table:number-columns-repeated="2" table:style-name="ce221"/>
          <table:table-cell table:number-columns-repeated="6" table:style-name="ce174"/>
          <table:table-cell table:number-columns-repeated="16367" table:style-name="ce1"/>
        </table:table-row>
        <table:table-row table:style-name="ro4">
          <table:table-cell table:style-name="ce1"/>
          <table:table-cell table:style-name="ce217"/>
          <table:table-cell table:style-name="ce218"/>
          <table:table-cell table:style-name="ce219"/>
          <table:table-cell table:style-name="ce218"/>
          <table:table-cell table:style-name="ce219"/>
          <table:table-cell table:style-name="ce218"/>
          <table:table-cell table:style-name="ce219"/>
          <table:table-cell table:style-name="ce220"/>
          <table:table-cell table:number-columns-repeated="2" table:style-name="ce221"/>
          <table:table-cell table:number-columns-repeated="6" table:style-name="ce174"/>
          <table:table-cell table:number-columns-repeated="16367" table:style-name="ce1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 table:style-name="ce1"/>
          <table:table-cell table:style-name="ce180"/>
          <table:table-cell table:number-columns-repeated="15" table:style-name="ce174"/>
          <table:table-cell table:number-columns-repeated="16367" table:style-name="ce1"/>
        </table:table-row>
        <table:table-row table:number-rows-repeated="1048530" table:style-name="ro2">
          <table:table-cell table:number-columns-repeated="16384"/>
        </table:table-row>
      </table:table>
      <table:table table:name="QII" table:style-name="ta6" table:print-ranges="QII.B1:QII.K57">
        <table:table-column table:style-name="co20" table:default-cell-style-name="ce137"/>
        <table:table-column table:style-name="co39" table:default-cell-style-name="ce137"/>
        <table:table-column table:style-name="co40" table:default-cell-style-name="ce137"/>
        <table:table-column table:style-name="co41" table:default-cell-style-name="ce137"/>
        <table:table-column table:style-name="co42" table:default-cell-style-name="ce137"/>
        <table:table-column table:style-name="co1" table:default-cell-style-name="ce137"/>
        <table:table-column table:style-name="co24" table:default-cell-style-name="ce137"/>
        <table:table-column table:style-name="co15" table:default-cell-style-name="ce137"/>
        <table:table-column table:style-name="co38" table:default-cell-style-name="ce137"/>
        <table:table-column table:style-name="co33" table:default-cell-style-name="ce137"/>
        <table:table-column table:style-name="co15" table:default-cell-style-name="ce137"/>
        <table:table-column table:style-name="co34" table:number-columns-repeated="16373" table:default-cell-style-name="ce137"/>
        <table:table-row table:style-name="ro7">
          <table:table-cell/>
          <table:table-cell table:style-name="ce137">
            <draw:frame draw:z-index="1" draw:id="id96" draw:style-name="a195" draw:name="Text Box 74" svg:x="0.35417in" svg:y="0.14583in" svg:width="1.53125in" svg:height="0.34375in">
              <draw:text-box>
                <text:p text:style-name="a186" text:class-names="" text:cond-style-name=""><text:span text:style-name="a185" text:class-names="">JANEIRO 2011, Nº1</text:span></text:p>
                <text:p text:style-name="a188" text:class-names="" text:cond-style-name=""><text:span text:style-name="a187" text:class-names=""/></text:p>
                <text:p text:style-name="a190" text:class-names="" text:cond-style-name=""><text:span text:style-name="a189" text:class-names="">RO 2008, Nº 1</text:span></text:p>
                <text:p text:style-name="a192" text:class-names="" text:cond-style-name=""><text:span text:style-name="a191" text:class-names=""/></text:p>
                <text:p text:style-name="a194" text:class-names="" text:cond-style-name=""><text:span text:style-name="a19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style-name="ro7">
          <table:table-cell/>
          <table:table-cell table:number-columns-repeated="10" table:style-name="ce225"/>
          <table:table-cell table:number-columns-repeated="16373" table:style-name="ce137"/>
        </table:table-row>
        <table:table-row table:style-name="ro8">
          <table:table-cell table:style-name="ce139"/>
          <table:table-cell table:number-columns-repeated="10" table:style-name="ce226"/>
          <table:table-cell table:number-columns-repeated="16373" table:style-name="ce139"/>
        </table:table-row>
        <table:table-row table:style-name="ro8">
          <table:table-cell table:style-name="ce139"/>
          <table:table-cell table:number-columns-repeated="7" table:style-name="ce226"/>
          <table:table-cell office:value-type="string" table:style-name="ce226">
            <text:p><text:s/></text:p>
          </table:table-cell>
          <table:table-cell table:number-columns-repeated="2" table:style-name="ce226"/>
          <table:table-cell table:number-columns-repeated="16373" table:style-name="ce139"/>
        </table:table-row>
        <table:table-row table:style-name="ro8">
          <table:table-cell/>
          <table:table-cell table:number-columns-repeated="10" table:style-name="ce225"/>
          <table:table-cell table:number-columns-repeated="16373" table:style-name="ce137"/>
        </table:table-row>
        <table:table-row table:style-name="ro8">
          <table:table-cell/>
          <table:table-cell office:value-type="string" table:number-columns-spanned="10" table:number-rows-spanned="1" table:style-name="ce259">
            <text:p>QUADRO II - DESEMPREGO REGISTADO POR GÉNERO</text:p>
          </table:table-cell>
          <table:covered-table-cell table:number-columns-repeated="9"/>
          <table:table-cell table:number-columns-repeated="16373" table:style-name="ce137"/>
        </table:table-row>
        <table:table-row table:style-name="ro7">
          <table:table-cell/>
          <table:table-cell office:value-type="string" table:number-columns-spanned="10" table:number-rows-spanned="1" table:style-name="ce260">
            <text:p>Situação no fim dos meses</text:p>
          </table:table-cell>
          <table:covered-table-cell table:number-columns-repeated="9"/>
          <table:table-cell table:number-columns-repeated="16373" table:style-name="ce137"/>
        </table:table-row>
        <table:table-row table:style-name="ro18">
          <table:table-cell/>
          <table:table-cell table:style-name="ce228"/>
          <table:table-cell table:number-columns-repeated="9" table:style-name="ce229"/>
          <table:table-cell table:number-columns-repeated="16373" table:style-name="ce137"/>
        </table:table-row>
        <table:table-row table:style-name="ro7">
          <table:table-cell/>
          <table:table-cell office:value-type="string" table:style-name="ce230">
            <text:p>PORTUGAL</text:p>
          </table:table-cell>
          <table:table-cell table:number-columns-repeated="9" table:style-name="ce231"/>
          <table:table-cell table:number-columns-repeated="16373" table:style-name="ce137"/>
        </table:table-row>
        <table:table-row table:style-name="ro11">
          <table:table-cell/>
          <table:table-cell table:style-name="ce231"/>
          <table:table-cell table:style-name="ce232"/>
          <table:table-cell table:number-columns-repeated="8" table:style-name="ce231"/>
          <table:table-cell table:number-columns-repeated="16373" table:style-name="ce137"/>
        </table:table-row>
        <table:table-row table:style-name="ro12">
          <table:table-cell table:style-name="ce233"/>
          <table:table-cell table:style-name="ce181"/>
          <table:table-cell office:value-type="float" office:value="2013" table:style-name="ce182">
            <text:p>2013</text:p>
          </table:table-cell>
          <table:table-cell table:style-name="ce183"/>
          <table:table-cell office:value-type="float" office:value="2014" table:number-columns-spanned="4" table:number-rows-spanned="1" table:style-name="ce222">
            <text:p>2014</text:p>
          </table:table-cell>
          <table:covered-table-cell table:number-columns-repeated="3"/>
          <table:table-cell office:value-type="string" table:number-columns-spanned="3" table:number-rows-spanned="1" table:style-name="ce223">
            <text:p>var.%</text:p>
          </table:table-cell>
          <table:covered-table-cell table:number-columns-repeated="2"/>
          <table:table-cell table:number-columns-repeated="16373" table:style-name="ce233"/>
        </table:table-row>
        <table:table-row table:style-name="ro13">
          <table:table-cell table:style-name="ce233"/>
          <table:table-cell table:style-name="ce184"/>
          <table:table-cell office:value-type="string" table:style-name="ce185">
            <text:p>NOVEM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OUTU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NOVEMBRO</text:p>
          </table:table-cell>
          <table:table-cell office:value-type="string" table:style-name="ce187">
            <text:p>%</text:p>
          </table:table-cell>
          <table:table-cell office:value-type="string" table:number-columns-spanned="2" table:number-rows-spanned="1" table:style-name="ce224">
            <text:p>mês homólogo</text:p>
          </table:table-cell>
          <table:covered-table-cell/>
          <table:table-cell office:value-type="string" table:style-name="ce188">
            <text:p>mês <text:s text:c="2"/>anterior</text:p>
          </table:table-cell>
          <table:table-cell table:number-columns-repeated="16373" table:style-name="ce233"/>
        </table:table-row>
        <table:table-row table:style-name="ro4">
          <table:table-cell/>
          <table:table-cell table:style-name="ce40"/>
          <table:table-cell table:style-name="ce234"/>
          <table:table-cell table:style-name="ce235"/>
          <table:table-cell table:style-name="ce236"/>
          <table:table-cell table:style-name="ce235"/>
          <table:table-cell table:style-name="ce236"/>
          <table:table-cell table:number-columns-repeated="2" table:style-name="ce235"/>
          <table:table-cell table:number-columns-repeated="2" table:style-name="ce237"/>
          <table:table-cell table:number-columns-repeated="16373" table:style-name="ce137"/>
        </table:table-row>
        <table:table-row table:style-name="ro1">
          <table:table-cell table:style-name="ce7"/>
          <table:table-cell office:value-type="string" table:style-name="ce238">
            <text:p><text:s text:c="7"/>Desemprego registado</text:p>
          </table:table-cell>
          <table:table-cell office:value-type="float" office:value="692019" table:style-name="ce239">
            <text:p>692 019</text:p>
          </table:table-cell>
          <table:table-cell table:style-name="ce240"/>
          <table:table-cell office:value-type="float" office:value="605516" table:style-name="ce241">
            <text:p>605 516</text:p>
          </table:table-cell>
          <table:table-cell table:style-name="ce240"/>
          <table:table-cell office:value-type="float" office:value="598083" table:style-name="ce241">
            <text:p>598 083</text:p>
          </table:table-cell>
          <table:table-cell table:number-columns-repeated="2" table:style-name="ce240"/>
          <table:table-cell office:value-type="float" office:value="-13.574193772136312" table:style-name="ce242">
            <text:p>-13,6<text:s text:c="3"/></text:p>
          </table:table-cell>
          <table:table-cell office:value-type="float" office:value="-1.227548074699925" table:style-name="ce242">
            <text:p>-1,2<text:s text:c="3"/></text:p>
          </table:table-cell>
          <table:table-cell office:value-type="string" table:style-name="ce243">
            <text:p>w</text:p>
          </table:table-cell>
          <table:table-cell table:number-columns-repeated="5" table:style-name="ce243"/>
          <table:table-cell table:number-columns-repeated="16367" table:style-name="ce7"/>
        </table:table-row>
        <table:table-row table:style-name="ro12">
          <table:table-cell table:style-name="ce7"/>
          <table:table-cell office:value-type="string" table:style-name="ce238">
            <text:p><text:s text:c="10"/>Homens</text:p>
          </table:table-cell>
          <table:table-cell office:value-type="float" office:value="336599" table:style-name="ce239">
            <text:p>336 599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291147" table:style-name="ce241">
            <text:p>291 147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289668" table:style-name="ce241">
            <text:p>289 668</text:p>
          </table:table-cell>
          <table:table-cell office:value-type="float" office:value="100" table:style-name="ce244">
            <text:p>100,0<text:s text:c="5"/></text:p>
          </table:table-cell>
          <table:table-cell table:style-name="ce240"/>
          <table:table-cell office:value-type="float" office:value="-13.942703335422863" table:style-name="ce242">
            <text:p>-13,9<text:s text:c="3"/></text:p>
          </table:table-cell>
          <table:table-cell office:value-type="float" office:value="-0.50799080876670644" table:style-name="ce242">
            <text:p>-0,5<text:s text:c="3"/></text:p>
          </table:table-cell>
          <table:table-cell table:number-columns-repeated="6" table:style-name="ce243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33">
            <text:p><text:s text:c="13"/>&lt; 25 anos de idade</text:p>
          </table:table-cell>
          <table:table-cell office:value-type="float" office:value="42749" table:style-name="ce245">
            <text:p>42 749</text:p>
          </table:table-cell>
          <table:table-cell office:value-type="float" office:value="12.700275401887707" table:style-name="ce246">
            <text:p>12,7<text:s text:c="5"/></text:p>
          </table:table-cell>
          <table:table-cell office:value-type="float" office:value="35821" table:style-name="ce247">
            <text:p>35 821</text:p>
          </table:table-cell>
          <table:table-cell office:value-type="float" office:value="12.303406870069072" table:style-name="ce246">
            <text:p>12,3<text:s text:c="5"/></text:p>
          </table:table-cell>
          <table:table-cell office:value-type="float" office:value="35457" table:style-name="ce247">
            <text:p>35 457</text:p>
          </table:table-cell>
          <table:table-cell office:value-type="float" office:value="12.240565060690169" table:style-name="ce246">
            <text:p>12,2<text:s text:c="5"/></text:p>
          </table:table-cell>
          <table:table-cell table:style-name="ce235"/>
          <table:table-cell office:value-type="float" office:value="-17.057708952256192" table:style-name="ce248">
            <text:p>-17,1<text:s text:c="3"/></text:p>
          </table:table-cell>
          <table:table-cell office:value-type="float" office:value="-1.016163702855863" table:style-name="ce248">
            <text:p>-1,0<text:s text:c="3"/></text:p>
          </table:table-cell>
          <table:table-cell table:style-name="ce249"/>
          <table:table-cell table:number-columns-repeated="5" table:style-name="ce24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&gt;= 25 anos de idade</text:p>
          </table:table-cell>
          <table:table-cell office:value-type="float" office:value="293850" table:style-name="ce245">
            <text:p>293 850</text:p>
          </table:table-cell>
          <table:table-cell office:value-type="float" office:value="87.299724598112292" table:style-name="ce246">
            <text:p>87,3<text:s text:c="5"/></text:p>
          </table:table-cell>
          <table:table-cell office:value-type="float" office:value="255326" table:style-name="ce247">
            <text:p>255 326</text:p>
          </table:table-cell>
          <table:table-cell office:value-type="float" office:value="87.696593129930932" table:style-name="ce246">
            <text:p>87,7<text:s text:c="5"/></text:p>
          </table:table-cell>
          <table:table-cell office:value-type="float" office:value="254211" table:style-name="ce247">
            <text:p>254 211</text:p>
          </table:table-cell>
          <table:table-cell office:value-type="float" office:value="87.759434939309827" table:style-name="ce246">
            <text:p>87,8<text:s text:c="5"/></text:p>
          </table:table-cell>
          <table:table-cell table:style-name="ce235"/>
          <table:table-cell office:value-type="float" office:value="-13.489535477284335" table:style-name="ce248">
            <text:p>-13,5<text:s text:c="3"/></text:p>
          </table:table-cell>
          <table:table-cell office:value-type="float" office:value="-0.43669661530748272" table:style-name="ce248">
            <text:p>-0,4<text:s text:c="3"/></text:p>
          </table:table-cell>
          <table:table-cell table:style-name="ce243"/>
          <table:table-cell table:style-name="ce249"/>
          <table:table-cell table:number-columns-repeated="4" table:style-name="ce243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33">
            <text:p><text:s text:c="13"/>&lt; 1 ano de inscrição</text:p>
          </table:table-cell>
          <table:table-cell office:value-type="float" office:value="180006" table:style-name="ce245">
            <text:p>180 006</text:p>
          </table:table-cell>
          <table:table-cell office:value-type="float" office:value="53.477877236711933" table:style-name="ce246">
            <text:p>53,5<text:s text:c="5"/></text:p>
          </table:table-cell>
          <table:table-cell office:value-type="float" office:value="144249" table:style-name="ce247">
            <text:p>144 249</text:p>
          </table:table-cell>
          <table:table-cell office:value-type="float" office:value="49.545075168213991" table:style-name="ce246">
            <text:p>49,5<text:s text:c="5"/></text:p>
          </table:table-cell>
          <table:table-cell office:value-type="float" office:value="145957" table:style-name="ce247">
            <text:p>145 957</text:p>
          </table:table-cell>
          <table:table-cell office:value-type="float" office:value="50.387685212035848" table:style-name="ce246">
            <text:p>50,4<text:s text:c="5"/></text:p>
          </table:table-cell>
          <table:table-cell table:style-name="ce235"/>
          <table:table-cell office:value-type="float" office:value="-18.915480595091267" table:style-name="ce248">
            <text:p>-18,9<text:s text:c="3"/></text:p>
          </table:table-cell>
          <table:table-cell office:value-type="float" office:value="1.1840636676857343" table:style-name="ce248">
            <text:p>+1,2<text:s text:c="3"/></text:p>
          </table:table-cell>
          <table:table-cell table:number-columns-repeated="2" table:style-name="ce249"/>
          <table:table-cell table:number-columns-repeated="4" table:style-name="ce243"/>
          <table:table-cell table:number-columns-repeated="16367" table:style-name="ce7"/>
        </table:table-row>
        <table:table-row table:style-name="ro16">
          <table:table-cell table:style-name="ce7"/>
          <table:table-cell office:value-type="string" table:style-name="ce33">
            <text:p><text:s text:c="13"/>&gt;= 1 ano de inscrição</text:p>
          </table:table-cell>
          <table:table-cell office:value-type="float" office:value="156593" table:style-name="ce245">
            <text:p>156 593</text:p>
          </table:table-cell>
          <table:table-cell office:value-type="float" office:value="46.522122763288067" table:style-name="ce246">
            <text:p>46,5<text:s text:c="5"/></text:p>
          </table:table-cell>
          <table:table-cell office:value-type="float" office:value="146898" table:style-name="ce247">
            <text:p>146 898</text:p>
          </table:table-cell>
          <table:table-cell office:value-type="float" office:value="50.454924831786009" table:style-name="ce246">
            <text:p>50,5<text:s text:c="5"/></text:p>
          </table:table-cell>
          <table:table-cell office:value-type="float" office:value="143711" table:style-name="ce247">
            <text:p>143 711</text:p>
          </table:table-cell>
          <table:table-cell office:value-type="float" office:value="49.612314787964152" table:style-name="ce246">
            <text:p>49,6<text:s text:c="5"/></text:p>
          </table:table-cell>
          <table:table-cell table:style-name="ce235"/>
          <table:table-cell office:value-type="float" office:value="-8.2264213598309084" table:style-name="ce248">
            <text:p>-8,2<text:s text:c="3"/></text:p>
          </table:table-cell>
          <table:table-cell office:value-type="float" office:value="-2.1695326008522926" table:style-name="ce248">
            <text:p>-2,2<text:s text:c="3"/></text:p>
          </table:table-cell>
          <table:table-cell table:number-columns-repeated="6" table:style-name="ce243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50">
            <text:p><text:s text:c="13"/>Primeiro Emprego</text:p>
          </table:table-cell>
          <table:table-cell office:value-type="float" office:value="30625" table:style-name="ce247">
            <text:p>30 625</text:p>
          </table:table-cell>
          <table:table-cell office:value-type="float" office:value="9.0983633344127579" table:style-name="ce246">
            <text:p>9,1<text:s text:c="5"/></text:p>
          </table:table-cell>
          <table:table-cell office:value-type="float" office:value="29575" table:style-name="ce247">
            <text:p>29 575</text:p>
          </table:table-cell>
          <table:table-cell office:value-type="float" office:value="10.158098829800753" table:style-name="ce246">
            <text:p>10,2<text:s text:c="5"/></text:p>
          </table:table-cell>
          <table:table-cell office:value-type="float" office:value="28754" table:style-name="ce247">
            <text:p>28 754</text:p>
          </table:table-cell>
          <table:table-cell office:value-type="float" office:value="9.9265365867130644" table:style-name="ce246">
            <text:p>9,9<text:s text:c="5"/></text:p>
          </table:table-cell>
          <table:table-cell table:style-name="ce235"/>
          <table:table-cell office:value-type="float" office:value="-6.1093877551020341" table:style-name="ce248">
            <text:p>-6,1<text:s text:c="3"/></text:p>
          </table:table-cell>
          <table:table-cell office:value-type="float" office:value="-2.7759932375317078" table:style-name="ce248">
            <text:p>-2,8<text:s text:c="3"/></text:p>
          </table:table-cell>
          <table:table-cell table:style-name="ce251"/>
          <table:table-cell table:number-columns-repeated="5" table:style-name="ce24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Novo Emprego</text:p>
          </table:table-cell>
          <table:table-cell office:value-type="float" office:value="305974" table:style-name="ce245">
            <text:p>305 974</text:p>
          </table:table-cell>
          <table:table-cell office:value-type="float" office:value="90.901636665587233" table:style-name="ce246">
            <text:p>90,9<text:s text:c="5"/></text:p>
          </table:table-cell>
          <table:table-cell office:value-type="float" office:value="261572" table:style-name="ce247">
            <text:p>261 572</text:p>
          </table:table-cell>
          <table:table-cell office:value-type="float" office:value="89.84190117019925" table:style-name="ce246">
            <text:p>89,8<text:s text:c="5"/></text:p>
          </table:table-cell>
          <table:table-cell office:value-type="float" office:value="260914" table:style-name="ce247">
            <text:p>260 914</text:p>
          </table:table-cell>
          <table:table-cell office:value-type="float" office:value="90.07346341328693" table:style-name="ce246">
            <text:p>90,1<text:s text:c="5"/></text:p>
          </table:table-cell>
          <table:table-cell table:style-name="ce235"/>
          <table:table-cell office:value-type="float" office:value="-14.726741487838837" table:style-name="ce248">
            <text:p>-14,7<text:s text:c="3"/></text:p>
          </table:table-cell>
          <table:table-cell office:value-type="float" office:value="-0.25155597693942866" table:style-name="ce248">
            <text:p>-0,3<text:s text:c="3"/></text:p>
          </table:table-cell>
          <table:table-cell table:style-name="ce251"/>
          <table:table-cell table:number-columns-repeated="5" table:style-name="ce243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33">
            <text:p><text:s text:c="13"/>Nenhum <text:s/>Nível de Instrução</text:p>
          </table:table-cell>
          <table:table-cell office:value-type="float" office:value="20334" table:style-name="ce245">
            <text:p>20 334</text:p>
          </table:table-cell>
          <table:table-cell office:value-type="float" office:value="6.04101616463507" table:style-name="ce246">
            <text:p>6,0<text:s text:c="5"/></text:p>
          </table:table-cell>
          <table:table-cell office:value-type="float" office:value="17803" table:style-name="ce247">
            <text:p>17 803</text:p>
          </table:table-cell>
          <table:table-cell office:value-type="float" office:value="6.1147805060673823" table:style-name="ce246">
            <text:p>6,1<text:s text:c="5"/></text:p>
          </table:table-cell>
          <table:table-cell office:value-type="float" office:value="17785" table:style-name="ce247">
            <text:p>17 785</text:p>
          </table:table-cell>
          <table:table-cell office:value-type="float" office:value="6.1397876189292573" table:style-name="ce246">
            <text:p>6,1<text:s text:c="5"/></text:p>
          </table:table-cell>
          <table:table-cell table:style-name="ce235"/>
          <table:table-cell office:value-type="float" office:value="-12.535654568702668" table:style-name="ce248">
            <text:p>-12,5<text:s text:c="3"/></text:p>
          </table:table-cell>
          <table:table-cell office:value-type="float" office:value="-0.10110655507499189" table:style-name="ce248">
            <text:p>-0,1<text:s text:c="3"/></text:p>
          </table:table-cell>
          <table:table-cell table:style-name="ce249"/>
          <table:table-cell table:number-columns-repeated="5" table:style-name="ce24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1º Ciclo</text:p>
          </table:table-cell>
          <table:table-cell office:value-type="float" office:value="83749" table:style-name="ce245">
            <text:p>83 749</text:p>
          </table:table-cell>
          <table:table-cell office:value-type="float" office:value="24.880941416938256" table:style-name="ce246">
            <text:p>24,9<text:s text:c="5"/></text:p>
          </table:table-cell>
          <table:table-cell office:value-type="float" office:value="73634" table:style-name="ce247">
            <text:p>73 634</text:p>
          </table:table-cell>
          <table:table-cell office:value-type="float" office:value="25.291004200627178" table:style-name="ce246">
            <text:p>25,3<text:s text:c="5"/></text:p>
          </table:table-cell>
          <table:table-cell office:value-type="float" office:value="73270" table:style-name="ce247">
            <text:p>73 270</text:p>
          </table:table-cell>
          <table:table-cell office:value-type="float" office:value="25.294475054199982" table:style-name="ce246">
            <text:p>25,3<text:s text:c="5"/></text:p>
          </table:table-cell>
          <table:table-cell table:style-name="ce235"/>
          <table:table-cell office:value-type="float" office:value="-12.51238820762039" table:style-name="ce248">
            <text:p>-12,5<text:s text:c="3"/></text:p>
          </table:table-cell>
          <table:table-cell office:value-type="float" office:value="-0.49433685525708881" table:style-name="ce248">
            <text:p>-0,5<text:s text:c="3"/></text:p>
          </table:table-cell>
          <table:table-cell table:number-columns-repeated="6" table:style-name="ce24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2º Ciclo</text:p>
          </table:table-cell>
          <table:table-cell office:value-type="float" office:value="63227" table:style-name="ce245">
            <text:p>63 227</text:p>
          </table:table-cell>
          <table:table-cell office:value-type="float" office:value="18.784072442282955" table:style-name="ce246">
            <text:p>18,8<text:s text:c="5"/></text:p>
          </table:table-cell>
          <table:table-cell office:value-type="float" office:value="53537" table:style-name="ce247">
            <text:p>53 537</text:p>
          </table:table-cell>
          <table:table-cell office:value-type="float" office:value="18.388305563856058" table:style-name="ce246">
            <text:p>18,4<text:s text:c="5"/></text:p>
          </table:table-cell>
          <table:table-cell office:value-type="float" office:value="53728" table:style-name="ce247">
            <text:p>53 728</text:p>
          </table:table-cell>
          <table:table-cell office:value-type="float" office:value="18.548130963723988" table:style-name="ce246">
            <text:p>18,5<text:s text:c="5"/></text:p>
          </table:table-cell>
          <table:table-cell table:style-name="ce235"/>
          <table:table-cell office:value-type="float" office:value="-15.023644961804294" table:style-name="ce248">
            <text:p>-15,0<text:s text:c="3"/></text:p>
          </table:table-cell>
          <table:table-cell office:value-type="float" office:value="0.35676261277247079" table:style-name="ce248">
            <text:p>+0,4<text:s text:c="3"/></text:p>
          </table:table-cell>
          <table:table-cell table:number-columns-repeated="6" table:style-name="ce24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3º Ciclo</text:p>
          </table:table-cell>
          <table:table-cell office:value-type="float" office:value="66985" table:style-name="ce245">
            <text:p>66 985</text:p>
          </table:table-cell>
          <table:table-cell office:value-type="float" office:value="19.900534463857586" table:style-name="ce246">
            <text:p>19,9<text:s text:c="5"/></text:p>
          </table:table-cell>
          <table:table-cell office:value-type="float" office:value="56239" table:style-name="ce247">
            <text:p>56 239</text:p>
          </table:table-cell>
          <table:table-cell office:value-type="float" office:value="19.31635909008164" table:style-name="ce246">
            <text:p>19,3<text:s text:c="5"/></text:p>
          </table:table-cell>
          <table:table-cell office:value-type="float" office:value="56350" table:style-name="ce247">
            <text:p>56 350</text:p>
          </table:table-cell>
          <table:table-cell office:value-type="float" office:value="19.453305163152297" table:style-name="ce246">
            <text:p>19,5<text:s text:c="5"/></text:p>
          </table:table-cell>
          <table:table-cell table:style-name="ce235"/>
          <table:table-cell office:value-type="float" office:value="-15.876688810927817" table:style-name="ce248">
            <text:p>-15,9<text:s text:c="3"/></text:p>
          </table:table-cell>
          <table:table-cell office:value-type="float" office:value="0.19737193051085455" table:style-name="ce248">
            <text:p>+0,2<text:s text:c="3"/></text:p>
          </table:table-cell>
          <table:table-cell table:number-columns-repeated="6" table:style-name="ce24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Secundário</text:p>
          </table:table-cell>
          <table:table-cell office:value-type="float" office:value="70799" table:style-name="ce245">
            <text:p>70 799</text:p>
          </table:table-cell>
          <table:table-cell office:value-type="float" office:value="21.033633492672291" table:style-name="ce246">
            <text:p>21,0<text:s text:c="5"/></text:p>
          </table:table-cell>
          <table:table-cell office:value-type="float" office:value="61772" table:style-name="ce247">
            <text:p>61 772</text:p>
          </table:table-cell>
          <table:table-cell office:value-type="float" office:value="21.216773657293395" table:style-name="ce246">
            <text:p>21,2<text:s text:c="5"/></text:p>
          </table:table-cell>
          <table:table-cell office:value-type="float" office:value="61586" table:style-name="ce247">
            <text:p>61 586</text:p>
          </table:table-cell>
          <table:table-cell office:value-type="float" office:value="21.260891779554527" table:style-name="ce246">
            <text:p>21,3<text:s text:c="5"/></text:p>
          </table:table-cell>
          <table:table-cell table:style-name="ce235"/>
          <table:table-cell office:value-type="float" office:value="-13.012895662368123" table:style-name="ce248">
            <text:p>-13,0<text:s text:c="3"/></text:p>
          </table:table-cell>
          <table:table-cell office:value-type="float" office:value="-0.30110729780481904" table:style-name="ce248">
            <text:p>-0,3<text:s text:c="3"/></text:p>
          </table:table-cell>
          <table:table-cell table:number-columns-repeated="6" table:style-name="ce24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Superior</text:p>
          </table:table-cell>
          <table:table-cell office:value-type="float" office:value="31505" table:style-name="ce245">
            <text:p>31 505</text:p>
          </table:table-cell>
          <table:table-cell office:value-type="float" office:value="9.3598020196138432" table:style-name="ce246">
            <text:p>9,4<text:s text:c="5"/></text:p>
          </table:table-cell>
          <table:table-cell office:value-type="float" office:value="28162" table:style-name="ce247">
            <text:p>28 162</text:p>
          </table:table-cell>
          <table:table-cell office:value-type="float" office:value="9.6727769820743479" table:style-name="ce246">
            <text:p>9,7<text:s text:c="5"/></text:p>
          </table:table-cell>
          <table:table-cell office:value-type="float" office:value="26949" table:style-name="ce247">
            <text:p>26 949</text:p>
          </table:table-cell>
          <table:table-cell office:value-type="float" office:value="9.3034094204399516" table:style-name="ce246">
            <text:p>9,3<text:s text:c="5"/></text:p>
          </table:table-cell>
          <table:table-cell table:style-name="ce235"/>
          <table:table-cell office:value-type="float" office:value="-14.461196635454684" table:style-name="ce248">
            <text:p>-14,5<text:s text:c="3"/></text:p>
          </table:table-cell>
          <table:table-cell office:value-type="float" office:value="-4.3072224984020977" table:style-name="ce248">
            <text:p>-4,3<text:s text:c="3"/></text:p>
          </table:table-cell>
          <table:table-cell table:number-columns-repeated="6" table:style-name="ce243"/>
          <table:table-cell table:number-columns-repeated="16367" table:style-name="ce7"/>
        </table:table-row>
        <table:table-row table:style-name="ro4">
          <table:table-cell table:style-name="ce7"/>
          <table:table-cell table:style-name="ce250"/>
          <table:table-cell table:style-name="ce252"/>
          <table:table-cell table:style-name="ce253"/>
          <table:table-cell table:style-name="ce252"/>
          <table:table-cell table:style-name="ce253"/>
          <table:table-cell table:style-name="ce252"/>
          <table:table-cell table:style-name="ce253"/>
          <table:table-cell table:style-name="ce33"/>
          <table:table-cell table:number-columns-repeated="2" table:style-name="ce253"/>
          <table:table-cell table:number-columns-repeated="6" table:style-name="ce243"/>
          <table:table-cell table:number-columns-repeated="16367" table:style-name="ce7"/>
        </table:table-row>
        <table:table-row table:style-name="ro12">
          <table:table-cell table:style-name="ce7"/>
          <table:table-cell office:value-type="string" table:style-name="ce254">
            <text:p><text:s text:c="11"/>Mulheres</text:p>
          </table:table-cell>
          <table:table-cell office:value-type="float" office:value="355420" table:style-name="ce239">
            <text:p>355 420</text:p>
          </table:table-cell>
          <table:table-cell office:value-type="float" office:value="99.999999999999986" table:style-name="ce244">
            <text:p>100,0<text:s text:c="5"/></text:p>
          </table:table-cell>
          <table:table-cell office:value-type="float" office:value="314369" table:style-name="ce241">
            <text:p>314 369</text:p>
          </table:table-cell>
          <table:table-cell office:value-type="float" office:value="100" table:style-name="ce244">
            <text:p>100,0<text:s text:c="5"/></text:p>
          </table:table-cell>
          <table:table-cell office:value-type="float" office:value="308415" table:style-name="ce241">
            <text:p>308 415</text:p>
          </table:table-cell>
          <table:table-cell office:value-type="float" office:value="100" table:style-name="ce244">
            <text:p>100,0<text:s text:c="5"/></text:p>
          </table:table-cell>
          <table:table-cell table:style-name="ce240"/>
          <table:table-cell office:value-type="float" office:value="-13.225198356873562" table:style-name="ce242">
            <text:p>-13,2<text:s text:c="3"/></text:p>
          </table:table-cell>
          <table:table-cell office:value-type="float" office:value="-1.8939526480028235" table:style-name="ce242">
            <text:p>-1,9<text:s text:c="3"/></text:p>
          </table:table-cell>
          <table:table-cell table:number-columns-repeated="6" table:style-name="ce243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33">
            <text:p><text:s text:c="13"/>&lt; 25 anos de idade</text:p>
          </table:table-cell>
          <table:table-cell office:value-type="float" office:value="50678" table:style-name="ce245">
            <text:p>50 678</text:p>
          </table:table-cell>
          <table:table-cell office:value-type="float" office:value="14.258623600247594" table:style-name="ce246">
            <text:p>14,3<text:s text:c="5"/></text:p>
          </table:table-cell>
          <table:table-cell office:value-type="float" office:value="42736" table:style-name="ce247">
            <text:p>42 736</text:p>
          </table:table-cell>
          <table:table-cell office:value-type="float" office:value="13.594215714653798" table:style-name="ce246">
            <text:p>13,6<text:s text:c="5"/></text:p>
          </table:table-cell>
          <table:table-cell office:value-type="float" office:value="41326" table:style-name="ce247">
            <text:p>41 326</text:p>
          </table:table-cell>
          <table:table-cell office:value-type="float" office:value="13.399477976103627" table:style-name="ce246">
            <text:p>13,4<text:s text:c="5"/></text:p>
          </table:table-cell>
          <table:table-cell table:style-name="ce235"/>
          <table:table-cell office:value-type="float" office:value="-18.453766920557243" table:style-name="ce248">
            <text:p>-18,5<text:s text:c="3"/></text:p>
          </table:table-cell>
          <table:table-cell office:value-type="float" office:value="-3.2993260950954664" table:style-name="ce248">
            <text:p>-3,3<text:s text:c="3"/></text:p>
          </table:table-cell>
          <table:table-cell table:style-name="ce249"/>
          <table:table-cell table:style-name="ce255"/>
          <table:table-cell table:number-columns-repeated="4" table:style-name="ce24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&gt;= 25 anos de idade</text:p>
          </table:table-cell>
          <table:table-cell office:value-type="float" office:value="304742" table:style-name="ce245">
            <text:p>304 742</text:p>
          </table:table-cell>
          <table:table-cell office:value-type="float" office:value="85.741376399752397" table:style-name="ce246">
            <text:p>85,7<text:s text:c="5"/></text:p>
          </table:table-cell>
          <table:table-cell office:value-type="float" office:value="271633" table:style-name="ce247">
            <text:p>271 633</text:p>
          </table:table-cell>
          <table:table-cell office:value-type="float" office:value="86.405784285346201" table:style-name="ce246">
            <text:p>86,4<text:s text:c="5"/></text:p>
          </table:table-cell>
          <table:table-cell office:value-type="float" office:value="267089" table:style-name="ce247">
            <text:p>267 089</text:p>
          </table:table-cell>
          <table:table-cell office:value-type="float" office:value="86.600522023896374" table:style-name="ce246">
            <text:p>86,6<text:s text:c="5"/></text:p>
          </table:table-cell>
          <table:table-cell table:style-name="ce235"/>
          <table:table-cell office:value-type="float" office:value="-12.35569760649993" table:style-name="ce248">
            <text:p>-12,4<text:s text:c="3"/></text:p>
          </table:table-cell>
          <table:table-cell office:value-type="float" office:value="-1.6728453464785247" table:style-name="ce248">
            <text:p>-1,7<text:s text:c="3"/></text:p>
          </table:table-cell>
          <table:table-cell table:style-name="ce243"/>
          <table:table-cell table:style-name="ce7"/>
          <table:table-cell table:number-columns-repeated="4" table:style-name="ce243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33">
            <text:p><text:s text:c="13"/>&lt; 1 ano de inscrição</text:p>
          </table:table-cell>
          <table:table-cell office:value-type="float" office:value="190102" table:style-name="ce245">
            <text:p>190 102</text:p>
          </table:table-cell>
          <table:table-cell office:value-type="float" office:value="53.486579258342246" table:style-name="ce246">
            <text:p>53,5<text:s text:c="5"/></text:p>
          </table:table-cell>
          <table:table-cell office:value-type="float" office:value="156619" table:style-name="ce247">
            <text:p>156 619</text:p>
          </table:table-cell>
          <table:table-cell office:value-type="float" office:value="49.820115851117635" table:style-name="ce246">
            <text:p>49,8<text:s text:c="5"/></text:p>
          </table:table-cell>
          <table:table-cell office:value-type="float" office:value="154815" table:style-name="ce247">
            <text:p>154 815</text:p>
          </table:table-cell>
          <table:table-cell office:value-type="float" office:value="50.196974855308596" table:style-name="ce246">
            <text:p>50,2<text:s text:c="5"/></text:p>
          </table:table-cell>
          <table:table-cell table:style-name="ce235"/>
          <table:table-cell office:value-type="float" office:value="-18.562140324667808" table:style-name="ce248">
            <text:p>-18,6<text:s text:c="3"/></text:p>
          </table:table-cell>
          <table:table-cell office:value-type="float" office:value="-1.1518398150926856" table:style-name="ce248">
            <text:p>-1,2<text:s text:c="3"/></text:p>
          </table:table-cell>
          <table:table-cell table:style-name="ce249"/>
          <table:table-cell table:style-name="ce7"/>
          <table:table-cell table:number-columns-repeated="4" table:style-name="ce243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33">
            <text:p><text:s text:c="13"/>&gt;= 1 ano de inscrição</text:p>
          </table:table-cell>
          <table:table-cell office:value-type="float" office:value="165318" table:style-name="ce245">
            <text:p>165 318</text:p>
          </table:table-cell>
          <table:table-cell office:value-type="float" office:value="46.513420741657754" table:style-name="ce246">
            <text:p>46,5<text:s text:c="5"/></text:p>
          </table:table-cell>
          <table:table-cell office:value-type="float" office:value="157750" table:style-name="ce247">
            <text:p>157 750</text:p>
          </table:table-cell>
          <table:table-cell office:value-type="float" office:value="50.179884148882358" table:style-name="ce246">
            <text:p>50,2<text:s text:c="5"/></text:p>
          </table:table-cell>
          <table:table-cell office:value-type="float" office:value="153600" table:style-name="ce247">
            <text:p>153 600</text:p>
          </table:table-cell>
          <table:table-cell office:value-type="float" office:value="49.803025144691404" table:style-name="ce246">
            <text:p>49,8<text:s text:c="5"/></text:p>
          </table:table-cell>
          <table:table-cell table:style-name="ce235"/>
          <table:table-cell office:value-type="float" office:value="-7.0881573694334605" table:style-name="ce248">
            <text:p>-7,1<text:s text:c="3"/></text:p>
          </table:table-cell>
          <table:table-cell office:value-type="float" office:value="-2.6307448494453212" table:style-name="ce248">
            <text:p>-2,6<text:s text:c="3"/></text:p>
          </table:table-cell>
          <table:table-cell table:style-name="ce243"/>
          <table:table-cell table:style-name="ce255"/>
          <table:table-cell table:number-columns-repeated="4" table:style-name="ce243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33">
            <text:p><text:s text:c="13"/>Primeiro Emprego</text:p>
          </table:table-cell>
          <table:table-cell office:value-type="float" office:value="42578" table:style-name="ce245">
            <text:p>42 578</text:p>
          </table:table-cell>
          <table:table-cell office:value-type="float" office:value="11.979629733836026" table:style-name="ce246">
            <text:p>12,0<text:s text:c="5"/></text:p>
          </table:table-cell>
          <table:table-cell office:value-type="float" office:value="40348" table:style-name="ce247">
            <text:p>40 348</text:p>
          </table:table-cell>
          <table:table-cell office:value-type="float" office:value="12.834598831309703" table:style-name="ce246">
            <text:p>12,8<text:s text:c="5"/></text:p>
          </table:table-cell>
          <table:table-cell office:value-type="float" office:value="38870" table:style-name="ce247">
            <text:p>38 870</text:p>
          </table:table-cell>
          <table:table-cell office:value-type="float" office:value="12.603148355300489" table:style-name="ce246">
            <text:p>12,6<text:s text:c="5"/></text:p>
          </table:table-cell>
          <table:table-cell table:style-name="ce235"/>
          <table:table-cell office:value-type="float" office:value="-8.7087228145990849" table:style-name="ce248">
            <text:p>-8,7<text:s text:c="3"/></text:p>
          </table:table-cell>
          <table:table-cell office:value-type="float" office:value="-3.6631307623674019" table:style-name="ce248">
            <text:p>-3,7<text:s text:c="3"/></text:p>
          </table:table-cell>
          <table:table-cell table:style-name="ce255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33">
            <text:p><text:s text:c="13"/>Novo Emprego</text:p>
          </table:table-cell>
          <table:table-cell office:value-type="float" office:value="312842" table:style-name="ce245">
            <text:p>312 842</text:p>
          </table:table-cell>
          <table:table-cell office:value-type="float" office:value="88.020370266163965" table:style-name="ce246">
            <text:p>88,0<text:s text:c="5"/></text:p>
          </table:table-cell>
          <table:table-cell office:value-type="float" office:value="274021" table:style-name="ce247">
            <text:p>274 021</text:p>
          </table:table-cell>
          <table:table-cell office:value-type="float" office:value="87.165401168690295" table:style-name="ce246">
            <text:p>87,2<text:s text:c="5"/></text:p>
          </table:table-cell>
          <table:table-cell office:value-type="float" office:value="269545" table:style-name="ce247">
            <text:p>269 545</text:p>
          </table:table-cell>
          <table:table-cell office:value-type="float" office:value="87.39685164469951" table:style-name="ce246">
            <text:p>87,4<text:s text:c="5"/></text:p>
          </table:table-cell>
          <table:table-cell table:style-name="ce235"/>
          <table:table-cell office:value-type="float" office:value="-13.839893620421805" table:style-name="ce248">
            <text:p>-13,8<text:s text:c="3"/></text:p>
          </table:table-cell>
          <table:table-cell office:value-type="float" office:value="-1.6334514508012177" table:style-name="ce248">
            <text:p>-1,6<text:s text:c="3"/></text:p>
          </table:table-cell>
          <table:table-cell table:number-columns-repeated="16373" table:style-name="ce7"/>
        </table:table-row>
        <table:table-row table:style-name="ro15">
          <table:table-cell table:style-name="ce7"/>
          <table:table-cell office:value-type="string" table:style-name="ce33">
            <text:p><text:s text:c="13"/>Nenhum <text:s/>Nível de Instrução</text:p>
          </table:table-cell>
          <table:table-cell office:value-type="float" office:value="17027" table:style-name="ce245">
            <text:p>17 027</text:p>
          </table:table-cell>
          <table:table-cell office:value-type="float" office:value="4.7906701930110849" table:style-name="ce246">
            <text:p>4,8<text:s text:c="5"/></text:p>
          </table:table-cell>
          <table:table-cell office:value-type="float" office:value="16047" table:style-name="ce247">
            <text:p>16 047</text:p>
          </table:table-cell>
          <table:table-cell office:value-type="float" office:value="5.104510940964281" table:style-name="ce246">
            <text:p>5,1<text:s text:c="5"/></text:p>
          </table:table-cell>
          <table:table-cell office:value-type="float" office:value="16159" table:style-name="ce247">
            <text:p>16 159</text:p>
          </table:table-cell>
          <table:table-cell office:value-type="float" office:value="5.239369031986123" table:style-name="ce246">
            <text:p>5,2<text:s text:c="5"/></text:p>
          </table:table-cell>
          <table:table-cell table:style-name="ce235"/>
          <table:table-cell office:value-type="float" office:value="-5.0977858695013794" table:style-name="ce248">
            <text:p>-5,1<text:s text:c="3"/></text:p>
          </table:table-cell>
          <table:table-cell office:value-type="float" office:value="0.69794977254315427" table:style-name="ce248">
            <text:p>+0,7<text:s text:c="3"/></text:p>
          </table:table-cell>
          <table:table-cell table:style-name="ce255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1º Ciclo</text:p>
          </table:table-cell>
          <table:table-cell office:value-type="float" office:value="63884" table:style-name="ce245">
            <text:p>63 884</text:p>
          </table:table-cell>
          <table:table-cell office:value-type="float" office:value="17.974227674300828" table:style-name="ce246">
            <text:p>18,0<text:s text:c="5"/></text:p>
          </table:table-cell>
          <table:table-cell office:value-type="float" office:value="57018" table:style-name="ce247">
            <text:p>57 018</text:p>
          </table:table-cell>
          <table:table-cell office:value-type="float" office:value="18.137284528690806" table:style-name="ce246">
            <text:p>18,1<text:s text:c="5"/></text:p>
          </table:table-cell>
          <table:table-cell office:value-type="float" office:value="57167" table:style-name="ce247">
            <text:p>57 167</text:p>
          </table:table-cell>
          <table:table-cell office:value-type="float" office:value="18.535739182594881" table:style-name="ce246">
            <text:p>18,5<text:s text:c="5"/></text:p>
          </table:table-cell>
          <table:table-cell table:style-name="ce235"/>
          <table:table-cell office:value-type="float" office:value="-10.514369795253899" table:style-name="ce248">
            <text:p>-10,5<text:s text:c="3"/></text:p>
          </table:table-cell>
          <table:table-cell office:value-type="float" office:value="0.2613209863551873" table:style-name="ce248">
            <text:p>+0,3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2º Ciclo</text:p>
          </table:table-cell>
          <table:table-cell office:value-type="float" office:value="47641" table:style-name="ce245">
            <text:p>47 641</text:p>
          </table:table-cell>
          <table:table-cell office:value-type="float" office:value="13.404141578976986" table:style-name="ce246">
            <text:p>13,4<text:s text:c="5"/></text:p>
          </table:table-cell>
          <table:table-cell office:value-type="float" office:value="42189" table:style-name="ce247">
            <text:p>42 189</text:p>
          </table:table-cell>
          <table:table-cell office:value-type="float" office:value="13.420216369934696" table:style-name="ce246">
            <text:p>13,4<text:s text:c="5"/></text:p>
          </table:table-cell>
          <table:table-cell office:value-type="float" office:value="42057" table:style-name="ce247">
            <text:p>42 057</text:p>
          </table:table-cell>
          <table:table-cell office:value-type="float" office:value="13.636496279363843" table:style-name="ce246">
            <text:p>13,6<text:s text:c="5"/></text:p>
          </table:table-cell>
          <table:table-cell table:style-name="ce235"/>
          <table:table-cell office:value-type="float" office:value="-11.720996620557926" table:style-name="ce248">
            <text:p>-11,7<text:s text:c="3"/></text:p>
          </table:table-cell>
          <table:table-cell office:value-type="float" office:value="-0.31287776434615466" table:style-name="ce248">
            <text:p>-0,3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3º Ciclo</text:p>
          </table:table-cell>
          <table:table-cell office:value-type="float" office:value="70288" table:style-name="ce245">
            <text:p>70 288</text:p>
          </table:table-cell>
          <table:table-cell office:value-type="float" office:value="19.776039615103258" table:style-name="ce246">
            <text:p>19,8<text:s text:c="5"/></text:p>
          </table:table-cell>
          <table:table-cell office:value-type="float" office:value="60680" table:style-name="ce247">
            <text:p>60 680</text:p>
          </table:table-cell>
          <table:table-cell office:value-type="float" office:value="19.302157655494021" table:style-name="ce246">
            <text:p>19,3<text:s text:c="5"/></text:p>
          </table:table-cell>
          <table:table-cell office:value-type="float" office:value="60043" table:style-name="ce247">
            <text:p>60 043</text:p>
          </table:table-cell>
          <table:table-cell office:value-type="float" office:value="19.468248950278031" table:style-name="ce246">
            <text:p>19,5<text:s text:c="5"/></text:p>
          </table:table-cell>
          <table:table-cell table:style-name="ce235"/>
          <table:table-cell office:value-type="float" office:value="-14.575745504211241" table:style-name="ce248">
            <text:p>-14,6<text:s text:c="3"/></text:p>
          </table:table-cell>
          <table:table-cell office:value-type="float" office:value="-1.0497692814765998" table:style-name="ce248">
            <text:p>-1,0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33">
            <text:p><text:s text:c="13"/>Secundário</text:p>
          </table:table-cell>
          <table:table-cell office:value-type="float" office:value="92436" table:style-name="ce245">
            <text:p>92 436</text:p>
          </table:table-cell>
          <table:table-cell office:value-type="float" office:value="26.007540374767878" table:style-name="ce246">
            <text:p>26,0<text:s text:c="5"/></text:p>
          </table:table-cell>
          <table:table-cell office:value-type="float" office:value="81723" table:style-name="ce247">
            <text:p>81 723</text:p>
          </table:table-cell>
          <table:table-cell office:value-type="float" office:value="25.995883818060939" table:style-name="ce246">
            <text:p>26,0<text:s text:c="5"/></text:p>
          </table:table-cell>
          <table:table-cell office:value-type="float" office:value="79992" table:style-name="ce247">
            <text:p>79 992</text:p>
          </table:table-cell>
          <table:table-cell office:value-type="float" office:value="25.936481688633823" table:style-name="ce246">
            <text:p>25,9<text:s text:c="5"/></text:p>
          </table:table-cell>
          <table:table-cell table:style-name="ce235"/>
          <table:table-cell office:value-type="float" office:value="-13.462287420485524" table:style-name="ce248">
            <text:p>-13,5<text:s text:c="3"/></text:p>
          </table:table-cell>
          <table:table-cell office:value-type="float" office:value="-2.1181307587827263" table:style-name="ce248">
            <text:p>-2,1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33">
            <text:p><text:s text:c="13"/>Superior</text:p>
          </table:table-cell>
          <table:table-cell office:value-type="float" office:value="64144" table:style-name="ce245">
            <text:p>64 144</text:p>
          </table:table-cell>
          <table:table-cell office:value-type="float" office:value="18.047380563839965" table:style-name="ce246">
            <text:p>18,0<text:s text:c="5"/></text:p>
          </table:table-cell>
          <table:table-cell office:value-type="float" office:value="56712" table:style-name="ce247">
            <text:p>56 712</text:p>
          </table:table-cell>
          <table:table-cell office:value-type="float" office:value="18.039946686855256" table:style-name="ce246">
            <text:p>18,0<text:s text:c="5"/></text:p>
          </table:table-cell>
          <table:table-cell office:value-type="float" office:value="52997" table:style-name="ce247">
            <text:p>52 997</text:p>
          </table:table-cell>
          <table:table-cell office:value-type="float" office:value="17.183664867143296" table:style-name="ce246">
            <text:p>17,2<text:s text:c="5"/></text:p>
          </table:table-cell>
          <table:table-cell table:style-name="ce235"/>
          <table:table-cell office:value-type="float" office:value="-17.378086804689445" table:style-name="ce248">
            <text:p>-17,4<text:s text:c="3"/></text:p>
          </table:table-cell>
          <table:table-cell office:value-type="float" office:value="-6.5506418394695913" table:style-name="ce248">
            <text:p>-6,6<text:s text:c="3"/></text:p>
          </table:table-cell>
          <table:table-cell table:number-columns-repeated="16373" table:style-name="ce7"/>
        </table:table-row>
        <table:table-row table:style-name="ro4">
          <table:table-cell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57"/>
          <table:table-cell table:number-columns-repeated="4" table:style-name="ce258"/>
          <table:table-cell table:number-columns-repeated="16373" table:style-name="ce137"/>
        </table:table-row>
        <table:table-row table:number-rows-repeated="10" table:style-name="ro7">
          <table:table-cell table:number-columns-repeated="16384"/>
        </table:table-row>
        <table:table-row table:style-name="ro7">
          <table:table-cell/>
          <table:table-cell table:style-name="ce33"/>
          <table:table-cell table:number-columns-repeated="16382" table:style-name="ce137"/>
        </table:table-row>
        <table:table-row table:number-rows-repeated="2" table:style-name="ro7">
          <table:table-cell/>
          <table:table-cell table:style-name="ce140"/>
          <table:table-cell table:number-columns-repeated="16382" table:style-name="ce137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1" table:style-name="ce140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140"/>
          <table:table-cell table:number-columns-repeated="16382" table:style-name="ce137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40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III-QIV" table:style-name="ta7" table:print-ranges="QIII-QIV.A1:QIII-QIV.K44">
        <table:table-column table:style-name="co28" table:default-cell-style-name="ce137"/>
        <table:table-column table:style-name="co43" table:default-cell-style-name="ce137"/>
        <table:table-column table:style-name="co14" table:default-cell-style-name="ce137"/>
        <table:table-column table:style-name="co44" table:default-cell-style-name="ce137"/>
        <table:table-column table:style-name="co45" table:default-cell-style-name="ce137"/>
        <table:table-column table:style-name="co32" table:default-cell-style-name="ce137"/>
        <table:table-column table:style-name="co21" table:default-cell-style-name="ce137"/>
        <table:table-column table:style-name="co33" table:default-cell-style-name="ce137"/>
        <table:table-column table:style-name="co46" table:default-cell-style-name="ce137"/>
        <table:table-column table:style-name="co37" table:default-cell-style-name="ce137"/>
        <table:table-column table:style-name="co25" table:default-cell-style-name="ce137"/>
        <table:table-column table:style-name="co34" table:number-columns-repeated="16373" table:default-cell-style-name="ce137"/>
        <table:table-row table:style-name="ro7">
          <table:table-cell/>
          <table:table-cell table:style-name="ce137">
            <draw:g draw:z-index="1" draw:name="Chart 28" draw:id="id103">
              <svg:title/>
              <svg:desc/>
              <draw:frame draw:id="id97" draw:style-name="a196" draw:name="Gráfico 10" svg:x="1.0625in" svg:y="0in" svg:width="4.34375in" svg:height="0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98" draw:style-name="a199" draw:name="Text Box 1" svg:x="2.82055in" svg:y="0in" svg:width="0in" svg:height="0in">
                <draw:text-box>
                  <text:p text:style-name="a198" text:class-names="" text:cond-style-name=""><text:span text:style-name="a197" text:class-names="">Portugal</text:span></text:p>
                </draw:text-box>
                <svg:title/>
                <svg:desc/>
              </draw:frame>
              <draw:frame draw:id="id99" draw:style-name="a202" draw:name="Text Box 2" svg:x="2.51904in" svg:y="0in" svg:width="0.29431in" svg:height="0in">
                <draw:text-box>
                  <text:p text:style-name="a201" text:class-names="" text:cond-style-name=""><text:span text:style-name="a200" text:class-names="">Variação homóloga %</text:span></text:p>
                </draw:text-box>
                <svg:title/>
                <svg:desc/>
              </draw:frame>
              <draw:frame draw:id="id100" draw:style-name="a205" draw:name="Text Box 3" svg:x="1.12305in" svg:y="0in" svg:width="0in" svg:height="0in">
                <draw:text-box>
                  <text:p text:style-name="a204" text:class-names="" text:cond-style-name=""><text:span text:style-name="a203" text:class-names="">%</text:span></text:p>
                </draw:text-box>
                <svg:title/>
                <svg:desc/>
              </draw:frame>
              <draw:frame draw:id="id101" draw:style-name="a208" draw:name="Text Box 4" svg:x="4.33859in" svg:y="0in" svg:width="0.20427in" svg:height="0in">
                <draw:text-box>
                  <text:p text:style-name="a207" text:class-names="" text:cond-style-name=""><text:span text:style-name="a206" text:class-names="">SET.03 / SET.02</text:span></text:p>
                </draw:text-box>
                <svg:title/>
                <svg:desc/>
              </draw:frame>
              <draw:frame draw:id="id102" draw:style-name="a211" draw:name="Text Box 5" svg:x="2.82055in" svg:y="0in" svg:width="0in" svg:height="0in">
                <draw:text-box>
                  <text:p text:style-name="a210" text:class-names="" text:cond-style-name=""><text:span text:style-name="a209" text:class-names="">Portugal</text:span></text:p>
                </draw:text-box>
                <svg:title/>
                <svg:desc/>
              </draw:frame>
            </draw:g>
          </table:table-cell>
          <table:table-cell table:number-columns-repeated="16382"/>
        </table:table-row>
        <table:table-row table:style-name="ro7">
          <table:table-cell/>
          <table:table-cell table:number-columns-repeated="10" table:style-name="ce225"/>
          <table:table-cell table:number-columns-repeated="16373" table:style-name="ce137"/>
        </table:table-row>
        <table:table-row table:style-name="ro8">
          <table:table-cell table:style-name="ce139"/>
          <table:table-cell table:number-columns-repeated="10" table:style-name="ce226"/>
          <table:table-cell table:style-name="ce139"/>
          <table:table-cell table:style-name="ce261"/>
          <table:table-cell table:number-columns-repeated="16371" table:style-name="ce139"/>
        </table:table-row>
        <table:table-row table:style-name="ro8">
          <table:table-cell table:style-name="ce139"/>
          <table:table-cell table:number-columns-repeated="10" table:style-name="ce226"/>
          <table:table-cell table:number-columns-repeated="16373" table:style-name="ce139"/>
        </table:table-row>
        <table:table-row table:style-name="ro8">
          <table:table-cell/>
          <table:table-cell table:number-columns-repeated="10" table:style-name="ce225"/>
          <table:table-cell table:number-columns-repeated="16373" table:style-name="ce137"/>
        </table:table-row>
        <table:table-row table:style-name="ro7">
          <table:table-cell/>
          <table:table-cell office:value-type="string" table:number-columns-spanned="10" table:number-rows-spanned="1" table:style-name="ce259">
            <text:p>QUADRO III - DESEMPREGO REGISTADO POR REGIÕES</text:p>
          </table:table-cell>
          <table:covered-table-cell table:number-columns-repeated="9"/>
          <table:table-cell table:number-columns-repeated="16373" table:style-name="ce137"/>
        </table:table-row>
        <table:table-row table:style-name="ro7">
          <table:table-cell/>
          <table:table-cell office:value-type="string" table:number-columns-spanned="10" table:number-rows-spanned="1" table:style-name="ce260">
            <text:p>Situação no fim dos meses</text:p>
          </table:table-cell>
          <table:covered-table-cell table:number-columns-repeated="9"/>
          <table:table-cell table:number-columns-repeated="16373" table:style-name="ce137"/>
        </table:table-row>
        <table:table-row table:style-name="ro19">
          <table:table-cell/>
          <table:table-cell table:number-columns-repeated="10" table:style-name="ce227"/>
          <table:table-cell table:number-columns-repeated="16373" table:style-name="ce137"/>
        </table:table-row>
        <table:table-row table:style-name="ro12">
          <table:table-cell table:style-name="ce233"/>
          <table:table-cell table:style-name="ce181"/>
          <table:table-cell office:value-type="float" office:value="2013" table:style-name="ce182">
            <text:p>2013</text:p>
          </table:table-cell>
          <table:table-cell table:style-name="ce183"/>
          <table:table-cell office:value-type="float" office:value="2014" table:number-columns-spanned="4" table:number-rows-spanned="1" table:style-name="ce222">
            <text:p>2014</text:p>
          </table:table-cell>
          <table:covered-table-cell table:number-columns-repeated="3"/>
          <table:table-cell office:value-type="string" table:number-columns-spanned="3" table:number-rows-spanned="1" table:style-name="ce223">
            <text:p>var.%</text:p>
          </table:table-cell>
          <table:covered-table-cell table:number-columns-repeated="2"/>
          <table:table-cell table:number-columns-repeated="16373" table:style-name="ce233"/>
        </table:table-row>
        <table:table-row table:style-name="ro13">
          <table:table-cell table:style-name="ce233"/>
          <table:table-cell table:style-name="ce184"/>
          <table:table-cell office:value-type="string" table:style-name="ce185">
            <text:p>NOVEM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OUTU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NOVEMBRO</text:p>
          </table:table-cell>
          <table:table-cell office:value-type="string" table:style-name="ce187">
            <text:p>%</text:p>
          </table:table-cell>
          <table:table-cell office:value-type="string" table:number-columns-spanned="2" table:number-rows-spanned="1" table:style-name="ce224">
            <text:p>mês homólogo</text:p>
          </table:table-cell>
          <table:covered-table-cell/>
          <table:table-cell office:value-type="string" table:style-name="ce188">
            <text:p>mês <text:s text:c="2"/>anterior</text:p>
          </table:table-cell>
          <table:table-cell table:number-columns-repeated="16373" table:style-name="ce233"/>
        </table:table-row>
        <table:table-row table:style-name="ro20">
          <table:table-cell table:style-name="ce7"/>
          <table:table-cell table:style-name="ce180"/>
          <table:table-cell table:style-name="ce262"/>
          <table:table-cell table:number-columns-repeated="8" table:style-name="ce33"/>
          <table:table-cell table:number-columns-repeated="16373" table:style-name="ce7"/>
        </table:table-row>
        <table:table-row table:style-name="ro1">
          <table:table-cell table:style-name="ce263"/>
          <table:table-cell office:value-type="string" table:style-name="ce264">
            <text:p>PORTUGAL</text:p>
          </table:table-cell>
          <table:table-cell office:value-type="float" office:value="692019" table:style-name="ce265">
            <text:p>692 019</text:p>
          </table:table-cell>
          <table:table-cell office:value-type="float" office:value="100" table:style-name="ce266">
            <text:p>100,0<text:s text:c="4"/></text:p>
          </table:table-cell>
          <table:table-cell office:value-type="float" office:value="605516" table:style-name="ce267">
            <text:p>605 516</text:p>
          </table:table-cell>
          <table:table-cell office:value-type="float" office:value="100" table:style-name="ce266">
            <text:p>100,0<text:s text:c="4"/></text:p>
          </table:table-cell>
          <table:table-cell office:value-type="float" office:value="598083" table:style-name="ce267">
            <text:p>598 083</text:p>
          </table:table-cell>
          <table:table-cell office:value-type="float" office:value="99.999999999999986" table:style-name="ce266">
            <text:p>100,0<text:s text:c="4"/></text:p>
          </table:table-cell>
          <table:table-cell table:style-name="ce266"/>
          <table:table-cell office:value-type="float" office:value="-13.574193772136312" table:style-name="ce268">
            <text:p>-13,6<text:s text:c="3"/></text:p>
          </table:table-cell>
          <table:table-cell office:value-type="float" office:value="-1.227548074699925" table:style-name="ce268">
            <text:p>-1,2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69">
            <text:p>CONTINENTE</text:p>
          </table:table-cell>
          <table:table-cell office:value-type="float" office:value="656093" table:style-name="ce265">
            <text:p>656 093</text:p>
          </table:table-cell>
          <table:table-cell office:value-type="float" office:value="94.808524043414991" table:style-name="ce266">
            <text:p>94,8<text:s text:c="4"/></text:p>
          </table:table-cell>
          <table:table-cell office:value-type="float" office:value="572012" table:style-name="ce267">
            <text:p>572 012</text:p>
          </table:table-cell>
          <table:table-cell office:value-type="float" office:value="94.466867927519672" table:style-name="ce266">
            <text:p>94,5<text:s text:c="4"/></text:p>
          </table:table-cell>
          <table:table-cell office:value-type="float" office:value="564394" table:style-name="ce267">
            <text:p>564 394</text:p>
          </table:table-cell>
          <table:table-cell office:value-type="float" office:value="94.36716977409489" table:style-name="ce266">
            <text:p>94,4<text:s text:c="4"/></text:p>
          </table:table-cell>
          <table:table-cell table:style-name="ce266"/>
          <table:table-cell office:value-type="float" office:value="-13.976524669520941" table:style-name="ce268">
            <text:p>-14,0<text:s text:c="3"/></text:p>
          </table:table-cell>
          <table:table-cell office:value-type="float" office:value="-1.3317902421627537" table:style-name="ce268">
            <text:p>-1,3<text:s text:c="3"/></text:p>
          </table:table-cell>
          <table:table-cell table:style-name="ce270"/>
          <table:table-cell table:number-columns-repeated="3" table:style-name="ce263"/>
          <table:table-cell table:number-columns-repeated="2" table:style-name="ce270"/>
          <table:table-cell table:number-columns-repeated="16367" table:style-name="ce263"/>
        </table:table-row>
        <table:table-row table:style-name="ro1">
          <table:table-cell table:style-name="ce263"/>
          <table:table-cell office:value-type="string" table:style-name="ce271">
            <text:p>Norte</text:p>
          </table:table-cell>
          <table:table-cell office:value-type="float" office:value="293374" table:style-name="ce272">
            <text:p>293 374</text:p>
          </table:table-cell>
          <table:table-cell office:value-type="float" office:value="42.393922710214603" table:style-name="ce273">
            <text:p>42,4<text:s text:c="4"/></text:p>
          </table:table-cell>
          <table:table-cell office:value-type="float" office:value="258490" table:style-name="ce274">
            <text:p>258 490</text:p>
          </table:table-cell>
          <table:table-cell office:value-type="float" office:value="42.689210524577383" table:style-name="ce273">
            <text:p>42,7<text:s text:c="4"/></text:p>
          </table:table-cell>
          <table:table-cell office:value-type="float" office:value="253207" table:style-name="ce274">
            <text:p>253 207</text:p>
          </table:table-cell>
          <table:table-cell office:value-type="float" office:value="42.336431565518502" table:style-name="ce273">
            <text:p>42,3<text:s text:c="4"/></text:p>
          </table:table-cell>
          <table:table-cell table:style-name="ce273"/>
          <table:table-cell office:value-type="float" office:value="-13.691397329006662" table:style-name="ce275">
            <text:p>-13,7<text:s text:c="3"/></text:p>
          </table:table-cell>
          <table:table-cell office:value-type="float" office:value="-2.0437927966265619" table:style-name="ce275">
            <text:p>-2,0<text:s text:c="3"/></text:p>
          </table:table-cell>
          <table:table-cell office:value-type="float" office:value="-13.574193772136312" table:style-name="ce276">
            <text:p>-13,6</text:p>
          </table:table-cell>
          <table:table-cell office:value-type="string" table:style-name="ce270">
            <text:p>Norte</text:p>
          </table:table-cell>
          <table:table-cell office:value-type="float" office:value="-13.691397329006662" table:style-name="ce277">
            <text:p>- 13,7</text:p>
          </table:table-cell>
          <table:table-cell table:style-name="ce263"/>
          <table:table-cell table:number-columns-repeated="2" table:style-name="ce270"/>
          <table:table-cell table:number-columns-repeated="16367" table:style-name="ce263"/>
        </table:table-row>
        <table:table-row table:style-name="ro1">
          <table:table-cell table:style-name="ce263"/>
          <table:table-cell office:value-type="string" table:style-name="ce271">
            <text:p>Centro<text:s/><text:span text:style-name="T8">(a)</text:span></text:p>
          </table:table-cell>
          <table:table-cell office:value-type="float" office:value="93702" table:style-name="ce272">
            <text:p>93 702</text:p>
          </table:table-cell>
          <table:table-cell office:value-type="float" office:value="13.540379671656414" table:style-name="ce273">
            <text:p>13,5<text:s text:c="4"/></text:p>
          </table:table-cell>
          <table:table-cell office:value-type="float" office:value="82156" table:style-name="ce274">
            <text:p>82 156</text:p>
          </table:table-cell>
          <table:table-cell office:value-type="float" office:value="13.567932143824441" table:style-name="ce273">
            <text:p>13,6<text:s text:c="4"/></text:p>
          </table:table-cell>
          <table:table-cell office:value-type="float" office:value="80380" table:style-name="ce274">
            <text:p>80 380</text:p>
          </table:table-cell>
          <table:table-cell office:value-type="float" office:value="13.439606208502832" table:style-name="ce273">
            <text:p>13,4<text:s text:c="4"/></text:p>
          </table:table-cell>
          <table:table-cell table:style-name="ce273"/>
          <table:table-cell office:value-type="float" office:value="-14.217412648609411" table:style-name="ce275">
            <text:p>-14,2<text:s text:c="3"/></text:p>
          </table:table-cell>
          <table:table-cell office:value-type="float" office:value="-2.1617410779492587" table:style-name="ce275">
            <text:p>-2,2<text:s text:c="3"/></text:p>
          </table:table-cell>
          <table:table-cell office:value-type="float" office:value="-13.574193772136312" table:style-name="ce276">
            <text:p>-13,6</text:p>
          </table:table-cell>
          <table:table-cell office:value-type="string" table:style-name="ce270">
            <text:p>Centro</text:p>
          </table:table-cell>
          <table:table-cell office:value-type="float" office:value="-14.217412648609411" table:style-name="ce277">
            <text:p>- 14,2</text:p>
          </table:table-cell>
          <table:table-cell table:style-name="ce263"/>
          <table:table-cell table:number-columns-repeated="2" table:style-name="ce270"/>
          <table:table-cell table:number-columns-repeated="16367" table:style-name="ce263"/>
        </table:table-row>
        <table:table-row table:style-name="ro1">
          <table:table-cell table:style-name="ce263"/>
          <table:table-cell office:value-type="string" table:style-name="ce271">
            <text:p>Lisboa V. Tejo<text:s/><text:span text:style-name="T8">(a)</text:span></text:p>
          </table:table-cell>
          <table:table-cell office:value-type="float" office:value="204681" table:style-name="ce272">
            <text:p>204 681</text:p>
          </table:table-cell>
          <table:table-cell office:value-type="float" office:value="29.577367095412122" table:style-name="ce273">
            <text:p>29,6<text:s text:c="4"/></text:p>
          </table:table-cell>
          <table:table-cell office:value-type="float" office:value="181012" table:style-name="ce274">
            <text:p>181 012</text:p>
          </table:table-cell>
          <table:table-cell office:value-type="float" office:value="29.893842606966619" table:style-name="ce273">
            <text:p>29,9<text:s text:c="4"/></text:p>
          </table:table-cell>
          <table:table-cell office:value-type="float" office:value="176596" table:style-name="ce274">
            <text:p>176 596</text:p>
          </table:table-cell>
          <table:table-cell office:value-type="float" office:value="29.527005449076466" table:style-name="ce273">
            <text:p>29,5<text:s text:c="4"/></text:p>
          </table:table-cell>
          <table:table-cell table:style-name="ce273"/>
          <table:table-cell office:value-type="float" office:value="-13.721351762010144" table:style-name="ce275">
            <text:p>-13,7<text:s text:c="3"/></text:p>
          </table:table-cell>
          <table:table-cell office:value-type="float" office:value="-2.4396172629438979" table:style-name="ce275">
            <text:p>-2,4<text:s text:c="3"/></text:p>
          </table:table-cell>
          <table:table-cell office:value-type="float" office:value="-13.574193772136312" table:style-name="ce276">
            <text:p>-13,6</text:p>
          </table:table-cell>
          <table:table-cell office:value-type="string" table:style-name="ce270">
            <text:p>Lisboa V. Tejo</text:p>
          </table:table-cell>
          <table:table-cell office:value-type="float" office:value="-13.721351762010144" table:style-name="ce277">
            <text:p>- 13,7</text:p>
          </table:table-cell>
          <table:table-cell table:style-name="ce263"/>
          <table:table-cell table:number-columns-repeated="2" table:style-name="ce270"/>
          <table:table-cell table:number-columns-repeated="16367" table:style-name="ce263"/>
        </table:table-row>
        <table:table-row table:style-name="ro1">
          <table:table-cell table:style-name="ce263"/>
          <table:table-cell office:value-type="string" table:style-name="ce271">
            <text:p>Alentejo</text:p>
          </table:table-cell>
          <table:table-cell office:value-type="float" office:value="30770" table:style-name="ce272">
            <text:p>30 770</text:p>
          </table:table-cell>
          <table:table-cell office:value-type="float" office:value="4.4464097084039604" table:style-name="ce273">
            <text:p>4,4<text:s text:c="4"/></text:p>
          </table:table-cell>
          <table:table-cell office:value-type="float" office:value="27490" table:style-name="ce274">
            <text:p>27 490</text:p>
          </table:table-cell>
          <table:table-cell office:value-type="float" office:value="4.5399295807212354" table:style-name="ce273">
            <text:p>4,5<text:s text:c="4"/></text:p>
          </table:table-cell>
          <table:table-cell office:value-type="float" office:value="26348" table:style-name="ce274">
            <text:p>26 348</text:p>
          </table:table-cell>
          <table:table-cell office:value-type="float" office:value="4.4054086138545987" table:style-name="ce273">
            <text:p>4,4<text:s text:c="4"/></text:p>
          </table:table-cell>
          <table:table-cell table:style-name="ce273"/>
          <table:table-cell office:value-type="float" office:value="-14.371140721481964" table:style-name="ce275">
            <text:p>-14,4<text:s text:c="3"/></text:p>
          </table:table-cell>
          <table:table-cell office:value-type="float" office:value="-4.1542379046926214" table:style-name="ce275">
            <text:p>-4,2<text:s text:c="3"/></text:p>
          </table:table-cell>
          <table:table-cell office:value-type="float" office:value="-13.574193772136312" table:style-name="ce276">
            <text:p>-13,6</text:p>
          </table:table-cell>
          <table:table-cell office:value-type="string" table:style-name="ce270">
            <text:p>Alentejo</text:p>
          </table:table-cell>
          <table:table-cell office:value-type="float" office:value="-14.371140721481964" table:style-name="ce277">
            <text:p>- 14,4</text:p>
          </table:table-cell>
          <table:table-cell table:style-name="ce263"/>
          <table:table-cell table:number-columns-repeated="2" table:style-name="ce270"/>
          <table:table-cell table:number-columns-repeated="16367" table:style-name="ce263"/>
        </table:table-row>
        <table:table-row table:style-name="ro1">
          <table:table-cell table:style-name="ce263"/>
          <table:table-cell office:value-type="string" table:style-name="ce278">
            <text:p>Algarve</text:p>
          </table:table-cell>
          <table:table-cell office:value-type="float" office:value="33566" table:style-name="ce272">
            <text:p>33 566</text:p>
          </table:table-cell>
          <table:table-cell office:value-type="float" office:value="4.8504448577278945" table:style-name="ce273">
            <text:p>4,9<text:s text:c="4"/></text:p>
          </table:table-cell>
          <table:table-cell office:value-type="float" office:value="22864" table:style-name="ce274">
            <text:p>22 864</text:p>
          </table:table-cell>
          <table:table-cell office:value-type="float" office:value="3.7759530714299867" table:style-name="ce273">
            <text:p>3,8<text:s text:c="4"/></text:p>
          </table:table-cell>
          <table:table-cell office:value-type="float" office:value="27863" table:style-name="ce274">
            <text:p>27 863</text:p>
          </table:table-cell>
          <table:table-cell office:value-type="float" office:value="4.6587179371425034" table:style-name="ce273">
            <text:p>4,7<text:s text:c="4"/></text:p>
          </table:table-cell>
          <table:table-cell table:style-name="ce273"/>
          <table:table-cell office:value-type="float" office:value="-16.990406959423225" table:style-name="ce275">
            <text:p>-17,0<text:s text:c="3"/></text:p>
          </table:table-cell>
          <table:table-cell office:value-type="float" office:value="21.864065780265918" table:style-name="ce275">
            <text:p>+21,9<text:s text:c="3"/></text:p>
          </table:table-cell>
          <table:table-cell office:value-type="float" office:value="-13.574193772136312" table:style-name="ce276">
            <text:p>-13,6</text:p>
          </table:table-cell>
          <table:table-cell office:value-type="string" table:style-name="ce279">
            <text:p>Algarve</text:p>
          </table:table-cell>
          <table:table-cell office:value-type="float" office:value="-16.990406959423225" table:style-name="ce277">
            <text:p>- 17,0</text:p>
          </table:table-cell>
          <table:table-cell table:style-name="ce263"/>
          <table:table-cell table:number-columns-repeated="2" table:style-name="ce270"/>
          <table:table-cell table:number-columns-repeated="16367" table:style-name="ce263"/>
        </table:table-row>
        <table:table-row table:style-name="ro1">
          <table:table-cell table:style-name="ce263"/>
          <table:table-cell office:value-type="string" table:style-name="ce264">
            <text:p>REG.AUTÓNOMAS</text:p>
          </table:table-cell>
          <table:table-cell office:value-type="float" office:value="35926" table:style-name="ce265">
            <text:p>35 926</text:p>
          </table:table-cell>
          <table:table-cell office:value-type="float" office:value="5.1914759565850073" table:style-name="ce266">
            <text:p>5,2<text:s text:c="4"/></text:p>
          </table:table-cell>
          <table:table-cell office:value-type="float" office:value="33504" table:style-name="ce267">
            <text:p>33 504</text:p>
          </table:table-cell>
          <table:table-cell office:value-type="float" office:value="5.5331320724803312" table:style-name="ce266">
            <text:p>5,5<text:s text:c="4"/></text:p>
          </table:table-cell>
          <table:table-cell office:value-type="float" office:value="33689" table:style-name="ce267">
            <text:p>33 689</text:p>
          </table:table-cell>
          <table:table-cell office:value-type="float" office:value="5.6328302259051002" table:style-name="ce266">
            <text:p>5,6<text:s text:c="4"/></text:p>
          </table:table-cell>
          <table:table-cell table:style-name="ce266"/>
          <table:table-cell office:value-type="float" office:value="-6.2266881923954855" table:style-name="ce268">
            <text:p>-6,2<text:s text:c="3"/></text:p>
          </table:table-cell>
          <table:table-cell office:value-type="float" office:value="0.55217287488061118" table:style-name="ce268">
            <text:p>+0,6<text:s text:c="3"/></text:p>
          </table:table-cell>
          <table:table-cell office:value-type="float" office:value="-13.574193772136312" table:style-name="ce276">
            <text:p>-13,6</text:p>
          </table:table-cell>
          <table:table-cell office:value-type="string" table:style-name="ce280">
            <text:p>Açores</text:p>
          </table:table-cell>
          <table:table-cell office:value-type="float" office:value="-12.227639798872474" table:style-name="ce277">
            <text:p>- 12,2</text:p>
          </table:table-cell>
          <table:table-cell table:style-name="ce263"/>
          <table:table-cell table:number-columns-repeated="2" table:style-name="ce270"/>
          <table:table-cell table:number-columns-repeated="16367" table:style-name="ce263"/>
        </table:table-row>
        <table:table-row table:style-name="ro1">
          <table:table-cell table:style-name="ce263"/>
          <table:table-cell office:value-type="string" table:style-name="ce281">
            <text:p>Açores</text:p>
          </table:table-cell>
          <table:table-cell office:value-type="float" office:value="13126" table:style-name="ce274">
            <text:p>13 126</text:p>
          </table:table-cell>
          <table:table-cell office:value-type="float" office:value="1.8967687303383287" table:style-name="ce273">
            <text:p>1,9<text:s text:c="4"/></text:p>
          </table:table-cell>
          <table:table-cell office:value-type="float" office:value="11552" table:style-name="ce274">
            <text:p>11 552</text:p>
          </table:table-cell>
          <table:table-cell office:value-type="float" office:value="1.907794343997516" table:style-name="ce273">
            <text:p>1,9<text:s text:c="4"/></text:p>
          </table:table-cell>
          <table:table-cell office:value-type="float" office:value="11521" table:style-name="ce274">
            <text:p>11 521</text:p>
          </table:table-cell>
          <table:table-cell office:value-type="float" office:value="1.9263212631022784" table:style-name="ce273">
            <text:p>1,9<text:s text:c="4"/></text:p>
          </table:table-cell>
          <table:table-cell table:style-name="ce273"/>
          <table:table-cell office:value-type="float" office:value="-12.227639798872474" table:style-name="ce275">
            <text:p>-12,2<text:s text:c="3"/></text:p>
          </table:table-cell>
          <table:table-cell office:value-type="float" office:value="-0.26835180055401509" table:style-name="ce275">
            <text:p>-0,3<text:s text:c="3"/></text:p>
          </table:table-cell>
          <table:table-cell office:value-type="float" office:value="-13.574193772136312" table:style-name="ce276">
            <text:p>-13,6</text:p>
          </table:table-cell>
          <table:table-cell office:value-type="string" table:style-name="ce280">
            <text:p>Madeira</text:p>
          </table:table-cell>
          <table:table-cell office:value-type="float" office:value="-2.771929824561397" table:style-name="ce277">
            <text:p>- 2,8</text:p>
          </table:table-cell>
          <table:table-cell table:style-name="ce263"/>
          <table:table-cell table:number-columns-repeated="2" table:style-name="ce270"/>
          <table:table-cell table:number-columns-repeated="16367" table:style-name="ce263"/>
        </table:table-row>
        <table:table-row table:style-name="ro1">
          <table:table-cell table:style-name="ce263"/>
          <table:table-cell office:value-type="string" table:style-name="ce282">
            <text:p>Madeira</text:p>
          </table:table-cell>
          <table:table-cell office:value-type="float" office:value="22800" table:style-name="ce283">
            <text:p>22 800</text:p>
          </table:table-cell>
          <table:table-cell office:value-type="float" office:value="3.2947072262466786" table:style-name="ce284">
            <text:p>3,3<text:s text:c="4"/></text:p>
          </table:table-cell>
          <table:table-cell office:value-type="float" office:value="21952" table:style-name="ce285">
            <text:p>21 952</text:p>
          </table:table-cell>
          <table:table-cell office:value-type="float" office:value="3.6253377284828145" table:style-name="ce284">
            <text:p>3,6<text:s text:c="4"/></text:p>
          </table:table-cell>
          <table:table-cell office:value-type="float" office:value="22168" table:style-name="ce285">
            <text:p>22 168</text:p>
          </table:table-cell>
          <table:table-cell office:value-type="float" office:value="3.7065089628028214" table:style-name="ce284">
            <text:p>3,7<text:s text:c="4"/></text:p>
          </table:table-cell>
          <table:table-cell table:style-name="ce284"/>
          <table:table-cell office:value-type="float" office:value="-2.771929824561397" table:style-name="ce286">
            <text:p>-2,8<text:s text:c="3"/></text:p>
          </table:table-cell>
          <table:table-cell office:value-type="float" office:value="0.98396501457726515" table:style-name="ce286">
            <text:p>+1,0<text:s text:c="3"/></text:p>
          </table:table-cell>
          <table:table-cell table:style-name="ce287"/>
          <table:table-cell table:number-columns-repeated="16372" table:style-name="ce263"/>
        </table:table-row>
        <table:table-row table:style-name="ro7">
          <table:table-cell table:number-columns-repeated="16384"/>
        </table:table-row>
        <table:table-row table:style-name="ro7">
          <table:table-cell table:style-name="ce1"/>
          <table:table-cell table:number-columns-repeated="16" table:style-name="ce137"/>
          <table:table-cell table:number-columns-repeated="16367" table:style-name="ce1"/>
        </table:table-row>
        <table:table-row table:style-name="ro2">
          <table:table-cell table:style-name="ce1"/>
          <table:table-cell table:number-columns-repeated="16" table:style-name="ce137"/>
          <table:table-cell table:number-columns-repeated="16367" table:style-name="ce1"/>
        </table:table-row>
        <table:table-row table:style-name="ro2">
          <table:table-cell table:style-name="ce1"/>
          <table:table-cell office:value-type="string" table:number-columns-spanned="10" table:number-rows-spanned="1" table:style-name="ce173">
            <text:p>QUADRO IV - OFERTAS DE EMPREGO POR REGIÕES</text:p>
          </table:table-cell>
          <table:covered-table-cell table:number-columns-repeated="9"/>
          <table:table-cell table:number-columns-repeated="6" table:style-name="ce137"/>
          <table:table-cell table:number-columns-repeated="16367" table:style-name="ce1"/>
        </table:table-row>
        <table:table-row table:style-name="ro2">
          <table:table-cell table:style-name="ce1"/>
          <table:table-cell office:value-type="string" table:number-columns-spanned="10" table:number-rows-spanned="1" table:style-name="ce298">
            <text:p>Situação no fim dos meses</text:p>
          </table:table-cell>
          <table:covered-table-cell table:number-columns-repeated="9"/>
          <table:table-cell table:number-columns-repeated="6" table:style-name="ce137"/>
          <table:table-cell table:number-columns-repeated="16367" table:style-name="ce1"/>
        </table:table-row>
        <table:table-row table:style-name="ro19">
          <table:table-cell table:style-name="ce1"/>
          <table:table-cell table:number-columns-repeated="10" table:style-name="ce140"/>
          <table:table-cell table:number-columns-repeated="6" table:style-name="ce137"/>
          <table:table-cell table:number-columns-repeated="16367" table:style-name="ce1"/>
        </table:table-row>
        <table:table-row table:style-name="ro12">
          <table:table-cell table:style-name="ce233"/>
          <table:table-cell table:style-name="ce181"/>
          <table:table-cell office:value-type="float" office:value="2013" table:style-name="ce182">
            <text:p>2013</text:p>
          </table:table-cell>
          <table:table-cell table:style-name="ce183"/>
          <table:table-cell office:value-type="float" office:value="2014" table:number-columns-spanned="4" table:number-rows-spanned="1" table:style-name="ce222">
            <text:p>2014</text:p>
          </table:table-cell>
          <table:covered-table-cell table:number-columns-repeated="3"/>
          <table:table-cell office:value-type="string" table:number-columns-spanned="3" table:number-rows-spanned="1" table:style-name="ce223">
            <text:p>var.%</text:p>
          </table:table-cell>
          <table:covered-table-cell table:number-columns-repeated="2"/>
          <table:table-cell table:number-columns-repeated="16373" table:style-name="ce233"/>
        </table:table-row>
        <table:table-row table:style-name="ro13">
          <table:table-cell table:style-name="ce233"/>
          <table:table-cell table:style-name="ce184"/>
          <table:table-cell office:value-type="string" table:style-name="ce185">
            <text:p>NOVEM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OUTU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NOVEMBRO</text:p>
          </table:table-cell>
          <table:table-cell office:value-type="string" table:style-name="ce187">
            <text:p>%</text:p>
          </table:table-cell>
          <table:table-cell office:value-type="string" table:number-columns-spanned="2" table:number-rows-spanned="1" table:style-name="ce224">
            <text:p>mês homólogo</text:p>
          </table:table-cell>
          <table:covered-table-cell/>
          <table:table-cell office:value-type="string" table:style-name="ce188">
            <text:p>mês <text:s text:c="2"/>anterior</text:p>
          </table:table-cell>
          <table:table-cell table:number-columns-repeated="16373" table:style-name="ce233"/>
        </table:table-row>
        <table:table-row table:style-name="ro2">
          <table:table-cell table:style-name="ce7"/>
          <table:table-cell table:style-name="ce33"/>
          <table:table-cell table:style-name="ce262"/>
          <table:table-cell table:number-columns-repeated="8" table:style-name="ce33"/>
          <table:table-cell table:number-columns-repeated="16373" table:style-name="ce7"/>
        </table:table-row>
        <table:table-row table:style-name="ro1">
          <table:table-cell table:style-name="ce263"/>
          <table:table-cell office:value-type="string" table:style-name="ce264">
            <text:p>PORTUGAL</text:p>
          </table:table-cell>
          <table:table-cell office:value-type="float" office:value="17886" table:style-name="ce265">
            <text:p>17 886</text:p>
          </table:table-cell>
          <table:table-cell office:value-type="float" office:value="99.999999999999986" table:style-name="ce266">
            <text:p>100,0<text:s text:c="4"/></text:p>
          </table:table-cell>
          <table:table-cell office:value-type="float" office:value="21163" table:style-name="ce267">
            <text:p>21 163</text:p>
          </table:table-cell>
          <table:table-cell office:value-type="float" office:value="100" table:style-name="ce266">
            <text:p>100,0<text:s text:c="4"/></text:p>
          </table:table-cell>
          <table:table-cell office:value-type="float" office:value="20089" table:style-name="ce288">
            <text:p>20 089</text:p>
          </table:table-cell>
          <table:table-cell office:value-type="float" office:value="100" table:style-name="ce266">
            <text:p>100,0<text:s text:c="4"/></text:p>
          </table:table-cell>
          <table:table-cell table:style-name="ce289"/>
          <table:table-cell office:value-type="float" office:value="12.316895896231685" table:style-name="ce268">
            <text:p>+12,3<text:s text:c="3"/></text:p>
          </table:table-cell>
          <table:table-cell office:value-type="float" office:value="-5.0748948636771729" table:style-name="ce268">
            <text:p>-5,1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69">
            <text:p>CONTINENTE</text:p>
          </table:table-cell>
          <table:table-cell office:value-type="float" office:value="17650" table:style-name="ce265">
            <text:p>17 650</text:p>
          </table:table-cell>
          <table:table-cell office:value-type="float" office:value="98.680532259868045" table:style-name="ce266">
            <text:p>98,7<text:s text:c="4"/></text:p>
          </table:table-cell>
          <table:table-cell office:value-type="float" office:value="20924" table:style-name="ce267">
            <text:p>20 924</text:p>
          </table:table-cell>
          <table:table-cell office:value-type="float" office:value="98.870670509852104" table:style-name="ce266">
            <text:p>98,9<text:s text:c="4"/></text:p>
          </table:table-cell>
          <table:table-cell office:value-type="float" office:value="19819" table:style-name="ce288">
            <text:p>19 819</text:p>
          </table:table-cell>
          <table:table-cell office:value-type="float" office:value="98.655980885061481" table:style-name="ce266">
            <text:p>98,7<text:s text:c="4"/></text:p>
          </table:table-cell>
          <table:table-cell table:style-name="ce289"/>
          <table:table-cell office:value-type="float" office:value="12.288951841359761" table:style-name="ce268">
            <text:p>+12,3<text:s text:c="3"/></text:p>
          </table:table-cell>
          <table:table-cell office:value-type="float" office:value="-5.2810170139552639" table:style-name="ce268">
            <text:p>-5,3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78">
            <text:p>Norte</text:p>
          </table:table-cell>
          <table:table-cell office:value-type="float" office:value="9693" table:style-name="ce272">
            <text:p>9 693</text:p>
          </table:table-cell>
          <table:table-cell office:value-type="float" office:value="54.193223750419314" table:style-name="ce273">
            <text:p>54,2<text:s text:c="4"/></text:p>
          </table:table-cell>
          <table:table-cell office:value-type="float" office:value="10000" table:style-name="ce274">
            <text:p>10 000</text:p>
          </table:table-cell>
          <table:table-cell office:value-type="float" office:value="47.252279922506261" table:style-name="ce273">
            <text:p>47,3<text:s text:c="4"/></text:p>
          </table:table-cell>
          <table:table-cell office:value-type="float" office:value="9788" table:style-name="ce290">
            <text:p>9 788</text:p>
          </table:table-cell>
          <table:table-cell office:value-type="float" office:value="48.723181840808408" table:style-name="ce273">
            <text:p>48,7<text:s text:c="4"/></text:p>
          </table:table-cell>
          <table:table-cell table:style-name="ce291"/>
          <table:table-cell office:value-type="float" office:value="0.98008872382131074" table:style-name="ce275">
            <text:p>+1,0<text:s text:c="3"/></text:p>
          </table:table-cell>
          <table:table-cell office:value-type="float" office:value="-2.1200000000000045" table:style-name="ce275">
            <text:p>-2,1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71">
            <text:p>Centro<text:s/><text:span text:style-name="T8">(a)</text:span></text:p>
          </table:table-cell>
          <table:table-cell office:value-type="float" office:value="2879" table:style-name="ce272">
            <text:p>2 879</text:p>
          </table:table-cell>
          <table:table-cell office:value-type="float" office:value="16.096388236609638" table:style-name="ce273">
            <text:p>16,1<text:s text:c="4"/></text:p>
          </table:table-cell>
          <table:table-cell office:value-type="float" office:value="3965" table:style-name="ce274">
            <text:p>3 965</text:p>
          </table:table-cell>
          <table:table-cell office:value-type="float" office:value="18.735528989273735" table:style-name="ce273">
            <text:p>18,7<text:s text:c="4"/></text:p>
          </table:table-cell>
          <table:table-cell office:value-type="float" office:value="3732" table:style-name="ce290">
            <text:p>3 732</text:p>
          </table:table-cell>
          <table:table-cell office:value-type="float" office:value="18.577330877594704" table:style-name="ce273">
            <text:p>18,6<text:s text:c="4"/></text:p>
          </table:table-cell>
          <table:table-cell table:style-name="ce291"/>
          <table:table-cell office:value-type="float" office:value="29.628343174713422" table:style-name="ce275">
            <text:p>+29,6<text:s text:c="3"/></text:p>
          </table:table-cell>
          <table:table-cell office:value-type="float" office:value="-5.8764186633039088" table:style-name="ce275">
            <text:p>-5,9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71">
            <text:p>Lisboa V. Tejo<text:s/><text:span text:style-name="T8">(a)</text:span></text:p>
          </table:table-cell>
          <table:table-cell office:value-type="float" office:value="3413" table:style-name="ce272">
            <text:p>3 413</text:p>
          </table:table-cell>
          <table:table-cell office:value-type="float" office:value="19.081963546908195" table:style-name="ce273">
            <text:p>19,1<text:s text:c="4"/></text:p>
          </table:table-cell>
          <table:table-cell office:value-type="float" office:value="4852" table:style-name="ce274">
            <text:p>4 852</text:p>
          </table:table-cell>
          <table:table-cell office:value-type="float" office:value="22.926806218400035" table:style-name="ce273">
            <text:p>22,9<text:s text:c="4"/></text:p>
          </table:table-cell>
          <table:table-cell office:value-type="float" office:value="4399" table:style-name="ce290">
            <text:p>4 399</text:p>
          </table:table-cell>
          <table:table-cell office:value-type="float" office:value="21.897555876350243" table:style-name="ce273">
            <text:p>21,9<text:s text:c="4"/></text:p>
          </table:table-cell>
          <table:table-cell table:style-name="ce291"/>
          <table:table-cell office:value-type="float" office:value="28.889539994140051" table:style-name="ce275">
            <text:p>+28,9<text:s text:c="3"/></text:p>
          </table:table-cell>
          <table:table-cell office:value-type="float" office:value="-9.3363561417971965" table:style-name="ce275">
            <text:p>-9,3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71">
            <text:p>Alentejo</text:p>
          </table:table-cell>
          <table:table-cell office:value-type="float" office:value="930" table:style-name="ce272">
            <text:p><text:s/>930</text:p>
          </table:table-cell>
          <table:table-cell office:value-type="float" office:value="5.1995974505199598" table:style-name="ce273">
            <text:p>5,2<text:s text:c="4"/></text:p>
          </table:table-cell>
          <table:table-cell office:value-type="float" office:value="1419" table:style-name="ce274">
            <text:p>1 419</text:p>
          </table:table-cell>
          <table:table-cell office:value-type="float" office:value="6.705098521003638" table:style-name="ce273">
            <text:p>6,7<text:s text:c="4"/></text:p>
          </table:table-cell>
          <table:table-cell office:value-type="float" office:value="1234" table:style-name="ce290">
            <text:p>1 234</text:p>
          </table:table-cell>
          <table:table-cell office:value-type="float" office:value="6.1426651401264376" table:style-name="ce273">
            <text:p>6,1<text:s text:c="4"/></text:p>
          </table:table-cell>
          <table:table-cell table:style-name="ce291"/>
          <table:table-cell office:value-type="float" office:value="32.688172043010752" table:style-name="ce275">
            <text:p>+32,7<text:s text:c="3"/></text:p>
          </table:table-cell>
          <table:table-cell office:value-type="float" office:value="-13.037350246652565" table:style-name="ce275">
            <text:p>-13,0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78">
            <text:p>Algarve</text:p>
          </table:table-cell>
          <table:table-cell office:value-type="float" office:value="735" table:style-name="ce272">
            <text:p><text:s/>735</text:p>
          </table:table-cell>
          <table:table-cell office:value-type="float" office:value="4.1093592754109354" table:style-name="ce273">
            <text:p>4,1<text:s text:c="4"/></text:p>
          </table:table-cell>
          <table:table-cell office:value-type="float" office:value="688" table:style-name="ce274">
            <text:p><text:s/>688</text:p>
          </table:table-cell>
          <table:table-cell office:value-type="float" office:value="3.250956858668431" table:style-name="ce273">
            <text:p>3,3<text:s text:c="4"/></text:p>
          </table:table-cell>
          <table:table-cell office:value-type="float" office:value="666" table:style-name="ce290">
            <text:p><text:s/>666</text:p>
          </table:table-cell>
          <table:table-cell office:value-type="float" office:value="3.3152471501816918" table:style-name="ce273">
            <text:p>3,3<text:s text:c="4"/></text:p>
          </table:table-cell>
          <table:table-cell table:style-name="ce291"/>
          <table:table-cell office:value-type="float" office:value="-9.3877551020408134" table:style-name="ce275">
            <text:p>-9,4<text:s text:c="3"/></text:p>
          </table:table-cell>
          <table:table-cell office:value-type="float" office:value="-3.1976744186046488" table:style-name="ce275">
            <text:p>-3,2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64">
            <text:p>REG.AUTÓNOMAS</text:p>
          </table:table-cell>
          <table:table-cell office:value-type="float" office:value="236" table:style-name="ce265">
            <text:p><text:s/>236</text:p>
          </table:table-cell>
          <table:table-cell office:value-type="float" office:value="1.3194677401319468" table:style-name="ce266">
            <text:p>1,3<text:s text:c="4"/></text:p>
          </table:table-cell>
          <table:table-cell office:value-type="float" office:value="239" table:style-name="ce267">
            <text:p><text:s/>239</text:p>
          </table:table-cell>
          <table:table-cell office:value-type="float" office:value="1.1293294901478996" table:style-name="ce266">
            <text:p>1,1<text:s text:c="4"/></text:p>
          </table:table-cell>
          <table:table-cell office:value-type="float" office:value="270" table:style-name="ce288">
            <text:p><text:s/>270</text:p>
          </table:table-cell>
          <table:table-cell office:value-type="float" office:value="1.3440191149385237" table:style-name="ce266">
            <text:p>1,3<text:s text:c="4"/></text:p>
          </table:table-cell>
          <table:table-cell table:style-name="ce289"/>
          <table:table-cell office:value-type="float" office:value="14.406779661016955" table:style-name="ce268">
            <text:p>+14,4<text:s text:c="3"/></text:p>
          </table:table-cell>
          <table:table-cell office:value-type="float" office:value="12.970711297071119" table:style-name="ce268">
            <text:p>+13,0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92">
            <text:p>Açores</text:p>
          </table:table-cell>
          <table:table-cell office:value-type="float" office:value="38" table:style-name="ce272">
            <text:p><text:s/>38</text:p>
          </table:table-cell>
          <table:table-cell office:value-type="float" office:value="0.21245667002124566" table:style-name="ce273">
            <text:p>0,2<text:s text:c="4"/></text:p>
          </table:table-cell>
          <table:table-cell office:value-type="float" office:value="26" table:style-name="ce274">
            <text:p><text:s/>26</text:p>
          </table:table-cell>
          <table:table-cell office:value-type="float" office:value="0.12285592779851628" table:style-name="ce273">
            <text:p>0,1<text:s text:c="4"/></text:p>
          </table:table-cell>
          <table:table-cell office:value-type="float" office:value="48" table:style-name="ce290">
            <text:p><text:s/>48</text:p>
          </table:table-cell>
          <table:table-cell office:value-type="float" office:value="0.23893673154462641" table:style-name="ce273">
            <text:p>0,2<text:s text:c="4"/></text:p>
          </table:table-cell>
          <table:table-cell table:style-name="ce291"/>
          <table:table-cell office:value-type="float" office:value="26.315789473684205" table:style-name="ce275">
            <text:p>+26,3<text:s text:c="3"/></text:p>
          </table:table-cell>
          <table:table-cell office:value-type="float" office:value="84.615384615384613" table:style-name="ce275">
            <text:p>+84,6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82">
            <text:p>Madeira</text:p>
          </table:table-cell>
          <table:table-cell office:value-type="float" office:value="198" table:style-name="ce283">
            <text:p><text:s/>198</text:p>
          </table:table-cell>
          <table:table-cell office:value-type="float" office:value="1.107011070110701" table:style-name="ce284">
            <text:p>1,1<text:s text:c="4"/></text:p>
          </table:table-cell>
          <table:table-cell office:value-type="float" office:value="213" table:style-name="ce285">
            <text:p><text:s/>213</text:p>
          </table:table-cell>
          <table:table-cell office:value-type="float" office:value="1.0064735623493832" table:style-name="ce284">
            <text:p>1,0<text:s text:c="4"/></text:p>
          </table:table-cell>
          <table:table-cell office:value-type="float" office:value="222" table:style-name="ce293">
            <text:p><text:s/>222</text:p>
          </table:table-cell>
          <table:table-cell office:value-type="float" office:value="1.1050823833938972" table:style-name="ce284">
            <text:p>1,1<text:s text:c="4"/></text:p>
          </table:table-cell>
          <table:table-cell table:style-name="ce294"/>
          <table:table-cell office:value-type="float" office:value="12.12121212121211" table:style-name="ce286">
            <text:p>+12,1<text:s text:c="3"/></text:p>
          </table:table-cell>
          <table:table-cell office:value-type="float" office:value="4.2253521126760489" table:style-name="ce286">
            <text:p>+4,2<text:s text:c="3"/></text:p>
          </table:table-cell>
          <table:table-cell table:number-columns-repeated="16373" table:style-name="ce263"/>
        </table:table-row>
        <table:table-row table:style-name="ro7">
          <table:table-cell table:number-columns-repeated="16384"/>
        </table:table-row>
        <table:table-row table:style-name="ro7">
          <table:table-cell table:style-name="ce1"/>
          <table:table-cell office:value-type="string" table:style-name="ce295">
            <text:p>(a) - Na sequência da <text:s/>reorganização geográfica dos Centros de Emprego e Formação Profissional, <text:s/>o âmbito territorial das regiões Centro e Lisboa V. Tejo<text:s/></text:p>
          </table:table-cell>
          <table:table-cell table:number-columns-repeated="10" table:style-name="ce140"/>
          <table:table-cell table:number-columns-repeated="5" table:style-name="ce137"/>
          <table:table-cell table:number-columns-repeated="16367" table:style-name="ce1"/>
        </table:table-row>
        <table:table-row table:style-name="ro7">
          <table:table-cell table:style-name="ce1"/>
          <table:table-cell office:value-type="string" table:style-name="ce295">
            <text:p><text:s/>foi alterado (concelhos de Sertã e Vila do Rei). Os dados estatísticos foram <text:s/>recalculados a partir de janeiro de 2014, pelo que, na <text:s/>comparação com<text:s/></text:p>
          </table:table-cell>
          <table:table-cell table:number-columns-repeated="10" table:style-name="ce140"/>
          <table:table-cell table:number-columns-repeated="5" table:style-name="ce137"/>
          <table:table-cell table:number-columns-repeated="16367" table:style-name="ce1"/>
        </table:table-row>
        <table:table-row table:style-name="ro7">
          <table:table-cell table:style-name="ce1"/>
          <table:table-cell office:value-type="string" table:style-name="ce295">
            <text:p>períodos homólogos de anos anteriores, deverá ter-se em conta que <text:s/>se trata de realidades estatísticas de diferente âmbito territorial.</text:p>
          </table:table-cell>
          <table:table-cell table:number-columns-repeated="10" table:style-name="ce140"/>
          <table:table-cell table:number-columns-repeated="5" table:style-name="ce137"/>
          <table:table-cell table:number-columns-repeated="16367" table:style-name="ce1"/>
        </table:table-row>
        <table:table-row table:style-name="ro7">
          <table:table-cell table:style-name="ce1"/>
          <table:table-cell table:style-name="ce296"/>
          <table:table-cell table:number-columns-repeated="10" table:style-name="ce137"/>
          <table:table-cell table:style-name="ce297"/>
          <table:table-cell table:number-columns-repeated="4" table:style-name="ce137"/>
          <table:table-cell table:number-columns-repeated="16367" table:style-name="ce1"/>
        </table:table-row>
        <table:table-row table:style-name="ro7">
          <table:table-cell table:style-name="ce1"/>
          <table:table-cell table:number-columns-spanned="7" table:number-rows-spanned="3" table:style-name="ce299"/>
          <table:covered-table-cell table:number-columns-repeated="6"/>
          <table:table-cell table:number-columns-repeated="9" table:style-name="ce137"/>
          <table:table-cell table:number-columns-repeated="16367" table:style-name="ce1"/>
        </table:table-row>
        <table:table-row table:number-rows-repeated="2" table:style-name="ro7">
          <table:table-cell table:style-name="ce1"/>
          <table:covered-table-cell/>
          <table:covered-table-cell table:number-columns-repeated="6"/>
          <table:table-cell table:number-columns-repeated="9" table:style-name="ce137"/>
          <table:table-cell table:number-columns-repeated="16367" table:style-name="ce1"/>
        </table:table-row>
        <table:table-row table:style-name="ro7">
          <table:table-cell table:style-name="ce1"/>
          <table:table-cell table:style-name="ce140"/>
          <table:table-cell table:number-columns-repeated="15" table:style-name="ce137"/>
          <table:table-cell table:number-columns-repeated="16367" table:style-name="ce1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 table:style-name="ce1"/>
          <table:table-cell table:number-columns-repeated="10" table:style-name="ce140"/>
          <table:table-cell table:number-columns-repeated="6" table:style-name="ce137"/>
          <table:table-cell table:number-columns-repeated="16367" table:style-name="ce1"/>
        </table:table-row>
        <table:table-row table:number-rows-repeated="1048522" table:style-name="ro7">
          <table:table-cell table:number-columns-repeated="16384"/>
        </table:table-row>
      </table:table>
      <table:table table:name="QV" table:style-name="ta8" table:print-ranges="QV.A1:QV.K64">
        <table:table-column table:style-name="co47" table:default-cell-style-name="ce137"/>
        <table:table-column table:style-name="co48" table:default-cell-style-name="ce137"/>
        <table:table-column table:style-name="co24" table:default-cell-style-name="ce137"/>
        <table:table-column table:style-name="co17" table:default-cell-style-name="ce137"/>
        <table:table-column table:style-name="co4" table:default-cell-style-name="ce137"/>
        <table:table-column table:style-name="co15" table:default-cell-style-name="ce137"/>
        <table:table-column table:style-name="co24" table:default-cell-style-name="ce137"/>
        <table:table-column table:style-name="co37" table:default-cell-style-name="ce137"/>
        <table:table-column table:style-name="co38" table:default-cell-style-name="ce137"/>
        <table:table-column table:style-name="co13" table:default-cell-style-name="ce137"/>
        <table:table-column table:style-name="co17" table:default-cell-style-name="ce137"/>
        <table:table-column table:style-name="co34" table:number-columns-repeated="16373" table:default-cell-style-name="ce137"/>
        <table:table-row table:style-name="ro21">
          <table:table-cell/>
          <table:table-cell table:number-columns-repeated="16383" table:style-name="ce137"/>
        </table:table-row>
        <table:table-row table:style-name="ro18">
          <table:table-cell/>
          <table:table-cell table:style-name="ce137">
            <draw:frame draw:z-index="1" draw:id="id104" draw:style-name="a222" draw:name="Text Box 55" svg:x="0.63542in" svg:y="0.07292in" svg:width="1.59375in" svg:height="0.25in">
              <draw:text-box>
                <text:p text:style-name="a213" text:class-names="" text:cond-style-name=""><text:span text:style-name="a212" text:class-names="">JANEIRO 2011, Nº1</text:span></text:p>
                <text:p text:style-name="a215" text:class-names="" text:cond-style-name=""><text:span text:style-name="a214" text:class-names=""/></text:p>
                <text:p text:style-name="a217" text:class-names="" text:cond-style-name=""><text:span text:style-name="a216" text:class-names="">RO 2008, Nº 1</text:span></text:p>
                <text:p text:style-name="a219" text:class-names="" text:cond-style-name=""><text:span text:style-name="a218" text:class-names=""/></text:p>
                <text:p text:style-name="a221" text:class-names="" text:cond-style-name=""><text:span text:style-name="a220" text:class-names=""/></text:p>
              </draw:text-box>
              <svg:title/>
              <svg:desc/>
            </draw:frame>
            <draw:frame draw:z-index="2" draw:id="id105" draw:style-name="a225" draw:name="Text Box 185" svg:x="0.25in" svg:y="0.08333in" svg:width="1.67708in" svg:height="0.27083in">
              <draw:text-box>
                <text:p text:style-name="a224" text:class-names="" text:cond-style-name=""><text:span text:style-name="a223" text:class-names="">NOVEMBRO <text:s text:c="1"/>2014, <text:s text:c="1"/>Nº 11</text:span></text:p>
              </draw:text-box>
              <svg:title/>
              <svg:desc/>
            </draw:frame>
          </table:table-cell>
          <table:table-cell table:number-columns-repeated="16382" table:style-name="ce137"/>
        </table:table-row>
        <table:table-row table:style-name="ro8">
          <table:table-cell table:style-name="ce139"/>
          <table:table-cell table:number-columns-repeated="2" table:style-name="ce139"/>
          <table:table-cell table:style-name="ce137"/>
          <table:table-cell table:number-columns-repeated="16380" table:style-name="ce139"/>
        </table:table-row>
        <table:table-row table:style-name="ro8">
          <table:table-cell table:style-name="ce139"/>
          <table:table-cell table:number-columns-repeated="16383" table:style-name="ce139"/>
        </table:table-row>
        <table:table-row table:style-name="ro22">
          <table:table-cell/>
          <table:table-cell table:number-columns-repeated="16383" table:style-name="ce137"/>
        </table:table-row>
        <table:table-row table:style-name="ro8">
          <table:table-cell/>
          <table:table-cell table:number-columns-repeated="16383" table:style-name="ce137"/>
        </table:table-row>
        <table:table-row table:style-name="ro23">
          <table:table-cell/>
          <table:table-cell office:value-type="string" table:number-columns-spanned="10" table:number-rows-spanned="1" table:style-name="ce173">
            <text:p>QUADRO V - PEDIDOS DE EMPREGO</text:p>
          </table:table-cell>
          <table:covered-table-cell table:number-columns-repeated="9"/>
          <table:table-cell table:number-columns-repeated="16373" table:style-name="ce137"/>
        </table:table-row>
        <table:table-row table:style-name="ro8">
          <table:table-cell/>
          <table:table-cell office:value-type="string" table:number-columns-spanned="10" table:number-rows-spanned="1" table:style-name="ce298">
            <text:p>Situação no fim dos meses</text:p>
          </table:table-cell>
          <table:covered-table-cell table:number-columns-repeated="9"/>
          <table:table-cell table:number-columns-repeated="16373" table:style-name="ce137"/>
        </table:table-row>
        <table:table-row table:style-name="ro16">
          <table:table-cell/>
          <table:table-cell office:value-type="string" table:style-name="ce300">
            <text:p>CONTINENTE</text:p>
          </table:table-cell>
          <table:table-cell table:number-columns-repeated="9" table:style-name="ce140"/>
          <table:table-cell table:number-columns-repeated="16373" table:style-name="ce137"/>
        </table:table-row>
        <table:table-row table:style-name="ro24">
          <table:table-cell/>
          <table:table-cell table:style-name="ce140"/>
          <table:table-cell office:value-type="date" office:date-value="2009-06-01T00:00:00" table:style-name="ce301">
            <text:p>jun-09</text:p>
          </table:table-cell>
          <table:table-cell table:number-columns-repeated="8" table:style-name="ce140"/>
          <table:table-cell table:number-columns-repeated="16373" table:style-name="ce137"/>
        </table:table-row>
        <table:table-row table:style-name="ro12">
          <table:table-cell table:style-name="ce233"/>
          <table:table-cell table:style-name="ce302"/>
          <table:table-cell office:value-type="float" office:value="2013" table:style-name="ce182">
            <text:p>2013</text:p>
          </table:table-cell>
          <table:table-cell table:style-name="ce183"/>
          <table:table-cell office:value-type="float" office:value="2014" table:number-columns-spanned="4" table:number-rows-spanned="1" table:style-name="ce222">
            <text:p>2014</text:p>
          </table:table-cell>
          <table:covered-table-cell table:number-columns-repeated="3"/>
          <table:table-cell office:value-type="string" table:number-columns-spanned="3" table:number-rows-spanned="1" table:style-name="ce223">
            <text:p>var.%</text:p>
          </table:table-cell>
          <table:covered-table-cell table:number-columns-repeated="2"/>
          <table:table-cell table:number-columns-repeated="16373" table:style-name="ce233"/>
        </table:table-row>
        <table:table-row table:style-name="ro13">
          <table:table-cell table:style-name="ce233"/>
          <table:table-cell table:style-name="ce180"/>
          <table:table-cell office:value-type="string" table:style-name="ce185">
            <text:p>NOVEM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OUTU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NOVEMBRO</text:p>
          </table:table-cell>
          <table:table-cell office:value-type="string" table:style-name="ce187">
            <text:p>%</text:p>
          </table:table-cell>
          <table:table-cell office:value-type="string" table:number-columns-spanned="2" table:number-rows-spanned="1" table:style-name="ce224">
            <text:p>mês homólogo</text:p>
          </table:table-cell>
          <table:covered-table-cell/>
          <table:table-cell office:value-type="string" table:style-name="ce188">
            <text:p>mês <text:s text:c="2"/>anterior</text:p>
          </table:table-cell>
          <table:table-cell table:number-columns-repeated="16373" table:style-name="ce233"/>
        </table:table-row>
        <table:table-row table:style-name="ro25">
          <table:table-cell table:style-name="ce7"/>
          <table:table-cell office:value-type="string" table:style-name="ce238">
            <text:p>PEDIDOS DE EMPREGO</text:p>
          </table:table-cell>
          <table:table-cell office:value-type="float" office:value="869150" table:style-name="ce303">
            <text:p>869 150<text:s/></text:p>
          </table:table-cell>
          <table:table-cell office:value-type="float" office:value="100" table:style-name="ce194">
            <text:p>100,0<text:s text:c="5"/></text:p>
          </table:table-cell>
          <table:table-cell office:value-type="float" office:value="809361" table:style-name="ce304">
            <text:p>809 361<text:s/></text:p>
          </table:table-cell>
          <table:table-cell office:value-type="float" office:value="99.999999999999986" table:style-name="ce194">
            <text:p>100,0<text:s text:c="5"/></text:p>
          </table:table-cell>
          <table:table-cell office:value-type="float" office:value="809525" table:style-name="ce304">
            <text:p>809 525<text:s/></text:p>
          </table:table-cell>
          <table:table-cell office:value-type="float" office:value="99.999999999999986" table:style-name="ce194">
            <text:p>100,0<text:s text:c="5"/></text:p>
          </table:table-cell>
          <table:table-cell table:style-name="ce305"/>
          <table:table-cell office:value-type="float" office:value="-6.8601507219697311" table:style-name="ce306">
            <text:p>-6,9<text:s text:c="3"/></text:p>
          </table:table-cell>
          <table:table-cell office:value-type="float" office:value="2.0262898755945002E-2" table:style-name="ce242">
            <text:p>+0,0<text:s text:c="3"/></text:p>
          </table:table-cell>
          <table:table-cell table:style-name="ce307"/>
          <table:table-cell table:style-name="ce308"/>
          <table:table-cell table:number-columns-repeated="16371" table:style-name="ce7"/>
        </table:table-row>
        <table:table-row table:style-name="ro26">
          <table:table-cell table:style-name="ce7"/>
          <table:table-cell office:value-type="string" table:style-name="ce33">
            <text:p><text:s text:c="7"/>Desemprego registado</text:p>
          </table:table-cell>
          <table:table-cell office:value-type="float" office:value="656093" table:style-name="ce309">
            <text:p>656 093<text:s/></text:p>
          </table:table-cell>
          <table:table-cell office:value-type="float" office:value="75.486739918311002" table:style-name="ce199">
            <text:p>75,5<text:s text:c="5"/></text:p>
          </table:table-cell>
          <table:table-cell office:value-type="float" office:value="572012" table:style-name="ce310">
            <text:p>572 012<text:s/></text:p>
          </table:table-cell>
          <table:table-cell office:value-type="float" office:value="70.674519775477194" table:style-name="ce199">
            <text:p>70,7<text:s text:c="5"/></text:p>
          </table:table-cell>
          <table:table-cell office:value-type="float" office:value="564394" table:style-name="ce310">
            <text:p>564 394<text:s/></text:p>
          </table:table-cell>
          <table:table-cell office:value-type="float" office:value="69.719156295358388" table:style-name="ce199">
            <text:p>69,7<text:s text:c="5"/></text:p>
          </table:table-cell>
          <table:table-cell table:style-name="ce246"/>
          <table:table-cell office:value-type="float" office:value="-13.976524669520941" table:style-name="ce248">
            <text:p>-14,0<text:s text:c="3"/></text:p>
          </table:table-cell>
          <table:table-cell office:value-type="float" office:value="-1.3317902421627537" table:style-name="ce248">
            <text:p>-1,3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7"/>Empregados</text:p>
          </table:table-cell>
          <table:table-cell office:value-type="float" office:value="60740" table:style-name="ce309">
            <text:p>60 740<text:s/></text:p>
          </table:table-cell>
          <table:table-cell office:value-type="float" office:value="6.9884369786573082" table:style-name="ce199">
            <text:p>7,0<text:s text:c="5"/></text:p>
          </table:table-cell>
          <table:table-cell office:value-type="float" office:value="60934" table:style-name="ce310">
            <text:p>60 934<text:s/></text:p>
          </table:table-cell>
          <table:table-cell office:value-type="float" office:value="7.5286553219144485" table:style-name="ce199">
            <text:p>7,5<text:s text:c="5"/></text:p>
          </table:table-cell>
          <table:table-cell office:value-type="float" office:value="61364" table:style-name="ce310">
            <text:p>61 364<text:s/></text:p>
          </table:table-cell>
          <table:table-cell office:value-type="float" office:value="7.5802476761063584" table:style-name="ce199">
            <text:p>7,6<text:s text:c="5"/></text:p>
          </table:table-cell>
          <table:table-cell table:style-name="ce246"/>
          <table:table-cell office:value-type="float" office:value="1.0273296015805187" table:style-name="ce248">
            <text:p>+1,0<text:s text:c="3"/></text:p>
          </table:table-cell>
          <table:table-cell office:value-type="float" office:value="0.70568155709456448" table:style-name="ce248">
            <text:p>+0,7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7"/>Ocupados</text:p>
          </table:table-cell>
          <table:table-cell office:value-type="float" office:value="133450" table:style-name="ce309">
            <text:p>133 450<text:s/></text:p>
          </table:table-cell>
          <table:table-cell office:value-type="float" office:value="15.354081573951561" table:style-name="ce199">
            <text:p>15,4<text:s text:c="5"/></text:p>
          </table:table-cell>
          <table:table-cell office:value-type="float" office:value="155145" table:style-name="ce310">
            <text:p>155 145<text:s/></text:p>
          </table:table-cell>
          <table:table-cell office:value-type="float" office:value="19.168825777372518" table:style-name="ce199">
            <text:p>19,2<text:s text:c="5"/></text:p>
          </table:table-cell>
          <table:table-cell office:value-type="float" office:value="163786" table:style-name="ce310">
            <text:p>163 786<text:s/></text:p>
          </table:table-cell>
          <table:table-cell office:value-type="float" office:value="20.232358481825763" table:style-name="ce199">
            <text:p>20,2<text:s text:c="5"/></text:p>
          </table:table-cell>
          <table:table-cell table:style-name="ce246"/>
          <table:table-cell office:value-type="float" office:value="22.732109404271256" table:style-name="ce248">
            <text:p>+22,7<text:s text:c="3"/></text:p>
          </table:table-cell>
          <table:table-cell office:value-type="float" office:value="5.5696284121305837" table:style-name="ce248">
            <text:p>+5,6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7"/>Indisponíveis temporariamente</text:p>
          </table:table-cell>
          <table:table-cell office:value-type="float" office:value="18867" table:style-name="ce309">
            <text:p>18 867<text:s/></text:p>
          </table:table-cell>
          <table:table-cell office:value-type="float" office:value="2.1707415290801357" table:style-name="ce199">
            <text:p>2,2<text:s text:c="5"/></text:p>
          </table:table-cell>
          <table:table-cell office:value-type="float" office:value="21270" table:style-name="ce310">
            <text:p>21 270<text:s/></text:p>
          </table:table-cell>
          <table:table-cell office:value-type="float" office:value="2.6279991252358341" table:style-name="ce199">
            <text:p>2,6<text:s text:c="5"/></text:p>
          </table:table-cell>
          <table:table-cell office:value-type="float" office:value="19981" table:style-name="ce310">
            <text:p>19 981<text:s/></text:p>
          </table:table-cell>
          <table:table-cell office:value-type="float" office:value="2.4682375467094899" table:style-name="ce199">
            <text:p>2,5<text:s text:c="5"/></text:p>
          </table:table-cell>
          <table:table-cell table:style-name="ce246"/>
          <table:table-cell office:value-type="float" office:value="5.9044893199766761" table:style-name="ce248">
            <text:p>+5,9<text:s text:c="3"/></text:p>
          </table:table-cell>
          <table:table-cell office:value-type="float" office:value="-6.0601786553831687" table:style-name="ce248">
            <text:p>-6,1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7">
          <table:table-cell table:style-name="ce7"/>
          <table:table-cell table:style-name="ce33"/>
          <table:table-cell table:style-name="ce303"/>
          <table:table-cell table:style-name="ce192"/>
          <table:table-cell table:style-name="ce310"/>
          <table:table-cell table:style-name="ce192"/>
          <table:table-cell table:style-name="ce310"/>
          <table:table-cell table:style-name="ce192"/>
          <table:table-cell table:style-name="ce246"/>
          <table:table-cell table:number-columns-repeated="2" table:style-name="ce248"/>
          <table:table-cell table:style-name="ce7"/>
          <table:table-cell table:style-name="ce308"/>
          <table:table-cell table:number-columns-repeated="16371" table:style-name="ce7"/>
        </table:table-row>
        <table:table-row table:style-name="ro12">
          <table:table-cell table:style-name="ce7"/>
          <table:table-cell office:value-type="string" table:style-name="ce238">
            <text:p><text:s text:c="7"/>Desemprego registado</text:p>
          </table:table-cell>
          <table:table-cell office:value-type="float" office:value="656093" table:style-name="ce303">
            <text:p>656 093<text:s/></text:p>
          </table:table-cell>
          <table:table-cell office:value-type="float" office:value="99.999999999999986" table:style-name="ce192">
            <text:p>100,0<text:s text:c="5"/></text:p>
          </table:table-cell>
          <table:table-cell office:value-type="float" office:value="572012" table:style-name="ce311">
            <text:p>572 012<text:s/></text:p>
          </table:table-cell>
          <table:table-cell office:value-type="float" office:value="99.999999999999986" table:style-name="ce192">
            <text:p>100,0<text:s text:c="5"/></text:p>
          </table:table-cell>
          <table:table-cell office:value-type="float" office:value="564394" table:style-name="ce311">
            <text:p>564 394<text:s/></text:p>
          </table:table-cell>
          <table:table-cell office:value-type="float" office:value="100" table:style-name="ce192">
            <text:p>100,0<text:s text:c="5"/></text:p>
          </table:table-cell>
          <table:table-cell table:style-name="ce305"/>
          <table:table-cell office:value-type="float" office:value="-13.976524669520941" table:style-name="ce242">
            <text:p>-14,0<text:s text:c="3"/></text:p>
          </table:table-cell>
          <table:table-cell office:value-type="float" office:value="-1.3317902421627537" table:style-name="ce242">
            <text:p>-1,3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210">
            <text:p><text:s text:c="13"/>Homens</text:p>
          </table:table-cell>
          <table:table-cell office:value-type="float" office:value="316179" table:style-name="ce310">
            <text:p>316 179<text:s/></text:p>
          </table:table-cell>
          <table:table-cell office:value-type="float" office:value="48.191186310477327" table:style-name="ce199">
            <text:p>48,2<text:s text:c="5"/></text:p>
          </table:table-cell>
          <table:table-cell office:value-type="float" office:value="272566" table:style-name="ce310">
            <text:p>272 566<text:s/></text:p>
          </table:table-cell>
          <table:table-cell office:value-type="float" office:value="47.650398942679523" table:style-name="ce199">
            <text:p>47,7<text:s text:c="5"/></text:p>
          </table:table-cell>
          <table:table-cell office:value-type="float" office:value="270963" table:style-name="ce310">
            <text:p>270 963<text:s/></text:p>
          </table:table-cell>
          <table:table-cell office:value-type="float" office:value="48.009546522464802" table:style-name="ce199">
            <text:p>48,0<text:s text:c="5"/></text:p>
          </table:table-cell>
          <table:table-cell table:style-name="ce192"/>
          <table:table-cell office:value-type="float" office:value="-14.300760012524549" table:style-name="ce201">
            <text:p>-14,3<text:s text:c="3"/></text:p>
          </table:table-cell>
          <table:table-cell office:value-type="float" office:value="-0.58811443833786825" table:style-name="ce201">
            <text:p>-0,6<text:s text:c="3"/></text:p>
          </table:table-cell>
          <table:table-cell table:style-name="ce312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80">
            <text:p><text:s text:c="13"/>Mulheres</text:p>
          </table:table-cell>
          <table:table-cell office:value-type="float" office:value="339914" table:style-name="ce309">
            <text:p>339 914<text:s/></text:p>
          </table:table-cell>
          <table:table-cell office:value-type="float" office:value="51.808813689522673" table:style-name="ce199">
            <text:p>51,8<text:s text:c="5"/></text:p>
          </table:table-cell>
          <table:table-cell office:value-type="float" office:value="299446" table:style-name="ce310">
            <text:p>299 446<text:s/></text:p>
          </table:table-cell>
          <table:table-cell office:value-type="float" office:value="52.34960105732047" table:style-name="ce199">
            <text:p>52,3<text:s text:c="5"/></text:p>
          </table:table-cell>
          <table:table-cell office:value-type="float" office:value="293431" table:style-name="ce310">
            <text:p>293 431<text:s/></text:p>
          </table:table-cell>
          <table:table-cell office:value-type="float" office:value="51.990453477535191" table:style-name="ce199">
            <text:p>52,0<text:s text:c="5"/></text:p>
          </table:table-cell>
          <table:table-cell table:style-name="ce192"/>
          <table:table-cell office:value-type="float" office:value="-13.674929541001546" table:style-name="ce201">
            <text:p>-13,7<text:s text:c="3"/></text:p>
          </table:table-cell>
          <table:table-cell office:value-type="float" office:value="-2.008709416722894" table:style-name="ce201">
            <text:p>-2,0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33">
            <text:p><text:s text:c="13"/>&lt; 25 anos</text:p>
          </table:table-cell>
          <table:table-cell office:value-type="float" office:value="87716" table:style-name="ce309">
            <text:p>87 716<text:s/></text:p>
          </table:table-cell>
          <table:table-cell office:value-type="float" office:value="13.369446099866938" table:style-name="ce199">
            <text:p>13,4<text:s text:c="5"/></text:p>
          </table:table-cell>
          <table:table-cell office:value-type="float" office:value="73454" table:style-name="ce310">
            <text:p>73 454<text:s/></text:p>
          </table:table-cell>
          <table:table-cell office:value-type="float" office:value="12.841338992888259" table:style-name="ce199">
            <text:p>12,8<text:s text:c="5"/></text:p>
          </table:table-cell>
          <table:table-cell office:value-type="float" office:value="71645" table:style-name="ce310">
            <text:p>71 645<text:s/></text:p>
          </table:table-cell>
          <table:table-cell office:value-type="float" office:value="12.69414628787691" table:style-name="ce199">
            <text:p>12,7<text:s text:c="5"/></text:p>
          </table:table-cell>
          <table:table-cell table:style-name="ce246"/>
          <table:table-cell office:value-type="float" office:value="-18.321628893246384" table:style-name="ce248">
            <text:p>-18,3<text:s text:c="3"/></text:p>
          </table:table-cell>
          <table:table-cell office:value-type="float" office:value="-2.4627658126174197" table:style-name="ce248">
            <text:p>-2,5<text:s text:c="3"/></text:p>
          </table:table-cell>
          <table:table-cell table:style-name="ce312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&gt;= 25 anos</text:p>
          </table:table-cell>
          <table:table-cell office:value-type="float" office:value="568377" table:style-name="ce309">
            <text:p>568 377<text:s/></text:p>
          </table:table-cell>
          <table:table-cell office:value-type="float" office:value="86.630553900133052" table:style-name="ce199">
            <text:p>86,6<text:s text:c="5"/></text:p>
          </table:table-cell>
          <table:table-cell office:value-type="float" office:value="498558" table:style-name="ce310">
            <text:p>498 558<text:s/></text:p>
          </table:table-cell>
          <table:table-cell office:value-type="float" office:value="87.158661007111732" table:style-name="ce199">
            <text:p>87,2<text:s text:c="5"/></text:p>
          </table:table-cell>
          <table:table-cell office:value-type="float" office:value="492749" table:style-name="ce310">
            <text:p>492 749<text:s/></text:p>
          </table:table-cell>
          <table:table-cell office:value-type="float" office:value="87.305853712123096" table:style-name="ce199">
            <text:p>87,3<text:s text:c="5"/></text:p>
          </table:table-cell>
          <table:table-cell table:style-name="ce246"/>
          <table:table-cell office:value-type="float" office:value="-13.305957137604082" table:style-name="ce248">
            <text:p>-13,3<text:s text:c="3"/></text:p>
          </table:table-cell>
          <table:table-cell office:value-type="float" office:value="-1.1651603223697151" table:style-name="ce248">
            <text:p>-1,2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33">
            <text:p><text:s text:c="13"/>Inscritos &lt; 1 ano</text:p>
          </table:table-cell>
          <table:table-cell office:value-type="float" office:value="350809" table:style-name="ce309">
            <text:p>350 809<text:s/></text:p>
          </table:table-cell>
          <table:table-cell office:value-type="float" office:value="53.469401441563924" table:style-name="ce199">
            <text:p>53,5<text:s text:c="5"/></text:p>
          </table:table-cell>
          <table:table-cell office:value-type="float" office:value="283609" table:style-name="ce310">
            <text:p>283 609<text:s/></text:p>
          </table:table-cell>
          <table:table-cell office:value-type="float" office:value="49.580952847143067" table:style-name="ce199">
            <text:p>49,6<text:s text:c="5"/></text:p>
          </table:table-cell>
          <table:table-cell office:value-type="float" office:value="283357" table:style-name="ce310">
            <text:p>283 357<text:s/></text:p>
          </table:table-cell>
          <table:table-cell office:value-type="float" office:value="50.205530179271932" table:style-name="ce199">
            <text:p>50,2<text:s text:c="5"/></text:p>
          </table:table-cell>
          <table:table-cell table:style-name="ce246"/>
          <table:table-cell office:value-type="float" office:value="-19.227556875678786" table:style-name="ce248">
            <text:p>-19,2<text:s text:c="3"/></text:p>
          </table:table-cell>
          <table:table-cell office:value-type="float" office:value="-8.885472604889344E-2" table:style-name="ce248">
            <text:p>-0,1<text:s text:c="3"/></text:p>
          </table:table-cell>
          <table:table-cell table:style-name="ce312"/>
          <table:table-cell table:style-name="ce308"/>
          <table:table-cell table:number-columns-repeated="16371" table:style-name="ce7"/>
        </table:table-row>
        <table:table-row table:style-name="ro16">
          <table:table-cell table:style-name="ce7"/>
          <table:table-cell office:value-type="string" table:style-name="ce33">
            <text:p><text:s text:c="13"/>Inscritos &gt;= 1 ano</text:p>
          </table:table-cell>
          <table:table-cell office:value-type="float" office:value="305284" table:style-name="ce309">
            <text:p>305 284<text:s/></text:p>
          </table:table-cell>
          <table:table-cell office:value-type="float" office:value="46.530598558436076" table:style-name="ce199">
            <text:p>46,5<text:s text:c="5"/></text:p>
          </table:table-cell>
          <table:table-cell office:value-type="float" office:value="288403" table:style-name="ce310">
            <text:p>288 403<text:s/></text:p>
          </table:table-cell>
          <table:table-cell office:value-type="float" office:value="50.419047152856933" table:style-name="ce199">
            <text:p>50,4<text:s text:c="5"/></text:p>
          </table:table-cell>
          <table:table-cell office:value-type="float" office:value="281037" table:style-name="ce310">
            <text:p>281 037<text:s/></text:p>
          </table:table-cell>
          <table:table-cell office:value-type="float" office:value="49.794469820728068" table:style-name="ce199">
            <text:p>49,8<text:s text:c="5"/></text:p>
          </table:table-cell>
          <table:table-cell table:style-name="ce246"/>
          <table:table-cell office:value-type="float" office:value="-7.9424404816498679" table:style-name="ce248">
            <text:p>-7,9<text:s text:c="3"/></text:p>
          </table:table-cell>
          <table:table-cell office:value-type="float" office:value="-2.5540649715849071" table:style-name="ce248">
            <text:p>-2,6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33">
            <text:p><text:s text:c="13"/>Primeiro Emprego</text:p>
          </table:table-cell>
          <table:table-cell office:value-type="float" office:value="68923" table:style-name="ce309">
            <text:p>68 923<text:s/></text:p>
          </table:table-cell>
          <table:table-cell office:value-type="float" office:value="10.505065592835162" table:style-name="ce199">
            <text:p>10,5<text:s text:c="5"/></text:p>
          </table:table-cell>
          <table:table-cell office:value-type="float" office:value="65701" table:style-name="ce310">
            <text:p>65 701<text:s/></text:p>
          </table:table-cell>
          <table:table-cell office:value-type="float" office:value="11.48594784724796" table:style-name="ce199">
            <text:p>11,5<text:s text:c="5"/></text:p>
          </table:table-cell>
          <table:table-cell office:value-type="float" office:value="63476" table:style-name="ce310">
            <text:p>63 476<text:s/></text:p>
          </table:table-cell>
          <table:table-cell office:value-type="float" office:value="11.246753154711071" table:style-name="ce199">
            <text:p>11,2<text:s text:c="5"/></text:p>
          </table:table-cell>
          <table:table-cell table:style-name="ce246"/>
          <table:table-cell office:value-type="float" office:value="-7.9030222131944328" table:style-name="ce248">
            <text:p>-7,9<text:s text:c="3"/></text:p>
          </table:table-cell>
          <table:table-cell office:value-type="float" office:value="-3.3865542381394533" table:style-name="ce248">
            <text:p>-3,4<text:s text:c="3"/></text:p>
          </table:table-cell>
          <table:table-cell table:style-name="ce312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Novo Emprego</text:p>
          </table:table-cell>
          <table:table-cell office:value-type="float" office:value="587170" table:style-name="ce309">
            <text:p>587 170<text:s/></text:p>
          </table:table-cell>
          <table:table-cell office:value-type="float" office:value="89.494934407164834" table:style-name="ce199">
            <text:p>89,5<text:s text:c="5"/></text:p>
          </table:table-cell>
          <table:table-cell office:value-type="float" office:value="506311" table:style-name="ce310">
            <text:p>506 311<text:s/></text:p>
          </table:table-cell>
          <table:table-cell office:value-type="float" office:value="88.514052152752043" table:style-name="ce199">
            <text:p>88,5<text:s text:c="5"/></text:p>
          </table:table-cell>
          <table:table-cell office:value-type="float" office:value="500918" table:style-name="ce310">
            <text:p>500 918<text:s/></text:p>
          </table:table-cell>
          <table:table-cell office:value-type="float" office:value="88.753246845288928" table:style-name="ce199">
            <text:p>88,8<text:s text:c="5"/></text:p>
          </table:table-cell>
          <table:table-cell table:style-name="ce246"/>
          <table:table-cell office:value-type="float" office:value="-14.689442580513315" table:style-name="ce248">
            <text:p>-14,7<text:s text:c="3"/></text:p>
          </table:table-cell>
          <table:table-cell office:value-type="float" office:value="-1.065155605941797" table:style-name="ce248">
            <text:p>-1,1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33">
            <text:p><text:s text:c="13"/>Nenhum <text:s/>Nível de Instrução</text:p>
          </table:table-cell>
          <table:table-cell office:value-type="float" office:value="34984" table:style-name="ce309">
            <text:p>34 984<text:s/></text:p>
          </table:table-cell>
          <table:table-cell office:value-type="float" office:value="5.3321708965040013" table:style-name="ce199">
            <text:p>5,3<text:s text:c="5"/></text:p>
          </table:table-cell>
          <table:table-cell office:value-type="float" office:value="31943" table:style-name="ce310">
            <text:p>31 943<text:s/></text:p>
          </table:table-cell>
          <table:table-cell office:value-type="float" office:value="5.5843234058026754" table:style-name="ce199">
            <text:p>5,6<text:s text:c="5"/></text:p>
          </table:table-cell>
          <table:table-cell office:value-type="float" office:value="32034" table:style-name="ce310">
            <text:p>32 034<text:s/></text:p>
          </table:table-cell>
          <table:table-cell office:value-type="float" office:value="5.6758222093076824" table:style-name="ce199">
            <text:p>5,7<text:s text:c="5"/></text:p>
          </table:table-cell>
          <table:table-cell table:style-name="ce246"/>
          <table:table-cell office:value-type="float" office:value="-8.4324262520009086" table:style-name="ce248">
            <text:p>-8,4<text:s text:c="3"/></text:p>
          </table:table-cell>
          <table:table-cell office:value-type="float" office:value="0.28488244685847519" table:style-name="ce248">
            <text:p>+0,3<text:s text:c="3"/></text:p>
          </table:table-cell>
          <table:table-cell table:style-name="ce312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1º Ciclo</text:p>
          </table:table-cell>
          <table:table-cell office:value-type="float" office:value="137917" table:style-name="ce309">
            <text:p>137 917<text:s/></text:p>
          </table:table-cell>
          <table:table-cell office:value-type="float" office:value="21.020952822237092" table:style-name="ce199">
            <text:p>21,0<text:s text:c="5"/></text:p>
          </table:table-cell>
          <table:table-cell office:value-type="float" office:value="122225" table:style-name="ce310">
            <text:p>122 225<text:s/></text:p>
          </table:table-cell>
          <table:table-cell office:value-type="float" office:value="21.367558722544285" table:style-name="ce199">
            <text:p>21,4<text:s text:c="5"/></text:p>
          </table:table-cell>
          <table:table-cell office:value-type="float" office:value="121924" table:style-name="ce310">
            <text:p>121 924<text:s/></text:p>
          </table:table-cell>
          <table:table-cell office:value-type="float" office:value="21.602639290991753" table:style-name="ce199">
            <text:p>21,6<text:s text:c="5"/></text:p>
          </table:table-cell>
          <table:table-cell table:style-name="ce246"/>
          <table:table-cell office:value-type="float" office:value="-11.596104903673961" table:style-name="ce248">
            <text:p>-11,6<text:s text:c="3"/></text:p>
          </table:table-cell>
          <table:table-cell office:value-type="float" office:value="-0.24626713029249458" table:style-name="ce248">
            <text:p>-0,2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2º Ciclo</text:p>
          </table:table-cell>
          <table:table-cell office:value-type="float" office:value="102701" table:style-name="ce309">
            <text:p>102 701<text:s/></text:p>
          </table:table-cell>
          <table:table-cell office:value-type="float" office:value="15.653421085120556" table:style-name="ce199">
            <text:p>15,7<text:s text:c="5"/></text:p>
          </table:table-cell>
          <table:table-cell office:value-type="float" office:value="88529" table:style-name="ce310">
            <text:p>88 529<text:s/></text:p>
          </table:table-cell>
          <table:table-cell office:value-type="float" office:value="15.476773214547945" table:style-name="ce199">
            <text:p>15,5<text:s text:c="5"/></text:p>
          </table:table-cell>
          <table:table-cell office:value-type="float" office:value="88548" table:style-name="ce310">
            <text:p>88 548<text:s/></text:p>
          </table:table-cell>
          <table:table-cell office:value-type="float" office:value="15.689039926009135" table:style-name="ce199">
            <text:p>15,7<text:s text:c="5"/></text:p>
          </table:table-cell>
          <table:table-cell table:style-name="ce246"/>
          <table:table-cell office:value-type="float" office:value="-13.780781102423546" table:style-name="ce248">
            <text:p>-13,8<text:s text:c="3"/></text:p>
          </table:table-cell>
          <table:table-cell office:value-type="float" office:value="2.1461893842683821E-2" table:style-name="ce248">
            <text:p>+0,0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3º Ciclo</text:p>
          </table:table-cell>
          <table:table-cell office:value-type="float" office:value="131250" table:style-name="ce309">
            <text:p>131 250<text:s/></text:p>
          </table:table-cell>
          <table:table-cell office:value-type="float" office:value="20.004785906876009" table:style-name="ce199">
            <text:p>20,0<text:s text:c="5"/></text:p>
          </table:table-cell>
          <table:table-cell office:value-type="float" office:value="111153" table:style-name="ce310">
            <text:p>111 153<text:s/></text:p>
          </table:table-cell>
          <table:table-cell office:value-type="float" office:value="19.431934994370749" table:style-name="ce199">
            <text:p>19,4<text:s text:c="5"/></text:p>
          </table:table-cell>
          <table:table-cell office:value-type="float" office:value="110659" table:style-name="ce310">
            <text:p>110 659<text:s/></text:p>
          </table:table-cell>
          <table:table-cell office:value-type="float" office:value="19.606693196596702" table:style-name="ce199">
            <text:p>19,6<text:s text:c="5"/></text:p>
          </table:table-cell>
          <table:table-cell table:style-name="ce246"/>
          <table:table-cell office:value-type="float" office:value="-15.688380952380953" table:style-name="ce248">
            <text:p>-15,7<text:s text:c="3"/></text:p>
          </table:table-cell>
          <table:table-cell office:value-type="float" office:value="-0.44443244896673662" table:style-name="ce248">
            <text:p>-0,4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Secundário</text:p>
          </table:table-cell>
          <table:table-cell office:value-type="float" office:value="156368" table:style-name="ce309">
            <text:p>156 368<text:s/></text:p>
          </table:table-cell>
          <table:table-cell office:value-type="float" office:value="23.833206572848667" table:style-name="ce199">
            <text:p>23,8<text:s text:c="5"/></text:p>
          </table:table-cell>
          <table:table-cell office:value-type="float" office:value="136259" table:style-name="ce310">
            <text:p>136 259<text:s/></text:p>
          </table:table-cell>
          <table:table-cell office:value-type="float" office:value="23.821003755165975" table:style-name="ce199">
            <text:p>23,8<text:s text:c="5"/></text:p>
          </table:table-cell>
          <table:table-cell office:value-type="float" office:value="134163" table:style-name="ce310">
            <text:p>134 163<text:s/></text:p>
          </table:table-cell>
          <table:table-cell office:value-type="float" office:value="23.771159863499612" table:style-name="ce199">
            <text:p>23,8<text:s text:c="5"/></text:p>
          </table:table-cell>
          <table:table-cell table:style-name="ce246"/>
          <table:table-cell office:value-type="float" office:value="-14.200475800675321" table:style-name="ce248">
            <text:p>-14,2<text:s text:c="3"/></text:p>
          </table:table-cell>
          <table:table-cell office:value-type="float" office:value="-1.5382470148760774" table:style-name="ce248">
            <text:p>-1,5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Superior</text:p>
          </table:table-cell>
          <table:table-cell office:value-type="float" office:value="92873" table:style-name="ce309">
            <text:p>92 873<text:s/></text:p>
          </table:table-cell>
          <table:table-cell office:value-type="float" office:value="14.15546271641368" table:style-name="ce199">
            <text:p>14,2<text:s text:c="5"/></text:p>
          </table:table-cell>
          <table:table-cell office:value-type="float" office:value="81903" table:style-name="ce310">
            <text:p>81 903<text:s/></text:p>
          </table:table-cell>
          <table:table-cell office:value-type="float" office:value="14.318405907568375" table:style-name="ce199">
            <text:p>14,3<text:s text:c="5"/></text:p>
          </table:table-cell>
          <table:table-cell office:value-type="float" office:value="77066" table:style-name="ce310">
            <text:p>77 066<text:s/></text:p>
          </table:table-cell>
          <table:table-cell office:value-type="float" office:value="13.654645513595112" table:style-name="ce199">
            <text:p>13,7<text:s text:c="5"/></text:p>
          </table:table-cell>
          <table:table-cell table:style-name="ce246"/>
          <table:table-cell office:value-type="float" office:value="-17.020016581783722" table:style-name="ce248">
            <text:p>-17,0<text:s text:c="3"/></text:p>
          </table:table-cell>
          <table:table-cell office:value-type="float" office:value="-5.9057665775368378" table:style-name="ce248">
            <text:p>-5,9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7">
          <table:table-cell table:style-name="ce7"/>
          <table:table-cell table:style-name="ce250"/>
          <table:table-cell table:style-name="ce309"/>
          <table:table-cell table:style-name="ce199"/>
          <table:table-cell table:style-name="ce310"/>
          <table:table-cell table:style-name="ce199"/>
          <table:table-cell table:style-name="ce310"/>
          <table:table-cell table:style-name="ce199"/>
          <table:table-cell table:number-columns-repeated="3" table:style-name="ce253"/>
          <table:table-cell table:style-name="ce7"/>
          <table:table-cell table:style-name="ce308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38">
            <text:p><text:s text:c="11"/>Homens</text:p>
          </table:table-cell>
          <table:table-cell office:value-type="float" office:value="316179" table:style-name="ce303">
            <text:p>316 179<text:s/></text:p>
          </table:table-cell>
          <table:table-cell office:value-type="float" office:value="100" table:style-name="ce192">
            <text:p>100,0<text:s text:c="5"/></text:p>
          </table:table-cell>
          <table:table-cell office:value-type="float" office:value="272566" table:style-name="ce311">
            <text:p>272 566<text:s/></text:p>
          </table:table-cell>
          <table:table-cell office:value-type="float" office:value="100" table:style-name="ce192">
            <text:p>100,0<text:s text:c="5"/></text:p>
          </table:table-cell>
          <table:table-cell office:value-type="float" office:value="270963" table:style-name="ce311">
            <text:p>270 963<text:s/></text:p>
          </table:table-cell>
          <table:table-cell office:value-type="float" office:value="100" table:style-name="ce192">
            <text:p>100,0<text:s text:c="5"/></text:p>
          </table:table-cell>
          <table:table-cell table:style-name="ce305"/>
          <table:table-cell office:value-type="float" office:value="-14.300760012524549" table:style-name="ce242">
            <text:p>-14,3<text:s text:c="3"/></text:p>
          </table:table-cell>
          <table:table-cell office:value-type="float" office:value="-0.58811443833786825" table:style-name="ce242">
            <text:p>-0,6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33">
            <text:p><text:s text:c="13"/>&lt; 25 anos</text:p>
          </table:table-cell>
          <table:table-cell office:value-type="float" office:value="39912" table:style-name="ce309">
            <text:p>39 912<text:s/></text:p>
          </table:table-cell>
          <table:table-cell office:value-type="float" office:value="12.623229246724165" table:style-name="ce246">
            <text:p>12,6<text:s text:c="5"/></text:p>
          </table:table-cell>
          <table:table-cell office:value-type="float" office:value="33303" table:style-name="ce310">
            <text:p>33 303<text:s/></text:p>
          </table:table-cell>
          <table:table-cell office:value-type="float" office:value="12.218325102910853" table:style-name="ce246">
            <text:p>12,2<text:s text:c="5"/></text:p>
          </table:table-cell>
          <table:table-cell office:value-type="float" office:value="32889" table:style-name="ce310">
            <text:p>32 889<text:s/></text:p>
          </table:table-cell>
          <table:table-cell office:value-type="float" office:value="12.13781955469935" table:style-name="ce246">
            <text:p>12,1<text:s text:c="5"/></text:p>
          </table:table-cell>
          <table:table-cell table:style-name="ce246"/>
          <table:table-cell office:value-type="float" office:value="-17.59621166566447" table:style-name="ce248">
            <text:p>-17,6<text:s text:c="3"/></text:p>
          </table:table-cell>
          <table:table-cell office:value-type="float" office:value="-1.2431312494369848" table:style-name="ce248">
            <text:p>-1,2<text:s text:c="3"/></text:p>
          </table:table-cell>
          <table:table-cell table:style-name="ce312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&gt;= 25 anos</text:p>
          </table:table-cell>
          <table:table-cell office:value-type="float" office:value="276267" table:style-name="ce309">
            <text:p>276 267<text:s/></text:p>
          </table:table-cell>
          <table:table-cell office:value-type="float" office:value="87.376770753275835" table:style-name="ce246">
            <text:p>87,4<text:s text:c="5"/></text:p>
          </table:table-cell>
          <table:table-cell office:value-type="float" office:value="239263" table:style-name="ce310">
            <text:p>239 263<text:s/></text:p>
          </table:table-cell>
          <table:table-cell office:value-type="float" office:value="87.781674897089147" table:style-name="ce246">
            <text:p>87,8<text:s text:c="5"/></text:p>
          </table:table-cell>
          <table:table-cell office:value-type="float" office:value="238074" table:style-name="ce310">
            <text:p>238 074<text:s/></text:p>
          </table:table-cell>
          <table:table-cell office:value-type="float" office:value="87.862180445300652" table:style-name="ce246">
            <text:p>87,9<text:s text:c="5"/></text:p>
          </table:table-cell>
          <table:table-cell table:style-name="ce246"/>
          <table:table-cell office:value-type="float" office:value="-13.824669613091672" table:style-name="ce248">
            <text:p>-13,8<text:s text:c="3"/></text:p>
          </table:table-cell>
          <table:table-cell office:value-type="float" office:value="-0.49694269485878806" table:style-name="ce248">
            <text:p>-0,5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33">
            <text:p><text:s text:c="13"/>Inscritos &lt; 1 ano</text:p>
          </table:table-cell>
          <table:table-cell office:value-type="float" office:value="169459" table:style-name="ce309">
            <text:p>169 459<text:s/></text:p>
          </table:table-cell>
          <table:table-cell office:value-type="float" office:value="53.595906116472001" table:style-name="ce246">
            <text:p>53,6<text:s text:c="5"/></text:p>
          </table:table-cell>
          <table:table-cell office:value-type="float" office:value="135056" table:style-name="ce310">
            <text:p>135 056<text:s/></text:p>
          </table:table-cell>
          <table:table-cell office:value-type="float" office:value="49.549833801721412" table:style-name="ce246">
            <text:p>49,5<text:s text:c="5"/></text:p>
          </table:table-cell>
          <table:table-cell office:value-type="float" office:value="136628" table:style-name="ce310">
            <text:p>136 628<text:s/></text:p>
          </table:table-cell>
          <table:table-cell office:value-type="float" office:value="50.423120499846839" table:style-name="ce246">
            <text:p>50,4<text:s text:c="5"/></text:p>
          </table:table-cell>
          <table:table-cell table:style-name="ce246"/>
          <table:table-cell office:value-type="float" office:value="-19.374007872110653" table:style-name="ce248">
            <text:p>-19,4<text:s text:c="3"/></text:p>
          </table:table-cell>
          <table:table-cell office:value-type="float" office:value="1.1639616159222896" table:style-name="ce248">
            <text:p>+1,2<text:s text:c="3"/></text:p>
          </table:table-cell>
          <table:table-cell table:style-name="ce312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Inscritos &gt;= 1 ano</text:p>
          </table:table-cell>
          <table:table-cell office:value-type="float" office:value="146720" table:style-name="ce309">
            <text:p>146 720<text:s/></text:p>
          </table:table-cell>
          <table:table-cell office:value-type="float" office:value="46.404093883528006" table:style-name="ce246">
            <text:p>46,4<text:s text:c="5"/></text:p>
          </table:table-cell>
          <table:table-cell office:value-type="float" office:value="137510" table:style-name="ce310">
            <text:p>137 510<text:s/></text:p>
          </table:table-cell>
          <table:table-cell office:value-type="float" office:value="50.450166198278581" table:style-name="ce246">
            <text:p>50,5<text:s text:c="5"/></text:p>
          </table:table-cell>
          <table:table-cell office:value-type="float" office:value="134335" table:style-name="ce310">
            <text:p>134 335<text:s/></text:p>
          </table:table-cell>
          <table:table-cell office:value-type="float" office:value="49.576879500153161" table:style-name="ce246">
            <text:p>49,6<text:s text:c="5"/></text:p>
          </table:table-cell>
          <table:table-cell table:style-name="ce246"/>
          <table:table-cell office:value-type="float" office:value="-8.4412486368593278" table:style-name="ce248">
            <text:p>-8,4<text:s text:c="3"/></text:p>
          </table:table-cell>
          <table:table-cell office:value-type="float" office:value="-2.3089229874190949" table:style-name="ce248">
            <text:p>-2,3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33">
            <text:p><text:s text:c="13"/>Primeiro Emprego</text:p>
          </table:table-cell>
          <table:table-cell office:value-type="float" office:value="28773" table:style-name="ce309">
            <text:p>28 773<text:s/></text:p>
          </table:table-cell>
          <table:table-cell office:value-type="float" office:value="9.1002248726196235" table:style-name="ce246">
            <text:p>9,1<text:s text:c="5"/></text:p>
          </table:table-cell>
          <table:table-cell office:value-type="float" office:value="27715" table:style-name="ce310">
            <text:p>27 715<text:s/></text:p>
          </table:table-cell>
          <table:table-cell office:value-type="float" office:value="10.168179450114835" table:style-name="ce246">
            <text:p>10,2<text:s text:c="5"/></text:p>
          </table:table-cell>
          <table:table-cell office:value-type="float" office:value="26896" table:style-name="ce310">
            <text:p>26 896<text:s/></text:p>
          </table:table-cell>
          <table:table-cell office:value-type="float" office:value="9.9260784682779573" table:style-name="ce246">
            <text:p>9,9<text:s text:c="5"/></text:p>
          </table:table-cell>
          <table:table-cell table:style-name="ce246"/>
          <table:table-cell office:value-type="float" office:value="-6.5234768706773707" table:style-name="ce248">
            <text:p>-6,5<text:s text:c="3"/></text:p>
          </table:table-cell>
          <table:table-cell office:value-type="float" office:value="-2.9550784773588248" table:style-name="ce248">
            <text:p>-3,0<text:s text:c="3"/></text:p>
          </table:table-cell>
          <table:table-cell table:style-name="ce312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Novo Emprego</text:p>
          </table:table-cell>
          <table:table-cell office:value-type="float" office:value="287406" table:style-name="ce309">
            <text:p>287 406<text:s/></text:p>
          </table:table-cell>
          <table:table-cell office:value-type="float" office:value="90.89977512738038" table:style-name="ce246">
            <text:p>90,9<text:s text:c="5"/></text:p>
          </table:table-cell>
          <table:table-cell office:value-type="float" office:value="244851" table:style-name="ce310">
            <text:p>244 851<text:s/></text:p>
          </table:table-cell>
          <table:table-cell office:value-type="float" office:value="89.831820549885165" table:style-name="ce246">
            <text:p>89,8<text:s text:c="5"/></text:p>
          </table:table-cell>
          <table:table-cell office:value-type="float" office:value="244067" table:style-name="ce310">
            <text:p>244 067<text:s/></text:p>
          </table:table-cell>
          <table:table-cell office:value-type="float" office:value="90.07392153172205" table:style-name="ce246">
            <text:p>90,1<text:s text:c="5"/></text:p>
          </table:table-cell>
          <table:table-cell table:style-name="ce246"/>
          <table:table-cell office:value-type="float" office:value="-15.079365079365076" table:style-name="ce248">
            <text:p>-15,1<text:s text:c="3"/></text:p>
          </table:table-cell>
          <table:table-cell office:value-type="float" office:value="-0.32019473067293802" table:style-name="ce248">
            <text:p>-0,3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33">
            <text:p><text:s text:c="13"/>Nenhum <text:s/>Nível de Instrução</text:p>
          </table:table-cell>
          <table:table-cell office:value-type="float" office:value="18637" table:style-name="ce309">
            <text:p>18 637<text:s/></text:p>
          </table:table-cell>
          <table:table-cell office:value-type="float" office:value="5.894445867688872" table:style-name="ce246">
            <text:p>5,9<text:s text:c="5"/></text:p>
          </table:table-cell>
          <table:table-cell office:value-type="float" office:value="16475" table:style-name="ce310">
            <text:p>16 475<text:s/></text:p>
          </table:table-cell>
          <table:table-cell office:value-type="float" office:value="6.0444075930233412" table:style-name="ce246">
            <text:p>6,0<text:s text:c="5"/></text:p>
          </table:table-cell>
          <table:table-cell office:value-type="float" office:value="16444" table:style-name="ce310">
            <text:p>16 444<text:s/></text:p>
          </table:table-cell>
          <table:table-cell office:value-type="float" office:value="6.0687252503109281" table:style-name="ce246">
            <text:p>6,1<text:s text:c="5"/></text:p>
          </table:table-cell>
          <table:table-cell table:style-name="ce246"/>
          <table:table-cell office:value-type="float" office:value="-11.766915276063756" table:style-name="ce248">
            <text:p>-11,8<text:s text:c="3"/></text:p>
          </table:table-cell>
          <table:table-cell office:value-type="float" office:value="-0.18816388467375589" table:style-name="ce248">
            <text:p>-0,2<text:s text:c="3"/></text:p>
          </table:table-cell>
          <table:table-cell table:style-name="ce312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1º Ciclo</text:p>
          </table:table-cell>
          <table:table-cell office:value-type="float" office:value="77411" table:style-name="ce309">
            <text:p>77 411<text:s/></text:p>
          </table:table-cell>
          <table:table-cell office:value-type="float" office:value="24.483283203501813" table:style-name="ce246">
            <text:p>24,5<text:s text:c="5"/></text:p>
          </table:table-cell>
          <table:table-cell office:value-type="float" office:value="68247" table:style-name="ce310">
            <text:p>68 247<text:s/></text:p>
          </table:table-cell>
          <table:table-cell office:value-type="float" office:value="25.038706221612379" table:style-name="ce246">
            <text:p>25,0<text:s text:c="5"/></text:p>
          </table:table-cell>
          <table:table-cell office:value-type="float" office:value="67820" table:style-name="ce310">
            <text:p>67 820<text:s/></text:p>
          </table:table-cell>
          <table:table-cell office:value-type="float" office:value="25.029247535641396" table:style-name="ce246">
            <text:p>25,0<text:s text:c="5"/></text:p>
          </table:table-cell>
          <table:table-cell table:style-name="ce246"/>
          <table:table-cell office:value-type="float" office:value="-12.389712056426092" table:style-name="ce248">
            <text:p>-12,4<text:s text:c="3"/></text:p>
          </table:table-cell>
          <table:table-cell office:value-type="float" office:value="-0.62566852755432478" table:style-name="ce248">
            <text:p>-0,6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2º Ciclo</text:p>
          </table:table-cell>
          <table:table-cell office:value-type="float" office:value="58138" table:style-name="ce309">
            <text:p>58 138<text:s/></text:p>
          </table:table-cell>
          <table:table-cell office:value-type="float" office:value="18.387685456655881" table:style-name="ce246">
            <text:p>18,4<text:s text:c="5"/></text:p>
          </table:table-cell>
          <table:table-cell office:value-type="float" office:value="49031" table:style-name="ce310">
            <text:p>49 031<text:s/></text:p>
          </table:table-cell>
          <table:table-cell office:value-type="float" office:value="17.988670633901513" table:style-name="ce246">
            <text:p>18,0<text:s text:c="5"/></text:p>
          </table:table-cell>
          <table:table-cell office:value-type="float" office:value="49263" table:style-name="ce310">
            <text:p>49 263<text:s/></text:p>
          </table:table-cell>
          <table:table-cell office:value-type="float" office:value="18.180711019585701" table:style-name="ce246">
            <text:p>18,2<text:s text:c="5"/></text:p>
          </table:table-cell>
          <table:table-cell table:style-name="ce246"/>
          <table:table-cell office:value-type="float" office:value="-15.265403006639374" table:style-name="ce248">
            <text:p>-15,3<text:s text:c="3"/></text:p>
          </table:table-cell>
          <table:table-cell office:value-type="float" office:value="0.47317003528380042" table:style-name="ce248">
            <text:p>+0,5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3º Ciclo</text:p>
          </table:table-cell>
          <table:table-cell office:value-type="float" office:value="63710" table:style-name="ce309">
            <text:p>63 710<text:s/></text:p>
          </table:table-cell>
          <table:table-cell office:value-type="float" office:value="20.149978335057039" table:style-name="ce246">
            <text:p>20,1<text:s text:c="5"/></text:p>
          </table:table-cell>
          <table:table-cell office:value-type="float" office:value="53100" table:style-name="ce310">
            <text:p>53 100<text:s/></text:p>
          </table:table-cell>
          <table:table-cell office:value-type="float" office:value="19.481520072202695" table:style-name="ce246">
            <text:p>19,5<text:s text:c="5"/></text:p>
          </table:table-cell>
          <table:table-cell office:value-type="float" office:value="53196" table:style-name="ce310">
            <text:p>53 196<text:s/></text:p>
          </table:table-cell>
          <table:table-cell office:value-type="float" office:value="19.632200706369503" table:style-name="ce246">
            <text:p>19,6<text:s text:c="5"/></text:p>
          </table:table-cell>
          <table:table-cell table:style-name="ce246"/>
          <table:table-cell office:value-type="float" office:value="-16.502903782765657" table:style-name="ce248">
            <text:p>-16,5<text:s text:c="3"/></text:p>
          </table:table-cell>
          <table:table-cell office:value-type="float" office:value="0.18079096045198639" table:style-name="ce248">
            <text:p>+0,2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Secundário</text:p>
          </table:table-cell>
          <table:table-cell office:value-type="float" office:value="67741" table:style-name="ce309">
            <text:p>67 741<text:s/></text:p>
          </table:table-cell>
          <table:table-cell office:value-type="float" office:value="21.424889066003754" table:style-name="ce246">
            <text:p>21,4<text:s text:c="5"/></text:p>
          </table:table-cell>
          <table:table-cell office:value-type="float" office:value="58576" table:style-name="ce310">
            <text:p>58 576<text:s/></text:p>
          </table:table-cell>
          <table:table-cell office:value-type="float" office:value="21.490574759874672" table:style-name="ce246">
            <text:p>21,5<text:s text:c="5"/></text:p>
          </table:table-cell>
          <table:table-cell office:value-type="float" office:value="58300" table:style-name="ce310">
            <text:p>58 300<text:s/></text:p>
          </table:table-cell>
          <table:table-cell office:value-type="float" office:value="21.515852717898753" table:style-name="ce246">
            <text:p>21,5<text:s text:c="5"/></text:p>
          </table:table-cell>
          <table:table-cell table:style-name="ce246"/>
          <table:table-cell office:value-type="float" office:value="-13.936906747759849" table:style-name="ce248">
            <text:p>-13,9<text:s text:c="3"/></text:p>
          </table:table-cell>
          <table:table-cell office:value-type="float" office:value="-0.47118273695711821" table:style-name="ce248">
            <text:p>-0,5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Superior</text:p>
          </table:table-cell>
          <table:table-cell office:value-type="float" office:value="30542" table:style-name="ce309">
            <text:p>30 542<text:s/></text:p>
          </table:table-cell>
          <table:table-cell office:value-type="float" office:value="9.6597180710926409" table:style-name="ce246">
            <text:p>9,7<text:s text:c="5"/></text:p>
          </table:table-cell>
          <table:table-cell office:value-type="float" office:value="27137" table:style-name="ce310">
            <text:p>27 137<text:s/></text:p>
          </table:table-cell>
          <table:table-cell office:value-type="float" office:value="9.956120719385396" table:style-name="ce246">
            <text:p>10,0<text:s text:c="5"/></text:p>
          </table:table-cell>
          <table:table-cell office:value-type="float" office:value="25940" table:style-name="ce310">
            <text:p>25 940<text:s/></text:p>
          </table:table-cell>
          <table:table-cell office:value-type="float" office:value="9.5732627701937165" table:style-name="ce246">
            <text:p>9,6<text:s text:c="5"/></text:p>
          </table:table-cell>
          <table:table-cell table:style-name="ce246"/>
          <table:table-cell office:value-type="float" office:value="-15.067775522231685" table:style-name="ce248">
            <text:p>-15,1<text:s text:c="3"/></text:p>
          </table:table-cell>
          <table:table-cell office:value-type="float" office:value="-4.4109518369753573" table:style-name="ce248">
            <text:p>-4,4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7">
          <table:table-cell table:style-name="ce7"/>
          <table:table-cell table:style-name="ce250"/>
          <table:table-cell table:style-name="ce313"/>
          <table:table-cell table:style-name="ce253"/>
          <table:table-cell table:style-name="ce313"/>
          <table:table-cell table:style-name="ce253"/>
          <table:table-cell table:style-name="ce313"/>
          <table:table-cell table:number-columns-repeated="4" table:style-name="ce253"/>
          <table:table-cell table:style-name="ce7"/>
          <table:table-cell table:style-name="ce308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38">
            <text:p><text:s text:c="11"/>Mulheres</text:p>
          </table:table-cell>
          <table:table-cell office:value-type="float" office:value="339914" table:style-name="ce303">
            <text:p>339 914<text:s/></text:p>
          </table:table-cell>
          <table:table-cell office:value-type="float" office:value="100" table:style-name="ce305">
            <text:p>100,0<text:s text:c="5"/></text:p>
          </table:table-cell>
          <table:table-cell office:value-type="float" office:value="299446" table:style-name="ce311">
            <text:p>299 446<text:s/></text:p>
          </table:table-cell>
          <table:table-cell office:value-type="float" office:value="100.00000000000001" table:style-name="ce305">
            <text:p>100,0<text:s text:c="5"/></text:p>
          </table:table-cell>
          <table:table-cell office:value-type="float" office:value="293431" table:style-name="ce311">
            <text:p>293 431<text:s/></text:p>
          </table:table-cell>
          <table:table-cell office:value-type="float" office:value="100" table:style-name="ce305">
            <text:p>100,0<text:s text:c="5"/></text:p>
          </table:table-cell>
          <table:table-cell table:style-name="ce305"/>
          <table:table-cell office:value-type="float" office:value="-13.674929541001546" table:style-name="ce242">
            <text:p>-13,7<text:s text:c="3"/></text:p>
          </table:table-cell>
          <table:table-cell office:value-type="float" office:value="-2.008709416722894" table:style-name="ce242">
            <text:p>-2,0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33">
            <text:p><text:s text:c="13"/>&lt; 25 anos</text:p>
          </table:table-cell>
          <table:table-cell office:value-type="float" office:value="47804" table:style-name="ce309">
            <text:p>47 804<text:s/></text:p>
          </table:table-cell>
          <table:table-cell office:value-type="float" office:value="14.063557252716862" table:style-name="ce246">
            <text:p>14,1<text:s text:c="5"/></text:p>
          </table:table-cell>
          <table:table-cell office:value-type="float" office:value="40151" table:style-name="ce310">
            <text:p>40 151<text:s/></text:p>
          </table:table-cell>
          <table:table-cell office:value-type="float" office:value="13.408427562899488" table:style-name="ce246">
            <text:p>13,4<text:s text:c="5"/></text:p>
          </table:table-cell>
          <table:table-cell office:value-type="float" office:value="38756" table:style-name="ce310">
            <text:p>38 756<text:s/></text:p>
          </table:table-cell>
          <table:table-cell office:value-type="float" office:value="13.207875105220648" table:style-name="ce246">
            <text:p>13,2<text:s text:c="5"/></text:p>
          </table:table-cell>
          <table:table-cell table:style-name="ce246"/>
          <table:table-cell office:value-type="float" office:value="-18.92728641954649" table:style-name="ce248">
            <text:p>-18,9<text:s text:c="3"/></text:p>
          </table:table-cell>
          <table:table-cell office:value-type="float" office:value="-3.4743841996463232" table:style-name="ce248">
            <text:p>-3,5<text:s text:c="3"/></text:p>
          </table:table-cell>
          <table:table-cell table:style-name="ce312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&gt;= 25 anos</text:p>
          </table:table-cell>
          <table:table-cell office:value-type="float" office:value="292110" table:style-name="ce309">
            <text:p>292 110<text:s/></text:p>
          </table:table-cell>
          <table:table-cell office:value-type="float" office:value="85.936442747283138" table:style-name="ce246">
            <text:p>85,9<text:s text:c="5"/></text:p>
          </table:table-cell>
          <table:table-cell office:value-type="float" office:value="259295" table:style-name="ce310">
            <text:p>259 295<text:s/></text:p>
          </table:table-cell>
          <table:table-cell office:value-type="float" office:value="86.591572437100524" table:style-name="ce246">
            <text:p>86,6<text:s text:c="5"/></text:p>
          </table:table-cell>
          <table:table-cell office:value-type="float" office:value="254675" table:style-name="ce310">
            <text:p>254 675<text:s/></text:p>
          </table:table-cell>
          <table:table-cell office:value-type="float" office:value="86.792124894779349" table:style-name="ce246">
            <text:p>86,8<text:s text:c="5"/></text:p>
          </table:table-cell>
          <table:table-cell table:style-name="ce246"/>
          <table:table-cell office:value-type="float" office:value="-12.815377768648801" table:style-name="ce248">
            <text:p>-12,8<text:s text:c="3"/></text:p>
          </table:table-cell>
          <table:table-cell office:value-type="float" office:value="-1.7817543724329425" table:style-name="ce248">
            <text:p>-1,8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33">
            <text:p><text:s text:c="13"/>Inscritos &lt; 1 ano</text:p>
          </table:table-cell>
          <table:table-cell office:value-type="float" office:value="181350" table:style-name="ce309">
            <text:p>181 350<text:s/></text:p>
          </table:table-cell>
          <table:table-cell office:value-type="float" office:value="53.351730143506892" table:style-name="ce246">
            <text:p>53,4<text:s text:c="5"/></text:p>
          </table:table-cell>
          <table:table-cell office:value-type="float" office:value="148553" table:style-name="ce310">
            <text:p>148 553<text:s/></text:p>
          </table:table-cell>
          <table:table-cell office:value-type="float" office:value="49.609278467570114" table:style-name="ce246">
            <text:p>49,6<text:s text:c="5"/></text:p>
          </table:table-cell>
          <table:table-cell office:value-type="float" office:value="146729" table:style-name="ce310">
            <text:p>146 729<text:s/></text:p>
          </table:table-cell>
          <table:table-cell office:value-type="float" office:value="50.004600740889686" table:style-name="ce246">
            <text:p>50,0<text:s text:c="5"/></text:p>
          </table:table-cell>
          <table:table-cell table:style-name="ce246"/>
          <table:table-cell office:value-type="float" office:value="-19.090708574579537" table:style-name="ce248">
            <text:p>-19,1<text:s text:c="3"/></text:p>
          </table:table-cell>
          <table:table-cell office:value-type="float" office:value="-1.2278446076484499" table:style-name="ce248">
            <text:p>-1,2<text:s text:c="3"/></text:p>
          </table:table-cell>
          <table:table-cell table:style-name="ce312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Inscritos &gt;= 1 ano</text:p>
          </table:table-cell>
          <table:table-cell office:value-type="float" office:value="158564" table:style-name="ce309">
            <text:p>158 564<text:s/></text:p>
          </table:table-cell>
          <table:table-cell office:value-type="float" office:value="46.648269856493116" table:style-name="ce246">
            <text:p>46,6<text:s text:c="5"/></text:p>
          </table:table-cell>
          <table:table-cell office:value-type="float" office:value="150893" table:style-name="ce310">
            <text:p>150 893<text:s/></text:p>
          </table:table-cell>
          <table:table-cell office:value-type="float" office:value="50.390721532429886" table:style-name="ce246">
            <text:p>50,4<text:s text:c="5"/></text:p>
          </table:table-cell>
          <table:table-cell office:value-type="float" office:value="146702" table:style-name="ce310">
            <text:p>146 702<text:s/></text:p>
          </table:table-cell>
          <table:table-cell office:value-type="float" office:value="49.995399259110314" table:style-name="ce246">
            <text:p>50,0<text:s text:c="5"/></text:p>
          </table:table-cell>
          <table:table-cell table:style-name="ce246"/>
          <table:table-cell office:value-type="float" office:value="-7.4808909966953507" table:style-name="ce248">
            <text:p>-7,5<text:s text:c="3"/></text:p>
          </table:table-cell>
          <table:table-cell office:value-type="float" office:value="-2.777464826068794" table:style-name="ce248">
            <text:p>-2,8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33">
            <text:p><text:s text:c="13"/>Primeiro Emprego</text:p>
          </table:table-cell>
          <table:table-cell office:value-type="float" office:value="40150" table:style-name="ce309">
            <text:p>40 150<text:s/></text:p>
          </table:table-cell>
          <table:table-cell office:value-type="float" office:value="11.811811222838719" table:style-name="ce246">
            <text:p>11,8<text:s text:c="5"/></text:p>
          </table:table-cell>
          <table:table-cell office:value-type="float" office:value="37986" table:style-name="ce310">
            <text:p>37 986<text:s/></text:p>
          </table:table-cell>
          <table:table-cell office:value-type="float" office:value="12.685425752890337" table:style-name="ce246">
            <text:p>12,7<text:s text:c="5"/></text:p>
          </table:table-cell>
          <table:table-cell office:value-type="float" office:value="36580" table:style-name="ce310">
            <text:p>36 580<text:s/></text:p>
          </table:table-cell>
          <table:table-cell office:value-type="float" office:value="12.466303832928356" table:style-name="ce246">
            <text:p>12,5<text:s text:c="5"/></text:p>
          </table:table-cell>
          <table:table-cell table:style-name="ce246"/>
          <table:table-cell office:value-type="float" office:value="-8.8916562889165647" table:style-name="ce248">
            <text:p>-8,9<text:s text:c="3"/></text:p>
          </table:table-cell>
          <table:table-cell office:value-type="float" office:value="-3.7013636602958968" table:style-name="ce248">
            <text:p>-3,7<text:s text:c="3"/></text:p>
          </table:table-cell>
          <table:table-cell table:style-name="ce312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Novo Emprego</text:p>
          </table:table-cell>
          <table:table-cell office:value-type="float" office:value="299764" table:style-name="ce309">
            <text:p>299 764<text:s/></text:p>
          </table:table-cell>
          <table:table-cell office:value-type="float" office:value="88.188188777161287" table:style-name="ce246">
            <text:p>88,2<text:s text:c="5"/></text:p>
          </table:table-cell>
          <table:table-cell office:value-type="float" office:value="261460" table:style-name="ce310">
            <text:p>261 460<text:s/></text:p>
          </table:table-cell>
          <table:table-cell office:value-type="float" office:value="87.314574247109661" table:style-name="ce246">
            <text:p>87,3<text:s text:c="5"/></text:p>
          </table:table-cell>
          <table:table-cell office:value-type="float" office:value="256851" table:style-name="ce310">
            <text:p>256 851<text:s/></text:p>
          </table:table-cell>
          <table:table-cell office:value-type="float" office:value="87.533696167071653" table:style-name="ce246">
            <text:p>87,5<text:s text:c="5"/></text:p>
          </table:table-cell>
          <table:table-cell table:style-name="ce246"/>
          <table:table-cell office:value-type="float" office:value="-14.315594934681954" table:style-name="ce248">
            <text:p>-14,3<text:s text:c="3"/></text:p>
          </table:table-cell>
          <table:table-cell office:value-type="float" office:value="-1.7627935439455342" table:style-name="ce248">
            <text:p>-1,8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33">
            <text:p><text:s text:c="13"/>Nenhum <text:s/>Nível de Instrução</text:p>
          </table:table-cell>
          <table:table-cell office:value-type="float" office:value="16347" table:style-name="ce309">
            <text:p>16 347<text:s/></text:p>
          </table:table-cell>
          <table:table-cell office:value-type="float" office:value="4.8091576104544096" table:style-name="ce246">
            <text:p>4,8<text:s text:c="5"/></text:p>
          </table:table-cell>
          <table:table-cell office:value-type="float" office:value="15468" table:style-name="ce310">
            <text:p>15 468<text:s/></text:p>
          </table:table-cell>
          <table:table-cell office:value-type="float" office:value="5.1655390287397394" table:style-name="ce246">
            <text:p>5,2<text:s text:c="5"/></text:p>
          </table:table-cell>
          <table:table-cell office:value-type="float" office:value="15590" table:style-name="ce310">
            <text:p>15 590<text:s/></text:p>
          </table:table-cell>
          <table:table-cell office:value-type="float" office:value="5.3130037385279678" table:style-name="ce246">
            <text:p>5,3<text:s text:c="5"/></text:p>
          </table:table-cell>
          <table:table-cell table:style-name="ce246"/>
          <table:table-cell office:value-type="float" office:value="-4.630819110540159" table:style-name="ce248">
            <text:p>-4,6<text:s text:c="3"/></text:p>
          </table:table-cell>
          <table:table-cell office:value-type="float" office:value="0.78872510990430555" table:style-name="ce248">
            <text:p>+0,8<text:s text:c="3"/></text:p>
          </table:table-cell>
          <table:table-cell table:style-name="ce312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1º Ciclo</text:p>
          </table:table-cell>
          <table:table-cell office:value-type="float" office:value="60506" table:style-name="ce309">
            <text:p>60 506<text:s/></text:p>
          </table:table-cell>
          <table:table-cell office:value-type="float" office:value="17.800384803214932" table:style-name="ce246">
            <text:p>17,8<text:s text:c="5"/></text:p>
          </table:table-cell>
          <table:table-cell office:value-type="float" office:value="53978" table:style-name="ce310">
            <text:p>53 978<text:s/></text:p>
          </table:table-cell>
          <table:table-cell office:value-type="float" office:value="18.025954596154232" table:style-name="ce246">
            <text:p>18,0<text:s text:c="5"/></text:p>
          </table:table-cell>
          <table:table-cell office:value-type="float" office:value="54104" table:style-name="ce310">
            <text:p>54 104<text:s/></text:p>
          </table:table-cell>
          <table:table-cell office:value-type="float" office:value="18.438406303355816" table:style-name="ce246">
            <text:p>18,4<text:s text:c="5"/></text:p>
          </table:table-cell>
          <table:table-cell table:style-name="ce246"/>
          <table:table-cell office:value-type="float" office:value="-10.580768849370315" table:style-name="ce248">
            <text:p>-10,6<text:s text:c="3"/></text:p>
          </table:table-cell>
          <table:table-cell office:value-type="float" office:value="0.23342843380635259" table:style-name="ce248">
            <text:p>+0,2<text:s text:c="3"/></text:p>
          </table:table-cell>
          <table:table-cell table:style-name="ce33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2º Ciclo</text:p>
          </table:table-cell>
          <table:table-cell office:value-type="float" office:value="44563" table:style-name="ce309">
            <text:p>44 563<text:s/></text:p>
          </table:table-cell>
          <table:table-cell office:value-type="float" office:value="13.110080785139772" table:style-name="ce246">
            <text:p>13,1<text:s text:c="5"/></text:p>
          </table:table-cell>
          <table:table-cell office:value-type="float" office:value="39498" table:style-name="ce310">
            <text:p>39 498<text:s/></text:p>
          </table:table-cell>
          <table:table-cell office:value-type="float" office:value="13.190358194799732" table:style-name="ce246">
            <text:p>13,2<text:s text:c="5"/></text:p>
          </table:table-cell>
          <table:table-cell office:value-type="float" office:value="39285" table:style-name="ce310">
            <text:p>39 285<text:s/></text:p>
          </table:table-cell>
          <table:table-cell office:value-type="float" office:value="13.388155988971853" table:style-name="ce246">
            <text:p>13,4<text:s text:c="5"/></text:p>
          </table:table-cell>
          <table:table-cell table:style-name="ce246"/>
          <table:table-cell office:value-type="float" office:value="-11.843906379732061" table:style-name="ce248">
            <text:p>-11,8<text:s text:c="3"/></text:p>
          </table:table-cell>
          <table:table-cell office:value-type="float" office:value="-0.53926781102840948" table:style-name="ce248">
            <text:p>-0,5<text:s text:c="3"/></text:p>
          </table:table-cell>
          <table:table-cell table:style-name="ce33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Básico - 3º Ciclo</text:p>
          </table:table-cell>
          <table:table-cell office:value-type="float" office:value="67540" table:style-name="ce309">
            <text:p>67 540<text:s/></text:p>
          </table:table-cell>
          <table:table-cell office:value-type="float" office:value="19.869731755679378" table:style-name="ce246">
            <text:p>19,9<text:s text:c="5"/></text:p>
          </table:table-cell>
          <table:table-cell office:value-type="float" office:value="58053" table:style-name="ce310">
            <text:p>58 053<text:s/></text:p>
          </table:table-cell>
          <table:table-cell office:value-type="float" office:value="19.38680095910448" table:style-name="ce246">
            <text:p>19,4<text:s text:c="5"/></text:p>
          </table:table-cell>
          <table:table-cell office:value-type="float" office:value="57463" table:style-name="ce310">
            <text:p>57 463<text:s/></text:p>
          </table:table-cell>
          <table:table-cell office:value-type="float" office:value="19.583138795832753" table:style-name="ce246">
            <text:p>19,6<text:s text:c="5"/></text:p>
          </table:table-cell>
          <table:table-cell table:style-name="ce246"/>
          <table:table-cell office:value-type="float" office:value="-14.920047379330768" table:style-name="ce248">
            <text:p>-14,9<text:s text:c="3"/></text:p>
          </table:table-cell>
          <table:table-cell office:value-type="float" office:value="-1.0163126797926054" table:style-name="ce248">
            <text:p>-1,0<text:s text:c="3"/></text:p>
          </table:table-cell>
          <table:table-cell table:style-name="ce33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Secundário</text:p>
          </table:table-cell>
          <table:table-cell office:value-type="float" office:value="88627" table:style-name="ce309">
            <text:p>88 627<text:s/></text:p>
          </table:table-cell>
          <table:table-cell office:value-type="float" office:value="26.07335973216755" table:style-name="ce246">
            <text:p>26,1<text:s text:c="5"/></text:p>
          </table:table-cell>
          <table:table-cell office:value-type="float" office:value="77683" table:style-name="ce310">
            <text:p>77 683<text:s/></text:p>
          </table:table-cell>
          <table:table-cell office:value-type="float" office:value="25.942240003205917" table:style-name="ce246">
            <text:p>25,9<text:s text:c="5"/></text:p>
          </table:table-cell>
          <table:table-cell office:value-type="float" office:value="75863" table:style-name="ce310">
            <text:p>75 863<text:s/></text:p>
          </table:table-cell>
          <table:table-cell office:value-type="float" office:value="25.853778230657294" table:style-name="ce246">
            <text:p>25,9<text:s text:c="5"/></text:p>
          </table:table-cell>
          <table:table-cell table:style-name="ce246"/>
          <table:table-cell office:value-type="float" office:value="-14.401931691245323" table:style-name="ce248">
            <text:p>-14,4<text:s text:c="3"/></text:p>
          </table:table-cell>
          <table:table-cell office:value-type="float" office:value="-2.3428549360863968" table:style-name="ce248">
            <text:p>-2,3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33">
            <text:p><text:s text:c="13"/>Superior</text:p>
          </table:table-cell>
          <table:table-cell office:value-type="float" office:value="62331" table:style-name="ce309">
            <text:p>62 331<text:s/></text:p>
          </table:table-cell>
          <table:table-cell office:value-type="float" office:value="18.337285313343962" table:style-name="ce246">
            <text:p>18,3<text:s text:c="5"/></text:p>
          </table:table-cell>
          <table:table-cell office:value-type="float" office:value="54766" table:style-name="ce310">
            <text:p>54 766<text:s/></text:p>
          </table:table-cell>
          <table:table-cell office:value-type="float" office:value="18.289107217995898" table:style-name="ce246">
            <text:p>18,3<text:s text:c="5"/></text:p>
          </table:table-cell>
          <table:table-cell office:value-type="float" office:value="51126" table:style-name="ce310">
            <text:p>51 126<text:s/></text:p>
          </table:table-cell>
          <table:table-cell office:value-type="float" office:value="17.42351694265432" table:style-name="ce246">
            <text:p>17,4<text:s text:c="5"/></text:p>
          </table:table-cell>
          <table:table-cell table:style-name="ce246"/>
          <table:table-cell office:value-type="float" office:value="-17.976608750060166" table:style-name="ce248">
            <text:p>-18,0<text:s text:c="3"/></text:p>
          </table:table-cell>
          <table:table-cell office:value-type="float" office:value="-6.6464594821604663" table:style-name="ce248">
            <text:p>-6,6<text:s text:c="3"/></text:p>
          </table:table-cell>
          <table:table-cell table:style-name="ce7"/>
          <table:table-cell table:style-name="ce308"/>
          <table:table-cell table:number-columns-repeated="16371" table:style-name="ce7"/>
        </table:table-row>
        <table:table-row table:style-name="ro29">
          <table:table-cell/>
          <table:table-cell table:style-name="ce314"/>
          <table:table-cell table:style-name="ce315"/>
          <table:table-cell table:style-name="ce316"/>
          <table:table-cell table:style-name="ce314"/>
          <table:table-cell table:style-name="ce316"/>
          <table:table-cell table:number-columns-repeated="5" table:style-name="ce314"/>
          <table:table-cell table:style-name="ce137"/>
          <table:table-cell table:style-name="ce308"/>
          <table:table-cell table:number-columns-repeated="16371"/>
        </table:table-row>
        <table:table-row table:number-rows-repeated="2" table:style-name="ro7">
          <table:table-cell/>
          <table:table-cell table:style-name="ce140"/>
          <table:table-cell table:number-columns-repeated="16382" table:style-name="ce137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40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" table:style-name="ta9" table:print-ranges="QVI.B1:QVI.K56">
        <table:table-column table:style-name="co49" table:default-cell-style-name="ce137"/>
        <table:table-column table:style-name="co50" table:default-cell-style-name="ce169"/>
        <table:table-column table:style-name="co51" table:default-cell-style-name="ce137"/>
        <table:table-column table:style-name="co52" table:default-cell-style-name="ce137"/>
        <table:table-column table:style-name="co53" table:default-cell-style-name="ce137"/>
        <table:table-column table:style-name="co32" table:default-cell-style-name="ce137"/>
        <table:table-column table:style-name="co25" table:default-cell-style-name="ce137"/>
        <table:table-column table:style-name="co33" table:default-cell-style-name="ce137"/>
        <table:table-column table:style-name="co38" table:default-cell-style-name="ce137"/>
        <table:table-column table:style-name="co33" table:default-cell-style-name="ce137"/>
        <table:table-column table:style-name="co15" table:default-cell-style-name="ce137"/>
        <table:table-column table:style-name="co17" table:default-cell-style-name="ce137"/>
        <table:table-column table:style-name="co34" table:number-columns-repeated="16372" table:default-cell-style-name="ce137"/>
        <table:table-row table:style-name="ro30">
          <table:table-cell table:style-name="ce137"/>
          <table:table-cell table:style-name="ce137">
            <draw:g draw:z-index="1" draw:name="Chart 3" draw:id="id109">
              <svg:title/>
              <svg:desc/>
              <draw:frame draw:id="id106" draw:style-name="a226" draw:name="Gráfico 2" svg:x="0.44792in" svg:y="0in" svg:width="6.21875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07" draw:style-name="a229" draw:name="Text Box 1" svg:x="4.94859in" svg:y="0in" svg:width="0.13337in" svg:height="0in">
                <draw:text-box>
                  <text:p text:style-name="a228" text:class-names="" text:cond-style-name=""><text:span text:style-name="a227" text:class-names="">AGO.03 / AGO.02</text:span></text:p>
                </draw:text-box>
                <svg:title/>
                <svg:desc/>
              </draw:frame>
              <draw:frame draw:id="id108" draw:style-name="a232" draw:name="Text Box 2" svg:x="6.30959in" svg:y="0in" svg:width="0in" svg:height="0in">
                <draw:text-box>
                  <text:p text:style-name="a231" text:class-names="" text:cond-style-name=""><text:span text:style-name="a230" text:class-names="">%</text:span></text:p>
                </draw:text-box>
                <svg:title/>
                <svg:desc/>
              </draw:frame>
            </draw:g>
            <draw:g draw:z-index="5" draw:name="Chart 19" draw:id="id113">
              <svg:title/>
              <svg:desc/>
              <draw:frame draw:id="id110" draw:style-name="a233" draw:name="Gráfico 6" svg:x="0.44792in" svg:y="0in" svg:width="6.21875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11" draw:style-name="a236" draw:name="Text Box 1" svg:x="4.71083in" svg:y="0in" svg:width="0.12538in" svg:height="0in">
                <draw:text-box>
                  <text:p text:style-name="a235" text:class-names="" text:cond-style-name=""><text:span text:style-name="a234" text:class-names="">SET.03 / SET.02</text:span></text:p>
                </draw:text-box>
                <svg:title/>
                <svg:desc/>
              </draw:frame>
              <draw:frame draw:id="id112" draw:style-name="a239" draw:name="Text Box 2" svg:x="6.28353in" svg:y="0in" svg:width="0in" svg:height="0in">
                <draw:text-box>
                  <text:p text:style-name="a238" text:class-names="" text:cond-style-name=""><text:span text:style-name="a237" text:class-names="">%</text:span></text:p>
                </draw:text-box>
                <svg:title/>
                <svg:desc/>
              </draw:frame>
            </draw:g>
            <draw:g draw:z-index="9" draw:name="Chart 35" draw:id="id117">
              <svg:title/>
              <svg:desc/>
              <draw:frame draw:id="id114" draw:style-name="a240" draw:name="Gráfico 10" svg:x="0.44792in" svg:y="0in" svg:width="6.21875in" svg:height="0in" style:rel-width="scale" style:rel-height="scale">
                <draw:object xlink:href="Object 40/" xlink:type="simple" xlink:show="embed" xlink:actuate="onLoad"/>
                <svg:title/>
                <svg:desc/>
              </draw:frame>
              <draw:frame draw:id="id115" draw:style-name="a243" draw:name="Text Box 1" svg:x="4.93948in" svg:y="0in" svg:width="0.13015in" svg:height="0in">
                <draw:text-box>
                  <text:p text:style-name="a242" text:class-names="" text:cond-style-name=""><text:span text:style-name="a241" text:class-names="">OUT.03 / OUT.02</text:span></text:p>
                </draw:text-box>
                <svg:title/>
                <svg:desc/>
              </draw:frame>
              <draw:frame draw:id="id116" draw:style-name="a246" draw:name="Text Box 2" svg:x="6.30959in" svg:y="0in" svg:width="0in" svg:height="0in">
                <draw:text-box>
                  <text:p text:style-name="a245" text:class-names="" text:cond-style-name=""><text:span text:style-name="a244" text:class-names="">%</text:span></text:p>
                </draw:text-box>
                <svg:title/>
                <svg:desc/>
              </draw:frame>
            </draw:g>
          </table:table-cell>
          <table:table-cell table:number-columns-repeated="16382" table:style-name="ce137"/>
        </table:table-row>
        <table:table-row table:style-name="ro7">
          <table:table-cell table:number-columns-repeated="16384" table:style-name="ce137"/>
        </table:table-row>
        <table:table-row table:number-rows-repeated="2" table:style-name="ro8">
          <table:table-cell table:number-columns-repeated="16384" table:style-name="ce139"/>
        </table:table-row>
        <table:table-row table:number-rows-repeated="3" table:style-name="ro22">
          <table:table-cell table:number-columns-repeated="16384" table:style-name="ce137"/>
        </table:table-row>
        <table:table-row table:style-name="ro1">
          <table:table-cell table:style-name="ce137"/>
          <table:table-cell table:style-name="ce169"/>
          <table:table-cell table:number-columns-repeated="16382" table:style-name="ce137"/>
        </table:table-row>
        <table:table-row table:style-name="ro4">
          <table:table-cell table:style-name="ce137"/>
          <table:table-cell office:value-type="string" table:number-columns-spanned="10" table:number-rows-spanned="1" table:style-name="ce173">
            <text:p>QUADRO VI <text:s/>- DESEMPREGO REGISTADO POR GRUPOS DE PROFISSÕES</text:p>
          </table:table-cell>
          <table:covered-table-cell table:number-columns-repeated="9"/>
          <table:table-cell table:style-name="ce317"/>
          <table:table-cell table:number-columns-repeated="16372"/>
        </table:table-row>
        <table:table-row table:style-name="ro4">
          <table:table-cell table:style-name="ce137"/>
          <table:table-cell office:value-type="string" table:number-columns-spanned="10" table:number-rows-spanned="1" table:style-name="ce298">
            <text:p>Situação no fim dos meses</text:p>
          </table:table-cell>
          <table:covered-table-cell table:number-columns-repeated="9"/>
          <table:table-cell table:style-name="ce170"/>
          <table:table-cell table:number-columns-repeated="16372"/>
        </table:table-row>
        <table:table-row table:style-name="ro31">
          <table:table-cell table:style-name="ce137"/>
          <table:table-cell table:style-name="ce318"/>
          <table:table-cell office:value-type="date" office:date-value="2009-06-01T00:00:00" table:style-name="ce319">
            <text:p>jun-09</text:p>
          </table:table-cell>
          <table:table-cell table:number-columns-repeated="6" table:style-name="ce320"/>
          <table:table-cell table:style-name="ce321"/>
          <table:table-cell table:style-name="ce320"/>
          <table:table-cell table:style-name="ce322"/>
          <table:table-cell table:number-columns-repeated="16372"/>
        </table:table-row>
        <table:table-row table:style-name="ro16">
          <table:table-cell table:style-name="ce137"/>
          <table:table-cell office:value-type="string" table:style-name="ce300">
            <text:p>CONTINENTE</text:p>
          </table:table-cell>
          <table:table-cell table:number-columns-repeated="9" table:style-name="ce140"/>
          <table:table-cell table:number-columns-repeated="16373" table:style-name="ce137"/>
        </table:table-row>
        <table:table-row table:style-name="ro1">
          <table:table-cell table:style-name="ce137"/>
          <table:table-cell office:value-type="string" table:style-name="ce323">
            <text:p>GRUPOS DE PROFISSÕES</text:p>
          </table:table-cell>
          <table:table-cell office:value-type="float" office:value="2013" table:style-name="ce182">
            <text:p>2013</text:p>
          </table:table-cell>
          <table:table-cell table:style-name="ce183"/>
          <table:table-cell office:value-type="float" office:value="2014" table:number-columns-spanned="4" table:number-rows-spanned="1" table:style-name="ce222">
            <text:p>2014</text:p>
          </table:table-cell>
          <table:covered-table-cell table:number-columns-repeated="3"/>
          <table:table-cell office:value-type="string" table:number-columns-spanned="3" table:number-rows-spanned="1" table:style-name="ce223">
            <text:p>var.%</text:p>
          </table:table-cell>
          <table:covered-table-cell table:number-columns-repeated="2"/>
          <table:table-cell table:style-name="ce324"/>
          <table:table-cell table:number-columns-repeated="16372"/>
        </table:table-row>
        <table:table-row table:style-name="ro26">
          <table:table-cell table:style-name="ce137"/>
          <table:table-cell table:style-name="ce250"/>
          <table:table-cell office:value-type="string" table:style-name="ce185">
            <text:p>NOVEM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OUTU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NOVEMBRO</text:p>
          </table:table-cell>
          <table:table-cell office:value-type="string" table:style-name="ce187">
            <text:p>%</text:p>
          </table:table-cell>
          <table:table-cell office:value-type="string" table:number-columns-spanned="2" table:number-rows-spanned="1" table:style-name="ce224">
            <text:p>mês homólogo</text:p>
          </table:table-cell>
          <table:covered-table-cell/>
          <table:table-cell office:value-type="string" table:style-name="ce188">
            <text:p>mês <text:s text:c="2"/>anterior</text:p>
          </table:table-cell>
          <table:table-cell table:style-name="ce325"/>
          <table:table-cell table:number-columns-repeated="16372"/>
        </table:table-row>
        <table:table-row table:style-name="ro25">
          <table:table-cell table:style-name="ce7"/>
          <table:table-cell office:value-type="string" table:style-name="ce326">
            <text:p>Total</text:p>
          </table:table-cell>
          <table:table-cell table:style-name="ce327"/>
          <table:table-cell table:style-name="ce328"/>
          <table:table-cell office:value-type="float" office:value="572012" table:style-name="ce329">
            <text:p>572 012<text:s/></text:p>
          </table:table-cell>
          <table:table-cell office:value-type="float" office:value="100" table:style-name="ce328">
            <text:p>100,0<text:s text:c="4"/></text:p>
          </table:table-cell>
          <table:table-cell office:value-type="float" office:value="564394" table:style-name="ce329">
            <text:p>564 394<text:s/></text:p>
          </table:table-cell>
          <table:table-cell office:value-type="float" office:value="100.00000000000001" table:style-name="ce328">
            <text:p>100,0<text:s text:c="4"/></text:p>
          </table:table-cell>
          <table:table-cell table:style-name="ce305"/>
          <table:table-cell table:style-name="ce306"/>
          <table:table-cell office:value-type="float" office:value="-1.3317902421627519" table:style-name="ce242">
            <text:p>-1,3<text:s text:c="3"/></text:p>
          </table:table-cell>
          <table:table-cell table:style-name="ce330"/>
          <table:table-cell table:number-columns-repeated="16372" table:style-name="ce7"/>
        </table:table-row>
        <table:table-row table:style-name="ro28">
          <table:table-cell table:style-name="ce331"/>
          <table:table-cell office:value-type="string" table:style-name="ce33">
            <text:p>1. <text:s text:c="2"/>Repres. poder legisla., orgãos execu., dirig., direto. e gestores execu.</text:p>
          </table:table-cell>
          <table:table-cell table:style-name="ce234"/>
          <table:table-cell table:style-name="ce332"/>
          <table:table-cell office:value-type="float" office:value="9388" table:style-name="ce236">
            <text:p>9 388<text:s/></text:p>
          </table:table-cell>
          <table:table-cell office:value-type="float" office:value="1.641224309979511" table:style-name="ce332">
            <text:p>1,6<text:s text:c="4"/></text:p>
          </table:table-cell>
          <table:table-cell office:value-type="float" office:value="9233" table:style-name="ce236">
            <text:p>9 233<text:s/></text:p>
          </table:table-cell>
          <table:table-cell office:value-type="float" office:value="1.6359139182911229" table:style-name="ce332">
            <text:p>1,6<text:s text:c="4"/></text:p>
          </table:table-cell>
          <table:table-cell table:style-name="ce332"/>
          <table:table-cell table:style-name="ce333"/>
          <table:table-cell office:value-type="float" office:value="-1.6510438858116743" table:style-name="ce248">
            <text:p>-1,7<text:s text:c="3"/></text:p>
          </table:table-cell>
          <table:table-cell table:style-name="ce333"/>
          <table:table-cell table:number-columns-repeated="16372"/>
        </table:table-row>
        <table:table-row table:style-name="ro32">
          <table:table-cell table:style-name="ce331"/>
          <table:table-cell office:value-type="string" table:style-name="ce33">
            <text:p>2. <text:s text:c="2"/>Especialistas das atividades intelectuais e cientificas</text:p>
          </table:table-cell>
          <table:table-cell table:style-name="ce234"/>
          <table:table-cell table:style-name="ce332"/>
          <table:table-cell office:value-type="float" office:value="66527" table:style-name="ce236">
            <text:p>66 527<text:s/></text:p>
          </table:table-cell>
          <table:table-cell office:value-type="float" office:value="11.630350412229113" table:style-name="ce332">
            <text:p>11,6<text:s text:c="4"/></text:p>
          </table:table-cell>
          <table:table-cell office:value-type="float" office:value="61919" table:style-name="ce236">
            <text:p>61 919<text:s/></text:p>
          </table:table-cell>
          <table:table-cell office:value-type="float" office:value="10.970882043395216" table:style-name="ce332">
            <text:p>11,0<text:s text:c="4"/></text:p>
          </table:table-cell>
          <table:table-cell table:style-name="ce332"/>
          <table:table-cell table:style-name="ce333"/>
          <table:table-cell office:value-type="float" office:value="-6.9265110406301202" table:style-name="ce248">
            <text:p>-6,9<text:s text:c="3"/></text:p>
          </table:table-cell>
          <table:table-cell table:style-name="ce333"/>
          <table:table-cell table:number-columns-repeated="16372"/>
        </table:table-row>
        <table:table-row table:style-name="ro32">
          <table:table-cell table:style-name="ce331"/>
          <table:table-cell office:value-type="string" table:style-name="ce33">
            <text:p>3. <text:s text:c="2"/>Técnicos e profissões de nível intermédio</text:p>
          </table:table-cell>
          <table:table-cell table:style-name="ce234"/>
          <table:table-cell table:style-name="ce332"/>
          <table:table-cell office:value-type="float" office:value="56399" table:style-name="ce236">
            <text:p>56 399<text:s/></text:p>
          </table:table-cell>
          <table:table-cell office:value-type="float" office:value="9.8597581868911828" table:style-name="ce332">
            <text:p>9,9<text:s text:c="4"/></text:p>
          </table:table-cell>
          <table:table-cell office:value-type="float" office:value="54719" table:style-name="ce236">
            <text:p>54 719<text:s/></text:p>
          </table:table-cell>
          <table:table-cell office:value-type="float" office:value="9.6951774823970496" table:style-name="ce332">
            <text:p>9,7<text:s text:c="4"/></text:p>
          </table:table-cell>
          <table:table-cell table:style-name="ce332"/>
          <table:table-cell table:style-name="ce333"/>
          <table:table-cell office:value-type="float" office:value="-2.9787762194365146" table:style-name="ce248">
            <text:p>-3,0<text:s text:c="3"/></text:p>
          </table:table-cell>
          <table:table-cell table:style-name="ce333"/>
          <table:table-cell table:number-columns-repeated="16372"/>
        </table:table-row>
        <table:table-row table:style-name="ro32">
          <table:table-cell table:style-name="ce331"/>
          <table:table-cell office:value-type="string" table:style-name="ce33">
            <text:p>4. <text:s text:c="2"/>Pessoal administrativo</text:p>
          </table:table-cell>
          <table:table-cell table:style-name="ce234"/>
          <table:table-cell table:style-name="ce332"/>
          <table:table-cell office:value-type="float" office:value="63184" table:style-name="ce236">
            <text:p>63 184<text:s/></text:p>
          </table:table-cell>
          <table:table-cell office:value-type="float" office:value="11.045922113522094" table:style-name="ce332">
            <text:p>11,0<text:s text:c="4"/></text:p>
          </table:table-cell>
          <table:table-cell office:value-type="float" office:value="62166" table:style-name="ce236">
            <text:p>62 166<text:s/></text:p>
          </table:table-cell>
          <table:table-cell office:value-type="float" office:value="11.014645797085015" table:style-name="ce332">
            <text:p>11,0<text:s text:c="4"/></text:p>
          </table:table-cell>
          <table:table-cell table:style-name="ce328"/>
          <table:table-cell table:style-name="ce333"/>
          <table:table-cell office:value-type="float" office:value="-1.6111673841478855" table:style-name="ce248">
            <text:p>-1,6<text:s text:c="3"/></text:p>
          </table:table-cell>
          <table:table-cell table:style-name="ce333"/>
          <table:table-cell table:number-columns-repeated="16372"/>
        </table:table-row>
        <table:table-row table:style-name="ro32">
          <table:table-cell table:style-name="ce331"/>
          <table:table-cell office:value-type="string" table:style-name="ce250">
            <text:p>5. <text:s text:c="2"/>Trab. dos serviços pessoais, de proteção e segurança e vendedores</text:p>
          </table:table-cell>
          <table:table-cell table:style-name="ce236"/>
          <table:table-cell table:style-name="ce332"/>
          <table:table-cell office:value-type="float" office:value="102345" table:style-name="ce236">
            <text:p>102 345<text:s/></text:p>
          </table:table-cell>
          <table:table-cell office:value-type="float" office:value="17.892107158591077" table:style-name="ce332">
            <text:p>17,9<text:s text:c="4"/></text:p>
          </table:table-cell>
          <table:table-cell office:value-type="float" office:value="102680" table:style-name="ce236">
            <text:p>102 680<text:s/></text:p>
          </table:table-cell>
          <table:table-cell office:value-type="float" office:value="18.192964489346096" table:style-name="ce332">
            <text:p>18,2<text:s text:c="4"/></text:p>
          </table:table-cell>
          <table:table-cell table:style-name="ce332"/>
          <table:table-cell table:style-name="ce333"/>
          <table:table-cell office:value-type="float" office:value="0.32732424642141777" table:style-name="ce248">
            <text:p>+0,3<text:s text:c="3"/></text:p>
          </table:table-cell>
          <table:table-cell table:style-name="ce333"/>
          <table:table-cell table:number-columns-repeated="16372"/>
        </table:table-row>
        <table:table-row table:style-name="ro32">
          <table:table-cell table:style-name="ce331"/>
          <table:table-cell office:value-type="string" table:style-name="ce33">
            <text:p>6. <text:s text:c="2"/>Agricultores e trab. qualificados da agricultura, da pesca e da floresta</text:p>
          </table:table-cell>
          <table:table-cell table:style-name="ce234"/>
          <table:table-cell table:style-name="ce332"/>
          <table:table-cell office:value-type="float" office:value="15639" table:style-name="ce236">
            <text:p>15 639<text:s/></text:p>
          </table:table-cell>
          <table:table-cell office:value-type="float" office:value="2.7340335517436696" table:style-name="ce332">
            <text:p>2,7<text:s text:c="4"/></text:p>
          </table:table-cell>
          <table:table-cell office:value-type="float" office:value="15759" table:style-name="ce236">
            <text:p>15 759<text:s/></text:p>
          </table:table-cell>
          <table:table-cell office:value-type="float" office:value="2.79219835788474" table:style-name="ce332">
            <text:p>2,8<text:s text:c="4"/></text:p>
          </table:table-cell>
          <table:table-cell table:style-name="ce332"/>
          <table:table-cell table:style-name="ce333"/>
          <table:table-cell office:value-type="float" office:value="0.76731248801074237" table:style-name="ce248">
            <text:p>+0,8<text:s text:c="3"/></text:p>
          </table:table-cell>
          <table:table-cell table:style-name="ce333"/>
          <table:table-cell table:number-columns-repeated="16372"/>
        </table:table-row>
        <table:table-row table:style-name="ro32">
          <table:table-cell table:style-name="ce331"/>
          <table:table-cell office:value-type="string" table:style-name="ce33">
            <text:p>7. <text:s text:c="2"/>Trab. qualificados da indústria, construção e artífices</text:p>
          </table:table-cell>
          <table:table-cell table:style-name="ce234"/>
          <table:table-cell table:style-name="ce332"/>
          <table:table-cell office:value-type="float" office:value="90835" table:style-name="ce236">
            <text:p>90 835<text:s/></text:p>
          </table:table-cell>
          <table:table-cell office:value-type="float" office:value="15.879911610245939" table:style-name="ce332">
            <text:p>15,9<text:s text:c="4"/></text:p>
          </table:table-cell>
          <table:table-cell office:value-type="float" office:value="89685" table:style-name="ce236">
            <text:p>89 685<text:s/></text:p>
          </table:table-cell>
          <table:table-cell office:value-type="float" office:value="15.890494937933431" table:style-name="ce332">
            <text:p>15,9<text:s text:c="4"/></text:p>
          </table:table-cell>
          <table:table-cell table:style-name="ce328"/>
          <table:table-cell table:style-name="ce333"/>
          <table:table-cell office:value-type="float" office:value="-1.2660318159299828" table:style-name="ce248">
            <text:p>-1,3<text:s text:c="3"/></text:p>
          </table:table-cell>
          <table:table-cell table:style-name="ce333"/>
          <table:table-cell table:number-columns-repeated="16372"/>
        </table:table-row>
        <table:table-row table:style-name="ro32">
          <table:table-cell table:style-name="ce331"/>
          <table:table-cell office:value-type="string" table:style-name="ce33">
            <text:p>8. <text:s text:c="2"/>Operadores de instalações e máquinas e trab. da montagem</text:p>
          </table:table-cell>
          <table:table-cell table:style-name="ce234"/>
          <table:table-cell table:style-name="ce332"/>
          <table:table-cell office:value-type="float" office:value="39480" table:style-name="ce236">
            <text:p>39 480<text:s/></text:p>
          </table:table-cell>
          <table:table-cell office:value-type="float" office:value="6.9019531058788983" table:style-name="ce332">
            <text:p>6,9<text:s text:c="4"/></text:p>
          </table:table-cell>
          <table:table-cell office:value-type="float" office:value="39134" table:style-name="ce236">
            <text:p>39 134<text:s/></text:p>
          </table:table-cell>
          <table:table-cell office:value-type="float" office:value="6.9338086514030977" table:style-name="ce332">
            <text:p>6,9<text:s text:c="4"/></text:p>
          </table:table-cell>
          <table:table-cell table:style-name="ce332"/>
          <table:table-cell table:style-name="ce333"/>
          <table:table-cell office:value-type="float" office:value="-0.8763931104356637" table:style-name="ce248">
            <text:p>-0,9<text:s text:c="3"/></text:p>
          </table:table-cell>
          <table:table-cell table:style-name="ce333"/>
          <table:table-cell table:number-columns-repeated="16372"/>
        </table:table-row>
        <table:table-row table:style-name="ro32">
          <table:table-cell table:style-name="ce331"/>
          <table:table-cell office:value-type="string" table:style-name="ce33">
            <text:p>9. <text:s text:c="2"/>Trabalhadores não qualificados</text:p>
          </table:table-cell>
          <table:table-cell table:style-name="ce234"/>
          <table:table-cell table:style-name="ce332"/>
          <table:table-cell office:value-type="float" office:value="127758" table:style-name="ce236">
            <text:p>127 758<text:s/></text:p>
          </table:table-cell>
          <table:table-cell office:value-type="float" office:value="22.334846122109326" table:style-name="ce332">
            <text:p>22,3<text:s text:c="4"/></text:p>
          </table:table-cell>
          <table:table-cell office:value-type="float" office:value="128631" table:style-name="ce236">
            <text:p>128 631<text:s/></text:p>
          </table:table-cell>
          <table:table-cell office:value-type="float" office:value="22.790993525799351" table:style-name="ce332">
            <text:p>22,8<text:s text:c="4"/></text:p>
          </table:table-cell>
          <table:table-cell table:style-name="ce332"/>
          <table:table-cell table:style-name="ce333"/>
          <table:table-cell office:value-type="float" office:value="0.68332315784530129" table:style-name="ce248">
            <text:p>+0,7<text:s text:c="3"/></text:p>
          </table:table-cell>
          <table:table-cell table:style-name="ce333"/>
          <table:table-cell table:number-columns-repeated="16372"/>
        </table:table-row>
        <table:table-row table:style-name="ro32">
          <table:table-cell table:style-name="ce331"/>
          <table:table-cell office:value-type="string" table:style-name="ce33">
            <text:p>0. <text:s/>Profissões das Forças Armadas</text:p>
          </table:table-cell>
          <table:table-cell table:style-name="ce234"/>
          <table:table-cell table:style-name="ce332"/>
          <table:table-cell office:value-type="float" office:value="183" table:style-name="ce236">
            <text:p><text:s/>183<text:s/></text:p>
          </table:table-cell>
          <table:table-cell office:value-type="float" office:value="3.199233582512255E-2" table:style-name="ce332">
            <text:p>0,0<text:s text:c="4"/></text:p>
          </table:table-cell>
          <table:table-cell office:value-type="float" office:value="190" table:style-name="ce236">
            <text:p><text:s/>190<text:s/></text:p>
          </table:table-cell>
          <table:table-cell office:value-type="float" office:value="3.3664425915229432E-2" table:style-name="ce332">
            <text:p>0,0<text:s text:c="4"/></text:p>
          </table:table-cell>
          <table:table-cell table:style-name="ce328"/>
          <table:table-cell table:style-name="ce333"/>
          <table:table-cell office:value-type="float" office:value="3.8251366120218582" table:style-name="ce248">
            <text:p>+3,8<text:s text:c="3"/></text:p>
          </table:table-cell>
          <table:table-cell table:style-name="ce333"/>
          <table:table-cell table:number-columns-repeated="16372"/>
        </table:table-row>
        <table:table-row table:style-name="ro32">
          <table:table-cell table:style-name="ce331"/>
          <table:table-cell office:value-type="string" table:style-name="ce33">
            <text:p><text:s text:c="6"/>Outros</text:p>
          </table:table-cell>
          <table:table-cell table:style-name="ce234"/>
          <table:table-cell table:style-name="ce332"/>
          <table:table-cell office:value-type="float" office:value="274" table:style-name="ce236">
            <text:p><text:s/>274<text:s/></text:p>
          </table:table-cell>
          <table:table-cell office:value-type="float" office:value="4.7901092984063268E-2" table:style-name="ce332">
            <text:p>0,0<text:s text:c="4"/></text:p>
          </table:table-cell>
          <table:table-cell office:value-type="float" office:value="278" table:style-name="ce236">
            <text:p><text:s/>278<text:s/></text:p>
          </table:table-cell>
          <table:table-cell office:value-type="float" office:value="4.9256370549651485E-2" table:style-name="ce332">
            <text:p>0,0<text:s text:c="4"/></text:p>
          </table:table-cell>
          <table:table-cell table:style-name="ce332"/>
          <table:table-cell table:style-name="ce333"/>
          <table:table-cell office:value-type="float" office:value="1.4598540145985401" table:style-name="ce248">
            <text:p>+1,5<text:s text:c="3"/></text:p>
          </table:table-cell>
          <table:table-cell table:style-name="ce333"/>
          <table:table-cell table:number-columns-repeated="16372"/>
        </table:table-row>
        <table:table-row table:style-name="ro29">
          <table:table-cell table:style-name="ce331"/>
          <table:table-cell table:style-name="ce258"/>
          <table:table-cell table:style-name="ce334"/>
          <table:table-cell table:style-name="ce335"/>
          <table:table-cell table:style-name="ce336"/>
          <table:table-cell table:style-name="ce335"/>
          <table:table-cell table:style-name="ce336"/>
          <table:table-cell table:number-columns-repeated="2" table:style-name="ce335"/>
          <table:table-cell table:number-columns-repeated="2" table:style-name="ce337"/>
          <table:table-cell table:style-name="ce333"/>
          <table:table-cell table:number-columns-repeated="16372"/>
        </table:table-row>
        <table:table-row table:style-name="ro7">
          <table:table-cell table:style-name="ce137"/>
          <table:table-cell table:style-name="ce40"/>
          <table:table-cell table:number-columns-repeated="9" table:style-name="ce140"/>
          <table:table-cell table:number-columns-repeated="16373" table:style-name="ce137"/>
        </table:table-row>
        <table:table-row table:style-name="ro16">
          <table:table-cell table:style-name="ce137"/>
          <table:table-cell office:value-type="string" table:number-columns-spanned="10" table:number-rows-spanned="2" table:style-name="ce338">
            <text:p>Nota: A adoção da Classificação Portuguesa de Profissões (CPP) não permite a comparação com o período homólogo do ano anterior.</text:p>
          </table:table-cell>
          <table:covered-table-cell table:number-columns-repeated="9"/>
          <table:table-cell table:number-columns-repeated="16373" table:style-name="ce137"/>
        </table:table-row>
        <table:table-row table:style-name="ro7">
          <table:table-cell table:style-name="ce137"/>
          <table:covered-table-cell/>
          <table:covered-table-cell table:number-columns-repeated="9"/>
          <table:table-cell table:number-columns-repeated="16373" table:style-name="ce137"/>
        </table:table-row>
        <table:table-row table:style-name="ro22">
          <table:table-cell table:style-name="ce137"/>
          <table:table-cell table:style-name="ce169"/>
          <table:table-cell table:number-columns-repeated="16382" table:style-name="ce137"/>
        </table:table-row>
        <table:table-row table:number-rows-repeated="21" table:style-name="ro7">
          <table:table-cell table:number-columns-repeated="16384"/>
        </table:table-row>
        <table:table-row table:style-name="ro7">
          <table:table-cell/>
          <table:table-cell table:style-name="ce33"/>
          <table:table-cell table:number-columns-repeated="16382" table:style-name="ce137"/>
        </table:table-row>
        <table:table-row table:number-rows-repeated="2" table:style-name="ro7">
          <table:table-cell/>
          <table:table-cell table:style-name="ce40"/>
          <table:table-cell table:number-columns-repeated="16382" table:style-name="ce137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40"/>
          <table:table-cell table:number-columns-repeated="10" table:style-name="ce140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40"/>
          <table:table-cell table:number-columns-repeated="16382" table:style-name="ce137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40"/>
          <table:table-cell table:number-columns-repeated="9" table:style-name="ce140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QVII" table:style-name="ta10" table:print-ranges="QVII.A1:QVII.K73">
        <table:table-column table:style-name="co1" table:default-cell-style-name="ce137"/>
        <table:table-column table:style-name="co54" table:default-cell-style-name="ce169"/>
        <table:table-column table:style-name="co6" table:default-cell-style-name="ce137"/>
        <table:table-column table:style-name="co32" table:default-cell-style-name="ce137"/>
        <table:table-column table:style-name="co55" table:default-cell-style-name="ce137"/>
        <table:table-column table:style-name="co32" table:default-cell-style-name="ce137"/>
        <table:table-column table:style-name="co55" table:default-cell-style-name="ce137"/>
        <table:table-column table:style-name="co33" table:default-cell-style-name="ce137"/>
        <table:table-column table:style-name="co38" table:default-cell-style-name="ce137"/>
        <table:table-column table:style-name="co56" table:default-cell-style-name="ce137"/>
        <table:table-column table:style-name="co15" table:default-cell-style-name="ce137"/>
        <table:table-column table:style-name="co57" table:default-cell-style-name="ce137"/>
        <table:table-column table:style-name="co58" table:default-cell-style-name="ce169"/>
        <table:table-column table:style-name="co53" table:default-cell-style-name="ce137"/>
        <table:table-column table:style-name="co59" table:default-cell-style-name="ce137"/>
        <table:table-column table:style-name="co60" table:default-cell-style-name="ce137"/>
        <table:table-column table:style-name="co7" table:default-cell-style-name="ce137"/>
        <table:table-column table:style-name="co34" table:number-columns-repeated="16367" table:default-cell-style-name="ce137"/>
        <table:table-row table:style-name="ro7">
          <table:table-cell table:style-name="ce139"/>
          <table:table-cell table:number-columns-repeated="11" table:style-name="ce139"/>
          <table:table-cell table:number-columns-repeated="5" table:style-name="ce339"/>
          <table:table-cell table:number-columns-repeated="16367" table:style-name="ce139"/>
        </table:table-row>
        <table:table-row table:style-name="ro8">
          <table:table-cell table:style-name="ce139"/>
          <table:table-cell table:number-columns-repeated="11" table:style-name="ce139"/>
          <table:table-cell table:number-columns-repeated="5" table:style-name="ce339"/>
          <table:table-cell table:number-columns-repeated="16367" table:style-name="ce139"/>
        </table:table-row>
        <table:table-row table:style-name="ro22">
          <table:table-cell table:style-name="ce139"/>
          <table:table-cell table:number-columns-repeated="11" table:style-name="ce139"/>
          <table:table-cell table:number-columns-repeated="5" table:style-name="ce339"/>
          <table:table-cell table:number-columns-repeated="16367" table:style-name="ce139"/>
        </table:table-row>
        <table:table-row table:style-name="ro22">
          <table:table-cell/>
          <table:table-cell table:number-columns-repeated="11" table:style-name="ce137"/>
          <table:table-cell table:number-columns-repeated="5" table:style-name="ce340"/>
          <table:table-cell table:number-columns-repeated="16367" table:style-name="ce137"/>
        </table:table-row>
        <table:table-row table:style-name="ro4">
          <table:table-cell table:style-name="ce1"/>
          <table:table-cell office:value-type="string" table:number-columns-spanned="10" table:number-rows-spanned="1" table:style-name="ce173">
            <text:p>QUADRO VII <text:s/>- DESEMPREGO REGISTADO<text:s/><text:span text:style-name="T7">(NOVO EMPREGO)</text:span><text:s/>POR ATIVIDADE ECONÓMICA DE ORIGEM DO DESEMPREGO</text:p>
          </table:table-cell>
          <table:covered-table-cell table:number-columns-repeated="9"/>
          <table:table-cell table:style-name="ce137"/>
          <table:table-cell table:style-name="ce341"/>
          <table:table-cell table:number-columns-repeated="4" table:style-name="ce340"/>
          <table:table-cell table:number-columns-repeated="2" table:style-name="ce137"/>
          <table:table-cell table:number-columns-repeated="16365" table:style-name="ce1"/>
        </table:table-row>
        <table:table-row table:style-name="ro4">
          <table:table-cell table:style-name="ce1"/>
          <table:table-cell office:value-type="string" table:number-columns-spanned="10" table:number-rows-spanned="1" table:style-name="ce298">
            <text:p>Situação no fim dos meses</text:p>
          </table:table-cell>
          <table:covered-table-cell table:number-columns-repeated="9"/>
          <table:table-cell table:style-name="ce137"/>
          <table:table-cell table:style-name="ce169"/>
          <table:table-cell table:number-columns-repeated="6" table:style-name="ce137"/>
          <table:table-cell table:number-columns-repeated="16365" table:style-name="ce1"/>
        </table:table-row>
        <table:table-row table:style-name="ro33">
          <table:table-cell table:style-name="ce1"/>
          <table:table-cell table:style-name="ce318"/>
          <table:table-cell table:number-columns-repeated="9" table:style-name="ce320"/>
          <table:table-cell table:style-name="ce137"/>
          <table:table-cell table:style-name="ce169"/>
          <table:table-cell table:number-columns-repeated="6" table:style-name="ce137"/>
          <table:table-cell table:number-columns-repeated="16365" table:style-name="ce1"/>
        </table:table-row>
        <table:table-row table:style-name="ro22">
          <table:table-cell table:style-name="ce1"/>
          <table:table-cell office:value-type="string" table:style-name="ce300">
            <text:p>CONTINENTE</text:p>
          </table:table-cell>
          <table:table-cell table:style-name="ce301"/>
          <table:table-cell table:number-columns-repeated="8" table:style-name="ce140"/>
          <table:table-cell table:style-name="ce137"/>
          <table:table-cell table:style-name="ce169"/>
          <table:table-cell table:number-columns-repeated="6" table:style-name="ce137"/>
          <table:table-cell table:number-columns-repeated="16365" table:style-name="ce1"/>
        </table:table-row>
        <table:table-row table:style-name="ro34">
          <table:table-cell table:style-name="ce1"/>
          <table:table-cell table:style-name="ce40"/>
          <table:table-cell table:number-columns-repeated="9" table:style-name="ce140"/>
          <table:table-cell table:style-name="ce137"/>
          <table:table-cell table:style-name="ce342"/>
          <table:table-cell table:number-columns-repeated="4" table:style-name="ce343"/>
          <table:table-cell table:number-columns-repeated="2" table:style-name="ce137"/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323">
            <text:p>ATIVIDADE ECONÓMICA</text:p>
          </table:table-cell>
          <table:table-cell office:value-type="float" office:value="2013" table:style-name="ce182">
            <text:p>2013</text:p>
          </table:table-cell>
          <table:table-cell table:style-name="ce183"/>
          <table:table-cell office:value-type="float" office:value="2014" table:number-columns-spanned="4" table:number-rows-spanned="1" table:style-name="ce222">
            <text:p>2014</text:p>
          </table:table-cell>
          <table:covered-table-cell table:number-columns-repeated="3"/>
          <table:table-cell office:value-type="string" table:number-columns-spanned="3" table:number-rows-spanned="1" table:style-name="ce223">
            <text:p>var.%</text:p>
          </table:table-cell>
          <table:covered-table-cell table:number-columns-repeated="2"/>
          <table:table-cell table:style-name="ce324"/>
          <table:table-cell table:style-name="ce344"/>
          <table:table-cell table:style-name="ce342"/>
          <table:table-cell table:number-columns-repeated="3" table:style-name="ce343"/>
          <table:table-cell table:number-columns-repeated="2" table:style-name="ce137"/>
          <table:table-cell table:number-columns-repeated="16365" table:style-name="ce1"/>
        </table:table-row>
        <table:table-row table:style-name="ro26">
          <table:table-cell table:style-name="ce1"/>
          <table:table-cell table:style-name="ce250"/>
          <table:table-cell office:value-type="string" table:style-name="ce185">
            <text:p>NOVEM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OUTU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NOVEMBRO</text:p>
          </table:table-cell>
          <table:table-cell office:value-type="string" table:style-name="ce187">
            <text:p>%</text:p>
          </table:table-cell>
          <table:table-cell office:value-type="string" table:number-columns-spanned="2" table:number-rows-spanned="1" table:style-name="ce224">
            <text:p>mês homólogo</text:p>
          </table:table-cell>
          <table:covered-table-cell/>
          <table:table-cell office:value-type="string" table:style-name="ce188">
            <text:p>mês <text:s text:c="2"/>anterior</text:p>
          </table:table-cell>
          <table:table-cell table:style-name="ce325"/>
          <table:table-cell table:style-name="ce345"/>
          <table:table-cell table:style-name="ce342"/>
          <table:table-cell table:number-columns-repeated="3" table:style-name="ce343"/>
          <table:table-cell table:number-columns-repeated="2" table:style-name="ce137"/>
          <table:table-cell table:number-columns-repeated="16365" table:style-name="ce1"/>
        </table:table-row>
        <table:table-row table:style-name="ro25">
          <table:table-cell table:style-name="ce346"/>
          <table:table-cell office:value-type="string" table:style-name="ce347">
            <text:p><text:s text:c="2"/>Total</text:p>
          </table:table-cell>
          <table:table-cell office:value-type="float" office:value="587170" table:style-name="ce327">
            <text:p>587 170<text:s/></text:p>
          </table:table-cell>
          <table:table-cell office:value-type="float" office:value="100" table:style-name="ce348">
            <text:p>100,0<text:s text:c="4"/></text:p>
          </table:table-cell>
          <table:table-cell office:value-type="float" office:value="506311" table:style-name="ce329">
            <text:p>506 311<text:s/></text:p>
          </table:table-cell>
          <table:table-cell office:value-type="float" office:value="100" table:style-name="ce348">
            <text:p>100,0<text:s text:c="4"/></text:p>
          </table:table-cell>
          <table:table-cell office:value-type="float" office:value="500918" table:style-name="ce349">
            <text:p>500 918<text:s/></text:p>
          </table:table-cell>
          <table:table-cell office:value-type="float" office:value="99.999999999999986" table:style-name="ce328">
            <text:p>100,0<text:s text:c="4"/></text:p>
          </table:table-cell>
          <table:table-cell table:style-name="ce305"/>
          <table:table-cell office:value-type="float" office:value="-14.689442580513315" table:style-name="ce306">
            <text:p>-14,7<text:s text:c="3"/></text:p>
          </table:table-cell>
          <table:table-cell office:value-type="float" office:value="-1.0651556059418026" table:style-name="ce242">
            <text:p>-1,1<text:s text:c="3"/></text:p>
          </table:table-cell>
          <table:table-cell table:style-name="ce346"/>
          <table:table-cell table:style-name="ce350"/>
          <table:table-cell table:style-name="ce351"/>
          <table:table-cell table:style-name="ce352"/>
          <table:table-cell office:value-type="string" table:style-name="ce352">
            <text:p>Q</text:p>
          </table:table-cell>
          <table:table-cell office:value-type="string" table:style-name="ce352">
            <text:p>R</text:p>
          </table:table-cell>
          <table:table-cell table:style-name="ce346"/>
          <table:table-cell table:style-name="ce352"/>
          <table:table-cell table:number-columns-repeated="16365" table:style-name="ce346"/>
        </table:table-row>
        <table:table-row table:style-name="ro35">
          <table:table-cell table:style-name="ce1"/>
          <table:table-cell office:value-type="string" table:style-name="ce347">
            <text:p>Agricultura, produção animal, caça, floresta e pesca</text:p>
          </table:table-cell>
          <table:table-cell office:value-type="float" office:value="19806" table:style-name="ce327">
            <text:p>19 806<text:s/></text:p>
          </table:table-cell>
          <table:table-cell office:value-type="float" office:value="3.3731287361411519" table:style-name="ce328">
            <text:p>3,4<text:s text:c="4"/></text:p>
          </table:table-cell>
          <table:table-cell office:value-type="float" office:value="19649" table:style-name="ce329">
            <text:p>19 649<text:s/></text:p>
          </table:table-cell>
          <table:table-cell office:value-type="float" office:value="3.8808163362044277" table:style-name="ce328">
            <text:p>3,9<text:s text:c="4"/></text:p>
          </table:table-cell>
          <table:table-cell office:value-type="float" office:value="19702" table:style-name="ce349">
            <text:p>19 702<text:s/></text:p>
          </table:table-cell>
          <table:table-cell office:value-type="float" office:value="3.9331786839362928" table:style-name="ce328">
            <text:p>3,9<text:s text:c="4"/></text:p>
          </table:table-cell>
          <table:table-cell table:style-name="ce328"/>
          <table:table-cell office:value-type="float" office:value="-0.52509340603857424" table:style-name="ce306">
            <text:p>-0,5<text:s text:c="3"/></text:p>
          </table:table-cell>
          <table:table-cell office:value-type="float" office:value="0.26973382869357215" table:style-name="ce242">
            <text:p>+0,3<text:s text:c="3"/></text:p>
          </table:table-cell>
          <table:table-cell table:style-name="ce7"/>
          <table:table-cell office:value-type="string" table:style-name="ce243">
            <text:p>Agricultura, produção animal, caça, floresta e pesca</text:p>
          </table:table-cell>
          <table:table-cell office:value-type="float" office:value="-0.52509340603857424" table:style-name="ce353">
            <text:p>-0,5<text:s text:c="3"/></text:p>
          </table:table-cell>
          <table:table-cell table:style-name="ce343"/>
          <table:table-cell office:value-type="string" table:style-name="ce243">
            <text:p>Fabricação de têxteis</text:p>
          </table:table-cell>
          <table:table-cell office:value-type="float" office:value="-23.156992407543473" table:style-name="ce353">
            <text:p>-23,2<text:s text:c="3"/></text:p>
          </table:table-cell>
          <table:table-cell table:style-name="ce137"/>
          <table:table-cell table:style-name="ce343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47">
            <text:p>Indústria, energia e água e construção</text:p>
          </table:table-cell>
          <table:table-cell office:value-type="float" office:value="186501" table:style-name="ce327">
            <text:p>186 501<text:s/></text:p>
          </table:table-cell>
          <table:table-cell office:value-type="float" office:value="31.762692235638742" table:style-name="ce328">
            <text:p>31,8<text:s text:c="4"/></text:p>
          </table:table-cell>
          <table:table-cell office:value-type="float" office:value="153195" table:style-name="ce329">
            <text:p>153 195<text:s/></text:p>
          </table:table-cell>
          <table:table-cell office:value-type="float" office:value="30.257094947571748" table:style-name="ce328">
            <text:p>30,3<text:s text:c="4"/></text:p>
          </table:table-cell>
          <table:table-cell office:value-type="float" office:value="150342" table:style-name="ce349">
            <text:p>150 342<text:s/></text:p>
          </table:table-cell>
          <table:table-cell office:value-type="float" office:value="30.01329558929805" table:style-name="ce328">
            <text:p>30,0<text:s text:c="4"/></text:p>
          </table:table-cell>
          <table:table-cell table:style-name="ce328"/>
          <table:table-cell office:value-type="float" office:value="-19.388099795711554" table:style-name="ce306">
            <text:p>-19,4<text:s text:c="3"/></text:p>
          </table:table-cell>
          <table:table-cell office:value-type="float" office:value="-1.8623323215509646" table:style-name="ce242">
            <text:p>-1,9<text:s text:c="3"/></text:p>
          </table:table-cell>
          <table:table-cell table:style-name="ce7"/>
          <table:table-cell office:value-type="string" table:style-name="ce354">
            <text:p>Indústrias extrativas</text:p>
          </table:table-cell>
          <table:table-cell office:value-type="float" office:value="-8.316593009240659" table:style-name="ce353">
            <text:p>-8,3<text:s text:c="3"/></text:p>
          </table:table-cell>
          <table:table-cell table:style-name="ce353"/>
          <table:table-cell office:value-type="string" table:style-name="ce243">
            <text:p>Atividades de consultoria, científicas, técnicas e similares</text:p>
          </table:table-cell>
          <table:table-cell office:value-type="float" office:value="-22.973174366616988" table:style-name="ce353">
            <text:p>-23,0<text:s text:c="3"/></text:p>
          </table:table-cell>
          <table:table-cell table:style-name="ce137"/>
          <table:table-cell table:style-name="ce343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Indústrias extrativas</text:p>
          </table:table-cell>
          <table:table-cell office:value-type="float" office:value="2489" table:style-name="ce234">
            <text:p>2 489<text:s/></text:p>
          </table:table-cell>
          <table:table-cell office:value-type="float" office:value="0.42389767869611866" table:style-name="ce332">
            <text:p>0,4<text:s text:c="4"/></text:p>
          </table:table-cell>
          <table:table-cell office:value-type="float" office:value="2330" table:style-name="ce236">
            <text:p>2 330<text:s/></text:p>
          </table:table-cell>
          <table:table-cell office:value-type="float" office:value="0.46019146334960132" table:style-name="ce332">
            <text:p>0,5<text:s text:c="4"/></text:p>
          </table:table-cell>
          <table:table-cell office:value-type="float" office:value="2282" table:style-name="ce356">
            <text:p>2 282<text:s/></text:p>
          </table:table-cell>
          <table:table-cell office:value-type="float" office:value="0.45556358525746732" table:style-name="ce332">
            <text:p>0,5<text:s text:c="4"/></text:p>
          </table:table-cell>
          <table:table-cell table:style-name="ce332"/>
          <table:table-cell office:value-type="float" office:value="-8.316593009240659" table:style-name="ce333">
            <text:p>-8,3<text:s text:c="3"/></text:p>
          </table:table-cell>
          <table:table-cell office:value-type="float" office:value="-2.0600858369098711" table:style-name="ce248">
            <text:p>-2,1<text:s text:c="3"/></text:p>
          </table:table-cell>
          <table:table-cell table:style-name="ce137"/>
          <table:table-cell office:value-type="string" table:style-name="ce354">
            <text:p>Indústrias alimentares das bebidas e do tabaco</text:p>
          </table:table-cell>
          <table:table-cell office:value-type="float" office:value="-15.988740323715694" table:style-name="ce353">
            <text:p>-16,0<text:s text:c="3"/></text:p>
          </table:table-cell>
          <table:table-cell table:style-name="ce343"/>
          <table:table-cell office:value-type="string" table:style-name="ce243">
            <text:p>Indústria do vestuário</text:p>
          </table:table-cell>
          <table:table-cell office:value-type="float" office:value="-22.716833618372831" table:style-name="ce353">
            <text:p>-22,7<text:s text:c="3"/></text:p>
          </table:table-cell>
          <table:table-cell table:style-name="ce137"/>
          <table:table-cell table:style-name="ce343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Indústrias alimentares das bebidas e do tabaco</text:p>
          </table:table-cell>
          <table:table-cell office:value-type="float" office:value="14210" table:style-name="ce234">
            <text:p>14 210<text:s/></text:p>
          </table:table-cell>
          <table:table-cell office:value-type="float" office:value="2.4200827698962821" table:style-name="ce332">
            <text:p>2,4<text:s text:c="4"/></text:p>
          </table:table-cell>
          <table:table-cell office:value-type="float" office:value="12064" table:style-name="ce236">
            <text:p>12 064<text:s/></text:p>
          </table:table-cell>
          <table:table-cell office:value-type="float" office:value="2.3827252419955323" table:style-name="ce332">
            <text:p>2,4<text:s text:c="4"/></text:p>
          </table:table-cell>
          <table:table-cell office:value-type="float" office:value="11938" table:style-name="ce356">
            <text:p>11 938<text:s/></text:p>
          </table:table-cell>
          <table:table-cell office:value-type="float" office:value="2.3832244000015974" table:style-name="ce332">
            <text:p>2,4<text:s text:c="4"/></text:p>
          </table:table-cell>
          <table:table-cell table:style-name="ce332"/>
          <table:table-cell office:value-type="float" office:value="-15.988740323715694" table:style-name="ce333">
            <text:p>-16,0<text:s text:c="3"/></text:p>
          </table:table-cell>
          <table:table-cell office:value-type="float" office:value="-1.0444297082228116" table:style-name="ce248">
            <text:p>-1,0<text:s text:c="3"/></text:p>
          </table:table-cell>
          <table:table-cell table:style-name="ce137"/>
          <table:table-cell office:value-type="string" table:style-name="ce354">
            <text:p>Fabricação de têxteis</text:p>
          </table:table-cell>
          <table:table-cell office:value-type="float" office:value="-23.156992407543473" table:style-name="ce353">
            <text:p>-23,2<text:s text:c="3"/></text:p>
          </table:table-cell>
          <table:table-cell table:style-name="ce343"/>
          <table:table-cell office:value-type="string" table:style-name="ce243">
            <text:p>Fabricação de outros produtos minerais não metálicos</text:p>
          </table:table-cell>
          <table:table-cell office:value-type="float" office:value="-22.257209148160424" table:style-name="ce353">
            <text:p>-22,3<text:s text:c="3"/></text:p>
          </table:table-cell>
          <table:table-cell table:style-name="ce137"/>
          <table:table-cell table:style-name="ce343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Fabricação de têxteis</text:p>
          </table:table-cell>
          <table:table-cell office:value-type="float" office:value="8166" table:style-name="ce234">
            <text:p>8 166<text:s/></text:p>
          </table:table-cell>
          <table:table-cell office:value-type="float" office:value="1.3907386276546827" table:style-name="ce332">
            <text:p>1,4<text:s text:c="4"/></text:p>
          </table:table-cell>
          <table:table-cell office:value-type="float" office:value="6379" table:style-name="ce236">
            <text:p>6 379<text:s/></text:p>
          </table:table-cell>
          <table:table-cell office:value-type="float" office:value="1.2598975728356683" table:style-name="ce332">
            <text:p>1,3<text:s text:c="4"/></text:p>
          </table:table-cell>
          <table:table-cell office:value-type="float" office:value="6275" table:style-name="ce356">
            <text:p>6 275<text:s/></text:p>
          </table:table-cell>
          <table:table-cell office:value-type="float" office:value="1.2527000427215633" table:style-name="ce332">
            <text:p>1,3<text:s text:c="4"/></text:p>
          </table:table-cell>
          <table:table-cell table:style-name="ce328"/>
          <table:table-cell office:value-type="float" office:value="-23.156992407543473" table:style-name="ce333">
            <text:p>-23,2<text:s text:c="3"/></text:p>
          </table:table-cell>
          <table:table-cell office:value-type="float" office:value="-1.6303495845743847" table:style-name="ce248">
            <text:p>-1,6<text:s text:c="3"/></text:p>
          </table:table-cell>
          <table:table-cell table:style-name="ce137"/>
          <table:table-cell office:value-type="string" table:style-name="ce354">
            <text:p>Indústria do vestuário</text:p>
          </table:table-cell>
          <table:table-cell office:value-type="float" office:value="-22.716833618372831" table:style-name="ce353">
            <text:p>-22,7<text:s text:c="3"/></text:p>
          </table:table-cell>
          <table:table-cell table:style-name="ce343"/>
          <table:table-cell office:value-type="string" table:style-name="ce243">
            <text:p>Indústrias do papel, impressão e reprodução</text:p>
          </table:table-cell>
          <table:table-cell office:value-type="float" office:value="-21.191680719505339" table:style-name="ce353">
            <text:p>-21,2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Indústria do vestuário</text:p>
          </table:table-cell>
          <table:table-cell office:value-type="float" office:value="20465" table:style-name="ce234">
            <text:p>20 465<text:s/></text:p>
          </table:table-cell>
          <table:table-cell office:value-type="float" office:value="3.4853619905649129" table:style-name="ce332">
            <text:p>3,5<text:s text:c="4"/></text:p>
          </table:table-cell>
          <table:table-cell office:value-type="float" office:value="16283" table:style-name="ce236">
            <text:p>16 283<text:s/></text:p>
          </table:table-cell>
          <table:table-cell office:value-type="float" office:value="3.216007552670197" table:style-name="ce332">
            <text:p>3,2<text:s text:c="4"/></text:p>
          </table:table-cell>
          <table:table-cell office:value-type="float" office:value="15816" table:style-name="ce356">
            <text:p>15 816<text:s/></text:p>
          </table:table-cell>
          <table:table-cell office:value-type="float" office:value="3.1574030080771704" table:style-name="ce332">
            <text:p>3,2<text:s text:c="4"/></text:p>
          </table:table-cell>
          <table:table-cell table:style-name="ce332"/>
          <table:table-cell office:value-type="float" office:value="-22.716833618372831" table:style-name="ce333">
            <text:p>-22,7<text:s text:c="3"/></text:p>
          </table:table-cell>
          <table:table-cell office:value-type="float" office:value="-2.8680218632930048" table:style-name="ce248">
            <text:p>-2,9<text:s text:c="3"/></text:p>
          </table:table-cell>
          <table:table-cell table:style-name="ce137"/>
          <table:table-cell office:value-type="string" table:style-name="ce354">
            <text:p>Indústria do couro e dos produtos do couro</text:p>
          </table:table-cell>
          <table:table-cell office:value-type="float" office:value="-11.521050248981439" table:style-name="ce353">
            <text:p>-11,5<text:s text:c="3"/></text:p>
          </table:table-cell>
          <table:table-cell table:style-name="ce343"/>
          <table:table-cell office:value-type="string" table:style-name="ce243">
            <text:p>Indústria metalúrgica de base e fab. produtos metálicos</text:p>
          </table:table-cell>
          <table:table-cell office:value-type="float" office:value="-20.773256434903342" table:style-name="ce353">
            <text:p>-20,8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Indústria do couro e dos produtos do couro</text:p>
          </table:table-cell>
          <table:table-cell office:value-type="float" office:value="4418" table:style-name="ce234">
            <text:p>4 418<text:s/></text:p>
          </table:table-cell>
          <table:table-cell office:value-type="float" office:value="0.75242263739632476" table:style-name="ce332">
            <text:p>0,8<text:s text:c="4"/></text:p>
          </table:table-cell>
          <table:table-cell office:value-type="float" office:value="3843" table:style-name="ce236">
            <text:p>3 843<text:s/></text:p>
          </table:table-cell>
          <table:table-cell office:value-type="float" office:value="0.75901965392811932" table:style-name="ce332">
            <text:p>0,8<text:s text:c="4"/></text:p>
          </table:table-cell>
          <table:table-cell office:value-type="float" office:value="3909" table:style-name="ce356">
            <text:p>3 909<text:s/></text:p>
          </table:table-cell>
          <table:table-cell office:value-type="float" office:value="0.78036724573682714" table:style-name="ce332">
            <text:p>0,8<text:s text:c="4"/></text:p>
          </table:table-cell>
          <table:table-cell table:style-name="ce332"/>
          <table:table-cell office:value-type="float" office:value="-11.521050248981439" table:style-name="ce333">
            <text:p>-11,5<text:s text:c="3"/></text:p>
          </table:table-cell>
          <table:table-cell office:value-type="float" office:value="1.7174082747853241" table:style-name="ce248">
            <text:p>+1,7<text:s text:c="3"/></text:p>
          </table:table-cell>
          <table:table-cell table:style-name="ce137"/>
          <table:table-cell office:value-type="string" table:style-name="ce354">
            <text:p>Indústria da madeira e da cortiça</text:p>
          </table:table-cell>
          <table:table-cell office:value-type="float" office:value="-17.529880478087652" table:style-name="ce353">
            <text:p>-17,5<text:s text:c="3"/></text:p>
          </table:table-cell>
          <table:table-cell table:style-name="ce343"/>
          <table:table-cell office:value-type="string" table:style-name="ce243">
            <text:p>Fab. equipamento informático, elétrico, máquinas e equipamentos n.e.</text:p>
          </table:table-cell>
          <table:table-cell office:value-type="float" office:value="-20.464716006884682" table:style-name="ce353">
            <text:p>-20,5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Indústria da madeira e da cortiça</text:p>
          </table:table-cell>
          <table:table-cell office:value-type="float" office:value="5271" table:style-name="ce234">
            <text:p>5 271<text:s/></text:p>
          </table:table-cell>
          <table:table-cell office:value-type="float" office:value="0.89769572696152733" table:style-name="ce332">
            <text:p>0,9<text:s text:c="4"/></text:p>
          </table:table-cell>
          <table:table-cell office:value-type="float" office:value="4475" table:style-name="ce236">
            <text:p>4 475<text:s/></text:p>
          </table:table-cell>
          <table:table-cell office:value-type="float" office:value="0.88384411952337583" table:style-name="ce332">
            <text:p>0,9<text:s text:c="4"/></text:p>
          </table:table-cell>
          <table:table-cell office:value-type="float" office:value="4347" table:style-name="ce356">
            <text:p>4 347<text:s/></text:p>
          </table:table-cell>
          <table:table-cell office:value-type="float" office:value="0.86780670688615702" table:style-name="ce332">
            <text:p>0,9<text:s text:c="4"/></text:p>
          </table:table-cell>
          <table:table-cell table:style-name="ce328"/>
          <table:table-cell office:value-type="float" office:value="-17.529880478087652" table:style-name="ce333">
            <text:p>-17,5<text:s text:c="3"/></text:p>
          </table:table-cell>
          <table:table-cell office:value-type="float" office:value="-2.8603351955307263" table:style-name="ce248">
            <text:p>-2,9<text:s text:c="3"/></text:p>
          </table:table-cell>
          <table:table-cell table:style-name="ce137"/>
          <table:table-cell office:value-type="string" table:style-name="ce354">
            <text:p>Indústrias do papel, impressão e reprodução</text:p>
          </table:table-cell>
          <table:table-cell office:value-type="float" office:value="-21.191680719505339" table:style-name="ce353">
            <text:p>-21,2<text:s text:c="3"/></text:p>
          </table:table-cell>
          <table:table-cell table:style-name="ce343"/>
          <table:table-cell office:value-type="string" table:style-name="ce243">
            <text:p>Comércio, manut. repar. de veículos automóveis e motociclos</text:p>
          </table:table-cell>
          <table:table-cell office:value-type="float" office:value="-20.105677950922445" table:style-name="ce353">
            <text:p>-20,1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Indústrias do papel, impressão e reprodução</text:p>
          </table:table-cell>
          <table:table-cell office:value-type="float" office:value="3558" table:style-name="ce234">
            <text:p>3 558<text:s/></text:p>
          </table:table-cell>
          <table:table-cell office:value-type="float" office:value="0.60595738883117323" table:style-name="ce357">
            <text:p>0,6<text:s text:c="4"/></text:p>
          </table:table-cell>
          <table:table-cell office:value-type="float" office:value="2905" table:style-name="ce236">
            <text:p>2 905<text:s/></text:p>
          </table:table-cell>
          <table:table-cell office:value-type="float" office:value="0.57375802619338701" table:style-name="ce332">
            <text:p>0,6<text:s text:c="4"/></text:p>
          </table:table-cell>
          <table:table-cell office:value-type="float" office:value="2804" table:style-name="ce356">
            <text:p>2 804<text:s/></text:p>
          </table:table-cell>
          <table:table-cell office:value-type="float" office:value="0.55977225813406584" table:style-name="ce332">
            <text:p>0,6<text:s text:c="4"/></text:p>
          </table:table-cell>
          <table:table-cell table:style-name="ce332"/>
          <table:table-cell office:value-type="float" office:value="-21.191680719505339" table:style-name="ce333">
            <text:p>-21,2<text:s text:c="3"/></text:p>
          </table:table-cell>
          <table:table-cell office:value-type="float" office:value="-3.4767641996557659" table:style-name="ce248">
            <text:p>-3,5<text:s text:c="3"/></text:p>
          </table:table-cell>
          <table:table-cell table:style-name="ce137"/>
          <table:table-cell office:value-type="string" table:style-name="ce354">
            <text:p>Fab. produtos petrolíferos, químicos, farmacêuticos, borracha e plástico</text:p>
          </table:table-cell>
          <table:table-cell office:value-type="float" office:value="-15.67050641164964" table:style-name="ce353">
            <text:p>-15,7<text:s text:c="3"/></text:p>
          </table:table-cell>
          <table:table-cell table:style-name="ce343"/>
          <table:table-cell office:value-type="string" table:style-name="ce243">
            <text:p>Construção</text:p>
          </table:table-cell>
          <table:table-cell office:value-type="float" office:value="-19.803310659753603" table:style-name="ce353">
            <text:p>-19,8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Fab. produtos petrolíferos, químicos, farmacêuticos, borracha e plástico</text:p>
          </table:table-cell>
          <table:table-cell office:value-type="float" office:value="4601" table:style-name="ce234">
            <text:p>4 601<text:s/></text:p>
          </table:table-cell>
          <table:table-cell office:value-type="float" office:value="0.78358907982356041" table:style-name="ce332">
            <text:p>0,8<text:s text:c="4"/></text:p>
          </table:table-cell>
          <table:table-cell office:value-type="float" office:value="3986" table:style-name="ce236">
            <text:p>3 986<text:s/></text:p>
          </table:table-cell>
          <table:table-cell office:value-type="float" office:value="0.78726316433970422" table:style-name="ce332">
            <text:p>0,8<text:s text:c="4"/></text:p>
          </table:table-cell>
          <table:table-cell office:value-type="float" office:value="3880" table:style-name="ce356">
            <text:p>3 880<text:s/></text:p>
          </table:table-cell>
          <table:table-cell office:value-type="float" office:value="0.77457787502146058" table:style-name="ce332">
            <text:p>0,8<text:s text:c="4"/></text:p>
          </table:table-cell>
          <table:table-cell table:style-name="ce332"/>
          <table:table-cell office:value-type="float" office:value="-15.67050641164964" table:style-name="ce333">
            <text:p>-15,7<text:s text:c="3"/></text:p>
          </table:table-cell>
          <table:table-cell office:value-type="float" office:value="-2.6593075765178122" table:style-name="ce248">
            <text:p>-2,7<text:s text:c="3"/></text:p>
          </table:table-cell>
          <table:table-cell table:style-name="ce137"/>
          <table:table-cell office:value-type="string" table:style-name="ce354">
            <text:p>Fabricação de outros produtos minerais não metálicos</text:p>
          </table:table-cell>
          <table:table-cell office:value-type="float" office:value="-22.257209148160424" table:style-name="ce353">
            <text:p>-22,3<text:s text:c="3"/></text:p>
          </table:table-cell>
          <table:table-cell table:style-name="ce343"/>
          <table:table-cell office:value-type="string" table:style-name="ce243">
            <text:p>Fab. mobiliário, repar. instal. máq. e equipa. e outras ind. transformadoras</text:p>
          </table:table-cell>
          <table:table-cell office:value-type="float" office:value="-19.797750849969489" table:style-name="ce353">
            <text:p>-19,8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Fabricação de outros produtos minerais não metálicos</text:p>
          </table:table-cell>
          <table:table-cell office:value-type="float" office:value="6034" table:style-name="ce234">
            <text:p>6 034<text:s/></text:p>
          </table:table-cell>
          <table:table-cell office:value-type="float" office:value="1.0276410579559583" table:style-name="ce332">
            <text:p>1,0<text:s text:c="4"/></text:p>
          </table:table-cell>
          <table:table-cell office:value-type="float" office:value="4820" table:style-name="ce236">
            <text:p>4 820<text:s/></text:p>
          </table:table-cell>
          <table:table-cell office:value-type="float" office:value="0.95198405722964741" table:style-name="ce332">
            <text:p>1,0<text:s text:c="4"/></text:p>
          </table:table-cell>
          <table:table-cell office:value-type="float" office:value="4691" table:style-name="ce356">
            <text:p>4 691<text:s/></text:p>
          </table:table-cell>
          <table:table-cell office:value-type="float" office:value="0.93648062157878131" table:style-name="ce332">
            <text:p>0,9<text:s text:c="4"/></text:p>
          </table:table-cell>
          <table:table-cell table:style-name="ce328"/>
          <table:table-cell office:value-type="float" office:value="-22.257209148160424" table:style-name="ce333">
            <text:p>-22,3<text:s text:c="3"/></text:p>
          </table:table-cell>
          <table:table-cell office:value-type="float" office:value="-2.6763485477178421" table:style-name="ce248">
            <text:p>-2,7<text:s text:c="3"/></text:p>
          </table:table-cell>
          <table:table-cell table:style-name="ce137"/>
          <table:table-cell office:value-type="string" table:style-name="ce354">
            <text:p>Indústria metalúrgica de base e fab. produtos metálicos</text:p>
          </table:table-cell>
          <table:table-cell office:value-type="float" office:value="-20.773256434903342" table:style-name="ce353">
            <text:p>-20,8<text:s text:c="3"/></text:p>
          </table:table-cell>
          <table:table-cell table:style-name="ce343"/>
          <table:table-cell office:value-type="string" table:style-name="ce243">
            <text:p>Comércio por grosso e a retalho</text:p>
          </table:table-cell>
          <table:table-cell office:value-type="float" office:value="-19.498952816722916" table:style-name="ce353">
            <text:p>-19,5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Indústria metalúrgica de base e fab. produtos metálicos</text:p>
          </table:table-cell>
          <table:table-cell office:value-type="float" office:value="9363" table:style-name="ce234">
            <text:p>9 363<text:s/></text:p>
          </table:table-cell>
          <table:table-cell office:value-type="float" office:value="1.5945978166459458" table:style-name="ce332">
            <text:p>1,6<text:s text:c="4"/></text:p>
          </table:table-cell>
          <table:table-cell office:value-type="float" office:value="7526" table:style-name="ce236">
            <text:p>7 526<text:s/></text:p>
          </table:table-cell>
          <table:table-cell office:value-type="float" office:value="1.4864381773257938" table:style-name="ce332">
            <text:p>1,5<text:s text:c="4"/></text:p>
          </table:table-cell>
          <table:table-cell office:value-type="float" office:value="7418" table:style-name="ce356">
            <text:p>7 418<text:s/></text:p>
          </table:table-cell>
          <table:table-cell office:value-type="float" office:value="1.4808811022961843" table:style-name="ce332">
            <text:p>1,5<text:s text:c="4"/></text:p>
          </table:table-cell>
          <table:table-cell table:style-name="ce332"/>
          <table:table-cell office:value-type="float" office:value="-20.773256434903342" table:style-name="ce333">
            <text:p>-20,8<text:s text:c="3"/></text:p>
          </table:table-cell>
          <table:table-cell office:value-type="float" office:value="-1.4350252458145096" table:style-name="ce248">
            <text:p>-1,4<text:s text:c="3"/></text:p>
          </table:table-cell>
          <table:table-cell table:style-name="ce137"/>
          <table:table-cell office:value-type="string" table:style-name="ce354">
            <text:p>Fab. equipamento informático, elétrico, máquinas e equipamentos n.e.</text:p>
          </table:table-cell>
          <table:table-cell office:value-type="float" office:value="-20.464716006884682" table:style-name="ce353">
            <text:p>-20,5<text:s text:c="3"/></text:p>
          </table:table-cell>
          <table:table-cell table:style-name="ce343"/>
          <table:table-cell office:value-type="string" table:style-name="ce243">
            <text:p>Admin. pública, educação, atividades de saúde e apoio social</text:p>
          </table:table-cell>
          <table:table-cell office:value-type="float" office:value="-19.173650933686222" table:style-name="ce353">
            <text:p>-19,2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Fab. equipamento informático, elétrico, máquinas e equipamentos n.e.</text:p>
          </table:table-cell>
          <table:table-cell office:value-type="float" office:value="5810" table:style-name="ce234">
            <text:p>5 810<text:s/></text:p>
          </table:table-cell>
          <table:table-cell office:value-type="float" office:value="0.98949196995759325" table:style-name="ce332">
            <text:p>1,0<text:s text:c="4"/></text:p>
          </table:table-cell>
          <table:table-cell office:value-type="float" office:value="4696" table:style-name="ce236">
            <text:p>4 696<text:s/></text:p>
          </table:table-cell>
          <table:table-cell office:value-type="float" office:value="0.92749318106855272" table:style-name="ce332">
            <text:p>0,9<text:s text:c="4"/></text:p>
          </table:table-cell>
          <table:table-cell office:value-type="float" office:value="4621" table:style-name="ce356">
            <text:p>4 621<text:s/></text:p>
          </table:table-cell>
          <table:table-cell office:value-type="float" office:value="0.92250627847272404" table:style-name="ce332">
            <text:p>0,9<text:s text:c="4"/></text:p>
          </table:table-cell>
          <table:table-cell table:style-name="ce332"/>
          <table:table-cell office:value-type="float" office:value="-20.464716006884682" table:style-name="ce333">
            <text:p>-20,5<text:s text:c="3"/></text:p>
          </table:table-cell>
          <table:table-cell office:value-type="float" office:value="-1.5971039182282794" table:style-name="ce248">
            <text:p>-1,6<text:s text:c="3"/></text:p>
          </table:table-cell>
          <table:table-cell table:style-name="ce137"/>
          <table:table-cell office:value-type="string" table:style-name="ce354">
            <text:p>Fab. veículos automóveis, componentes e outro equipa. de transporte</text:p>
          </table:table-cell>
          <table:table-cell office:value-type="float" office:value="-11.39240506329114" table:style-name="ce353">
            <text:p>-11,4<text:s text:c="3"/></text:p>
          </table:table-cell>
          <table:table-cell table:style-name="ce343"/>
          <table:table-cell office:value-type="string" table:style-name="ce243">
            <text:p>Transportes e armazenagem</text:p>
          </table:table-cell>
          <table:table-cell office:value-type="float" office:value="-18.979199732687327" table:style-name="ce353">
            <text:p>-19,0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Fab. veículos automóveis, componentes e outro equipa. de transporte</text:p>
          </table:table-cell>
          <table:table-cell office:value-type="float" office:value="4187" table:style-name="ce234">
            <text:p>4 187<text:s/></text:p>
          </table:table-cell>
          <table:table-cell office:value-type="float" office:value="0.71308139039801088" table:style-name="ce332">
            <text:p>0,7<text:s text:c="4"/></text:p>
          </table:table-cell>
          <table:table-cell office:value-type="float" office:value="3765" table:style-name="ce236">
            <text:p>3 765<text:s/></text:p>
          </table:table-cell>
          <table:table-cell office:value-type="float" office:value="0.74361410279452744" table:style-name="ce332">
            <text:p>0,7<text:s text:c="4"/></text:p>
          </table:table-cell>
          <table:table-cell office:value-type="float" office:value="3710" table:style-name="ce356">
            <text:p>3 710<text:s/></text:p>
          </table:table-cell>
          <table:table-cell office:value-type="float" office:value="0.74064018462103576" table:style-name="ce332">
            <text:p>0,7<text:s text:c="4"/></text:p>
          </table:table-cell>
          <table:table-cell table:style-name="ce328"/>
          <table:table-cell office:value-type="float" office:value="-11.39240506329114" table:style-name="ce333">
            <text:p>-11,4<text:s text:c="3"/></text:p>
          </table:table-cell>
          <table:table-cell office:value-type="float" office:value="-1.4608233731739706" table:style-name="ce248">
            <text:p>-1,5<text:s text:c="3"/></text:p>
          </table:table-cell>
          <table:table-cell table:style-name="ce137"/>
          <table:table-cell office:value-type="string" table:style-name="ce354">
            <text:p>Fab. mobiliário, repar. instal. máq. e equipa. e outras ind. transformadoras</text:p>
          </table:table-cell>
          <table:table-cell office:value-type="float" office:value="-19.797750849969489" table:style-name="ce353">
            <text:p>-19,8<text:s text:c="3"/></text:p>
          </table:table-cell>
          <table:table-cell table:style-name="ce343"/>
          <table:table-cell office:value-type="string" table:style-name="ce243">
            <text:p>Indústria da madeira e da cortiça</text:p>
          </table:table-cell>
          <table:table-cell office:value-type="float" office:value="-17.529880478087652" table:style-name="ce353">
            <text:p>-17,5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Fab. mobiliário, repar. instal. máq. e equipa. e outras ind. transformadoras</text:p>
          </table:table-cell>
          <table:table-cell office:value-type="float" office:value="11471" table:style-name="ce234">
            <text:p>11 471<text:s/></text:p>
          </table:table-cell>
          <table:table-cell office:value-type="float" office:value="1.9536079840591309" table:style-name="ce332">
            <text:p>2,0<text:s text:c="4"/></text:p>
          </table:table-cell>
          <table:table-cell office:value-type="float" office:value="9511" table:style-name="ce236">
            <text:p>9 511<text:s/></text:p>
          </table:table-cell>
          <table:table-cell office:value-type="float" office:value="1.8784897029691237" table:style-name="ce332">
            <text:p>1,9<text:s text:c="4"/></text:p>
          </table:table-cell>
          <table:table-cell office:value-type="float" office:value="9200" table:style-name="ce356">
            <text:p>9 200<text:s/></text:p>
          </table:table-cell>
          <table:table-cell office:value-type="float" office:value="1.8366279510818138" table:style-name="ce332">
            <text:p>1,8<text:s text:c="4"/></text:p>
          </table:table-cell>
          <table:table-cell table:style-name="ce332"/>
          <table:table-cell office:value-type="float" office:value="-19.797750849969489" table:style-name="ce333">
            <text:p>-19,8<text:s text:c="3"/></text:p>
          </table:table-cell>
          <table:table-cell office:value-type="float" office:value="-3.2698980128272526" table:style-name="ce248">
            <text:p>-3,3<text:s text:c="3"/></text:p>
          </table:table-cell>
          <table:table-cell table:style-name="ce137"/>
          <table:table-cell office:value-type="string" table:style-name="ce354">
            <text:p>Eletricidade, gás e água, saneamento, resíduos e despoluição</text:p>
          </table:table-cell>
          <table:table-cell office:value-type="float" office:value="-14.96196111580727" table:style-name="ce353">
            <text:p>-15,0<text:s text:c="3"/></text:p>
          </table:table-cell>
          <table:table-cell table:style-name="ce343"/>
          <table:table-cell office:value-type="string" table:style-name="ce243">
            <text:p>Indústrias alimentares das bebidas e do tabaco</text:p>
          </table:table-cell>
          <table:table-cell office:value-type="float" office:value="-15.988740323715694" table:style-name="ce353">
            <text:p>-16,0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Eletricidade, gás e água, saneamento, resíduos e despoluição</text:p>
          </table:table-cell>
          <table:table-cell office:value-type="float" office:value="2366" table:style-name="ce234">
            <text:p>2 366<text:s/></text:p>
          </table:table-cell>
          <table:table-cell office:value-type="float" office:value="0.40294974198273076" table:style-name="ce332">
            <text:p>0,4<text:s text:c="4"/></text:p>
          </table:table-cell>
          <table:table-cell office:value-type="float" office:value="2064" table:style-name="ce236">
            <text:p>2 064<text:s/></text:p>
          </table:table-cell>
          <table:table-cell office:value-type="float" office:value="0.40765458384273701" table:style-name="ce332">
            <text:p>0,4<text:s text:c="4"/></text:p>
          </table:table-cell>
          <table:table-cell office:value-type="float" office:value="2012" table:style-name="ce356">
            <text:p>2 012<text:s/></text:p>
          </table:table-cell>
          <table:table-cell office:value-type="float" office:value="0.40166254756267494" table:style-name="ce332">
            <text:p>0,4<text:s text:c="4"/></text:p>
          </table:table-cell>
          <table:table-cell table:style-name="ce332"/>
          <table:table-cell office:value-type="float" office:value="-14.96196111580727" table:style-name="ce333">
            <text:p>-15,0<text:s text:c="3"/></text:p>
          </table:table-cell>
          <table:table-cell office:value-type="float" office:value="-2.5193798449612403" table:style-name="ce248">
            <text:p>-2,5<text:s text:c="3"/></text:p>
          </table:table-cell>
          <table:table-cell table:style-name="ce137"/>
          <table:table-cell office:value-type="string" table:style-name="ce354">
            <text:p>Construção</text:p>
          </table:table-cell>
          <table:table-cell office:value-type="float" office:value="-19.803310659753603" table:style-name="ce353">
            <text:p>-19,8<text:s text:c="3"/></text:p>
          </table:table-cell>
          <table:table-cell table:style-name="ce343"/>
          <table:table-cell office:value-type="string" table:style-name="ce243">
            <text:p>Fab. produtos petrolíferos, químicos, farmacêuticos, borracha e plástico</text:p>
          </table:table-cell>
          <table:table-cell office:value-type="float" office:value="-15.67050641164964" table:style-name="ce353">
            <text:p>-15,7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Construção</text:p>
          </table:table-cell>
          <table:table-cell office:value-type="float" office:value="84092" table:style-name="ce234">
            <text:p>84 092<text:s/></text:p>
          </table:table-cell>
          <table:table-cell office:value-type="float" office:value="14.321576374814789" table:style-name="ce332">
            <text:p>14,3<text:s text:c="4"/></text:p>
          </table:table-cell>
          <table:table-cell office:value-type="float" office:value="68548" table:style-name="ce236">
            <text:p>68 548<text:s/></text:p>
          </table:table-cell>
          <table:table-cell office:value-type="float" office:value="13.538714347505781" table:style-name="ce332">
            <text:p>13,5<text:s text:c="4"/></text:p>
          </table:table-cell>
          <table:table-cell office:value-type="float" office:value="67439" table:style-name="ce356">
            <text:p>67 439<text:s/></text:p>
          </table:table-cell>
          <table:table-cell office:value-type="float" office:value="13.463081781848526" table:style-name="ce332">
            <text:p>13,5<text:s text:c="4"/></text:p>
          </table:table-cell>
          <table:table-cell table:style-name="ce328"/>
          <table:table-cell office:value-type="float" office:value="-19.803310659753603" table:style-name="ce333">
            <text:p>-19,8<text:s text:c="3"/></text:p>
          </table:table-cell>
          <table:table-cell office:value-type="float" office:value="-1.6178444301803117" table:style-name="ce248">
            <text:p>-1,6<text:s text:c="3"/></text:p>
          </table:table-cell>
          <table:table-cell table:style-name="ce137"/>
          <table:table-cell office:value-type="string" table:style-name="ce354">
            <text:p>Comércio, manut. repar. de veículos automóveis e motociclos</text:p>
          </table:table-cell>
          <table:table-cell office:value-type="float" office:value="-20.105677950922445" table:style-name="ce353">
            <text:p>-20,1<text:s text:c="3"/></text:p>
          </table:table-cell>
          <table:table-cell table:style-name="ce343"/>
          <table:table-cell office:value-type="string" table:style-name="ce243">
            <text:p>Eletricidade, gás e água, saneamento, resíduos e despoluição</text:p>
          </table:table-cell>
          <table:table-cell office:value-type="float" office:value="-14.96196111580727" table:style-name="ce353">
            <text:p>-15,0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346"/>
          <table:table-cell office:value-type="string" table:style-name="ce347">
            <text:p>Serviços</text:p>
          </table:table-cell>
          <table:table-cell office:value-type="float" office:value="374933" table:style-name="ce327">
            <text:p>374 933<text:s/></text:p>
          </table:table-cell>
          <table:table-cell office:value-type="float" office:value="63.854250046834821" table:style-name="ce328">
            <text:p>63,9<text:s text:c="4"/></text:p>
          </table:table-cell>
          <table:table-cell office:value-type="float" office:value="330296" table:style-name="ce329">
            <text:p>330 296<text:s/></text:p>
          </table:table-cell>
          <table:table-cell office:value-type="float" office:value="65.235793810523575" table:style-name="ce328">
            <text:p>65,2<text:s text:c="4"/></text:p>
          </table:table-cell>
          <table:table-cell office:value-type="float" office:value="327859" table:style-name="ce349">
            <text:p>327 859<text:s/></text:p>
          </table:table-cell>
          <table:table-cell office:value-type="float" office:value="65.451630805840466" table:style-name="ce358">
            <text:p>65,5<text:s text:c="4"/></text:p>
          </table:table-cell>
          <table:table-cell table:style-name="ce358"/>
          <table:table-cell office:value-type="float" office:value="-12.555309882032256" table:style-name="ce359">
            <text:p>-12,6<text:s text:c="3"/></text:p>
          </table:table-cell>
          <table:table-cell office:value-type="float" office:value="-0.73782304357303752" table:style-name="ce360">
            <text:p>-0,7<text:s text:c="3"/></text:p>
          </table:table-cell>
          <table:table-cell table:style-name="ce164"/>
          <table:table-cell office:value-type="string" table:style-name="ce354">
            <text:p>Comércio por grosso e a retalho</text:p>
          </table:table-cell>
          <table:table-cell office:value-type="float" office:value="-19.498952816722916" table:style-name="ce353">
            <text:p>-19,5<text:s text:c="3"/></text:p>
          </table:table-cell>
          <table:table-cell table:style-name="ce352"/>
          <table:table-cell office:value-type="string" table:style-name="ce243">
            <text:p>Atividades de informação e de comunicação</text:p>
          </table:table-cell>
          <table:table-cell office:value-type="float" office:value="-14.194420548113557" table:style-name="ce353">
            <text:p>-14,2<text:s text:c="3"/></text:p>
          </table:table-cell>
          <table:table-cell table:number-columns-repeated="16367" table:style-name="ce346"/>
        </table:table-row>
        <table:table-row table:style-name="ro35">
          <table:table-cell table:style-name="ce1"/>
          <table:table-cell office:value-type="string" table:style-name="ce355">
            <text:p>Comércio, manut. repar. de veículos automóveis e motociclos</text:p>
          </table:table-cell>
          <table:table-cell office:value-type="float" office:value="11166" table:style-name="ce234">
            <text:p>11 166<text:s/></text:p>
          </table:table-cell>
          <table:table-cell office:value-type="float" office:value="1.9016639133470716" table:style-name="ce332">
            <text:p>1,9<text:s text:c="4"/></text:p>
          </table:table-cell>
          <table:table-cell office:value-type="float" office:value="9177" table:style-name="ce236">
            <text:p>9 177<text:s/></text:p>
          </table:table-cell>
          <table:table-cell office:value-type="float" office:value="1.8125223429868202" table:style-name="ce332">
            <text:p>1,8<text:s text:c="4"/></text:p>
          </table:table-cell>
          <table:table-cell office:value-type="float" office:value="8921" table:style-name="ce356">
            <text:p>8 921<text:s/></text:p>
          </table:table-cell>
          <table:table-cell office:value-type="float" office:value="1.7809302121305284" table:style-name="ce332">
            <text:p>1,8<text:s text:c="4"/></text:p>
          </table:table-cell>
          <table:table-cell table:style-name="ce332"/>
          <table:table-cell office:value-type="float" office:value="-20.105677950922445" table:style-name="ce333">
            <text:p>-20,1<text:s text:c="3"/></text:p>
          </table:table-cell>
          <table:table-cell office:value-type="float" office:value="-2.7895826522828808" table:style-name="ce248">
            <text:p>-2,8<text:s text:c="3"/></text:p>
          </table:table-cell>
          <table:table-cell table:style-name="ce137"/>
          <table:table-cell office:value-type="string" table:style-name="ce354">
            <text:p>Transportes e armazenagem</text:p>
          </table:table-cell>
          <table:table-cell office:value-type="float" office:value="-18.979199732687327" table:style-name="ce353">
            <text:p>-19,0<text:s text:c="3"/></text:p>
          </table:table-cell>
          <table:table-cell table:style-name="ce343"/>
          <table:table-cell office:value-type="string" table:style-name="ce243">
            <text:p>Alojamento, restauração e similares</text:p>
          </table:table-cell>
          <table:table-cell office:value-type="float" office:value="-13.459209512275679" table:style-name="ce353">
            <text:p>-13,5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Comércio por grosso e a retalho</text:p>
          </table:table-cell>
          <table:table-cell office:value-type="float" office:value="74963" table:style-name="ce234">
            <text:p>74 963<text:s/></text:p>
          </table:table-cell>
          <table:table-cell office:value-type="float" office:value="12.766830730452849" table:style-name="ce332">
            <text:p>12,8<text:s text:c="4"/></text:p>
          </table:table-cell>
          <table:table-cell office:value-type="float" office:value="62147" table:style-name="ce236">
            <text:p>62 147<text:s/></text:p>
          </table:table-cell>
          <table:table-cell office:value-type="float" office:value="12.274471619222178" table:style-name="ce332">
            <text:p>12,3<text:s text:c="4"/></text:p>
          </table:table-cell>
          <table:table-cell office:value-type="float" office:value="60346" table:style-name="ce356">
            <text:p>60 346<text:s/></text:p>
          </table:table-cell>
          <table:table-cell office:value-type="float" office:value="12.047081558259036" table:style-name="ce332">
            <text:p>12,0<text:s text:c="4"/></text:p>
          </table:table-cell>
          <table:table-cell table:style-name="ce332"/>
          <table:table-cell office:value-type="float" office:value="-19.498952816722916" table:style-name="ce333">
            <text:p>-19,5<text:s text:c="3"/></text:p>
          </table:table-cell>
          <table:table-cell office:value-type="float" office:value="-2.8979677216921171" table:style-name="ce248">
            <text:p>-2,9<text:s text:c="3"/></text:p>
          </table:table-cell>
          <table:table-cell table:style-name="ce137"/>
          <table:table-cell office:value-type="string" table:style-name="ce354">
            <text:p>Alojamento, restauração e similares</text:p>
          </table:table-cell>
          <table:table-cell office:value-type="float" office:value="-13.459209512275679" table:style-name="ce353">
            <text:p>-13,5<text:s text:c="3"/></text:p>
          </table:table-cell>
          <table:table-cell table:style-name="ce343"/>
          <table:table-cell office:value-type="string" table:style-name="ce243">
            <text:p>Indústria do couro e dos produtos do couro</text:p>
          </table:table-cell>
          <table:table-cell office:value-type="float" office:value="-11.521050248981439" table:style-name="ce361">
            <text:p>-11,5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Transportes e armazenagem</text:p>
          </table:table-cell>
          <table:table-cell office:value-type="float" office:value="11971" table:style-name="ce234">
            <text:p>11 971<text:s/></text:p>
          </table:table-cell>
          <table:table-cell office:value-type="float" office:value="2.0387621983411957" table:style-name="ce332">
            <text:p>2,0<text:s text:c="4"/></text:p>
          </table:table-cell>
          <table:table-cell office:value-type="float" office:value="9483" table:style-name="ce236">
            <text:p>9 483<text:s/></text:p>
          </table:table-cell>
          <table:table-cell office:value-type="float" office:value="1.8729595051262957" table:style-name="ce332">
            <text:p>1,9<text:s text:c="4"/></text:p>
          </table:table-cell>
          <table:table-cell office:value-type="float" office:value="9699" table:style-name="ce356">
            <text:p>9 699<text:s/></text:p>
          </table:table-cell>
          <table:table-cell office:value-type="float" office:value="1.9362450540807079" table:style-name="ce332">
            <text:p>1,9<text:s text:c="4"/></text:p>
          </table:table-cell>
          <table:table-cell table:style-name="ce332"/>
          <table:table-cell office:value-type="float" office:value="-18.979199732687327" table:style-name="ce333">
            <text:p>-19,0<text:s text:c="3"/></text:p>
          </table:table-cell>
          <table:table-cell office:value-type="float" office:value="2.2777602024675736" table:style-name="ce248">
            <text:p>+2,3<text:s text:c="3"/></text:p>
          </table:table-cell>
          <table:table-cell table:style-name="ce137"/>
          <table:table-cell office:value-type="string" table:style-name="ce354">
            <text:p>Atividades de informação e de comunicação</text:p>
          </table:table-cell>
          <table:table-cell office:value-type="float" office:value="-14.194420548113557" table:style-name="ce353">
            <text:p>-14,2<text:s text:c="3"/></text:p>
          </table:table-cell>
          <table:table-cell table:style-name="ce343"/>
          <table:table-cell office:value-type="string" table:style-name="ce243">
            <text:p>Fab. veículos automóveis, componentes e outro equipa. de transporte</text:p>
          </table:table-cell>
          <table:table-cell office:value-type="float" office:value="-11.39240506329114" table:style-name="ce353">
            <text:p>-11,4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Alojamento, restauração e similares</text:p>
          </table:table-cell>
          <table:table-cell office:value-type="float" office:value="54498" table:style-name="ce234">
            <text:p>54 498<text:s/></text:p>
          </table:table-cell>
          <table:table-cell office:value-type="float" office:value="9.2814687398879361" table:style-name="ce332">
            <text:p>9,3<text:s text:c="4"/></text:p>
          </table:table-cell>
          <table:table-cell office:value-type="float" office:value="43359" table:style-name="ce236">
            <text:p>43 359<text:s/></text:p>
          </table:table-cell>
          <table:table-cell office:value-type="float" office:value="8.5637088666847045" table:style-name="ce332">
            <text:p>8,6<text:s text:c="4"/></text:p>
          </table:table-cell>
          <table:table-cell office:value-type="float" office:value="47163" table:style-name="ce356">
            <text:p>47 163<text:s/></text:p>
          </table:table-cell>
          <table:table-cell office:value-type="float" office:value="9.4153134844425637" table:style-name="ce332">
            <text:p>9,4<text:s text:c="4"/></text:p>
          </table:table-cell>
          <table:table-cell table:style-name="ce246"/>
          <table:table-cell office:value-type="float" office:value="-13.459209512275679" table:style-name="ce333">
            <text:p>-13,5<text:s text:c="3"/></text:p>
          </table:table-cell>
          <table:table-cell office:value-type="float" office:value="8.773265066076247" table:style-name="ce248">
            <text:p>+8,8<text:s text:c="3"/></text:p>
          </table:table-cell>
          <table:table-cell table:style-name="ce137"/>
          <table:table-cell office:value-type="string" table:style-name="ce354">
            <text:p>Atividades financeiras e de seguros</text:p>
          </table:table-cell>
          <table:table-cell office:value-type="float" office:value="-8.8207547169811313" table:style-name="ce353">
            <text:p>-8,8<text:s text:c="3"/></text:p>
          </table:table-cell>
          <table:table-cell table:style-name="ce343"/>
          <table:table-cell office:value-type="string" table:style-name="ce243">
            <text:p>Outras atividades de serviços</text:p>
          </table:table-cell>
          <table:table-cell office:value-type="float" office:value="-10.549548137700466" table:style-name="ce353">
            <text:p>-10,5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Atividades de informação e de comunicação</text:p>
          </table:table-cell>
          <table:table-cell office:value-type="float" office:value="8137" table:style-name="ce234">
            <text:p>8 137<text:s/></text:p>
          </table:table-cell>
          <table:table-cell office:value-type="float" office:value="1.3857996832263229" table:style-name="ce332">
            <text:p>1,4<text:s text:c="4"/></text:p>
          </table:table-cell>
          <table:table-cell office:value-type="float" office:value="7080" table:style-name="ce236">
            <text:p>7 080<text:s/></text:p>
          </table:table-cell>
          <table:table-cell office:value-type="float" office:value="1.3983500259721793" table:style-name="ce332">
            <text:p>1,4<text:s text:c="4"/></text:p>
          </table:table-cell>
          <table:table-cell office:value-type="float" office:value="6982" table:style-name="ce356">
            <text:p>6 982<text:s/></text:p>
          </table:table-cell>
          <table:table-cell office:value-type="float" office:value="1.3938409080927419" table:style-name="ce332">
            <text:p>1,4<text:s text:c="4"/></text:p>
          </table:table-cell>
          <table:table-cell table:style-name="ce246"/>
          <table:table-cell office:value-type="float" office:value="-14.194420548113557" table:style-name="ce333">
            <text:p>-14,2<text:s text:c="3"/></text:p>
          </table:table-cell>
          <table:table-cell office:value-type="float" office:value="-1.384180790960452" table:style-name="ce248">
            <text:p>-1,4<text:s text:c="3"/></text:p>
          </table:table-cell>
          <table:table-cell table:style-name="ce137"/>
          <table:table-cell office:value-type="string" table:style-name="ce354">
            <text:p>Atividades imobiliárias, administrativas e dos serviços de apoio</text:p>
          </table:table-cell>
          <table:table-cell office:value-type="float" office:value="-1.4656600285042949" table:style-name="ce353">
            <text:p>-1,5<text:s text:c="3"/></text:p>
          </table:table-cell>
          <table:table-cell table:style-name="ce343"/>
          <table:table-cell office:value-type="string" table:style-name="ce243">
            <text:p>Atividades financeiras e de seguros</text:p>
          </table:table-cell>
          <table:table-cell office:value-type="float" office:value="-8.8207547169811313" table:style-name="ce353">
            <text:p>-8,8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Atividades financeiras e de seguros</text:p>
          </table:table-cell>
          <table:table-cell office:value-type="float" office:value="4240" table:style-name="ce234">
            <text:p>4 240<text:s/></text:p>
          </table:table-cell>
          <table:table-cell office:value-type="float" office:value="0.72210773711190968" table:style-name="ce332">
            <text:p>0,7<text:s text:c="4"/></text:p>
          </table:table-cell>
          <table:table-cell office:value-type="float" office:value="3924" table:style-name="ce236">
            <text:p>3 924<text:s/></text:p>
          </table:table-cell>
          <table:table-cell office:value-type="float" office:value="0.77501772625915699" table:style-name="ce332">
            <text:p>0,8<text:s text:c="4"/></text:p>
          </table:table-cell>
          <table:table-cell office:value-type="float" office:value="3866" table:style-name="ce356">
            <text:p>3 866<text:s/></text:p>
          </table:table-cell>
          <table:table-cell office:value-type="float" office:value="0.77178300640024922" table:style-name="ce332">
            <text:p>0,8<text:s text:c="4"/></text:p>
          </table:table-cell>
          <table:table-cell table:style-name="ce246"/>
          <table:table-cell office:value-type="float" office:value="-8.8207547169811313" table:style-name="ce333">
            <text:p>-8,8<text:s text:c="3"/></text:p>
          </table:table-cell>
          <table:table-cell office:value-type="float" office:value="-1.4780835881753314" table:style-name="ce248">
            <text:p>-1,5<text:s text:c="3"/></text:p>
          </table:table-cell>
          <table:table-cell table:style-name="ce137"/>
          <table:table-cell office:value-type="string" table:style-name="ce354">
            <text:p>Atividades de consultoria, científicas, técnicas e similares</text:p>
          </table:table-cell>
          <table:table-cell office:value-type="float" office:value="-22.973174366616988" table:style-name="ce353">
            <text:p>-23,0<text:s text:c="3"/></text:p>
          </table:table-cell>
          <table:table-cell table:style-name="ce343"/>
          <table:table-cell office:value-type="string" table:style-name="ce243">
            <text:p>Indústrias extrativas</text:p>
          </table:table-cell>
          <table:table-cell office:value-type="float" office:value="-8.316593009240659" table:style-name="ce353">
            <text:p>-8,3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Atividades imobiliárias, administrativas e dos serviços de apoio</text:p>
          </table:table-cell>
          <table:table-cell office:value-type="float" office:value="103844" table:style-name="ce234">
            <text:p>103 844<text:s/></text:p>
          </table:table-cell>
          <table:table-cell office:value-type="float" office:value="17.68550845581348" table:style-name="ce332">
            <text:p>17,7<text:s text:c="4"/></text:p>
          </table:table-cell>
          <table:table-cell office:value-type="float" office:value="102374" table:style-name="ce236">
            <text:p>102 374<text:s/></text:p>
          </table:table-cell>
          <table:table-cell office:value-type="float" office:value="20.219588355773428" table:style-name="ce332">
            <text:p>20,2<text:s text:c="4"/></text:p>
          </table:table-cell>
          <table:table-cell office:value-type="float" office:value="102322" table:style-name="ce356">
            <text:p>102 322<text:s/></text:p>
          </table:table-cell>
          <table:table-cell office:value-type="float" office:value="20.426896218542755" table:style-name="ce332">
            <text:p>20,4<text:s text:c="4"/></text:p>
          </table:table-cell>
          <table:table-cell table:style-name="ce246"/>
          <table:table-cell office:value-type="float" office:value="-1.4656600285042949" table:style-name="ce333">
            <text:p>-1,5<text:s text:c="3"/></text:p>
          </table:table-cell>
          <table:table-cell office:value-type="float" office:value="-5.0794146951374367E-2" table:style-name="ce248">
            <text:p>-0,1<text:s text:c="3"/></text:p>
          </table:table-cell>
          <table:table-cell table:style-name="ce137"/>
          <table:table-cell office:value-type="string" table:style-name="ce354">
            <text:p>Admin. pública, educação, atividades de saúde e apoio social</text:p>
          </table:table-cell>
          <table:table-cell office:value-type="float" office:value="-19.173650933686222" table:style-name="ce353">
            <text:p>-19,2<text:s text:c="3"/></text:p>
          </table:table-cell>
          <table:table-cell table:style-name="ce343"/>
          <table:table-cell office:value-type="string" table:style-name="ce243">
            <text:p>Atividades imobiliárias, administrativas e dos serviços de apoio</text:p>
          </table:table-cell>
          <table:table-cell office:value-type="float" office:value="-1.4656600285042949" table:style-name="ce353">
            <text:p>-1,5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Atividades de consultoria, científicas, técnicas e similares</text:p>
          </table:table-cell>
          <table:table-cell office:value-type="float" office:value="13420" table:style-name="ce234">
            <text:p>13 420<text:s/></text:p>
          </table:table-cell>
          <table:table-cell office:value-type="float" office:value="2.2855391113306198" table:style-name="ce332">
            <text:p>2,3<text:s text:c="4"/></text:p>
          </table:table-cell>
          <table:table-cell office:value-type="float" office:value="10710" table:style-name="ce236">
            <text:p>10 710<text:s/></text:p>
          </table:table-cell>
          <table:table-cell office:value-type="float" office:value="2.1153006748816439" table:style-name="ce332">
            <text:p>2,1<text:s text:c="4"/></text:p>
          </table:table-cell>
          <table:table-cell office:value-type="float" office:value="10337" table:style-name="ce356">
            <text:p>10 337<text:s/></text:p>
          </table:table-cell>
          <table:table-cell office:value-type="float" office:value="2.0636112098187729" table:style-name="ce332">
            <text:p>2,1<text:s text:c="4"/></text:p>
          </table:table-cell>
          <table:table-cell table:style-name="ce246"/>
          <table:table-cell office:value-type="float" office:value="-22.973174366616988" table:style-name="ce333">
            <text:p>-23,0<text:s text:c="3"/></text:p>
          </table:table-cell>
          <table:table-cell office:value-type="float" office:value="-3.4827264239028946" table:style-name="ce248">
            <text:p>-3,5<text:s text:c="3"/></text:p>
          </table:table-cell>
          <table:table-cell table:style-name="ce137"/>
          <table:table-cell office:value-type="string" table:style-name="ce354">
            <text:p>Outras atividades de serviços</text:p>
          </table:table-cell>
          <table:table-cell office:value-type="float" office:value="-10.549548137700466" table:style-name="ce353">
            <text:p>-10,5<text:s text:c="3"/></text:p>
          </table:table-cell>
          <table:table-cell table:style-name="ce343"/>
          <table:table-cell office:value-type="string" table:style-name="ce243">
            <text:p>Agricultura, produção animal, caça, floresta e pesca</text:p>
          </table:table-cell>
          <table:table-cell office:value-type="float" office:value="-0.52509340603857424" table:style-name="ce353">
            <text:p>-0,5<text:s text:c="3"/></text:p>
          </table:table-cell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355">
            <text:p>Admin. pública, educação, atividades de saúde e apoio social</text:p>
          </table:table-cell>
          <table:table-cell office:value-type="float" office:value="54408" table:style-name="ce234">
            <text:p>54 408<text:s/></text:p>
          </table:table-cell>
          <table:table-cell office:value-type="float" office:value="9.2661409813171662" table:style-name="ce332">
            <text:p>9,3<text:s text:c="4"/></text:p>
          </table:table-cell>
          <table:table-cell office:value-type="float" office:value="47928" table:style-name="ce236">
            <text:p>47 928<text:s/></text:p>
          </table:table-cell>
          <table:table-cell office:value-type="float" office:value="9.4661186503947192" table:style-name="ce332">
            <text:p>9,5<text:s text:c="4"/></text:p>
          </table:table-cell>
          <table:table-cell office:value-type="float" office:value="43976" table:style-name="ce356">
            <text:p>43 976<text:s/></text:p>
          </table:table-cell>
          <table:table-cell office:value-type="float" office:value="8.7790816061710704" table:style-name="ce332">
            <text:p>8,8<text:s text:c="4"/></text:p>
          </table:table-cell>
          <table:table-cell table:style-name="ce246"/>
          <table:table-cell office:value-type="float" office:value="-19.173650933686222" table:style-name="ce333">
            <text:p>-19,2<text:s text:c="3"/></text:p>
          </table:table-cell>
          <table:table-cell office:value-type="float" office:value="-8.2457018861625784" table:style-name="ce248">
            <text:p>-8,2<text:s text:c="3"/></text:p>
          </table:table-cell>
          <table:table-cell table:style-name="ce137"/>
          <table:table-cell table:style-name="ce342"/>
          <table:table-cell table:number-columns-repeated="4" table:style-name="ce343"/>
          <table:table-cell table:number-columns-repeated="2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253">
            <text:p>Outras atividades de serviços</text:p>
          </table:table-cell>
          <table:table-cell office:value-type="float" office:value="38286" table:style-name="ce234">
            <text:p>38 286<text:s/></text:p>
          </table:table-cell>
          <table:table-cell office:value-type="float" office:value="6.5204284960062671" table:style-name="ce332">
            <text:p>6,5<text:s text:c="4"/></text:p>
          </table:table-cell>
          <table:table-cell office:value-type="float" office:value="34114" table:style-name="ce236">
            <text:p>34 114<text:s/></text:p>
          </table:table-cell>
          <table:table-cell office:value-type="float" office:value="6.737756043222447" table:style-name="ce332">
            <text:p>6,7<text:s text:c="4"/></text:p>
          </table:table-cell>
          <table:table-cell office:value-type="float" office:value="34247" table:style-name="ce356">
            <text:p>34 247<text:s/></text:p>
          </table:table-cell>
          <table:table-cell office:value-type="float" office:value="6.8368475479020514" table:style-name="ce332">
            <text:p>6,8<text:s text:c="4"/></text:p>
          </table:table-cell>
          <table:table-cell table:style-name="ce246"/>
          <table:table-cell office:value-type="float" office:value="-10.549548137700466" table:style-name="ce333">
            <text:p>-10,5<text:s text:c="3"/></text:p>
          </table:table-cell>
          <table:table-cell office:value-type="float" office:value="0.38986926188661547" table:style-name="ce248">
            <text:p>+0,4<text:s text:c="3"/></text:p>
          </table:table-cell>
          <table:table-cell table:style-name="ce137"/>
          <table:table-cell table:style-name="ce169"/>
          <table:table-cell table:number-columns-repeated="6" table:style-name="ce137"/>
          <table:table-cell table:number-columns-repeated="16365" table:style-name="ce1"/>
        </table:table-row>
        <table:table-row table:style-name="ro35">
          <table:table-cell table:style-name="ce1"/>
          <table:table-cell office:value-type="string" table:style-name="ce253">
            <text:p>Sem classificação</text:p>
          </table:table-cell>
          <table:table-cell office:value-type="float" office:value="5930" table:style-name="ce234">
            <text:p>5 930<text:s/></text:p>
          </table:table-cell>
          <table:table-cell office:value-type="float" office:value="1.0099289813852887" table:style-name="ce332">
            <text:p>1,0<text:s text:c="4"/></text:p>
          </table:table-cell>
          <table:table-cell office:value-type="float" office:value="3171" table:style-name="ce236">
            <text:p>3 171<text:s/></text:p>
          </table:table-cell>
          <table:table-cell office:value-type="float" office:value="0.62629490570025137" table:style-name="ce332">
            <text:p>0,6<text:s text:c="4"/></text:p>
          </table:table-cell>
          <table:table-cell office:value-type="float" office:value="3015" table:style-name="ce356">
            <text:p>3 015<text:s/></text:p>
          </table:table-cell>
          <table:table-cell office:value-type="float" office:value="0.60189492092518138" table:style-name="ce332">
            <text:p>0,6<text:s text:c="4"/></text:p>
          </table:table-cell>
          <table:table-cell table:style-name="ce246"/>
          <table:table-cell office:value-type="float" office:value="-49.156829679595276" table:style-name="ce333">
            <text:p>-49,2<text:s text:c="3"/></text:p>
          </table:table-cell>
          <table:table-cell office:value-type="float" office:value="-4.9195837275307479" table:style-name="ce248">
            <text:p>-4,9<text:s text:c="3"/></text:p>
          </table:table-cell>
          <table:table-cell table:style-name="ce137"/>
          <table:table-cell table:style-name="ce243"/>
          <table:table-cell table:style-name="ce353"/>
          <table:table-cell table:number-columns-repeated="3" table:style-name="ce343"/>
          <table:table-cell table:style-name="ce362"/>
          <table:table-cell table:style-name="ce137"/>
          <table:table-cell table:number-columns-repeated="16365" table:style-name="ce1"/>
        </table:table-row>
        <table:table-row table:style-name="ro36">
          <table:table-cell table:style-name="ce1"/>
          <table:table-cell table:style-name="ce363"/>
          <table:table-cell table:style-name="ce364"/>
          <table:table-cell table:style-name="ce365"/>
          <table:table-cell table:style-name="ce366"/>
          <table:table-cell table:style-name="ce365"/>
          <table:table-cell table:style-name="ce366"/>
          <table:table-cell table:style-name="ce365"/>
          <table:table-cell table:style-name="ce367"/>
          <table:table-cell table:number-columns-repeated="2" table:style-name="ce368"/>
          <table:table-cell table:style-name="ce137"/>
          <table:table-cell table:style-name="ce342"/>
          <table:table-cell table:number-columns-repeated="4" table:style-name="ce343"/>
          <table:table-cell table:style-name="ce362"/>
          <table:table-cell table:style-name="ce137"/>
          <table:table-cell table:number-columns-repeated="16365" table:style-name="ce1"/>
        </table:table-row>
        <table:table-row table:style-name="ro4">
          <table:table-cell table:style-name="ce1"/>
          <table:table-cell table:style-name="ce369"/>
          <table:table-cell table:number-columns-repeated="5" table:style-name="ce370"/>
          <table:table-cell table:style-name="ce371"/>
          <table:table-cell table:style-name="ce372"/>
          <table:table-cell table:number-columns-repeated="2" table:style-name="ce373"/>
          <table:table-cell table:style-name="ce137"/>
          <table:table-cell table:style-name="ce342"/>
          <table:table-cell table:number-columns-repeated="6" table:style-name="ce343"/>
          <table:table-cell table:number-columns-repeated="16365" table:style-name="ce1"/>
        </table:table-row>
        <table:table-row table:style-name="ro7">
          <table:table-cell table:style-name="ce1"/>
          <table:table-cell table:style-name="ce374"/>
          <table:table-cell table:number-columns-repeated="7" table:style-name="ce375"/>
          <table:table-cell table:number-columns-repeated="2" table:style-name="ce376"/>
          <table:table-cell table:style-name="ce137"/>
          <table:table-cell table:style-name="ce377"/>
          <table:table-cell table:number-columns-repeated="4" table:style-name="ce340"/>
          <table:table-cell table:number-columns-repeated="2" table:style-name="ce137"/>
          <table:table-cell table:number-columns-repeated="16365" table:style-name="ce1"/>
        </table:table-row>
        <table:table-row table:number-rows-repeated="6" table:style-name="ro7">
          <table:table-cell table:number-columns-repeated="16384"/>
        </table:table-row>
        <table:table-row table:style-name="ro7">
          <table:table-cell table:style-name="ce1"/>
          <table:table-cell table:style-name="ce33"/>
          <table:table-cell table:number-columns-repeated="10" table:style-name="ce137"/>
          <table:table-cell table:style-name="ce169"/>
          <table:table-cell table:number-columns-repeated="6" table:style-name="ce137"/>
          <table:table-cell table:number-columns-repeated="16365" table:style-name="ce1"/>
        </table:table-row>
        <table:table-row table:number-rows-repeated="2" table:style-name="ro7">
          <table:table-cell table:style-name="ce1"/>
          <table:table-cell table:style-name="ce40"/>
          <table:table-cell table:number-columns-repeated="10" table:style-name="ce137"/>
          <table:table-cell table:style-name="ce169"/>
          <table:table-cell table:number-columns-repeated="6" table:style-name="ce137"/>
          <table:table-cell table:number-columns-repeated="16365" table:style-name="ce1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 table:style-name="ce1"/>
          <table:table-cell table:style-name="ce40"/>
          <table:table-cell table:number-columns-repeated="10" table:style-name="ce140"/>
          <table:table-cell table:style-name="ce169"/>
          <table:table-cell table:number-columns-repeated="6" table:style-name="ce137"/>
          <table:table-cell table:number-columns-repeated="16365" table:style-name="ce1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 table:style-name="ce1"/>
          <table:table-cell table:style-name="ce40"/>
          <table:table-cell table:number-columns-repeated="10" table:style-name="ce137"/>
          <table:table-cell table:style-name="ce169"/>
          <table:table-cell table:number-columns-repeated="6" table:style-name="ce137"/>
          <table:table-cell table:number-columns-repeated="16365" table:style-name="ce1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 table:style-name="ce1"/>
          <table:table-cell table:style-name="ce40"/>
          <table:table-cell table:number-columns-repeated="9" table:style-name="ce140"/>
          <table:table-cell table:style-name="ce137"/>
          <table:table-cell table:style-name="ce169"/>
          <table:table-cell table:number-columns-repeated="6" table:style-name="ce137"/>
          <table:table-cell table:number-columns-repeated="16365" table:style-name="ce1"/>
        </table:table-row>
        <table:table-row table:number-rows-repeated="1048509" table:style-name="ro7">
          <table:table-cell table:number-columns-repeated="16384"/>
        </table:table-row>
      </table:table>
      <table:table table:name="VIII-IX" table:style-name="ta10" table:print-ranges="VIII-IX.A1:VIII-IX.L50">
        <table:table-column table:style-name="co28" table:default-cell-style-name="ce137"/>
        <table:table-column table:style-name="co61" table:default-cell-style-name="ce137"/>
        <table:table-column table:style-name="co62" table:default-cell-style-name="ce137"/>
        <table:table-column table:style-name="co63" table:default-cell-style-name="ce137"/>
        <table:table-column table:style-name="co17" table:default-cell-style-name="ce137"/>
        <table:table-column table:style-name="co64" table:default-cell-style-name="ce137"/>
        <table:table-column table:style-name="co17" table:default-cell-style-name="ce137"/>
        <table:table-column table:style-name="co7" table:default-cell-style-name="ce137"/>
        <table:table-column table:style-name="co65" table:number-columns-repeated="2" table:default-cell-style-name="ce137"/>
        <table:table-column table:style-name="co66" table:number-columns-repeated="2" table:default-cell-style-name="ce137"/>
        <table:table-column table:style-name="co34" table:number-columns-repeated="2" table:default-cell-style-name="ce137"/>
        <table:table-column table:style-name="co24" table:default-cell-style-name="ce137"/>
        <table:table-column table:style-name="co34" table:number-columns-repeated="16369" table:default-cell-style-name="ce137"/>
        <table:table-row table:style-name="ro33">
          <table:table-cell/>
          <table:table-cell table:number-columns-repeated="16383" table:style-name="ce137"/>
        </table:table-row>
        <table:table-row table:style-name="ro7">
          <table:table-cell table:number-columns-repeated="16384"/>
        </table:table-row>
        <table:table-row table:number-rows-repeated="2" table:style-name="ro8">
          <table:table-cell table:style-name="ce139"/>
          <table:table-cell table:number-columns-repeated="16383" table:style-name="ce139"/>
        </table:table-row>
        <table:table-row table:style-name="ro25">
          <table:table-cell/>
          <table:table-cell table:number-columns-repeated="16383" table:style-name="ce137"/>
        </table:table-row>
        <table:table-row table:style-name="ro7">
          <table:table-cell/>
          <table:table-cell table:style-name="ce140"/>
          <table:table-cell office:value-type="string" table:number-columns-spanned="9" table:number-rows-spanned="1" table:style-name="ce173">
            <text:p>QUADRO VIII - DESEMPREGADOS INSCRITOS POR REGIÕES</text:p>
          </table:table-cell>
          <table:covered-table-cell table:number-columns-repeated="8"/>
          <table:table-cell table:style-name="ce140"/>
          <table:table-cell table:number-columns-repeated="16372"/>
        </table:table-row>
        <table:table-row table:style-name="ro7">
          <table:table-cell/>
          <table:table-cell table:style-name="ce140"/>
          <table:table-cell office:value-type="string" table:number-columns-spanned="9" table:number-rows-spanned="1" table:style-name="ce298">
            <text:p>Movimento ao longo dos meses</text:p>
          </table:table-cell>
          <table:covered-table-cell table:number-columns-repeated="8"/>
          <table:table-cell table:style-name="ce140"/>
          <table:table-cell table:number-columns-repeated="16372"/>
        </table:table-row>
        <table:table-row table:style-name="ro22">
          <table:table-cell/>
          <table:table-cell table:style-name="ce140"/>
          <table:table-cell table:style-name="ce378"/>
          <table:table-cell table:number-columns-repeated="9" table:style-name="ce140"/>
          <table:table-cell table:number-columns-repeated="16372"/>
        </table:table-row>
        <table:table-row table:style-name="ro12">
          <table:table-cell table:style-name="ce233"/>
          <table:table-cell table:style-name="ce180"/>
          <table:table-cell table:style-name="ce302"/>
          <table:table-cell office:value-type="float" office:value="2013" table:style-name="ce182">
            <text:p>2013</text:p>
          </table:table-cell>
          <table:table-cell table:style-name="ce183"/>
          <table:table-cell office:value-type="float" office:value="2014" table:number-columns-spanned="4" table:number-rows-spanned="1" table:style-name="ce222">
            <text:p>2014</text:p>
          </table:table-cell>
          <table:covered-table-cell table:number-columns-repeated="3"/>
          <table:table-cell office:value-type="string" table:number-columns-spanned="2" table:number-rows-spanned="1" table:style-name="ce223">
            <text:p>var.%</text:p>
          </table:table-cell>
          <table:covered-table-cell/>
          <table:table-cell table:style-name="ce140"/>
          <table:table-cell table:number-columns-repeated="16372" table:style-name="ce233"/>
        </table:table-row>
        <table:table-row table:style-name="ro13">
          <table:table-cell table:style-name="ce233"/>
          <table:table-cell table:style-name="ce180"/>
          <table:table-cell table:style-name="ce379"/>
          <table:table-cell office:value-type="string" table:style-name="ce185">
            <text:p>NOVEM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OUTU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NOVEMBRO</text:p>
          </table:table-cell>
          <table:table-cell office:value-type="string" table:style-name="ce187">
            <text:p>%</text:p>
          </table:table-cell>
          <table:table-cell office:value-type="string" table:style-name="ce380">
            <text:p>mês homólogo</text:p>
          </table:table-cell>
          <table:table-cell office:value-type="string" table:style-name="ce188">
            <text:p>mês <text:s text:c="2"/>anterior</text:p>
          </table:table-cell>
          <table:table-cell table:number-columns-repeated="16373" table:style-name="ce233"/>
        </table:table-row>
        <table:table-row table:style-name="ro11">
          <table:table-cell table:style-name="ce7"/>
          <table:table-cell table:number-columns-repeated="2" table:style-name="ce33"/>
          <table:table-cell table:style-name="ce262"/>
          <table:table-cell table:number-columns-repeated="8" table:style-name="ce33"/>
          <table:table-cell table:number-columns-repeated="16372" table:style-name="ce7"/>
        </table:table-row>
        <table:table-row table:style-name="ro1">
          <table:table-cell table:style-name="ce263"/>
          <table:table-cell table:style-name="ce271"/>
          <table:table-cell office:value-type="string" table:style-name="ce264">
            <text:p>PORTUGAL</text:p>
          </table:table-cell>
          <table:table-cell office:value-type="float" office:value="68405" table:style-name="ce265">
            <text:p>68 405</text:p>
          </table:table-cell>
          <table:table-cell office:value-type="float" office:value="100" table:style-name="ce266">
            <text:p>100,0<text:s text:c="4"/></text:p>
          </table:table-cell>
          <table:table-cell office:value-type="float" office:value="73375" table:style-name="ce267">
            <text:p>73 375</text:p>
          </table:table-cell>
          <table:table-cell office:value-type="float" office:value="100" table:style-name="ce266">
            <text:p>100,0<text:s text:c="4"/></text:p>
          </table:table-cell>
          <table:table-cell office:value-type="float" office:value="62788" table:style-name="ce267">
            <text:p>62 788</text:p>
          </table:table-cell>
          <table:table-cell office:value-type="float" office:value="100" table:style-name="ce266">
            <text:p>100,0<text:s text:c="4"/></text:p>
          </table:table-cell>
          <table:table-cell office:value-type="float" office:value="-8.2113880564286319" table:style-name="ce268">
            <text:p>-8,2<text:s text:c="3"/></text:p>
          </table:table-cell>
          <table:table-cell office:value-type="float" office:value="-14.428620102214651" table:style-name="ce268">
            <text:p>-14,4<text:s text:c="3"/></text:p>
          </table:table-cell>
          <table:table-cell table:style-name="ce271"/>
          <table:table-cell table:number-columns-repeated="16372" table:style-name="ce263"/>
        </table:table-row>
        <table:table-row table:style-name="ro1">
          <table:table-cell table:style-name="ce7"/>
          <table:table-cell table:style-name="ce33"/>
          <table:table-cell office:value-type="string" table:style-name="ce269">
            <text:p>CONTINENTE</text:p>
          </table:table-cell>
          <table:table-cell office:value-type="float" office:value="64900" table:style-name="ce265">
            <text:p>64 900</text:p>
          </table:table-cell>
          <table:table-cell office:value-type="float" office:value="94.876105547840069" table:style-name="ce266">
            <text:p>94,9<text:s text:c="4"/></text:p>
          </table:table-cell>
          <table:table-cell office:value-type="float" office:value="69705" table:style-name="ce267">
            <text:p>69 705</text:p>
          </table:table-cell>
          <table:table-cell office:value-type="float" office:value="94.998296422487229" table:style-name="ce266">
            <text:p>95,0<text:s text:c="4"/></text:p>
          </table:table-cell>
          <table:table-cell office:value-type="float" office:value="59753" table:style-name="ce267">
            <text:p>59 753</text:p>
          </table:table-cell>
          <table:table-cell office:value-type="float" office:value="95.16627381028222" table:style-name="ce266">
            <text:p>95,2<text:s text:c="4"/></text:p>
          </table:table-cell>
          <table:table-cell office:value-type="float" office:value="-7.9306625577812042" table:style-name="ce268">
            <text:p>-7,9<text:s text:c="3"/></text:p>
          </table:table-cell>
          <table:table-cell office:value-type="float" office:value="-14.277311527150133" table:style-name="ce268">
            <text:p>-14,3<text:s text:c="3"/></text:p>
          </table:table-cell>
          <table:table-cell table:style-name="ce33"/>
          <table:table-cell table:number-columns-repeated="16372" table:style-name="ce7"/>
        </table:table-row>
        <table:table-row table:style-name="ro1">
          <table:table-cell table:style-name="ce263"/>
          <table:table-cell table:style-name="ce271"/>
          <table:table-cell office:value-type="string" table:style-name="ce271">
            <text:p>Norte</text:p>
          </table:table-cell>
          <table:table-cell office:value-type="float" office:value="22018" table:style-name="ce272">
            <text:p>22 018</text:p>
          </table:table-cell>
          <table:table-cell office:value-type="float" office:value="32.187705577077693" table:style-name="ce273">
            <text:p>32,2<text:s text:c="4"/></text:p>
          </table:table-cell>
          <table:table-cell office:value-type="float" office:value="24362" table:style-name="ce274">
            <text:p>24 362</text:p>
          </table:table-cell>
          <table:table-cell office:value-type="float" office:value="33.202044293015334" table:style-name="ce273">
            <text:p>33,2<text:s text:c="4"/></text:p>
          </table:table-cell>
          <table:table-cell office:value-type="float" office:value="19926" table:style-name="ce274">
            <text:p>19 926</text:p>
          </table:table-cell>
          <table:table-cell office:value-type="float" office:value="31.735363445244314" table:style-name="ce273">
            <text:p>31,7<text:s text:c="4"/></text:p>
          </table:table-cell>
          <table:table-cell office:value-type="float" office:value="-9.5013171041874784" table:style-name="ce275">
            <text:p>-9,5<text:s text:c="3"/></text:p>
          </table:table-cell>
          <table:table-cell office:value-type="float" office:value="-18.20868565799195" table:style-name="ce275">
            <text:p>-18,2<text:s text:c="3"/></text:p>
          </table:table-cell>
          <table:table-cell table:style-name="ce271"/>
          <table:table-cell table:number-columns-repeated="16372" table:style-name="ce263"/>
        </table:table-row>
        <table:table-row table:style-name="ro1">
          <table:table-cell table:style-name="ce263"/>
          <table:table-cell table:style-name="ce271"/>
          <table:table-cell office:value-type="string" table:style-name="ce271">
            <text:p>Centro (a)</text:p>
          </table:table-cell>
          <table:table-cell office:value-type="float" office:value="9587" table:style-name="ce272">
            <text:p>9 587</text:p>
          </table:table-cell>
          <table:table-cell office:value-type="float" office:value="14.015057378846576" table:style-name="ce273">
            <text:p>14,0<text:s text:c="4"/></text:p>
          </table:table-cell>
          <table:table-cell office:value-type="float" office:value="10332" table:style-name="ce274">
            <text:p>10 332</text:p>
          </table:table-cell>
          <table:table-cell office:value-type="float" office:value="14.081090289608177" table:style-name="ce273">
            <text:p>14,1<text:s text:c="4"/></text:p>
          </table:table-cell>
          <table:table-cell office:value-type="float" office:value="8224" table:style-name="ce274">
            <text:p>8 224</text:p>
          </table:table-cell>
          <table:table-cell office:value-type="float" office:value="13.09804421226986" table:style-name="ce273">
            <text:p>13,1<text:s text:c="4"/></text:p>
          </table:table-cell>
          <table:table-cell office:value-type="float" office:value="-14.217169083133413" table:style-name="ce275">
            <text:p>-14,2<text:s text:c="3"/></text:p>
          </table:table-cell>
          <table:table-cell office:value-type="float" office:value="-20.402632597754547" table:style-name="ce275">
            <text:p>-20,4<text:s text:c="3"/></text:p>
          </table:table-cell>
          <table:table-cell table:style-name="ce271"/>
          <table:table-cell table:number-columns-repeated="16372" table:style-name="ce263"/>
        </table:table-row>
        <table:table-row table:style-name="ro1">
          <table:table-cell table:style-name="ce263"/>
          <table:table-cell table:style-name="ce271"/>
          <table:table-cell office:value-type="string" table:style-name="ce271">
            <text:p>Lisboa V. Tejo (a)</text:p>
          </table:table-cell>
          <table:table-cell office:value-type="float" office:value="21335" table:style-name="ce272">
            <text:p>21 335</text:p>
          </table:table-cell>
          <table:table-cell office:value-type="float" office:value="31.189240552591187" table:style-name="ce273">
            <text:p>31,2<text:s text:c="4"/></text:p>
          </table:table-cell>
          <table:table-cell office:value-type="float" office:value="25032" table:style-name="ce274">
            <text:p>25 032</text:p>
          </table:table-cell>
          <table:table-cell office:value-type="float" office:value="34.11516183986371" table:style-name="ce273">
            <text:p>34,1<text:s text:c="4"/></text:p>
          </table:table-cell>
          <table:table-cell office:value-type="float" office:value="19565" table:style-name="ce274">
            <text:p>19 565</text:p>
          </table:table-cell>
          <table:table-cell office:value-type="float" office:value="31.160412817735871" table:style-name="ce273">
            <text:p>31,2<text:s text:c="4"/></text:p>
          </table:table-cell>
          <table:table-cell office:value-type="float" office:value="-8.2962268572767783" table:style-name="ce275">
            <text:p>-8,3<text:s text:c="3"/></text:p>
          </table:table-cell>
          <table:table-cell office:value-type="float" office:value="-21.840044742729305" table:style-name="ce275">
            <text:p>-21,8<text:s text:c="3"/></text:p>
          </table:table-cell>
          <table:table-cell table:style-name="ce271"/>
          <table:table-cell table:number-columns-repeated="16372" table:style-name="ce263"/>
        </table:table-row>
        <table:table-row table:style-name="ro1">
          <table:table-cell table:style-name="ce263"/>
          <table:table-cell table:style-name="ce271"/>
          <table:table-cell office:value-type="string" table:style-name="ce271">
            <text:p>Alentejo</text:p>
          </table:table-cell>
          <table:table-cell office:value-type="float" office:value="3529" table:style-name="ce272">
            <text:p>3 529</text:p>
          </table:table-cell>
          <table:table-cell office:value-type="float" office:value="5.158979606753892" table:style-name="ce273">
            <text:p>5,2<text:s text:c="4"/></text:p>
          </table:table-cell>
          <table:table-cell office:value-type="float" office:value="4354" table:style-name="ce274">
            <text:p>4 354</text:p>
          </table:table-cell>
          <table:table-cell office:value-type="float" office:value="5.9339011925042584" table:style-name="ce273">
            <text:p>5,9<text:s text:c="4"/></text:p>
          </table:table-cell>
          <table:table-cell office:value-type="float" office:value="3283" table:style-name="ce274">
            <text:p>3 283</text:p>
          </table:table-cell>
          <table:table-cell office:value-type="float" office:value="5.228706122188953" table:style-name="ce273">
            <text:p>5,2<text:s text:c="4"/></text:p>
          </table:table-cell>
          <table:table-cell office:value-type="float" office:value="-6.9708132615471783" table:style-name="ce275">
            <text:p>-7,0<text:s text:c="3"/></text:p>
          </table:table-cell>
          <table:table-cell office:value-type="float" office:value="-24.59807073954984" table:style-name="ce275">
            <text:p>-24,6<text:s text:c="3"/></text:p>
          </table:table-cell>
          <table:table-cell table:style-name="ce271"/>
          <table:table-cell table:number-columns-repeated="16372" table:style-name="ce263"/>
        </table:table-row>
        <table:table-row table:style-name="ro1">
          <table:table-cell table:style-name="ce263"/>
          <table:table-cell table:style-name="ce271"/>
          <table:table-cell office:value-type="string" table:style-name="ce278">
            <text:p>Algarve</text:p>
          </table:table-cell>
          <table:table-cell office:value-type="float" office:value="8431" table:style-name="ce272">
            <text:p>8 431</text:p>
          </table:table-cell>
          <table:table-cell office:value-type="float" office:value="12.325122432570719" table:style-name="ce273">
            <text:p>12,3<text:s text:c="4"/></text:p>
          </table:table-cell>
          <table:table-cell office:value-type="float" office:value="5625" table:style-name="ce274">
            <text:p>5 625</text:p>
          </table:table-cell>
          <table:table-cell office:value-type="float" office:value="7.6660988074957412" table:style-name="ce273">
            <text:p>7,7<text:s text:c="4"/></text:p>
          </table:table-cell>
          <table:table-cell office:value-type="float" office:value="8755" table:style-name="ce274">
            <text:p>8 755</text:p>
          </table:table-cell>
          <table:table-cell office:value-type="float" office:value="13.943747212843219" table:style-name="ce273">
            <text:p>13,9<text:s text:c="4"/></text:p>
          </table:table-cell>
          <table:table-cell office:value-type="float" office:value="3.8429605029059388" table:style-name="ce275">
            <text:p>+3,8<text:s text:c="3"/></text:p>
          </table:table-cell>
          <table:table-cell office:value-type="float" office:value="55.644444444444446" table:style-name="ce275">
            <text:p>+55,6<text:s text:c="3"/></text:p>
          </table:table-cell>
          <table:table-cell table:style-name="ce271"/>
          <table:table-cell table:number-columns-repeated="16372" table:style-name="ce263"/>
        </table:table-row>
        <table:table-row table:style-name="ro1">
          <table:table-cell table:style-name="ce263"/>
          <table:table-cell table:style-name="ce271"/>
          <table:table-cell office:value-type="string" table:style-name="ce264">
            <text:p>REG.AUTÓN.</text:p>
          </table:table-cell>
          <table:table-cell office:value-type="float" office:value="3505" table:style-name="ce265">
            <text:p>3 505</text:p>
          </table:table-cell>
          <table:table-cell office:value-type="float" office:value="5.1238944521599299" table:style-name="ce266">
            <text:p>5,1<text:s text:c="4"/></text:p>
          </table:table-cell>
          <table:table-cell office:value-type="float" office:value="3670" table:style-name="ce267">
            <text:p>3 670</text:p>
          </table:table-cell>
          <table:table-cell office:value-type="float" office:value="5.0017035775127772" table:style-name="ce266">
            <text:p>5,0<text:s text:c="4"/></text:p>
          </table:table-cell>
          <table:table-cell office:value-type="float" office:value="3035" table:style-name="ce267">
            <text:p>3 035</text:p>
          </table:table-cell>
          <table:table-cell office:value-type="float" office:value="4.8337261897177806" table:style-name="ce266">
            <text:p>4,8<text:s text:c="4"/></text:p>
          </table:table-cell>
          <table:table-cell office:value-type="float" office:value="-13.40941512125535" table:style-name="ce268">
            <text:p>-13,4<text:s text:c="3"/></text:p>
          </table:table-cell>
          <table:table-cell office:value-type="float" office:value="-17.302452316076284" table:style-name="ce268">
            <text:p>-17,3<text:s text:c="3"/></text:p>
          </table:table-cell>
          <table:table-cell table:style-name="ce271"/>
          <table:table-cell table:number-columns-repeated="16372" table:style-name="ce263"/>
        </table:table-row>
        <table:table-row table:style-name="ro1">
          <table:table-cell table:style-name="ce263"/>
          <table:table-cell table:style-name="ce271"/>
          <table:table-cell office:value-type="string" table:style-name="ce381">
            <text:p>Açores</text:p>
          </table:table-cell>
          <table:table-cell office:value-type="float" office:value="1963" table:style-name="ce272">
            <text:p>1 963</text:p>
          </table:table-cell>
          <table:table-cell office:value-type="float" office:value="2.8696732694978437" table:style-name="ce273">
            <text:p>2,9<text:s text:c="4"/></text:p>
          </table:table-cell>
          <table:table-cell office:value-type="float" office:value="1862" table:style-name="ce274">
            <text:p>1 862</text:p>
          </table:table-cell>
          <table:table-cell office:value-type="float" office:value="2.5376490630323678" table:style-name="ce273">
            <text:p>2,5<text:s text:c="4"/></text:p>
          </table:table-cell>
          <table:table-cell office:value-type="float" office:value="1507" table:style-name="ce274">
            <text:p>1 507</text:p>
          </table:table-cell>
          <table:table-cell office:value-type="float" office:value="2.4001401541695864" table:style-name="ce273">
            <text:p>2,4<text:s text:c="4"/></text:p>
          </table:table-cell>
          <table:table-cell office:value-type="float" office:value="-23.229750382068261" table:style-name="ce275">
            <text:p>-23,2<text:s text:c="3"/></text:p>
          </table:table-cell>
          <table:table-cell office:value-type="float" office:value="-19.0655209452202" table:style-name="ce275">
            <text:p>-19,1<text:s text:c="3"/></text:p>
          </table:table-cell>
          <table:table-cell table:style-name="ce271"/>
          <table:table-cell table:number-columns-repeated="16372" table:style-name="ce263"/>
        </table:table-row>
        <table:table-row table:style-name="ro1">
          <table:table-cell table:style-name="ce263"/>
          <table:table-cell table:style-name="ce271"/>
          <table:table-cell office:value-type="string" table:style-name="ce382">
            <text:p>Madeira</text:p>
          </table:table-cell>
          <table:table-cell office:value-type="float" office:value="1542" table:style-name="ce272">
            <text:p>1 542</text:p>
          </table:table-cell>
          <table:table-cell office:value-type="float" office:value="2.2542211826620862" table:style-name="ce273">
            <text:p>2,3<text:s text:c="4"/></text:p>
          </table:table-cell>
          <table:table-cell office:value-type="float" office:value="1808" table:style-name="ce274">
            <text:p>1 808</text:p>
          </table:table-cell>
          <table:table-cell office:value-type="float" office:value="2.4640545144804089" table:style-name="ce273">
            <text:p>2,5<text:s text:c="4"/></text:p>
          </table:table-cell>
          <table:table-cell office:value-type="float" office:value="1528" table:style-name="ce274">
            <text:p>1 528</text:p>
          </table:table-cell>
          <table:table-cell office:value-type="float" office:value="2.4335860355481942" table:style-name="ce273">
            <text:p>2,4<text:s text:c="4"/></text:p>
          </table:table-cell>
          <table:table-cell office:value-type="float" office:value="-0.90791180285343387" table:style-name="ce275">
            <text:p>-0,9<text:s text:c="3"/></text:p>
          </table:table-cell>
          <table:table-cell office:value-type="float" office:value="-15.486725663716811" table:style-name="ce275">
            <text:p>-15,5<text:s text:c="3"/></text:p>
          </table:table-cell>
          <table:table-cell table:style-name="ce271"/>
          <table:table-cell table:number-columns-repeated="16372" table:style-name="ce263"/>
        </table:table-row>
        <table:table-row table:style-name="ro19">
          <table:table-cell/>
          <table:table-cell table:style-name="ce140"/>
          <table:table-cell table:number-columns-repeated="9" table:style-name="ce383"/>
          <table:table-cell table:style-name="ce140"/>
          <table:table-cell table:number-columns-repeated="16372" table:style-name="ce137"/>
        </table:table-row>
        <table:table-row table:style-name="ro7">
          <table:table-cell/>
          <table:table-cell office:value-type="string" table:number-columns-spanned="11" table:number-rows-spanned="1" table:style-name="ce419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137"/>
        </table:table-row>
        <table:table-row table:style-name="ro7">
          <table:table-cell/>
          <table:table-cell office:value-type="string" table:number-columns-spanned="11" table:number-rows-spanned="1" table:style-name="ce298">
            <text:p>Movimento ao longo do mês - NOVEMBRO<text:s/><text:span text:style-name="T1"><text:s/></text:span>2014</text:p>
          </table:table-cell>
          <table:covered-table-cell table:number-columns-repeated="10"/>
          <table:table-cell table:number-columns-repeated="16372" table:style-name="ce137"/>
        </table:table-row>
        <table:table-row table:style-name="ro7">
          <table:table-cell/>
          <table:table-cell table:style-name="ce384"/>
          <table:table-cell table:number-columns-repeated="8" table:style-name="ce385"/>
          <table:table-cell table:style-name="ce140"/>
          <table:table-cell table:style-name="ce386"/>
          <table:table-cell table:number-columns-repeated="16372" table:style-name="ce137"/>
        </table:table-row>
        <table:table-row table:style-name="ro7">
          <table:table-cell/>
          <table:table-cell table:style-name="ce387"/>
          <table:table-cell office:value-type="string" table:style-name="ce388">
            <text:p>Ex</text:p>
          </table:table-cell>
          <table:table-cell office:value-type="string" table:style-name="ce389">
            <text:p>Fim de</text:p>
          </table:table-cell>
          <table:table-cell office:value-type="string" table:style-name="ce390">
            <text:p>Despedido</text:p>
          </table:table-cell>
          <table:table-cell office:value-type="string" table:style-name="ce389">
            <text:p>Despediu-se</text:p>
          </table:table-cell>
          <table:table-cell office:value-type="string" table:style-name="ce389">
            <text:p>Despedim.</text:p>
          </table:table-cell>
          <table:table-cell office:value-type="string" table:style-name="ce389">
            <text:p>Fim trab.</text:p>
          </table:table-cell>
          <table:table-cell office:value-type="string" table:style-name="ce389">
            <text:p>Outros</text:p>
          </table:table-cell>
          <table:table-cell office:value-type="string" table:style-name="ce389">
            <text:p>Trabalhava</text:p>
          </table:table-cell>
          <table:table-cell office:value-type="string" table:style-name="ce391">
            <text:p>Outros<text:s/><text:span text:style-name="T9">2</text:span></text:p>
          </table:table-cell>
          <table:table-cell office:value-type="string" table:style-name="ce392">
            <text:p>TOTAL</text:p>
          </table:table-cell>
          <table:table-cell table:number-columns-repeated="16372" table:style-name="ce137"/>
        </table:table-row>
        <table:table-row table:style-name="ro7">
          <table:table-cell/>
          <table:table-cell table:style-name="ce393"/>
          <table:table-cell office:value-type="string" table:style-name="ce394">
            <text:p>Estudantes</text:p>
          </table:table-cell>
          <table:table-cell office:value-type="string" table:style-name="ce395">
            <text:p>Formação</text:p>
          </table:table-cell>
          <table:table-cell table:style-name="ce396"/>
          <table:table-cell table:style-name="ce397"/>
          <table:table-cell office:value-type="string" table:style-name="ce397">
            <text:p>mút. acordo</text:p>
          </table:table-cell>
          <table:table-cell office:value-type="string" table:style-name="ce397">
            <text:p>não perm.</text:p>
          </table:table-cell>
          <table:table-cell office:value-type="string" table:style-name="ce397">
            <text:p>ex-inativos<text:span text:style-name="T9">1</text:span></text:p>
          </table:table-cell>
          <table:table-cell office:value-type="string" table:style-name="ce397">
            <text:p>conta próp.</text:p>
          </table:table-cell>
          <table:table-cell table:style-name="ce398"/>
          <table:table-cell table:style-name="ce394"/>
          <table:table-cell table:number-columns-repeated="16372" table:style-name="ce137"/>
        </table:table-row>
        <table:table-row table:style-name="ro25">
          <table:table-cell/>
          <table:table-cell office:value-type="string" table:style-name="ce399">
            <text:p><text:s/>CONTINENTE</text:p>
          </table:table-cell>
          <table:table-cell office:value-type="float" office:value="5150" table:style-name="ce400">
            <text:p>5 150<text:s text:c="4"/></text:p>
          </table:table-cell>
          <table:table-cell office:value-type="float" office:value="930" table:style-name="ce400">
            <text:p><text:s/>930<text:s text:c="4"/></text:p>
          </table:table-cell>
          <table:table-cell office:value-type="float" office:value="6052" table:style-name="ce400">
            <text:p>6 052<text:s text:c="4"/></text:p>
          </table:table-cell>
          <table:table-cell office:value-type="float" office:value="2288" table:style-name="ce400">
            <text:p>2 288<text:s text:c="4"/></text:p>
          </table:table-cell>
          <table:table-cell office:value-type="float" office:value="1619" table:style-name="ce400">
            <text:p>1 619<text:s text:c="4"/></text:p>
          </table:table-cell>
          <table:table-cell office:value-type="float" office:value="26475" table:style-name="ce400">
            <text:p>26 475<text:s text:c="4"/></text:p>
          </table:table-cell>
          <table:table-cell office:value-type="float" office:value="1159" table:style-name="ce400">
            <text:p>1 159<text:s text:c="4"/></text:p>
          </table:table-cell>
          <table:table-cell office:value-type="float" office:value="843" table:style-name="ce400">
            <text:p><text:s/>843<text:s text:c="4"/></text:p>
          </table:table-cell>
          <table:table-cell office:value-type="float" office:value="15237" table:style-name="ce400">
            <text:p>15 237<text:s text:c="4"/></text:p>
          </table:table-cell>
          <table:table-cell office:value-type="float" office:value="59753" table:style-name="ce400">
            <text:p>59 753<text:s text:c="4"/></text:p>
          </table:table-cell>
          <table:table-cell table:style-name="ce137"/>
          <table:table-cell table:style-name="ce401"/>
          <table:table-cell table:style-name="ce137"/>
          <table:table-cell office:value-type="string" table:style-name="ce402">
            <text:p>GRÁFICO 1</text:p>
          </table:table-cell>
          <table:table-cell office:value-type="float" office:value="99.999999999999986" table:style-name="ce403">
            <text:p>100,0</text:p>
          </table:table-cell>
          <table:table-cell table:number-columns-repeated="16367"/>
        </table:table-row>
        <table:table-row table:style-name="ro17">
          <table:table-cell/>
          <table:table-cell office:value-type="string" table:style-name="ce404">
            <text:p>var.%mês homólogo</text:p>
          </table:table-cell>
          <table:table-cell office:value-type="float" office:value="-14.394946808510639" table:style-name="ce405">
            <text:p>-14,4<text:s text:c="5"/></text:p>
          </table:table-cell>
          <table:table-cell office:value-type="float" office:value="-24.696356275303643" table:style-name="ce405">
            <text:p>-24,7<text:s text:c="5"/></text:p>
          </table:table-cell>
          <table:table-cell office:value-type="float" office:value="-13.875053365589864" table:style-name="ce405">
            <text:p>-13,9<text:s text:c="5"/></text:p>
          </table:table-cell>
          <table:table-cell office:value-type="float" office:value="-4.4277360066833751" table:style-name="ce405">
            <text:p>-4,4<text:s text:c="5"/></text:p>
          </table:table-cell>
          <table:table-cell office:value-type="float" office:value="-14.247881355932208" table:style-name="ce405">
            <text:p>-14,2<text:s text:c="5"/></text:p>
          </table:table-cell>
          <table:table-cell office:value-type="float" office:value="-5.3043851491522958" table:style-name="ce405">
            <text:p>-5,3<text:s text:c="5"/></text:p>
          </table:table-cell>
          <table:table-cell office:value-type="float" office:value="-20.233998623537502" table:style-name="ce405">
            <text:p>-20,2<text:s text:c="5"/></text:p>
          </table:table-cell>
          <table:table-cell office:value-type="float" office:value="-25.53003533568905" table:style-name="ce405">
            <text:p>-25,5<text:s text:c="5"/></text:p>
          </table:table-cell>
          <table:table-cell office:value-type="float" office:value="-3.5449768943470303" table:style-name="ce406">
            <text:p>-3,5<text:s text:c="5"/></text:p>
          </table:table-cell>
          <table:table-cell office:value-type="float" office:value="-7.9306625577812042" table:style-name="ce406">
            <text:p>-7,9<text:s text:c="5"/></text:p>
          </table:table-cell>
          <table:table-cell table:number-columns-repeated="3" table:style-name="ce137"/>
          <table:table-cell office:value-type="string" table:style-name="ce407">
            <text:p>Ex-Estudantes</text:p>
          </table:table-cell>
          <table:table-cell office:value-type="float" office:value="8.6188141181195927" table:style-name="ce403">
            <text:p>8,6</text:p>
          </table:table-cell>
          <table:table-cell table:number-columns-repeated="16367"/>
        </table:table-row>
        <table:table-row table:style-name="ro17">
          <table:table-cell/>
          <table:table-cell office:value-type="string" table:style-name="ce404">
            <text:p>var.%mês anterior</text:p>
          </table:table-cell>
          <table:table-cell office:value-type="float" office:value="-34.067340929458453" table:style-name="ce405">
            <text:p>-34,1<text:s text:c="5"/></text:p>
          </table:table-cell>
          <table:table-cell office:value-type="float" office:value="-23.330585325638907" table:style-name="ce405">
            <text:p>-23,3<text:s text:c="5"/></text:p>
          </table:table-cell>
          <table:table-cell office:value-type="float" office:value="-13.715426290276582" table:style-name="ce405">
            <text:p>-13,7<text:s text:c="5"/></text:p>
          </table:table-cell>
          <table:table-cell office:value-type="float" office:value="-17.311167329237449" table:style-name="ce405">
            <text:p>-17,3<text:s text:c="5"/></text:p>
          </table:table-cell>
          <table:table-cell office:value-type="float" office:value="-11.239035087719301" table:style-name="ce405">
            <text:p>-11,2<text:s text:c="5"/></text:p>
          </table:table-cell>
          <table:table-cell office:value-type="float" office:value="-4.827809332087142" table:style-name="ce405">
            <text:p>-4,8<text:s text:c="5"/></text:p>
          </table:table-cell>
          <table:table-cell office:value-type="float" office:value="-20.288858321870705" table:style-name="ce405">
            <text:p>-20,3<text:s text:c="5"/></text:p>
          </table:table-cell>
          <table:table-cell office:value-type="float" office:value="-19.866920152091254" table:style-name="ce405">
            <text:p>-19,9<text:s text:c="5"/></text:p>
          </table:table-cell>
          <table:table-cell office:value-type="float" office:value="-18.744667235494887" table:style-name="ce405">
            <text:p>-18,7<text:s text:c="5"/></text:p>
          </table:table-cell>
          <table:table-cell office:value-type="float" office:value="-14.277311527150133" table:style-name="ce405">
            <text:p>-14,3<text:s text:c="5"/></text:p>
          </table:table-cell>
          <table:table-cell table:number-columns-repeated="3" table:style-name="ce137"/>
          <table:table-cell office:value-type="string" table:style-name="ce407">
            <text:p>Fim de formação</text:p>
          </table:table-cell>
          <table:table-cell office:value-type="float" office:value="1.5564072096798487" table:style-name="ce403">
            <text:p>1,6</text:p>
          </table:table-cell>
          <table:table-cell table:number-columns-repeated="16367"/>
        </table:table-row>
        <table:table-row table:style-name="ro25">
          <table:table-cell/>
          <table:table-cell office:value-type="string" table:style-name="ce250">
            <text:p><text:s/>NORTE</text:p>
          </table:table-cell>
          <table:table-cell office:value-type="float" office:value="2140" table:style-name="ce408">
            <text:p>2 140<text:s text:c="4"/></text:p>
          </table:table-cell>
          <table:table-cell office:value-type="float" office:value="367" table:style-name="ce408">
            <text:p><text:s/>367<text:s text:c="4"/></text:p>
          </table:table-cell>
          <table:table-cell office:value-type="float" office:value="2535" table:style-name="ce408">
            <text:p>2 535<text:s text:c="4"/></text:p>
          </table:table-cell>
          <table:table-cell office:value-type="float" office:value="999" table:style-name="ce408">
            <text:p><text:s/>999<text:s text:c="4"/></text:p>
          </table:table-cell>
          <table:table-cell office:value-type="float" office:value="607" table:style-name="ce408">
            <text:p><text:s/>607<text:s text:c="4"/></text:p>
          </table:table-cell>
          <table:table-cell office:value-type="float" office:value="6030" table:style-name="ce408">
            <text:p>6 030<text:s text:c="4"/></text:p>
          </table:table-cell>
          <table:table-cell office:value-type="float" office:value="465" table:style-name="ce408">
            <text:p><text:s/>465<text:s text:c="4"/></text:p>
          </table:table-cell>
          <table:table-cell office:value-type="float" office:value="312" table:style-name="ce408">
            <text:p><text:s/>312<text:s text:c="4"/></text:p>
          </table:table-cell>
          <table:table-cell office:value-type="float" office:value="6471" table:style-name="ce408">
            <text:p>6 471<text:s text:c="4"/></text:p>
          </table:table-cell>
          <table:table-cell office:value-type="float" office:value="19926" table:style-name="ce408">
            <text:p>19 926<text:s text:c="4"/></text:p>
          </table:table-cell>
          <table:table-cell table:number-columns-repeated="2" table:style-name="ce137"/>
          <table:table-cell table:style-name="ce297"/>
          <table:table-cell office:value-type="string" table:style-name="ce407">
            <text:p>Despedido</text:p>
          </table:table-cell>
          <table:table-cell office:value-type="float" office:value="10.128361755895101" table:style-name="ce403">
            <text:p>10,1</text:p>
          </table:table-cell>
          <table:table-cell table:number-columns-repeated="16367"/>
        </table:table-row>
        <table:table-row table:style-name="ro17">
          <table:table-cell/>
          <table:table-cell office:value-type="string" table:style-name="ce404">
            <text:p>var.%mês homólogo</text:p>
          </table:table-cell>
          <table:table-cell office:value-type="float" office:value="-17.787168651555902" table:style-name="ce405">
            <text:p>-17,8<text:s text:c="5"/></text:p>
          </table:table-cell>
          <table:table-cell office:value-type="float" office:value="-26.452905811623253" table:style-name="ce405">
            <text:p>-26,5<text:s text:c="5"/></text:p>
          </table:table-cell>
          <table:table-cell office:value-type="float" office:value="-16.281373844121532" table:style-name="ce405">
            <text:p>-16,3<text:s text:c="5"/></text:p>
          </table:table-cell>
          <table:table-cell office:value-type="float" office:value="8.5869565217391255" table:style-name="ce405">
            <text:p>+8,6<text:s text:c="5"/></text:p>
          </table:table-cell>
          <table:table-cell office:value-type="float" office:value="-6.4714946070878199" table:style-name="ce405">
            <text:p>-6,5<text:s text:c="5"/></text:p>
          </table:table-cell>
          <table:table-cell office:value-type="float" office:value="-10.467706013363028" table:style-name="ce405">
            <text:p>-10,5<text:s text:c="5"/></text:p>
          </table:table-cell>
          <table:table-cell office:value-type="float" office:value="-27.457098283931359" table:style-name="ce405">
            <text:p>-27,5<text:s text:c="5"/></text:p>
          </table:table-cell>
          <table:table-cell office:value-type="float" office:value="-22.772277227722768" table:style-name="ce405">
            <text:p>-22,8<text:s text:c="5"/></text:p>
          </table:table-cell>
          <table:table-cell office:value-type="float" office:value="-1.0399143599938867" table:style-name="ce406">
            <text:p>-1,0<text:s text:c="5"/></text:p>
          </table:table-cell>
          <table:table-cell office:value-type="float" office:value="-9.5013171041874784" table:style-name="ce405">
            <text:p>-9,5<text:s text:c="5"/></text:p>
          </table:table-cell>
          <table:table-cell table:number-columns-repeated="2" table:style-name="ce137"/>
          <table:table-cell table:style-name="ce297"/>
          <table:table-cell office:value-type="string" table:style-name="ce407">
            <text:p>Despediu-se</text:p>
          </table:table-cell>
          <table:table-cell office:value-type="float" office:value="3.8290964470403157" table:style-name="ce403">
            <text:p>3,8</text:p>
          </table:table-cell>
          <table:table-cell table:number-columns-repeated="16367"/>
        </table:table-row>
        <table:table-row table:style-name="ro17">
          <table:table-cell/>
          <table:table-cell office:value-type="string" table:style-name="ce404">
            <text:p>var.%mês anterior</text:p>
          </table:table-cell>
          <table:table-cell office:value-type="float" office:value="-35.05311077389986" table:style-name="ce405">
            <text:p>-35,1<text:s text:c="5"/></text:p>
          </table:table-cell>
          <table:table-cell office:value-type="float" office:value="-24.485596707818928" table:style-name="ce405">
            <text:p>-24,5<text:s text:c="5"/></text:p>
          </table:table-cell>
          <table:table-cell office:value-type="float" office:value="-9.3995711222301708" table:style-name="ce405">
            <text:p>-9,4<text:s text:c="5"/></text:p>
          </table:table-cell>
          <table:table-cell office:value-type="float" office:value="-9.181818181818187" table:style-name="ce405">
            <text:p>-9,2<text:s text:c="5"/></text:p>
          </table:table-cell>
          <table:table-cell office:value-type="float" office:value="-10.735294117647058" table:style-name="ce405">
            <text:p>-10,7<text:s text:c="5"/></text:p>
          </table:table-cell>
          <table:table-cell office:value-type="float" office:value="-13.349619198160653" table:style-name="ce405">
            <text:p>-13,3<text:s text:c="5"/></text:p>
          </table:table-cell>
          <table:table-cell office:value-type="float" office:value="-19.965576592082613" table:style-name="ce405">
            <text:p>-20,0<text:s text:c="5"/></text:p>
          </table:table-cell>
          <table:table-cell office:value-type="float" office:value="-23.341523341523342" table:style-name="ce405">
            <text:p>-23,3<text:s text:c="5"/></text:p>
          </table:table-cell>
          <table:table-cell office:value-type="float" office:value="-19.674776564051641" table:style-name="ce405">
            <text:p>-19,7<text:s text:c="5"/></text:p>
          </table:table-cell>
          <table:table-cell office:value-type="float" office:value="-18.20868565799195" table:style-name="ce405">
            <text:p>-18,2<text:s text:c="5"/></text:p>
          </table:table-cell>
          <table:table-cell table:number-columns-repeated="3" table:style-name="ce137"/>
          <table:table-cell office:value-type="string" table:style-name="ce407">
            <text:p>Despedimento mútuo acordo</text:p>
          </table:table-cell>
          <table:table-cell office:value-type="float" office:value="2.7094873897544893" table:style-name="ce403">
            <text:p>2,7</text:p>
          </table:table-cell>
          <table:table-cell table:number-columns-repeated="16367"/>
        </table:table-row>
        <table:table-row table:style-name="ro25">
          <table:table-cell/>
          <table:table-cell office:value-type="string" table:style-name="ce409">
            <text:p><text:s/>CENTRO<text:s/><text:span text:style-name="T8">(a)</text:span></text:p>
          </table:table-cell>
          <table:table-cell office:value-type="float" office:value="875" table:style-name="ce408">
            <text:p><text:s/>875<text:s text:c="4"/></text:p>
          </table:table-cell>
          <table:table-cell office:value-type="float" office:value="168" table:style-name="ce408">
            <text:p><text:s/>168<text:s text:c="4"/></text:p>
          </table:table-cell>
          <table:table-cell office:value-type="float" office:value="724" table:style-name="ce408">
            <text:p><text:s/>724<text:s text:c="4"/></text:p>
          </table:table-cell>
          <table:table-cell office:value-type="float" office:value="479" table:style-name="ce408">
            <text:p><text:s/>479<text:s text:c="4"/></text:p>
          </table:table-cell>
          <table:table-cell office:value-type="float" office:value="236" table:style-name="ce408">
            <text:p><text:s/>236<text:s text:c="4"/></text:p>
          </table:table-cell>
          <table:table-cell office:value-type="float" office:value="2947" table:style-name="ce408">
            <text:p>2 947<text:s text:c="4"/></text:p>
          </table:table-cell>
          <table:table-cell office:value-type="float" office:value="186" table:style-name="ce408">
            <text:p><text:s/>186<text:s text:c="4"/></text:p>
          </table:table-cell>
          <table:table-cell office:value-type="float" office:value="127" table:style-name="ce408">
            <text:p><text:s/>127<text:s text:c="4"/></text:p>
          </table:table-cell>
          <table:table-cell office:value-type="float" office:value="2482" table:style-name="ce408">
            <text:p>2 482<text:s text:c="4"/></text:p>
          </table:table-cell>
          <table:table-cell office:value-type="float" office:value="8224" table:style-name="ce408">
            <text:p>8 224<text:s text:c="4"/></text:p>
          </table:table-cell>
          <table:table-cell table:number-columns-repeated="3" table:style-name="ce137"/>
          <table:table-cell office:value-type="string" table:style-name="ce407">
            <text:p>Fim trabalho não permanente</text:p>
          </table:table-cell>
          <table:table-cell office:value-type="float" office:value="44.307398791692464" table:style-name="ce403">
            <text:p>44,3</text:p>
          </table:table-cell>
          <table:table-cell table:number-columns-repeated="16367"/>
        </table:table-row>
        <table:table-row table:style-name="ro17">
          <table:table-cell/>
          <table:table-cell office:value-type="string" table:style-name="ce404">
            <text:p>var.%mês homólogo</text:p>
          </table:table-cell>
          <table:table-cell office:value-type="float" office:value="-14.88326848249028" table:style-name="ce405">
            <text:p>-14,9<text:s text:c="5"/></text:p>
          </table:table-cell>
          <table:table-cell office:value-type="float" office:value="-33.596837944664031" table:style-name="ce405">
            <text:p>-33,6<text:s text:c="5"/></text:p>
          </table:table-cell>
          <table:table-cell office:value-type="float" office:value="-17.257142857142867" table:style-name="ce405">
            <text:p>-17,3<text:s text:c="5"/></text:p>
          </table:table-cell>
          <table:table-cell office:value-type="float" office:value="-5.3359683794466406" table:style-name="ce405">
            <text:p>-5,3<text:s text:c="5"/></text:p>
          </table:table-cell>
          <table:table-cell office:value-type="float" office:value="-13.868613138686143" table:style-name="ce405">
            <text:p>-13,9<text:s text:c="5"/></text:p>
          </table:table-cell>
          <table:table-cell office:value-type="float" office:value="-14.530162412993036" table:style-name="ce405">
            <text:p>-14,5<text:s text:c="5"/></text:p>
          </table:table-cell>
          <table:table-cell office:value-type="float" office:value="-22.5" table:style-name="ce405">
            <text:p>-22,5<text:s text:c="5"/></text:p>
          </table:table-cell>
          <table:table-cell office:value-type="float" office:value="-18.064516129032256" table:style-name="ce405">
            <text:p>-18,1<text:s text:c="5"/></text:p>
          </table:table-cell>
          <table:table-cell office:value-type="float" office:value="-11.609686609686605" table:style-name="ce406">
            <text:p>-11,6<text:s text:c="5"/></text:p>
          </table:table-cell>
          <table:table-cell office:value-type="float" office:value="-14.217169083133413" table:style-name="ce405">
            <text:p>-14,2<text:s text:c="5"/></text:p>
          </table:table-cell>
          <table:table-cell table:number-columns-repeated="3" table:style-name="ce137"/>
          <table:table-cell office:value-type="string" table:style-name="ce407">
            <text:p>Outros ex-inactivos</text:p>
          </table:table-cell>
          <table:table-cell office:value-type="float" office:value="1.9396515656117683" table:style-name="ce403">
            <text:p>1,9</text:p>
          </table:table-cell>
          <table:table-cell table:number-columns-repeated="16367"/>
        </table:table-row>
        <table:table-row table:style-name="ro17">
          <table:table-cell/>
          <table:table-cell office:value-type="string" table:style-name="ce404">
            <text:p>var.%mês anterior</text:p>
          </table:table-cell>
          <table:table-cell office:value-type="float" office:value="-35.233160621761655" table:style-name="ce405">
            <text:p>-35,2<text:s text:c="5"/></text:p>
          </table:table-cell>
          <table:table-cell office:value-type="float" office:value="-28.813559322033896" table:style-name="ce405">
            <text:p>-28,8<text:s text:c="5"/></text:p>
          </table:table-cell>
          <table:table-cell office:value-type="float" office:value="-24.029380902413436" table:style-name="ce405">
            <text:p>-24,0<text:s text:c="5"/></text:p>
          </table:table-cell>
          <table:table-cell office:value-type="float" office:value="-10.634328358208961" table:style-name="ce405">
            <text:p>-10,6<text:s text:c="5"/></text:p>
          </table:table-cell>
          <table:table-cell office:value-type="float" office:value="-3.6734693877551052" table:style-name="ce405">
            <text:p>-3,7<text:s text:c="5"/></text:p>
          </table:table-cell>
          <table:table-cell office:value-type="float" office:value="-18.815426997245183" table:style-name="ce405">
            <text:p>-18,8<text:s text:c="5"/></text:p>
          </table:table-cell>
          <table:table-cell office:value-type="float" office:value="-15.06849315068493" table:style-name="ce405">
            <text:p>-15,1<text:s text:c="5"/></text:p>
          </table:table-cell>
          <table:table-cell office:value-type="float" office:value="-16.993464052287578" table:style-name="ce405">
            <text:p>-17,0<text:s text:c="5"/></text:p>
          </table:table-cell>
          <table:table-cell office:value-type="float" office:value="-17.514124293785315" table:style-name="ce405">
            <text:p>-17,5<text:s text:c="5"/></text:p>
          </table:table-cell>
          <table:table-cell office:value-type="float" office:value="-20.402632597754547" table:style-name="ce405">
            <text:p>-20,4<text:s text:c="5"/></text:p>
          </table:table-cell>
          <table:table-cell table:number-columns-repeated="3" table:style-name="ce137"/>
          <table:table-cell office:value-type="string" table:style-name="ce407">
            <text:p>Trabalhava conta própria</text:p>
          </table:table-cell>
          <table:table-cell office:value-type="float" office:value="1.4108078255485081" table:style-name="ce403">
            <text:p>1,4</text:p>
          </table:table-cell>
          <table:table-cell table:number-columns-repeated="16367"/>
        </table:table-row>
        <table:table-row table:style-name="ro25">
          <table:table-cell/>
          <table:table-cell office:value-type="string" table:style-name="ce409">
            <text:p><text:s/>LISBOA V. TEJO<text:s/><text:span text:style-name="T8">(a)</text:span></text:p>
          </table:table-cell>
          <table:table-cell office:value-type="float" office:value="1763" table:style-name="ce408">
            <text:p>1 763<text:s text:c="4"/></text:p>
          </table:table-cell>
          <table:table-cell office:value-type="float" office:value="290" table:style-name="ce408">
            <text:p><text:s/>290<text:s text:c="4"/></text:p>
          </table:table-cell>
          <table:table-cell office:value-type="float" office:value="1930" table:style-name="ce408">
            <text:p>1 930<text:s text:c="4"/></text:p>
          </table:table-cell>
          <table:table-cell office:value-type="float" office:value="668" table:style-name="ce408">
            <text:p><text:s/>668<text:s text:c="4"/></text:p>
          </table:table-cell>
          <table:table-cell office:value-type="float" office:value="697" table:style-name="ce408">
            <text:p><text:s/>697<text:s text:c="4"/></text:p>
          </table:table-cell>
          <table:table-cell office:value-type="float" office:value="8606" table:style-name="ce408">
            <text:p>8 606<text:s text:c="4"/></text:p>
          </table:table-cell>
          <table:table-cell office:value-type="float" office:value="394" table:style-name="ce408">
            <text:p><text:s/>394<text:s text:c="4"/></text:p>
          </table:table-cell>
          <table:table-cell office:value-type="float" office:value="274" table:style-name="ce408">
            <text:p><text:s/>274<text:s text:c="4"/></text:p>
          </table:table-cell>
          <table:table-cell office:value-type="float" office:value="4943" table:style-name="ce408">
            <text:p>4 943<text:s text:c="4"/></text:p>
          </table:table-cell>
          <table:table-cell office:value-type="float" office:value="19565" table:style-name="ce408">
            <text:p>19 565<text:s text:c="4"/></text:p>
          </table:table-cell>
          <table:table-cell table:number-columns-repeated="3" table:style-name="ce137"/>
          <table:table-cell office:value-type="string" table:style-name="ce407">
            <text:p>Outros</text:p>
          </table:table-cell>
          <table:table-cell office:value-type="float" office:value="25.499974896657907" table:style-name="ce403">
            <text:p>25,5</text:p>
          </table:table-cell>
          <table:table-cell table:number-columns-repeated="16367"/>
        </table:table-row>
        <table:table-row table:style-name="ro17">
          <table:table-cell/>
          <table:table-cell office:value-type="string" table:style-name="ce404">
            <text:p>var.%mês homólogo</text:p>
          </table:table-cell>
          <table:table-cell office:value-type="float" office:value="-7.6479832372970122" table:style-name="ce405">
            <text:p>-7,6<text:s text:c="5"/></text:p>
          </table:table-cell>
          <table:table-cell office:value-type="float" office:value="-17.61363636363636" table:style-name="ce405">
            <text:p>-17,6<text:s text:c="5"/></text:p>
          </table:table-cell>
          <table:table-cell office:value-type="float" office:value="-14.601769911504419" table:style-name="ce405">
            <text:p>-14,6<text:s text:c="5"/></text:p>
          </table:table-cell>
          <table:table-cell office:value-type="float" office:value="-19.711538461538453" table:style-name="ce405">
            <text:p>-19,7<text:s text:c="5"/></text:p>
          </table:table-cell>
          <table:table-cell office:value-type="float" office:value="-19.047619047619051" table:style-name="ce405">
            <text:p>-19,0<text:s text:c="5"/></text:p>
          </table:table-cell>
          <table:table-cell office:value-type="float" office:value="-7.4524142380901282" table:style-name="ce405">
            <text:p>-7,5<text:s text:c="5"/></text:p>
          </table:table-cell>
          <table:table-cell office:value-type="float" office:value="-1.990049751243788" table:style-name="ce405">
            <text:p>-2,0<text:s text:c="5"/></text:p>
          </table:table-cell>
          <table:table-cell office:value-type="float" office:value="-30.982367758186399" table:style-name="ce405">
            <text:p>-31,0<text:s text:c="5"/></text:p>
          </table:table-cell>
          <table:table-cell office:value-type="float" office:value="-1.5926737009755101" table:style-name="ce406">
            <text:p>-1,6<text:s text:c="5"/></text:p>
          </table:table-cell>
          <table:table-cell office:value-type="float" office:value="-8.2962268572767783" table:style-name="ce405">
            <text:p>-8,3<text:s text:c="5"/></text:p>
          </table:table-cell>
          <table:table-cell table:number-columns-repeated="16372" table:style-name="ce137"/>
        </table:table-row>
        <table:table-row table:style-name="ro17">
          <table:table-cell/>
          <table:table-cell office:value-type="string" table:style-name="ce404">
            <text:p>var.%mês anterior</text:p>
          </table:table-cell>
          <table:table-cell office:value-type="float" office:value="-30.039682539682545" table:style-name="ce405">
            <text:p>-30,0<text:s text:c="5"/></text:p>
          </table:table-cell>
          <table:table-cell office:value-type="float" office:value="-18.309859154929569" table:style-name="ce405">
            <text:p>-18,3<text:s text:c="5"/></text:p>
          </table:table-cell>
          <table:table-cell office:value-type="float" office:value="-19.750519750519743" table:style-name="ce405">
            <text:p>-19,8<text:s text:c="5"/></text:p>
          </table:table-cell>
          <table:table-cell office:value-type="float" office:value="-30.416666666666671" table:style-name="ce405">
            <text:p>-30,4<text:s text:c="5"/></text:p>
          </table:table-cell>
          <table:table-cell office:value-type="float" office:value="-13.630731102850064" table:style-name="ce405">
            <text:p>-13,6<text:s text:c="5"/></text:p>
          </table:table-cell>
          <table:table-cell office:value-type="float" office:value="-21.86308334846558" table:style-name="ce405">
            <text:p>-21,9<text:s text:c="5"/></text:p>
          </table:table-cell>
          <table:table-cell office:value-type="float" office:value="-19.591836734693885" table:style-name="ce405">
            <text:p>-19,6<text:s text:c="5"/></text:p>
          </table:table-cell>
          <table:table-cell office:value-type="float" office:value="-21.489971346704877" table:style-name="ce405">
            <text:p>-21,5<text:s text:c="5"/></text:p>
          </table:table-cell>
          <table:table-cell office:value-type="float" office:value="-19.390084801043699" table:style-name="ce405">
            <text:p>-19,4<text:s text:c="5"/></text:p>
          </table:table-cell>
          <table:table-cell office:value-type="float" office:value="-21.840044742729305" table:style-name="ce405">
            <text:p>-21,8<text:s text:c="5"/></text:p>
          </table:table-cell>
          <table:table-cell table:number-columns-repeated="16372" table:style-name="ce137"/>
        </table:table-row>
        <table:table-row table:style-name="ro25">
          <table:table-cell/>
          <table:table-cell office:value-type="string" table:style-name="ce250">
            <text:p><text:s/>ALENTEJO</text:p>
          </table:table-cell>
          <table:table-cell office:value-type="float" office:value="228" table:style-name="ce408">
            <text:p><text:s/>228<text:s text:c="4"/></text:p>
          </table:table-cell>
          <table:table-cell office:value-type="float" office:value="62" table:style-name="ce408">
            <text:p><text:s/>62<text:s text:c="4"/></text:p>
          </table:table-cell>
          <table:table-cell office:value-type="float" office:value="283" table:style-name="ce408">
            <text:p><text:s/>283<text:s text:c="4"/></text:p>
          </table:table-cell>
          <table:table-cell office:value-type="float" office:value="56" table:style-name="ce408">
            <text:p><text:s/>56<text:s text:c="4"/></text:p>
          </table:table-cell>
          <table:table-cell office:value-type="float" office:value="42" table:style-name="ce408">
            <text:p><text:s/>42<text:s text:c="4"/></text:p>
          </table:table-cell>
          <table:table-cell office:value-type="float" office:value="1787" table:style-name="ce408">
            <text:p>1 787<text:s text:c="4"/></text:p>
          </table:table-cell>
          <table:table-cell office:value-type="float" office:value="71" table:style-name="ce408">
            <text:p><text:s/>71<text:s text:c="4"/></text:p>
          </table:table-cell>
          <table:table-cell office:value-type="float" office:value="63" table:style-name="ce408">
            <text:p><text:s/>63<text:s text:c="4"/></text:p>
          </table:table-cell>
          <table:table-cell office:value-type="float" office:value="691" table:style-name="ce408">
            <text:p><text:s/>691<text:s text:c="4"/></text:p>
          </table:table-cell>
          <table:table-cell office:value-type="float" office:value="3283" table:style-name="ce408">
            <text:p>3 283<text:s text:c="4"/></text:p>
          </table:table-cell>
          <table:table-cell table:number-columns-repeated="16372" table:style-name="ce137"/>
        </table:table-row>
        <table:table-row table:style-name="ro17">
          <table:table-cell/>
          <table:table-cell office:value-type="string" table:style-name="ce404">
            <text:p>var.%mês homólogo</text:p>
          </table:table-cell>
          <table:table-cell office:value-type="float" office:value="-10.9375" table:style-name="ce405">
            <text:p>-10,9<text:s text:c="5"/></text:p>
          </table:table-cell>
          <table:table-cell office:value-type="float" office:value="-31.111111111111114" table:style-name="ce405">
            <text:p>-31,1<text:s text:c="5"/></text:p>
          </table:table-cell>
          <table:table-cell office:value-type="float" office:value="-14.242424242424249" table:style-name="ce405">
            <text:p>-14,2<text:s text:c="5"/></text:p>
          </table:table-cell>
          <table:table-cell office:value-type="float" office:value="-25.333333333333329" table:style-name="ce405">
            <text:p>-25,3<text:s text:c="5"/></text:p>
          </table:table-cell>
          <table:table-cell office:value-type="float" office:value="10.526315789473699" table:style-name="ce405">
            <text:p>+10,5<text:s text:c="5"/></text:p>
          </table:table-cell>
          <table:table-cell office:value-type="float" office:value="-1.1615044247787552" table:style-name="ce405">
            <text:p>-1,2<text:s text:c="5"/></text:p>
          </table:table-cell>
          <table:table-cell office:value-type="float" office:value="-31.730769230769226" table:style-name="ce405">
            <text:p>-31,7<text:s text:c="5"/></text:p>
          </table:table-cell>
          <table:table-cell office:value-type="float" office:value="-29.213483146067418" table:style-name="ce405">
            <text:p>-29,2<text:s text:c="5"/></text:p>
          </table:table-cell>
          <table:table-cell office:value-type="float" office:value="-6.4952638700947318" table:style-name="ce406">
            <text:p>-6,5<text:s text:c="5"/></text:p>
          </table:table-cell>
          <table:table-cell office:value-type="float" office:value="-6.9708132615471783" table:style-name="ce405">
            <text:p>-7,0<text:s text:c="5"/></text:p>
          </table:table-cell>
          <table:table-cell table:number-columns-repeated="16372" table:style-name="ce137"/>
        </table:table-row>
        <table:table-row table:style-name="ro17">
          <table:table-cell/>
          <table:table-cell office:value-type="string" table:style-name="ce404">
            <text:p>var.%mês anterior</text:p>
          </table:table-cell>
          <table:table-cell office:value-type="float" office:value="-45.192307692307686" table:style-name="ce405">
            <text:p>-45,2<text:s text:c="5"/></text:p>
          </table:table-cell>
          <table:table-cell office:value-type="float" office:value="-21.51898734177216" table:style-name="ce405">
            <text:p>-21,5<text:s text:c="5"/></text:p>
          </table:table-cell>
          <table:table-cell office:value-type="float" office:value="-28.894472361809036" table:style-name="ce405">
            <text:p>-28,9<text:s text:c="5"/></text:p>
          </table:table-cell>
          <table:table-cell office:value-type="float" office:value="-27.272727272727266" table:style-name="ce405">
            <text:p>-27,3<text:s text:c="5"/></text:p>
          </table:table-cell>
          <table:table-cell office:value-type="float" office:value="23.529411764705884" table:style-name="ce405">
            <text:p>+23,5<text:s text:c="5"/></text:p>
          </table:table-cell>
          <table:table-cell office:value-type="float" office:value="-24.726200505475987" table:style-name="ce405">
            <text:p>-24,7<text:s text:c="5"/></text:p>
          </table:table-cell>
          <table:table-cell office:value-type="float" office:value="-36.607142857142861" table:style-name="ce405">
            <text:p>-36,6<text:s text:c="5"/></text:p>
          </table:table-cell>
          <table:table-cell office:value-type="float" office:value="-14.86486486486487" table:style-name="ce405">
            <text:p>-14,9<text:s text:c="5"/></text:p>
          </table:table-cell>
          <table:table-cell office:value-type="float" office:value="-12.531645569620252" table:style-name="ce405">
            <text:p>-12,5<text:s text:c="5"/></text:p>
          </table:table-cell>
          <table:table-cell office:value-type="float" office:value="-24.59807073954984" table:style-name="ce405">
            <text:p>-24,6<text:s text:c="5"/></text:p>
          </table:table-cell>
          <table:table-cell table:number-columns-repeated="16372" table:style-name="ce137"/>
        </table:table-row>
        <table:table-row table:style-name="ro25">
          <table:table-cell/>
          <table:table-cell office:value-type="string" table:style-name="ce250">
            <text:p><text:s/>ALGARVE</text:p>
          </table:table-cell>
          <table:table-cell office:value-type="float" office:value="144" table:style-name="ce408">
            <text:p><text:s/>144<text:s text:c="4"/></text:p>
          </table:table-cell>
          <table:table-cell office:value-type="float" office:value="43" table:style-name="ce408">
            <text:p><text:s/>43<text:s text:c="4"/></text:p>
          </table:table-cell>
          <table:table-cell office:value-type="float" office:value="580" table:style-name="ce408">
            <text:p><text:s/>580<text:s text:c="4"/></text:p>
          </table:table-cell>
          <table:table-cell office:value-type="float" office:value="86" table:style-name="ce408">
            <text:p><text:s/>86<text:s text:c="4"/></text:p>
          </table:table-cell>
          <table:table-cell office:value-type="float" office:value="37" table:style-name="ce408">
            <text:p><text:s/>37<text:s text:c="4"/></text:p>
          </table:table-cell>
          <table:table-cell office:value-type="float" office:value="7105" table:style-name="ce408">
            <text:p>7 105<text:s text:c="4"/></text:p>
          </table:table-cell>
          <table:table-cell office:value-type="float" office:value="43" table:style-name="ce408">
            <text:p><text:s/>43<text:s text:c="4"/></text:p>
          </table:table-cell>
          <table:table-cell office:value-type="float" office:value="67" table:style-name="ce408">
            <text:p><text:s/>67<text:s text:c="4"/></text:p>
          </table:table-cell>
          <table:table-cell office:value-type="float" office:value="650" table:style-name="ce408">
            <text:p><text:s/>650<text:s text:c="4"/></text:p>
          </table:table-cell>
          <table:table-cell office:value-type="float" office:value="8755" table:style-name="ce408">
            <text:p>8 755<text:s text:c="4"/></text:p>
          </table:table-cell>
          <table:table-cell table:number-columns-repeated="16372" table:style-name="ce137"/>
        </table:table-row>
        <table:table-row table:style-name="ro17">
          <table:table-cell/>
          <table:table-cell office:value-type="string" table:style-name="ce404">
            <text:p>var.%mês homólogo</text:p>
          </table:table-cell>
          <table:table-cell office:value-type="float" office:value="-34.545454545454547" table:style-name="ce405">
            <text:p>-34,5<text:s text:c="5"/></text:p>
          </table:table-cell>
          <table:table-cell office:value-type="float" office:value="4.8780487804878021" table:style-name="ce405">
            <text:p>+4,9<text:s text:c="5"/></text:p>
          </table:table-cell>
          <table:table-cell office:value-type="float" office:value="8.6142322097378212" table:style-name="ce405">
            <text:p>+8,6<text:s text:c="5"/></text:p>
          </table:table-cell>
          <table:table-cell office:value-type="float" office:value="40.983606557377044" table:style-name="ce405">
            <text:p>+41,0<text:s text:c="5"/></text:p>
          </table:table-cell>
          <table:table-cell office:value-type="float" office:value="-43.939393939393945" table:style-name="ce405">
            <text:p>-43,9<text:s text:c="5"/></text:p>
          </table:table-cell>
          <table:table-cell office:value-type="float" office:value="6.5536892621475715" table:style-name="ce405">
            <text:p>+6,6<text:s text:c="5"/></text:p>
          </table:table-cell>
          <table:table-cell office:value-type="float" office:value="-34.848484848484844" table:style-name="ce405">
            <text:p>-34,8<text:s text:c="5"/></text:p>
          </table:table-cell>
          <table:table-cell office:value-type="float" office:value="-22.988505747126439" table:style-name="ce405">
            <text:p>-23,0<text:s text:c="5"/></text:p>
          </table:table-cell>
          <table:table-cell office:value-type="float" office:value="-5.5232558139534831" table:style-name="ce406">
            <text:p>-5,5<text:s text:c="5"/></text:p>
          </table:table-cell>
          <table:table-cell office:value-type="float" office:value="3.8429605029059388" table:style-name="ce405">
            <text:p>+3,8<text:s text:c="5"/></text:p>
          </table:table-cell>
          <table:table-cell table:number-columns-repeated="16372" table:style-name="ce137"/>
        </table:table-row>
        <table:table-row table:style-name="ro17">
          <table:table-cell/>
          <table:table-cell office:value-type="string" table:style-name="ce404">
            <text:p>var.%mês anterior</text:p>
          </table:table-cell>
          <table:table-cell office:value-type="float" office:value="-37.117903930131" table:style-name="ce405">
            <text:p>-37,1<text:s text:c="5"/></text:p>
          </table:table-cell>
          <table:table-cell office:value-type="float" office:value="-24.561403508771932" table:style-name="ce405">
            <text:p>-24,6<text:s text:c="5"/></text:p>
          </table:table-cell>
          <table:table-cell office:value-type="float" office:value="26.08695652173914" table:style-name="ce405">
            <text:p>+26,1<text:s text:c="5"/></text:p>
          </table:table-cell>
          <table:table-cell office:value-type="float" office:value="-8.5106382978723474" table:style-name="ce405">
            <text:p>-8,5<text:s text:c="5"/></text:p>
          </table:table-cell>
          <table:table-cell office:value-type="float" office:value="-36.206896551724135" table:style-name="ce405">
            <text:p>-36,2<text:s text:c="5"/></text:p>
          </table:table-cell>
          <table:table-cell office:value-type="float" office:value="84.977870346263984" table:style-name="ce405">
            <text:p>+85,0<text:s text:c="5"/></text:p>
          </table:table-cell>
          <table:table-cell office:value-type="float" office:value="-17.307692307692307" table:style-name="ce405">
            <text:p>-17,3<text:s text:c="5"/></text:p>
          </table:table-cell>
          <table:table-cell office:value-type="float" office:value="-2.8985507246376869" table:style-name="ce405">
            <text:p>-2,9<text:s text:c="5"/></text:p>
          </table:table-cell>
          <table:table-cell office:value-type="float" office:value="-15.032679738562095" table:style-name="ce405">
            <text:p>-15,0<text:s text:c="5"/></text:p>
          </table:table-cell>
          <table:table-cell office:value-type="float" office:value="55.644444444444446" table:style-name="ce405">
            <text:p>+55,6<text:s text:c="5"/></text:p>
          </table:table-cell>
          <table:table-cell table:style-name="ce137"/>
          <table:table-cell table:style-name="ce401"/>
          <table:table-cell table:number-columns-repeated="16370" table:style-name="ce137"/>
        </table:table-row>
        <table:table-row table:style-name="ro11">
          <table:table-cell/>
          <table:table-cell table:style-name="ce410"/>
          <table:table-cell table:number-columns-repeated="8" table:style-name="ce411"/>
          <table:table-cell table:style-name="ce412"/>
          <table:table-cell table:style-name="ce411"/>
          <table:table-cell table:number-columns-repeated="16372" table:style-name="ce137"/>
        </table:table-row>
        <table:table-row table:style-name="ro16">
          <table:table-cell/>
          <table:table-cell office:value-type="string" table:style-name="ce33">
            <text:p><text:span text:style-name="T10">1</text:span>Outros ex-inativos - Inclui situações como o fim de indisponibilidade prolongada para o emprego, ex-domésticas e reformados.</text:p>
          </table:table-cell>
          <table:table-cell table:number-columns-repeated="8" table:style-name="ce385"/>
          <table:table-cell table:style-name="ce413"/>
          <table:table-cell table:style-name="ce414"/>
          <table:table-cell table:number-columns-repeated="16372" table:style-name="ce137"/>
        </table:table-row>
        <table:table-row table:style-name="ro8">
          <table:table-cell/>
          <table:table-cell office:value-type="string" table:style-name="ce33">
            <text:p><text:span text:style-name="T10">2</text:span><text:span text:style-name="T9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415"/>
          <table:table-cell table:number-columns-repeated="16372" table:style-name="ce137"/>
        </table:table-row>
        <table:table-row table:style-name="ro4">
          <table:table-cell/>
          <table:table-cell table:style-name="ce169"/>
          <table:table-cell table:number-columns-repeated="8" table:style-name="ce416"/>
          <table:table-cell table:style-name="ce417"/>
          <table:table-cell table:style-name="ce418"/>
          <table:table-cell table:style-name="ce137"/>
          <table:table-cell table:style-name="ce145"/>
          <table:table-cell table:number-columns-repeated="16370"/>
        </table:table-row>
        <table:table-row table:style-name="ro4">
          <table:table-cell/>
          <table:table-cell table:style-name="ce137"/>
          <table:table-cell table:number-columns-repeated="10" table:style-name="ce416"/>
          <table:table-cell table:style-name="ce137"/>
          <table:table-cell table:style-name="ce145"/>
          <table:table-cell table:number-columns-repeated="16370"/>
        </table:table-row>
        <table:table-row table:number-rows-repeated="1048526" table:style-name="ro7">
          <table:table-cell table:number-columns-repeated="16384"/>
        </table:table-row>
      </table:table>
      <table:table table:name="X-XI" table:style-name="ta8" table:print-ranges="X-XI.B1:X-XI.K64">
        <table:table-column table:style-name="co28" table:default-cell-style-name="ce137"/>
        <table:table-column table:style-name="co67" table:default-cell-style-name="ce137"/>
        <table:table-column table:style-name="co63" table:default-cell-style-name="ce137"/>
        <table:table-column table:style-name="co33" table:default-cell-style-name="ce137"/>
        <table:table-column table:style-name="co34" table:default-cell-style-name="ce137"/>
        <table:table-column table:style-name="co32" table:default-cell-style-name="ce137"/>
        <table:table-column table:style-name="co36" table:default-cell-style-name="ce137"/>
        <table:table-column table:style-name="co33" table:default-cell-style-name="ce137"/>
        <table:table-column table:style-name="co38" table:default-cell-style-name="ce137"/>
        <table:table-column table:style-name="co66" table:default-cell-style-name="ce137"/>
        <table:table-column table:style-name="co15" table:default-cell-style-name="ce137"/>
        <table:table-column table:style-name="co34" table:number-columns-repeated="16373" table:default-cell-style-name="ce137"/>
        <table:table-row table:style-name="ro7">
          <table:table-cell/>
          <table:table-cell table:style-name="ce137">
            <draw:frame draw:z-index="1" draw:id="id118" draw:style-name="a257" draw:name="Text Box 158" svg:x="0.75in" svg:y="0.125in" svg:width="1.44792in" svg:height="0.25in">
              <draw:text-box>
                <text:p text:style-name="a248" text:class-names="" text:cond-style-name=""><text:span text:style-name="a247" text:class-names="">JANEIRO 2011, Nº1</text:span></text:p>
                <text:p text:style-name="a250" text:class-names="" text:cond-style-name=""><text:span text:style-name="a249" text:class-names=""/></text:p>
                <text:p text:style-name="a252" text:class-names="" text:cond-style-name=""><text:span text:style-name="a251" text:class-names="">RO 2008, Nº 1</text:span></text:p>
                <text:p text:style-name="a254" text:class-names="" text:cond-style-name=""><text:span text:style-name="a253" text:class-names=""/></text:p>
                <text:p text:style-name="a256" text:class-names="" text:cond-style-name=""><text:span text:style-name="a255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style-name="ro7">
          <table:table-cell table:number-columns-repeated="16384"/>
        </table:table-row>
        <table:table-row table:number-rows-repeated="2" table:style-name="ro8">
          <table:table-cell table:style-name="ce139"/>
          <table:table-cell table:number-columns-repeated="16383" table:style-name="ce139"/>
        </table:table-row>
        <table:table-row table:style-name="ro19">
          <table:table-cell/>
          <table:table-cell table:number-columns-repeated="16383" table:style-name="ce137"/>
        </table:table-row>
        <table:table-row table:style-name="ro7">
          <table:table-cell/>
          <table:table-cell office:value-type="string" table:number-columns-spanned="10" table:number-rows-spanned="1" table:style-name="ce173">
            <text:p>QUADRO X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string" table:number-columns-spanned="10" table:number-rows-spanned="1" table:style-name="ce298">
            <text:p>Movimento ao longo dos meses</text:p>
          </table:table-cell>
          <table:covered-table-cell table:number-columns-repeated="9"/>
          <table:table-cell table:number-columns-repeated="16373"/>
        </table:table-row>
        <table:table-row table:style-name="ro22">
          <table:table-cell/>
          <table:table-cell table:number-columns-repeated="10" table:style-name="ce140"/>
          <table:table-cell table:number-columns-repeated="16373"/>
        </table:table-row>
        <table:table-row table:style-name="ro12">
          <table:table-cell table:style-name="ce233"/>
          <table:table-cell table:style-name="ce302"/>
          <table:table-cell office:value-type="float" office:value="2013" table:style-name="ce182">
            <text:p>2013</text:p>
          </table:table-cell>
          <table:table-cell table:style-name="ce183"/>
          <table:table-cell office:value-type="float" office:value="2014" table:number-columns-spanned="4" table:number-rows-spanned="1" table:style-name="ce222">
            <text:p>2014</text:p>
          </table:table-cell>
          <table:covered-table-cell table:number-columns-repeated="3"/>
          <table:table-cell office:value-type="string" table:number-columns-spanned="3" table:number-rows-spanned="1" table:style-name="ce223">
            <text:p>var.%</text:p>
          </table:table-cell>
          <table:covered-table-cell table:number-columns-repeated="2"/>
          <table:table-cell table:number-columns-repeated="16373" table:style-name="ce233"/>
        </table:table-row>
        <table:table-row table:style-name="ro13">
          <table:table-cell table:style-name="ce233"/>
          <table:table-cell table:style-name="ce180"/>
          <table:table-cell office:value-type="string" table:style-name="ce185">
            <text:p>NOVEM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OUTU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NOVEMBRO</text:p>
          </table:table-cell>
          <table:table-cell office:value-type="string" table:style-name="ce187">
            <text:p>%</text:p>
          </table:table-cell>
          <table:table-cell office:value-type="string" table:number-columns-spanned="2" table:number-rows-spanned="1" table:style-name="ce224">
            <text:p>mês homólogo</text:p>
          </table:table-cell>
          <table:covered-table-cell/>
          <table:table-cell office:value-type="string" table:style-name="ce188">
            <text:p>mês <text:s text:c="2"/>anterior</text:p>
          </table:table-cell>
          <table:table-cell table:number-columns-repeated="16373" table:style-name="ce233"/>
        </table:table-row>
        <table:table-row table:style-name="ro11">
          <table:table-cell table:style-name="ce7"/>
          <table:table-cell table:style-name="ce190"/>
          <table:table-cell table:style-name="ce262"/>
          <table:table-cell table:number-columns-repeated="8" table:style-name="ce33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64">
            <text:p>PORTUGAL</text:p>
          </table:table-cell>
          <table:table-cell office:value-type="float" office:value="12541" table:style-name="ce265">
            <text:p>12 541</text:p>
          </table:table-cell>
          <table:table-cell office:value-type="float" office:value="100" table:style-name="ce266">
            <text:p>100,0<text:s text:c="4"/></text:p>
          </table:table-cell>
          <table:table-cell office:value-type="float" office:value="15261" table:style-name="ce267">
            <text:p>15 261</text:p>
          </table:table-cell>
          <table:table-cell office:value-type="float" office:value="100" table:style-name="ce266">
            <text:p>100,0<text:s text:c="4"/></text:p>
          </table:table-cell>
          <table:table-cell office:value-type="float" office:value="12642" table:style-name="ce267">
            <text:p>12 642</text:p>
          </table:table-cell>
          <table:table-cell office:value-type="float" office:value="100.00000000000001" table:style-name="ce266">
            <text:p>100,0<text:s text:c="4"/></text:p>
          </table:table-cell>
          <table:table-cell table:style-name="ce266"/>
          <table:table-cell office:value-type="float" office:value="0.80535842436806604" table:style-name="ce268">
            <text:p>+0,8<text:s text:c="3"/></text:p>
          </table:table-cell>
          <table:table-cell office:value-type="float" office:value="-17.16139178297621" table:style-name="ce268">
            <text:p>-17,2<text:s text:c="3"/></text:p>
          </table:table-cell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69">
            <text:p>CONTINENTE</text:p>
          </table:table-cell>
          <table:table-cell office:value-type="float" office:value="12280" table:style-name="ce265">
            <text:p>12 280</text:p>
          </table:table-cell>
          <table:table-cell office:value-type="float" office:value="97.91882624990032" table:style-name="ce266">
            <text:p>97,9<text:s text:c="4"/></text:p>
          </table:table-cell>
          <table:table-cell office:value-type="float" office:value="14867" table:style-name="ce267">
            <text:p>14 867</text:p>
          </table:table-cell>
          <table:table-cell office:value-type="float" office:value="97.418255684424352" table:style-name="ce266">
            <text:p>97,4<text:s text:c="4"/></text:p>
          </table:table-cell>
          <table:table-cell office:value-type="float" office:value="12313" table:style-name="ce267">
            <text:p>12 313</text:p>
          </table:table-cell>
          <table:table-cell office:value-type="float" office:value="97.397563676633453" table:style-name="ce266">
            <text:p>97,4<text:s text:c="4"/></text:p>
          </table:table-cell>
          <table:table-cell table:style-name="ce266"/>
          <table:table-cell office:value-type="float" office:value="0.26872964169382385" table:style-name="ce268">
            <text:p>+0,3<text:s text:c="3"/></text:p>
          </table:table-cell>
          <table:table-cell office:value-type="float" office:value="-17.178987018228284" table:style-name="ce268">
            <text:p>-17,2<text:s text:c="3"/></text:p>
          </table:table-cell>
          <table:table-cell table:number-columns-repeated="16373" table:style-name="ce7"/>
        </table:table-row>
        <table:table-row table:style-name="ro1">
          <table:table-cell table:style-name="ce263"/>
          <table:table-cell office:value-type="string" table:style-name="ce278">
            <text:p>Norte</text:p>
          </table:table-cell>
          <table:table-cell office:value-type="float" office:value="5185" table:style-name="ce272">
            <text:p>5 185</text:p>
          </table:table-cell>
          <table:table-cell office:value-type="float" office:value="41.344390399489669" table:style-name="ce273">
            <text:p>41,3<text:s text:c="4"/></text:p>
          </table:table-cell>
          <table:table-cell office:value-type="float" office:value="5989" table:style-name="ce274">
            <text:p>5 989</text:p>
          </table:table-cell>
          <table:table-cell office:value-type="float" office:value="39.243824126859316" table:style-name="ce273">
            <text:p>39,2<text:s text:c="4"/></text:p>
          </table:table-cell>
          <table:table-cell office:value-type="float" office:value="5235" table:style-name="ce274">
            <text:p>5 235</text:p>
          </table:table-cell>
          <table:table-cell office:value-type="float" office:value="41.409587090650213" table:style-name="ce273">
            <text:p>41,4<text:s text:c="4"/></text:p>
          </table:table-cell>
          <table:table-cell table:style-name="ce273"/>
          <table:table-cell office:value-type="float" office:value="0.9643201542912152" table:style-name="ce275">
            <text:p>+1,0<text:s text:c="3"/></text:p>
          </table:table-cell>
          <table:table-cell office:value-type="float" office:value="-12.589747871097018" table:style-name="ce275">
            <text:p>-12,6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71">
            <text:p>Centro (a)</text:p>
          </table:table-cell>
          <table:table-cell office:value-type="float" office:value="2691" table:style-name="ce272">
            <text:p>2 691</text:p>
          </table:table-cell>
          <table:table-cell office:value-type="float" office:value="21.457619009648354" table:style-name="ce273">
            <text:p>21,5<text:s text:c="4"/></text:p>
          </table:table-cell>
          <table:table-cell office:value-type="float" office:value="3552" table:style-name="ce274">
            <text:p>3 552</text:p>
          </table:table-cell>
          <table:table-cell office:value-type="float" office:value="23.275014743463732" table:style-name="ce273">
            <text:p>23,3<text:s text:c="4"/></text:p>
          </table:table-cell>
          <table:table-cell office:value-type="float" office:value="2778" table:style-name="ce274">
            <text:p>2 778</text:p>
          </table:table-cell>
          <table:table-cell office:value-type="float" office:value="21.974371143806358" table:style-name="ce273">
            <text:p>22,0<text:s text:c="4"/></text:p>
          </table:table-cell>
          <table:table-cell table:style-name="ce273"/>
          <table:table-cell office:value-type="float" office:value="3.2329988851727904" table:style-name="ce275">
            <text:p>+3,2<text:s text:c="3"/></text:p>
          </table:table-cell>
          <table:table-cell office:value-type="float" office:value="-21.790540540540533" table:style-name="ce275">
            <text:p>-21,8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71">
            <text:p>Lisboa V. Tejo (a)</text:p>
          </table:table-cell>
          <table:table-cell office:value-type="float" office:value="2873" table:style-name="ce272">
            <text:p>2 873</text:p>
          </table:table-cell>
          <table:table-cell office:value-type="float" office:value="22.908858942668047" table:style-name="ce273">
            <text:p>22,9<text:s text:c="4"/></text:p>
          </table:table-cell>
          <table:table-cell office:value-type="float" office:value="3595" table:style-name="ce274">
            <text:p>3 595</text:p>
          </table:table-cell>
          <table:table-cell office:value-type="float" office:value="23.556778716991023" table:style-name="ce273">
            <text:p>23,6<text:s text:c="4"/></text:p>
          </table:table-cell>
          <table:table-cell office:value-type="float" office:value="2918" table:style-name="ce274">
            <text:p>2 918</text:p>
          </table:table-cell>
          <table:table-cell office:value-type="float" office:value="23.081790855877234" table:style-name="ce273">
            <text:p>23,1<text:s text:c="4"/></text:p>
          </table:table-cell>
          <table:table-cell table:style-name="ce273"/>
          <table:table-cell office:value-type="float" office:value="1.5663069961712353" table:style-name="ce275">
            <text:p>+1,6<text:s text:c="3"/></text:p>
          </table:table-cell>
          <table:table-cell office:value-type="float" office:value="-18.8317107093185" table:style-name="ce275">
            <text:p>-18,8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71">
            <text:p>Alentejo</text:p>
          </table:table-cell>
          <table:table-cell office:value-type="float" office:value="1165" table:style-name="ce272">
            <text:p>1 165</text:p>
          </table:table-cell>
          <table:table-cell office:value-type="float" office:value="9.2895303404832159" table:style-name="ce273">
            <text:p>9,3<text:s text:c="4"/></text:p>
          </table:table-cell>
          <table:table-cell office:value-type="float" office:value="1185" table:style-name="ce274">
            <text:p>1 185</text:p>
          </table:table-cell>
          <table:table-cell office:value-type="float" office:value="7.7648908983683897" table:style-name="ce273">
            <text:p>7,8<text:s text:c="4"/></text:p>
          </table:table-cell>
          <table:table-cell office:value-type="float" office:value="977" table:style-name="ce274">
            <text:p><text:s/>977</text:p>
          </table:table-cell>
          <table:table-cell office:value-type="float" office:value="7.7282075620946049" table:style-name="ce273">
            <text:p>7,7<text:s text:c="4"/></text:p>
          </table:table-cell>
          <table:table-cell table:style-name="ce273"/>
          <table:table-cell office:value-type="float" office:value="-16.137339055793987" table:style-name="ce275">
            <text:p>-16,1<text:s text:c="3"/></text:p>
          </table:table-cell>
          <table:table-cell office:value-type="float" office:value="-17.552742616033754" table:style-name="ce275">
            <text:p>-17,6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78">
            <text:p>Algarve</text:p>
          </table:table-cell>
          <table:table-cell office:value-type="float" office:value="366" table:style-name="ce272">
            <text:p><text:s/>366</text:p>
          </table:table-cell>
          <table:table-cell office:value-type="float" office:value="2.9184275576110354" table:style-name="ce273">
            <text:p>2,9<text:s text:c="4"/></text:p>
          </table:table-cell>
          <table:table-cell office:value-type="float" office:value="546" table:style-name="ce274">
            <text:p><text:s/>546</text:p>
          </table:table-cell>
          <table:table-cell office:value-type="float" office:value="3.577747198741891" table:style-name="ce273">
            <text:p>3,6<text:s text:c="4"/></text:p>
          </table:table-cell>
          <table:table-cell office:value-type="float" office:value="405" table:style-name="ce274">
            <text:p><text:s/>405</text:p>
          </table:table-cell>
          <table:table-cell office:value-type="float" office:value="3.2036070242050312" table:style-name="ce273">
            <text:p>3,2<text:s text:c="4"/></text:p>
          </table:table-cell>
          <table:table-cell table:style-name="ce273"/>
          <table:table-cell office:value-type="float" office:value="10.655737704918039" table:style-name="ce275">
            <text:p>+10,7<text:s text:c="3"/></text:p>
          </table:table-cell>
          <table:table-cell office:value-type="float" office:value="-25.824175824175825" table:style-name="ce275">
            <text:p>-25,8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64">
            <text:p>REG.AUTÓNOMAS</text:p>
          </table:table-cell>
          <table:table-cell office:value-type="float" office:value="261" table:style-name="ce265">
            <text:p><text:s/>261</text:p>
          </table:table-cell>
          <table:table-cell office:value-type="float" office:value="2.0811737500996732" table:style-name="ce266">
            <text:p>2,1<text:s text:c="4"/></text:p>
          </table:table-cell>
          <table:table-cell office:value-type="float" office:value="394" table:style-name="ce267">
            <text:p><text:s/>394</text:p>
          </table:table-cell>
          <table:table-cell office:value-type="float" office:value="2.5817443155756505" table:style-name="ce266">
            <text:p>2,6<text:s text:c="4"/></text:p>
          </table:table-cell>
          <table:table-cell office:value-type="float" office:value="329" table:style-name="ce267">
            <text:p><text:s/>329</text:p>
          </table:table-cell>
          <table:table-cell office:value-type="float" office:value="2.6024363233665562" table:style-name="ce266">
            <text:p>2,6<text:s text:c="4"/></text:p>
          </table:table-cell>
          <table:table-cell table:style-name="ce266"/>
          <table:table-cell office:value-type="float" office:value="26.053639846743295" table:style-name="ce268">
            <text:p>+26,1<text:s text:c="3"/></text:p>
          </table:table-cell>
          <table:table-cell office:value-type="float" office:value="-16.497461928934015" table:style-name="ce268">
            <text:p>-16,5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420">
            <text:p>Açores</text:p>
          </table:table-cell>
          <table:table-cell office:value-type="float" office:value="71" table:style-name="ce274">
            <text:p><text:s/>71</text:p>
          </table:table-cell>
          <table:table-cell office:value-type="float" office:value="0.56614305079339766" table:style-name="ce273">
            <text:p>0,6<text:s text:c="4"/></text:p>
          </table:table-cell>
          <table:table-cell office:value-type="float" office:value="163" table:style-name="ce274">
            <text:p><text:s/>163</text:p>
          </table:table-cell>
          <table:table-cell office:value-type="float" office:value="1.0680820391848502" table:style-name="ce273">
            <text:p>1,1<text:s text:c="4"/></text:p>
          </table:table-cell>
          <table:table-cell office:value-type="float" office:value="137" table:style-name="ce274">
            <text:p><text:s/>137</text:p>
          </table:table-cell>
          <table:table-cell office:value-type="float" office:value="1.083689289669356" table:style-name="ce273">
            <text:p>1,1<text:s text:c="4"/></text:p>
          </table:table-cell>
          <table:table-cell table:style-name="ce273"/>
          <table:table-cell office:value-type="float" office:value="92.957746478873247" table:style-name="ce275">
            <text:p>+93,0<text:s text:c="3"/></text:p>
          </table:table-cell>
          <table:table-cell office:value-type="float" office:value="-15.950920245398777" table:style-name="ce275">
            <text:p>-16,0<text:s text:c="3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382">
            <text:p>Madeira</text:p>
          </table:table-cell>
          <table:table-cell office:value-type="float" office:value="190" table:style-name="ce272">
            <text:p><text:s/>190</text:p>
          </table:table-cell>
          <table:table-cell office:value-type="float" office:value="1.5150306993062754" table:style-name="ce273">
            <text:p>1,5<text:s text:c="4"/></text:p>
          </table:table-cell>
          <table:table-cell office:value-type="float" office:value="231" table:style-name="ce274">
            <text:p><text:s/>231</text:p>
          </table:table-cell>
          <table:table-cell office:value-type="float" office:value="1.5136622763908001" table:style-name="ce273">
            <text:p>1,5<text:s text:c="4"/></text:p>
          </table:table-cell>
          <table:table-cell office:value-type="float" office:value="192" table:style-name="ce274">
            <text:p><text:s/>192</text:p>
          </table:table-cell>
          <table:table-cell office:value-type="float" office:value="1.5187470336971998" table:style-name="ce273">
            <text:p>1,5<text:s text:c="4"/></text:p>
          </table:table-cell>
          <table:table-cell table:style-name="ce273"/>
          <table:table-cell office:value-type="float" office:value="1.0526315789473699" table:style-name="ce275">
            <text:p>+1,1<text:s text:c="3"/></text:p>
          </table:table-cell>
          <table:table-cell office:value-type="float" office:value="-16.883116883116884" table:style-name="ce275">
            <text:p>-16,9<text:s text:c="3"/></text:p>
          </table:table-cell>
          <table:table-cell table:number-columns-repeated="16373" table:style-name="ce263"/>
        </table:table-row>
        <table:table-row table:style-name="ro19">
          <table:table-cell/>
          <table:table-cell table:number-columns-repeated="10" table:style-name="ce383"/>
          <table:table-cell table:number-columns-repeated="16373" table:style-name="ce137"/>
        </table:table-row>
        <table:table-row table:style-name="ro7">
          <table:table-cell/>
          <table:table-cell office:value-type="string" table:number-columns-spanned="10" table:number-rows-spanned="1" table:style-name="ce173">
            <text:p>QUADRO XI <text:s/>- OFERTAS DE EMPREGO POR ATIVIDADE ECONÓMICA</text:p>
          </table:table-cell>
          <table:covered-table-cell table:number-columns-repeated="9"/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number-columns-spanned="10" table:number-rows-spanned="1" table:style-name="ce298">
            <text:p>Movimento ao longo dos meses</text:p>
          </table:table-cell>
          <table:covered-table-cell table:number-columns-repeated="9"/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22">
          <table:table-cell/>
          <table:table-cell table:style-name="ce318"/>
          <table:table-cell table:number-columns-repeated="8" table:style-name="ce320"/>
          <table:table-cell table:style-name="ce140"/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4">
          <table:table-cell/>
          <table:table-cell office:value-type="string" table:style-name="ce300">
            <text:p>CONTINENTE</text:p>
          </table:table-cell>
          <table:table-cell table:number-columns-repeated="9" table:style-name="ce140"/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1">
          <table:table-cell/>
          <table:table-cell office:value-type="string" table:style-name="ce323">
            <text:p>ATIVIDADE ECONÓMICA</text:p>
          </table:table-cell>
          <table:table-cell office:value-type="float" office:value="2013" table:style-name="ce182">
            <text:p>2013</text:p>
          </table:table-cell>
          <table:table-cell table:style-name="ce183"/>
          <table:table-cell office:value-type="float" office:value="2014" table:number-columns-spanned="4" table:number-rows-spanned="1" table:style-name="ce222">
            <text:p>2014</text:p>
          </table:table-cell>
          <table:covered-table-cell table:number-columns-repeated="3"/>
          <table:table-cell office:value-type="string" table:number-columns-spanned="3" table:number-rows-spanned="1" table:style-name="ce223">
            <text:p>var. valores abs.</text:p>
          </table:table-cell>
          <table:covered-table-cell table:number-columns-repeated="2"/>
          <table:table-cell table:style-name="ce324"/>
          <table:table-cell table:style-name="ce421"/>
          <table:table-cell table:style-name="ce341"/>
          <table:table-cell table:number-columns-repeated="16370"/>
        </table:table-row>
        <table:table-row table:style-name="ro26">
          <table:table-cell/>
          <table:table-cell table:style-name="ce250"/>
          <table:table-cell office:value-type="string" table:style-name="ce185">
            <text:p>NOVEM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OUTU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NOVEMBRO</text:p>
          </table:table-cell>
          <table:table-cell office:value-type="string" table:style-name="ce187">
            <text:p>%</text:p>
          </table:table-cell>
          <table:table-cell office:value-type="string" table:number-columns-spanned="2" table:number-rows-spanned="1" table:style-name="ce224">
            <text:p>mês homólogo</text:p>
          </table:table-cell>
          <table:covered-table-cell/>
          <table:table-cell office:value-type="string" table:style-name="ce188">
            <text:p>mês <text:s text:c="2"/>anterior</text:p>
          </table:table-cell>
          <table:table-cell table:style-name="ce325"/>
          <table:table-cell table:style-name="ce422"/>
          <table:table-cell table:style-name="ce341"/>
          <table:table-cell table:number-columns-repeated="16370"/>
        </table:table-row>
        <table:table-row table:style-name="ro25">
          <table:table-cell/>
          <table:table-cell office:value-type="string" table:style-name="ce326">
            <text:p><text:s text:c="2"/>Total</text:p>
          </table:table-cell>
          <table:table-cell office:value-type="float" office:value="12280" table:style-name="ce239">
            <text:p>12 280</text:p>
          </table:table-cell>
          <table:table-cell office:value-type="float" office:value="100" table:style-name="ce423">
            <text:p>100,0</text:p>
          </table:table-cell>
          <table:table-cell office:value-type="float" office:value="14867" table:style-name="ce424">
            <text:p>14 867</text:p>
          </table:table-cell>
          <table:table-cell office:value-type="float" office:value="100" table:style-name="ce423">
            <text:p>100,0</text:p>
          </table:table-cell>
          <table:table-cell office:value-type="float" office:value="12313" table:style-name="ce425">
            <text:p>12 313</text:p>
          </table:table-cell>
          <table:table-cell office:value-type="float" office:value="100" table:style-name="ce328">
            <text:p>100,0<text:s text:c="4"/></text:p>
          </table:table-cell>
          <table:table-cell table:style-name="ce328"/>
          <table:table-cell office:value-type="float" office:value="33" table:style-name="ce426">
            <text:p>+33<text:s text:c="2"/></text:p>
          </table:table-cell>
          <table:table-cell office:value-type="float" office:value="-2554" table:style-name="ce426">
            <text:p>-2554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47">
            <text:p>Agricultura, produção animal, caça, floresta e pesca</text:p>
          </table:table-cell>
          <table:table-cell office:value-type="float" office:value="837" table:style-name="ce327">
            <text:p><text:s/>837<text:s/></text:p>
          </table:table-cell>
          <table:table-cell office:value-type="float" office:value="6.815960912052117" table:style-name="ce423">
            <text:p>6,8</text:p>
          </table:table-cell>
          <table:table-cell office:value-type="float" office:value="613" table:style-name="ce329">
            <text:p><text:s/>613<text:s/></text:p>
          </table:table-cell>
          <table:table-cell office:value-type="float" office:value="4.1232259366381916" table:style-name="ce423">
            <text:p>4,1</text:p>
          </table:table-cell>
          <table:table-cell office:value-type="float" office:value="630" table:style-name="ce349">
            <text:p><text:s/>630<text:s/></text:p>
          </table:table-cell>
          <table:table-cell office:value-type="float" office:value="5.1165434906196703" table:style-name="ce328">
            <text:p>5,1<text:s text:c="4"/></text:p>
          </table:table-cell>
          <table:table-cell table:style-name="ce328"/>
          <table:table-cell office:value-type="float" office:value="-207" table:style-name="ce427">
            <text:p>-207<text:s text:c="2"/></text:p>
          </table:table-cell>
          <table:table-cell office:value-type="float" office:value="17" table:style-name="ce427">
            <text:p>+17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47">
            <text:p>Indústria, energia e água e construção</text:p>
          </table:table-cell>
          <table:table-cell office:value-type="float" office:value="4166" table:style-name="ce327">
            <text:p>4 166<text:s/></text:p>
          </table:table-cell>
          <table:table-cell office:value-type="float" office:value="33.925081433224754" table:style-name="ce423">
            <text:p>33,9</text:p>
          </table:table-cell>
          <table:table-cell office:value-type="float" office:value="4342" table:style-name="ce329">
            <text:p>4 342<text:s/></text:p>
          </table:table-cell>
          <table:table-cell office:value-type="float" office:value="29.205623192305108" table:style-name="ce423">
            <text:p>29,2</text:p>
          </table:table-cell>
          <table:table-cell office:value-type="float" office:value="3406" table:style-name="ce349">
            <text:p>3 406<text:s/></text:p>
          </table:table-cell>
          <table:table-cell office:value-type="float" office:value="27.661820839762854" table:style-name="ce328">
            <text:p>27,7<text:s text:c="4"/></text:p>
          </table:table-cell>
          <table:table-cell table:style-name="ce328"/>
          <table:table-cell office:value-type="float" office:value="-760" table:style-name="ce427">
            <text:p>-760<text:s text:c="2"/></text:p>
          </table:table-cell>
          <table:table-cell office:value-type="float" office:value="-936" table:style-name="ce427">
            <text:p>-936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Indústrias extrativas</text:p>
          </table:table-cell>
          <table:table-cell office:value-type="float" office:value="33" table:style-name="ce234">
            <text:p><text:s/>33<text:s/></text:p>
          </table:table-cell>
          <table:table-cell office:value-type="float" office:value="0.26872964169381108" table:style-name="ce428">
            <text:p>0,3</text:p>
          </table:table-cell>
          <table:table-cell office:value-type="float" office:value="10" table:style-name="ce236">
            <text:p><text:s/>10<text:s/></text:p>
          </table:table-cell>
          <table:table-cell office:value-type="float" office:value="6.7263065850541467E-2" table:style-name="ce428">
            <text:p>0,1</text:p>
          </table:table-cell>
          <table:table-cell office:value-type="float" office:value="8" table:style-name="ce356">
            <text:p><text:s/>8<text:s/></text:p>
          </table:table-cell>
          <table:table-cell office:value-type="float" office:value="6.497198083326565E-2" table:style-name="ce332">
            <text:p>0,1<text:s text:c="4"/></text:p>
          </table:table-cell>
          <table:table-cell table:style-name="ce332"/>
          <table:table-cell office:value-type="float" office:value="-25" table:style-name="ce429">
            <text:p>-25<text:s text:c="2"/></text:p>
          </table:table-cell>
          <table:table-cell office:value-type="float" office:value="-2" table:style-name="ce429">
            <text:p>-2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Indústrias alimentares das bebidas e do tabaco</text:p>
          </table:table-cell>
          <table:table-cell office:value-type="float" office:value="540" table:style-name="ce234">
            <text:p><text:s/>540<text:s/></text:p>
          </table:table-cell>
          <table:table-cell office:value-type="float" office:value="4.3973941368078178" table:style-name="ce428">
            <text:p>4,4</text:p>
          </table:table-cell>
          <table:table-cell office:value-type="float" office:value="559" table:style-name="ce236">
            <text:p><text:s/>559<text:s/></text:p>
          </table:table-cell>
          <table:table-cell office:value-type="float" office:value="3.7600053810452678" table:style-name="ce428">
            <text:p>3,8</text:p>
          </table:table-cell>
          <table:table-cell office:value-type="float" office:value="410" table:style-name="ce356">
            <text:p><text:s/>410<text:s/></text:p>
          </table:table-cell>
          <table:table-cell office:value-type="float" office:value="3.329814017704865" table:style-name="ce332">
            <text:p>3,3<text:s text:c="4"/></text:p>
          </table:table-cell>
          <table:table-cell table:style-name="ce332"/>
          <table:table-cell office:value-type="float" office:value="-130" table:style-name="ce429">
            <text:p>-130<text:s text:c="2"/></text:p>
          </table:table-cell>
          <table:table-cell office:value-type="float" office:value="-149" table:style-name="ce429">
            <text:p>-149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Fabricação de têxteis</text:p>
          </table:table-cell>
          <table:table-cell office:value-type="float" office:value="222" table:style-name="ce234">
            <text:p><text:s/>222<text:s/></text:p>
          </table:table-cell>
          <table:table-cell office:value-type="float" office:value="1.8078175895765471" table:style-name="ce428">
            <text:p>1,8</text:p>
          </table:table-cell>
          <table:table-cell office:value-type="float" office:value="271" table:style-name="ce236">
            <text:p><text:s/>271<text:s/></text:p>
          </table:table-cell>
          <table:table-cell office:value-type="float" office:value="1.8228290845496735" table:style-name="ce428">
            <text:p>1,8</text:p>
          </table:table-cell>
          <table:table-cell office:value-type="float" office:value="185" table:style-name="ce356">
            <text:p><text:s/>185<text:s/></text:p>
          </table:table-cell>
          <table:table-cell office:value-type="float" office:value="1.5024770567692682" table:style-name="ce332">
            <text:p>1,5<text:s text:c="4"/></text:p>
          </table:table-cell>
          <table:table-cell table:style-name="ce328"/>
          <table:table-cell office:value-type="float" office:value="-37" table:style-name="ce429">
            <text:p>-37<text:s text:c="2"/></text:p>
          </table:table-cell>
          <table:table-cell office:value-type="float" office:value="-86" table:style-name="ce429">
            <text:p>-86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Indústria do vestuário</text:p>
          </table:table-cell>
          <table:table-cell office:value-type="float" office:value="781" table:style-name="ce234">
            <text:p><text:s/>781<text:s/></text:p>
          </table:table-cell>
          <table:table-cell office:value-type="float" office:value="6.3599348534201958" table:style-name="ce428">
            <text:p>6,4</text:p>
          </table:table-cell>
          <table:table-cell office:value-type="float" office:value="706" table:style-name="ce236">
            <text:p><text:s/>706<text:s/></text:p>
          </table:table-cell>
          <table:table-cell office:value-type="float" office:value="4.7487724490482277" table:style-name="ce428">
            <text:p>4,7</text:p>
          </table:table-cell>
          <table:table-cell office:value-type="float" office:value="688" table:style-name="ce356">
            <text:p><text:s/>688<text:s/></text:p>
          </table:table-cell>
          <table:table-cell office:value-type="float" office:value="5.5875903516608458" table:style-name="ce332">
            <text:p>5,6<text:s text:c="4"/></text:p>
          </table:table-cell>
          <table:table-cell table:style-name="ce332"/>
          <table:table-cell office:value-type="float" office:value="-93" table:style-name="ce429">
            <text:p>-93<text:s text:c="2"/></text:p>
          </table:table-cell>
          <table:table-cell office:value-type="float" office:value="-18" table:style-name="ce429">
            <text:p>-18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Indústria do couro e dos produtos do couro</text:p>
          </table:table-cell>
          <table:table-cell office:value-type="float" office:value="319" table:style-name="ce234">
            <text:p><text:s/>319<text:s/></text:p>
          </table:table-cell>
          <table:table-cell office:value-type="float" office:value="2.5977198697068404" table:style-name="ce428">
            <text:p>2,6</text:p>
          </table:table-cell>
          <table:table-cell office:value-type="float" office:value="291" table:style-name="ce236">
            <text:p><text:s/>291<text:s/></text:p>
          </table:table-cell>
          <table:table-cell office:value-type="float" office:value="1.9573552162507568" table:style-name="ce428">
            <text:p>2,0</text:p>
          </table:table-cell>
          <table:table-cell office:value-type="float" office:value="153" table:style-name="ce356">
            <text:p><text:s/>153<text:s/></text:p>
          </table:table-cell>
          <table:table-cell office:value-type="float" office:value="1.2425891334362056" table:style-name="ce332">
            <text:p>1,2<text:s text:c="4"/></text:p>
          </table:table-cell>
          <table:table-cell table:style-name="ce332"/>
          <table:table-cell office:value-type="float" office:value="-166" table:style-name="ce429">
            <text:p>-166<text:s text:c="2"/></text:p>
          </table:table-cell>
          <table:table-cell office:value-type="float" office:value="-138" table:style-name="ce429">
            <text:p>-138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Indústria da madeira e da cortiça</text:p>
          </table:table-cell>
          <table:table-cell office:value-type="float" office:value="79" table:style-name="ce234">
            <text:p><text:s/>79<text:s/></text:p>
          </table:table-cell>
          <table:table-cell office:value-type="float" office:value="0.64332247557003253" table:style-name="ce428">
            <text:p>0,6</text:p>
          </table:table-cell>
          <table:table-cell office:value-type="float" office:value="139" table:style-name="ce236">
            <text:p><text:s/>139<text:s/></text:p>
          </table:table-cell>
          <table:table-cell office:value-type="float" office:value="0.93495661532252639" table:style-name="ce428">
            <text:p>0,9</text:p>
          </table:table-cell>
          <table:table-cell office:value-type="float" office:value="61" table:style-name="ce356">
            <text:p><text:s/>61<text:s/></text:p>
          </table:table-cell>
          <table:table-cell office:value-type="float" office:value="0.49541135385365059" table:style-name="ce332">
            <text:p>0,5<text:s text:c="4"/></text:p>
          </table:table-cell>
          <table:table-cell table:style-name="ce328"/>
          <table:table-cell office:value-type="float" office:value="-18" table:style-name="ce429">
            <text:p>-18<text:s text:c="2"/></text:p>
          </table:table-cell>
          <table:table-cell office:value-type="float" office:value="-78" table:style-name="ce429">
            <text:p>-78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Indústrias do papel, impressão e reprodução</text:p>
          </table:table-cell>
          <table:table-cell office:value-type="float" office:value="62" table:style-name="ce234">
            <text:p><text:s/>62<text:s/></text:p>
          </table:table-cell>
          <table:table-cell office:value-type="float" office:value="0.50488599348534202" table:style-name="ce428">
            <text:p>0,5</text:p>
          </table:table-cell>
          <table:table-cell office:value-type="float" office:value="94" table:style-name="ce236">
            <text:p><text:s/>94<text:s/></text:p>
          </table:table-cell>
          <table:table-cell office:value-type="float" office:value="0.6322728189950898" table:style-name="ce428">
            <text:p>0,6</text:p>
          </table:table-cell>
          <table:table-cell office:value-type="float" office:value="67" table:style-name="ce356">
            <text:p><text:s/>67<text:s/></text:p>
          </table:table-cell>
          <table:table-cell office:value-type="float" office:value="0.54414033947859985" table:style-name="ce332">
            <text:p>0,5<text:s text:c="4"/></text:p>
          </table:table-cell>
          <table:table-cell table:style-name="ce332"/>
          <table:table-cell office:value-type="float" office:value="5" table:style-name="ce429">
            <text:p>+5<text:s text:c="2"/></text:p>
          </table:table-cell>
          <table:table-cell office:value-type="float" office:value="-27" table:style-name="ce429">
            <text:p>-27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Fab. produtos petrolíferos, químicos, farmacêuticos, borracha e plástico</text:p>
          </table:table-cell>
          <table:table-cell office:value-type="float" office:value="133" table:style-name="ce234">
            <text:p><text:s/>133<text:s/></text:p>
          </table:table-cell>
          <table:table-cell office:value-type="float" office:value="1.0830618892508144" table:style-name="ce428">
            <text:p>1,1</text:p>
          </table:table-cell>
          <table:table-cell office:value-type="float" office:value="97" table:style-name="ce236">
            <text:p><text:s/>97<text:s/></text:p>
          </table:table-cell>
          <table:table-cell office:value-type="float" office:value="0.65245173875025231" table:style-name="ce428">
            <text:p>0,7</text:p>
          </table:table-cell>
          <table:table-cell office:value-type="float" office:value="112" table:style-name="ce356">
            <text:p><text:s/>112<text:s/></text:p>
          </table:table-cell>
          <table:table-cell office:value-type="float" office:value="0.90960773166571907" table:style-name="ce332">
            <text:p>0,9<text:s text:c="4"/></text:p>
          </table:table-cell>
          <table:table-cell table:style-name="ce332"/>
          <table:table-cell office:value-type="float" office:value="-21" table:style-name="ce429">
            <text:p>-21<text:s text:c="2"/></text:p>
          </table:table-cell>
          <table:table-cell office:value-type="float" office:value="15" table:style-name="ce429">
            <text:p>+15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Fabricação de outros produtos minerais não metálicos</text:p>
          </table:table-cell>
          <table:table-cell office:value-type="float" office:value="91" table:style-name="ce234">
            <text:p><text:s/>91<text:s/></text:p>
          </table:table-cell>
          <table:table-cell office:value-type="float" office:value="0.74104234527687296" table:style-name="ce428">
            <text:p>0,7</text:p>
          </table:table-cell>
          <table:table-cell office:value-type="float" office:value="140" table:style-name="ce236">
            <text:p><text:s/>140<text:s/></text:p>
          </table:table-cell>
          <table:table-cell office:value-type="float" office:value="0.94168292190758063" table:style-name="ce428">
            <text:p>0,9</text:p>
          </table:table-cell>
          <table:table-cell office:value-type="float" office:value="82" table:style-name="ce356">
            <text:p><text:s/>82<text:s/></text:p>
          </table:table-cell>
          <table:table-cell office:value-type="float" office:value="0.66596280354097293" table:style-name="ce332">
            <text:p>0,7<text:s text:c="4"/></text:p>
          </table:table-cell>
          <table:table-cell table:style-name="ce328"/>
          <table:table-cell office:value-type="float" office:value="-9" table:style-name="ce429">
            <text:p>-9<text:s text:c="2"/></text:p>
          </table:table-cell>
          <table:table-cell office:value-type="float" office:value="-58" table:style-name="ce429">
            <text:p>-58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Indústria metalúrgica de base e fab. produtos metálicos</text:p>
          </table:table-cell>
          <table:table-cell office:value-type="float" office:value="390" table:style-name="ce234">
            <text:p><text:s/>390<text:s/></text:p>
          </table:table-cell>
          <table:table-cell office:value-type="float" office:value="3.1758957654723128" table:style-name="ce428">
            <text:p>3,2</text:p>
          </table:table-cell>
          <table:table-cell office:value-type="float" office:value="365" table:style-name="ce236">
            <text:p><text:s/>365<text:s/></text:p>
          </table:table-cell>
          <table:table-cell office:value-type="float" office:value="2.4551019035447634" table:style-name="ce428">
            <text:p>2,5</text:p>
          </table:table-cell>
          <table:table-cell office:value-type="float" office:value="271" table:style-name="ce356">
            <text:p><text:s/>271<text:s/></text:p>
          </table:table-cell>
          <table:table-cell office:value-type="float" office:value="2.2009258507268741" table:style-name="ce332">
            <text:p>2,2<text:s text:c="4"/></text:p>
          </table:table-cell>
          <table:table-cell table:style-name="ce332"/>
          <table:table-cell office:value-type="float" office:value="-119" table:style-name="ce429">
            <text:p>-119<text:s text:c="2"/></text:p>
          </table:table-cell>
          <table:table-cell office:value-type="float" office:value="-94" table:style-name="ce429">
            <text:p>-94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Fab. equipamento informático, elétrico, máquinas e equipamentos n.e.</text:p>
          </table:table-cell>
          <table:table-cell office:value-type="float" office:value="147" table:style-name="ce234">
            <text:p><text:s/>147<text:s/></text:p>
          </table:table-cell>
          <table:table-cell office:value-type="float" office:value="1.1970684039087949" table:style-name="ce428">
            <text:p>1,2</text:p>
          </table:table-cell>
          <table:table-cell office:value-type="float" office:value="137" table:style-name="ce236">
            <text:p><text:s/>137<text:s/></text:p>
          </table:table-cell>
          <table:table-cell office:value-type="float" office:value="0.92150400215241812" table:style-name="ce428">
            <text:p>0,9</text:p>
          </table:table-cell>
          <table:table-cell office:value-type="float" office:value="105" table:style-name="ce356">
            <text:p><text:s/>105<text:s/></text:p>
          </table:table-cell>
          <table:table-cell office:value-type="float" office:value="0.85275724843661171" table:style-name="ce332">
            <text:p>0,9<text:s text:c="4"/></text:p>
          </table:table-cell>
          <table:table-cell table:style-name="ce332"/>
          <table:table-cell office:value-type="float" office:value="-42" table:style-name="ce429">
            <text:p>-42<text:s text:c="2"/></text:p>
          </table:table-cell>
          <table:table-cell office:value-type="float" office:value="-32" table:style-name="ce429">
            <text:p>-32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Fab. veículos automóveis, componentes e outro equipa. de transporte</text:p>
          </table:table-cell>
          <table:table-cell office:value-type="float" office:value="85" table:style-name="ce234">
            <text:p><text:s/>85<text:s/></text:p>
          </table:table-cell>
          <table:table-cell office:value-type="float" office:value="0.69218241042345274" table:style-name="ce428">
            <text:p>0,7</text:p>
          </table:table-cell>
          <table:table-cell office:value-type="float" office:value="44" table:style-name="ce236">
            <text:p><text:s/>44<text:s/></text:p>
          </table:table-cell>
          <table:table-cell office:value-type="float" office:value="0.29595748974238245" table:style-name="ce428">
            <text:p>0,3</text:p>
          </table:table-cell>
          <table:table-cell office:value-type="float" office:value="77" table:style-name="ce356">
            <text:p><text:s/>77<text:s/></text:p>
          </table:table-cell>
          <table:table-cell office:value-type="float" office:value="0.62535531552018198" table:style-name="ce332">
            <text:p>0,6<text:s text:c="4"/></text:p>
          </table:table-cell>
          <table:table-cell table:style-name="ce328"/>
          <table:table-cell office:value-type="float" office:value="-8" table:style-name="ce429">
            <text:p>-8<text:s text:c="2"/></text:p>
          </table:table-cell>
          <table:table-cell office:value-type="float" office:value="33" table:style-name="ce429">
            <text:p>+33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Fab. mobiliário, repar. instal. máq. e equipa. e outras ind. transformadoras</text:p>
          </table:table-cell>
          <table:table-cell office:value-type="float" office:value="290" table:style-name="ce234">
            <text:p><text:s/>290<text:s/></text:p>
          </table:table-cell>
          <table:table-cell office:value-type="float" office:value="2.3615635179153096" table:style-name="ce428">
            <text:p>2,4</text:p>
          </table:table-cell>
          <table:table-cell office:value-type="float" office:value="295" table:style-name="ce236">
            <text:p><text:s/>295<text:s/></text:p>
          </table:table-cell>
          <table:table-cell office:value-type="float" office:value="1.9842604425909733" table:style-name="ce428">
            <text:p>2,0</text:p>
          </table:table-cell>
          <table:table-cell office:value-type="float" office:value="326" table:style-name="ce356">
            <text:p><text:s/>326<text:s/></text:p>
          </table:table-cell>
          <table:table-cell office:value-type="float" office:value="2.6476082189555754" table:style-name="ce332">
            <text:p>2,6<text:s text:c="4"/></text:p>
          </table:table-cell>
          <table:table-cell table:style-name="ce332"/>
          <table:table-cell office:value-type="float" office:value="36" table:style-name="ce429">
            <text:p>+36<text:s text:c="2"/></text:p>
          </table:table-cell>
          <table:table-cell office:value-type="float" office:value="31" table:style-name="ce429">
            <text:p>+31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Eletricidade, gás e água, saneamento, resíduos e despoluição</text:p>
          </table:table-cell>
          <table:table-cell office:value-type="float" office:value="120" table:style-name="ce234">
            <text:p><text:s/>120<text:s/></text:p>
          </table:table-cell>
          <table:table-cell office:value-type="float" office:value="0.97719869706840379" table:style-name="ce428">
            <text:p>1,0</text:p>
          </table:table-cell>
          <table:table-cell office:value-type="float" office:value="95" table:style-name="ce236">
            <text:p><text:s/>95<text:s/></text:p>
          </table:table-cell>
          <table:table-cell office:value-type="float" office:value="0.63899912558014393" table:style-name="ce428">
            <text:p>0,6</text:p>
          </table:table-cell>
          <table:table-cell office:value-type="float" office:value="81" table:style-name="ce356">
            <text:p><text:s/>81<text:s/></text:p>
          </table:table-cell>
          <table:table-cell office:value-type="float" office:value="0.65784130593681478" table:style-name="ce332">
            <text:p>0,7<text:s text:c="4"/></text:p>
          </table:table-cell>
          <table:table-cell table:style-name="ce332"/>
          <table:table-cell office:value-type="float" office:value="-39" table:style-name="ce429">
            <text:p>-39<text:s text:c="2"/></text:p>
          </table:table-cell>
          <table:table-cell office:value-type="float" office:value="-14" table:style-name="ce429">
            <text:p>-14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Construção</text:p>
          </table:table-cell>
          <table:table-cell office:value-type="float" office:value="874" table:style-name="ce234">
            <text:p><text:s/>874<text:s/></text:p>
          </table:table-cell>
          <table:table-cell office:value-type="float" office:value="7.1172638436482085" table:style-name="ce428">
            <text:p>7,1</text:p>
          </table:table-cell>
          <table:table-cell office:value-type="float" office:value="1099" table:style-name="ce236">
            <text:p>1 099<text:s/></text:p>
          </table:table-cell>
          <table:table-cell office:value-type="float" office:value="7.3922109369745064" table:style-name="ce428">
            <text:p>7,4</text:p>
          </table:table-cell>
          <table:table-cell office:value-type="float" office:value="780" table:style-name="ce356">
            <text:p><text:s/>780<text:s/></text:p>
          </table:table-cell>
          <table:table-cell office:value-type="float" office:value="6.3347681312434014" table:style-name="ce332">
            <text:p>6,3<text:s text:c="4"/></text:p>
          </table:table-cell>
          <table:table-cell table:style-name="ce328"/>
          <table:table-cell office:value-type="float" office:value="-94" table:style-name="ce429">
            <text:p>-94<text:s text:c="2"/></text:p>
          </table:table-cell>
          <table:table-cell office:value-type="float" office:value="-319" table:style-name="ce429">
            <text:p>-319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47">
            <text:p>Serviços</text:p>
          </table:table-cell>
          <table:table-cell office:value-type="float" office:value="7277" table:style-name="ce327">
            <text:p>7 277<text:s/></text:p>
          </table:table-cell>
          <table:table-cell office:value-type="float" office:value="59.258957654723133" table:style-name="ce423">
            <text:p>59,3</text:p>
          </table:table-cell>
          <table:table-cell office:value-type="float" office:value="9912" table:style-name="ce329">
            <text:p>9 912<text:s/></text:p>
          </table:table-cell>
          <table:table-cell office:value-type="float" office:value="66.67115087105671" table:style-name="ce423">
            <text:p>66,7</text:p>
          </table:table-cell>
          <table:table-cell office:value-type="float" office:value="8277" table:style-name="ce349">
            <text:p>8 277<text:s/></text:p>
          </table:table-cell>
          <table:table-cell office:value-type="float" office:value="67.22163566961747" table:style-name="ce328">
            <text:p>67,2<text:s text:c="4"/></text:p>
          </table:table-cell>
          <table:table-cell table:style-name="ce328"/>
          <table:table-cell office:value-type="float" office:value="1000" table:style-name="ce427">
            <text:p>+1000<text:s text:c="2"/></text:p>
          </table:table-cell>
          <table:table-cell office:value-type="float" office:value="-1635" table:style-name="ce427">
            <text:p>-1635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Comércio, manut. repar. de veículos automóveis e motociclos</text:p>
          </table:table-cell>
          <table:table-cell office:value-type="float" office:value="216" table:style-name="ce234">
            <text:p><text:s/>216<text:s/></text:p>
          </table:table-cell>
          <table:table-cell office:value-type="float" office:value="1.7589576547231269" table:style-name="ce428">
            <text:p>1,8</text:p>
          </table:table-cell>
          <table:table-cell office:value-type="float" office:value="311" table:style-name="ce236">
            <text:p><text:s/>311<text:s/></text:p>
          </table:table-cell>
          <table:table-cell office:value-type="float" office:value="2.0918813479518397" table:style-name="ce428">
            <text:p>2,1</text:p>
          </table:table-cell>
          <table:table-cell office:value-type="float" office:value="203" table:style-name="ce356">
            <text:p><text:s/>203<text:s/></text:p>
          </table:table-cell>
          <table:table-cell office:value-type="float" office:value="1.6486640136441162" table:style-name="ce332">
            <text:p>1,6<text:s text:c="4"/></text:p>
          </table:table-cell>
          <table:table-cell table:style-name="ce332"/>
          <table:table-cell office:value-type="float" office:value="-13" table:style-name="ce429">
            <text:p>-13<text:s text:c="2"/></text:p>
          </table:table-cell>
          <table:table-cell office:value-type="float" office:value="-108" table:style-name="ce429">
            <text:p>-108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Comércio por grosso e a retalho</text:p>
          </table:table-cell>
          <table:table-cell office:value-type="float" office:value="1618" table:style-name="ce234">
            <text:p>1 618<text:s/></text:p>
          </table:table-cell>
          <table:table-cell office:value-type="float" office:value="13.175895765472312" table:style-name="ce428">
            <text:p>13,2</text:p>
          </table:table-cell>
          <table:table-cell office:value-type="float" office:value="2189" table:style-name="ce236">
            <text:p>2 189<text:s/></text:p>
          </table:table-cell>
          <table:table-cell office:value-type="float" office:value="14.723885114683528" table:style-name="ce428">
            <text:p>14,7</text:p>
          </table:table-cell>
          <table:table-cell office:value-type="float" office:value="1706" table:style-name="ce356">
            <text:p>1 706<text:s/></text:p>
          </table:table-cell>
          <table:table-cell office:value-type="float" office:value="13.855274912693902" table:style-name="ce332">
            <text:p>13,9<text:s text:c="4"/></text:p>
          </table:table-cell>
          <table:table-cell table:style-name="ce332"/>
          <table:table-cell office:value-type="float" office:value="88" table:style-name="ce429">
            <text:p>+88<text:s text:c="2"/></text:p>
          </table:table-cell>
          <table:table-cell office:value-type="float" office:value="-483" table:style-name="ce429">
            <text:p>-483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Transportes e armazenagem</text:p>
          </table:table-cell>
          <table:table-cell office:value-type="float" office:value="196" table:style-name="ce234">
            <text:p><text:s/>196<text:s/></text:p>
          </table:table-cell>
          <table:table-cell office:value-type="float" office:value="1.5960912052117262" table:style-name="ce428">
            <text:p>1,6</text:p>
          </table:table-cell>
          <table:table-cell office:value-type="float" office:value="243" table:style-name="ce236">
            <text:p><text:s/>243<text:s/></text:p>
          </table:table-cell>
          <table:table-cell office:value-type="float" office:value="1.6344925001681578" table:style-name="ce428">
            <text:p>1,6</text:p>
          </table:table-cell>
          <table:table-cell office:value-type="float" office:value="212" table:style-name="ce356">
            <text:p><text:s/>212<text:s/></text:p>
          </table:table-cell>
          <table:table-cell office:value-type="float" office:value="1.7217574920815399" table:style-name="ce332">
            <text:p>1,7<text:s text:c="4"/></text:p>
          </table:table-cell>
          <table:table-cell table:style-name="ce332"/>
          <table:table-cell office:value-type="float" office:value="16" table:style-name="ce429">
            <text:p>+16<text:s text:c="2"/></text:p>
          </table:table-cell>
          <table:table-cell office:value-type="float" office:value="-31" table:style-name="ce429">
            <text:p>-31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Alojamento, restauração e similares</text:p>
          </table:table-cell>
          <table:table-cell office:value-type="float" office:value="825" table:style-name="ce234">
            <text:p><text:s/>825<text:s/></text:p>
          </table:table-cell>
          <table:table-cell office:value-type="float" office:value="6.7182410423452774" table:style-name="ce428">
            <text:p>6,7</text:p>
          </table:table-cell>
          <table:table-cell office:value-type="float" office:value="1490" table:style-name="ce236">
            <text:p>1 490<text:s/></text:p>
          </table:table-cell>
          <table:table-cell office:value-type="float" office:value="10.022196811730678" table:style-name="ce428">
            <text:p>10,0</text:p>
          </table:table-cell>
          <table:table-cell office:value-type="float" office:value="892" table:style-name="ce356">
            <text:p><text:s/>892<text:s/></text:p>
          </table:table-cell>
          <table:table-cell office:value-type="float" office:value="7.2443758629091208" table:style-name="ce332">
            <text:p>7,2<text:s text:c="4"/></text:p>
          </table:table-cell>
          <table:table-cell table:style-name="ce332"/>
          <table:table-cell office:value-type="float" office:value="67" table:style-name="ce429">
            <text:p>+67<text:s text:c="2"/></text:p>
          </table:table-cell>
          <table:table-cell office:value-type="float" office:value="-598" table:style-name="ce429">
            <text:p>-598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Atividades de informação e de comunicação</text:p>
          </table:table-cell>
          <table:table-cell office:value-type="float" office:value="308" table:style-name="ce234">
            <text:p><text:s/>308<text:s/></text:p>
          </table:table-cell>
          <table:table-cell office:value-type="float" office:value="2.5081433224755703" table:style-name="ce428">
            <text:p>2,5</text:p>
          </table:table-cell>
          <table:table-cell office:value-type="float" office:value="302" table:style-name="ce236">
            <text:p><text:s/>302<text:s/></text:p>
          </table:table-cell>
          <table:table-cell office:value-type="float" office:value="2.0313445886863524" table:style-name="ce428">
            <text:p>2,0</text:p>
          </table:table-cell>
          <table:table-cell office:value-type="float" office:value="256" table:style-name="ce356">
            <text:p><text:s/>256<text:s/></text:p>
          </table:table-cell>
          <table:table-cell office:value-type="float" office:value="2.0791033866645008" table:style-name="ce332">
            <text:p>2,1<text:s text:c="4"/></text:p>
          </table:table-cell>
          <table:table-cell table:style-name="ce332"/>
          <table:table-cell office:value-type="float" office:value="-52" table:style-name="ce429">
            <text:p>-52<text:s text:c="2"/></text:p>
          </table:table-cell>
          <table:table-cell office:value-type="float" office:value="-46" table:style-name="ce429">
            <text:p>-46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250">
            <text:p>Atividades financeiras e de seguros</text:p>
          </table:table-cell>
          <table:table-cell office:value-type="float" office:value="57" table:style-name="ce234">
            <text:p><text:s/>57<text:s/></text:p>
          </table:table-cell>
          <table:table-cell office:value-type="float" office:value="0.4641693811074919" table:style-name="ce428">
            <text:p>0,5</text:p>
          </table:table-cell>
          <table:table-cell office:value-type="float" office:value="74" table:style-name="ce236">
            <text:p><text:s/>74<text:s/></text:p>
          </table:table-cell>
          <table:table-cell office:value-type="float" office:value="0.4977466872940069" table:style-name="ce428">
            <text:p>0,5</text:p>
          </table:table-cell>
          <table:table-cell office:value-type="float" office:value="43" table:style-name="ce356">
            <text:p><text:s/>43<text:s/></text:p>
          </table:table-cell>
          <table:table-cell office:value-type="float" office:value="0.34922439697880286" table:style-name="ce332">
            <text:p>0,3<text:s text:c="4"/></text:p>
          </table:table-cell>
          <table:table-cell table:style-name="ce332"/>
          <table:table-cell office:value-type="float" office:value="-14" table:style-name="ce429">
            <text:p>-14<text:s text:c="2"/></text:p>
          </table:table-cell>
          <table:table-cell office:value-type="float" office:value="-31" table:style-name="ce429">
            <text:p>-31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Atividades imobiliárias, administrativas e dos serviços de apoio</text:p>
          </table:table-cell>
          <table:table-cell office:value-type="float" office:value="1867" table:style-name="ce234">
            <text:p>1 867<text:s/></text:p>
          </table:table-cell>
          <table:table-cell office:value-type="float" office:value="15.203583061889251" table:style-name="ce428">
            <text:p>15,2</text:p>
          </table:table-cell>
          <table:table-cell office:value-type="float" office:value="2344" table:style-name="ce236">
            <text:p>2 344<text:s/></text:p>
          </table:table-cell>
          <table:table-cell office:value-type="float" office:value="15.766462635366921" table:style-name="ce428">
            <text:p>15,8</text:p>
          </table:table-cell>
          <table:table-cell office:value-type="float" office:value="2297" table:style-name="ce356">
            <text:p>2 297<text:s/></text:p>
          </table:table-cell>
          <table:table-cell office:value-type="float" office:value="18.6550799967514" table:style-name="ce332">
            <text:p>18,7<text:s text:c="4"/></text:p>
          </table:table-cell>
          <table:table-cell table:style-name="ce332"/>
          <table:table-cell office:value-type="float" office:value="430" table:style-name="ce429">
            <text:p>+430<text:s text:c="2"/></text:p>
          </table:table-cell>
          <table:table-cell office:value-type="float" office:value="-47" table:style-name="ce429">
            <text:p>-47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Atividades de consultoria, científicas, técnicas e similares</text:p>
          </table:table-cell>
          <table:table-cell office:value-type="float" office:value="438" table:style-name="ce234">
            <text:p><text:s/>438<text:s/></text:p>
          </table:table-cell>
          <table:table-cell office:value-type="float" office:value="3.5667752442996741" table:style-name="ce428">
            <text:p>3,6</text:p>
          </table:table-cell>
          <table:table-cell office:value-type="float" office:value="780" table:style-name="ce236">
            <text:p><text:s/>780<text:s/></text:p>
          </table:table-cell>
          <table:table-cell office:value-type="float" office:value="5.2465191363422345" table:style-name="ce428">
            <text:p>5,2</text:p>
          </table:table-cell>
          <table:table-cell office:value-type="float" office:value="613" table:style-name="ce356">
            <text:p><text:s/>613<text:s/></text:p>
          </table:table-cell>
          <table:table-cell office:value-type="float" office:value="4.9784780313489803" table:style-name="ce332">
            <text:p>5,0<text:s text:c="4"/></text:p>
          </table:table-cell>
          <table:table-cell table:style-name="ce332"/>
          <table:table-cell office:value-type="float" office:value="175" table:style-name="ce429">
            <text:p>+175<text:s text:c="2"/></text:p>
          </table:table-cell>
          <table:table-cell office:value-type="float" office:value="-167" table:style-name="ce429">
            <text:p>-167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355">
            <text:p>Admin. pública, educação, atividades de saúde e apoio social</text:p>
          </table:table-cell>
          <table:table-cell office:value-type="float" office:value="1251" table:style-name="ce234">
            <text:p>1 251<text:s/></text:p>
          </table:table-cell>
          <table:table-cell office:value-type="float" office:value="10.187296416938111" table:style-name="ce428">
            <text:p>10,2</text:p>
          </table:table-cell>
          <table:table-cell office:value-type="float" office:value="1541" table:style-name="ce236">
            <text:p>1 541<text:s/></text:p>
          </table:table-cell>
          <table:table-cell office:value-type="float" office:value="10.365238447568439" table:style-name="ce428">
            <text:p>10,4</text:p>
          </table:table-cell>
          <table:table-cell office:value-type="float" office:value="1510" table:style-name="ce356">
            <text:p>1 510<text:s/></text:p>
          </table:table-cell>
          <table:table-cell office:value-type="float" office:value="12.263461382278892" table:style-name="ce332">
            <text:p>12,3<text:s text:c="4"/></text:p>
          </table:table-cell>
          <table:table-cell table:style-name="ce332"/>
          <table:table-cell office:value-type="float" office:value="259" table:style-name="ce429">
            <text:p>+259<text:s text:c="2"/></text:p>
          </table:table-cell>
          <table:table-cell office:value-type="float" office:value="-31" table:style-name="ce429">
            <text:p>-31<text:s text:c="2"/></text:p>
          </table:table-cell>
          <table:table-cell table:style-name="ce137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253">
            <text:p>Outras atividades de serviços</text:p>
          </table:table-cell>
          <table:table-cell office:value-type="float" office:value="501" table:style-name="ce234">
            <text:p><text:s/>501<text:s/></text:p>
          </table:table-cell>
          <table:table-cell office:value-type="float" office:value="4.0798045602605866" table:style-name="ce428">
            <text:p>4,1</text:p>
          </table:table-cell>
          <table:table-cell office:value-type="float" office:value="638" table:style-name="ce236">
            <text:p><text:s/>638<text:s/></text:p>
          </table:table-cell>
          <table:table-cell office:value-type="float" office:value="4.2913836012645454" table:style-name="ce428">
            <text:p>4,3</text:p>
          </table:table-cell>
          <table:table-cell office:value-type="float" office:value="545" table:style-name="ce356">
            <text:p><text:s/>545<text:s/></text:p>
          </table:table-cell>
          <table:table-cell office:value-type="float" office:value="4.4262161942662228" table:style-name="ce332">
            <text:p>4,4<text:s text:c="4"/></text:p>
          </table:table-cell>
          <table:table-cell table:style-name="ce332"/>
          <table:table-cell office:value-type="float" office:value="44" table:style-name="ce429">
            <text:p>+44<text:s text:c="2"/></text:p>
          </table:table-cell>
          <table:table-cell office:value-type="float" office:value="-93" table:style-name="ce429">
            <text:p>-93<text:s text:c="2"/></text:p>
          </table:table-cell>
          <table:table-cell table:style-name="ce140"/>
          <table:table-cell table:number-columns-repeated="2" table:style-name="ce341"/>
          <table:table-cell table:number-columns-repeated="16370"/>
        </table:table-row>
        <table:table-row table:style-name="ro7">
          <table:table-cell/>
          <table:table-cell office:value-type="string" table:style-name="ce253">
            <text:p>Sem classificação</text:p>
          </table:table-cell>
          <table:table-cell office:value-type="float" office:value="0" table:style-name="ce234">
            <text:p><text:s/>0<text:s/></text:p>
          </table:table-cell>
          <table:table-cell office:value-type="float" office:value="0" table:style-name="ce428">
            <text:p>0,0</text:p>
          </table:table-cell>
          <table:table-cell office:value-type="float" office:value="0" table:style-name="ce236">
            <text:p><text:s/>0<text:s/></text:p>
          </table:table-cell>
          <table:table-cell office:value-type="float" office:value="0" table:style-name="ce428">
            <text:p>0,0</text:p>
          </table:table-cell>
          <table:table-cell office:value-type="float" office:value="0" table:style-name="ce356">
            <text:p><text:s/>0<text:s/></text:p>
          </table:table-cell>
          <table:table-cell office:value-type="float" office:value="0" table:style-name="ce332">
            <text:p>0,0<text:s text:c="4"/></text:p>
          </table:table-cell>
          <table:table-cell table:style-name="ce332"/>
          <table:table-cell office:value-type="float" office:value="0" table:style-name="ce429">
            <text:p>+0<text:s text:c="2"/></text:p>
          </table:table-cell>
          <table:table-cell office:value-type="float" office:value="0" table:style-name="ce429">
            <text:p>+0<text:s text:c="2"/></text:p>
          </table:table-cell>
          <table:table-cell table:style-name="ce140"/>
          <table:table-cell table:number-columns-repeated="2" table:style-name="ce341"/>
          <table:table-cell table:number-columns-repeated="16370"/>
        </table:table-row>
        <table:table-row table:style-name="ro11">
          <table:table-cell/>
          <table:table-cell table:style-name="ce430"/>
          <table:table-cell table:style-name="ce431"/>
          <table:table-cell table:style-name="ce432"/>
          <table:table-cell table:style-name="ce336"/>
          <table:table-cell table:style-name="ce432"/>
          <table:table-cell table:style-name="ce433"/>
          <table:table-cell table:style-name="ce432"/>
          <table:table-cell table:style-name="ce434"/>
          <table:table-cell table:number-columns-repeated="2" table:style-name="ce435"/>
          <table:table-cell table:style-name="ce140"/>
          <table:table-cell table:number-columns-repeated="2" table:style-name="ce341"/>
          <table:table-cell table:number-columns-repeated="16370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style-name="ce137"/>
          <table:table-cell table:style-name="ce436"/>
          <table:table-cell table:style-name="ce137"/>
          <table:table-cell table:style-name="ce436"/>
          <table:table-cell table:style-name="ce137"/>
          <table:table-cell table:style-name="ce436"/>
          <table:table-cell table:number-columns-repeated="16377" table:style-name="ce137"/>
        </table:table-row>
        <table:table-row table:style-name="ro7">
          <table:table-cell/>
          <table:table-cell office:value-type="string" table:style-name="ce295">
            <text:p>(a) - Na sequência da <text:s/>reorganização geográfica dos Centros de Emprego e Formação Profissional, <text:s/>o âmbito territorial das regiões Centro e Lisboa V. Tejo<text:s/></text:p>
          </table:table-cell>
          <table:table-cell table:number-columns-repeated="9" table:style-name="ce140"/>
          <table:table-cell table:number-columns-repeated="16373" table:style-name="ce137"/>
        </table:table-row>
        <table:table-row table:style-name="ro7">
          <table:table-cell/>
          <table:table-cell office:value-type="string" table:style-name="ce295">
            <text:p><text:s/>foi alterado (concelhos de Sertã e Vila do Rei). Os dados estatísticos foram <text:s/>recalculados a partir de janeiro de 2014, pelo que, na <text:s/>comparação com<text:s/></text:p>
          </table:table-cell>
          <table:table-cell table:number-columns-repeated="4" table:style-name="ce140"/>
          <table:table-cell table:style-name="ce437"/>
          <table:table-cell table:number-columns-repeated="4" table:style-name="ce140"/>
          <table:table-cell table:number-columns-repeated="16373" table:style-name="ce137"/>
        </table:table-row>
        <table:table-row table:style-name="ro7">
          <table:table-cell/>
          <table:table-cell office:value-type="string" table:style-name="ce295">
            <text:p>períodos homólogos de anos anteriores, deverá ter-se em conta que <text:s/>se trata de realidades estatísticas de diferente âmbito territorial.</text:p>
          </table:table-cell>
          <table:table-cell table:number-columns-repeated="9" table:style-name="ce140"/>
          <table:table-cell table:number-columns-repeated="16373" table:style-name="ce137"/>
        </table:table-row>
        <table:table-row table:style-name="ro7">
          <table:table-cell/>
          <table:table-cell table:number-columns-repeated="10" table:style-name="ce140"/>
          <table:table-cell table:number-columns-repeated="16373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40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</table:table>
      <table:table table:name="XII-XIII" table:style-name="ta11" table:print-ranges="XII-XIII.B1:XII-XIII.K55">
        <table:table-column table:style-name="co28" table:default-cell-style-name="ce137"/>
        <table:table-column table:style-name="co68" table:default-cell-style-name="ce137"/>
        <table:table-column table:style-name="co56" table:default-cell-style-name="ce137"/>
        <table:table-column table:style-name="co17" table:default-cell-style-name="ce137"/>
        <table:table-column table:style-name="co34" table:default-cell-style-name="ce137"/>
        <table:table-column table:style-name="co17" table:default-cell-style-name="ce137"/>
        <table:table-column table:style-name="co7" table:default-cell-style-name="ce137"/>
        <table:table-column table:style-name="co17" table:default-cell-style-name="ce137"/>
        <table:table-column table:style-name="co69" table:default-cell-style-name="ce137"/>
        <table:table-column table:style-name="co64" table:default-cell-style-name="ce137"/>
        <table:table-column table:style-name="co25" table:default-cell-style-name="ce137"/>
        <table:table-column table:style-name="co34" table:number-columns-repeated="16373" table:default-cell-style-name="ce137"/>
        <table:table-row table:style-name="ro7">
          <table:table-cell table:number-columns-repeated="6"/>
          <table:table-cell table:style-name="ce137">
            <draw:frame draw:z-index="1" draw:id="id119" draw:style-name="a268" draw:name="Text Box 162" svg:x="0.125in" svg:y="0.15625in" svg:width="1.48958in" svg:height="0.28125in">
              <draw:text-box>
                <text:p text:style-name="a259" text:class-names="" text:cond-style-name=""><text:span text:style-name="a258" text:class-names="">JANEIRO 2011, Nº1</text:span></text:p>
                <text:p text:style-name="a261" text:class-names="" text:cond-style-name=""><text:span text:style-name="a260" text:class-names=""/></text:p>
                <text:p text:style-name="a263" text:class-names="" text:cond-style-name=""><text:span text:style-name="a262" text:class-names="">RO 2008, Nº 1</text:span></text:p>
                <text:p text:style-name="a265" text:class-names="" text:cond-style-name=""><text:span text:style-name="a264" text:class-names=""/></text:p>
                <text:p text:style-name="a267" text:class-names="" text:cond-style-name=""><text:span text:style-name="a266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8">
          <table:table-cell table:style-name="ce139"/>
          <table:table-cell table:number-columns-repeated="11" table:style-name="ce139"/>
          <table:table-cell office:value-type="string" table:style-name="ce139">
            <text:p><text:s/></text:p>
          </table:table-cell>
          <table:table-cell table:number-columns-repeated="16371" table:style-name="ce139"/>
        </table:table-row>
        <table:table-row table:style-name="ro8">
          <table:table-cell table:style-name="ce139"/>
          <table:table-cell table:number-columns-repeated="16383" table:style-name="ce139"/>
        </table:table-row>
        <table:table-row table:number-rows-repeated="2" table:style-name="ro19">
          <table:table-cell/>
          <table:table-cell table:number-columns-repeated="16383" table:style-name="ce137"/>
        </table:table-row>
        <table:table-row table:style-name="ro7">
          <table:table-cell/>
          <table:table-cell office:value-type="string" table:number-columns-spanned="10" table:number-rows-spanned="1" table:style-name="ce173">
            <text:p>QUADRO XII - COLOCAÇÕES POR REGIÕES</text:p>
          </table:table-cell>
          <table:covered-table-cell table:number-columns-repeated="9"/>
          <table:table-cell table:number-columns-repeated="16373" table:style-name="ce137"/>
        </table:table-row>
        <table:table-row table:style-name="ro7">
          <table:table-cell/>
          <table:table-cell office:value-type="string" table:number-columns-spanned="10" table:number-rows-spanned="1" table:style-name="ce298">
            <text:p>Movimento ao longo dos meses</text:p>
          </table:table-cell>
          <table:covered-table-cell table:number-columns-repeated="9"/>
          <table:table-cell table:number-columns-repeated="16373" table:style-name="ce137"/>
        </table:table-row>
        <table:table-row table:style-name="ro22">
          <table:table-cell/>
          <table:table-cell table:number-columns-repeated="10" table:style-name="ce140"/>
          <table:table-cell table:number-columns-repeated="16373" table:style-name="ce137"/>
        </table:table-row>
        <table:table-row table:style-name="ro12">
          <table:table-cell table:style-name="ce233"/>
          <table:table-cell table:style-name="ce302"/>
          <table:table-cell office:value-type="float" office:value="2013" table:style-name="ce182">
            <text:p>2013</text:p>
          </table:table-cell>
          <table:table-cell table:style-name="ce183"/>
          <table:table-cell office:value-type="float" office:value="2014" table:number-columns-spanned="4" table:number-rows-spanned="1" table:style-name="ce222">
            <text:p>2014</text:p>
          </table:table-cell>
          <table:covered-table-cell table:number-columns-repeated="3"/>
          <table:table-cell office:value-type="string" table:number-columns-spanned="3" table:number-rows-spanned="1" table:style-name="ce223">
            <text:p>var.%</text:p>
          </table:table-cell>
          <table:covered-table-cell table:number-columns-repeated="2"/>
          <table:table-cell table:number-columns-repeated="16373" table:style-name="ce233"/>
        </table:table-row>
        <table:table-row table:style-name="ro13">
          <table:table-cell table:style-name="ce233"/>
          <table:table-cell table:style-name="ce180"/>
          <table:table-cell office:value-type="string" table:style-name="ce185">
            <text:p>NOVEM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OUTU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NOVEMBRO</text:p>
          </table:table-cell>
          <table:table-cell office:value-type="string" table:style-name="ce187">
            <text:p>%</text:p>
          </table:table-cell>
          <table:table-cell office:value-type="string" table:number-columns-spanned="2" table:number-rows-spanned="1" table:style-name="ce224">
            <text:p>mês homólogo</text:p>
          </table:table-cell>
          <table:covered-table-cell/>
          <table:table-cell office:value-type="string" table:style-name="ce188">
            <text:p>mês <text:s text:c="2"/>anterior</text:p>
          </table:table-cell>
          <table:table-cell table:number-columns-repeated="16373" table:style-name="ce233"/>
        </table:table-row>
        <table:table-row table:style-name="ro11">
          <table:table-cell table:style-name="ce7"/>
          <table:table-cell table:style-name="ce33"/>
          <table:table-cell table:style-name="ce262"/>
          <table:table-cell table:style-name="ce33"/>
          <table:table-cell table:style-name="ce438"/>
          <table:table-cell table:number-columns-repeated="6" table:style-name="ce33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64">
            <text:p>PORTUGAL</text:p>
          </table:table-cell>
          <table:table-cell office:value-type="float" office:value="8023" table:style-name="ce265">
            <text:p>8 023</text:p>
          </table:table-cell>
          <table:table-cell office:value-type="float" office:value="100" table:style-name="ce439">
            <text:p>100,0<text:s text:c="4"/></text:p>
          </table:table-cell>
          <table:table-cell office:value-type="float" office:value="10408" table:style-name="ce267">
            <text:p>10 408</text:p>
          </table:table-cell>
          <table:table-cell office:value-type="float" office:value="100" table:style-name="ce439">
            <text:p>100,0<text:s text:c="4"/></text:p>
          </table:table-cell>
          <table:table-cell office:value-type="float" office:value="9294" table:style-name="ce267">
            <text:p>9 294</text:p>
          </table:table-cell>
          <table:table-cell office:value-type="float" office:value="100" table:style-name="ce439">
            <text:p>100,0<text:s text:c="4"/></text:p>
          </table:table-cell>
          <table:table-cell table:style-name="ce266"/>
          <table:table-cell office:value-type="float" office:value="15.841954381154181" table:style-name="ce268">
            <text:p>+15,8<text:s text:c="3"/></text:p>
          </table:table-cell>
          <table:table-cell office:value-type="float" office:value="-10.703305149884699" table:style-name="ce439">
            <text:p>-10,7<text:s text:c="4"/></text:p>
          </table:table-cell>
          <table:table-cell table:style-name="ce7"/>
          <table:table-cell table:style-name="ce255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69">
            <text:p>CONTINENTE</text:p>
          </table:table-cell>
          <table:table-cell office:value-type="float" office:value="7842" table:style-name="ce265">
            <text:p>7 842</text:p>
          </table:table-cell>
          <table:table-cell office:value-type="float" office:value="97.743986040134615" table:style-name="ce439">
            <text:p>97,7<text:s text:c="4"/></text:p>
          </table:table-cell>
          <table:table-cell office:value-type="float" office:value="10078" table:style-name="ce267">
            <text:p>10 078</text:p>
          </table:table-cell>
          <table:table-cell office:value-type="float" office:value="96.829362029208298" table:style-name="ce439">
            <text:p>96,8<text:s text:c="4"/></text:p>
          </table:table-cell>
          <table:table-cell office:value-type="float" office:value="9070" table:style-name="ce267">
            <text:p>9 070</text:p>
          </table:table-cell>
          <table:table-cell office:value-type="float" office:value="97.589842909403913" table:style-name="ce439">
            <text:p>97,6<text:s text:c="4"/></text:p>
          </table:table-cell>
          <table:table-cell table:style-name="ce266"/>
          <table:table-cell office:value-type="float" office:value="15.659270594236176" table:style-name="ce268">
            <text:p>+15,7<text:s text:c="3"/></text:p>
          </table:table-cell>
          <table:table-cell office:value-type="float" office:value="-10.001984520738233" table:style-name="ce439">
            <text:p>-10,0<text:s text:c="4"/></text:p>
          </table:table-cell>
          <table:table-cell table:number-columns-repeated="16373" table:style-name="ce7"/>
        </table:table-row>
        <table:table-row table:style-name="ro1">
          <table:table-cell table:style-name="ce263"/>
          <table:table-cell office:value-type="string" table:style-name="ce278">
            <text:p>Norte</text:p>
          </table:table-cell>
          <table:table-cell office:value-type="float" office:value="3138" table:style-name="ce272">
            <text:p>3 138</text:p>
          </table:table-cell>
          <table:table-cell office:value-type="float" office:value="39.112551414682791" table:style-name="ce440">
            <text:p>39,1<text:s text:c="4"/></text:p>
          </table:table-cell>
          <table:table-cell office:value-type="float" office:value="3894" table:style-name="ce274">
            <text:p>3 894</text:p>
          </table:table-cell>
          <table:table-cell office:value-type="float" office:value="37.413528055342042" table:style-name="ce440">
            <text:p>37,4<text:s text:c="4"/></text:p>
          </table:table-cell>
          <table:table-cell office:value-type="float" office:value="3386" table:style-name="ce274">
            <text:p>3 386</text:p>
          </table:table-cell>
          <table:table-cell office:value-type="float" office:value="36.432106735528293" table:style-name="ce440">
            <text:p>36,4<text:s text:c="4"/></text:p>
          </table:table-cell>
          <table:table-cell table:style-name="ce273"/>
          <table:table-cell office:value-type="float" office:value="7.903123008285533" table:style-name="ce275">
            <text:p>+7,9<text:s text:c="3"/></text:p>
          </table:table-cell>
          <table:table-cell office:value-type="float" office:value="-13.045711350796097" table:style-name="ce440">
            <text:p>-13,0<text:s text:c="4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71">
            <text:p>Centro (a)</text:p>
          </table:table-cell>
          <table:table-cell office:value-type="float" office:value="1905" table:style-name="ce272">
            <text:p>1 905</text:p>
          </table:table-cell>
          <table:table-cell office:value-type="float" office:value="23.744235323445096" table:style-name="ce440">
            <text:p>23,7<text:s text:c="4"/></text:p>
          </table:table-cell>
          <table:table-cell office:value-type="float" office:value="2706" table:style-name="ce274">
            <text:p>2 706</text:p>
          </table:table-cell>
          <table:table-cell office:value-type="float" office:value="25.99923136049193" table:style-name="ce440">
            <text:p>26,0<text:s text:c="4"/></text:p>
          </table:table-cell>
          <table:table-cell office:value-type="float" office:value="2344" table:style-name="ce274">
            <text:p>2 344</text:p>
          </table:table-cell>
          <table:table-cell office:value-type="float" office:value="25.220572412309018" table:style-name="ce440">
            <text:p>25,2<text:s text:c="4"/></text:p>
          </table:table-cell>
          <table:table-cell table:style-name="ce273"/>
          <table:table-cell office:value-type="float" office:value="23.044619422572183" table:style-name="ce275">
            <text:p>+23,0<text:s text:c="3"/></text:p>
          </table:table-cell>
          <table:table-cell office:value-type="float" office:value="-13.377679231337765" table:style-name="ce440">
            <text:p>-13,4<text:s text:c="4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71">
            <text:p>Lisboa V. Tejo (a)</text:p>
          </table:table-cell>
          <table:table-cell office:value-type="float" office:value="1746" table:style-name="ce272">
            <text:p>1 746</text:p>
          </table:table-cell>
          <table:table-cell office:value-type="float" office:value="21.762433005110307" table:style-name="ce440">
            <text:p>21,8<text:s text:c="4"/></text:p>
          </table:table-cell>
          <table:table-cell office:value-type="float" office:value="2526" table:style-name="ce274">
            <text:p>2 526</text:p>
          </table:table-cell>
          <table:table-cell office:value-type="float" office:value="24.26979246733282" table:style-name="ce440">
            <text:p>24,3<text:s text:c="4"/></text:p>
          </table:table-cell>
          <table:table-cell office:value-type="float" office:value="2268" table:style-name="ce274">
            <text:p>2 268</text:p>
          </table:table-cell>
          <table:table-cell office:value-type="float" office:value="24.402840542285347" table:style-name="ce440">
            <text:p>24,4<text:s text:c="4"/></text:p>
          </table:table-cell>
          <table:table-cell table:style-name="ce273"/>
          <table:table-cell office:value-type="float" office:value="29.896907216494839" table:style-name="ce275">
            <text:p>+29,9<text:s text:c="3"/></text:p>
          </table:table-cell>
          <table:table-cell office:value-type="float" office:value="-10.213776722090259" table:style-name="ce440">
            <text:p>-10,2<text:s text:c="4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71">
            <text:p>Alentejo</text:p>
          </table:table-cell>
          <table:table-cell office:value-type="float" office:value="781" table:style-name="ce272">
            <text:p><text:s/>781</text:p>
          </table:table-cell>
          <table:table-cell office:value-type="float" office:value="9.7345132743362832" table:style-name="ce440">
            <text:p>9,7<text:s text:c="4"/></text:p>
          </table:table-cell>
          <table:table-cell office:value-type="float" office:value="613" table:style-name="ce274">
            <text:p><text:s/>613</text:p>
          </table:table-cell>
          <table:table-cell office:value-type="float" office:value="5.8897002305918527" table:style-name="ce440">
            <text:p>5,9<text:s text:c="4"/></text:p>
          </table:table-cell>
          <table:table-cell office:value-type="float" office:value="768" table:style-name="ce274">
            <text:p><text:s/>768</text:p>
          </table:table-cell>
          <table:table-cell office:value-type="float" office:value="8.2633957391865707" table:style-name="ce440">
            <text:p>8,3<text:s text:c="4"/></text:p>
          </table:table-cell>
          <table:table-cell table:style-name="ce273"/>
          <table:table-cell office:value-type="float" office:value="-1.6645326504481517" table:style-name="ce275">
            <text:p>-1,7<text:s text:c="3"/></text:p>
          </table:table-cell>
          <table:table-cell office:value-type="float" office:value="25.285481239804227" table:style-name="ce440">
            <text:p>25,3<text:s text:c="4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78">
            <text:p>Algarve</text:p>
          </table:table-cell>
          <table:table-cell office:value-type="float" office:value="272" table:style-name="ce272">
            <text:p><text:s/>272</text:p>
          </table:table-cell>
          <table:table-cell office:value-type="float" office:value="3.3902530225601399" table:style-name="ce440">
            <text:p>3,4<text:s text:c="4"/></text:p>
          </table:table-cell>
          <table:table-cell office:value-type="float" office:value="339" table:style-name="ce274">
            <text:p><text:s/>339</text:p>
          </table:table-cell>
          <table:table-cell office:value-type="float" office:value="3.2571099154496541" table:style-name="ce440">
            <text:p>3,3<text:s text:c="4"/></text:p>
          </table:table-cell>
          <table:table-cell office:value-type="float" office:value="304" table:style-name="ce274">
            <text:p><text:s/>304</text:p>
          </table:table-cell>
          <table:table-cell office:value-type="float" office:value="3.2709274800946848" table:style-name="ce440">
            <text:p>3,3<text:s text:c="4"/></text:p>
          </table:table-cell>
          <table:table-cell table:style-name="ce273"/>
          <table:table-cell office:value-type="float" office:value="11.764705882352942" table:style-name="ce275">
            <text:p>+11,8<text:s text:c="3"/></text:p>
          </table:table-cell>
          <table:table-cell office:value-type="float" office:value="-10.324483775811217" table:style-name="ce440">
            <text:p>-10,3<text:s text:c="4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441">
            <text:p>REG.AUTÓNOMAS</text:p>
          </table:table-cell>
          <table:table-cell office:value-type="float" office:value="181" table:style-name="ce267">
            <text:p><text:s/>181</text:p>
          </table:table-cell>
          <table:table-cell office:value-type="float" office:value="2.256013959865387" table:style-name="ce439">
            <text:p>2,3<text:s text:c="4"/></text:p>
          </table:table-cell>
          <table:table-cell office:value-type="float" office:value="330" table:style-name="ce267">
            <text:p><text:s/>330</text:p>
          </table:table-cell>
          <table:table-cell office:value-type="float" office:value="3.1706379707916987" table:style-name="ce439">
            <text:p>3,2<text:s text:c="4"/></text:p>
          </table:table-cell>
          <table:table-cell office:value-type="float" office:value="224" table:style-name="ce267">
            <text:p><text:s/>224</text:p>
          </table:table-cell>
          <table:table-cell office:value-type="float" office:value="2.4101570905960834" table:style-name="ce439">
            <text:p>2,4<text:s text:c="4"/></text:p>
          </table:table-cell>
          <table:table-cell table:style-name="ce266"/>
          <table:table-cell office:value-type="float" office:value="23.756906077348063" table:style-name="ce268">
            <text:p>+23,8<text:s text:c="3"/></text:p>
          </table:table-cell>
          <table:table-cell office:value-type="float" office:value="-32.12121212121211" table:style-name="ce439">
            <text:p>-32,1<text:s text:c="4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292">
            <text:p>Açores</text:p>
          </table:table-cell>
          <table:table-cell office:value-type="float" office:value="59" table:style-name="ce272">
            <text:p><text:s/>59</text:p>
          </table:table-cell>
          <table:table-cell office:value-type="float" office:value="0.73538576592297145" table:style-name="ce440">
            <text:p>0,7<text:s text:c="4"/></text:p>
          </table:table-cell>
          <table:table-cell office:value-type="float" office:value="117" table:style-name="ce274">
            <text:p><text:s/>117</text:p>
          </table:table-cell>
          <table:table-cell office:value-type="float" office:value="1.1241352805534204" table:style-name="ce440">
            <text:p>1,1<text:s text:c="4"/></text:p>
          </table:table-cell>
          <table:table-cell office:value-type="float" office:value="94" table:style-name="ce274">
            <text:p><text:s/>94</text:p>
          </table:table-cell>
          <table:table-cell office:value-type="float" office:value="1.0114052076608564" table:style-name="ce440">
            <text:p>1,0<text:s text:c="4"/></text:p>
          </table:table-cell>
          <table:table-cell table:style-name="ce273"/>
          <table:table-cell office:value-type="float" office:value="59.322033898305079" table:style-name="ce275">
            <text:p>+59,3<text:s text:c="3"/></text:p>
          </table:table-cell>
          <table:table-cell office:value-type="float" office:value="-19.658119658119659" table:style-name="ce440">
            <text:p>-19,7<text:s text:c="4"/></text:p>
          </table:table-cell>
          <table:table-cell table:number-columns-repeated="16373" table:style-name="ce263"/>
        </table:table-row>
        <table:table-row table:style-name="ro1">
          <table:table-cell table:style-name="ce263"/>
          <table:table-cell office:value-type="string" table:style-name="ce382">
            <text:p>Madeira</text:p>
          </table:table-cell>
          <table:table-cell office:value-type="float" office:value="122" table:style-name="ce272">
            <text:p><text:s/>122</text:p>
          </table:table-cell>
          <table:table-cell office:value-type="float" office:value="1.5206281939424156" table:style-name="ce440">
            <text:p>1,5<text:s text:c="4"/></text:p>
          </table:table-cell>
          <table:table-cell office:value-type="float" office:value="213" table:style-name="ce274">
            <text:p><text:s/>213</text:p>
          </table:table-cell>
          <table:table-cell office:value-type="float" office:value="2.0465026902382784" table:style-name="ce440">
            <text:p>2,0<text:s text:c="4"/></text:p>
          </table:table-cell>
          <table:table-cell office:value-type="float" office:value="130" table:style-name="ce274">
            <text:p><text:s/>130</text:p>
          </table:table-cell>
          <table:table-cell office:value-type="float" office:value="1.398751882935227" table:style-name="ce440">
            <text:p>1,4<text:s text:c="4"/></text:p>
          </table:table-cell>
          <table:table-cell table:style-name="ce273"/>
          <table:table-cell office:value-type="float" office:value="6.5573770491803316" table:style-name="ce275">
            <text:p>+6,6<text:s text:c="3"/></text:p>
          </table:table-cell>
          <table:table-cell office:value-type="float" office:value="-38.967136150234737" table:style-name="ce440">
            <text:p>-39,0<text:s text:c="4"/></text:p>
          </table:table-cell>
          <table:table-cell table:number-columns-repeated="16373" table:style-name="ce263"/>
        </table:table-row>
        <table:table-row table:style-name="ro7">
          <table:table-cell/>
          <table:table-cell table:number-columns-repeated="10" table:style-name="ce383"/>
          <table:table-cell table:number-columns-repeated="16373" table:style-name="ce137"/>
        </table:table-row>
        <table:table-row table:number-rows-repeated="5" table:style-name="ro7">
          <table:table-cell/>
          <table:table-cell table:number-columns-repeated="10" table:style-name="ce140"/>
          <table:table-cell table:number-columns-repeated="16373" table:style-name="ce137"/>
        </table:table-row>
        <table:table-row table:style-name="ro4">
          <table:table-cell/>
          <table:table-cell office:value-type="string" table:number-columns-spanned="10" table:number-rows-spanned="1" table:style-name="ce298">
            <text:p>QUADRO XIII <text:s/>- COLOCAÇÕES POR GRUPOS DE PROFISSÕES</text:p>
          </table:table-cell>
          <table:covered-table-cell table:number-columns-repeated="9"/>
          <table:table-cell table:style-name="ce322"/>
          <table:table-cell table:style-name="ce442"/>
          <table:table-cell table:style-name="ce341"/>
          <table:table-cell table:number-columns-repeated="16370"/>
        </table:table-row>
        <table:table-row table:style-name="ro4">
          <table:table-cell/>
          <table:table-cell office:value-type="string" table:number-columns-spanned="10" table:number-rows-spanned="1" table:style-name="ce298">
            <text:p>Movimento ao longo dos meses</text:p>
          </table:table-cell>
          <table:covered-table-cell table:number-columns-repeated="9"/>
          <table:table-cell table:style-name="ce322"/>
          <table:table-cell table:style-name="ce442"/>
          <table:table-cell table:style-name="ce341"/>
          <table:table-cell table:number-columns-repeated="16370"/>
        </table:table-row>
        <table:table-row table:style-name="ro22">
          <table:table-cell/>
          <table:table-cell table:style-name="ce318"/>
          <table:table-cell table:number-columns-repeated="9" table:style-name="ce320"/>
          <table:table-cell table:style-name="ce322"/>
          <table:table-cell table:style-name="ce442"/>
          <table:table-cell table:style-name="ce341"/>
          <table:table-cell table:number-columns-repeated="16370"/>
        </table:table-row>
        <table:table-row table:style-name="ro4">
          <table:table-cell/>
          <table:table-cell office:value-type="string" table:style-name="ce300">
            <text:p>CONTINENTE</text:p>
          </table:table-cell>
          <table:table-cell table:number-columns-repeated="9" table:style-name="ce140"/>
          <table:table-cell table:style-name="ce137"/>
          <table:table-cell table:style-name="ce443"/>
          <table:table-cell table:style-name="ce341"/>
          <table:table-cell table:number-columns-repeated="16370"/>
        </table:table-row>
        <table:table-row table:style-name="ro1">
          <table:table-cell table:style-name="ce137"/>
          <table:table-cell office:value-type="string" table:style-name="ce323">
            <text:p>GRUPOS DE PROFISSÕES</text:p>
          </table:table-cell>
          <table:table-cell office:value-type="float" office:value="2013" table:style-name="ce182">
            <text:p>2013</text:p>
          </table:table-cell>
          <table:table-cell table:style-name="ce183"/>
          <table:table-cell office:value-type="float" office:value="2014" table:number-columns-spanned="4" table:number-rows-spanned="1" table:style-name="ce222">
            <text:p>2014</text:p>
          </table:table-cell>
          <table:covered-table-cell table:number-columns-repeated="3"/>
          <table:table-cell office:value-type="string" table:number-columns-spanned="3" table:number-rows-spanned="1" table:style-name="ce223">
            <text:p>var. valores abs.</text:p>
          </table:table-cell>
          <table:covered-table-cell table:number-columns-repeated="2"/>
          <table:table-cell table:style-name="ce324"/>
          <table:table-cell table:style-name="ce421"/>
          <table:table-cell table:style-name="ce341"/>
          <table:table-cell table:number-columns-repeated="16370" table:style-name="ce137"/>
        </table:table-row>
        <table:table-row table:style-name="ro26">
          <table:table-cell table:style-name="ce137"/>
          <table:table-cell table:style-name="ce250"/>
          <table:table-cell office:value-type="string" table:style-name="ce185">
            <text:p>NOVEM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OUTUBRO</text:p>
          </table:table-cell>
          <table:table-cell office:value-type="string" table:style-name="ce186">
            <text:p>%</text:p>
          </table:table-cell>
          <table:table-cell office:value-type="string" table:style-name="ce185">
            <text:p>NOVEMBRO</text:p>
          </table:table-cell>
          <table:table-cell office:value-type="string" table:style-name="ce187">
            <text:p>%</text:p>
          </table:table-cell>
          <table:table-cell office:value-type="string" table:number-columns-spanned="2" table:number-rows-spanned="1" table:style-name="ce224">
            <text:p>mês homólogo</text:p>
          </table:table-cell>
          <table:covered-table-cell/>
          <table:table-cell office:value-type="string" table:style-name="ce188">
            <text:p>mês <text:s text:c="2"/>anterior</text:p>
          </table:table-cell>
          <table:table-cell table:style-name="ce325"/>
          <table:table-cell table:style-name="ce422"/>
          <table:table-cell table:style-name="ce341"/>
          <table:table-cell table:number-columns-repeated="16370" table:style-name="ce137"/>
        </table:table-row>
        <table:table-row table:style-name="ro21">
          <table:table-cell table:style-name="ce137"/>
          <table:table-cell table:style-name="ce250"/>
          <table:table-cell table:style-name="ce444"/>
          <table:table-cell table:number-columns-repeated="5" table:style-name="ce445"/>
          <table:table-cell table:number-columns-repeated="3" table:style-name="ce446"/>
          <table:table-cell table:style-name="ce325"/>
          <table:table-cell table:style-name="ce422"/>
          <table:table-cell table:style-name="ce341"/>
          <table:table-cell table:number-columns-repeated="16370" table:style-name="ce137"/>
        </table:table-row>
        <table:table-row table:style-name="ro16">
          <table:table-cell table:style-name="ce7"/>
          <table:table-cell office:value-type="string" table:style-name="ce326">
            <text:p>Total</text:p>
          </table:table-cell>
          <table:table-cell table:style-name="ce327"/>
          <table:table-cell table:style-name="ce328"/>
          <table:table-cell office:value-type="float" office:value="10078" table:style-name="ce349">
            <text:p>10 078<text:s/></text:p>
          </table:table-cell>
          <table:table-cell office:value-type="float" office:value="100" table:style-name="ce358">
            <text:p>100,0<text:s text:c="4"/></text:p>
          </table:table-cell>
          <table:table-cell office:value-type="float" office:value="9070" table:style-name="ce349">
            <text:p>9 070<text:s/></text:p>
          </table:table-cell>
          <table:table-cell office:value-type="float" office:value="100" table:style-name="ce447">
            <text:p>100,0<text:s text:c="4"/></text:p>
          </table:table-cell>
          <table:table-cell table:style-name="ce305"/>
          <table:table-cell table:style-name="ce268"/>
          <table:table-cell office:value-type="float" office:value="-1008" table:style-name="ce448">
            <text:p><text:s/>-1 008<text:s text:c="9"/></text:p>
          </table:table-cell>
          <table:table-cell table:style-name="ce330"/>
          <table:table-cell table:style-name="ce449"/>
          <table:table-cell table:style-name="ce341"/>
          <table:table-cell table:number-columns-repeated="16370" table:style-name="ce7"/>
        </table:table-row>
        <table:table-row table:style-name="ro12">
          <table:table-cell table:style-name="ce450"/>
          <table:table-cell office:value-type="string" table:style-name="ce33">
            <text:p>1. <text:s text:c="2"/>Repres. poder legisla., orgãos execu., dirig., direto. e gestores execu.</text:p>
          </table:table-cell>
          <table:table-cell table:style-name="ce234"/>
          <table:table-cell table:style-name="ce332"/>
          <table:table-cell office:value-type="float" office:value="102" table:style-name="ce236">
            <text:p><text:s/>102<text:s/></text:p>
          </table:table-cell>
          <table:table-cell office:value-type="float" office:value="1.0121055765032745" table:style-name="ce357">
            <text:p>1,0<text:s text:c="4"/></text:p>
          </table:table-cell>
          <table:table-cell office:value-type="float" office:value="83" table:style-name="ce236">
            <text:p><text:s/>83<text:s/></text:p>
          </table:table-cell>
          <table:table-cell office:value-type="float" office:value="0.91510474090407934" table:style-name="ce451">
            <text:p>0,9<text:s text:c="4"/></text:p>
          </table:table-cell>
          <table:table-cell table:style-name="ce332"/>
          <table:table-cell table:style-name="ce333"/>
          <table:table-cell office:value-type="float" office:value="-19" table:style-name="ce452">
            <text:p>-19<text:s text:c="2"/></text:p>
          </table:table-cell>
          <table:table-cell table:style-name="ce453"/>
          <table:table-cell table:style-name="ce454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12">
          <table:table-cell table:style-name="ce450"/>
          <table:table-cell office:value-type="string" table:style-name="ce33">
            <text:p>2. <text:s text:c="2"/>Especialistas das atividades intelectuais e cientificas</text:p>
          </table:table-cell>
          <table:table-cell table:style-name="ce234"/>
          <table:table-cell table:style-name="ce332"/>
          <table:table-cell office:value-type="float" office:value="1030" table:style-name="ce236">
            <text:p>1 030<text:s/></text:p>
          </table:table-cell>
          <table:table-cell office:value-type="float" office:value="10.22028180194483" table:style-name="ce357">
            <text:p>10,2<text:s text:c="4"/></text:p>
          </table:table-cell>
          <table:table-cell office:value-type="float" office:value="904" table:style-name="ce236">
            <text:p><text:s/>904<text:s/></text:p>
          </table:table-cell>
          <table:table-cell office:value-type="float" office:value="9.9669239250275634" table:style-name="ce451">
            <text:p>10,0<text:s text:c="4"/></text:p>
          </table:table-cell>
          <table:table-cell table:style-name="ce332"/>
          <table:table-cell table:style-name="ce333"/>
          <table:table-cell office:value-type="float" office:value="-126" table:style-name="ce452">
            <text:p>-126<text:s text:c="2"/></text:p>
          </table:table-cell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12">
          <table:table-cell table:style-name="ce450"/>
          <table:table-cell office:value-type="string" table:style-name="ce33">
            <text:p>3. <text:s text:c="2"/>Técnicos e profissões de nível intermédio</text:p>
          </table:table-cell>
          <table:table-cell table:style-name="ce234"/>
          <table:table-cell table:style-name="ce332"/>
          <table:table-cell office:value-type="float" office:value="916" table:style-name="ce236">
            <text:p><text:s/>916<text:s/></text:p>
          </table:table-cell>
          <table:table-cell office:value-type="float" office:value="9.0891049811470523" table:style-name="ce357">
            <text:p>9,1<text:s text:c="4"/></text:p>
          </table:table-cell>
          <table:table-cell office:value-type="float" office:value="922" table:style-name="ce236">
            <text:p><text:s/>922<text:s/></text:p>
          </table:table-cell>
          <table:table-cell office:value-type="float" office:value="10.165380374862183" table:style-name="ce451">
            <text:p>10,2<text:s text:c="4"/></text:p>
          </table:table-cell>
          <table:table-cell table:style-name="ce332"/>
          <table:table-cell table:style-name="ce333"/>
          <table:table-cell office:value-type="float" office:value="6" table:style-name="ce452">
            <text:p>+6<text:s text:c="2"/></text:p>
          </table:table-cell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12">
          <table:table-cell table:style-name="ce450"/>
          <table:table-cell office:value-type="string" table:style-name="ce33">
            <text:p>4. <text:s text:c="2"/>Pessoal administrativo</text:p>
          </table:table-cell>
          <table:table-cell table:style-name="ce234"/>
          <table:table-cell table:style-name="ce332"/>
          <table:table-cell office:value-type="float" office:value="946" table:style-name="ce236">
            <text:p><text:s/>946<text:s/></text:p>
          </table:table-cell>
          <table:table-cell office:value-type="float" office:value="9.3867830918833111" table:style-name="ce357">
            <text:p>9,4<text:s text:c="4"/></text:p>
          </table:table-cell>
          <table:table-cell office:value-type="float" office:value="814" table:style-name="ce236">
            <text:p><text:s/>814<text:s/></text:p>
          </table:table-cell>
          <table:table-cell office:value-type="float" office:value="8.9746416758544658" table:style-name="ce451">
            <text:p>9,0<text:s text:c="4"/></text:p>
          </table:table-cell>
          <table:table-cell table:style-name="ce328"/>
          <table:table-cell table:style-name="ce333"/>
          <table:table-cell office:value-type="float" office:value="-132" table:style-name="ce452">
            <text:p>-132<text:s text:c="2"/></text:p>
          </table:table-cell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12">
          <table:table-cell table:style-name="ce450"/>
          <table:table-cell office:value-type="string" table:style-name="ce250">
            <text:p>5. <text:s text:c="2"/>Trab. dos serviços pessoais, de proteção e segurança e vendedores</text:p>
          </table:table-cell>
          <table:table-cell table:style-name="ce236"/>
          <table:table-cell table:style-name="ce332"/>
          <table:table-cell office:value-type="float" office:value="2048" table:style-name="ce236">
            <text:p>2 048<text:s/></text:p>
          </table:table-cell>
          <table:table-cell office:value-type="float" office:value="20.321492359595158" table:style-name="ce357">
            <text:p>20,3<text:s text:c="4"/></text:p>
          </table:table-cell>
          <table:table-cell office:value-type="float" office:value="2014" table:style-name="ce236">
            <text:p>2 014<text:s/></text:p>
          </table:table-cell>
          <table:table-cell office:value-type="float" office:value="22.205071664829106" table:style-name="ce451">
            <text:p>22,2<text:s text:c="4"/></text:p>
          </table:table-cell>
          <table:table-cell table:style-name="ce332"/>
          <table:table-cell table:style-name="ce333"/>
          <table:table-cell office:value-type="float" office:value="-34" table:style-name="ce452">
            <text:p>-34<text:s text:c="2"/></text:p>
          </table:table-cell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12">
          <table:table-cell table:style-name="ce450"/>
          <table:table-cell office:value-type="string" table:style-name="ce33">
            <text:p>6. <text:s text:c="2"/>Agricultores e trab. qualificados da agricultura, da pesca e da floresta</text:p>
          </table:table-cell>
          <table:table-cell table:style-name="ce234"/>
          <table:table-cell table:style-name="ce332"/>
          <table:table-cell office:value-type="float" office:value="219" table:style-name="ce236">
            <text:p><text:s/>219<text:s/></text:p>
          </table:table-cell>
          <table:table-cell office:value-type="float" office:value="2.1730502083746774" table:style-name="ce357">
            <text:p>2,2<text:s text:c="4"/></text:p>
          </table:table-cell>
          <table:table-cell office:value-type="float" office:value="296" table:style-name="ce236">
            <text:p><text:s/>296<text:s/></text:p>
          </table:table-cell>
          <table:table-cell office:value-type="float" office:value="3.2635060639470783" table:style-name="ce451">
            <text:p>3,3<text:s text:c="4"/></text:p>
          </table:table-cell>
          <table:table-cell table:style-name="ce332"/>
          <table:table-cell table:style-name="ce333"/>
          <table:table-cell office:value-type="float" office:value="77" table:style-name="ce452">
            <text:p>+77<text:s text:c="2"/></text:p>
          </table:table-cell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12">
          <table:table-cell table:style-name="ce450"/>
          <table:table-cell office:value-type="string" table:style-name="ce33">
            <text:p>7. <text:s text:c="2"/>Trab. qualificados da indústria, construção e artífices</text:p>
          </table:table-cell>
          <table:table-cell table:style-name="ce234"/>
          <table:table-cell table:style-name="ce332"/>
          <table:table-cell office:value-type="float" office:value="1514" table:style-name="ce236">
            <text:p>1 514<text:s/></text:p>
          </table:table-cell>
          <table:table-cell office:value-type="float" office:value="15.022821988489779" table:style-name="ce357">
            <text:p>15,0<text:s text:c="4"/></text:p>
          </table:table-cell>
          <table:table-cell office:value-type="float" office:value="1331" table:style-name="ce236">
            <text:p>1 331<text:s/></text:p>
          </table:table-cell>
          <table:table-cell office:value-type="float" office:value="14.674751929437708" table:style-name="ce451">
            <text:p>14,7<text:s text:c="4"/></text:p>
          </table:table-cell>
          <table:table-cell table:style-name="ce328"/>
          <table:table-cell table:style-name="ce333"/>
          <table:table-cell office:value-type="float" office:value="-183" table:style-name="ce452">
            <text:p>-183<text:s text:c="2"/></text:p>
          </table:table-cell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12">
          <table:table-cell table:style-name="ce450"/>
          <table:table-cell office:value-type="string" table:style-name="ce33">
            <text:p>8. <text:s text:c="2"/>Operadores de instalações e máquinas e trab. da montagem</text:p>
          </table:table-cell>
          <table:table-cell table:style-name="ce234"/>
          <table:table-cell table:style-name="ce332"/>
          <table:table-cell office:value-type="float" office:value="1031" table:style-name="ce236">
            <text:p>1 031<text:s/></text:p>
          </table:table-cell>
          <table:table-cell office:value-type="float" office:value="10.230204405636039" table:style-name="ce357">
            <text:p>10,2<text:s text:c="4"/></text:p>
          </table:table-cell>
          <table:table-cell office:value-type="float" office:value="894" table:style-name="ce236">
            <text:p><text:s/>894<text:s/></text:p>
          </table:table-cell>
          <table:table-cell office:value-type="float" office:value="9.8566703417861081" table:style-name="ce451">
            <text:p>9,9<text:s text:c="4"/></text:p>
          </table:table-cell>
          <table:table-cell table:style-name="ce332"/>
          <table:table-cell table:style-name="ce333"/>
          <table:table-cell office:value-type="float" office:value="-137" table:style-name="ce452">
            <text:p>-137<text:s text:c="2"/></text:p>
          </table:table-cell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12">
          <table:table-cell table:style-name="ce450"/>
          <table:table-cell office:value-type="string" table:style-name="ce33">
            <text:p>9. <text:s text:c="2"/>Trabalhadores não qualificados</text:p>
          </table:table-cell>
          <table:table-cell table:style-name="ce234"/>
          <table:table-cell table:style-name="ce332"/>
          <table:table-cell office:value-type="float" office:value="2254" table:style-name="ce236">
            <text:p>2 254<text:s/></text:p>
          </table:table-cell>
          <table:table-cell office:value-type="float" office:value="22.365548719984123" table:style-name="ce357">
            <text:p>22,4<text:s text:c="4"/></text:p>
          </table:table-cell>
          <table:table-cell office:value-type="float" office:value="1778" table:style-name="ce236">
            <text:p>1 778<text:s/></text:p>
          </table:table-cell>
          <table:table-cell office:value-type="float" office:value="19.603087100330761" table:style-name="ce451">
            <text:p>19,6<text:s text:c="4"/></text:p>
          </table:table-cell>
          <table:table-cell table:style-name="ce332"/>
          <table:table-cell table:style-name="ce333"/>
          <table:table-cell office:value-type="float" office:value="-476" table:style-name="ce458">
            <text:p>-476</text:p>
          </table:table-cell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12">
          <table:table-cell table:style-name="ce450"/>
          <table:table-cell office:value-type="string" table:style-name="ce33">
            <text:p>0. <text:s/>Profissões das Forças Armadas</text:p>
          </table:table-cell>
          <table:table-cell table:style-name="ce234"/>
          <table:table-cell table:style-name="ce332"/>
          <table:table-cell office:value-type="float" office:value="18" table:style-name="ce236">
            <text:p><text:s/>18<text:s/></text:p>
          </table:table-cell>
          <table:table-cell office:value-type="float" office:value="0.1786068664417543" table:style-name="ce357">
            <text:p>0,2<text:s text:c="4"/></text:p>
          </table:table-cell>
          <table:table-cell office:value-type="float" office:value="34" table:style-name="ce236">
            <text:p><text:s/>34<text:s/></text:p>
          </table:table-cell>
          <table:table-cell office:value-type="float" office:value="0.37486218302094815" table:style-name="ce451">
            <text:p>0,4<text:s text:c="4"/></text:p>
          </table:table-cell>
          <table:table-cell table:style-name="ce328"/>
          <table:table-cell table:style-name="ce333"/>
          <table:table-cell office:value-type="float" office:value="16" table:style-name="ce458">
            <text:p>+16<text:s text:c="2"/></text:p>
          </table:table-cell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10">
          <table:table-cell table:style-name="ce450"/>
          <table:table-cell office:value-type="string" table:style-name="ce33">
            <text:p><text:s text:c="6"/>Outros</text:p>
          </table:table-cell>
          <table:table-cell table:style-name="ce234"/>
          <table:table-cell table:style-name="ce332"/>
          <table:table-cell office:value-type="float" office:value="0" table:style-name="ce236">
            <text:p><text:s/>0<text:s/></text:p>
          </table:table-cell>
          <table:table-cell office:value-type="float" office:value="0" table:style-name="ce357">
            <text:p>0,0<text:s text:c="4"/></text:p>
          </table:table-cell>
          <table:table-cell office:value-type="float" office:value="0" table:style-name="ce236">
            <text:p><text:s/>0<text:s/></text:p>
          </table:table-cell>
          <table:table-cell office:value-type="float" office:value="0" table:style-name="ce451">
            <text:p>0,0<text:s text:c="4"/></text:p>
          </table:table-cell>
          <table:table-cell table:style-name="ce332"/>
          <table:table-cell table:style-name="ce333"/>
          <table:table-cell office:value-type="float" office:value="0" table:style-name="ce458">
            <text:p><text:s/>0<text:s text:c="2"/></text:p>
          </table:table-cell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21">
          <table:table-cell table:style-name="ce450"/>
          <table:table-cell table:style-name="ce258"/>
          <table:table-cell table:style-name="ce334"/>
          <table:table-cell table:style-name="ce335"/>
          <table:table-cell table:style-name="ce336"/>
          <table:table-cell table:style-name="ce335"/>
          <table:table-cell table:style-name="ce336"/>
          <table:table-cell table:number-columns-repeated="2" table:style-name="ce335"/>
          <table:table-cell table:number-columns-repeated="2" table:style-name="ce337"/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12">
          <table:table-cell table:style-name="ce450"/>
          <table:table-cell table:style-name="ce40"/>
          <table:table-cell table:number-columns-repeated="9" table:style-name="ce140"/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12">
          <table:table-cell table:style-name="ce450"/>
          <table:table-cell office:value-type="string" table:number-columns-spanned="10" table:number-rows-spanned="2" table:style-name="ce468">
            <text:p>Nota: A adoção da Classificação Portuguesa de Profissões (CPP) não permite a comparação com o período homólogo do ano anterior.</text:p>
          </table:table-cell>
          <table:covered-table-cell table:number-columns-repeated="9"/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12">
          <table:table-cell table:style-name="ce450"/>
          <table:covered-table-cell/>
          <table:covered-table-cell table:number-columns-repeated="9"/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12">
          <table:table-cell table:style-name="ce450"/>
          <table:table-cell table:number-columns-repeated="5" table:style-name="ce459"/>
          <table:table-cell table:style-name="ce356"/>
          <table:table-cell table:number-columns-repeated="2" table:style-name="ce459"/>
          <table:table-cell table:number-columns-repeated="2" table:style-name="ce460"/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35">
          <table:table-cell table:style-name="ce450"/>
          <table:table-cell office:value-type="string" table:style-name="ce295">
            <text:p>(a) - Na sequência da <text:s/>reorganização geográfica dos Centros de Emprego e Formação Profissional, <text:s/>o âmbito territorial das regiões Centro e Lisboa V. Tejo<text:s/></text:p>
          </table:table-cell>
          <table:table-cell table:number-columns-repeated="4" table:style-name="ce459"/>
          <table:table-cell table:style-name="ce356"/>
          <table:table-cell table:style-name="ce459"/>
          <table:table-cell table:style-name="ce461"/>
          <table:table-cell table:number-columns-repeated="2" table:style-name="ce462"/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35">
          <table:table-cell table:style-name="ce450"/>
          <table:table-cell office:value-type="string" table:style-name="ce295">
            <text:p><text:s/>foi alterado (concelhos de Sertã e Vila do Rei). Os dados estatísticos foram <text:s/>recalculados a partir de janeiro de 2014, pelo que, na <text:s/>comparação com<text:s/></text:p>
          </table:table-cell>
          <table:table-cell table:number-columns-repeated="4" table:style-name="ce459"/>
          <table:table-cell table:style-name="ce356"/>
          <table:table-cell table:number-columns-repeated="2" table:style-name="ce459"/>
          <table:table-cell table:number-columns-repeated="2" table:style-name="ce460"/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35">
          <table:table-cell table:style-name="ce450"/>
          <table:table-cell office:value-type="string" table:style-name="ce295">
            <text:p>períodos homólogos de anos anteriores, deverá ter-se em conta que <text:s/>se trata de realidades estatísticas de diferente âmbito territorial.</text:p>
          </table:table-cell>
          <table:table-cell table:number-columns-repeated="4" table:style-name="ce459"/>
          <table:table-cell table:style-name="ce356"/>
          <table:table-cell table:number-columns-repeated="2" table:style-name="ce459"/>
          <table:table-cell table:number-columns-repeated="2" table:style-name="ce460"/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35">
          <table:table-cell table:style-name="ce450"/>
          <table:table-cell table:number-columns-repeated="5" table:style-name="ce332"/>
          <table:table-cell table:style-name="ce463"/>
          <table:table-cell table:number-columns-repeated="2" table:style-name="ce332"/>
          <table:table-cell table:style-name="ce464"/>
          <table:table-cell table:style-name="ce465"/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number-rows-repeated="3" table:style-name="ro35">
          <table:table-cell table:style-name="ce450"/>
          <table:table-cell table:number-columns-repeated="5" table:style-name="ce332"/>
          <table:table-cell table:style-name="ce463"/>
          <table:table-cell table:number-columns-repeated="2" table:style-name="ce332"/>
          <table:table-cell table:number-columns-repeated="2" table:style-name="ce465"/>
          <table:table-cell table:style-name="ce237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35">
          <table:table-cell table:style-name="ce450"/>
          <table:table-cell table:number-columns-repeated="5" table:style-name="ce332"/>
          <table:table-cell table:style-name="ce463"/>
          <table:table-cell table:number-columns-repeated="2" table:style-name="ce332"/>
          <table:table-cell table:number-columns-repeated="2" table:style-name="ce465"/>
          <table:table-cell table:style-name="ce453"/>
          <table:table-cell table:style-name="ce457"/>
          <table:table-cell table:style-name="ce455"/>
          <table:table-cell table:style-name="ce466"/>
          <table:table-cell table:style-name="ce457"/>
          <table:table-cell table:style-name="ce455"/>
          <table:table-cell table:number-columns-repeated="16367"/>
        </table:table-row>
        <table:table-row table:number-rows-repeated="3" table:style-name="ro35">
          <table:table-cell table:style-name="ce450"/>
          <table:table-cell table:number-columns-repeated="5" table:style-name="ce332"/>
          <table:table-cell table:style-name="ce463"/>
          <table:table-cell table:number-columns-repeated="2" table:style-name="ce332"/>
          <table:table-cell table:number-columns-repeated="2" table:style-name="ce465"/>
          <table:table-cell table:style-name="ce453"/>
          <table:table-cell table:style-name="ce457"/>
          <table:table-cell table:style-name="ce455"/>
          <table:table-cell table:style-name="ce456"/>
          <table:table-cell table:style-name="ce457"/>
          <table:table-cell table:style-name="ce455"/>
          <table:table-cell table:number-columns-repeated="16367"/>
        </table:table-row>
        <table:table-row table:style-name="ro36">
          <table:table-cell table:style-name="ce137"/>
          <table:table-cell table:number-columns-repeated="5" table:style-name="ce332"/>
          <table:table-cell table:style-name="ce463"/>
          <table:table-cell table:number-columns-repeated="2" table:style-name="ce332"/>
          <table:table-cell table:number-columns-repeated="2" table:style-name="ce465"/>
          <table:table-cell table:style-name="ce453"/>
          <table:table-cell table:style-name="ce467"/>
          <table:table-cell table:style-name="ce341"/>
          <table:table-cell table:number-columns-repeated="16370" table:style-name="ce137"/>
        </table:table-row>
        <table:table-row table:style-name="ro7">
          <table:table-cell/>
          <table:table-cell table:number-columns-repeated="5" table:style-name="ce332"/>
          <table:table-cell table:style-name="ce463"/>
          <table:table-cell table:number-columns-repeated="2" table:style-name="ce332"/>
          <table:table-cell table:number-columns-repeated="2" table:style-name="ce465"/>
          <table:table-cell table:style-name="ce453"/>
          <table:table-cell table:number-columns-repeated="16372"/>
        </table:table-row>
        <table:table-row table:style-name="ro7">
          <table:table-cell/>
          <table:table-cell table:number-columns-repeated="3" table:style-name="ce137"/>
          <table:table-cell table:style-name="ce436"/>
          <table:table-cell table:style-name="ce137"/>
          <table:table-cell table:style-name="ce436"/>
          <table:table-cell table:number-columns-repeated="16377" table:style-name="ce137"/>
        </table:table-row>
        <table:table-row table:number-rows-repeated="3" table:style-name="ro7">
          <table:table-cell/>
          <table:table-cell table:number-columns-repeated="10" table:style-name="ce140"/>
          <table:table-cell table:number-columns-repeated="16373" table:style-name="ce137"/>
        </table:table-row>
        <table:table-row table:number-rows-repeated="104850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/>
    </number:number-style>
    <number:number-style style:name="N38">
      <number:number number:decimal-places="0" number:min-integer-digits="1"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39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39P0"/>
    </number:number-style>
    <number:number-style style:name="N40">
      <number:number number:decimal-places="0" number:min-integer-digits="1">
        <number:embedded-text number:position="0">   </number:embedded-text>
      </number:number>
    </number:number-style>
    <number:number-style style:name="N41P0">
      <number:text>+</number:text>
      <number:number number:decimal-places="1" number:min-integer-digits="1"/>
    </number:number-style>
    <number:number-style style:name="N41">
      <number:text>- </number:text>
      <number:number number:decimal-places="1" number:min-integer-digits="1"/>
      <style:map style:condition="value()&gt;=0" style:apply-style-name="N41P0"/>
    </number:number-style>
    <number:number-style style:name="N42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3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44P0">
      <number:text>+</number:text>
      <number:number number:decimal-places="1" number:min-integer-digits="1"/>
      <number:text>         </number:text>
    </number:number-style>
    <number:number-style style:name="N44">
      <number:text>-</number:text>
      <number:number number:decimal-places="1" number:min-integer-digits="1"/>
      <number:text>         </number:text>
      <style:map style:condition="value()&gt;=0" style:apply-style-name="N44P0"/>
    </number:number-style>
    <number:number-style style:name="N45">
      <number:number number:decimal-places="0" number:min-integer-digits="1">
        <number:embedded-text number:position="0">        </number:embedded-text>
      </number:number>
    </number:number-style>
    <number:number-style style:name="N46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date-style style:name="N47">
      <number:month number:textual="true"/>
      <number:text>-</number:text>
      <number:year/>
    </number:date-style>
    <number:number-style style:name="N48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9P0">
      <number:text>+</number:text>
      <number:number number:decimal-places="1" number:min-integer-digits="1"/>
      <number:text>             </number:text>
    </number:number-style>
    <number:number-style style:name="N49">
      <number:text>-</number:text>
      <number:number number:decimal-places="1" number:min-integer-digits="1"/>
      <number:text>             </number:text>
      <style:map style:condition="value()&gt;=0" style:apply-style-name="N49P0"/>
    </number:number-style>
    <number:date-style style:name="N50">
      <number:day number:style="long"/>
      <number:text>-</number:text>
      <number:month number:textual="true"/>
    </number:date-style>
    <number:number-style style:name="N51">
      <number:number number:decimal-places="1" number:min-integer-digits="1"/>
      <number:text>     </number:text>
    </number:number-style>
    <number:number-style style:name="N52P0">
      <number:text>+</number:text>
      <number:number number:decimal-places="1" number:min-integer-digits="1"/>
      <number:text>   </number:text>
    </number:number-style>
    <number:number-style style:name="N52">
      <number:text>-</number:text>
      <number:number number:decimal-places="1" number:min-integer-digits="1"/>
      <number:text>   </number:text>
      <style:map style:condition="value()&gt;=0" style:apply-style-name="N52P0"/>
    </number:number-style>
    <number:number-style style:name="N53">
      <number:number number:decimal-places="0" number:min-integer-digits="1">
        <number:embedded-text number:position="0">      </number:embedded-text>
      </number:number>
    </number:number-style>
    <number:number-style style:name="N55">
      <number:number number:decimal-places="1" number:min-integer-digits="1"/>
      <number:text>    </number:text>
    </number:number-style>
    <number:number-style style:name="N56P0">
      <number:text>+</number:text>
      <number:number number:decimal-places="1" number:min-integer-digits="1"/>
      <number:text>     </number:text>
    </number:number-style>
    <number:number-style style:name="N56">
      <number:text>-</number:text>
      <number:number number:decimal-places="1" number:min-integer-digits="1"/>
      <number:text>     </number:text>
      <style:map style:condition="value()&gt;=0" style:apply-style-name="N56P0"/>
    </number:number-style>
    <number:number-style style:name="N57">
      <number:number number:decimal-places="0" number:min-integer-digits="1">
        <number:embedded-text number:position="0">  </number:embedded-text>
      </number:number>
    </number:number-style>
    <number:number-style style:name="N58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59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9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9P0"/>
    </number:number-style>
    <number:number-style style:name="N60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60P1">
      <number:text>-</number:text>
      <number:number number:decimal-places="0" number:min-integer-digits="1"/>
    </number:number-style>
    <number:number-style style:name="N60">
      <number:text> </number:text>
      <number:number number:decimal-places="0" number:min-integer-digits="1">
        <number:embedded-text number:position="0">  </number:embedded-text>
      </number:number>
      <style:map style:condition="value()&gt;0" style:apply-style-name="N60P0"/>
      <style:map style:condition="value()&lt;0" style:apply-style-name="N60P1"/>
    </number:number-style>
    <number:number-style style:name="N61">
      <number:number number:decimal-places="1" number:min-integer-digits="1"/>
      <number:text>       </number:text>
    </number:number-style>
    <number:currency-style style:name="N62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style:style style:name="Euro" style:family="table-cell" style:data-style-name="N6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69" draw:style="linear" draw:angle="900" draw:start-color="#999900" draw:end-color="#ffffff" draw:start-intensity="100%" draw:end-intensity="100%"/>
    <draw:gradient draw:name="a100" draw:style="linear" draw:angle="900" draw:start-color="#999900" draw:end-color="#ffffff" draw:start-intensity="100%" draw:end-intensity="100%"/>
    <draw:gradient draw:name="a131" draw:style="linear" draw:angle="900" draw:start-color="#999900" draw:end-color="#ffffff" draw:start-intensity="100%" draw:end-intensity="100%"/>
    <draw:gradient draw:name="a160" draw:style="linear" draw:angle="900" draw:start-color="#999900" draw:end-color="#ffffff" draw:start-intensity="100%" draw:end-intensity="100%"/>
    <draw:gradient draw:name="a38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7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94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9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8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8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Cristina Taveira</dc:creator>
    <meta:creation-date>2004-04-19T12:02:31Z</meta:creation-date>
    <dc:date>2014-12-18T17:47:21Z</dc:date>
    <meta:print-date>2014-12-09T11:34:06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778in" style:font-size-asian="0.02778in" style:font-size-complex="0.0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778in" style:font-size-asian="0.02778in" style:font-size-complex="0.0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778in" style:font-size-asian="0.02778in" style:font-size-complex="0.0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778in" style:font-size-asian="0.02778in" style:font-size-complex="0.0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778in" style:font-size-asian="0.02778in" style:font-size-complex="0.0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778in" style:font-size-asian="0.02778in" style:font-size-complex="0.0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778in" style:font-size-asian="0.02778in" style:font-size-complex="0.0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778in" style:font-size-asian="0.02778in" style:font-size-complex="0.0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778in" style:font-size-asian="0.02778in" style:font-size-complex="0.0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778in" style:font-size-asian="0.02778in" style:font-size-complex="0.0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389in" svg:stroke-color="#000000" svg:stroke-opacity="100%" draw:stroke-linejoin="round"/>
    </style:style>
    <style:style style:family="chart" style:name="Wal0">
      <style:graphic-properties draw:fill="none" draw:stroke="solid" svg:stroke-width="0.01389in" svg:stroke-color="#000000" svg:stroke-opacity="100%" draw:stroke-linejoin="round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4167in" svg:stroke-color="#99cc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Franklin Gothic Demi" style:font-family-complex="Franklin Gothic Demi" fo:font-size="0.02778in" style:font-size-asian="0.02778in" style:font-size-complex="0.02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431in" style:font-size-asian="0.02431in" style:font-size-complex="0.0243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431in" style:font-size-asian="0.02431in" style:font-size-complex="0.0243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Demi" style:font-family-asian="Franklin Gothic Demi" style:font-family-complex="Franklin Gothic Demi" fo:font-size="0.02778in" style:font-size-asian="0.02778in" style:font-size-complex="0.027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0.0pt" svg:width="312.75pt" chart:style-name="Crt0">
        <chart:title chart:style-name="CT00">
          <text:p text:style-name="a0" text:class-names="" text:cond-style-name="">DESEMPREGO REGISTADO POR REGI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series chart:label-cell-address="local-table.$C$1" chart:values-cell-range-address="local-table.$C$2:.$C$8" chart:class="chart:line" chart:attached-axis="primary-y" chart:style-name="G1S0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  <table:table-cell office:value-type="string">
                <text:p>Série2</text:p>
              </table:table-cell>
            </table:table-row>
          </table:table-header-rows>
          <table:table-row>
            <table:table-cell office:value-type="string">
              <text:p>Norte</text:p>
            </table:table-cell>
            <table:table-cell office:value-type="float" office:value="12.654702801680685"/>
            <table:table-cell office:value-type="float" office:value="5.8685904127370208"/>
          </table:table-row>
          <table:table-row>
            <table:table-cell office:value-type="string">
              <text:p>Centro</text:p>
            </table:table-cell>
            <table:table-cell office:value-type="float" office:value="4.2911266849867502"/>
            <table:table-cell office:value-type="float" office:value="5.8685904127370208"/>
          </table:table-row>
          <table:table-row>
            <table:table-cell office:value-type="string">
              <text:p>Lisboa V. Tejo</text:p>
            </table:table-cell>
            <table:table-cell office:value-type="float" office:value="-1.0705709495977231"/>
            <table:table-cell office:value-type="float" office:value="5.8685904127370208"/>
          </table:table-row>
          <table:table-row>
            <table:table-cell office:value-type="string">
              <text:p>Alentejo</text:p>
            </table:table-cell>
            <table:table-cell office:value-type="float" office:value="3.1892497200447991"/>
            <table:table-cell office:value-type="float" office:value="5.8685904127370208"/>
          </table:table-row>
          <table:table-row>
            <table:table-cell office:value-type="string">
              <text:p>Algarve</text:p>
            </table:table-cell>
            <table:table-cell office:value-type="float" office:value="8.8544956833017494"/>
            <table:table-cell office:value-type="float" office:value="5.8685904127370208"/>
          </table:table-row>
          <table:table-row>
            <table:table-cell office:value-type="string">
              <text:p>Açores</text:p>
            </table:table-cell>
            <table:table-cell office:value-type="float" office:value="-12.408568443051209"/>
            <table:table-cell office:value-type="float" office:value="5.8685904127370208"/>
          </table:table-row>
          <table:table-row>
            <table:table-cell office:value-type="string">
              <text:p>Madeira</text:p>
            </table:table-cell>
            <table:table-cell office:value-type="float" office:value="10.445329471397542"/>
            <table:table-cell office:value-type="float" office:value="5.8685904127370208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47.7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94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95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0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93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4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421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44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72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685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4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396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293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594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59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43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55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865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004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24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66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47.7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65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131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38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39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251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1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16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4043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53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6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725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17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72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749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324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944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21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71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75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133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305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958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83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144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556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47.7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11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1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624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8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486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14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24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1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34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46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63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594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67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38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47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3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468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7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36"/>
          </table:table-row>
        </table:table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778in" style:font-size-asian="0.02778in" style:font-size-complex="0.0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778in" style:font-size-asian="0.02778in" style:font-size-complex="0.0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